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7.11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41.82mm"/>
    </style:style>
    <style:style style:name="co4" style:family="table-column">
      <style:table-column-properties fo:break-before="auto" style:column-width="57.45mm"/>
    </style:style>
    <style:style style:name="co5" style:family="table-column">
      <style:table-column-properties fo:break-before="auto" style:column-width="59.73mm"/>
    </style:style>
    <style:style style:name="co6" style:family="table-column">
      <style:table-column-properties fo:break-before="auto" style:column-width="74.97mm"/>
    </style:style>
    <style:style style:name="co7" style:family="table-column">
      <style:table-column-properties fo:break-before="auto" style:column-width="71.35mm"/>
    </style:style>
    <style:style style:name="co8" style:family="table-column">
      <style:table-column-properties fo:break-before="auto" style:column-width="203.8mm"/>
    </style:style>
    <style:style style:name="co9" style:family="table-column">
      <style:table-column-properties fo:break-before="auto" style:column-width="135.57mm"/>
    </style:style>
    <style:style style:name="co10" style:family="table-column">
      <style:table-column-properties fo:break-before="auto" style:column-width="40.9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14" style:family="table-cell" style:parent-style-name="Default" style:data-style-name="N0"/>
    <style:style style:name="ce1" style:family="table-cell" style:parent-style-name="Default" style:data-style-name="N99"/>
    <style:style style:name="ce4" style:family="table-cell" style:parent-style-name="Default" style:data-style-name="N100"/>
    <style:style style:name="gr1" style:family="graphic">
      <style:graphic-properties draw:marker-start="Arrowheads_20_1" draw:marker-start-width="2mm" draw:marker-start-center="false" draw:fill="solid" draw:fill-color="#ffffc0" draw:auto-grow-height="true" draw:auto-grow-width="false" fo:min-height="16.56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libname2sample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2" table:default-cell-style-name="ce1"/>
        <table:table-row table:style-name="ro1">
          <table:table-cell office:value-type="string" calcext:value-type="string">
            <text:p>libname</text:p>
          </table:table-cell>
          <table:table-cell office:value-type="string" calcext:value-type="string">
            <text:p>sample</text:p>
          </table:table-cell>
          <table:table-cell office:value-type="string" calcext:value-type="string">
            <text:p>lookup</text:p>
          </table:table-cell>
          <table:table-cell table:style-name="Default" office:value-type="string" calcext:value-type="string">
            <text:p>equal</text:p>
          </table:table-cell>
        </table:table-row>
        <table:table-row table:style-name="ro1">
          <table:table-cell table:number-columns-repeated="2" office:value-type="string" calcext:value-type="string">
            <text:p>GH1</text:p>
          </table:table-cell>
          <table:table-cell table:formula="of:=VLOOKUP([.B2];[$samples.A$2:$samples.A$855];1;0)" office:value-type="string" office:string-value="" calcext:value-type="error">
            <text:p>#N/A</text:p>
          </table:table-cell>
          <table:table-cell table:formula="of:=[.C2]=[.B2]" office:value-type="string" office:string-value="" calcext:value-type="error">
            <text:p>#N/A</text:p>
          </table:table-cell>
        </table:table-row>
        <table:table-row table:style-name="ro1">
          <table:table-cell table:number-columns-repeated="2" office:value-type="string" calcext:value-type="string">
            <text:p>GH2</text:p>
          </table:table-cell>
          <table:table-cell table:formula="of:=VLOOKUP([.B3];[$samples.A$2:$samples.A$855];1;0)" office:value-type="string" office:string-value="" calcext:value-type="error">
            <text:p>#N/A</text:p>
          </table:table-cell>
          <table:table-cell table:formula="of:=[.C3]=[.B3]" office:value-type="string" office:string-value="" calcext:value-type="error">
            <text:p>#N/A</text:p>
          </table:table-cell>
        </table:table-row>
        <table:table-row table:style-name="ro1">
          <table:table-cell table:number-columns-repeated="2" office:value-type="string" calcext:value-type="string">
            <text:p>J349j</text:p>
          </table:table-cell>
          <table:table-cell table:formula="of:=VLOOKUP([.B4];[$samples.A$2:$samples.A$855];1;0)" office:value-type="string" office:string-value="" calcext:value-type="error">
            <text:p>#N/A</text:p>
          </table:table-cell>
          <table:table-cell table:formula="of:=[.C4]=[.B4]" office:value-type="string" office:string-value="" calcext:value-type="error">
            <text:p>#N/A</text:p>
          </table:table-cell>
        </table:table-row>
        <table:table-row table:style-name="ro1">
          <table:table-cell office:value-type="string" calcext:value-type="string">
            <text:p>J395A</text:p>
          </table:table-cell>
          <table:table-cell office:value-type="string" calcext:value-type="string">
            <text:p>J395a</text:p>
          </table:table-cell>
          <table:table-cell table:formula="of:=VLOOKUP([.B5];[$samples.A$2:$samples.A$855];1;0)" office:value-type="string" office:string-value="" calcext:value-type="error">
            <text:p>#N/A</text:p>
          </table:table-cell>
          <table:table-cell table:formula="of:=[.C5]=[.B5]" office:value-type="string" office:string-value="" calcext:value-type="error">
            <text:p>#N/A</text:p>
          </table:table-cell>
        </table:table-row>
        <table:table-row table:style-name="ro1">
          <table:table-cell office:value-type="string" calcext:value-type="string">
            <text:p>J395B</text:p>
          </table:table-cell>
          <table:table-cell office:value-type="string" calcext:value-type="string">
            <text:p>J395b</text:p>
          </table:table-cell>
          <table:table-cell table:formula="of:=VLOOKUP([.B6];[$samples.A$2:$samples.A$855];1;0)" office:value-type="string" office:string-value="" calcext:value-type="error">
            <text:p>#N/A</text:p>
          </table:table-cell>
          <table:table-cell table:formula="of:=[.C6]=[.B6]" office:value-type="string" office:string-value="" calcext:value-type="error">
            <text:p>#N/A</text:p>
          </table:table-cell>
        </table:table-row>
        <table:table-row table:style-name="ro1">
          <table:table-cell office:value-type="string" calcext:value-type="string">
            <text:p>J395C</text:p>
          </table:table-cell>
          <table:table-cell office:value-type="string" calcext:value-type="string">
            <text:p>J395c</text:p>
          </table:table-cell>
          <table:table-cell table:formula="of:=VLOOKUP([.B7];[$samples.A$2:$samples.A$855];1;0)" office:value-type="string" office:string-value="" calcext:value-type="error">
            <text:p>#N/A</text:p>
          </table:table-cell>
          <table:table-cell table:formula="of:=[.C7]=[.B7]" office:value-type="string" office:string-value="" calcext:value-type="error">
            <text:p>#N/A</text:p>
          </table:table-cell>
        </table:table-row>
        <table:table-row table:style-name="ro1">
          <table:table-cell office:value-type="string" calcext:value-type="string">
            <text:p>J395D</text:p>
          </table:table-cell>
          <table:table-cell office:value-type="string" calcext:value-type="string">
            <text:p>J395d</text:p>
          </table:table-cell>
          <table:table-cell table:formula="of:=VLOOKUP([.B8];[$samples.A$2:$samples.A$855];1;0)" office:value-type="string" office:string-value="" calcext:value-type="error">
            <text:p>#N/A</text:p>
          </table:table-cell>
          <table:table-cell table:formula="of:=[.C8]=[.B8]" office:value-type="string" office:string-value="" calcext:value-type="error">
            <text:p>#N/A</text:p>
          </table:table-cell>
        </table:table-row>
        <table:table-row table:style-name="ro1">
          <table:table-cell office:value-type="string" calcext:value-type="string">
            <text:p>J395E</text:p>
          </table:table-cell>
          <table:table-cell office:value-type="string" calcext:value-type="string">
            <text:p>J395e</text:p>
          </table:table-cell>
          <table:table-cell table:formula="of:=VLOOKUP([.B9];[$samples.A$2:$samples.A$855];1;0)" office:value-type="string" office:string-value="" calcext:value-type="error">
            <text:p>#N/A</text:p>
          </table:table-cell>
          <table:table-cell table:formula="of:=[.C9]=[.B9]" office:value-type="string" office:string-value="" calcext:value-type="error">
            <text:p>#N/A</text:p>
          </table:table-cell>
        </table:table-row>
        <table:table-row table:style-name="ro1">
          <table:table-cell office:value-type="string" calcext:value-type="string">
            <text:p>J395H</text:p>
          </table:table-cell>
          <table:table-cell office:value-type="string" calcext:value-type="string">
            <text:p>J395h</text:p>
          </table:table-cell>
          <table:table-cell table:formula="of:=VLOOKUP([.B10];[$samples.A$2:$samples.A$855];1;0)" office:value-type="string" office:string-value="" calcext:value-type="error">
            <text:p>#N/A</text:p>
          </table:table-cell>
          <table:table-cell table:formula="of:=[.C10]=[.B10]" office:value-type="string" office:string-value="" calcext:value-type="error">
            <text:p>#N/A</text:p>
          </table:table-cell>
        </table:table-row>
        <table:table-row table:style-name="ro1">
          <table:table-cell table:number-columns-repeated="2" office:value-type="string" calcext:value-type="string">
            <text:p>VWG14</text:p>
          </table:table-cell>
          <table:table-cell table:formula="of:=VLOOKUP([.B11];[$samples.A$2:$samples.A$855];1;0)" office:value-type="string" office:string-value="VWG14" calcext:value-type="string">
            <text:p>VWG14</text:p>
          </table:table-cell>
          <table:table-cell table:formula="of:=[.C11]=[.B11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VWG14-WGS</text:p>
          </table:table-cell>
          <table:table-cell office:value-type="string" calcext:value-type="string">
            <text:p>VWG14</text:p>
          </table:table-cell>
          <table:table-cell table:formula="of:=VLOOKUP([.B12];[$samples.A$2:$samples.A$855];1;0)" office:value-type="string" office:string-value="VWG14" calcext:value-type="string">
            <text:p>VWG14</text:p>
          </table:table-cell>
          <table:table-cell table:formula="of:=[.C12]=[.B1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VMG14</text:p>
          </table:table-cell>
          <table:table-cell office:value-type="string" calcext:value-type="string">
            <text:p>VWG14</text:p>
          </table:table-cell>
          <table:table-cell table:formula="of:=VLOOKUP([.B13];[$samples.A$2:$samples.A$855];1;0)" office:value-type="string" office:string-value="VWG14" calcext:value-type="string">
            <text:p>VWG14</text:p>
          </table:table-cell>
          <table:table-cell table:formula="of:=[.C13]=[.B13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VWG14-NextRAD</text:p>
          </table:table-cell>
          <table:table-cell office:value-type="string" calcext:value-type="string">
            <text:p>VWG14</text:p>
          </table:table-cell>
          <table:table-cell table:formula="of:=VLOOKUP([.B14];[$samples.A$2:$samples.A$855];1;0)" office:value-type="string" office:string-value="VWG14" calcext:value-type="string">
            <text:p>VWG14</text:p>
          </table:table-cell>
          <table:table-cell table:formula="of:=[.C14]=[.B14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VMA18</text:p>
          </table:table-cell>
          <table:table-cell table:formula="of:=VLOOKUP([.B15];[$samples.A$2:$samples.A$855];1;0)" office:value-type="string" office:string-value="VMA18" calcext:value-type="string">
            <text:p>VMA18</text:p>
          </table:table-cell>
          <table:table-cell table:formula="of:=[.C15]=[.B15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VMA18-WGS</text:p>
          </table:table-cell>
          <table:table-cell office:value-type="string" calcext:value-type="string">
            <text:p>VMA18</text:p>
          </table:table-cell>
          <table:table-cell table:formula="of:=VLOOKUP([.B16];[$samples.A$2:$samples.A$855];1;0)" office:value-type="string" office:string-value="VMA18" calcext:value-type="string">
            <text:p>VMA18</text:p>
          </table:table-cell>
          <table:table-cell table:formula="of:=[.C16]=[.B16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VMA18-NextRAD</text:p>
          </table:table-cell>
          <table:table-cell office:value-type="string" calcext:value-type="string">
            <text:p>VMA18</text:p>
          </table:table-cell>
          <table:table-cell table:formula="of:=VLOOKUP([.B17];[$samples.A$2:$samples.A$855];1;0)" office:value-type="string" office:string-value="VMA18" calcext:value-type="string">
            <text:p>VMA18</text:p>
          </table:table-cell>
          <table:table-cell table:formula="of:=[.C17]=[.B17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TLC775</text:p>
          </table:table-cell>
          <table:table-cell table:formula="of:=VLOOKUP([.B18];[$samples.A$2:$samples.A$855];1;0)" office:value-type="string" office:string-value="TLC775" calcext:value-type="string">
            <text:p>TLC775</text:p>
          </table:table-cell>
          <table:table-cell table:formula="of:=[.C18]=[.B18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TLC775-WGS</text:p>
          </table:table-cell>
          <table:table-cell office:value-type="string" calcext:value-type="string">
            <text:p>TLC775</text:p>
          </table:table-cell>
          <table:table-cell table:formula="of:=VLOOKUP([.B19];[$samples.A$2:$samples.A$855];1;0)" office:value-type="string" office:string-value="TLC775" calcext:value-type="string">
            <text:p>TLC775</text:p>
          </table:table-cell>
          <table:table-cell table:formula="of:=[.C19]=[.B19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TLC775-NextRAD</text:p>
          </table:table-cell>
          <table:table-cell office:value-type="string" calcext:value-type="string">
            <text:p>TLC775</text:p>
          </table:table-cell>
          <table:table-cell table:formula="of:=VLOOKUP([.B20];[$samples.A$2:$samples.A$855];1;0)" office:value-type="string" office:string-value="TLC775" calcext:value-type="string">
            <text:p>TLC775</text:p>
          </table:table-cell>
          <table:table-cell table:formula="of:=[.C20]=[.B20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TLC726</text:p>
          </table:table-cell>
          <table:table-cell table:formula="of:=VLOOKUP([.B21];[$samples.A$2:$samples.A$855];1;0)" office:value-type="string" office:string-value="TLC726" calcext:value-type="string">
            <text:p>TLC726</text:p>
          </table:table-cell>
          <table:table-cell table:formula="of:=[.C21]=[.B21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TLC726-WGS</text:p>
          </table:table-cell>
          <table:table-cell office:value-type="string" calcext:value-type="string">
            <text:p>TLC726</text:p>
          </table:table-cell>
          <table:table-cell table:formula="of:=VLOOKUP([.B22];[$samples.A$2:$samples.A$855];1;0)" office:value-type="string" office:string-value="TLC726" calcext:value-type="string">
            <text:p>TLC726</text:p>
          </table:table-cell>
          <table:table-cell table:formula="of:=[.C22]=[.B2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TLC726-NextRAD</text:p>
          </table:table-cell>
          <table:table-cell office:value-type="string" calcext:value-type="string">
            <text:p>TLC726</text:p>
          </table:table-cell>
          <table:table-cell table:formula="of:=VLOOKUP([.B23];[$samples.A$2:$samples.A$855];1;0)" office:value-type="string" office:string-value="TLC726" calcext:value-type="string">
            <text:p>TLC726</text:p>
          </table:table-cell>
          <table:table-cell table:formula="of:=[.C23]=[.B23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TLC725</text:p>
          </table:table-cell>
          <table:table-cell table:formula="of:=VLOOKUP([.B24];[$samples.A$2:$samples.A$855];1;0)" office:value-type="string" office:string-value="TLC725" calcext:value-type="string">
            <text:p>TLC725</text:p>
          </table:table-cell>
          <table:table-cell table:formula="of:=[.C24]=[.B24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TLC725-WGS</text:p>
          </table:table-cell>
          <table:table-cell office:value-type="string" calcext:value-type="string">
            <text:p>TLC725</text:p>
          </table:table-cell>
          <table:table-cell table:formula="of:=VLOOKUP([.B25];[$samples.A$2:$samples.A$855];1;0)" office:value-type="string" office:string-value="TLC725" calcext:value-type="string">
            <text:p>TLC725</text:p>
          </table:table-cell>
          <table:table-cell table:formula="of:=[.C25]=[.B25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TLC725-NextRAD</text:p>
          </table:table-cell>
          <table:table-cell office:value-type="string" calcext:value-type="string">
            <text:p>TLC725</text:p>
          </table:table-cell>
          <table:table-cell table:formula="of:=VLOOKUP([.B26];[$samples.A$2:$samples.A$855];1;0)" office:value-type="string" office:string-value="TLC725" calcext:value-type="string">
            <text:p>TLC725</text:p>
          </table:table-cell>
          <table:table-cell table:formula="of:=[.C26]=[.B26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TLC720</text:p>
          </table:table-cell>
          <table:table-cell table:formula="of:=VLOOKUP([.B27];[$samples.A$2:$samples.A$855];1;0)" office:value-type="string" office:string-value="TLC720" calcext:value-type="string">
            <text:p>TLC720</text:p>
          </table:table-cell>
          <table:table-cell table:formula="of:=[.C27]=[.B27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TLC720-WGS</text:p>
          </table:table-cell>
          <table:table-cell office:value-type="string" calcext:value-type="string">
            <text:p>TLC720</text:p>
          </table:table-cell>
          <table:table-cell table:formula="of:=VLOOKUP([.B28];[$samples.A$2:$samples.A$855];1;0)" office:value-type="string" office:string-value="TLC720" calcext:value-type="string">
            <text:p>TLC720</text:p>
          </table:table-cell>
          <table:table-cell table:formula="of:=[.C28]=[.B28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TLC720-NextRAD</text:p>
          </table:table-cell>
          <table:table-cell office:value-type="string" calcext:value-type="string">
            <text:p>TLC720</text:p>
          </table:table-cell>
          <table:table-cell table:formula="of:=VLOOKUP([.B29];[$samples.A$2:$samples.A$855];1;0)" office:value-type="string" office:string-value="TLC720" calcext:value-type="string">
            <text:p>TLC720</text:p>
          </table:table-cell>
          <table:table-cell table:formula="of:=[.C29]=[.B29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TLC715</text:p>
          </table:table-cell>
          <table:table-cell table:formula="of:=VLOOKUP([.B30];[$samples.A$2:$samples.A$855];1;0)" office:value-type="string" office:string-value="TLC715" calcext:value-type="string">
            <text:p>TLC715</text:p>
          </table:table-cell>
          <table:table-cell table:formula="of:=[.C30]=[.B30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TLC715-WGS</text:p>
          </table:table-cell>
          <table:table-cell office:value-type="string" calcext:value-type="string">
            <text:p>TLC715</text:p>
          </table:table-cell>
          <table:table-cell table:formula="of:=VLOOKUP([.B31];[$samples.A$2:$samples.A$855];1;0)" office:value-type="string" office:string-value="TLC715" calcext:value-type="string">
            <text:p>TLC715</text:p>
          </table:table-cell>
          <table:table-cell table:formula="of:=[.C31]=[.B31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TLC715-NextRAD</text:p>
          </table:table-cell>
          <table:table-cell office:value-type="string" calcext:value-type="string">
            <text:p>TLC715</text:p>
          </table:table-cell>
          <table:table-cell table:formula="of:=VLOOKUP([.B32];[$samples.A$2:$samples.A$855];1;0)" office:value-type="string" office:string-value="TLC715" calcext:value-type="string">
            <text:p>TLC715</text:p>
          </table:table-cell>
          <table:table-cell table:formula="of:=[.C32]=[.B32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RA1007</text:p>
          </table:table-cell>
          <table:table-cell table:formula="of:=VLOOKUP([.B33];[$samples.A$2:$samples.A$855];1;0)" office:value-type="string" office:string-value="RA1007" calcext:value-type="string">
            <text:p>RA1007</text:p>
          </table:table-cell>
          <table:table-cell table:formula="of:=[.C33]=[.B33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RA1006</text:p>
          </table:table-cell>
          <table:table-cell table:formula="of:=VLOOKUP([.B34];[$samples.A$2:$samples.A$855];1;0)" office:value-type="string" office:string-value="RA1006" calcext:value-type="string">
            <text:p>RA1006</text:p>
          </table:table-cell>
          <table:table-cell table:formula="of:=[.C34]=[.B34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RA1006-WGS</text:p>
          </table:table-cell>
          <table:table-cell office:value-type="string" calcext:value-type="string">
            <text:p>RA1006</text:p>
          </table:table-cell>
          <table:table-cell table:formula="of:=VLOOKUP([.B35];[$samples.A$2:$samples.A$855];1;0)" office:value-type="string" office:string-value="RA1006" calcext:value-type="string">
            <text:p>RA1006</text:p>
          </table:table-cell>
          <table:table-cell table:formula="of:=[.C35]=[.B35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RA1006-NextRAD</text:p>
          </table:table-cell>
          <table:table-cell office:value-type="string" calcext:value-type="string">
            <text:p>RA1006</text:p>
          </table:table-cell>
          <table:table-cell table:formula="of:=VLOOKUP([.B36];[$samples.A$2:$samples.A$855];1;0)" office:value-type="string" office:string-value="RA1006" calcext:value-type="string">
            <text:p>RA1006</text:p>
          </table:table-cell>
          <table:table-cell table:formula="of:=[.C36]=[.B36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NE90535</text:p>
          </table:table-cell>
          <table:table-cell table:formula="of:=VLOOKUP([.B37];[$samples.A$2:$samples.A$855];1;0)" office:value-type="string" office:string-value="NE90535" calcext:value-type="string">
            <text:p>NE90535</text:p>
          </table:table-cell>
          <table:table-cell table:formula="of:=[.C37]=[.B37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NE67754</text:p>
          </table:table-cell>
          <table:table-cell table:formula="of:=VLOOKUP([.B38];[$samples.A$2:$samples.A$855];1;0)" office:value-type="string" office:string-value="NE67754" calcext:value-type="string">
            <text:p>NE67754</text:p>
          </table:table-cell>
          <table:table-cell table:formula="of:=[.C38]=[.B38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NE4583</text:p>
          </table:table-cell>
          <table:table-cell table:formula="of:=VLOOKUP([.B39];[$samples.A$2:$samples.A$855];1;0)" office:value-type="string" office:string-value="NE4583" calcext:value-type="string">
            <text:p>NE4583</text:p>
          </table:table-cell>
          <table:table-cell table:formula="of:=[.C39]=[.B39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NE37647</text:p>
          </table:table-cell>
          <table:table-cell table:formula="of:=VLOOKUP([.B40];[$samples.A$2:$samples.A$855];1;0)" office:value-type="string" office:string-value="NE37647" calcext:value-type="string">
            <text:p>NE37647</text:p>
          </table:table-cell>
          <table:table-cell table:formula="of:=[.C40]=[.B40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NE37169</text:p>
          </table:table-cell>
          <table:table-cell table:formula="of:=VLOOKUP([.B41];[$samples.A$2:$samples.A$855];1;0)" office:value-type="string" office:string-value="NE37169" calcext:value-type="string">
            <text:p>NE37169</text:p>
          </table:table-cell>
          <table:table-cell table:formula="of:=[.C41]=[.B41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NE36811</text:p>
          </table:table-cell>
          <table:table-cell table:formula="of:=VLOOKUP([.B42];[$samples.A$2:$samples.A$855];1;0)" office:value-type="string" office:string-value="NE36811" calcext:value-type="string">
            <text:p>NE36811</text:p>
          </table:table-cell>
          <table:table-cell table:formula="of:=[.C42]=[.B42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NE35959</text:p>
          </table:table-cell>
          <table:table-cell table:formula="of:=VLOOKUP([.B43];[$samples.A$2:$samples.A$855];1;0)" office:value-type="string" office:string-value="NE35959" calcext:value-type="string">
            <text:p>NE35959</text:p>
          </table:table-cell>
          <table:table-cell table:formula="of:=[.C43]=[.B43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NE35955</text:p>
          </table:table-cell>
          <table:table-cell table:formula="of:=VLOOKUP([.B44];[$samples.A$2:$samples.A$855];1;0)" office:value-type="string" office:string-value="NE35955" calcext:value-type="string">
            <text:p>NE35955</text:p>
          </table:table-cell>
          <table:table-cell table:formula="of:=[.C44]=[.B44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NE25953</text:p>
          </table:table-cell>
          <table:table-cell table:formula="of:=VLOOKUP([.B45];[$samples.A$2:$samples.A$855];1;0)" office:value-type="string" office:string-value="NE25953" calcext:value-type="string">
            <text:p>NE25953</text:p>
          </table:table-cell>
          <table:table-cell table:formula="of:=[.C45]=[.B45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NE25923</text:p>
          </table:table-cell>
          <table:table-cell table:formula="of:=VLOOKUP([.B46];[$samples.A$2:$samples.A$855];1;0)" office:value-type="string" office:string-value="NE25923" calcext:value-type="string">
            <text:p>NE25923</text:p>
          </table:table-cell>
          <table:table-cell table:formula="of:=[.C46]=[.B46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NE10467</text:p>
          </table:table-cell>
          <table:table-cell table:formula="of:=VLOOKUP([.B47];[$samples.A$2:$samples.A$855];1;0)" office:value-type="string" office:string-value="NE10467" calcext:value-type="string">
            <text:p>NE10467</text:p>
          </table:table-cell>
          <table:table-cell table:formula="of:=[.C47]=[.B47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NDU10</text:p>
          </table:table-cell>
          <table:table-cell table:formula="of:=VLOOKUP([.B48];[$samples.A$2:$samples.A$855];1;0)" office:value-type="string" office:string-value="NDU10" calcext:value-type="string">
            <text:p>NDU10</text:p>
          </table:table-cell>
          <table:table-cell table:formula="of:=[.C48]=[.B48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NDU10-WGS</text:p>
          </table:table-cell>
          <table:table-cell office:value-type="string" calcext:value-type="string">
            <text:p>NDU10</text:p>
          </table:table-cell>
          <table:table-cell table:formula="of:=VLOOKUP([.B49];[$samples.A$2:$samples.A$855];1;0)" office:value-type="string" office:string-value="NDU10" calcext:value-type="string">
            <text:p>NDU10</text:p>
          </table:table-cell>
          <table:table-cell table:formula="of:=[.C49]=[.B49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NDU10-NextRAD</text:p>
          </table:table-cell>
          <table:table-cell office:value-type="string" calcext:value-type="string">
            <text:p>NDU10</text:p>
          </table:table-cell>
          <table:table-cell table:formula="of:=VLOOKUP([.B50];[$samples.A$2:$samples.A$855];1;0)" office:value-type="string" office:string-value="NDU10" calcext:value-type="string">
            <text:p>NDU10</text:p>
          </table:table-cell>
          <table:table-cell table:formula="of:=[.C50]=[.B50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NCR13</text:p>
          </table:table-cell>
          <table:table-cell table:formula="of:=VLOOKUP([.B51];[$samples.A$2:$samples.A$855];1;0)" office:value-type="string" office:string-value="NCR13" calcext:value-type="string">
            <text:p>NCR13</text:p>
          </table:table-cell>
          <table:table-cell table:formula="of:=[.C51]=[.B51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NCR13-WGS</text:p>
          </table:table-cell>
          <table:table-cell office:value-type="string" calcext:value-type="string">
            <text:p>NCR13</text:p>
          </table:table-cell>
          <table:table-cell table:formula="of:=VLOOKUP([.B52];[$samples.A$2:$samples.A$855];1;0)" office:value-type="string" office:string-value="NCR13" calcext:value-type="string">
            <text:p>NCR13</text:p>
          </table:table-cell>
          <table:table-cell table:formula="of:=[.C52]=[.B5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NCR13-NextRAD</text:p>
          </table:table-cell>
          <table:table-cell office:value-type="string" calcext:value-type="string">
            <text:p>NCR13</text:p>
          </table:table-cell>
          <table:table-cell table:formula="of:=VLOOKUP([.B53];[$samples.A$2:$samples.A$855];1;0)" office:value-type="string" office:string-value="NCR13" calcext:value-type="string">
            <text:p>NCR13</text:p>
          </table:table-cell>
          <table:table-cell table:formula="of:=[.C53]=[.B53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NCD30</text:p>
          </table:table-cell>
          <table:table-cell table:formula="of:=VLOOKUP([.B54];[$samples.A$2:$samples.A$855];1;0)" office:value-type="string" office:string-value="NCD30" calcext:value-type="string">
            <text:p>NCD30</text:p>
          </table:table-cell>
          <table:table-cell table:formula="of:=[.C54]=[.B54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NCD30-WGS</text:p>
          </table:table-cell>
          <table:table-cell office:value-type="string" calcext:value-type="string">
            <text:p>NCD30</text:p>
          </table:table-cell>
          <table:table-cell table:formula="of:=VLOOKUP([.B55];[$samples.A$2:$samples.A$855];1;0)" office:value-type="string" office:string-value="NCD30" calcext:value-type="string">
            <text:p>NCD30</text:p>
          </table:table-cell>
          <table:table-cell table:formula="of:=[.C55]=[.B55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NCD30-NextRAD</text:p>
          </table:table-cell>
          <table:table-cell office:value-type="string" calcext:value-type="string">
            <text:p>NCD30</text:p>
          </table:table-cell>
          <table:table-cell table:formula="of:=VLOOKUP([.B56];[$samples.A$2:$samples.A$855];1;0)" office:value-type="string" office:string-value="NCD30" calcext:value-type="string">
            <text:p>NCD30</text:p>
          </table:table-cell>
          <table:table-cell table:formula="of:=[.C56]=[.B56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NBJ30</text:p>
          </table:table-cell>
          <table:table-cell table:formula="of:=VLOOKUP([.B57];[$samples.A$2:$samples.A$855];1;0)" office:value-type="string" office:string-value="NBJ30" calcext:value-type="string">
            <text:p>NBJ30</text:p>
          </table:table-cell>
          <table:table-cell table:formula="of:=[.C57]=[.B57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NBJ30-WGS</text:p>
          </table:table-cell>
          <table:table-cell office:value-type="string" calcext:value-type="string">
            <text:p>NBJ30</text:p>
          </table:table-cell>
          <table:table-cell table:formula="of:=VLOOKUP([.B58];[$samples.A$2:$samples.A$855];1;0)" office:value-type="string" office:string-value="NBJ30" calcext:value-type="string">
            <text:p>NBJ30</text:p>
          </table:table-cell>
          <table:table-cell table:formula="of:=[.C58]=[.B58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NBJ30-NextRAD</text:p>
          </table:table-cell>
          <table:table-cell office:value-type="string" calcext:value-type="string">
            <text:p>NBJ30</text:p>
          </table:table-cell>
          <table:table-cell table:formula="of:=VLOOKUP([.B59];[$samples.A$2:$samples.A$855];1;0)" office:value-type="string" office:string-value="NBJ30" calcext:value-type="string">
            <text:p>NBJ30</text:p>
          </table:table-cell>
          <table:table-cell table:formula="of:=[.C59]=[.B59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NAL05</text:p>
          </table:table-cell>
          <table:table-cell table:formula="of:=VLOOKUP([.B60];[$samples.A$2:$samples.A$855];1;0)" office:value-type="string" office:string-value="NAL05" calcext:value-type="string">
            <text:p>NAL05</text:p>
          </table:table-cell>
          <table:table-cell table:formula="of:=[.C60]=[.B60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NAL05-WGS</text:p>
          </table:table-cell>
          <table:table-cell office:value-type="string" calcext:value-type="string">
            <text:p>NAL05</text:p>
          </table:table-cell>
          <table:table-cell table:formula="of:=VLOOKUP([.B61];[$samples.A$2:$samples.A$855];1;0)" office:value-type="string" office:string-value="NAL05" calcext:value-type="string">
            <text:p>NAL05</text:p>
          </table:table-cell>
          <table:table-cell table:formula="of:=[.C61]=[.B61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NAL05-NextRAD</text:p>
          </table:table-cell>
          <table:table-cell office:value-type="string" calcext:value-type="string">
            <text:p>NAL05</text:p>
          </table:table-cell>
          <table:table-cell table:formula="of:=VLOOKUP([.B62];[$samples.A$2:$samples.A$855];1;0)" office:value-type="string" office:string-value="NAL05" calcext:value-type="string">
            <text:p>NAL05</text:p>
          </table:table-cell>
          <table:table-cell table:formula="of:=[.C62]=[.B6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M1c</text:p>
          </table:table-cell>
          <table:table-cell office:value-type="string" calcext:value-type="string">
            <text:p>MelMosaic</text:p>
          </table:table-cell>
          <table:table-cell table:style-name="ce14" table:formula="of:=VLOOKUP([.B63];[$samples.A$2:$samples.A$855];1;0)" office:value-type="string" office:string-value="MelMosaic" calcext:value-type="string">
            <text:p>MelMosaic</text:p>
          </table:table-cell>
          <table:table-cell table:formula="of:=[.C63]=[.B63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M2a</text:p>
          </table:table-cell>
          <table:table-cell office:value-type="string" calcext:value-type="string">
            <text:p>MelMosaic</text:p>
          </table:table-cell>
          <table:table-cell table:formula="of:=VLOOKUP([.B64];[$samples.A$2:$samples.A$855];1;0)" office:value-type="string" office:string-value="MelMosaic" calcext:value-type="string">
            <text:p>MelMosaic</text:p>
          </table:table-cell>
          <table:table-cell table:formula="of:=[.C64]=[.B64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M2b</text:p>
          </table:table-cell>
          <table:table-cell office:value-type="string" calcext:value-type="string">
            <text:p>MelMosaic</text:p>
          </table:table-cell>
          <table:table-cell table:formula="of:=VLOOKUP([.B65];[$samples.A$2:$samples.A$855];1;0)" office:value-type="string" office:string-value="MelMosaic" calcext:value-type="string">
            <text:p>MelMosaic</text:p>
          </table:table-cell>
          <table:table-cell table:formula="of:=[.C65]=[.B65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38</text:p>
          </table:table-cell>
          <table:table-cell table:formula="of:=VLOOKUP([.B66];[$samples.A$2:$samples.A$855];1;0)" office:value-type="string" office:string-value="J438" calcext:value-type="string">
            <text:p>J438</text:p>
          </table:table-cell>
          <table:table-cell table:formula="of:=[.C66]=[.B66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37</text:p>
          </table:table-cell>
          <table:table-cell table:formula="of:=VLOOKUP([.B67];[$samples.A$2:$samples.A$855];1;0)" office:value-type="string" office:string-value="J437" calcext:value-type="string">
            <text:p>J437</text:p>
          </table:table-cell>
          <table:table-cell table:formula="of:=[.C67]=[.B67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36i</text:p>
          </table:table-cell>
          <table:table-cell table:formula="of:=VLOOKUP([.B68];[$samples.A$2:$samples.A$855];1;0)" office:value-type="string" office:string-value="J436i" calcext:value-type="string">
            <text:p>J436i</text:p>
          </table:table-cell>
          <table:table-cell table:formula="of:=[.C68]=[.B68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36h</text:p>
          </table:table-cell>
          <table:table-cell table:formula="of:=VLOOKUP([.B69];[$samples.A$2:$samples.A$855];1;0)" office:value-type="string" office:string-value="J436h" calcext:value-type="string">
            <text:p>J436h</text:p>
          </table:table-cell>
          <table:table-cell table:formula="of:=[.C69]=[.B69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36g</text:p>
          </table:table-cell>
          <table:table-cell table:formula="of:=VLOOKUP([.B70];[$samples.A$2:$samples.A$855];1;0)" office:value-type="string" office:string-value="J436g" calcext:value-type="string">
            <text:p>J436g</text:p>
          </table:table-cell>
          <table:table-cell table:formula="of:=[.C70]=[.B70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36f</text:p>
          </table:table-cell>
          <table:table-cell table:formula="of:=VLOOKUP([.B71];[$samples.A$2:$samples.A$855];1;0)" office:value-type="string" office:string-value="J436f" calcext:value-type="string">
            <text:p>J436f</text:p>
          </table:table-cell>
          <table:table-cell table:formula="of:=[.C71]=[.B71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36e</text:p>
          </table:table-cell>
          <table:table-cell table:formula="of:=VLOOKUP([.B72];[$samples.A$2:$samples.A$855];1;0)" office:value-type="string" office:string-value="J436e" calcext:value-type="string">
            <text:p>J436e</text:p>
          </table:table-cell>
          <table:table-cell table:formula="of:=[.C72]=[.B72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36d</text:p>
          </table:table-cell>
          <table:table-cell table:formula="of:=VLOOKUP([.B73];[$samples.A$2:$samples.A$855];1;0)" office:value-type="string" office:string-value="J436d" calcext:value-type="string">
            <text:p>J436d</text:p>
          </table:table-cell>
          <table:table-cell table:formula="of:=[.C73]=[.B73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36c</text:p>
          </table:table-cell>
          <table:table-cell table:formula="of:=VLOOKUP([.B74];[$samples.A$2:$samples.A$855];1;0)" office:value-type="string" office:string-value="J436c" calcext:value-type="string">
            <text:p>J436c</text:p>
          </table:table-cell>
          <table:table-cell table:formula="of:=[.C74]=[.B74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436crep</text:p>
          </table:table-cell>
          <table:table-cell office:value-type="string" calcext:value-type="string">
            <text:p>J436c</text:p>
          </table:table-cell>
          <table:table-cell table:formula="of:=VLOOKUP([.B75];[$samples.A$2:$samples.A$855];1;0)" office:value-type="string" office:string-value="J436c" calcext:value-type="string">
            <text:p>J436c</text:p>
          </table:table-cell>
          <table:table-cell table:formula="of:=[.C75]=[.B75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436c-rep</text:p>
          </table:table-cell>
          <table:table-cell office:value-type="string" calcext:value-type="string">
            <text:p>J436c</text:p>
          </table:table-cell>
          <table:table-cell table:formula="of:=VLOOKUP([.B76];[$samples.A$2:$samples.A$855];1;0)" office:value-type="string" office:string-value="J436c" calcext:value-type="string">
            <text:p>J436c</text:p>
          </table:table-cell>
          <table:table-cell table:formula="of:=[.C76]=[.B76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36b</text:p>
          </table:table-cell>
          <table:table-cell table:formula="of:=VLOOKUP([.B77];[$samples.A$2:$samples.A$855];1;0)" office:value-type="string" office:string-value="J436b" calcext:value-type="string">
            <text:p>J436b</text:p>
          </table:table-cell>
          <table:table-cell table:formula="of:=[.C77]=[.B77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36a</text:p>
          </table:table-cell>
          <table:table-cell table:formula="of:=VLOOKUP([.B78];[$samples.A$2:$samples.A$855];1;0)" office:value-type="string" office:string-value="J436a" calcext:value-type="string">
            <text:p>J436a</text:p>
          </table:table-cell>
          <table:table-cell table:formula="of:=[.C78]=[.B78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36</text:p>
          </table:table-cell>
          <table:table-cell table:formula="of:=VLOOKUP([.B79];[$samples.A$2:$samples.A$855];1;0)" office:value-type="string" office:string-value="J436" calcext:value-type="string">
            <text:p>J436</text:p>
          </table:table-cell>
          <table:table-cell table:formula="of:=[.C79]=[.B79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35i</text:p>
          </table:table-cell>
          <table:table-cell table:formula="of:=VLOOKUP([.B80];[$samples.A$2:$samples.A$855];1;0)" office:value-type="string" office:string-value="J435i" calcext:value-type="string">
            <text:p>J435i</text:p>
          </table:table-cell>
          <table:table-cell table:formula="of:=[.C80]=[.B80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35h</text:p>
          </table:table-cell>
          <table:table-cell table:formula="of:=VLOOKUP([.B81];[$samples.A$2:$samples.A$855];1;0)" office:value-type="string" office:string-value="J435h" calcext:value-type="string">
            <text:p>J435h</text:p>
          </table:table-cell>
          <table:table-cell table:formula="of:=[.C81]=[.B81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35g</text:p>
          </table:table-cell>
          <table:table-cell table:formula="of:=VLOOKUP([.B82];[$samples.A$2:$samples.A$855];1;0)" office:value-type="string" office:string-value="J435g" calcext:value-type="string">
            <text:p>J435g</text:p>
          </table:table-cell>
          <table:table-cell table:formula="of:=[.C82]=[.B82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35f</text:p>
          </table:table-cell>
          <table:table-cell table:formula="of:=VLOOKUP([.B83];[$samples.A$2:$samples.A$855];1;0)" office:value-type="string" office:string-value="J435f" calcext:value-type="string">
            <text:p>J435f</text:p>
          </table:table-cell>
          <table:table-cell table:formula="of:=[.C83]=[.B83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35e</text:p>
          </table:table-cell>
          <table:table-cell table:formula="of:=VLOOKUP([.B84];[$samples.A$2:$samples.A$855];1;0)" office:value-type="string" office:string-value="J435e" calcext:value-type="string">
            <text:p>J435e</text:p>
          </table:table-cell>
          <table:table-cell table:formula="of:=[.C84]=[.B84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35d</text:p>
          </table:table-cell>
          <table:table-cell table:formula="of:=VLOOKUP([.B85];[$samples.A$2:$samples.A$855];1;0)" office:value-type="string" office:string-value="J435d" calcext:value-type="string">
            <text:p>J435d</text:p>
          </table:table-cell>
          <table:table-cell table:formula="of:=[.C85]=[.B85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35c</text:p>
          </table:table-cell>
          <table:table-cell table:formula="of:=VLOOKUP([.B86];[$samples.A$2:$samples.A$855];1;0)" office:value-type="string" office:string-value="J435c" calcext:value-type="string">
            <text:p>J435c</text:p>
          </table:table-cell>
          <table:table-cell table:formula="of:=[.C86]=[.B86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35b</text:p>
          </table:table-cell>
          <table:table-cell table:formula="of:=VLOOKUP([.B87];[$samples.A$2:$samples.A$855];1;0)" office:value-type="string" office:string-value="J435b" calcext:value-type="string">
            <text:p>J435b</text:p>
          </table:table-cell>
          <table:table-cell table:formula="of:=[.C87]=[.B87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35a</text:p>
          </table:table-cell>
          <table:table-cell table:formula="of:=VLOOKUP([.B88];[$samples.A$2:$samples.A$855];1;0)" office:value-type="string" office:string-value="J435a" calcext:value-type="string">
            <text:p>J435a</text:p>
          </table:table-cell>
          <table:table-cell table:formula="of:=[.C88]=[.B88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35</text:p>
          </table:table-cell>
          <table:table-cell table:formula="of:=VLOOKUP([.B89];[$samples.A$2:$samples.A$855];1;0)" office:value-type="string" office:string-value="J435" calcext:value-type="string">
            <text:p>J435</text:p>
          </table:table-cell>
          <table:table-cell table:formula="of:=[.C89]=[.B89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34b</text:p>
          </table:table-cell>
          <table:table-cell table:formula="of:=VLOOKUP([.B90];[$samples.A$2:$samples.A$855];1;0)" office:value-type="string" office:string-value="J434b" calcext:value-type="string">
            <text:p>J434b</text:p>
          </table:table-cell>
          <table:table-cell table:formula="of:=[.C90]=[.B90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34a</text:p>
          </table:table-cell>
          <table:table-cell table:formula="of:=VLOOKUP([.B91];[$samples.A$2:$samples.A$855];1;0)" office:value-type="string" office:string-value="J434a" calcext:value-type="string">
            <text:p>J434a</text:p>
          </table:table-cell>
          <table:table-cell table:formula="of:=[.C91]=[.B91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34</text:p>
          </table:table-cell>
          <table:table-cell table:formula="of:=VLOOKUP([.B92];[$samples.A$2:$samples.A$855];1;0)" office:value-type="string" office:string-value="J434" calcext:value-type="string">
            <text:p>J434</text:p>
          </table:table-cell>
          <table:table-cell table:formula="of:=[.C92]=[.B92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33h</text:p>
          </table:table-cell>
          <table:table-cell table:formula="of:=VLOOKUP([.B93];[$samples.A$2:$samples.A$855];1;0)" office:value-type="string" office:string-value="J433h" calcext:value-type="string">
            <text:p>J433h</text:p>
          </table:table-cell>
          <table:table-cell table:formula="of:=[.C93]=[.B93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33g</text:p>
          </table:table-cell>
          <table:table-cell table:formula="of:=VLOOKUP([.B94];[$samples.A$2:$samples.A$855];1;0)" office:value-type="string" office:string-value="J433g" calcext:value-type="string">
            <text:p>J433g</text:p>
          </table:table-cell>
          <table:table-cell table:formula="of:=[.C94]=[.B94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33f</text:p>
          </table:table-cell>
          <table:table-cell table:formula="of:=VLOOKUP([.B95];[$samples.A$2:$samples.A$855];1;0)" office:value-type="string" office:string-value="J433f" calcext:value-type="string">
            <text:p>J433f</text:p>
          </table:table-cell>
          <table:table-cell table:formula="of:=[.C95]=[.B95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33e</text:p>
          </table:table-cell>
          <table:table-cell table:formula="of:=VLOOKUP([.B96];[$samples.A$2:$samples.A$855];1;0)" office:value-type="string" office:string-value="J433e" calcext:value-type="string">
            <text:p>J433e</text:p>
          </table:table-cell>
          <table:table-cell table:formula="of:=[.C96]=[.B96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33d</text:p>
          </table:table-cell>
          <table:table-cell table:formula="of:=VLOOKUP([.B97];[$samples.A$2:$samples.A$855];1;0)" office:value-type="string" office:string-value="J433d" calcext:value-type="string">
            <text:p>J433d</text:p>
          </table:table-cell>
          <table:table-cell table:formula="of:=[.C97]=[.B97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33c</text:p>
          </table:table-cell>
          <table:table-cell table:formula="of:=VLOOKUP([.B98];[$samples.A$2:$samples.A$855];1;0)" office:value-type="string" office:string-value="J433c" calcext:value-type="string">
            <text:p>J433c</text:p>
          </table:table-cell>
          <table:table-cell table:formula="of:=[.C98]=[.B98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33b</text:p>
          </table:table-cell>
          <table:table-cell table:formula="of:=VLOOKUP([.B99];[$samples.A$2:$samples.A$855];1;0)" office:value-type="string" office:string-value="J433b" calcext:value-type="string">
            <text:p>J433b</text:p>
          </table:table-cell>
          <table:table-cell table:formula="of:=[.C99]=[.B99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33a</text:p>
          </table:table-cell>
          <table:table-cell table:formula="of:=VLOOKUP([.B100];[$samples.A$2:$samples.A$855];1;0)" office:value-type="string" office:string-value="J433a" calcext:value-type="string">
            <text:p>J433a</text:p>
          </table:table-cell>
          <table:table-cell table:formula="of:=[.C100]=[.B100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33</text:p>
          </table:table-cell>
          <table:table-cell table:formula="of:=VLOOKUP([.B101];[$samples.A$2:$samples.A$855];1;0)" office:value-type="string" office:string-value="J433" calcext:value-type="string">
            <text:p>J433</text:p>
          </table:table-cell>
          <table:table-cell table:formula="of:=[.C101]=[.B101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32</text:p>
          </table:table-cell>
          <table:table-cell table:formula="of:=VLOOKUP([.B102];[$samples.A$2:$samples.A$855];1;0)" office:value-type="string" office:string-value="J432" calcext:value-type="string">
            <text:p>J432</text:p>
          </table:table-cell>
          <table:table-cell table:formula="of:=[.C102]=[.B102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31</text:p>
          </table:table-cell>
          <table:table-cell table:formula="of:=VLOOKUP([.B103];[$samples.A$2:$samples.A$855];1;0)" office:value-type="string" office:string-value="J431" calcext:value-type="string">
            <text:p>J431</text:p>
          </table:table-cell>
          <table:table-cell table:formula="of:=[.C103]=[.B103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30i</text:p>
          </table:table-cell>
          <table:table-cell table:formula="of:=VLOOKUP([.B104];[$samples.A$2:$samples.A$855];1;0)" office:value-type="string" office:string-value="J430i" calcext:value-type="string">
            <text:p>J430i</text:p>
          </table:table-cell>
          <table:table-cell table:formula="of:=[.C104]=[.B104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30h</text:p>
          </table:table-cell>
          <table:table-cell table:formula="of:=VLOOKUP([.B105];[$samples.A$2:$samples.A$855];1;0)" office:value-type="string" office:string-value="J430h" calcext:value-type="string">
            <text:p>J430h</text:p>
          </table:table-cell>
          <table:table-cell table:formula="of:=[.C105]=[.B105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30g</text:p>
          </table:table-cell>
          <table:table-cell table:formula="of:=VLOOKUP([.B106];[$samples.A$2:$samples.A$855];1;0)" office:value-type="string" office:string-value="J430g" calcext:value-type="string">
            <text:p>J430g</text:p>
          </table:table-cell>
          <table:table-cell table:formula="of:=[.C106]=[.B106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30f</text:p>
          </table:table-cell>
          <table:table-cell table:formula="of:=VLOOKUP([.B107];[$samples.A$2:$samples.A$855];1;0)" office:value-type="string" office:string-value="J430f" calcext:value-type="string">
            <text:p>J430f</text:p>
          </table:table-cell>
          <table:table-cell table:formula="of:=[.C107]=[.B107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30e</text:p>
          </table:table-cell>
          <table:table-cell table:formula="of:=VLOOKUP([.B108];[$samples.A$2:$samples.A$855];1;0)" office:value-type="string" office:string-value="J430e" calcext:value-type="string">
            <text:p>J430e</text:p>
          </table:table-cell>
          <table:table-cell table:formula="of:=[.C108]=[.B108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30d</text:p>
          </table:table-cell>
          <table:table-cell table:formula="of:=VLOOKUP([.B109];[$samples.A$2:$samples.A$855];1;0)" office:value-type="string" office:string-value="J430d" calcext:value-type="string">
            <text:p>J430d</text:p>
          </table:table-cell>
          <table:table-cell table:formula="of:=[.C109]=[.B109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30c</text:p>
          </table:table-cell>
          <table:table-cell table:formula="of:=VLOOKUP([.B110];[$samples.A$2:$samples.A$855];1;0)" office:value-type="string" office:string-value="J430c" calcext:value-type="string">
            <text:p>J430c</text:p>
          </table:table-cell>
          <table:table-cell table:formula="of:=[.C110]=[.B110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30b</text:p>
          </table:table-cell>
          <table:table-cell table:formula="of:=VLOOKUP([.B111];[$samples.A$2:$samples.A$855];1;0)" office:value-type="string" office:string-value="J430b" calcext:value-type="string">
            <text:p>J430b</text:p>
          </table:table-cell>
          <table:table-cell table:formula="of:=[.C111]=[.B111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30a</text:p>
          </table:table-cell>
          <table:table-cell table:formula="of:=VLOOKUP([.B112];[$samples.A$2:$samples.A$855];1;0)" office:value-type="string" office:string-value="J430a" calcext:value-type="string">
            <text:p>J430a</text:p>
          </table:table-cell>
          <table:table-cell table:formula="of:=[.C112]=[.B11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430arep</text:p>
          </table:table-cell>
          <table:table-cell office:value-type="string" calcext:value-type="string">
            <text:p>J430a</text:p>
          </table:table-cell>
          <table:table-cell table:formula="of:=VLOOKUP([.B113];[$samples.A$2:$samples.A$855];1;0)" office:value-type="string" office:string-value="J430a" calcext:value-type="string">
            <text:p>J430a</text:p>
          </table:table-cell>
          <table:table-cell table:formula="of:=[.C113]=[.B113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430a-rep</text:p>
          </table:table-cell>
          <table:table-cell office:value-type="string" calcext:value-type="string">
            <text:p>J430a</text:p>
          </table:table-cell>
          <table:table-cell table:formula="of:=VLOOKUP([.B114];[$samples.A$2:$samples.A$855];1;0)" office:value-type="string" office:string-value="J430a" calcext:value-type="string">
            <text:p>J430a</text:p>
          </table:table-cell>
          <table:table-cell table:formula="of:=[.C114]=[.B114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30</text:p>
          </table:table-cell>
          <table:table-cell table:formula="of:=VLOOKUP([.B115];[$samples.A$2:$samples.A$855];1;0)" office:value-type="string" office:string-value="J430" calcext:value-type="string">
            <text:p>J430</text:p>
          </table:table-cell>
          <table:table-cell table:formula="of:=[.C115]=[.B115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29i</text:p>
          </table:table-cell>
          <table:table-cell table:formula="of:=VLOOKUP([.B116];[$samples.A$2:$samples.A$855];1;0)" office:value-type="string" office:string-value="J429i" calcext:value-type="string">
            <text:p>J429i</text:p>
          </table:table-cell>
          <table:table-cell table:formula="of:=[.C116]=[.B116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29h</text:p>
          </table:table-cell>
          <table:table-cell table:formula="of:=VLOOKUP([.B117];[$samples.A$2:$samples.A$855];1;0)" office:value-type="string" office:string-value="J429h" calcext:value-type="string">
            <text:p>J429h</text:p>
          </table:table-cell>
          <table:table-cell table:formula="of:=[.C117]=[.B117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29g</text:p>
          </table:table-cell>
          <table:table-cell table:formula="of:=VLOOKUP([.B118];[$samples.A$2:$samples.A$855];1;0)" office:value-type="string" office:string-value="J429g" calcext:value-type="string">
            <text:p>J429g</text:p>
          </table:table-cell>
          <table:table-cell table:formula="of:=[.C118]=[.B118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29f</text:p>
          </table:table-cell>
          <table:table-cell table:formula="of:=VLOOKUP([.B119];[$samples.A$2:$samples.A$855];1;0)" office:value-type="string" office:string-value="J429f" calcext:value-type="string">
            <text:p>J429f</text:p>
          </table:table-cell>
          <table:table-cell table:formula="of:=[.C119]=[.B119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29e</text:p>
          </table:table-cell>
          <table:table-cell table:formula="of:=VLOOKUP([.B120];[$samples.A$2:$samples.A$855];1;0)" office:value-type="string" office:string-value="J429e" calcext:value-type="string">
            <text:p>J429e</text:p>
          </table:table-cell>
          <table:table-cell table:formula="of:=[.C120]=[.B120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29d</text:p>
          </table:table-cell>
          <table:table-cell table:formula="of:=VLOOKUP([.B121];[$samples.A$2:$samples.A$855];1;0)" office:value-type="string" office:string-value="J429d" calcext:value-type="string">
            <text:p>J429d</text:p>
          </table:table-cell>
          <table:table-cell table:formula="of:=[.C121]=[.B121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29c</text:p>
          </table:table-cell>
          <table:table-cell table:formula="of:=VLOOKUP([.B122];[$samples.A$2:$samples.A$855];1;0)" office:value-type="string" office:string-value="J429c" calcext:value-type="string">
            <text:p>J429c</text:p>
          </table:table-cell>
          <table:table-cell table:formula="of:=[.C122]=[.B122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29b</text:p>
          </table:table-cell>
          <table:table-cell table:formula="of:=VLOOKUP([.B123];[$samples.A$2:$samples.A$855];1;0)" office:value-type="string" office:string-value="J429b" calcext:value-type="string">
            <text:p>J429b</text:p>
          </table:table-cell>
          <table:table-cell table:formula="of:=[.C123]=[.B123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29a</text:p>
          </table:table-cell>
          <table:table-cell table:formula="of:=VLOOKUP([.B124];[$samples.A$2:$samples.A$855];1;0)" office:value-type="string" office:string-value="J429a" calcext:value-type="string">
            <text:p>J429a</text:p>
          </table:table-cell>
          <table:table-cell table:formula="of:=[.C124]=[.B124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29</text:p>
          </table:table-cell>
          <table:table-cell table:formula="of:=VLOOKUP([.B125];[$samples.A$2:$samples.A$855];1;0)" office:value-type="string" office:string-value="J429" calcext:value-type="string">
            <text:p>J429</text:p>
          </table:table-cell>
          <table:table-cell table:formula="of:=[.C125]=[.B125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28i</text:p>
          </table:table-cell>
          <table:table-cell table:formula="of:=VLOOKUP([.B126];[$samples.A$2:$samples.A$855];1;0)" office:value-type="string" office:string-value="J428i" calcext:value-type="string">
            <text:p>J428i</text:p>
          </table:table-cell>
          <table:table-cell table:formula="of:=[.C126]=[.B126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28h</text:p>
          </table:table-cell>
          <table:table-cell table:formula="of:=VLOOKUP([.B127];[$samples.A$2:$samples.A$855];1;0)" office:value-type="string" office:string-value="J428h" calcext:value-type="string">
            <text:p>J428h</text:p>
          </table:table-cell>
          <table:table-cell table:formula="of:=[.C127]=[.B127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28g</text:p>
          </table:table-cell>
          <table:table-cell table:formula="of:=VLOOKUP([.B128];[$samples.A$2:$samples.A$855];1;0)" office:value-type="string" office:string-value="J428g" calcext:value-type="string">
            <text:p>J428g</text:p>
          </table:table-cell>
          <table:table-cell table:formula="of:=[.C128]=[.B128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28f</text:p>
          </table:table-cell>
          <table:table-cell table:formula="of:=VLOOKUP([.B129];[$samples.A$2:$samples.A$855];1;0)" office:value-type="string" office:string-value="J428f" calcext:value-type="string">
            <text:p>J428f</text:p>
          </table:table-cell>
          <table:table-cell table:formula="of:=[.C129]=[.B129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28e</text:p>
          </table:table-cell>
          <table:table-cell table:formula="of:=VLOOKUP([.B130];[$samples.A$2:$samples.A$855];1;0)" office:value-type="string" office:string-value="J428e" calcext:value-type="string">
            <text:p>J428e</text:p>
          </table:table-cell>
          <table:table-cell table:formula="of:=[.C130]=[.B130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28d</text:p>
          </table:table-cell>
          <table:table-cell table:formula="of:=VLOOKUP([.B131];[$samples.A$2:$samples.A$855];1;0)" office:value-type="string" office:string-value="J428d" calcext:value-type="string">
            <text:p>J428d</text:p>
          </table:table-cell>
          <table:table-cell table:formula="of:=[.C131]=[.B131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28c</text:p>
          </table:table-cell>
          <table:table-cell table:formula="of:=VLOOKUP([.B132];[$samples.A$2:$samples.A$855];1;0)" office:value-type="string" office:string-value="J428c" calcext:value-type="string">
            <text:p>J428c</text:p>
          </table:table-cell>
          <table:table-cell table:formula="of:=[.C132]=[.B132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28b</text:p>
          </table:table-cell>
          <table:table-cell table:formula="of:=VLOOKUP([.B133];[$samples.A$2:$samples.A$855];1;0)" office:value-type="string" office:string-value="J428b" calcext:value-type="string">
            <text:p>J428b</text:p>
          </table:table-cell>
          <table:table-cell table:formula="of:=[.C133]=[.B133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28a</text:p>
          </table:table-cell>
          <table:table-cell table:formula="of:=VLOOKUP([.B134];[$samples.A$2:$samples.A$855];1;0)" office:value-type="string" office:string-value="J428a" calcext:value-type="string">
            <text:p>J428a</text:p>
          </table:table-cell>
          <table:table-cell table:formula="of:=[.C134]=[.B134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28</text:p>
          </table:table-cell>
          <table:table-cell table:formula="of:=VLOOKUP([.B135];[$samples.A$2:$samples.A$855];1;0)" office:value-type="string" office:string-value="J428" calcext:value-type="string">
            <text:p>J428</text:p>
          </table:table-cell>
          <table:table-cell table:formula="of:=[.C135]=[.B135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27a</text:p>
          </table:table-cell>
          <table:table-cell table:formula="of:=VLOOKUP([.B136];[$samples.A$2:$samples.A$855];1;0)" office:value-type="string" office:string-value="J427a" calcext:value-type="string">
            <text:p>J427a</text:p>
          </table:table-cell>
          <table:table-cell table:formula="of:=[.C136]=[.B136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27</text:p>
          </table:table-cell>
          <table:table-cell table:formula="of:=VLOOKUP([.B137];[$samples.A$2:$samples.A$855];1;0)" office:value-type="string" office:string-value="J427" calcext:value-type="string">
            <text:p>J427</text:p>
          </table:table-cell>
          <table:table-cell table:formula="of:=[.C137]=[.B137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26i</text:p>
          </table:table-cell>
          <table:table-cell table:formula="of:=VLOOKUP([.B138];[$samples.A$2:$samples.A$855];1;0)" office:value-type="string" office:string-value="J426i" calcext:value-type="string">
            <text:p>J426i</text:p>
          </table:table-cell>
          <table:table-cell table:formula="of:=[.C138]=[.B138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26h</text:p>
          </table:table-cell>
          <table:table-cell table:formula="of:=VLOOKUP([.B139];[$samples.A$2:$samples.A$855];1;0)" office:value-type="string" office:string-value="J426h" calcext:value-type="string">
            <text:p>J426h</text:p>
          </table:table-cell>
          <table:table-cell table:formula="of:=[.C139]=[.B139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26g</text:p>
          </table:table-cell>
          <table:table-cell table:formula="of:=VLOOKUP([.B140];[$samples.A$2:$samples.A$855];1;0)" office:value-type="string" office:string-value="J426g" calcext:value-type="string">
            <text:p>J426g</text:p>
          </table:table-cell>
          <table:table-cell table:formula="of:=[.C140]=[.B140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26f</text:p>
          </table:table-cell>
          <table:table-cell table:formula="of:=VLOOKUP([.B141];[$samples.A$2:$samples.A$855];1;0)" office:value-type="string" office:string-value="J426f" calcext:value-type="string">
            <text:p>J426f</text:p>
          </table:table-cell>
          <table:table-cell table:formula="of:=[.C141]=[.B141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26d</text:p>
          </table:table-cell>
          <table:table-cell table:formula="of:=VLOOKUP([.B142];[$samples.A$2:$samples.A$855];1;0)" office:value-type="string" office:string-value="J426d" calcext:value-type="string">
            <text:p>J426d</text:p>
          </table:table-cell>
          <table:table-cell table:formula="of:=[.C142]=[.B142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26c</text:p>
          </table:table-cell>
          <table:table-cell table:formula="of:=VLOOKUP([.B143];[$samples.A$2:$samples.A$855];1;0)" office:value-type="string" office:string-value="J426c" calcext:value-type="string">
            <text:p>J426c</text:p>
          </table:table-cell>
          <table:table-cell table:formula="of:=[.C143]=[.B143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26b</text:p>
          </table:table-cell>
          <table:table-cell table:formula="of:=VLOOKUP([.B144];[$samples.A$2:$samples.A$855];1;0)" office:value-type="string" office:string-value="J426b" calcext:value-type="string">
            <text:p>J426b</text:p>
          </table:table-cell>
          <table:table-cell table:formula="of:=[.C144]=[.B144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26a</text:p>
          </table:table-cell>
          <table:table-cell table:formula="of:=VLOOKUP([.B145];[$samples.A$2:$samples.A$855];1;0)" office:value-type="string" office:string-value="J426a" calcext:value-type="string">
            <text:p>J426a</text:p>
          </table:table-cell>
          <table:table-cell table:formula="of:=[.C145]=[.B145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26</text:p>
          </table:table-cell>
          <table:table-cell table:formula="of:=VLOOKUP([.B146];[$samples.A$2:$samples.A$855];1;0)" office:value-type="string" office:string-value="J426" calcext:value-type="string">
            <text:p>J426</text:p>
          </table:table-cell>
          <table:table-cell table:formula="of:=[.C146]=[.B146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25i</text:p>
          </table:table-cell>
          <table:table-cell table:formula="of:=VLOOKUP([.B147];[$samples.A$2:$samples.A$855];1;0)" office:value-type="string" office:string-value="J425i" calcext:value-type="string">
            <text:p>J425i</text:p>
          </table:table-cell>
          <table:table-cell table:formula="of:=[.C147]=[.B147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25h</text:p>
          </table:table-cell>
          <table:table-cell table:formula="of:=VLOOKUP([.B148];[$samples.A$2:$samples.A$855];1;0)" office:value-type="string" office:string-value="J425h" calcext:value-type="string">
            <text:p>J425h</text:p>
          </table:table-cell>
          <table:table-cell table:formula="of:=[.C148]=[.B148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25g</text:p>
          </table:table-cell>
          <table:table-cell table:formula="of:=VLOOKUP([.B149];[$samples.A$2:$samples.A$855];1;0)" office:value-type="string" office:string-value="J425g" calcext:value-type="string">
            <text:p>J425g</text:p>
          </table:table-cell>
          <table:table-cell table:formula="of:=[.C149]=[.B149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25f</text:p>
          </table:table-cell>
          <table:table-cell table:formula="of:=VLOOKUP([.B150];[$samples.A$2:$samples.A$855];1;0)" office:value-type="string" office:string-value="J425f" calcext:value-type="string">
            <text:p>J425f</text:p>
          </table:table-cell>
          <table:table-cell table:formula="of:=[.C150]=[.B150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25e</text:p>
          </table:table-cell>
          <table:table-cell table:formula="of:=VLOOKUP([.B151];[$samples.A$2:$samples.A$855];1;0)" office:value-type="string" office:string-value="J425e" calcext:value-type="string">
            <text:p>J425e</text:p>
          </table:table-cell>
          <table:table-cell table:formula="of:=[.C151]=[.B151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25d</text:p>
          </table:table-cell>
          <table:table-cell table:formula="of:=VLOOKUP([.B152];[$samples.A$2:$samples.A$855];1;0)" office:value-type="string" office:string-value="J425d" calcext:value-type="string">
            <text:p>J425d</text:p>
          </table:table-cell>
          <table:table-cell table:formula="of:=[.C152]=[.B152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25c</text:p>
          </table:table-cell>
          <table:table-cell table:formula="of:=VLOOKUP([.B153];[$samples.A$2:$samples.A$855];1;0)" office:value-type="string" office:string-value="J425c" calcext:value-type="string">
            <text:p>J425c</text:p>
          </table:table-cell>
          <table:table-cell table:formula="of:=[.C153]=[.B153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25b</text:p>
          </table:table-cell>
          <table:table-cell table:formula="of:=VLOOKUP([.B154];[$samples.A$2:$samples.A$855];1;0)" office:value-type="string" office:string-value="J425b" calcext:value-type="string">
            <text:p>J425b</text:p>
          </table:table-cell>
          <table:table-cell table:formula="of:=[.C154]=[.B154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25a</text:p>
          </table:table-cell>
          <table:table-cell table:formula="of:=VLOOKUP([.B155];[$samples.A$2:$samples.A$855];1;0)" office:value-type="string" office:string-value="J425a" calcext:value-type="string">
            <text:p>J425a</text:p>
          </table:table-cell>
          <table:table-cell table:formula="of:=[.C155]=[.B155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25</text:p>
          </table:table-cell>
          <table:table-cell table:formula="of:=VLOOKUP([.B156];[$samples.A$2:$samples.A$855];1;0)" office:value-type="string" office:string-value="J425" calcext:value-type="string">
            <text:p>J425</text:p>
          </table:table-cell>
          <table:table-cell table:formula="of:=[.C156]=[.B156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24g</text:p>
          </table:table-cell>
          <table:table-cell table:formula="of:=VLOOKUP([.B157];[$samples.A$2:$samples.A$855];1;0)" office:value-type="string" office:string-value="J424g" calcext:value-type="string">
            <text:p>J424g</text:p>
          </table:table-cell>
          <table:table-cell table:formula="of:=[.C157]=[.B157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24f</text:p>
          </table:table-cell>
          <table:table-cell table:formula="of:=VLOOKUP([.B158];[$samples.A$2:$samples.A$855];1;0)" office:value-type="string" office:string-value="J424f" calcext:value-type="string">
            <text:p>J424f</text:p>
          </table:table-cell>
          <table:table-cell table:formula="of:=[.C158]=[.B158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24e</text:p>
          </table:table-cell>
          <table:table-cell table:formula="of:=VLOOKUP([.B159];[$samples.A$2:$samples.A$855];1;0)" office:value-type="string" office:string-value="J424e" calcext:value-type="string">
            <text:p>J424e</text:p>
          </table:table-cell>
          <table:table-cell table:formula="of:=[.C159]=[.B159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24d</text:p>
          </table:table-cell>
          <table:table-cell table:formula="of:=VLOOKUP([.B160];[$samples.A$2:$samples.A$855];1;0)" office:value-type="string" office:string-value="J424d" calcext:value-type="string">
            <text:p>J424d</text:p>
          </table:table-cell>
          <table:table-cell table:formula="of:=[.C160]=[.B160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24c</text:p>
          </table:table-cell>
          <table:table-cell table:formula="of:=VLOOKUP([.B161];[$samples.A$2:$samples.A$855];1;0)" office:value-type="string" office:string-value="J424c" calcext:value-type="string">
            <text:p>J424c</text:p>
          </table:table-cell>
          <table:table-cell table:formula="of:=[.C161]=[.B161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24b</text:p>
          </table:table-cell>
          <table:table-cell table:formula="of:=VLOOKUP([.B162];[$samples.A$2:$samples.A$855];1;0)" office:value-type="string" office:string-value="J424b" calcext:value-type="string">
            <text:p>J424b</text:p>
          </table:table-cell>
          <table:table-cell table:formula="of:=[.C162]=[.B162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24a</text:p>
          </table:table-cell>
          <table:table-cell table:formula="of:=VLOOKUP([.B163];[$samples.A$2:$samples.A$855];1;0)" office:value-type="string" office:string-value="J424a" calcext:value-type="string">
            <text:p>J424a</text:p>
          </table:table-cell>
          <table:table-cell table:formula="of:=[.C163]=[.B163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24</text:p>
          </table:table-cell>
          <table:table-cell table:formula="of:=VLOOKUP([.B164];[$samples.A$2:$samples.A$855];1;0)" office:value-type="string" office:string-value="J424" calcext:value-type="string">
            <text:p>J424</text:p>
          </table:table-cell>
          <table:table-cell table:formula="of:=[.C164]=[.B164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23</text:p>
          </table:table-cell>
          <table:table-cell table:formula="of:=VLOOKUP([.B165];[$samples.A$2:$samples.A$855];1;0)" office:value-type="string" office:string-value="J423" calcext:value-type="string">
            <text:p>J423</text:p>
          </table:table-cell>
          <table:table-cell table:formula="of:=[.C165]=[.B165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22g</text:p>
          </table:table-cell>
          <table:table-cell table:formula="of:=VLOOKUP([.B166];[$samples.A$2:$samples.A$855];1;0)" office:value-type="string" office:string-value="J422g" calcext:value-type="string">
            <text:p>J422g</text:p>
          </table:table-cell>
          <table:table-cell table:formula="of:=[.C166]=[.B166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22f</text:p>
          </table:table-cell>
          <table:table-cell table:formula="of:=VLOOKUP([.B167];[$samples.A$2:$samples.A$855];1;0)" office:value-type="string" office:string-value="J422f" calcext:value-type="string">
            <text:p>J422f</text:p>
          </table:table-cell>
          <table:table-cell table:formula="of:=[.C167]=[.B167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422e-rep</text:p>
          </table:table-cell>
          <table:table-cell office:value-type="string" calcext:value-type="string">
            <text:p>J422e</text:p>
          </table:table-cell>
          <table:table-cell table:formula="of:=VLOOKUP([.B168];[$samples.A$2:$samples.A$855];1;0)" office:value-type="string" office:string-value="J422e" calcext:value-type="string">
            <text:p>J422e</text:p>
          </table:table-cell>
          <table:table-cell table:formula="of:=[.C168]=[.B168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22e</text:p>
          </table:table-cell>
          <table:table-cell table:formula="of:=VLOOKUP([.B169];[$samples.A$2:$samples.A$855];1;0)" office:value-type="string" office:string-value="J422e" calcext:value-type="string">
            <text:p>J422e</text:p>
          </table:table-cell>
          <table:table-cell table:formula="of:=[.C169]=[.B169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422erep</text:p>
          </table:table-cell>
          <table:table-cell office:value-type="string" calcext:value-type="string">
            <text:p>J422e</text:p>
          </table:table-cell>
          <table:table-cell table:formula="of:=VLOOKUP([.B170];[$samples.A$2:$samples.A$855];1;0)" office:value-type="string" office:string-value="J422e" calcext:value-type="string">
            <text:p>J422e</text:p>
          </table:table-cell>
          <table:table-cell table:formula="of:=[.C170]=[.B170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22c</text:p>
          </table:table-cell>
          <table:table-cell table:formula="of:=VLOOKUP([.B171];[$samples.A$2:$samples.A$855];1;0)" office:value-type="string" office:string-value="J422c" calcext:value-type="string">
            <text:p>J422c</text:p>
          </table:table-cell>
          <table:table-cell table:formula="of:=[.C171]=[.B171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22a</text:p>
          </table:table-cell>
          <table:table-cell table:formula="of:=VLOOKUP([.B172];[$samples.A$2:$samples.A$855];1;0)" office:value-type="string" office:string-value="J422a" calcext:value-type="string">
            <text:p>J422a</text:p>
          </table:table-cell>
          <table:table-cell table:formula="of:=[.C172]=[.B172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22</text:p>
          </table:table-cell>
          <table:table-cell table:formula="of:=VLOOKUP([.B173];[$samples.A$2:$samples.A$855];1;0)" office:value-type="string" office:string-value="J422" calcext:value-type="string">
            <text:p>J422</text:p>
          </table:table-cell>
          <table:table-cell table:formula="of:=[.C173]=[.B173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21b</text:p>
          </table:table-cell>
          <table:table-cell table:formula="of:=VLOOKUP([.B174];[$samples.A$2:$samples.A$855];1;0)" office:value-type="string" office:string-value="J421b" calcext:value-type="string">
            <text:p>J421b</text:p>
          </table:table-cell>
          <table:table-cell table:formula="of:=[.C174]=[.B174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21</text:p>
          </table:table-cell>
          <table:table-cell table:formula="of:=VLOOKUP([.B175];[$samples.A$2:$samples.A$855];1;0)" office:value-type="string" office:string-value="J421" calcext:value-type="string">
            <text:p>J421</text:p>
          </table:table-cell>
          <table:table-cell table:formula="of:=[.C175]=[.B175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20</text:p>
          </table:table-cell>
          <table:table-cell table:formula="of:=VLOOKUP([.B176];[$samples.A$2:$samples.A$855];1;0)" office:value-type="string" office:string-value="J420" calcext:value-type="string">
            <text:p>J420</text:p>
          </table:table-cell>
          <table:table-cell table:formula="of:=[.C176]=[.B176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19i</text:p>
          </table:table-cell>
          <table:table-cell table:formula="of:=VLOOKUP([.B177];[$samples.A$2:$samples.A$855];1;0)" office:value-type="string" office:string-value="J419i" calcext:value-type="string">
            <text:p>J419i</text:p>
          </table:table-cell>
          <table:table-cell table:formula="of:=[.C177]=[.B177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19h</text:p>
          </table:table-cell>
          <table:table-cell table:formula="of:=VLOOKUP([.B178];[$samples.A$2:$samples.A$855];1;0)" office:value-type="string" office:string-value="J419h" calcext:value-type="string">
            <text:p>J419h</text:p>
          </table:table-cell>
          <table:table-cell table:formula="of:=[.C178]=[.B178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19g</text:p>
          </table:table-cell>
          <table:table-cell table:formula="of:=VLOOKUP([.B179];[$samples.A$2:$samples.A$855];1;0)" office:value-type="string" office:string-value="J419g" calcext:value-type="string">
            <text:p>J419g</text:p>
          </table:table-cell>
          <table:table-cell table:formula="of:=[.C179]=[.B179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19f</text:p>
          </table:table-cell>
          <table:table-cell table:formula="of:=VLOOKUP([.B180];[$samples.A$2:$samples.A$855];1;0)" office:value-type="string" office:string-value="J419f" calcext:value-type="string">
            <text:p>J419f</text:p>
          </table:table-cell>
          <table:table-cell table:formula="of:=[.C180]=[.B180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19e</text:p>
          </table:table-cell>
          <table:table-cell table:formula="of:=VLOOKUP([.B181];[$samples.A$2:$samples.A$855];1;0)" office:value-type="string" office:string-value="J419e" calcext:value-type="string">
            <text:p>J419e</text:p>
          </table:table-cell>
          <table:table-cell table:formula="of:=[.C181]=[.B181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19d</text:p>
          </table:table-cell>
          <table:table-cell table:formula="of:=VLOOKUP([.B182];[$samples.A$2:$samples.A$855];1;0)" office:value-type="string" office:string-value="J419d" calcext:value-type="string">
            <text:p>J419d</text:p>
          </table:table-cell>
          <table:table-cell table:formula="of:=[.C182]=[.B182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19c</text:p>
          </table:table-cell>
          <table:table-cell table:formula="of:=VLOOKUP([.B183];[$samples.A$2:$samples.A$855];1;0)" office:value-type="string" office:string-value="J419c" calcext:value-type="string">
            <text:p>J419c</text:p>
          </table:table-cell>
          <table:table-cell table:formula="of:=[.C183]=[.B183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19b</text:p>
          </table:table-cell>
          <table:table-cell table:formula="of:=VLOOKUP([.B184];[$samples.A$2:$samples.A$855];1;0)" office:value-type="string" office:string-value="J419b" calcext:value-type="string">
            <text:p>J419b</text:p>
          </table:table-cell>
          <table:table-cell table:formula="of:=[.C184]=[.B184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19a</text:p>
          </table:table-cell>
          <table:table-cell table:formula="of:=VLOOKUP([.B185];[$samples.A$2:$samples.A$855];1;0)" office:value-type="string" office:string-value="J419a" calcext:value-type="string">
            <text:p>J419a</text:p>
          </table:table-cell>
          <table:table-cell table:formula="of:=[.C185]=[.B185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19</text:p>
          </table:table-cell>
          <table:table-cell table:formula="of:=VLOOKUP([.B186];[$samples.A$2:$samples.A$855];1;0)" office:value-type="string" office:string-value="J419" calcext:value-type="string">
            <text:p>J419</text:p>
          </table:table-cell>
          <table:table-cell table:formula="of:=[.C186]=[.B186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18i</text:p>
          </table:table-cell>
          <table:table-cell table:formula="of:=VLOOKUP([.B187];[$samples.A$2:$samples.A$855];1;0)" office:value-type="string" office:string-value="J418i" calcext:value-type="string">
            <text:p>J418i</text:p>
          </table:table-cell>
          <table:table-cell table:formula="of:=[.C187]=[.B187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18h</text:p>
          </table:table-cell>
          <table:table-cell table:formula="of:=VLOOKUP([.B188];[$samples.A$2:$samples.A$855];1;0)" office:value-type="string" office:string-value="J418h" calcext:value-type="string">
            <text:p>J418h</text:p>
          </table:table-cell>
          <table:table-cell table:formula="of:=[.C188]=[.B188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18g</text:p>
          </table:table-cell>
          <table:table-cell table:formula="of:=VLOOKUP([.B189];[$samples.A$2:$samples.A$855];1;0)" office:value-type="string" office:string-value="J418g" calcext:value-type="string">
            <text:p>J418g</text:p>
          </table:table-cell>
          <table:table-cell table:formula="of:=[.C189]=[.B189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18e</text:p>
          </table:table-cell>
          <table:table-cell table:formula="of:=VLOOKUP([.B190];[$samples.A$2:$samples.A$855];1;0)" office:value-type="string" office:string-value="J418e" calcext:value-type="string">
            <text:p>J418e</text:p>
          </table:table-cell>
          <table:table-cell table:formula="of:=[.C190]=[.B190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18c</text:p>
          </table:table-cell>
          <table:table-cell table:formula="of:=VLOOKUP([.B191];[$samples.A$2:$samples.A$855];1;0)" office:value-type="string" office:string-value="J418c" calcext:value-type="string">
            <text:p>J418c</text:p>
          </table:table-cell>
          <table:table-cell table:formula="of:=[.C191]=[.B191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18b</text:p>
          </table:table-cell>
          <table:table-cell table:formula="of:=VLOOKUP([.B192];[$samples.A$2:$samples.A$855];1;0)" office:value-type="string" office:string-value="J418b" calcext:value-type="string">
            <text:p>J418b</text:p>
          </table:table-cell>
          <table:table-cell table:formula="of:=[.C192]=[.B192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18a</text:p>
          </table:table-cell>
          <table:table-cell table:formula="of:=VLOOKUP([.B193];[$samples.A$2:$samples.A$855];1;0)" office:value-type="string" office:string-value="J418a" calcext:value-type="string">
            <text:p>J418a</text:p>
          </table:table-cell>
          <table:table-cell table:formula="of:=[.C193]=[.B193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18</text:p>
          </table:table-cell>
          <table:table-cell table:formula="of:=VLOOKUP([.B194];[$samples.A$2:$samples.A$855];1;0)" office:value-type="string" office:string-value="J418" calcext:value-type="string">
            <text:p>J418</text:p>
          </table:table-cell>
          <table:table-cell table:formula="of:=[.C194]=[.B194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17</text:p>
          </table:table-cell>
          <table:table-cell table:formula="of:=VLOOKUP([.B195];[$samples.A$2:$samples.A$855];1;0)" office:value-type="string" office:string-value="J417" calcext:value-type="string">
            <text:p>J417</text:p>
          </table:table-cell>
          <table:table-cell table:formula="of:=[.C195]=[.B195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16i</text:p>
          </table:table-cell>
          <table:table-cell table:formula="of:=VLOOKUP([.B196];[$samples.A$2:$samples.A$855];1;0)" office:value-type="string" office:string-value="J416i" calcext:value-type="string">
            <text:p>J416i</text:p>
          </table:table-cell>
          <table:table-cell table:formula="of:=[.C196]=[.B196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16h</text:p>
          </table:table-cell>
          <table:table-cell table:formula="of:=VLOOKUP([.B197];[$samples.A$2:$samples.A$855];1;0)" office:value-type="string" office:string-value="J416h" calcext:value-type="string">
            <text:p>J416h</text:p>
          </table:table-cell>
          <table:table-cell table:formula="of:=[.C197]=[.B197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16g</text:p>
          </table:table-cell>
          <table:table-cell table:formula="of:=VLOOKUP([.B198];[$samples.A$2:$samples.A$855];1;0)" office:value-type="string" office:string-value="J416g" calcext:value-type="string">
            <text:p>J416g</text:p>
          </table:table-cell>
          <table:table-cell table:formula="of:=[.C198]=[.B198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16f</text:p>
          </table:table-cell>
          <table:table-cell table:formula="of:=VLOOKUP([.B199];[$samples.A$2:$samples.A$855];1;0)" office:value-type="string" office:string-value="J416f" calcext:value-type="string">
            <text:p>J416f</text:p>
          </table:table-cell>
          <table:table-cell table:formula="of:=[.C199]=[.B199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16e</text:p>
          </table:table-cell>
          <table:table-cell table:formula="of:=VLOOKUP([.B200];[$samples.A$2:$samples.A$855];1;0)" office:value-type="string" office:string-value="J416e" calcext:value-type="string">
            <text:p>J416e</text:p>
          </table:table-cell>
          <table:table-cell table:formula="of:=[.C200]=[.B200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16d</text:p>
          </table:table-cell>
          <table:table-cell table:formula="of:=VLOOKUP([.B201];[$samples.A$2:$samples.A$855];1;0)" office:value-type="string" office:string-value="J416d" calcext:value-type="string">
            <text:p>J416d</text:p>
          </table:table-cell>
          <table:table-cell table:formula="of:=[.C201]=[.B201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16c</text:p>
          </table:table-cell>
          <table:table-cell table:formula="of:=VLOOKUP([.B202];[$samples.A$2:$samples.A$855];1;0)" office:value-type="string" office:string-value="J416c" calcext:value-type="string">
            <text:p>J416c</text:p>
          </table:table-cell>
          <table:table-cell table:formula="of:=[.C202]=[.B202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16b</text:p>
          </table:table-cell>
          <table:table-cell table:formula="of:=VLOOKUP([.B203];[$samples.A$2:$samples.A$855];1;0)" office:value-type="string" office:string-value="J416b" calcext:value-type="string">
            <text:p>J416b</text:p>
          </table:table-cell>
          <table:table-cell table:formula="of:=[.C203]=[.B203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16a</text:p>
          </table:table-cell>
          <table:table-cell table:formula="of:=VLOOKUP([.B204];[$samples.A$2:$samples.A$855];1;0)" office:value-type="string" office:string-value="J416a" calcext:value-type="string">
            <text:p>J416a</text:p>
          </table:table-cell>
          <table:table-cell table:formula="of:=[.C204]=[.B204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16</text:p>
          </table:table-cell>
          <table:table-cell table:formula="of:=VLOOKUP([.B205];[$samples.A$2:$samples.A$855];1;0)" office:value-type="string" office:string-value="J416" calcext:value-type="string">
            <text:p>J416</text:p>
          </table:table-cell>
          <table:table-cell table:formula="of:=[.C205]=[.B205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14c</text:p>
          </table:table-cell>
          <table:table-cell table:formula="of:=VLOOKUP([.B206];[$samples.A$2:$samples.A$855];1;0)" office:value-type="string" office:string-value="J414c" calcext:value-type="string">
            <text:p>J414c</text:p>
          </table:table-cell>
          <table:table-cell table:formula="of:=[.C206]=[.B206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14b</text:p>
          </table:table-cell>
          <table:table-cell table:formula="of:=VLOOKUP([.B207];[$samples.A$2:$samples.A$855];1;0)" office:value-type="string" office:string-value="J414b" calcext:value-type="string">
            <text:p>J414b</text:p>
          </table:table-cell>
          <table:table-cell table:formula="of:=[.C207]=[.B207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14a</text:p>
          </table:table-cell>
          <table:table-cell table:formula="of:=VLOOKUP([.B208];[$samples.A$2:$samples.A$855];1;0)" office:value-type="string" office:string-value="J414a" calcext:value-type="string">
            <text:p>J414a</text:p>
          </table:table-cell>
          <table:table-cell table:formula="of:=[.C208]=[.B208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14</text:p>
          </table:table-cell>
          <table:table-cell table:formula="of:=VLOOKUP([.B209];[$samples.A$2:$samples.A$855];1;0)" office:value-type="string" office:string-value="J414" calcext:value-type="string">
            <text:p>J414</text:p>
          </table:table-cell>
          <table:table-cell table:formula="of:=[.C209]=[.B209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13f</text:p>
          </table:table-cell>
          <table:table-cell table:formula="of:=VLOOKUP([.B210];[$samples.A$2:$samples.A$855];1;0)" office:value-type="string" office:string-value="J413f" calcext:value-type="string">
            <text:p>J413f</text:p>
          </table:table-cell>
          <table:table-cell table:formula="of:=[.C210]=[.B210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13c</text:p>
          </table:table-cell>
          <table:table-cell table:formula="of:=VLOOKUP([.B211];[$samples.A$2:$samples.A$855];1;0)" office:value-type="string" office:string-value="J413c" calcext:value-type="string">
            <text:p>J413c</text:p>
          </table:table-cell>
          <table:table-cell table:formula="of:=[.C211]=[.B211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13a</text:p>
          </table:table-cell>
          <table:table-cell table:formula="of:=VLOOKUP([.B212];[$samples.A$2:$samples.A$855];1;0)" office:value-type="string" office:string-value="J413a" calcext:value-type="string">
            <text:p>J413a</text:p>
          </table:table-cell>
          <table:table-cell table:formula="of:=[.C212]=[.B212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13</text:p>
          </table:table-cell>
          <table:table-cell table:formula="of:=VLOOKUP([.B213];[$samples.A$2:$samples.A$855];1;0)" office:value-type="string" office:string-value="J413" calcext:value-type="string">
            <text:p>J413</text:p>
          </table:table-cell>
          <table:table-cell table:formula="of:=[.C213]=[.B213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12</text:p>
          </table:table-cell>
          <table:table-cell table:formula="of:=VLOOKUP([.B214];[$samples.A$2:$samples.A$855];1;0)" office:value-type="string" office:string-value="J412" calcext:value-type="string">
            <text:p>J412</text:p>
          </table:table-cell>
          <table:table-cell table:formula="of:=[.C214]=[.B214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11</text:p>
          </table:table-cell>
          <table:table-cell table:formula="of:=VLOOKUP([.B215];[$samples.A$2:$samples.A$855];1;0)" office:value-type="string" office:string-value="J411" calcext:value-type="string">
            <text:p>J411</text:p>
          </table:table-cell>
          <table:table-cell table:formula="of:=[.C215]=[.B215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08</text:p>
          </table:table-cell>
          <table:table-cell table:formula="of:=VLOOKUP([.B216];[$samples.A$2:$samples.A$855];1;0)" office:value-type="string" office:string-value="J408" calcext:value-type="string">
            <text:p>J408</text:p>
          </table:table-cell>
          <table:table-cell table:formula="of:=[.C216]=[.B216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07</text:p>
          </table:table-cell>
          <table:table-cell table:formula="of:=VLOOKUP([.B217];[$samples.A$2:$samples.A$855];1;0)" office:value-type="string" office:string-value="J407" calcext:value-type="string">
            <text:p>J407</text:p>
          </table:table-cell>
          <table:table-cell table:formula="of:=[.C217]=[.B217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06i</text:p>
          </table:table-cell>
          <table:table-cell table:formula="of:=VLOOKUP([.B218];[$samples.A$2:$samples.A$855];1;0)" office:value-type="string" office:string-value="J406i" calcext:value-type="string">
            <text:p>J406i</text:p>
          </table:table-cell>
          <table:table-cell table:formula="of:=[.C218]=[.B218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06h</text:p>
          </table:table-cell>
          <table:table-cell table:formula="of:=VLOOKUP([.B219];[$samples.A$2:$samples.A$855];1;0)" office:value-type="string" office:string-value="J406h" calcext:value-type="string">
            <text:p>J406h</text:p>
          </table:table-cell>
          <table:table-cell table:formula="of:=[.C219]=[.B219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06g</text:p>
          </table:table-cell>
          <table:table-cell table:formula="of:=VLOOKUP([.B220];[$samples.A$2:$samples.A$855];1;0)" office:value-type="string" office:string-value="J406g" calcext:value-type="string">
            <text:p>J406g</text:p>
          </table:table-cell>
          <table:table-cell table:formula="of:=[.C220]=[.B220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06f</text:p>
          </table:table-cell>
          <table:table-cell table:formula="of:=VLOOKUP([.B221];[$samples.A$2:$samples.A$855];1;0)" office:value-type="string" office:string-value="J406f" calcext:value-type="string">
            <text:p>J406f</text:p>
          </table:table-cell>
          <table:table-cell table:formula="of:=[.C221]=[.B221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06e</text:p>
          </table:table-cell>
          <table:table-cell table:formula="of:=VLOOKUP([.B222];[$samples.A$2:$samples.A$855];1;0)" office:value-type="string" office:string-value="J406e" calcext:value-type="string">
            <text:p>J406e</text:p>
          </table:table-cell>
          <table:table-cell table:formula="of:=[.C222]=[.B222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06d</text:p>
          </table:table-cell>
          <table:table-cell table:formula="of:=VLOOKUP([.B223];[$samples.A$2:$samples.A$855];1;0)" office:value-type="string" office:string-value="J406d" calcext:value-type="string">
            <text:p>J406d</text:p>
          </table:table-cell>
          <table:table-cell table:formula="of:=[.C223]=[.B223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06c</text:p>
          </table:table-cell>
          <table:table-cell table:formula="of:=VLOOKUP([.B224];[$samples.A$2:$samples.A$855];1;0)" office:value-type="string" office:string-value="J406c" calcext:value-type="string">
            <text:p>J406c</text:p>
          </table:table-cell>
          <table:table-cell table:formula="of:=[.C224]=[.B224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06b</text:p>
          </table:table-cell>
          <table:table-cell table:formula="of:=VLOOKUP([.B225];[$samples.A$2:$samples.A$855];1;0)" office:value-type="string" office:string-value="J406b" calcext:value-type="string">
            <text:p>J406b</text:p>
          </table:table-cell>
          <table:table-cell table:formula="of:=[.C225]=[.B225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06a</text:p>
          </table:table-cell>
          <table:table-cell table:formula="of:=VLOOKUP([.B226];[$samples.A$2:$samples.A$855];1;0)" office:value-type="string" office:string-value="J406a" calcext:value-type="string">
            <text:p>J406a</text:p>
          </table:table-cell>
          <table:table-cell table:formula="of:=[.C226]=[.B226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06</text:p>
          </table:table-cell>
          <table:table-cell table:formula="of:=VLOOKUP([.B227];[$samples.A$2:$samples.A$855];1;0)" office:value-type="string" office:string-value="J406" calcext:value-type="string">
            <text:p>J406</text:p>
          </table:table-cell>
          <table:table-cell table:formula="of:=[.C227]=[.B227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05i</text:p>
          </table:table-cell>
          <table:table-cell table:formula="of:=VLOOKUP([.B228];[$samples.A$2:$samples.A$855];1;0)" office:value-type="string" office:string-value="J405i" calcext:value-type="string">
            <text:p>J405i</text:p>
          </table:table-cell>
          <table:table-cell table:formula="of:=[.C228]=[.B228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05h</text:p>
          </table:table-cell>
          <table:table-cell table:formula="of:=VLOOKUP([.B229];[$samples.A$2:$samples.A$855];1;0)" office:value-type="string" office:string-value="J405h" calcext:value-type="string">
            <text:p>J405h</text:p>
          </table:table-cell>
          <table:table-cell table:formula="of:=[.C229]=[.B229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05g</text:p>
          </table:table-cell>
          <table:table-cell table:formula="of:=VLOOKUP([.B230];[$samples.A$2:$samples.A$855];1;0)" office:value-type="string" office:string-value="J405g" calcext:value-type="string">
            <text:p>J405g</text:p>
          </table:table-cell>
          <table:table-cell table:formula="of:=[.C230]=[.B230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05f</text:p>
          </table:table-cell>
          <table:table-cell table:formula="of:=VLOOKUP([.B231];[$samples.A$2:$samples.A$855];1;0)" office:value-type="string" office:string-value="J405f" calcext:value-type="string">
            <text:p>J405f</text:p>
          </table:table-cell>
          <table:table-cell table:formula="of:=[.C231]=[.B231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05e</text:p>
          </table:table-cell>
          <table:table-cell table:formula="of:=VLOOKUP([.B232];[$samples.A$2:$samples.A$855];1;0)" office:value-type="string" office:string-value="J405e" calcext:value-type="string">
            <text:p>J405e</text:p>
          </table:table-cell>
          <table:table-cell table:formula="of:=[.C232]=[.B232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05d</text:p>
          </table:table-cell>
          <table:table-cell table:formula="of:=VLOOKUP([.B233];[$samples.A$2:$samples.A$855];1;0)" office:value-type="string" office:string-value="J405d" calcext:value-type="string">
            <text:p>J405d</text:p>
          </table:table-cell>
          <table:table-cell table:formula="of:=[.C233]=[.B233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05c</text:p>
          </table:table-cell>
          <table:table-cell table:formula="of:=VLOOKUP([.B234];[$samples.A$2:$samples.A$855];1;0)" office:value-type="string" office:string-value="J405c" calcext:value-type="string">
            <text:p>J405c</text:p>
          </table:table-cell>
          <table:table-cell table:formula="of:=[.C234]=[.B234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05b</text:p>
          </table:table-cell>
          <table:table-cell table:formula="of:=VLOOKUP([.B235];[$samples.A$2:$samples.A$855];1;0)" office:value-type="string" office:string-value="J405b" calcext:value-type="string">
            <text:p>J405b</text:p>
          </table:table-cell>
          <table:table-cell table:formula="of:=[.C235]=[.B235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05a</text:p>
          </table:table-cell>
          <table:table-cell table:formula="of:=VLOOKUP([.B236];[$samples.A$2:$samples.A$855];1;0)" office:value-type="string" office:string-value="J405a" calcext:value-type="string">
            <text:p>J405a</text:p>
          </table:table-cell>
          <table:table-cell table:formula="of:=[.C236]=[.B236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05</text:p>
          </table:table-cell>
          <table:table-cell table:formula="of:=VLOOKUP([.B237];[$samples.A$2:$samples.A$855];1;0)" office:value-type="string" office:string-value="J405" calcext:value-type="string">
            <text:p>J405</text:p>
          </table:table-cell>
          <table:table-cell table:formula="of:=[.C237]=[.B237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04</text:p>
          </table:table-cell>
          <table:table-cell table:formula="of:=VLOOKUP([.B238];[$samples.A$2:$samples.A$855];1;0)" office:value-type="string" office:string-value="J404" calcext:value-type="string">
            <text:p>J404</text:p>
          </table:table-cell>
          <table:table-cell table:formula="of:=[.C238]=[.B238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03</text:p>
          </table:table-cell>
          <table:table-cell table:formula="of:=VLOOKUP([.B239];[$samples.A$2:$samples.A$855];1;0)" office:value-type="string" office:string-value="J403" calcext:value-type="string">
            <text:p>J403</text:p>
          </table:table-cell>
          <table:table-cell table:formula="of:=[.C239]=[.B239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02</text:p>
          </table:table-cell>
          <table:table-cell table:formula="of:=VLOOKUP([.B240];[$samples.A$2:$samples.A$855];1;0)" office:value-type="string" office:string-value="J402" calcext:value-type="string">
            <text:p>J402</text:p>
          </table:table-cell>
          <table:table-cell table:formula="of:=[.C240]=[.B240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01h</text:p>
          </table:table-cell>
          <table:table-cell table:formula="of:=VLOOKUP([.B241];[$samples.A$2:$samples.A$855];1;0)" office:value-type="string" office:string-value="J401h" calcext:value-type="string">
            <text:p>J401h</text:p>
          </table:table-cell>
          <table:table-cell table:formula="of:=[.C241]=[.B241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01g</text:p>
          </table:table-cell>
          <table:table-cell table:formula="of:=VLOOKUP([.B242];[$samples.A$2:$samples.A$855];1;0)" office:value-type="string" office:string-value="J401g" calcext:value-type="string">
            <text:p>J401g</text:p>
          </table:table-cell>
          <table:table-cell table:formula="of:=[.C242]=[.B242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01f</text:p>
          </table:table-cell>
          <table:table-cell table:formula="of:=VLOOKUP([.B243];[$samples.A$2:$samples.A$855];1;0)" office:value-type="string" office:string-value="J401f" calcext:value-type="string">
            <text:p>J401f</text:p>
          </table:table-cell>
          <table:table-cell table:formula="of:=[.C243]=[.B243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01e</text:p>
          </table:table-cell>
          <table:table-cell table:formula="of:=VLOOKUP([.B244];[$samples.A$2:$samples.A$855];1;0)" office:value-type="string" office:string-value="J401e" calcext:value-type="string">
            <text:p>J401e</text:p>
          </table:table-cell>
          <table:table-cell table:formula="of:=[.C244]=[.B244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01d</text:p>
          </table:table-cell>
          <table:table-cell table:formula="of:=VLOOKUP([.B245];[$samples.A$2:$samples.A$855];1;0)" office:value-type="string" office:string-value="J401d" calcext:value-type="string">
            <text:p>J401d</text:p>
          </table:table-cell>
          <table:table-cell table:formula="of:=[.C245]=[.B245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01c</text:p>
          </table:table-cell>
          <table:table-cell table:formula="of:=VLOOKUP([.B246];[$samples.A$2:$samples.A$855];1;0)" office:value-type="string" office:string-value="J401c" calcext:value-type="string">
            <text:p>J401c</text:p>
          </table:table-cell>
          <table:table-cell table:formula="of:=[.C246]=[.B246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01b</text:p>
          </table:table-cell>
          <table:table-cell table:formula="of:=VLOOKUP([.B247];[$samples.A$2:$samples.A$855];1;0)" office:value-type="string" office:string-value="J401b" calcext:value-type="string">
            <text:p>J401b</text:p>
          </table:table-cell>
          <table:table-cell table:formula="of:=[.C247]=[.B247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01a</text:p>
          </table:table-cell>
          <table:table-cell table:formula="of:=VLOOKUP([.B248];[$samples.A$2:$samples.A$855];1;0)" office:value-type="string" office:string-value="J401a" calcext:value-type="string">
            <text:p>J401a</text:p>
          </table:table-cell>
          <table:table-cell table:formula="of:=[.C248]=[.B248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01</text:p>
          </table:table-cell>
          <table:table-cell table:formula="of:=VLOOKUP([.B249];[$samples.A$2:$samples.A$855];1;0)" office:value-type="string" office:string-value="J401" calcext:value-type="string">
            <text:p>J401</text:p>
          </table:table-cell>
          <table:table-cell table:formula="of:=[.C249]=[.B249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00</text:p>
          </table:table-cell>
          <table:table-cell table:formula="of:=VLOOKUP([.B250];[$samples.A$2:$samples.A$855];1;0)" office:value-type="string" office:string-value="J400" calcext:value-type="string">
            <text:p>J400</text:p>
          </table:table-cell>
          <table:table-cell table:formula="of:=[.C250]=[.B250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99</text:p>
          </table:table-cell>
          <table:table-cell table:formula="of:=VLOOKUP([.B251];[$samples.A$2:$samples.A$855];1;0)" office:value-type="string" office:string-value="J399" calcext:value-type="string">
            <text:p>J399</text:p>
          </table:table-cell>
          <table:table-cell table:formula="of:=[.C251]=[.B251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98</text:p>
          </table:table-cell>
          <table:table-cell table:formula="of:=VLOOKUP([.B252];[$samples.A$2:$samples.A$855];1;0)" office:value-type="string" office:string-value="J398" calcext:value-type="string">
            <text:p>J398</text:p>
          </table:table-cell>
          <table:table-cell table:formula="of:=[.C252]=[.B25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98-WGS</text:p>
          </table:table-cell>
          <table:table-cell office:value-type="string" calcext:value-type="string">
            <text:p>J398</text:p>
          </table:table-cell>
          <table:table-cell table:formula="of:=VLOOKUP([.B253];[$samples.A$2:$samples.A$855];1;0)" office:value-type="string" office:string-value="J398" calcext:value-type="string">
            <text:p>J398</text:p>
          </table:table-cell>
          <table:table-cell table:formula="of:=[.C253]=[.B253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98-NextRAD</text:p>
          </table:table-cell>
          <table:table-cell office:value-type="string" calcext:value-type="string">
            <text:p>J398</text:p>
          </table:table-cell>
          <table:table-cell table:formula="of:=VLOOKUP([.B254];[$samples.A$2:$samples.A$855];1;0)" office:value-type="string" office:string-value="J398" calcext:value-type="string">
            <text:p>J398</text:p>
          </table:table-cell>
          <table:table-cell table:formula="of:=[.C254]=[.B254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97</text:p>
          </table:table-cell>
          <table:table-cell table:formula="of:=VLOOKUP([.B255];[$samples.A$2:$samples.A$855];1;0)" office:value-type="string" office:string-value="J397" calcext:value-type="string">
            <text:p>J397</text:p>
          </table:table-cell>
          <table:table-cell table:formula="of:=[.C255]=[.B255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95</text:p>
          </table:table-cell>
          <table:table-cell table:formula="of:=VLOOKUP([.B256];[$samples.A$2:$samples.A$855];1;0)" office:value-type="string" office:string-value="J395" calcext:value-type="string">
            <text:p>J395</text:p>
          </table:table-cell>
          <table:table-cell table:formula="of:=[.C256]=[.B256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95-WGS</text:p>
          </table:table-cell>
          <table:table-cell office:value-type="string" calcext:value-type="string">
            <text:p>J395</text:p>
          </table:table-cell>
          <table:table-cell table:formula="of:=VLOOKUP([.B257];[$samples.A$2:$samples.A$855];1;0)" office:value-type="string" office:string-value="J395" calcext:value-type="string">
            <text:p>J395</text:p>
          </table:table-cell>
          <table:table-cell table:formula="of:=[.C257]=[.B257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95-NextRAD</text:p>
          </table:table-cell>
          <table:table-cell office:value-type="string" calcext:value-type="string">
            <text:p>J395</text:p>
          </table:table-cell>
          <table:table-cell table:formula="of:=VLOOKUP([.B258];[$samples.A$2:$samples.A$855];1;0)" office:value-type="string" office:string-value="J395" calcext:value-type="string">
            <text:p>J395</text:p>
          </table:table-cell>
          <table:table-cell table:formula="of:=[.C258]=[.B258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94g</text:p>
          </table:table-cell>
          <table:table-cell table:formula="of:=VLOOKUP([.B259];[$samples.A$2:$samples.A$855];1;0)" office:value-type="string" office:string-value="J394g" calcext:value-type="string">
            <text:p>J394g</text:p>
          </table:table-cell>
          <table:table-cell table:formula="of:=[.C259]=[.B259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94f</text:p>
          </table:table-cell>
          <table:table-cell table:formula="of:=VLOOKUP([.B260];[$samples.A$2:$samples.A$855];1;0)" office:value-type="string" office:string-value="J394f" calcext:value-type="string">
            <text:p>J394f</text:p>
          </table:table-cell>
          <table:table-cell table:formula="of:=[.C260]=[.B260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94e</text:p>
          </table:table-cell>
          <table:table-cell table:formula="of:=VLOOKUP([.B261];[$samples.A$2:$samples.A$855];1;0)" office:value-type="string" office:string-value="J394e" calcext:value-type="string">
            <text:p>J394e</text:p>
          </table:table-cell>
          <table:table-cell table:formula="of:=[.C261]=[.B261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94d</text:p>
          </table:table-cell>
          <table:table-cell table:formula="of:=VLOOKUP([.B262];[$samples.A$2:$samples.A$855];1;0)" office:value-type="string" office:string-value="J394d" calcext:value-type="string">
            <text:p>J394d</text:p>
          </table:table-cell>
          <table:table-cell table:formula="of:=[.C262]=[.B262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94c</text:p>
          </table:table-cell>
          <table:table-cell table:formula="of:=VLOOKUP([.B263];[$samples.A$2:$samples.A$855];1;0)" office:value-type="string" office:string-value="J394c" calcext:value-type="string">
            <text:p>J394c</text:p>
          </table:table-cell>
          <table:table-cell table:formula="of:=[.C263]=[.B263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94b</text:p>
          </table:table-cell>
          <table:table-cell table:formula="of:=VLOOKUP([.B264];[$samples.A$2:$samples.A$855];1;0)" office:value-type="string" office:string-value="J394b" calcext:value-type="string">
            <text:p>J394b</text:p>
          </table:table-cell>
          <table:table-cell table:formula="of:=[.C264]=[.B264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94a</text:p>
          </table:table-cell>
          <table:table-cell table:formula="of:=VLOOKUP([.B265];[$samples.A$2:$samples.A$855];1;0)" office:value-type="string" office:string-value="J394a" calcext:value-type="string">
            <text:p>J394a</text:p>
          </table:table-cell>
          <table:table-cell table:formula="of:=[.C265]=[.B265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94</text:p>
          </table:table-cell>
          <table:table-cell table:formula="of:=VLOOKUP([.B266];[$samples.A$2:$samples.A$855];1;0)" office:value-type="string" office:string-value="J394" calcext:value-type="string">
            <text:p>J394</text:p>
          </table:table-cell>
          <table:table-cell table:formula="of:=[.C266]=[.B266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93i</text:p>
          </table:table-cell>
          <table:table-cell table:formula="of:=VLOOKUP([.B267];[$samples.A$2:$samples.A$855];1;0)" office:value-type="string" office:string-value="J393i" calcext:value-type="string">
            <text:p>J393i</text:p>
          </table:table-cell>
          <table:table-cell table:formula="of:=[.C267]=[.B267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93h</text:p>
          </table:table-cell>
          <table:table-cell table:formula="of:=VLOOKUP([.B268];[$samples.A$2:$samples.A$855];1;0)" office:value-type="string" office:string-value="J393h" calcext:value-type="string">
            <text:p>J393h</text:p>
          </table:table-cell>
          <table:table-cell table:formula="of:=[.C268]=[.B268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93g</text:p>
          </table:table-cell>
          <table:table-cell table:formula="of:=VLOOKUP([.B269];[$samples.A$2:$samples.A$855];1;0)" office:value-type="string" office:string-value="J393g" calcext:value-type="string">
            <text:p>J393g</text:p>
          </table:table-cell>
          <table:table-cell table:formula="of:=[.C269]=[.B269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93f</text:p>
          </table:table-cell>
          <table:table-cell table:formula="of:=VLOOKUP([.B270];[$samples.A$2:$samples.A$855];1;0)" office:value-type="string" office:string-value="J393f" calcext:value-type="string">
            <text:p>J393f</text:p>
          </table:table-cell>
          <table:table-cell table:formula="of:=[.C270]=[.B270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93e</text:p>
          </table:table-cell>
          <table:table-cell table:formula="of:=VLOOKUP([.B271];[$samples.A$2:$samples.A$855];1;0)" office:value-type="string" office:string-value="J393e" calcext:value-type="string">
            <text:p>J393e</text:p>
          </table:table-cell>
          <table:table-cell table:formula="of:=[.C271]=[.B271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93d</text:p>
          </table:table-cell>
          <table:table-cell table:formula="of:=VLOOKUP([.B272];[$samples.A$2:$samples.A$855];1;0)" office:value-type="string" office:string-value="J393d" calcext:value-type="string">
            <text:p>J393d</text:p>
          </table:table-cell>
          <table:table-cell table:formula="of:=[.C272]=[.B272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93c</text:p>
          </table:table-cell>
          <table:table-cell table:formula="of:=VLOOKUP([.B273];[$samples.A$2:$samples.A$855];1;0)" office:value-type="string" office:string-value="J393c" calcext:value-type="string">
            <text:p>J393c</text:p>
          </table:table-cell>
          <table:table-cell table:formula="of:=[.C273]=[.B273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93b</text:p>
          </table:table-cell>
          <table:table-cell table:formula="of:=VLOOKUP([.B274];[$samples.A$2:$samples.A$855];1;0)" office:value-type="string" office:string-value="J393b" calcext:value-type="string">
            <text:p>J393b</text:p>
          </table:table-cell>
          <table:table-cell table:formula="of:=[.C274]=[.B274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93a</text:p>
          </table:table-cell>
          <table:table-cell table:formula="of:=VLOOKUP([.B275];[$samples.A$2:$samples.A$855];1;0)" office:value-type="string" office:string-value="J393a" calcext:value-type="string">
            <text:p>J393a</text:p>
          </table:table-cell>
          <table:table-cell table:formula="of:=[.C275]=[.B275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93</text:p>
          </table:table-cell>
          <table:table-cell table:formula="of:=VLOOKUP([.B276];[$samples.A$2:$samples.A$855];1;0)" office:value-type="string" office:string-value="J393" calcext:value-type="string">
            <text:p>J393</text:p>
          </table:table-cell>
          <table:table-cell table:formula="of:=[.C276]=[.B276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93-WGS</text:p>
          </table:table-cell>
          <table:table-cell office:value-type="string" calcext:value-type="string">
            <text:p>J393</text:p>
          </table:table-cell>
          <table:table-cell table:formula="of:=VLOOKUP([.B277];[$samples.A$2:$samples.A$855];1;0)" office:value-type="string" office:string-value="J393" calcext:value-type="string">
            <text:p>J393</text:p>
          </table:table-cell>
          <table:table-cell table:formula="of:=[.C277]=[.B277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93-NextRAD</text:p>
          </table:table-cell>
          <table:table-cell office:value-type="string" calcext:value-type="string">
            <text:p>J393</text:p>
          </table:table-cell>
          <table:table-cell table:formula="of:=VLOOKUP([.B278];[$samples.A$2:$samples.A$855];1;0)" office:value-type="string" office:string-value="J393" calcext:value-type="string">
            <text:p>J393</text:p>
          </table:table-cell>
          <table:table-cell table:formula="of:=[.C278]=[.B278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92</text:p>
          </table:table-cell>
          <table:table-cell table:formula="of:=VLOOKUP([.B279];[$samples.A$2:$samples.A$855];1;0)" office:value-type="string" office:string-value="J392" calcext:value-type="string">
            <text:p>J392</text:p>
          </table:table-cell>
          <table:table-cell table:formula="of:=[.C279]=[.B279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90b</text:p>
          </table:table-cell>
          <table:table-cell table:formula="of:=VLOOKUP([.B280];[$samples.A$2:$samples.A$855];1;0)" office:value-type="string" office:string-value="J390b" calcext:value-type="string">
            <text:p>J390b</text:p>
          </table:table-cell>
          <table:table-cell table:formula="of:=[.C280]=[.B280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90a-rep</text:p>
          </table:table-cell>
          <table:table-cell office:value-type="string" calcext:value-type="string">
            <text:p>J390a</text:p>
          </table:table-cell>
          <table:table-cell table:formula="of:=VLOOKUP([.B281];[$samples.A$2:$samples.A$855];1;0)" office:value-type="string" office:string-value="J390a" calcext:value-type="string">
            <text:p>J390a</text:p>
          </table:table-cell>
          <table:table-cell table:formula="of:=[.C281]=[.B281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90a</text:p>
          </table:table-cell>
          <table:table-cell table:formula="of:=VLOOKUP([.B282];[$samples.A$2:$samples.A$855];1;0)" office:value-type="string" office:string-value="J390a" calcext:value-type="string">
            <text:p>J390a</text:p>
          </table:table-cell>
          <table:table-cell table:formula="of:=[.C282]=[.B28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90arep</text:p>
          </table:table-cell>
          <table:table-cell office:value-type="string" calcext:value-type="string">
            <text:p>J390a</text:p>
          </table:table-cell>
          <table:table-cell table:formula="of:=VLOOKUP([.B283];[$samples.A$2:$samples.A$855];1;0)" office:value-type="string" office:string-value="J390a" calcext:value-type="string">
            <text:p>J390a</text:p>
          </table:table-cell>
          <table:table-cell table:formula="of:=[.C283]=[.B283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90</text:p>
          </table:table-cell>
          <table:table-cell table:formula="of:=VLOOKUP([.B284];[$samples.A$2:$samples.A$855];1;0)" office:value-type="string" office:string-value="J390" calcext:value-type="string">
            <text:p>J390</text:p>
          </table:table-cell>
          <table:table-cell table:formula="of:=[.C284]=[.B284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89</text:p>
          </table:table-cell>
          <table:table-cell table:formula="of:=VLOOKUP([.B285];[$samples.A$2:$samples.A$855];1;0)" office:value-type="string" office:string-value="J389" calcext:value-type="string">
            <text:p>J389</text:p>
          </table:table-cell>
          <table:table-cell table:formula="of:=[.C285]=[.B285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89-WGS</text:p>
          </table:table-cell>
          <table:table-cell office:value-type="string" calcext:value-type="string">
            <text:p>J389</text:p>
          </table:table-cell>
          <table:table-cell table:formula="of:=VLOOKUP([.B286];[$samples.A$2:$samples.A$855];1;0)" office:value-type="string" office:string-value="J389" calcext:value-type="string">
            <text:p>J389</text:p>
          </table:table-cell>
          <table:table-cell table:formula="of:=[.C286]=[.B286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89-NextRAD</text:p>
          </table:table-cell>
          <table:table-cell office:value-type="string" calcext:value-type="string">
            <text:p>J389</text:p>
          </table:table-cell>
          <table:table-cell table:formula="of:=VLOOKUP([.B287];[$samples.A$2:$samples.A$855];1;0)" office:value-type="string" office:string-value="J389" calcext:value-type="string">
            <text:p>J389</text:p>
          </table:table-cell>
          <table:table-cell table:formula="of:=[.C287]=[.B287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88i</text:p>
          </table:table-cell>
          <table:table-cell table:formula="of:=VLOOKUP([.B288];[$samples.A$2:$samples.A$855];1;0)" office:value-type="string" office:string-value="J388i" calcext:value-type="string">
            <text:p>J388i</text:p>
          </table:table-cell>
          <table:table-cell table:formula="of:=[.C288]=[.B288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88h</text:p>
          </table:table-cell>
          <table:table-cell table:formula="of:=VLOOKUP([.B289];[$samples.A$2:$samples.A$855];1;0)" office:value-type="string" office:string-value="J388h" calcext:value-type="string">
            <text:p>J388h</text:p>
          </table:table-cell>
          <table:table-cell table:formula="of:=[.C289]=[.B289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88g</text:p>
          </table:table-cell>
          <table:table-cell table:formula="of:=VLOOKUP([.B290];[$samples.A$2:$samples.A$855];1;0)" office:value-type="string" office:string-value="J388g" calcext:value-type="string">
            <text:p>J388g</text:p>
          </table:table-cell>
          <table:table-cell table:formula="of:=[.C290]=[.B290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88f</text:p>
          </table:table-cell>
          <table:table-cell table:formula="of:=VLOOKUP([.B291];[$samples.A$2:$samples.A$855];1;0)" office:value-type="string" office:string-value="J388f" calcext:value-type="string">
            <text:p>J388f</text:p>
          </table:table-cell>
          <table:table-cell table:formula="of:=[.C291]=[.B291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88e</text:p>
          </table:table-cell>
          <table:table-cell table:formula="of:=VLOOKUP([.B292];[$samples.A$2:$samples.A$855];1;0)" office:value-type="string" office:string-value="J388e" calcext:value-type="string">
            <text:p>J388e</text:p>
          </table:table-cell>
          <table:table-cell table:formula="of:=[.C292]=[.B292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88d</text:p>
          </table:table-cell>
          <table:table-cell table:formula="of:=VLOOKUP([.B293];[$samples.A$2:$samples.A$855];1;0)" office:value-type="string" office:string-value="J388d" calcext:value-type="string">
            <text:p>J388d</text:p>
          </table:table-cell>
          <table:table-cell table:formula="of:=[.C293]=[.B293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88c</text:p>
          </table:table-cell>
          <table:table-cell table:formula="of:=VLOOKUP([.B294];[$samples.A$2:$samples.A$855];1;0)" office:value-type="string" office:string-value="J388c" calcext:value-type="string">
            <text:p>J388c</text:p>
          </table:table-cell>
          <table:table-cell table:formula="of:=[.C294]=[.B294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88b</text:p>
          </table:table-cell>
          <table:table-cell table:formula="of:=VLOOKUP([.B295];[$samples.A$2:$samples.A$855];1;0)" office:value-type="string" office:string-value="J388b" calcext:value-type="string">
            <text:p>J388b</text:p>
          </table:table-cell>
          <table:table-cell table:formula="of:=[.C295]=[.B295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88a</text:p>
          </table:table-cell>
          <table:table-cell table:formula="of:=VLOOKUP([.B296];[$samples.A$2:$samples.A$855];1;0)" office:value-type="string" office:string-value="J388a" calcext:value-type="string">
            <text:p>J388a</text:p>
          </table:table-cell>
          <table:table-cell table:formula="of:=[.C296]=[.B296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88</text:p>
          </table:table-cell>
          <table:table-cell table:formula="of:=VLOOKUP([.B297];[$samples.A$2:$samples.A$855];1;0)" office:value-type="string" office:string-value="J388" calcext:value-type="string">
            <text:p>J388</text:p>
          </table:table-cell>
          <table:table-cell table:formula="of:=[.C297]=[.B297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87i</text:p>
          </table:table-cell>
          <table:table-cell table:formula="of:=VLOOKUP([.B298];[$samples.A$2:$samples.A$855];1;0)" office:value-type="string" office:string-value="J387i" calcext:value-type="string">
            <text:p>J387i</text:p>
          </table:table-cell>
          <table:table-cell table:formula="of:=[.C298]=[.B298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87h</text:p>
          </table:table-cell>
          <table:table-cell table:formula="of:=VLOOKUP([.B299];[$samples.A$2:$samples.A$855];1;0)" office:value-type="string" office:string-value="J387h" calcext:value-type="string">
            <text:p>J387h</text:p>
          </table:table-cell>
          <table:table-cell table:formula="of:=[.C299]=[.B299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87g</text:p>
          </table:table-cell>
          <table:table-cell table:formula="of:=VLOOKUP([.B300];[$samples.A$2:$samples.A$855];1;0)" office:value-type="string" office:string-value="J387g" calcext:value-type="string">
            <text:p>J387g</text:p>
          </table:table-cell>
          <table:table-cell table:formula="of:=[.C300]=[.B300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87f</text:p>
          </table:table-cell>
          <table:table-cell table:formula="of:=VLOOKUP([.B301];[$samples.A$2:$samples.A$855];1;0)" office:value-type="string" office:string-value="J387f" calcext:value-type="string">
            <text:p>J387f</text:p>
          </table:table-cell>
          <table:table-cell table:formula="of:=[.C301]=[.B301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87e</text:p>
          </table:table-cell>
          <table:table-cell table:formula="of:=VLOOKUP([.B302];[$samples.A$2:$samples.A$855];1;0)" office:value-type="string" office:string-value="J387e" calcext:value-type="string">
            <text:p>J387e</text:p>
          </table:table-cell>
          <table:table-cell table:formula="of:=[.C302]=[.B302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87d</text:p>
          </table:table-cell>
          <table:table-cell table:formula="of:=VLOOKUP([.B303];[$samples.A$2:$samples.A$855];1;0)" office:value-type="string" office:string-value="J387d" calcext:value-type="string">
            <text:p>J387d</text:p>
          </table:table-cell>
          <table:table-cell table:formula="of:=[.C303]=[.B303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87c</text:p>
          </table:table-cell>
          <table:table-cell table:formula="of:=VLOOKUP([.B304];[$samples.A$2:$samples.A$855];1;0)" office:value-type="string" office:string-value="J387c" calcext:value-type="string">
            <text:p>J387c</text:p>
          </table:table-cell>
          <table:table-cell table:formula="of:=[.C304]=[.B304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87b</text:p>
          </table:table-cell>
          <table:table-cell table:formula="of:=VLOOKUP([.B305];[$samples.A$2:$samples.A$855];1;0)" office:value-type="string" office:string-value="J387b" calcext:value-type="string">
            <text:p>J387b</text:p>
          </table:table-cell>
          <table:table-cell table:formula="of:=[.C305]=[.B305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87a</text:p>
          </table:table-cell>
          <table:table-cell table:formula="of:=VLOOKUP([.B306];[$samples.A$2:$samples.A$855];1;0)" office:value-type="string" office:string-value="J387a" calcext:value-type="string">
            <text:p>J387a</text:p>
          </table:table-cell>
          <table:table-cell table:formula="of:=[.C306]=[.B306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87</text:p>
          </table:table-cell>
          <table:table-cell table:formula="of:=VLOOKUP([.B307];[$samples.A$2:$samples.A$855];1;0)" office:value-type="string" office:string-value="J387" calcext:value-type="string">
            <text:p>J387</text:p>
          </table:table-cell>
          <table:table-cell table:formula="of:=[.C307]=[.B307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87-WGS</text:p>
          </table:table-cell>
          <table:table-cell office:value-type="string" calcext:value-type="string">
            <text:p>J387</text:p>
          </table:table-cell>
          <table:table-cell table:formula="of:=VLOOKUP([.B308];[$samples.A$2:$samples.A$855];1;0)" office:value-type="string" office:string-value="J387" calcext:value-type="string">
            <text:p>J387</text:p>
          </table:table-cell>
          <table:table-cell table:formula="of:=[.C308]=[.B308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87-NextRAD</text:p>
          </table:table-cell>
          <table:table-cell office:value-type="string" calcext:value-type="string">
            <text:p>J387</text:p>
          </table:table-cell>
          <table:table-cell table:formula="of:=VLOOKUP([.B309];[$samples.A$2:$samples.A$855];1;0)" office:value-type="string" office:string-value="J387" calcext:value-type="string">
            <text:p>J387</text:p>
          </table:table-cell>
          <table:table-cell table:formula="of:=[.C309]=[.B309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86i</text:p>
          </table:table-cell>
          <table:table-cell table:formula="of:=VLOOKUP([.B310];[$samples.A$2:$samples.A$855];1;0)" office:value-type="string" office:string-value="J386i" calcext:value-type="string">
            <text:p>J386i</text:p>
          </table:table-cell>
          <table:table-cell table:formula="of:=[.C310]=[.B310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86h</text:p>
          </table:table-cell>
          <table:table-cell table:formula="of:=VLOOKUP([.B311];[$samples.A$2:$samples.A$855];1;0)" office:value-type="string" office:string-value="J386h" calcext:value-type="string">
            <text:p>J386h</text:p>
          </table:table-cell>
          <table:table-cell table:formula="of:=[.C311]=[.B311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86g</text:p>
          </table:table-cell>
          <table:table-cell table:formula="of:=VLOOKUP([.B312];[$samples.A$2:$samples.A$855];1;0)" office:value-type="string" office:string-value="J386g" calcext:value-type="string">
            <text:p>J386g</text:p>
          </table:table-cell>
          <table:table-cell table:formula="of:=[.C312]=[.B312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86f</text:p>
          </table:table-cell>
          <table:table-cell table:formula="of:=VLOOKUP([.B313];[$samples.A$2:$samples.A$855];1;0)" office:value-type="string" office:string-value="J386f" calcext:value-type="string">
            <text:p>J386f</text:p>
          </table:table-cell>
          <table:table-cell table:formula="of:=[.C313]=[.B313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86e</text:p>
          </table:table-cell>
          <table:table-cell table:formula="of:=VLOOKUP([.B314];[$samples.A$2:$samples.A$855];1;0)" office:value-type="string" office:string-value="J386e" calcext:value-type="string">
            <text:p>J386e</text:p>
          </table:table-cell>
          <table:table-cell table:formula="of:=[.C314]=[.B314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86d</text:p>
          </table:table-cell>
          <table:table-cell table:formula="of:=VLOOKUP([.B315];[$samples.A$2:$samples.A$855];1;0)" office:value-type="string" office:string-value="J386d" calcext:value-type="string">
            <text:p>J386d</text:p>
          </table:table-cell>
          <table:table-cell table:formula="of:=[.C315]=[.B315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86c</text:p>
          </table:table-cell>
          <table:table-cell table:formula="of:=VLOOKUP([.B316];[$samples.A$2:$samples.A$855];1;0)" office:value-type="string" office:string-value="J386c" calcext:value-type="string">
            <text:p>J386c</text:p>
          </table:table-cell>
          <table:table-cell table:formula="of:=[.C316]=[.B316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86b</text:p>
          </table:table-cell>
          <table:table-cell table:formula="of:=VLOOKUP([.B317];[$samples.A$2:$samples.A$855];1;0)" office:value-type="string" office:string-value="J386b" calcext:value-type="string">
            <text:p>J386b</text:p>
          </table:table-cell>
          <table:table-cell table:formula="of:=[.C317]=[.B317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86a</text:p>
          </table:table-cell>
          <table:table-cell table:formula="of:=VLOOKUP([.B318];[$samples.A$2:$samples.A$855];1;0)" office:value-type="string" office:string-value="J386a" calcext:value-type="string">
            <text:p>J386a</text:p>
          </table:table-cell>
          <table:table-cell table:formula="of:=[.C318]=[.B318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86</text:p>
          </table:table-cell>
          <table:table-cell table:formula="of:=VLOOKUP([.B319];[$samples.A$2:$samples.A$855];1;0)" office:value-type="string" office:string-value="J386" calcext:value-type="string">
            <text:p>J386</text:p>
          </table:table-cell>
          <table:table-cell table:formula="of:=[.C319]=[.B319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85i</text:p>
          </table:table-cell>
          <table:table-cell table:formula="of:=VLOOKUP([.B320];[$samples.A$2:$samples.A$855];1;0)" office:value-type="string" office:string-value="J385i" calcext:value-type="string">
            <text:p>J385i</text:p>
          </table:table-cell>
          <table:table-cell table:formula="of:=[.C320]=[.B320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85h</text:p>
          </table:table-cell>
          <table:table-cell table:formula="of:=VLOOKUP([.B321];[$samples.A$2:$samples.A$855];1;0)" office:value-type="string" office:string-value="J385h" calcext:value-type="string">
            <text:p>J385h</text:p>
          </table:table-cell>
          <table:table-cell table:formula="of:=[.C321]=[.B321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85g</text:p>
          </table:table-cell>
          <table:table-cell table:formula="of:=VLOOKUP([.B322];[$samples.A$2:$samples.A$855];1;0)" office:value-type="string" office:string-value="J385g" calcext:value-type="string">
            <text:p>J385g</text:p>
          </table:table-cell>
          <table:table-cell table:formula="of:=[.C322]=[.B322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85f</text:p>
          </table:table-cell>
          <table:table-cell table:formula="of:=VLOOKUP([.B323];[$samples.A$2:$samples.A$855];1;0)" office:value-type="string" office:string-value="J385f" calcext:value-type="string">
            <text:p>J385f</text:p>
          </table:table-cell>
          <table:table-cell table:formula="of:=[.C323]=[.B323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85e</text:p>
          </table:table-cell>
          <table:table-cell table:formula="of:=VLOOKUP([.B324];[$samples.A$2:$samples.A$855];1;0)" office:value-type="string" office:string-value="J385e" calcext:value-type="string">
            <text:p>J385e</text:p>
          </table:table-cell>
          <table:table-cell table:formula="of:=[.C324]=[.B324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85d</text:p>
          </table:table-cell>
          <table:table-cell table:formula="of:=VLOOKUP([.B325];[$samples.A$2:$samples.A$855];1;0)" office:value-type="string" office:string-value="J385d" calcext:value-type="string">
            <text:p>J385d</text:p>
          </table:table-cell>
          <table:table-cell table:formula="of:=[.C325]=[.B325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85c</text:p>
          </table:table-cell>
          <table:table-cell table:formula="of:=VLOOKUP([.B326];[$samples.A$2:$samples.A$855];1;0)" office:value-type="string" office:string-value="J385c" calcext:value-type="string">
            <text:p>J385c</text:p>
          </table:table-cell>
          <table:table-cell table:formula="of:=[.C326]=[.B326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85b</text:p>
          </table:table-cell>
          <table:table-cell table:formula="of:=VLOOKUP([.B327];[$samples.A$2:$samples.A$855];1;0)" office:value-type="string" office:string-value="J385b" calcext:value-type="string">
            <text:p>J385b</text:p>
          </table:table-cell>
          <table:table-cell table:formula="of:=[.C327]=[.B327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85a</text:p>
          </table:table-cell>
          <table:table-cell table:formula="of:=VLOOKUP([.B328];[$samples.A$2:$samples.A$855];1;0)" office:value-type="string" office:string-value="J385a" calcext:value-type="string">
            <text:p>J385a</text:p>
          </table:table-cell>
          <table:table-cell table:formula="of:=[.C328]=[.B328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85</text:p>
          </table:table-cell>
          <table:table-cell table:formula="of:=VLOOKUP([.B329];[$samples.A$2:$samples.A$855];1;0)" office:value-type="string" office:string-value="J385" calcext:value-type="string">
            <text:p>J385</text:p>
          </table:table-cell>
          <table:table-cell table:formula="of:=[.C329]=[.B329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85-WGS</text:p>
          </table:table-cell>
          <table:table-cell office:value-type="string" calcext:value-type="string">
            <text:p>J385</text:p>
          </table:table-cell>
          <table:table-cell table:formula="of:=VLOOKUP([.B330];[$samples.A$2:$samples.A$855];1;0)" office:value-type="string" office:string-value="J385" calcext:value-type="string">
            <text:p>J385</text:p>
          </table:table-cell>
          <table:table-cell table:formula="of:=[.C330]=[.B330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85-NextRAD</text:p>
          </table:table-cell>
          <table:table-cell office:value-type="string" calcext:value-type="string">
            <text:p>J385</text:p>
          </table:table-cell>
          <table:table-cell table:formula="of:=VLOOKUP([.B331];[$samples.A$2:$samples.A$855];1;0)" office:value-type="string" office:string-value="J385" calcext:value-type="string">
            <text:p>J385</text:p>
          </table:table-cell>
          <table:table-cell table:formula="of:=[.C331]=[.B331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85rep</text:p>
          </table:table-cell>
          <table:table-cell office:value-type="string" calcext:value-type="string">
            <text:p>J385</text:p>
          </table:table-cell>
          <table:table-cell table:formula="of:=VLOOKUP([.B332];[$samples.A$2:$samples.A$855];1;0)" office:value-type="string" office:string-value="J385" calcext:value-type="string">
            <text:p>J385</text:p>
          </table:table-cell>
          <table:table-cell table:formula="of:=[.C332]=[.B33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85-rep</text:p>
          </table:table-cell>
          <table:table-cell office:value-type="string" calcext:value-type="string">
            <text:p>J385</text:p>
          </table:table-cell>
          <table:table-cell table:formula="of:=VLOOKUP([.B333];[$samples.A$2:$samples.A$855];1;0)" office:value-type="string" office:string-value="J385" calcext:value-type="string">
            <text:p>J385</text:p>
          </table:table-cell>
          <table:table-cell table:formula="of:=[.C333]=[.B333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83</text:p>
          </table:table-cell>
          <table:table-cell table:formula="of:=VLOOKUP([.B334];[$samples.A$2:$samples.A$855];1;0)" office:value-type="string" office:string-value="J383" calcext:value-type="string">
            <text:p>J383</text:p>
          </table:table-cell>
          <table:table-cell table:formula="of:=[.C334]=[.B334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83-WGS</text:p>
          </table:table-cell>
          <table:table-cell office:value-type="string" calcext:value-type="string">
            <text:p>J383</text:p>
          </table:table-cell>
          <table:table-cell table:formula="of:=VLOOKUP([.B335];[$samples.A$2:$samples.A$855];1;0)" office:value-type="string" office:string-value="J383" calcext:value-type="string">
            <text:p>J383</text:p>
          </table:table-cell>
          <table:table-cell table:formula="of:=[.C335]=[.B335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83-NextRAD</text:p>
          </table:table-cell>
          <table:table-cell office:value-type="string" calcext:value-type="string">
            <text:p>J383</text:p>
          </table:table-cell>
          <table:table-cell table:formula="of:=VLOOKUP([.B336];[$samples.A$2:$samples.A$855];1;0)" office:value-type="string" office:string-value="J383" calcext:value-type="string">
            <text:p>J383</text:p>
          </table:table-cell>
          <table:table-cell table:formula="of:=[.C336]=[.B336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82i</text:p>
          </table:table-cell>
          <table:table-cell table:formula="of:=VLOOKUP([.B337];[$samples.A$2:$samples.A$855];1;0)" office:value-type="string" office:string-value="J382i" calcext:value-type="string">
            <text:p>J382i</text:p>
          </table:table-cell>
          <table:table-cell table:formula="of:=[.C337]=[.B337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82h</text:p>
          </table:table-cell>
          <table:table-cell table:formula="of:=VLOOKUP([.B338];[$samples.A$2:$samples.A$855];1;0)" office:value-type="string" office:string-value="J382h" calcext:value-type="string">
            <text:p>J382h</text:p>
          </table:table-cell>
          <table:table-cell table:formula="of:=[.C338]=[.B338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82g</text:p>
          </table:table-cell>
          <table:table-cell table:formula="of:=VLOOKUP([.B339];[$samples.A$2:$samples.A$855];1;0)" office:value-type="string" office:string-value="J382g" calcext:value-type="string">
            <text:p>J382g</text:p>
          </table:table-cell>
          <table:table-cell table:formula="of:=[.C339]=[.B339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82f</text:p>
          </table:table-cell>
          <table:table-cell table:formula="of:=VLOOKUP([.B340];[$samples.A$2:$samples.A$855];1;0)" office:value-type="string" office:string-value="J382f" calcext:value-type="string">
            <text:p>J382f</text:p>
          </table:table-cell>
          <table:table-cell table:formula="of:=[.C340]=[.B340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82e</text:p>
          </table:table-cell>
          <table:table-cell table:formula="of:=VLOOKUP([.B341];[$samples.A$2:$samples.A$855];1;0)" office:value-type="string" office:string-value="J382e" calcext:value-type="string">
            <text:p>J382e</text:p>
          </table:table-cell>
          <table:table-cell table:formula="of:=[.C341]=[.B341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82d</text:p>
          </table:table-cell>
          <table:table-cell table:formula="of:=VLOOKUP([.B342];[$samples.A$2:$samples.A$855];1;0)" office:value-type="string" office:string-value="J382d" calcext:value-type="string">
            <text:p>J382d</text:p>
          </table:table-cell>
          <table:table-cell table:formula="of:=[.C342]=[.B342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82c</text:p>
          </table:table-cell>
          <table:table-cell table:formula="of:=VLOOKUP([.B343];[$samples.A$2:$samples.A$855];1;0)" office:value-type="string" office:string-value="J382c" calcext:value-type="string">
            <text:p>J382c</text:p>
          </table:table-cell>
          <table:table-cell table:formula="of:=[.C343]=[.B343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82b</text:p>
          </table:table-cell>
          <table:table-cell table:formula="of:=VLOOKUP([.B344];[$samples.A$2:$samples.A$855];1;0)" office:value-type="string" office:string-value="J382b" calcext:value-type="string">
            <text:p>J382b</text:p>
          </table:table-cell>
          <table:table-cell table:formula="of:=[.C344]=[.B344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82a</text:p>
          </table:table-cell>
          <table:table-cell table:formula="of:=VLOOKUP([.B345];[$samples.A$2:$samples.A$855];1;0)" office:value-type="string" office:string-value="J382a" calcext:value-type="string">
            <text:p>J382a</text:p>
          </table:table-cell>
          <table:table-cell table:formula="of:=[.C345]=[.B345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81</text:p>
          </table:table-cell>
          <table:table-cell table:formula="of:=VLOOKUP([.B346];[$samples.A$2:$samples.A$855];1;0)" office:value-type="string" office:string-value="J381" calcext:value-type="string">
            <text:p>J381</text:p>
          </table:table-cell>
          <table:table-cell table:formula="of:=[.C346]=[.B346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81-WGS</text:p>
          </table:table-cell>
          <table:table-cell office:value-type="string" calcext:value-type="string">
            <text:p>J381</text:p>
          </table:table-cell>
          <table:table-cell table:formula="of:=VLOOKUP([.B347];[$samples.A$2:$samples.A$855];1;0)" office:value-type="string" office:string-value="J381" calcext:value-type="string">
            <text:p>J381</text:p>
          </table:table-cell>
          <table:table-cell table:formula="of:=[.C347]=[.B347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81-NextRAD</text:p>
          </table:table-cell>
          <table:table-cell office:value-type="string" calcext:value-type="string">
            <text:p>J381</text:p>
          </table:table-cell>
          <table:table-cell table:formula="of:=VLOOKUP([.B348];[$samples.A$2:$samples.A$855];1;0)" office:value-type="string" office:string-value="J381" calcext:value-type="string">
            <text:p>J381</text:p>
          </table:table-cell>
          <table:table-cell table:formula="of:=[.C348]=[.B348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79</text:p>
          </table:table-cell>
          <table:table-cell table:formula="of:=VLOOKUP([.B349];[$samples.A$2:$samples.A$855];1;0)" office:value-type="string" office:string-value="J379" calcext:value-type="string">
            <text:p>J379</text:p>
          </table:table-cell>
          <table:table-cell table:formula="of:=[.C349]=[.B349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79-WGS</text:p>
          </table:table-cell>
          <table:table-cell office:value-type="string" calcext:value-type="string">
            <text:p>J379</text:p>
          </table:table-cell>
          <table:table-cell table:formula="of:=VLOOKUP([.B350];[$samples.A$2:$samples.A$855];1;0)" office:value-type="string" office:string-value="J379" calcext:value-type="string">
            <text:p>J379</text:p>
          </table:table-cell>
          <table:table-cell table:formula="of:=[.C350]=[.B350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79-NextRAD</text:p>
          </table:table-cell>
          <table:table-cell office:value-type="string" calcext:value-type="string">
            <text:p>J379</text:p>
          </table:table-cell>
          <table:table-cell table:formula="of:=VLOOKUP([.B351];[$samples.A$2:$samples.A$855];1;0)" office:value-type="string" office:string-value="J379" calcext:value-type="string">
            <text:p>J379</text:p>
          </table:table-cell>
          <table:table-cell table:formula="of:=[.C351]=[.B351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77i</text:p>
          </table:table-cell>
          <table:table-cell table:formula="of:=VLOOKUP([.B352];[$samples.A$2:$samples.A$855];1;0)" office:value-type="string" office:string-value="J377i" calcext:value-type="string">
            <text:p>J377i</text:p>
          </table:table-cell>
          <table:table-cell table:formula="of:=[.C352]=[.B352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77h</text:p>
          </table:table-cell>
          <table:table-cell table:formula="of:=VLOOKUP([.B353];[$samples.A$2:$samples.A$855];1;0)" office:value-type="string" office:string-value="J377h" calcext:value-type="string">
            <text:p>J377h</text:p>
          </table:table-cell>
          <table:table-cell table:formula="of:=[.C353]=[.B353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77g</text:p>
          </table:table-cell>
          <table:table-cell table:formula="of:=VLOOKUP([.B354];[$samples.A$2:$samples.A$855];1;0)" office:value-type="string" office:string-value="J377g" calcext:value-type="string">
            <text:p>J377g</text:p>
          </table:table-cell>
          <table:table-cell table:formula="of:=[.C354]=[.B354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77e</text:p>
          </table:table-cell>
          <table:table-cell table:formula="of:=VLOOKUP([.B355];[$samples.A$2:$samples.A$855];1;0)" office:value-type="string" office:string-value="J377e" calcext:value-type="string">
            <text:p>J377e</text:p>
          </table:table-cell>
          <table:table-cell table:formula="of:=[.C355]=[.B355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77erep</text:p>
          </table:table-cell>
          <table:table-cell office:value-type="string" calcext:value-type="string">
            <text:p>J377e</text:p>
          </table:table-cell>
          <table:table-cell table:formula="of:=VLOOKUP([.B356];[$samples.A$2:$samples.A$855];1;0)" office:value-type="string" office:string-value="J377e" calcext:value-type="string">
            <text:p>J377e</text:p>
          </table:table-cell>
          <table:table-cell table:formula="of:=[.C356]=[.B356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77e-rep</text:p>
          </table:table-cell>
          <table:table-cell office:value-type="string" calcext:value-type="string">
            <text:p>J377e</text:p>
          </table:table-cell>
          <table:table-cell table:formula="of:=VLOOKUP([.B357];[$samples.A$2:$samples.A$855];1;0)" office:value-type="string" office:string-value="J377e" calcext:value-type="string">
            <text:p>J377e</text:p>
          </table:table-cell>
          <table:table-cell table:formula="of:=[.C357]=[.B357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77d</text:p>
          </table:table-cell>
          <table:table-cell table:formula="of:=VLOOKUP([.B358];[$samples.A$2:$samples.A$855];1;0)" office:value-type="string" office:string-value="J377d" calcext:value-type="string">
            <text:p>J377d</text:p>
          </table:table-cell>
          <table:table-cell table:formula="of:=[.C358]=[.B358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77c</text:p>
          </table:table-cell>
          <table:table-cell table:formula="of:=VLOOKUP([.B359];[$samples.A$2:$samples.A$855];1;0)" office:value-type="string" office:string-value="J377c" calcext:value-type="string">
            <text:p>J377c</text:p>
          </table:table-cell>
          <table:table-cell table:formula="of:=[.C359]=[.B359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77b</text:p>
          </table:table-cell>
          <table:table-cell table:formula="of:=VLOOKUP([.B360];[$samples.A$2:$samples.A$855];1;0)" office:value-type="string" office:string-value="J377b" calcext:value-type="string">
            <text:p>J377b</text:p>
          </table:table-cell>
          <table:table-cell table:formula="of:=[.C360]=[.B360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77a</text:p>
          </table:table-cell>
          <table:table-cell table:formula="of:=VLOOKUP([.B361];[$samples.A$2:$samples.A$855];1;0)" office:value-type="string" office:string-value="J377a" calcext:value-type="string">
            <text:p>J377a</text:p>
          </table:table-cell>
          <table:table-cell table:formula="of:=[.C361]=[.B361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77</text:p>
          </table:table-cell>
          <table:table-cell table:formula="of:=VLOOKUP([.B362];[$samples.A$2:$samples.A$855];1;0)" office:value-type="string" office:string-value="J377" calcext:value-type="string">
            <text:p>J377</text:p>
          </table:table-cell>
          <table:table-cell table:formula="of:=[.C362]=[.B362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76i</text:p>
          </table:table-cell>
          <table:table-cell table:formula="of:=VLOOKUP([.B363];[$samples.A$2:$samples.A$855];1;0)" office:value-type="string" office:string-value="J376i" calcext:value-type="string">
            <text:p>J376i</text:p>
          </table:table-cell>
          <table:table-cell table:formula="of:=[.C363]=[.B363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76h</text:p>
          </table:table-cell>
          <table:table-cell table:formula="of:=VLOOKUP([.B364];[$samples.A$2:$samples.A$855];1;0)" office:value-type="string" office:string-value="J376h" calcext:value-type="string">
            <text:p>J376h</text:p>
          </table:table-cell>
          <table:table-cell table:formula="of:=[.C364]=[.B364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76g</text:p>
          </table:table-cell>
          <table:table-cell table:formula="of:=VLOOKUP([.B365];[$samples.A$2:$samples.A$855];1;0)" office:value-type="string" office:string-value="J376g" calcext:value-type="string">
            <text:p>J376g</text:p>
          </table:table-cell>
          <table:table-cell table:formula="of:=[.C365]=[.B365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76f</text:p>
          </table:table-cell>
          <table:table-cell table:formula="of:=VLOOKUP([.B366];[$samples.A$2:$samples.A$855];1;0)" office:value-type="string" office:string-value="J376f" calcext:value-type="string">
            <text:p>J376f</text:p>
          </table:table-cell>
          <table:table-cell table:formula="of:=[.C366]=[.B366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76e</text:p>
          </table:table-cell>
          <table:table-cell table:formula="of:=VLOOKUP([.B367];[$samples.A$2:$samples.A$855];1;0)" office:value-type="string" office:string-value="J376e" calcext:value-type="string">
            <text:p>J376e</text:p>
          </table:table-cell>
          <table:table-cell table:formula="of:=[.C367]=[.B367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76d</text:p>
          </table:table-cell>
          <table:table-cell table:formula="of:=VLOOKUP([.B368];[$samples.A$2:$samples.A$855];1;0)" office:value-type="string" office:string-value="J376d" calcext:value-type="string">
            <text:p>J376d</text:p>
          </table:table-cell>
          <table:table-cell table:formula="of:=[.C368]=[.B368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76c</text:p>
          </table:table-cell>
          <table:table-cell table:formula="of:=VLOOKUP([.B369];[$samples.A$2:$samples.A$855];1;0)" office:value-type="string" office:string-value="J376c" calcext:value-type="string">
            <text:p>J376c</text:p>
          </table:table-cell>
          <table:table-cell table:formula="of:=[.C369]=[.B369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76b</text:p>
          </table:table-cell>
          <table:table-cell table:formula="of:=VLOOKUP([.B370];[$samples.A$2:$samples.A$855];1;0)" office:value-type="string" office:string-value="J376b" calcext:value-type="string">
            <text:p>J376b</text:p>
          </table:table-cell>
          <table:table-cell table:formula="of:=[.C370]=[.B370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76a</text:p>
          </table:table-cell>
          <table:table-cell table:formula="of:=VLOOKUP([.B371];[$samples.A$2:$samples.A$855];1;0)" office:value-type="string" office:string-value="J376a" calcext:value-type="string">
            <text:p>J376a</text:p>
          </table:table-cell>
          <table:table-cell table:formula="of:=[.C371]=[.B371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76a-rep</text:p>
          </table:table-cell>
          <table:table-cell office:value-type="string" calcext:value-type="string">
            <text:p>J376a</text:p>
          </table:table-cell>
          <table:table-cell table:formula="of:=VLOOKUP([.B372];[$samples.A$2:$samples.A$855];1;0)" office:value-type="string" office:string-value="J376a" calcext:value-type="string">
            <text:p>J376a</text:p>
          </table:table-cell>
          <table:table-cell table:formula="of:=[.C372]=[.B37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76arep</text:p>
          </table:table-cell>
          <table:table-cell office:value-type="string" calcext:value-type="string">
            <text:p>J376a</text:p>
          </table:table-cell>
          <table:table-cell table:formula="of:=VLOOKUP([.B373];[$samples.A$2:$samples.A$855];1;0)" office:value-type="string" office:string-value="J376a" calcext:value-type="string">
            <text:p>J376a</text:p>
          </table:table-cell>
          <table:table-cell table:formula="of:=[.C373]=[.B373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76</text:p>
          </table:table-cell>
          <table:table-cell table:formula="of:=VLOOKUP([.B374];[$samples.A$2:$samples.A$855];1;0)" office:value-type="string" office:string-value="J376" calcext:value-type="string">
            <text:p>J376</text:p>
          </table:table-cell>
          <table:table-cell table:formula="of:=[.C374]=[.B374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76-WGS</text:p>
          </table:table-cell>
          <table:table-cell office:value-type="string" calcext:value-type="string">
            <text:p>J376</text:p>
          </table:table-cell>
          <table:table-cell table:formula="of:=VLOOKUP([.B375];[$samples.A$2:$samples.A$855];1;0)" office:value-type="string" office:string-value="J376" calcext:value-type="string">
            <text:p>J376</text:p>
          </table:table-cell>
          <table:table-cell table:formula="of:=[.C375]=[.B375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76-NextRAD</text:p>
          </table:table-cell>
          <table:table-cell office:value-type="string" calcext:value-type="string">
            <text:p>J376</text:p>
          </table:table-cell>
          <table:table-cell table:formula="of:=VLOOKUP([.B376];[$samples.A$2:$samples.A$855];1;0)" office:value-type="string" office:string-value="J376" calcext:value-type="string">
            <text:p>J376</text:p>
          </table:table-cell>
          <table:table-cell table:formula="of:=[.C376]=[.B376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75</text:p>
          </table:table-cell>
          <table:table-cell table:formula="of:=VLOOKUP([.B377];[$samples.A$2:$samples.A$855];1;0)" office:value-type="string" office:string-value="J375" calcext:value-type="string">
            <text:p>J375</text:p>
          </table:table-cell>
          <table:table-cell table:formula="of:=[.C377]=[.B377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75-rep1</text:p>
          </table:table-cell>
          <table:table-cell office:value-type="string" calcext:value-type="string">
            <text:p>J375</text:p>
          </table:table-cell>
          <table:table-cell table:formula="of:=VLOOKUP([.B378];[$samples.A$2:$samples.A$855];1;0)" office:value-type="string" office:string-value="J375" calcext:value-type="string">
            <text:p>J375</text:p>
          </table:table-cell>
          <table:table-cell table:formula="of:=[.C378]=[.B378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75-WGS</text:p>
          </table:table-cell>
          <table:table-cell office:value-type="string" calcext:value-type="string">
            <text:p>J375</text:p>
          </table:table-cell>
          <table:table-cell table:formula="of:=VLOOKUP([.B379];[$samples.A$2:$samples.A$855];1;0)" office:value-type="string" office:string-value="J375" calcext:value-type="string">
            <text:p>J375</text:p>
          </table:table-cell>
          <table:table-cell table:formula="of:=[.C379]=[.B379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75-NextRAD</text:p>
          </table:table-cell>
          <table:table-cell office:value-type="string" calcext:value-type="string">
            <text:p>J375</text:p>
          </table:table-cell>
          <table:table-cell table:formula="of:=VLOOKUP([.B380];[$samples.A$2:$samples.A$855];1;0)" office:value-type="string" office:string-value="J375" calcext:value-type="string">
            <text:p>J375</text:p>
          </table:table-cell>
          <table:table-cell table:formula="of:=[.C380]=[.B380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75rep1</text:p>
          </table:table-cell>
          <table:table-cell office:value-type="string" calcext:value-type="string">
            <text:p>J375</text:p>
          </table:table-cell>
          <table:table-cell table:formula="of:=VLOOKUP([.B381];[$samples.A$2:$samples.A$855];1;0)" office:value-type="string" office:string-value="J375" calcext:value-type="string">
            <text:p>J375</text:p>
          </table:table-cell>
          <table:table-cell table:formula="of:=[.C381]=[.B381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74i</text:p>
          </table:table-cell>
          <table:table-cell table:formula="of:=VLOOKUP([.B382];[$samples.A$2:$samples.A$855];1;0)" office:value-type="string" office:string-value="J374i" calcext:value-type="string">
            <text:p>J374i</text:p>
          </table:table-cell>
          <table:table-cell table:formula="of:=[.C382]=[.B382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74h</text:p>
          </table:table-cell>
          <table:table-cell table:formula="of:=VLOOKUP([.B383];[$samples.A$2:$samples.A$855];1;0)" office:value-type="string" office:string-value="J374h" calcext:value-type="string">
            <text:p>J374h</text:p>
          </table:table-cell>
          <table:table-cell table:formula="of:=[.C383]=[.B383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74g</text:p>
          </table:table-cell>
          <table:table-cell table:formula="of:=VLOOKUP([.B384];[$samples.A$2:$samples.A$855];1;0)" office:value-type="string" office:string-value="J374g" calcext:value-type="string">
            <text:p>J374g</text:p>
          </table:table-cell>
          <table:table-cell table:formula="of:=[.C384]=[.B384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74f</text:p>
          </table:table-cell>
          <table:table-cell table:formula="of:=VLOOKUP([.B385];[$samples.A$2:$samples.A$855];1;0)" office:value-type="string" office:string-value="J374f" calcext:value-type="string">
            <text:p>J374f</text:p>
          </table:table-cell>
          <table:table-cell table:formula="of:=[.C385]=[.B385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74e</text:p>
          </table:table-cell>
          <table:table-cell table:formula="of:=VLOOKUP([.B386];[$samples.A$2:$samples.A$855];1;0)" office:value-type="string" office:string-value="J374e" calcext:value-type="string">
            <text:p>J374e</text:p>
          </table:table-cell>
          <table:table-cell table:formula="of:=[.C386]=[.B386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74d</text:p>
          </table:table-cell>
          <table:table-cell table:formula="of:=VLOOKUP([.B387];[$samples.A$2:$samples.A$855];1;0)" office:value-type="string" office:string-value="J374d" calcext:value-type="string">
            <text:p>J374d</text:p>
          </table:table-cell>
          <table:table-cell table:formula="of:=[.C387]=[.B387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74c</text:p>
          </table:table-cell>
          <table:table-cell table:formula="of:=VLOOKUP([.B388];[$samples.A$2:$samples.A$855];1;0)" office:value-type="string" office:string-value="J374c" calcext:value-type="string">
            <text:p>J374c</text:p>
          </table:table-cell>
          <table:table-cell table:formula="of:=[.C388]=[.B388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74b</text:p>
          </table:table-cell>
          <table:table-cell table:formula="of:=VLOOKUP([.B389];[$samples.A$2:$samples.A$855];1;0)" office:value-type="string" office:string-value="J374b" calcext:value-type="string">
            <text:p>J374b</text:p>
          </table:table-cell>
          <table:table-cell table:formula="of:=[.C389]=[.B389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74a</text:p>
          </table:table-cell>
          <table:table-cell table:formula="of:=VLOOKUP([.B390];[$samples.A$2:$samples.A$855];1;0)" office:value-type="string" office:string-value="J374a" calcext:value-type="string">
            <text:p>J374a</text:p>
          </table:table-cell>
          <table:table-cell table:formula="of:=[.C390]=[.B390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74</text:p>
          </table:table-cell>
          <table:table-cell table:formula="of:=VLOOKUP([.B391];[$samples.A$2:$samples.A$855];1;0)" office:value-type="string" office:string-value="J374" calcext:value-type="string">
            <text:p>J374</text:p>
          </table:table-cell>
          <table:table-cell table:formula="of:=[.C391]=[.B391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74-WGS</text:p>
          </table:table-cell>
          <table:table-cell office:value-type="string" calcext:value-type="string">
            <text:p>J374</text:p>
          </table:table-cell>
          <table:table-cell table:formula="of:=VLOOKUP([.B392];[$samples.A$2:$samples.A$855];1;0)" office:value-type="string" office:string-value="J374" calcext:value-type="string">
            <text:p>J374</text:p>
          </table:table-cell>
          <table:table-cell table:formula="of:=[.C392]=[.B39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74-NextRAD</text:p>
          </table:table-cell>
          <table:table-cell office:value-type="string" calcext:value-type="string">
            <text:p>J374</text:p>
          </table:table-cell>
          <table:table-cell table:formula="of:=VLOOKUP([.B393];[$samples.A$2:$samples.A$855];1;0)" office:value-type="string" office:string-value="J374" calcext:value-type="string">
            <text:p>J374</text:p>
          </table:table-cell>
          <table:table-cell table:formula="of:=[.C393]=[.B393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73</text:p>
          </table:table-cell>
          <table:table-cell table:formula="of:=VLOOKUP([.B394];[$samples.A$2:$samples.A$855];1;0)" office:value-type="string" office:string-value="J373" calcext:value-type="string">
            <text:p>J373</text:p>
          </table:table-cell>
          <table:table-cell table:formula="of:=[.C394]=[.B394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73-WGS</text:p>
          </table:table-cell>
          <table:table-cell office:value-type="string" calcext:value-type="string">
            <text:p>J373</text:p>
          </table:table-cell>
          <table:table-cell table:formula="of:=VLOOKUP([.B395];[$samples.A$2:$samples.A$855];1;0)" office:value-type="string" office:string-value="J373" calcext:value-type="string">
            <text:p>J373</text:p>
          </table:table-cell>
          <table:table-cell table:formula="of:=[.C395]=[.B395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73-NextRAD</text:p>
          </table:table-cell>
          <table:table-cell office:value-type="string" calcext:value-type="string">
            <text:p>J373</text:p>
          </table:table-cell>
          <table:table-cell table:formula="of:=VLOOKUP([.B396];[$samples.A$2:$samples.A$855];1;0)" office:value-type="string" office:string-value="J373" calcext:value-type="string">
            <text:p>J373</text:p>
          </table:table-cell>
          <table:table-cell table:formula="of:=[.C396]=[.B396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72</text:p>
          </table:table-cell>
          <table:table-cell table:formula="of:=VLOOKUP([.B397];[$samples.A$2:$samples.A$855];1;0)" office:value-type="string" office:string-value="J372" calcext:value-type="string">
            <text:p>J372</text:p>
          </table:table-cell>
          <table:table-cell table:formula="of:=[.C397]=[.B397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72-WGS</text:p>
          </table:table-cell>
          <table:table-cell office:value-type="string" calcext:value-type="string">
            <text:p>J372</text:p>
          </table:table-cell>
          <table:table-cell table:formula="of:=VLOOKUP([.B398];[$samples.A$2:$samples.A$855];1;0)" office:value-type="string" office:string-value="J372" calcext:value-type="string">
            <text:p>J372</text:p>
          </table:table-cell>
          <table:table-cell table:formula="of:=[.C398]=[.B398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72-NextRAD</text:p>
          </table:table-cell>
          <table:table-cell office:value-type="string" calcext:value-type="string">
            <text:p>J372</text:p>
          </table:table-cell>
          <table:table-cell table:formula="of:=VLOOKUP([.B399];[$samples.A$2:$samples.A$855];1;0)" office:value-type="string" office:string-value="J372" calcext:value-type="string">
            <text:p>J372</text:p>
          </table:table-cell>
          <table:table-cell table:formula="of:=[.C399]=[.B399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71</text:p>
          </table:table-cell>
          <table:table-cell table:formula="of:=VLOOKUP([.B400];[$samples.A$2:$samples.A$855];1;0)" office:value-type="string" office:string-value="J371" calcext:value-type="string">
            <text:p>J371</text:p>
          </table:table-cell>
          <table:table-cell table:formula="of:=[.C400]=[.B400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71-WGS</text:p>
          </table:table-cell>
          <table:table-cell office:value-type="string" calcext:value-type="string">
            <text:p>J371</text:p>
          </table:table-cell>
          <table:table-cell table:formula="of:=VLOOKUP([.B401];[$samples.A$2:$samples.A$855];1;0)" office:value-type="string" office:string-value="J371" calcext:value-type="string">
            <text:p>J371</text:p>
          </table:table-cell>
          <table:table-cell table:formula="of:=[.C401]=[.B401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71-NextRAD</text:p>
          </table:table-cell>
          <table:table-cell office:value-type="string" calcext:value-type="string">
            <text:p>J371</text:p>
          </table:table-cell>
          <table:table-cell table:formula="of:=VLOOKUP([.B402];[$samples.A$2:$samples.A$855];1;0)" office:value-type="string" office:string-value="J371" calcext:value-type="string">
            <text:p>J371</text:p>
          </table:table-cell>
          <table:table-cell table:formula="of:=[.C402]=[.B402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70</text:p>
          </table:table-cell>
          <table:table-cell table:formula="of:=VLOOKUP([.B403];[$samples.A$2:$samples.A$855];1;0)" office:value-type="string" office:string-value="J370" calcext:value-type="string">
            <text:p>J370</text:p>
          </table:table-cell>
          <table:table-cell table:formula="of:=[.C403]=[.B403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70-WGS</text:p>
          </table:table-cell>
          <table:table-cell office:value-type="string" calcext:value-type="string">
            <text:p>J370</text:p>
          </table:table-cell>
          <table:table-cell table:formula="of:=VLOOKUP([.B404];[$samples.A$2:$samples.A$855];1;0)" office:value-type="string" office:string-value="J370" calcext:value-type="string">
            <text:p>J370</text:p>
          </table:table-cell>
          <table:table-cell table:formula="of:=[.C404]=[.B404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70-NextRAD</text:p>
          </table:table-cell>
          <table:table-cell office:value-type="string" calcext:value-type="string">
            <text:p>J370</text:p>
          </table:table-cell>
          <table:table-cell table:formula="of:=VLOOKUP([.B405];[$samples.A$2:$samples.A$855];1;0)" office:value-type="string" office:string-value="J370" calcext:value-type="string">
            <text:p>J370</text:p>
          </table:table-cell>
          <table:table-cell table:formula="of:=[.C405]=[.B405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69</text:p>
          </table:table-cell>
          <table:table-cell table:formula="of:=VLOOKUP([.B406];[$samples.A$2:$samples.A$855];1;0)" office:value-type="string" office:string-value="J369" calcext:value-type="string">
            <text:p>J369</text:p>
          </table:table-cell>
          <table:table-cell table:formula="of:=[.C406]=[.B406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69-WGS</text:p>
          </table:table-cell>
          <table:table-cell office:value-type="string" calcext:value-type="string">
            <text:p>J369</text:p>
          </table:table-cell>
          <table:table-cell table:formula="of:=VLOOKUP([.B407];[$samples.A$2:$samples.A$855];1;0)" office:value-type="string" office:string-value="J369" calcext:value-type="string">
            <text:p>J369</text:p>
          </table:table-cell>
          <table:table-cell table:formula="of:=[.C407]=[.B407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69-NextRAD</text:p>
          </table:table-cell>
          <table:table-cell office:value-type="string" calcext:value-type="string">
            <text:p>J369</text:p>
          </table:table-cell>
          <table:table-cell table:formula="of:=VLOOKUP([.B408];[$samples.A$2:$samples.A$855];1;0)" office:value-type="string" office:string-value="J369" calcext:value-type="string">
            <text:p>J369</text:p>
          </table:table-cell>
          <table:table-cell table:formula="of:=[.C408]=[.B408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68</text:p>
          </table:table-cell>
          <table:table-cell table:formula="of:=VLOOKUP([.B409];[$samples.A$2:$samples.A$855];1;0)" office:value-type="string" office:string-value="J368" calcext:value-type="string">
            <text:p>J368</text:p>
          </table:table-cell>
          <table:table-cell table:formula="of:=[.C409]=[.B409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68-WGS</text:p>
          </table:table-cell>
          <table:table-cell office:value-type="string" calcext:value-type="string">
            <text:p>J368</text:p>
          </table:table-cell>
          <table:table-cell table:formula="of:=VLOOKUP([.B410];[$samples.A$2:$samples.A$855];1;0)" office:value-type="string" office:string-value="J368" calcext:value-type="string">
            <text:p>J368</text:p>
          </table:table-cell>
          <table:table-cell table:formula="of:=[.C410]=[.B410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68-NextRAD</text:p>
          </table:table-cell>
          <table:table-cell office:value-type="string" calcext:value-type="string">
            <text:p>J368</text:p>
          </table:table-cell>
          <table:table-cell table:formula="of:=VLOOKUP([.B411];[$samples.A$2:$samples.A$855];1;0)" office:value-type="string" office:string-value="J368" calcext:value-type="string">
            <text:p>J368</text:p>
          </table:table-cell>
          <table:table-cell table:formula="of:=[.C411]=[.B411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67i</text:p>
          </table:table-cell>
          <table:table-cell table:formula="of:=VLOOKUP([.B412];[$samples.A$2:$samples.A$855];1;0)" office:value-type="string" office:string-value="J367i" calcext:value-type="string">
            <text:p>J367i</text:p>
          </table:table-cell>
          <table:table-cell table:formula="of:=[.C412]=[.B41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67i-WGS</text:p>
          </table:table-cell>
          <table:table-cell office:value-type="string" calcext:value-type="string">
            <text:p>J367i</text:p>
          </table:table-cell>
          <table:table-cell table:formula="of:=VLOOKUP([.B413];[$samples.A$2:$samples.A$855];1;0)" office:value-type="string" office:string-value="J367i" calcext:value-type="string">
            <text:p>J367i</text:p>
          </table:table-cell>
          <table:table-cell table:formula="of:=[.C413]=[.B413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67i-NextRAD</text:p>
          </table:table-cell>
          <table:table-cell office:value-type="string" calcext:value-type="string">
            <text:p>J367i</text:p>
          </table:table-cell>
          <table:table-cell table:formula="of:=VLOOKUP([.B414];[$samples.A$2:$samples.A$855];1;0)" office:value-type="string" office:string-value="J367i" calcext:value-type="string">
            <text:p>J367i</text:p>
          </table:table-cell>
          <table:table-cell table:formula="of:=[.C414]=[.B414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67h</text:p>
          </table:table-cell>
          <table:table-cell table:formula="of:=VLOOKUP([.B415];[$samples.A$2:$samples.A$855];1;0)" office:value-type="string" office:string-value="J367h" calcext:value-type="string">
            <text:p>J367h</text:p>
          </table:table-cell>
          <table:table-cell table:formula="of:=[.C415]=[.B415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67g</text:p>
          </table:table-cell>
          <table:table-cell table:formula="of:=VLOOKUP([.B416];[$samples.A$2:$samples.A$855];1;0)" office:value-type="string" office:string-value="J367g" calcext:value-type="string">
            <text:p>J367g</text:p>
          </table:table-cell>
          <table:table-cell table:formula="of:=[.C416]=[.B416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67f</text:p>
          </table:table-cell>
          <table:table-cell table:formula="of:=VLOOKUP([.B417];[$samples.A$2:$samples.A$855];1;0)" office:value-type="string" office:string-value="J367f" calcext:value-type="string">
            <text:p>J367f</text:p>
          </table:table-cell>
          <table:table-cell table:formula="of:=[.C417]=[.B417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67e</text:p>
          </table:table-cell>
          <table:table-cell table:formula="of:=VLOOKUP([.B418];[$samples.A$2:$samples.A$855];1;0)" office:value-type="string" office:string-value="J367e" calcext:value-type="string">
            <text:p>J367e</text:p>
          </table:table-cell>
          <table:table-cell table:formula="of:=[.C418]=[.B418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67d</text:p>
          </table:table-cell>
          <table:table-cell table:formula="of:=VLOOKUP([.B419];[$samples.A$2:$samples.A$855];1;0)" office:value-type="string" office:string-value="J367d" calcext:value-type="string">
            <text:p>J367d</text:p>
          </table:table-cell>
          <table:table-cell table:formula="of:=[.C419]=[.B419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67c</text:p>
          </table:table-cell>
          <table:table-cell table:formula="of:=VLOOKUP([.B420];[$samples.A$2:$samples.A$855];1;0)" office:value-type="string" office:string-value="J367c" calcext:value-type="string">
            <text:p>J367c</text:p>
          </table:table-cell>
          <table:table-cell table:formula="of:=[.C420]=[.B420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67b</text:p>
          </table:table-cell>
          <table:table-cell table:formula="of:=VLOOKUP([.B421];[$samples.A$2:$samples.A$855];1;0)" office:value-type="string" office:string-value="J367b" calcext:value-type="string">
            <text:p>J367b</text:p>
          </table:table-cell>
          <table:table-cell table:formula="of:=[.C421]=[.B421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67a</text:p>
          </table:table-cell>
          <table:table-cell table:formula="of:=VLOOKUP([.B422];[$samples.A$2:$samples.A$855];1;0)" office:value-type="string" office:string-value="J367a" calcext:value-type="string">
            <text:p>J367a</text:p>
          </table:table-cell>
          <table:table-cell table:formula="of:=[.C422]=[.B422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67</text:p>
          </table:table-cell>
          <table:table-cell table:formula="of:=VLOOKUP([.B423];[$samples.A$2:$samples.A$855];1;0)" office:value-type="string" office:string-value="J367" calcext:value-type="string">
            <text:p>J367</text:p>
          </table:table-cell>
          <table:table-cell table:formula="of:=[.C423]=[.B423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67-WGS</text:p>
          </table:table-cell>
          <table:table-cell office:value-type="string" calcext:value-type="string">
            <text:p>J367</text:p>
          </table:table-cell>
          <table:table-cell table:formula="of:=VLOOKUP([.B424];[$samples.A$2:$samples.A$855];1;0)" office:value-type="string" office:string-value="J367" calcext:value-type="string">
            <text:p>J367</text:p>
          </table:table-cell>
          <table:table-cell table:formula="of:=[.C424]=[.B424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67-NextRAD</text:p>
          </table:table-cell>
          <table:table-cell office:value-type="string" calcext:value-type="string">
            <text:p>J367</text:p>
          </table:table-cell>
          <table:table-cell table:formula="of:=VLOOKUP([.B425];[$samples.A$2:$samples.A$855];1;0)" office:value-type="string" office:string-value="J367" calcext:value-type="string">
            <text:p>J367</text:p>
          </table:table-cell>
          <table:table-cell table:formula="of:=[.C425]=[.B425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66</text:p>
          </table:table-cell>
          <table:table-cell table:formula="of:=VLOOKUP([.B426];[$samples.A$2:$samples.A$855];1;0)" office:value-type="string" office:string-value="J366" calcext:value-type="string">
            <text:p>J366</text:p>
          </table:table-cell>
          <table:table-cell table:formula="of:=[.C426]=[.B426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66_plus</text:p>
          </table:table-cell>
          <table:table-cell office:value-type="string" calcext:value-type="string">
            <text:p>J366</text:p>
          </table:table-cell>
          <table:table-cell table:formula="of:=VLOOKUP([.B427];[$samples.A$2:$samples.A$855];1;0)" office:value-type="string" office:string-value="J366" calcext:value-type="string">
            <text:p>J366</text:p>
          </table:table-cell>
          <table:table-cell table:formula="of:=[.C427]=[.B427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66-plus-WGS</text:p>
          </table:table-cell>
          <table:table-cell office:value-type="string" calcext:value-type="string">
            <text:p>J366</text:p>
          </table:table-cell>
          <table:table-cell table:formula="of:=VLOOKUP([.B428];[$samples.A$2:$samples.A$855];1;0)" office:value-type="string" office:string-value="J366" calcext:value-type="string">
            <text:p>J366</text:p>
          </table:table-cell>
          <table:table-cell table:formula="of:=[.C428]=[.B428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66-WGS</text:p>
          </table:table-cell>
          <table:table-cell office:value-type="string" calcext:value-type="string">
            <text:p>J366</text:p>
          </table:table-cell>
          <table:table-cell table:formula="of:=VLOOKUP([.B429];[$samples.A$2:$samples.A$855];1;0)" office:value-type="string" office:string-value="J366" calcext:value-type="string">
            <text:p>J366</text:p>
          </table:table-cell>
          <table:table-cell table:formula="of:=[.C429]=[.B429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66-NextRAD</text:p>
          </table:table-cell>
          <table:table-cell office:value-type="string" calcext:value-type="string">
            <text:p>J366</text:p>
          </table:table-cell>
          <table:table-cell table:formula="of:=VLOOKUP([.B430];[$samples.A$2:$samples.A$855];1;0)" office:value-type="string" office:string-value="J366" calcext:value-type="string">
            <text:p>J366</text:p>
          </table:table-cell>
          <table:table-cell table:formula="of:=[.C430]=[.B430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66-plus-NextRAD</text:p>
          </table:table-cell>
          <table:table-cell office:value-type="string" calcext:value-type="string">
            <text:p>J366</text:p>
          </table:table-cell>
          <table:table-cell table:formula="of:=VLOOKUP([.B431];[$samples.A$2:$samples.A$855];1;0)" office:value-type="string" office:string-value="J366" calcext:value-type="string">
            <text:p>J366</text:p>
          </table:table-cell>
          <table:table-cell table:formula="of:=[.C431]=[.B431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65</text:p>
          </table:table-cell>
          <table:table-cell table:formula="of:=VLOOKUP([.B432];[$samples.A$2:$samples.A$855];1;0)" office:value-type="string" office:string-value="J365" calcext:value-type="string">
            <text:p>J365</text:p>
          </table:table-cell>
          <table:table-cell table:formula="of:=[.C432]=[.B43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65-WGS</text:p>
          </table:table-cell>
          <table:table-cell office:value-type="string" calcext:value-type="string">
            <text:p>J365</text:p>
          </table:table-cell>
          <table:table-cell table:formula="of:=VLOOKUP([.B433];[$samples.A$2:$samples.A$855];1;0)" office:value-type="string" office:string-value="J365" calcext:value-type="string">
            <text:p>J365</text:p>
          </table:table-cell>
          <table:table-cell table:formula="of:=[.C433]=[.B433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65-NextRAD</text:p>
          </table:table-cell>
          <table:table-cell office:value-type="string" calcext:value-type="string">
            <text:p>J365</text:p>
          </table:table-cell>
          <table:table-cell table:formula="of:=VLOOKUP([.B434];[$samples.A$2:$samples.A$855];1;0)" office:value-type="string" office:string-value="J365" calcext:value-type="string">
            <text:p>J365</text:p>
          </table:table-cell>
          <table:table-cell table:formula="of:=[.C434]=[.B434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64</text:p>
          </table:table-cell>
          <table:table-cell table:formula="of:=VLOOKUP([.B435];[$samples.A$2:$samples.A$855];1;0)" office:value-type="string" office:string-value="J364" calcext:value-type="string">
            <text:p>J364</text:p>
          </table:table-cell>
          <table:table-cell table:formula="of:=[.C435]=[.B435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64-WGS</text:p>
          </table:table-cell>
          <table:table-cell office:value-type="string" calcext:value-type="string">
            <text:p>J364</text:p>
          </table:table-cell>
          <table:table-cell table:formula="of:=VLOOKUP([.B436];[$samples.A$2:$samples.A$855];1;0)" office:value-type="string" office:string-value="J364" calcext:value-type="string">
            <text:p>J364</text:p>
          </table:table-cell>
          <table:table-cell table:formula="of:=[.C436]=[.B436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64-NextRAD</text:p>
          </table:table-cell>
          <table:table-cell office:value-type="string" calcext:value-type="string">
            <text:p>J364</text:p>
          </table:table-cell>
          <table:table-cell table:formula="of:=VLOOKUP([.B437];[$samples.A$2:$samples.A$855];1;0)" office:value-type="string" office:string-value="J364" calcext:value-type="string">
            <text:p>J364</text:p>
          </table:table-cell>
          <table:table-cell table:formula="of:=[.C437]=[.B437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63_plus</text:p>
          </table:table-cell>
          <table:table-cell office:value-type="string" calcext:value-type="string">
            <text:p>J363</text:p>
          </table:table-cell>
          <table:table-cell table:formula="of:=VLOOKUP([.B438];[$samples.A$2:$samples.A$855];1;0)" office:value-type="string" office:string-value="J363" calcext:value-type="string">
            <text:p>J363</text:p>
          </table:table-cell>
          <table:table-cell table:formula="of:=[.C438]=[.B438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63</text:p>
          </table:table-cell>
          <table:table-cell table:formula="of:=VLOOKUP([.B439];[$samples.A$2:$samples.A$855];1;0)" office:value-type="string" office:string-value="J363" calcext:value-type="string">
            <text:p>J363</text:p>
          </table:table-cell>
          <table:table-cell table:formula="of:=[.C439]=[.B439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63-WGS</text:p>
          </table:table-cell>
          <table:table-cell office:value-type="string" calcext:value-type="string">
            <text:p>J363</text:p>
          </table:table-cell>
          <table:table-cell table:formula="of:=VLOOKUP([.B440];[$samples.A$2:$samples.A$855];1;0)" office:value-type="string" office:string-value="J363" calcext:value-type="string">
            <text:p>J363</text:p>
          </table:table-cell>
          <table:table-cell table:formula="of:=[.C440]=[.B440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63-plus-WGS</text:p>
          </table:table-cell>
          <table:table-cell office:value-type="string" calcext:value-type="string">
            <text:p>J363</text:p>
          </table:table-cell>
          <table:table-cell table:formula="of:=VLOOKUP([.B441];[$samples.A$2:$samples.A$855];1;0)" office:value-type="string" office:string-value="J363" calcext:value-type="string">
            <text:p>J363</text:p>
          </table:table-cell>
          <table:table-cell table:formula="of:=[.C441]=[.B441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63-plus-NextRAD</text:p>
          </table:table-cell>
          <table:table-cell office:value-type="string" calcext:value-type="string">
            <text:p>J363</text:p>
          </table:table-cell>
          <table:table-cell table:formula="of:=VLOOKUP([.B442];[$samples.A$2:$samples.A$855];1;0)" office:value-type="string" office:string-value="J363" calcext:value-type="string">
            <text:p>J363</text:p>
          </table:table-cell>
          <table:table-cell table:formula="of:=[.C442]=[.B44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63-NextRAD</text:p>
          </table:table-cell>
          <table:table-cell office:value-type="string" calcext:value-type="string">
            <text:p>J363</text:p>
          </table:table-cell>
          <table:table-cell table:formula="of:=VLOOKUP([.B443];[$samples.A$2:$samples.A$855];1;0)" office:value-type="string" office:string-value="J363" calcext:value-type="string">
            <text:p>J363</text:p>
          </table:table-cell>
          <table:table-cell table:formula="of:=[.C443]=[.B443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62b</text:p>
          </table:table-cell>
          <table:table-cell table:formula="of:=VLOOKUP([.B444];[$samples.A$2:$samples.A$855];1;0)" office:value-type="string" office:string-value="J362b" calcext:value-type="string">
            <text:p>J362b</text:p>
          </table:table-cell>
          <table:table-cell table:formula="of:=[.C444]=[.B444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62a</text:p>
          </table:table-cell>
          <table:table-cell table:formula="of:=VLOOKUP([.B445];[$samples.A$2:$samples.A$855];1;0)" office:value-type="string" office:string-value="J362a" calcext:value-type="string">
            <text:p>J362a</text:p>
          </table:table-cell>
          <table:table-cell table:formula="of:=[.C445]=[.B445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62_young</text:p>
          </table:table-cell>
          <table:table-cell office:value-type="string" calcext:value-type="string">
            <text:p>J362</text:p>
          </table:table-cell>
          <table:table-cell table:formula="of:=VLOOKUP([.B446];[$samples.A$2:$samples.A$855];1;0)" office:value-type="string" office:string-value="J362" calcext:value-type="string">
            <text:p>J362</text:p>
          </table:table-cell>
          <table:table-cell table:formula="of:=[.C446]=[.B446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62</text:p>
          </table:table-cell>
          <table:table-cell table:formula="of:=VLOOKUP([.B447];[$samples.A$2:$samples.A$855];1;0)" office:value-type="string" office:string-value="J362" calcext:value-type="string">
            <text:p>J362</text:p>
          </table:table-cell>
          <table:table-cell table:formula="of:=[.C447]=[.B447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62-young-WGS</text:p>
          </table:table-cell>
          <table:table-cell office:value-type="string" calcext:value-type="string">
            <text:p>J362</text:p>
          </table:table-cell>
          <table:table-cell table:formula="of:=VLOOKUP([.B448];[$samples.A$2:$samples.A$855];1;0)" office:value-type="string" office:string-value="J362" calcext:value-type="string">
            <text:p>J362</text:p>
          </table:table-cell>
          <table:table-cell table:formula="of:=[.C448]=[.B448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62-young-NextRAD</text:p>
          </table:table-cell>
          <table:table-cell office:value-type="string" calcext:value-type="string">
            <text:p>J362</text:p>
          </table:table-cell>
          <table:table-cell table:formula="of:=VLOOKUP([.B449];[$samples.A$2:$samples.A$855];1;0)" office:value-type="string" office:string-value="J362" calcext:value-type="string">
            <text:p>J362</text:p>
          </table:table-cell>
          <table:table-cell table:formula="of:=[.C449]=[.B449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61i</text:p>
          </table:table-cell>
          <table:table-cell table:formula="of:=VLOOKUP([.B450];[$samples.A$2:$samples.A$855];1;0)" office:value-type="string" office:string-value="J361i" calcext:value-type="string">
            <text:p>J361i</text:p>
          </table:table-cell>
          <table:table-cell table:formula="of:=[.C450]=[.B450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61h</text:p>
          </table:table-cell>
          <table:table-cell table:formula="of:=VLOOKUP([.B451];[$samples.A$2:$samples.A$855];1;0)" office:value-type="string" office:string-value="J361h" calcext:value-type="string">
            <text:p>J361h</text:p>
          </table:table-cell>
          <table:table-cell table:formula="of:=[.C451]=[.B451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61g</text:p>
          </table:table-cell>
          <table:table-cell table:formula="of:=VLOOKUP([.B452];[$samples.A$2:$samples.A$855];1;0)" office:value-type="string" office:string-value="J361g" calcext:value-type="string">
            <text:p>J361g</text:p>
          </table:table-cell>
          <table:table-cell table:formula="of:=[.C452]=[.B452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61f</text:p>
          </table:table-cell>
          <table:table-cell table:formula="of:=VLOOKUP([.B453];[$samples.A$2:$samples.A$855];1;0)" office:value-type="string" office:string-value="J361f" calcext:value-type="string">
            <text:p>J361f</text:p>
          </table:table-cell>
          <table:table-cell table:formula="of:=[.C453]=[.B453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61e</text:p>
          </table:table-cell>
          <table:table-cell table:formula="of:=VLOOKUP([.B454];[$samples.A$2:$samples.A$855];1;0)" office:value-type="string" office:string-value="J361e" calcext:value-type="string">
            <text:p>J361e</text:p>
          </table:table-cell>
          <table:table-cell table:formula="of:=[.C454]=[.B454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61d</text:p>
          </table:table-cell>
          <table:table-cell table:formula="of:=VLOOKUP([.B455];[$samples.A$2:$samples.A$855];1;0)" office:value-type="string" office:string-value="J361d" calcext:value-type="string">
            <text:p>J361d</text:p>
          </table:table-cell>
          <table:table-cell table:formula="of:=[.C455]=[.B455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61c</text:p>
          </table:table-cell>
          <table:table-cell table:formula="of:=VLOOKUP([.B456];[$samples.A$2:$samples.A$855];1;0)" office:value-type="string" office:string-value="J361c" calcext:value-type="string">
            <text:p>J361c</text:p>
          </table:table-cell>
          <table:table-cell table:formula="of:=[.C456]=[.B456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61b</text:p>
          </table:table-cell>
          <table:table-cell table:formula="of:=VLOOKUP([.B457];[$samples.A$2:$samples.A$855];1;0)" office:value-type="string" office:string-value="J361b" calcext:value-type="string">
            <text:p>J361b</text:p>
          </table:table-cell>
          <table:table-cell table:formula="of:=[.C457]=[.B457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61a</text:p>
          </table:table-cell>
          <table:table-cell table:formula="of:=VLOOKUP([.B458];[$samples.A$2:$samples.A$855];1;0)" office:value-type="string" office:string-value="J361a" calcext:value-type="string">
            <text:p>J361a</text:p>
          </table:table-cell>
          <table:table-cell table:formula="of:=[.C458]=[.B458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61</text:p>
          </table:table-cell>
          <table:table-cell table:formula="of:=VLOOKUP([.B459];[$samples.A$2:$samples.A$855];1;0)" office:value-type="string" office:string-value="J361" calcext:value-type="string">
            <text:p>J361</text:p>
          </table:table-cell>
          <table:table-cell table:formula="of:=[.C459]=[.B459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61-WGS</text:p>
          </table:table-cell>
          <table:table-cell office:value-type="string" calcext:value-type="string">
            <text:p>J361</text:p>
          </table:table-cell>
          <table:table-cell table:formula="of:=VLOOKUP([.B460];[$samples.A$2:$samples.A$855];1;0)" office:value-type="string" office:string-value="J361" calcext:value-type="string">
            <text:p>J361</text:p>
          </table:table-cell>
          <table:table-cell table:formula="of:=[.C460]=[.B460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61-NextRAD</text:p>
          </table:table-cell>
          <table:table-cell office:value-type="string" calcext:value-type="string">
            <text:p>J361</text:p>
          </table:table-cell>
          <table:table-cell table:formula="of:=VLOOKUP([.B461];[$samples.A$2:$samples.A$855];1;0)" office:value-type="string" office:string-value="J361" calcext:value-type="string">
            <text:p>J361</text:p>
          </table:table-cell>
          <table:table-cell table:formula="of:=[.C461]=[.B461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60</text:p>
          </table:table-cell>
          <table:table-cell table:formula="of:=VLOOKUP([.B462];[$samples.A$2:$samples.A$855];1;0)" office:value-type="string" office:string-value="J360" calcext:value-type="string">
            <text:p>J360</text:p>
          </table:table-cell>
          <table:table-cell table:formula="of:=[.C462]=[.B46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60-WGS</text:p>
          </table:table-cell>
          <table:table-cell office:value-type="string" calcext:value-type="string">
            <text:p>J360</text:p>
          </table:table-cell>
          <table:table-cell table:formula="of:=VLOOKUP([.B463];[$samples.A$2:$samples.A$855];1;0)" office:value-type="string" office:string-value="J360" calcext:value-type="string">
            <text:p>J360</text:p>
          </table:table-cell>
          <table:table-cell table:formula="of:=[.C463]=[.B463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60-NextRAD</text:p>
          </table:table-cell>
          <table:table-cell office:value-type="string" calcext:value-type="string">
            <text:p>J360</text:p>
          </table:table-cell>
          <table:table-cell table:formula="of:=VLOOKUP([.B464];[$samples.A$2:$samples.A$855];1;0)" office:value-type="string" office:string-value="J360" calcext:value-type="string">
            <text:p>J360</text:p>
          </table:table-cell>
          <table:table-cell table:formula="of:=[.C464]=[.B464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59i</text:p>
          </table:table-cell>
          <table:table-cell table:formula="of:=VLOOKUP([.B465];[$samples.A$2:$samples.A$855];1;0)" office:value-type="string" office:string-value="J359i" calcext:value-type="string">
            <text:p>J359i</text:p>
          </table:table-cell>
          <table:table-cell table:formula="of:=[.C465]=[.B465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59h</text:p>
          </table:table-cell>
          <table:table-cell table:formula="of:=VLOOKUP([.B466];[$samples.A$2:$samples.A$855];1;0)" office:value-type="string" office:string-value="J359h" calcext:value-type="string">
            <text:p>J359h</text:p>
          </table:table-cell>
          <table:table-cell table:formula="of:=[.C466]=[.B466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59g</text:p>
          </table:table-cell>
          <table:table-cell table:formula="of:=VLOOKUP([.B467];[$samples.A$2:$samples.A$855];1;0)" office:value-type="string" office:string-value="J359g" calcext:value-type="string">
            <text:p>J359g</text:p>
          </table:table-cell>
          <table:table-cell table:formula="of:=[.C467]=[.B467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59e</text:p>
          </table:table-cell>
          <table:table-cell table:formula="of:=VLOOKUP([.B468];[$samples.A$2:$samples.A$855];1;0)" office:value-type="string" office:string-value="J359e" calcext:value-type="string">
            <text:p>J359e</text:p>
          </table:table-cell>
          <table:table-cell table:formula="of:=[.C468]=[.B468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59d</text:p>
          </table:table-cell>
          <table:table-cell table:formula="of:=VLOOKUP([.B469];[$samples.A$2:$samples.A$855];1;0)" office:value-type="string" office:string-value="J359d" calcext:value-type="string">
            <text:p>J359d</text:p>
          </table:table-cell>
          <table:table-cell table:formula="of:=[.C469]=[.B469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59c</text:p>
          </table:table-cell>
          <table:table-cell table:formula="of:=VLOOKUP([.B470];[$samples.A$2:$samples.A$855];1;0)" office:value-type="string" office:string-value="J359c" calcext:value-type="string">
            <text:p>J359c</text:p>
          </table:table-cell>
          <table:table-cell table:formula="of:=[.C470]=[.B470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59b</text:p>
          </table:table-cell>
          <table:table-cell table:formula="of:=VLOOKUP([.B471];[$samples.A$2:$samples.A$855];1;0)" office:value-type="string" office:string-value="J359b" calcext:value-type="string">
            <text:p>J359b</text:p>
          </table:table-cell>
          <table:table-cell table:formula="of:=[.C471]=[.B471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59a</text:p>
          </table:table-cell>
          <table:table-cell table:formula="of:=VLOOKUP([.B472];[$samples.A$2:$samples.A$855];1;0)" office:value-type="string" office:string-value="J359a" calcext:value-type="string">
            <text:p>J359a</text:p>
          </table:table-cell>
          <table:table-cell table:formula="of:=[.C472]=[.B472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59</text:p>
          </table:table-cell>
          <table:table-cell table:formula="of:=VLOOKUP([.B473];[$samples.A$2:$samples.A$855];1;0)" office:value-type="string" office:string-value="J359" calcext:value-type="string">
            <text:p>J359</text:p>
          </table:table-cell>
          <table:table-cell table:formula="of:=[.C473]=[.B473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59-WGS</text:p>
          </table:table-cell>
          <table:table-cell office:value-type="string" calcext:value-type="string">
            <text:p>J359</text:p>
          </table:table-cell>
          <table:table-cell table:formula="of:=VLOOKUP([.B474];[$samples.A$2:$samples.A$855];1;0)" office:value-type="string" office:string-value="J359" calcext:value-type="string">
            <text:p>J359</text:p>
          </table:table-cell>
          <table:table-cell table:formula="of:=[.C474]=[.B474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59-NextRAD</text:p>
          </table:table-cell>
          <table:table-cell office:value-type="string" calcext:value-type="string">
            <text:p>J359</text:p>
          </table:table-cell>
          <table:table-cell table:formula="of:=VLOOKUP([.B475];[$samples.A$2:$samples.A$855];1;0)" office:value-type="string" office:string-value="J359" calcext:value-type="string">
            <text:p>J359</text:p>
          </table:table-cell>
          <table:table-cell table:formula="of:=[.C475]=[.B475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58</text:p>
          </table:table-cell>
          <table:table-cell table:formula="of:=VLOOKUP([.B476];[$samples.A$2:$samples.A$855];1;0)" office:value-type="string" office:string-value="J358" calcext:value-type="string">
            <text:p>J358</text:p>
          </table:table-cell>
          <table:table-cell table:formula="of:=[.C476]=[.B476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58-WGS</text:p>
          </table:table-cell>
          <table:table-cell office:value-type="string" calcext:value-type="string">
            <text:p>J358</text:p>
          </table:table-cell>
          <table:table-cell table:formula="of:=VLOOKUP([.B477];[$samples.A$2:$samples.A$855];1;0)" office:value-type="string" office:string-value="J358" calcext:value-type="string">
            <text:p>J358</text:p>
          </table:table-cell>
          <table:table-cell table:formula="of:=[.C477]=[.B477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58-NextRAD</text:p>
          </table:table-cell>
          <table:table-cell office:value-type="string" calcext:value-type="string">
            <text:p>J358</text:p>
          </table:table-cell>
          <table:table-cell table:formula="of:=VLOOKUP([.B478];[$samples.A$2:$samples.A$855];1;0)" office:value-type="string" office:string-value="J358" calcext:value-type="string">
            <text:p>J358</text:p>
          </table:table-cell>
          <table:table-cell table:formula="of:=[.C478]=[.B478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57</text:p>
          </table:table-cell>
          <table:table-cell table:formula="of:=VLOOKUP([.B479];[$samples.A$2:$samples.A$855];1;0)" office:value-type="string" office:string-value="J357" calcext:value-type="string">
            <text:p>J357</text:p>
          </table:table-cell>
          <table:table-cell table:formula="of:=[.C479]=[.B479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57-WGS</text:p>
          </table:table-cell>
          <table:table-cell office:value-type="string" calcext:value-type="string">
            <text:p>J357</text:p>
          </table:table-cell>
          <table:table-cell table:formula="of:=VLOOKUP([.B480];[$samples.A$2:$samples.A$855];1;0)" office:value-type="string" office:string-value="J357" calcext:value-type="string">
            <text:p>J357</text:p>
          </table:table-cell>
          <table:table-cell table:formula="of:=[.C480]=[.B480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57-NextRAD</text:p>
          </table:table-cell>
          <table:table-cell office:value-type="string" calcext:value-type="string">
            <text:p>J357</text:p>
          </table:table-cell>
          <table:table-cell table:formula="of:=VLOOKUP([.B481];[$samples.A$2:$samples.A$855];1;0)" office:value-type="string" office:string-value="J357" calcext:value-type="string">
            <text:p>J357</text:p>
          </table:table-cell>
          <table:table-cell table:formula="of:=[.C481]=[.B481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55g</text:p>
          </table:table-cell>
          <table:table-cell table:formula="of:=VLOOKUP([.B482];[$samples.A$2:$samples.A$855];1;0)" office:value-type="string" office:string-value="J355g" calcext:value-type="string">
            <text:p>J355g</text:p>
          </table:table-cell>
          <table:table-cell table:formula="of:=[.C482]=[.B482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55f</text:p>
          </table:table-cell>
          <table:table-cell table:formula="of:=VLOOKUP([.B483];[$samples.A$2:$samples.A$855];1;0)" office:value-type="string" office:string-value="J355f" calcext:value-type="string">
            <text:p>J355f</text:p>
          </table:table-cell>
          <table:table-cell table:formula="of:=[.C483]=[.B483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55e</text:p>
          </table:table-cell>
          <table:table-cell table:formula="of:=VLOOKUP([.B484];[$samples.A$2:$samples.A$855];1;0)" office:value-type="string" office:string-value="J355e" calcext:value-type="string">
            <text:p>J355e</text:p>
          </table:table-cell>
          <table:table-cell table:formula="of:=[.C484]=[.B484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55d</text:p>
          </table:table-cell>
          <table:table-cell table:formula="of:=VLOOKUP([.B485];[$samples.A$2:$samples.A$855];1;0)" office:value-type="string" office:string-value="J355d" calcext:value-type="string">
            <text:p>J355d</text:p>
          </table:table-cell>
          <table:table-cell table:formula="of:=[.C485]=[.B485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55c</text:p>
          </table:table-cell>
          <table:table-cell table:formula="of:=VLOOKUP([.B486];[$samples.A$2:$samples.A$855];1;0)" office:value-type="string" office:string-value="J355c" calcext:value-type="string">
            <text:p>J355c</text:p>
          </table:table-cell>
          <table:table-cell table:formula="of:=[.C486]=[.B486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55b</text:p>
          </table:table-cell>
          <table:table-cell table:formula="of:=VLOOKUP([.B487];[$samples.A$2:$samples.A$855];1;0)" office:value-type="string" office:string-value="J355b" calcext:value-type="string">
            <text:p>J355b</text:p>
          </table:table-cell>
          <table:table-cell table:formula="of:=[.C487]=[.B487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55b-WGS</text:p>
          </table:table-cell>
          <table:table-cell office:value-type="string" calcext:value-type="string">
            <text:p>J355b</text:p>
          </table:table-cell>
          <table:table-cell table:formula="of:=VLOOKUP([.B488];[$samples.A$2:$samples.A$855];1;0)" office:value-type="string" office:string-value="J355b" calcext:value-type="string">
            <text:p>J355b</text:p>
          </table:table-cell>
          <table:table-cell table:formula="of:=[.C488]=[.B488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55b-NextRAD</text:p>
          </table:table-cell>
          <table:table-cell office:value-type="string" calcext:value-type="string">
            <text:p>J355b</text:p>
          </table:table-cell>
          <table:table-cell table:formula="of:=VLOOKUP([.B489];[$samples.A$2:$samples.A$855];1;0)" office:value-type="string" office:string-value="J355b" calcext:value-type="string">
            <text:p>J355b</text:p>
          </table:table-cell>
          <table:table-cell table:formula="of:=[.C489]=[.B489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55a</text:p>
          </table:table-cell>
          <table:table-cell table:formula="of:=VLOOKUP([.B490];[$samples.A$2:$samples.A$855];1;0)" office:value-type="string" office:string-value="J355a" calcext:value-type="string">
            <text:p>J355a</text:p>
          </table:table-cell>
          <table:table-cell table:formula="of:=[.C490]=[.B490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55</text:p>
          </table:table-cell>
          <table:table-cell table:formula="of:=VLOOKUP([.B491];[$samples.A$2:$samples.A$855];1;0)" office:value-type="string" office:string-value="J355" calcext:value-type="string">
            <text:p>J355</text:p>
          </table:table-cell>
          <table:table-cell table:formula="of:=[.C491]=[.B491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55-WGS</text:p>
          </table:table-cell>
          <table:table-cell office:value-type="string" calcext:value-type="string">
            <text:p>J355</text:p>
          </table:table-cell>
          <table:table-cell table:formula="of:=VLOOKUP([.B492];[$samples.A$2:$samples.A$855];1;0)" office:value-type="string" office:string-value="J355" calcext:value-type="string">
            <text:p>J355</text:p>
          </table:table-cell>
          <table:table-cell table:formula="of:=[.C492]=[.B49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55-NextRAD</text:p>
          </table:table-cell>
          <table:table-cell office:value-type="string" calcext:value-type="string">
            <text:p>J355</text:p>
          </table:table-cell>
          <table:table-cell table:formula="of:=VLOOKUP([.B493];[$samples.A$2:$samples.A$855];1;0)" office:value-type="string" office:string-value="J355" calcext:value-type="string">
            <text:p>J355</text:p>
          </table:table-cell>
          <table:table-cell table:formula="of:=[.C493]=[.B493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54</text:p>
          </table:table-cell>
          <table:table-cell table:formula="of:=VLOOKUP([.B494];[$samples.A$2:$samples.A$855];1;0)" office:value-type="string" office:string-value="J354" calcext:value-type="string">
            <text:p>J354</text:p>
          </table:table-cell>
          <table:table-cell table:formula="of:=[.C494]=[.B494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54-WGS</text:p>
          </table:table-cell>
          <table:table-cell office:value-type="string" calcext:value-type="string">
            <text:p>J354</text:p>
          </table:table-cell>
          <table:table-cell table:formula="of:=VLOOKUP([.B495];[$samples.A$2:$samples.A$855];1;0)" office:value-type="string" office:string-value="J354" calcext:value-type="string">
            <text:p>J354</text:p>
          </table:table-cell>
          <table:table-cell table:formula="of:=[.C495]=[.B495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54-NextRAD</text:p>
          </table:table-cell>
          <table:table-cell office:value-type="string" calcext:value-type="string">
            <text:p>J354</text:p>
          </table:table-cell>
          <table:table-cell table:formula="of:=VLOOKUP([.B496];[$samples.A$2:$samples.A$855];1;0)" office:value-type="string" office:string-value="J354" calcext:value-type="string">
            <text:p>J354</text:p>
          </table:table-cell>
          <table:table-cell table:formula="of:=[.C496]=[.B496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53</text:p>
          </table:table-cell>
          <table:table-cell table:formula="of:=VLOOKUP([.B497];[$samples.A$2:$samples.A$855];1;0)" office:value-type="string" office:string-value="J353" calcext:value-type="string">
            <text:p>J353</text:p>
          </table:table-cell>
          <table:table-cell table:formula="of:=[.C497]=[.B497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53-WGS</text:p>
          </table:table-cell>
          <table:table-cell office:value-type="string" calcext:value-type="string">
            <text:p>J353</text:p>
          </table:table-cell>
          <table:table-cell table:formula="of:=VLOOKUP([.B498];[$samples.A$2:$samples.A$855];1;0)" office:value-type="string" office:string-value="J353" calcext:value-type="string">
            <text:p>J353</text:p>
          </table:table-cell>
          <table:table-cell table:formula="of:=[.C498]=[.B498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53-NextRAD</text:p>
          </table:table-cell>
          <table:table-cell office:value-type="string" calcext:value-type="string">
            <text:p>J353</text:p>
          </table:table-cell>
          <table:table-cell table:formula="of:=VLOOKUP([.B499];[$samples.A$2:$samples.A$855];1;0)" office:value-type="string" office:string-value="J353" calcext:value-type="string">
            <text:p>J353</text:p>
          </table:table-cell>
          <table:table-cell table:formula="of:=[.C499]=[.B499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52i</text:p>
          </table:table-cell>
          <table:table-cell table:formula="of:=VLOOKUP([.B500];[$samples.A$2:$samples.A$855];1;0)" office:value-type="string" office:string-value="J352i" calcext:value-type="string">
            <text:p>J352i</text:p>
          </table:table-cell>
          <table:table-cell table:formula="of:=[.C500]=[.B500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52h</text:p>
          </table:table-cell>
          <table:table-cell table:formula="of:=VLOOKUP([.B501];[$samples.A$2:$samples.A$855];1;0)" office:value-type="string" office:string-value="J352h" calcext:value-type="string">
            <text:p>J352h</text:p>
          </table:table-cell>
          <table:table-cell table:formula="of:=[.C501]=[.B501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52g</text:p>
          </table:table-cell>
          <table:table-cell table:formula="of:=VLOOKUP([.B502];[$samples.A$2:$samples.A$855];1;0)" office:value-type="string" office:string-value="J352g" calcext:value-type="string">
            <text:p>J352g</text:p>
          </table:table-cell>
          <table:table-cell table:formula="of:=[.C502]=[.B502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52f</text:p>
          </table:table-cell>
          <table:table-cell table:formula="of:=VLOOKUP([.B503];[$samples.A$2:$samples.A$855];1;0)" office:value-type="string" office:string-value="J352f" calcext:value-type="string">
            <text:p>J352f</text:p>
          </table:table-cell>
          <table:table-cell table:formula="of:=[.C503]=[.B503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52e</text:p>
          </table:table-cell>
          <table:table-cell table:formula="of:=VLOOKUP([.B504];[$samples.A$2:$samples.A$855];1;0)" office:value-type="string" office:string-value="J352e" calcext:value-type="string">
            <text:p>J352e</text:p>
          </table:table-cell>
          <table:table-cell table:formula="of:=[.C504]=[.B504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52d</text:p>
          </table:table-cell>
          <table:table-cell table:formula="of:=VLOOKUP([.B505];[$samples.A$2:$samples.A$855];1;0)" office:value-type="string" office:string-value="J352d" calcext:value-type="string">
            <text:p>J352d</text:p>
          </table:table-cell>
          <table:table-cell table:formula="of:=[.C505]=[.B505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52c</text:p>
          </table:table-cell>
          <table:table-cell table:formula="of:=VLOOKUP([.B506];[$samples.A$2:$samples.A$855];1;0)" office:value-type="string" office:string-value="J352c" calcext:value-type="string">
            <text:p>J352c</text:p>
          </table:table-cell>
          <table:table-cell table:formula="of:=[.C506]=[.B506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52b</text:p>
          </table:table-cell>
          <table:table-cell table:formula="of:=VLOOKUP([.B507];[$samples.A$2:$samples.A$855];1;0)" office:value-type="string" office:string-value="J352b" calcext:value-type="string">
            <text:p>J352b</text:p>
          </table:table-cell>
          <table:table-cell table:formula="of:=[.C507]=[.B507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52a</text:p>
          </table:table-cell>
          <table:table-cell table:formula="of:=VLOOKUP([.B508];[$samples.A$2:$samples.A$855];1;0)" office:value-type="string" office:string-value="J352a" calcext:value-type="string">
            <text:p>J352a</text:p>
          </table:table-cell>
          <table:table-cell table:formula="of:=[.C508]=[.B508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52</text:p>
          </table:table-cell>
          <table:table-cell table:formula="of:=VLOOKUP([.B509];[$samples.A$2:$samples.A$855];1;0)" office:value-type="string" office:string-value="J352" calcext:value-type="string">
            <text:p>J352</text:p>
          </table:table-cell>
          <table:table-cell table:formula="of:=[.C509]=[.B509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52-WGS</text:p>
          </table:table-cell>
          <table:table-cell office:value-type="string" calcext:value-type="string">
            <text:p>J352</text:p>
          </table:table-cell>
          <table:table-cell table:formula="of:=VLOOKUP([.B510];[$samples.A$2:$samples.A$855];1;0)" office:value-type="string" office:string-value="J352" calcext:value-type="string">
            <text:p>J352</text:p>
          </table:table-cell>
          <table:table-cell table:formula="of:=[.C510]=[.B510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52-NextRAD</text:p>
          </table:table-cell>
          <table:table-cell office:value-type="string" calcext:value-type="string">
            <text:p>J352</text:p>
          </table:table-cell>
          <table:table-cell table:formula="of:=VLOOKUP([.B511];[$samples.A$2:$samples.A$855];1;0)" office:value-type="string" office:string-value="J352" calcext:value-type="string">
            <text:p>J352</text:p>
          </table:table-cell>
          <table:table-cell table:formula="of:=[.C511]=[.B511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51_plus</text:p>
          </table:table-cell>
          <table:table-cell office:value-type="string" calcext:value-type="string">
            <text:p>J351</text:p>
          </table:table-cell>
          <table:table-cell table:formula="of:=VLOOKUP([.B512];[$samples.A$2:$samples.A$855];1;0)" office:value-type="string" office:string-value="J351" calcext:value-type="string">
            <text:p>J351</text:p>
          </table:table-cell>
          <table:table-cell table:formula="of:=[.C512]=[.B512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51</text:p>
          </table:table-cell>
          <table:table-cell table:formula="of:=VLOOKUP([.B513];[$samples.A$2:$samples.A$855];1;0)" office:value-type="string" office:string-value="J351" calcext:value-type="string">
            <text:p>J351</text:p>
          </table:table-cell>
          <table:table-cell table:formula="of:=[.C513]=[.B513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51-WGS</text:p>
          </table:table-cell>
          <table:table-cell office:value-type="string" calcext:value-type="string">
            <text:p>J351</text:p>
          </table:table-cell>
          <table:table-cell table:formula="of:=VLOOKUP([.B514];[$samples.A$2:$samples.A$855];1;0)" office:value-type="string" office:string-value="J351" calcext:value-type="string">
            <text:p>J351</text:p>
          </table:table-cell>
          <table:table-cell table:formula="of:=[.C514]=[.B514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51-plus-WGS</text:p>
          </table:table-cell>
          <table:table-cell office:value-type="string" calcext:value-type="string">
            <text:p>J351</text:p>
          </table:table-cell>
          <table:table-cell table:formula="of:=VLOOKUP([.B515];[$samples.A$2:$samples.A$855];1;0)" office:value-type="string" office:string-value="J351" calcext:value-type="string">
            <text:p>J351</text:p>
          </table:table-cell>
          <table:table-cell table:formula="of:=[.C515]=[.B515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51-plus-NextRAD</text:p>
          </table:table-cell>
          <table:table-cell office:value-type="string" calcext:value-type="string">
            <text:p>J351</text:p>
          </table:table-cell>
          <table:table-cell table:formula="of:=VLOOKUP([.B516];[$samples.A$2:$samples.A$855];1;0)" office:value-type="string" office:string-value="J351" calcext:value-type="string">
            <text:p>J351</text:p>
          </table:table-cell>
          <table:table-cell table:formula="of:=[.C516]=[.B516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51-NextRAD</text:p>
          </table:table-cell>
          <table:table-cell office:value-type="string" calcext:value-type="string">
            <text:p>J351</text:p>
          </table:table-cell>
          <table:table-cell table:formula="of:=VLOOKUP([.B517];[$samples.A$2:$samples.A$855];1;0)" office:value-type="string" office:string-value="J351" calcext:value-type="string">
            <text:p>J351</text:p>
          </table:table-cell>
          <table:table-cell table:formula="of:=[.C517]=[.B517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50i</text:p>
          </table:table-cell>
          <table:table-cell table:formula="of:=VLOOKUP([.B518];[$samples.A$2:$samples.A$855];1;0)" office:value-type="string" office:string-value="J350i" calcext:value-type="string">
            <text:p>J350i</text:p>
          </table:table-cell>
          <table:table-cell table:formula="of:=[.C518]=[.B518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50h</text:p>
          </table:table-cell>
          <table:table-cell table:formula="of:=VLOOKUP([.B519];[$samples.A$2:$samples.A$855];1;0)" office:value-type="string" office:string-value="J350h" calcext:value-type="string">
            <text:p>J350h</text:p>
          </table:table-cell>
          <table:table-cell table:formula="of:=[.C519]=[.B519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50g</text:p>
          </table:table-cell>
          <table:table-cell table:formula="of:=VLOOKUP([.B520];[$samples.A$2:$samples.A$855];1;0)" office:value-type="string" office:string-value="J350g" calcext:value-type="string">
            <text:p>J350g</text:p>
          </table:table-cell>
          <table:table-cell table:formula="of:=[.C520]=[.B520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50f</text:p>
          </table:table-cell>
          <table:table-cell table:formula="of:=VLOOKUP([.B521];[$samples.A$2:$samples.A$855];1;0)" office:value-type="string" office:string-value="J350f" calcext:value-type="string">
            <text:p>J350f</text:p>
          </table:table-cell>
          <table:table-cell table:formula="of:=[.C521]=[.B521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50e</text:p>
          </table:table-cell>
          <table:table-cell table:formula="of:=VLOOKUP([.B522];[$samples.A$2:$samples.A$855];1;0)" office:value-type="string" office:string-value="J350e" calcext:value-type="string">
            <text:p>J350e</text:p>
          </table:table-cell>
          <table:table-cell table:formula="of:=[.C522]=[.B522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50d</text:p>
          </table:table-cell>
          <table:table-cell table:formula="of:=VLOOKUP([.B523];[$samples.A$2:$samples.A$855];1;0)" office:value-type="string" office:string-value="J350d" calcext:value-type="string">
            <text:p>J350d</text:p>
          </table:table-cell>
          <table:table-cell table:formula="of:=[.C523]=[.B523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50c</text:p>
          </table:table-cell>
          <table:table-cell table:formula="of:=VLOOKUP([.B524];[$samples.A$2:$samples.A$855];1;0)" office:value-type="string" office:string-value="J350c" calcext:value-type="string">
            <text:p>J350c</text:p>
          </table:table-cell>
          <table:table-cell table:formula="of:=[.C524]=[.B524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50b</text:p>
          </table:table-cell>
          <table:table-cell table:formula="of:=VLOOKUP([.B525];[$samples.A$2:$samples.A$855];1;0)" office:value-type="string" office:string-value="J350b" calcext:value-type="string">
            <text:p>J350b</text:p>
          </table:table-cell>
          <table:table-cell table:formula="of:=[.C525]=[.B525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50a</text:p>
          </table:table-cell>
          <table:table-cell table:formula="of:=VLOOKUP([.B526];[$samples.A$2:$samples.A$855];1;0)" office:value-type="string" office:string-value="J350a" calcext:value-type="string">
            <text:p>J350a</text:p>
          </table:table-cell>
          <table:table-cell table:formula="of:=[.C526]=[.B526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50</text:p>
          </table:table-cell>
          <table:table-cell table:formula="of:=VLOOKUP([.B527];[$samples.A$2:$samples.A$855];1;0)" office:value-type="string" office:string-value="J350" calcext:value-type="string">
            <text:p>J350</text:p>
          </table:table-cell>
          <table:table-cell table:formula="of:=[.C527]=[.B527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50-WGS</text:p>
          </table:table-cell>
          <table:table-cell office:value-type="string" calcext:value-type="string">
            <text:p>J350</text:p>
          </table:table-cell>
          <table:table-cell table:formula="of:=VLOOKUP([.B528];[$samples.A$2:$samples.A$855];1;0)" office:value-type="string" office:string-value="J350" calcext:value-type="string">
            <text:p>J350</text:p>
          </table:table-cell>
          <table:table-cell table:formula="of:=[.C528]=[.B528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50-NextRAD</text:p>
          </table:table-cell>
          <table:table-cell office:value-type="string" calcext:value-type="string">
            <text:p>J350</text:p>
          </table:table-cell>
          <table:table-cell table:formula="of:=VLOOKUP([.B529];[$samples.A$2:$samples.A$855];1;0)" office:value-type="string" office:string-value="J350" calcext:value-type="string">
            <text:p>J350</text:p>
          </table:table-cell>
          <table:table-cell table:formula="of:=[.C529]=[.B529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49i</text:p>
          </table:table-cell>
          <table:table-cell table:formula="of:=VLOOKUP([.B530];[$samples.A$2:$samples.A$855];1;0)" office:value-type="string" office:string-value="J349i" calcext:value-type="string">
            <text:p>J349i</text:p>
          </table:table-cell>
          <table:table-cell table:formula="of:=[.C530]=[.B530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49h</text:p>
          </table:table-cell>
          <table:table-cell table:formula="of:=VLOOKUP([.B531];[$samples.A$2:$samples.A$855];1;0)" office:value-type="string" office:string-value="J349h" calcext:value-type="string">
            <text:p>J349h</text:p>
          </table:table-cell>
          <table:table-cell table:formula="of:=[.C531]=[.B531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49g</text:p>
          </table:table-cell>
          <table:table-cell table:formula="of:=VLOOKUP([.B532];[$samples.A$2:$samples.A$855];1;0)" office:value-type="string" office:string-value="J349g" calcext:value-type="string">
            <text:p>J349g</text:p>
          </table:table-cell>
          <table:table-cell table:formula="of:=[.C532]=[.B532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49f</text:p>
          </table:table-cell>
          <table:table-cell table:formula="of:=VLOOKUP([.B533];[$samples.A$2:$samples.A$855];1;0)" office:value-type="string" office:string-value="J349f" calcext:value-type="string">
            <text:p>J349f</text:p>
          </table:table-cell>
          <table:table-cell table:formula="of:=[.C533]=[.B533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49e</text:p>
          </table:table-cell>
          <table:table-cell table:formula="of:=VLOOKUP([.B534];[$samples.A$2:$samples.A$855];1;0)" office:value-type="string" office:string-value="J349e" calcext:value-type="string">
            <text:p>J349e</text:p>
          </table:table-cell>
          <table:table-cell table:formula="of:=[.C534]=[.B534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49d</text:p>
          </table:table-cell>
          <table:table-cell table:formula="of:=VLOOKUP([.B535];[$samples.A$2:$samples.A$855];1;0)" office:value-type="string" office:string-value="J349d" calcext:value-type="string">
            <text:p>J349d</text:p>
          </table:table-cell>
          <table:table-cell table:formula="of:=[.C535]=[.B535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49b</text:p>
          </table:table-cell>
          <table:table-cell table:formula="of:=VLOOKUP([.B536];[$samples.A$2:$samples.A$855];1;0)" office:value-type="string" office:string-value="J349b" calcext:value-type="string">
            <text:p>J349b</text:p>
          </table:table-cell>
          <table:table-cell table:formula="of:=[.C536]=[.B536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49a</text:p>
          </table:table-cell>
          <table:table-cell table:formula="of:=VLOOKUP([.B537];[$samples.A$2:$samples.A$855];1;0)" office:value-type="string" office:string-value="J349a" calcext:value-type="string">
            <text:p>J349a</text:p>
          </table:table-cell>
          <table:table-cell table:formula="of:=[.C537]=[.B537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49</text:p>
          </table:table-cell>
          <table:table-cell table:formula="of:=VLOOKUP([.B538];[$samples.A$2:$samples.A$855];1;0)" office:value-type="string" office:string-value="J349" calcext:value-type="string">
            <text:p>J349</text:p>
          </table:table-cell>
          <table:table-cell table:formula="of:=[.C538]=[.B538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49-WGS</text:p>
          </table:table-cell>
          <table:table-cell office:value-type="string" calcext:value-type="string">
            <text:p>J349</text:p>
          </table:table-cell>
          <table:table-cell table:formula="of:=VLOOKUP([.B539];[$samples.A$2:$samples.A$855];1;0)" office:value-type="string" office:string-value="J349" calcext:value-type="string">
            <text:p>J349</text:p>
          </table:table-cell>
          <table:table-cell table:formula="of:=[.C539]=[.B539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49-NextRAD</text:p>
          </table:table-cell>
          <table:table-cell office:value-type="string" calcext:value-type="string">
            <text:p>J349</text:p>
          </table:table-cell>
          <table:table-cell table:formula="of:=VLOOKUP([.B540];[$samples.A$2:$samples.A$855];1;0)" office:value-type="string" office:string-value="J349" calcext:value-type="string">
            <text:p>J349</text:p>
          </table:table-cell>
          <table:table-cell table:formula="of:=[.C540]=[.B540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48</text:p>
          </table:table-cell>
          <table:table-cell table:formula="of:=VLOOKUP([.B541];[$samples.A$2:$samples.A$855];1;0)" office:value-type="string" office:string-value="J348" calcext:value-type="string">
            <text:p>J348</text:p>
          </table:table-cell>
          <table:table-cell table:formula="of:=[.C541]=[.B541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48-WGS</text:p>
          </table:table-cell>
          <table:table-cell office:value-type="string" calcext:value-type="string">
            <text:p>J348</text:p>
          </table:table-cell>
          <table:table-cell table:formula="of:=VLOOKUP([.B542];[$samples.A$2:$samples.A$855];1;0)" office:value-type="string" office:string-value="J348" calcext:value-type="string">
            <text:p>J348</text:p>
          </table:table-cell>
          <table:table-cell table:formula="of:=[.C542]=[.B54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48-NextRAD</text:p>
          </table:table-cell>
          <table:table-cell office:value-type="string" calcext:value-type="string">
            <text:p>J348</text:p>
          </table:table-cell>
          <table:table-cell table:formula="of:=VLOOKUP([.B543];[$samples.A$2:$samples.A$855];1;0)" office:value-type="string" office:string-value="J348" calcext:value-type="string">
            <text:p>J348</text:p>
          </table:table-cell>
          <table:table-cell table:formula="of:=[.C543]=[.B543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47</text:p>
          </table:table-cell>
          <table:table-cell table:formula="of:=VLOOKUP([.B544];[$samples.A$2:$samples.A$855];1;0)" office:value-type="string" office:string-value="J347" calcext:value-type="string">
            <text:p>J347</text:p>
          </table:table-cell>
          <table:table-cell table:formula="of:=[.C544]=[.B544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47-WGS</text:p>
          </table:table-cell>
          <table:table-cell office:value-type="string" calcext:value-type="string">
            <text:p>J347</text:p>
          </table:table-cell>
          <table:table-cell table:formula="of:=VLOOKUP([.B545];[$samples.A$2:$samples.A$855];1;0)" office:value-type="string" office:string-value="J347" calcext:value-type="string">
            <text:p>J347</text:p>
          </table:table-cell>
          <table:table-cell table:formula="of:=[.C545]=[.B545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47-NextRAD</text:p>
          </table:table-cell>
          <table:table-cell office:value-type="string" calcext:value-type="string">
            <text:p>J347</text:p>
          </table:table-cell>
          <table:table-cell table:formula="of:=VLOOKUP([.B546];[$samples.A$2:$samples.A$855];1;0)" office:value-type="string" office:string-value="J347" calcext:value-type="string">
            <text:p>J347</text:p>
          </table:table-cell>
          <table:table-cell table:formula="of:=[.C546]=[.B546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46</text:p>
          </table:table-cell>
          <table:table-cell table:formula="of:=VLOOKUP([.B547];[$samples.A$2:$samples.A$855];1;0)" office:value-type="string" office:string-value="J346" calcext:value-type="string">
            <text:p>J346</text:p>
          </table:table-cell>
          <table:table-cell table:formula="of:=[.C547]=[.B547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46-WGS</text:p>
          </table:table-cell>
          <table:table-cell office:value-type="string" calcext:value-type="string">
            <text:p>J346</text:p>
          </table:table-cell>
          <table:table-cell table:formula="of:=VLOOKUP([.B548];[$samples.A$2:$samples.A$855];1;0)" office:value-type="string" office:string-value="J346" calcext:value-type="string">
            <text:p>J346</text:p>
          </table:table-cell>
          <table:table-cell table:formula="of:=[.C548]=[.B548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46-NextRAD</text:p>
          </table:table-cell>
          <table:table-cell office:value-type="string" calcext:value-type="string">
            <text:p>J346</text:p>
          </table:table-cell>
          <table:table-cell table:formula="of:=VLOOKUP([.B549];[$samples.A$2:$samples.A$855];1;0)" office:value-type="string" office:string-value="J346" calcext:value-type="string">
            <text:p>J346</text:p>
          </table:table-cell>
          <table:table-cell table:formula="of:=[.C549]=[.B549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45d</text:p>
          </table:table-cell>
          <table:table-cell table:formula="of:=VLOOKUP([.B550];[$samples.A$2:$samples.A$855];1;0)" office:value-type="string" office:string-value="J345d" calcext:value-type="string">
            <text:p>J345d</text:p>
          </table:table-cell>
          <table:table-cell table:formula="of:=[.C550]=[.B550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45a</text:p>
          </table:table-cell>
          <table:table-cell table:formula="of:=VLOOKUP([.B551];[$samples.A$2:$samples.A$855];1;0)" office:value-type="string" office:string-value="J345a" calcext:value-type="string">
            <text:p>J345a</text:p>
          </table:table-cell>
          <table:table-cell table:formula="of:=[.C551]=[.B551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45</text:p>
          </table:table-cell>
          <table:table-cell table:formula="of:=VLOOKUP([.B552];[$samples.A$2:$samples.A$855];1;0)" office:value-type="string" office:string-value="J345" calcext:value-type="string">
            <text:p>J345</text:p>
          </table:table-cell>
          <table:table-cell table:formula="of:=[.C552]=[.B55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45-plus-WGS</text:p>
          </table:table-cell>
          <table:table-cell office:value-type="string" calcext:value-type="string">
            <text:p>J345</text:p>
          </table:table-cell>
          <table:table-cell table:formula="of:=VLOOKUP([.B553];[$samples.A$2:$samples.A$855];1;0)" office:value-type="string" office:string-value="J345" calcext:value-type="string">
            <text:p>J345</text:p>
          </table:table-cell>
          <table:table-cell table:formula="of:=[.C553]=[.B553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45-WGS</text:p>
          </table:table-cell>
          <table:table-cell office:value-type="string" calcext:value-type="string">
            <text:p>J345</text:p>
          </table:table-cell>
          <table:table-cell table:formula="of:=VLOOKUP([.B554];[$samples.A$2:$samples.A$855];1;0)" office:value-type="string" office:string-value="J345" calcext:value-type="string">
            <text:p>J345</text:p>
          </table:table-cell>
          <table:table-cell table:formula="of:=[.C554]=[.B554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45-plus-NextRAD</text:p>
          </table:table-cell>
          <table:table-cell office:value-type="string" calcext:value-type="string">
            <text:p>J345</text:p>
          </table:table-cell>
          <table:table-cell table:formula="of:=VLOOKUP([.B555];[$samples.A$2:$samples.A$855];1;0)" office:value-type="string" office:string-value="J345" calcext:value-type="string">
            <text:p>J345</text:p>
          </table:table-cell>
          <table:table-cell table:formula="of:=[.C555]=[.B555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45-NextRAD</text:p>
          </table:table-cell>
          <table:table-cell office:value-type="string" calcext:value-type="string">
            <text:p>J345</text:p>
          </table:table-cell>
          <table:table-cell table:formula="of:=VLOOKUP([.B556];[$samples.A$2:$samples.A$855];1;0)" office:value-type="string" office:string-value="J345" calcext:value-type="string">
            <text:p>J345</text:p>
          </table:table-cell>
          <table:table-cell table:formula="of:=[.C556]=[.B556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45_plus</text:p>
          </table:table-cell>
          <table:table-cell office:value-type="string" calcext:value-type="string">
            <text:p>J345</text:p>
          </table:table-cell>
          <table:table-cell table:formula="of:=VLOOKUP([.B557];[$samples.A$2:$samples.A$855];1;0)" office:value-type="string" office:string-value="J345" calcext:value-type="string">
            <text:p>J345</text:p>
          </table:table-cell>
          <table:table-cell table:formula="of:=[.C557]=[.B557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44</text:p>
          </table:table-cell>
          <table:table-cell table:formula="of:=VLOOKUP([.B558];[$samples.A$2:$samples.A$855];1;0)" office:value-type="string" office:string-value="J344" calcext:value-type="string">
            <text:p>J344</text:p>
          </table:table-cell>
          <table:table-cell table:formula="of:=[.C558]=[.B558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44-WGS</text:p>
          </table:table-cell>
          <table:table-cell office:value-type="string" calcext:value-type="string">
            <text:p>J344</text:p>
          </table:table-cell>
          <table:table-cell table:formula="of:=VLOOKUP([.B559];[$samples.A$2:$samples.A$855];1;0)" office:value-type="string" office:string-value="J344" calcext:value-type="string">
            <text:p>J344</text:p>
          </table:table-cell>
          <table:table-cell table:formula="of:=[.C559]=[.B559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44-NextRAD</text:p>
          </table:table-cell>
          <table:table-cell office:value-type="string" calcext:value-type="string">
            <text:p>J344</text:p>
          </table:table-cell>
          <table:table-cell table:formula="of:=VLOOKUP([.B560];[$samples.A$2:$samples.A$855];1;0)" office:value-type="string" office:string-value="J344" calcext:value-type="string">
            <text:p>J344</text:p>
          </table:table-cell>
          <table:table-cell table:formula="of:=[.C560]=[.B560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43</text:p>
          </table:table-cell>
          <table:table-cell table:formula="of:=VLOOKUP([.B561];[$samples.A$2:$samples.A$855];1;0)" office:value-type="string" office:string-value="J343" calcext:value-type="string">
            <text:p>J343</text:p>
          </table:table-cell>
          <table:table-cell table:formula="of:=[.C561]=[.B561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43-WGS</text:p>
          </table:table-cell>
          <table:table-cell office:value-type="string" calcext:value-type="string">
            <text:p>J343</text:p>
          </table:table-cell>
          <table:table-cell table:formula="of:=VLOOKUP([.B562];[$samples.A$2:$samples.A$855];1;0)" office:value-type="string" office:string-value="J343" calcext:value-type="string">
            <text:p>J343</text:p>
          </table:table-cell>
          <table:table-cell table:formula="of:=[.C562]=[.B56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43-NextRAD</text:p>
          </table:table-cell>
          <table:table-cell office:value-type="string" calcext:value-type="string">
            <text:p>J343</text:p>
          </table:table-cell>
          <table:table-cell table:formula="of:=VLOOKUP([.B563];[$samples.A$2:$samples.A$855];1;0)" office:value-type="string" office:string-value="J343" calcext:value-type="string">
            <text:p>J343</text:p>
          </table:table-cell>
          <table:table-cell table:formula="of:=[.C563]=[.B563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42d</text:p>
          </table:table-cell>
          <table:table-cell table:formula="of:=VLOOKUP([.B564];[$samples.A$2:$samples.A$855];1;0)" office:value-type="string" office:string-value="J342d" calcext:value-type="string">
            <text:p>J342d</text:p>
          </table:table-cell>
          <table:table-cell table:formula="of:=[.C564]=[.B564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42c</text:p>
          </table:table-cell>
          <table:table-cell table:formula="of:=VLOOKUP([.B565];[$samples.A$2:$samples.A$855];1;0)" office:value-type="string" office:string-value="J342c" calcext:value-type="string">
            <text:p>J342c</text:p>
          </table:table-cell>
          <table:table-cell table:formula="of:=[.C565]=[.B565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42b</text:p>
          </table:table-cell>
          <table:table-cell table:formula="of:=VLOOKUP([.B566];[$samples.A$2:$samples.A$855];1;0)" office:value-type="string" office:string-value="J342b" calcext:value-type="string">
            <text:p>J342b</text:p>
          </table:table-cell>
          <table:table-cell table:formula="of:=[.C566]=[.B566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42a</text:p>
          </table:table-cell>
          <table:table-cell table:formula="of:=VLOOKUP([.B567];[$samples.A$2:$samples.A$855];1;0)" office:value-type="string" office:string-value="J342a" calcext:value-type="string">
            <text:p>J342a</text:p>
          </table:table-cell>
          <table:table-cell table:formula="of:=[.C567]=[.B567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42a-rep</text:p>
          </table:table-cell>
          <table:table-cell office:value-type="string" calcext:value-type="string">
            <text:p>J342a</text:p>
          </table:table-cell>
          <table:table-cell table:formula="of:=VLOOKUP([.B568];[$samples.A$2:$samples.A$855];1;0)" office:value-type="string" office:string-value="J342a" calcext:value-type="string">
            <text:p>J342a</text:p>
          </table:table-cell>
          <table:table-cell table:formula="of:=[.C568]=[.B568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42arep</text:p>
          </table:table-cell>
          <table:table-cell office:value-type="string" calcext:value-type="string">
            <text:p>J342a</text:p>
          </table:table-cell>
          <table:table-cell table:formula="of:=VLOOKUP([.B569];[$samples.A$2:$samples.A$855];1;0)" office:value-type="string" office:string-value="J342a" calcext:value-type="string">
            <text:p>J342a</text:p>
          </table:table-cell>
          <table:table-cell table:formula="of:=[.C569]=[.B569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42</text:p>
          </table:table-cell>
          <table:table-cell table:formula="of:=VLOOKUP([.B570];[$samples.A$2:$samples.A$855];1;0)" office:value-type="string" office:string-value="J342" calcext:value-type="string">
            <text:p>J342</text:p>
          </table:table-cell>
          <table:table-cell table:formula="of:=[.C570]=[.B570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42-WGS</text:p>
          </table:table-cell>
          <table:table-cell office:value-type="string" calcext:value-type="string">
            <text:p>J342</text:p>
          </table:table-cell>
          <table:table-cell table:formula="of:=VLOOKUP([.B571];[$samples.A$2:$samples.A$855];1;0)" office:value-type="string" office:string-value="J342" calcext:value-type="string">
            <text:p>J342</text:p>
          </table:table-cell>
          <table:table-cell table:formula="of:=[.C571]=[.B571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42-NextRAD</text:p>
          </table:table-cell>
          <table:table-cell office:value-type="string" calcext:value-type="string">
            <text:p>J342</text:p>
          </table:table-cell>
          <table:table-cell table:formula="of:=VLOOKUP([.B572];[$samples.A$2:$samples.A$855];1;0)" office:value-type="string" office:string-value="J342" calcext:value-type="string">
            <text:p>J342</text:p>
          </table:table-cell>
          <table:table-cell table:formula="of:=[.C572]=[.B572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41d</text:p>
          </table:table-cell>
          <table:table-cell table:formula="of:=VLOOKUP([.B573];[$samples.A$2:$samples.A$855];1;0)" office:value-type="string" office:string-value="J341d" calcext:value-type="string">
            <text:p>J341d</text:p>
          </table:table-cell>
          <table:table-cell table:formula="of:=[.C573]=[.B573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41c</text:p>
          </table:table-cell>
          <table:table-cell table:formula="of:=VLOOKUP([.B574];[$samples.A$2:$samples.A$855];1;0)" office:value-type="string" office:string-value="J341c" calcext:value-type="string">
            <text:p>J341c</text:p>
          </table:table-cell>
          <table:table-cell table:formula="of:=[.C574]=[.B574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41b</text:p>
          </table:table-cell>
          <table:table-cell table:formula="of:=VLOOKUP([.B575];[$samples.A$2:$samples.A$855];1;0)" office:value-type="string" office:string-value="J341b" calcext:value-type="string">
            <text:p>J341b</text:p>
          </table:table-cell>
          <table:table-cell table:formula="of:=[.C575]=[.B575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41a</text:p>
          </table:table-cell>
          <table:table-cell table:formula="of:=VLOOKUP([.B576];[$samples.A$2:$samples.A$855];1;0)" office:value-type="string" office:string-value="J341a" calcext:value-type="string">
            <text:p>J341a</text:p>
          </table:table-cell>
          <table:table-cell table:formula="of:=[.C576]=[.B576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41</text:p>
          </table:table-cell>
          <table:table-cell table:formula="of:=VLOOKUP([.B577];[$samples.A$2:$samples.A$855];1;0)" office:value-type="string" office:string-value="J341" calcext:value-type="string">
            <text:p>J341</text:p>
          </table:table-cell>
          <table:table-cell table:formula="of:=[.C577]=[.B577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41-WGS</text:p>
          </table:table-cell>
          <table:table-cell office:value-type="string" calcext:value-type="string">
            <text:p>J341</text:p>
          </table:table-cell>
          <table:table-cell table:formula="of:=VLOOKUP([.B578];[$samples.A$2:$samples.A$855];1;0)" office:value-type="string" office:string-value="J341" calcext:value-type="string">
            <text:p>J341</text:p>
          </table:table-cell>
          <table:table-cell table:formula="of:=[.C578]=[.B578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41-NextRAD</text:p>
          </table:table-cell>
          <table:table-cell office:value-type="string" calcext:value-type="string">
            <text:p>J341</text:p>
          </table:table-cell>
          <table:table-cell table:formula="of:=VLOOKUP([.B579];[$samples.A$2:$samples.A$855];1;0)" office:value-type="string" office:string-value="J341" calcext:value-type="string">
            <text:p>J341</text:p>
          </table:table-cell>
          <table:table-cell table:formula="of:=[.C579]=[.B579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40</text:p>
          </table:table-cell>
          <table:table-cell table:formula="of:=VLOOKUP([.B580];[$samples.A$2:$samples.A$855];1;0)" office:value-type="string" office:string-value="J340" calcext:value-type="string">
            <text:p>J340</text:p>
          </table:table-cell>
          <table:table-cell table:formula="of:=[.C580]=[.B580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40-WGS</text:p>
          </table:table-cell>
          <table:table-cell office:value-type="string" calcext:value-type="string">
            <text:p>J340</text:p>
          </table:table-cell>
          <table:table-cell table:formula="of:=VLOOKUP([.B581];[$samples.A$2:$samples.A$855];1;0)" office:value-type="string" office:string-value="J340" calcext:value-type="string">
            <text:p>J340</text:p>
          </table:table-cell>
          <table:table-cell table:formula="of:=[.C581]=[.B581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40-NextRAD</text:p>
          </table:table-cell>
          <table:table-cell office:value-type="string" calcext:value-type="string">
            <text:p>J340</text:p>
          </table:table-cell>
          <table:table-cell table:formula="of:=VLOOKUP([.B582];[$samples.A$2:$samples.A$855];1;0)" office:value-type="string" office:string-value="J340" calcext:value-type="string">
            <text:p>J340</text:p>
          </table:table-cell>
          <table:table-cell table:formula="of:=[.C582]=[.B582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39</text:p>
          </table:table-cell>
          <table:table-cell table:formula="of:=VLOOKUP([.B583];[$samples.A$2:$samples.A$855];1;0)" office:value-type="string" office:string-value="J339" calcext:value-type="string">
            <text:p>J339</text:p>
          </table:table-cell>
          <table:table-cell table:formula="of:=[.C583]=[.B583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39-WGS</text:p>
          </table:table-cell>
          <table:table-cell office:value-type="string" calcext:value-type="string">
            <text:p>J339</text:p>
          </table:table-cell>
          <table:table-cell table:formula="of:=VLOOKUP([.B584];[$samples.A$2:$samples.A$855];1;0)" office:value-type="string" office:string-value="J339" calcext:value-type="string">
            <text:p>J339</text:p>
          </table:table-cell>
          <table:table-cell table:formula="of:=[.C584]=[.B584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39-NextRAD</text:p>
          </table:table-cell>
          <table:table-cell office:value-type="string" calcext:value-type="string">
            <text:p>J339</text:p>
          </table:table-cell>
          <table:table-cell table:formula="of:=VLOOKUP([.B585];[$samples.A$2:$samples.A$855];1;0)" office:value-type="string" office:string-value="J339" calcext:value-type="string">
            <text:p>J339</text:p>
          </table:table-cell>
          <table:table-cell table:formula="of:=[.C585]=[.B585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38</text:p>
          </table:table-cell>
          <table:table-cell table:formula="of:=VLOOKUP([.B586];[$samples.A$2:$samples.A$855];1;0)" office:value-type="string" office:string-value="J338" calcext:value-type="string">
            <text:p>J338</text:p>
          </table:table-cell>
          <table:table-cell table:formula="of:=[.C586]=[.B586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38-WGS</text:p>
          </table:table-cell>
          <table:table-cell office:value-type="string" calcext:value-type="string">
            <text:p>J338</text:p>
          </table:table-cell>
          <table:table-cell table:formula="of:=VLOOKUP([.B587];[$samples.A$2:$samples.A$855];1;0)" office:value-type="string" office:string-value="J338" calcext:value-type="string">
            <text:p>J338</text:p>
          </table:table-cell>
          <table:table-cell table:formula="of:=[.C587]=[.B587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38-NextRAD</text:p>
          </table:table-cell>
          <table:table-cell office:value-type="string" calcext:value-type="string">
            <text:p>J338</text:p>
          </table:table-cell>
          <table:table-cell table:formula="of:=VLOOKUP([.B588];[$samples.A$2:$samples.A$855];1;0)" office:value-type="string" office:string-value="J338" calcext:value-type="string">
            <text:p>J338</text:p>
          </table:table-cell>
          <table:table-cell table:formula="of:=[.C588]=[.B588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35</text:p>
          </table:table-cell>
          <table:table-cell table:formula="of:=VLOOKUP([.B589];[$samples.A$2:$samples.A$855];1;0)" office:value-type="string" office:string-value="J335" calcext:value-type="string">
            <text:p>J335</text:p>
          </table:table-cell>
          <table:table-cell table:formula="of:=[.C589]=[.B589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35-WGS</text:p>
          </table:table-cell>
          <table:table-cell office:value-type="string" calcext:value-type="string">
            <text:p>J335</text:p>
          </table:table-cell>
          <table:table-cell table:formula="of:=VLOOKUP([.B590];[$samples.A$2:$samples.A$855];1;0)" office:value-type="string" office:string-value="J335" calcext:value-type="string">
            <text:p>J335</text:p>
          </table:table-cell>
          <table:table-cell table:formula="of:=[.C590]=[.B590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35-NextRAD</text:p>
          </table:table-cell>
          <table:table-cell office:value-type="string" calcext:value-type="string">
            <text:p>J335</text:p>
          </table:table-cell>
          <table:table-cell table:formula="of:=VLOOKUP([.B591];[$samples.A$2:$samples.A$855];1;0)" office:value-type="string" office:string-value="J335" calcext:value-type="string">
            <text:p>J335</text:p>
          </table:table-cell>
          <table:table-cell table:formula="of:=[.C591]=[.B591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34</text:p>
          </table:table-cell>
          <table:table-cell table:formula="of:=VLOOKUP([.B592];[$samples.A$2:$samples.A$855];1;0)" office:value-type="string" office:string-value="J334" calcext:value-type="string">
            <text:p>J334</text:p>
          </table:table-cell>
          <table:table-cell table:formula="of:=[.C592]=[.B59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34-WGS</text:p>
          </table:table-cell>
          <table:table-cell office:value-type="string" calcext:value-type="string">
            <text:p>J334</text:p>
          </table:table-cell>
          <table:table-cell table:formula="of:=VLOOKUP([.B593];[$samples.A$2:$samples.A$855];1;0)" office:value-type="string" office:string-value="J334" calcext:value-type="string">
            <text:p>J334</text:p>
          </table:table-cell>
          <table:table-cell table:formula="of:=[.C593]=[.B593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34-NextRAD</text:p>
          </table:table-cell>
          <table:table-cell office:value-type="string" calcext:value-type="string">
            <text:p>J334</text:p>
          </table:table-cell>
          <table:table-cell table:formula="of:=VLOOKUP([.B594];[$samples.A$2:$samples.A$855];1;0)" office:value-type="string" office:string-value="J334" calcext:value-type="string">
            <text:p>J334</text:p>
          </table:table-cell>
          <table:table-cell table:formula="of:=[.C594]=[.B594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33a</text:p>
          </table:table-cell>
          <table:table-cell table:formula="of:=VLOOKUP([.B595];[$samples.A$2:$samples.A$855];1;0)" office:value-type="string" office:string-value="J333a" calcext:value-type="string">
            <text:p>J333a</text:p>
          </table:table-cell>
          <table:table-cell table:formula="of:=[.C595]=[.B595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33</text:p>
          </table:table-cell>
          <table:table-cell table:formula="of:=VLOOKUP([.B596];[$samples.A$2:$samples.A$855];1;0)" office:value-type="string" office:string-value="J333" calcext:value-type="string">
            <text:p>J333</text:p>
          </table:table-cell>
          <table:table-cell table:formula="of:=[.C596]=[.B596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33-plus-WGS</text:p>
          </table:table-cell>
          <table:table-cell office:value-type="string" calcext:value-type="string">
            <text:p>J333</text:p>
          </table:table-cell>
          <table:table-cell table:formula="of:=VLOOKUP([.B597];[$samples.A$2:$samples.A$855];1;0)" office:value-type="string" office:string-value="J333" calcext:value-type="string">
            <text:p>J333</text:p>
          </table:table-cell>
          <table:table-cell table:formula="of:=[.C597]=[.B597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33-WGS</text:p>
          </table:table-cell>
          <table:table-cell office:value-type="string" calcext:value-type="string">
            <text:p>J333</text:p>
          </table:table-cell>
          <table:table-cell table:formula="of:=VLOOKUP([.B598];[$samples.A$2:$samples.A$855];1;0)" office:value-type="string" office:string-value="J333" calcext:value-type="string">
            <text:p>J333</text:p>
          </table:table-cell>
          <table:table-cell table:formula="of:=[.C598]=[.B598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33-plus-NextRAD</text:p>
          </table:table-cell>
          <table:table-cell office:value-type="string" calcext:value-type="string">
            <text:p>J333</text:p>
          </table:table-cell>
          <table:table-cell table:formula="of:=VLOOKUP([.B599];[$samples.A$2:$samples.A$855];1;0)" office:value-type="string" office:string-value="J333" calcext:value-type="string">
            <text:p>J333</text:p>
          </table:table-cell>
          <table:table-cell table:formula="of:=[.C599]=[.B599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33-NextRAD</text:p>
          </table:table-cell>
          <table:table-cell office:value-type="string" calcext:value-type="string">
            <text:p>J333</text:p>
          </table:table-cell>
          <table:table-cell table:formula="of:=VLOOKUP([.B600];[$samples.A$2:$samples.A$855];1;0)" office:value-type="string" office:string-value="J333" calcext:value-type="string">
            <text:p>J333</text:p>
          </table:table-cell>
          <table:table-cell table:formula="of:=[.C600]=[.B600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33_plus</text:p>
          </table:table-cell>
          <table:table-cell office:value-type="string" calcext:value-type="string">
            <text:p>J333</text:p>
          </table:table-cell>
          <table:table-cell table:formula="of:=VLOOKUP([.B601];[$samples.A$2:$samples.A$855];1;0)" office:value-type="string" office:string-value="J333" calcext:value-type="string">
            <text:p>J333</text:p>
          </table:table-cell>
          <table:table-cell table:formula="of:=[.C601]=[.B601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31</text:p>
          </table:table-cell>
          <table:table-cell table:formula="of:=VLOOKUP([.B602];[$samples.A$2:$samples.A$855];1;0)" office:value-type="string" office:string-value="J331" calcext:value-type="string">
            <text:p>J331</text:p>
          </table:table-cell>
          <table:table-cell table:formula="of:=[.C602]=[.B60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31-WGS</text:p>
          </table:table-cell>
          <table:table-cell office:value-type="string" calcext:value-type="string">
            <text:p>J331</text:p>
          </table:table-cell>
          <table:table-cell table:formula="of:=VLOOKUP([.B603];[$samples.A$2:$samples.A$855];1;0)" office:value-type="string" office:string-value="J331" calcext:value-type="string">
            <text:p>J331</text:p>
          </table:table-cell>
          <table:table-cell table:formula="of:=[.C603]=[.B603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31-NextRAD</text:p>
          </table:table-cell>
          <table:table-cell office:value-type="string" calcext:value-type="string">
            <text:p>J331</text:p>
          </table:table-cell>
          <table:table-cell table:formula="of:=VLOOKUP([.B604];[$samples.A$2:$samples.A$855];1;0)" office:value-type="string" office:string-value="J331" calcext:value-type="string">
            <text:p>J331</text:p>
          </table:table-cell>
          <table:table-cell table:formula="of:=[.C604]=[.B604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30</text:p>
          </table:table-cell>
          <table:table-cell table:formula="of:=VLOOKUP([.B605];[$samples.A$2:$samples.A$855];1;0)" office:value-type="string" office:string-value="J330" calcext:value-type="string">
            <text:p>J330</text:p>
          </table:table-cell>
          <table:table-cell table:formula="of:=[.C605]=[.B605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30-WGS</text:p>
          </table:table-cell>
          <table:table-cell office:value-type="string" calcext:value-type="string">
            <text:p>J330</text:p>
          </table:table-cell>
          <table:table-cell table:formula="of:=VLOOKUP([.B606];[$samples.A$2:$samples.A$855];1;0)" office:value-type="string" office:string-value="J330" calcext:value-type="string">
            <text:p>J330</text:p>
          </table:table-cell>
          <table:table-cell table:formula="of:=[.C606]=[.B606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30-NextRAD</text:p>
          </table:table-cell>
          <table:table-cell office:value-type="string" calcext:value-type="string">
            <text:p>J330</text:p>
          </table:table-cell>
          <table:table-cell table:formula="of:=VLOOKUP([.B607];[$samples.A$2:$samples.A$855];1;0)" office:value-type="string" office:string-value="J330" calcext:value-type="string">
            <text:p>J330</text:p>
          </table:table-cell>
          <table:table-cell table:formula="of:=[.C607]=[.B607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29</text:p>
          </table:table-cell>
          <table:table-cell table:formula="of:=VLOOKUP([.B608];[$samples.A$2:$samples.A$855];1;0)" office:value-type="string" office:string-value="J329" calcext:value-type="string">
            <text:p>J329</text:p>
          </table:table-cell>
          <table:table-cell table:formula="of:=[.C608]=[.B608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29-WGS</text:p>
          </table:table-cell>
          <table:table-cell office:value-type="string" calcext:value-type="string">
            <text:p>J329</text:p>
          </table:table-cell>
          <table:table-cell table:formula="of:=VLOOKUP([.B609];[$samples.A$2:$samples.A$855];1;0)" office:value-type="string" office:string-value="J329" calcext:value-type="string">
            <text:p>J329</text:p>
          </table:table-cell>
          <table:table-cell table:formula="of:=[.C609]=[.B609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29-NextRAD</text:p>
          </table:table-cell>
          <table:table-cell office:value-type="string" calcext:value-type="string">
            <text:p>J329</text:p>
          </table:table-cell>
          <table:table-cell table:formula="of:=VLOOKUP([.B610];[$samples.A$2:$samples.A$855];1;0)" office:value-type="string" office:string-value="J329" calcext:value-type="string">
            <text:p>J329</text:p>
          </table:table-cell>
          <table:table-cell table:formula="of:=[.C610]=[.B610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28</text:p>
          </table:table-cell>
          <table:table-cell table:formula="of:=VLOOKUP([.B611];[$samples.A$2:$samples.A$855];1;0)" office:value-type="string" office:string-value="J328" calcext:value-type="string">
            <text:p>J328</text:p>
          </table:table-cell>
          <table:table-cell table:formula="of:=[.C611]=[.B611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28-WGS</text:p>
          </table:table-cell>
          <table:table-cell office:value-type="string" calcext:value-type="string">
            <text:p>J328</text:p>
          </table:table-cell>
          <table:table-cell table:formula="of:=VLOOKUP([.B612];[$samples.A$2:$samples.A$855];1;0)" office:value-type="string" office:string-value="J328" calcext:value-type="string">
            <text:p>J328</text:p>
          </table:table-cell>
          <table:table-cell table:formula="of:=[.C612]=[.B61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28-NextRAD</text:p>
          </table:table-cell>
          <table:table-cell office:value-type="string" calcext:value-type="string">
            <text:p>J328</text:p>
          </table:table-cell>
          <table:table-cell table:formula="of:=VLOOKUP([.B613];[$samples.A$2:$samples.A$855];1;0)" office:value-type="string" office:string-value="J328" calcext:value-type="string">
            <text:p>J328</text:p>
          </table:table-cell>
          <table:table-cell table:formula="of:=[.C613]=[.B613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27</text:p>
          </table:table-cell>
          <table:table-cell table:formula="of:=VLOOKUP([.B614];[$samples.A$2:$samples.A$855];1;0)" office:value-type="string" office:string-value="J327" calcext:value-type="string">
            <text:p>J327</text:p>
          </table:table-cell>
          <table:table-cell table:formula="of:=[.C614]=[.B614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27-WGS</text:p>
          </table:table-cell>
          <table:table-cell office:value-type="string" calcext:value-type="string">
            <text:p>J327</text:p>
          </table:table-cell>
          <table:table-cell table:formula="of:=VLOOKUP([.B615];[$samples.A$2:$samples.A$855];1;0)" office:value-type="string" office:string-value="J327" calcext:value-type="string">
            <text:p>J327</text:p>
          </table:table-cell>
          <table:table-cell table:formula="of:=[.C615]=[.B615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27-NextRAD</text:p>
          </table:table-cell>
          <table:table-cell office:value-type="string" calcext:value-type="string">
            <text:p>J327</text:p>
          </table:table-cell>
          <table:table-cell table:formula="of:=VLOOKUP([.B616];[$samples.A$2:$samples.A$855];1;0)" office:value-type="string" office:string-value="J327" calcext:value-type="string">
            <text:p>J327</text:p>
          </table:table-cell>
          <table:table-cell table:formula="of:=[.C616]=[.B616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26</text:p>
          </table:table-cell>
          <table:table-cell table:formula="of:=VLOOKUP([.B617];[$samples.A$2:$samples.A$855];1;0)" office:value-type="string" office:string-value="J326" calcext:value-type="string">
            <text:p>J326</text:p>
          </table:table-cell>
          <table:table-cell table:formula="of:=[.C617]=[.B617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26-WGS</text:p>
          </table:table-cell>
          <table:table-cell office:value-type="string" calcext:value-type="string">
            <text:p>J326</text:p>
          </table:table-cell>
          <table:table-cell table:formula="of:=VLOOKUP([.B618];[$samples.A$2:$samples.A$855];1;0)" office:value-type="string" office:string-value="J326" calcext:value-type="string">
            <text:p>J326</text:p>
          </table:table-cell>
          <table:table-cell table:formula="of:=[.C618]=[.B618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26-NextRAD</text:p>
          </table:table-cell>
          <table:table-cell office:value-type="string" calcext:value-type="string">
            <text:p>J326</text:p>
          </table:table-cell>
          <table:table-cell table:formula="of:=VLOOKUP([.B619];[$samples.A$2:$samples.A$855];1;0)" office:value-type="string" office:string-value="J326" calcext:value-type="string">
            <text:p>J326</text:p>
          </table:table-cell>
          <table:table-cell table:formula="of:=[.C619]=[.B619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24</text:p>
          </table:table-cell>
          <table:table-cell table:formula="of:=VLOOKUP([.B620];[$samples.A$2:$samples.A$855];1;0)" office:value-type="string" office:string-value="J324" calcext:value-type="string">
            <text:p>J324</text:p>
          </table:table-cell>
          <table:table-cell table:formula="of:=[.C620]=[.B620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24-WGS</text:p>
          </table:table-cell>
          <table:table-cell office:value-type="string" calcext:value-type="string">
            <text:p>J324</text:p>
          </table:table-cell>
          <table:table-cell table:formula="of:=VLOOKUP([.B621];[$samples.A$2:$samples.A$855];1;0)" office:value-type="string" office:string-value="J324" calcext:value-type="string">
            <text:p>J324</text:p>
          </table:table-cell>
          <table:table-cell table:formula="of:=[.C621]=[.B621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24-NextRAD</text:p>
          </table:table-cell>
          <table:table-cell office:value-type="string" calcext:value-type="string">
            <text:p>J324</text:p>
          </table:table-cell>
          <table:table-cell table:formula="of:=VLOOKUP([.B622];[$samples.A$2:$samples.A$855];1;0)" office:value-type="string" office:string-value="J324" calcext:value-type="string">
            <text:p>J324</text:p>
          </table:table-cell>
          <table:table-cell table:formula="of:=[.C622]=[.B622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22</text:p>
          </table:table-cell>
          <table:table-cell table:formula="of:=VLOOKUP([.B623];[$samples.A$2:$samples.A$855];1;0)" office:value-type="string" office:string-value="J322" calcext:value-type="string">
            <text:p>J322</text:p>
          </table:table-cell>
          <table:table-cell table:formula="of:=[.C623]=[.B623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22-WGS</text:p>
          </table:table-cell>
          <table:table-cell office:value-type="string" calcext:value-type="string">
            <text:p>J322</text:p>
          </table:table-cell>
          <table:table-cell table:formula="of:=VLOOKUP([.B624];[$samples.A$2:$samples.A$855];1;0)" office:value-type="string" office:string-value="J322" calcext:value-type="string">
            <text:p>J322</text:p>
          </table:table-cell>
          <table:table-cell table:formula="of:=[.C624]=[.B624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22-NextRAD</text:p>
          </table:table-cell>
          <table:table-cell office:value-type="string" calcext:value-type="string">
            <text:p>J322</text:p>
          </table:table-cell>
          <table:table-cell table:formula="of:=VLOOKUP([.B625];[$samples.A$2:$samples.A$855];1;0)" office:value-type="string" office:string-value="J322" calcext:value-type="string">
            <text:p>J322</text:p>
          </table:table-cell>
          <table:table-cell table:formula="of:=[.C625]=[.B625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21g</text:p>
          </table:table-cell>
          <table:table-cell table:formula="of:=VLOOKUP([.B626];[$samples.A$2:$samples.A$855];1;0)" office:value-type="string" office:string-value="J321g" calcext:value-type="string">
            <text:p>J321g</text:p>
          </table:table-cell>
          <table:table-cell table:formula="of:=[.C626]=[.B626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21g-WGS</text:p>
          </table:table-cell>
          <table:table-cell office:value-type="string" calcext:value-type="string">
            <text:p>J321g</text:p>
          </table:table-cell>
          <table:table-cell table:formula="of:=VLOOKUP([.B627];[$samples.A$2:$samples.A$855];1;0)" office:value-type="string" office:string-value="J321g" calcext:value-type="string">
            <text:p>J321g</text:p>
          </table:table-cell>
          <table:table-cell table:formula="of:=[.C627]=[.B627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21g-NextRAD</text:p>
          </table:table-cell>
          <table:table-cell office:value-type="string" calcext:value-type="string">
            <text:p>J321g</text:p>
          </table:table-cell>
          <table:table-cell table:formula="of:=VLOOKUP([.B628];[$samples.A$2:$samples.A$855];1;0)" office:value-type="string" office:string-value="J321g" calcext:value-type="string">
            <text:p>J321g</text:p>
          </table:table-cell>
          <table:table-cell table:formula="of:=[.C628]=[.B628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20</text:p>
          </table:table-cell>
          <table:table-cell table:formula="of:=VLOOKUP([.B629];[$samples.A$2:$samples.A$855];1;0)" office:value-type="string" office:string-value="J320" calcext:value-type="string">
            <text:p>J320</text:p>
          </table:table-cell>
          <table:table-cell table:formula="of:=[.C629]=[.B629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20-WGS</text:p>
          </table:table-cell>
          <table:table-cell office:value-type="string" calcext:value-type="string">
            <text:p>J320</text:p>
          </table:table-cell>
          <table:table-cell table:formula="of:=VLOOKUP([.B630];[$samples.A$2:$samples.A$855];1;0)" office:value-type="string" office:string-value="J320" calcext:value-type="string">
            <text:p>J320</text:p>
          </table:table-cell>
          <table:table-cell table:formula="of:=[.C630]=[.B630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20-NextRAD</text:p>
          </table:table-cell>
          <table:table-cell office:value-type="string" calcext:value-type="string">
            <text:p>J320</text:p>
          </table:table-cell>
          <table:table-cell table:formula="of:=VLOOKUP([.B631];[$samples.A$2:$samples.A$855];1;0)" office:value-type="string" office:string-value="J320" calcext:value-type="string">
            <text:p>J320</text:p>
          </table:table-cell>
          <table:table-cell table:formula="of:=[.C631]=[.B631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19</text:p>
          </table:table-cell>
          <table:table-cell table:formula="of:=VLOOKUP([.B632];[$samples.A$2:$samples.A$855];1;0)" office:value-type="string" office:string-value="J319" calcext:value-type="string">
            <text:p>J319</text:p>
          </table:table-cell>
          <table:table-cell table:formula="of:=[.C632]=[.B63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19-WGS</text:p>
          </table:table-cell>
          <table:table-cell office:value-type="string" calcext:value-type="string">
            <text:p>J319</text:p>
          </table:table-cell>
          <table:table-cell table:formula="of:=VLOOKUP([.B633];[$samples.A$2:$samples.A$855];1;0)" office:value-type="string" office:string-value="J319" calcext:value-type="string">
            <text:p>J319</text:p>
          </table:table-cell>
          <table:table-cell table:formula="of:=[.C633]=[.B633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19-NextRAD</text:p>
          </table:table-cell>
          <table:table-cell office:value-type="string" calcext:value-type="string">
            <text:p>J319</text:p>
          </table:table-cell>
          <table:table-cell table:formula="of:=VLOOKUP([.B634];[$samples.A$2:$samples.A$855];1;0)" office:value-type="string" office:string-value="J319" calcext:value-type="string">
            <text:p>J319</text:p>
          </table:table-cell>
          <table:table-cell table:formula="of:=[.C634]=[.B634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18</text:p>
          </table:table-cell>
          <table:table-cell table:formula="of:=VLOOKUP([.B635];[$samples.A$2:$samples.A$855];1;0)" office:value-type="string" office:string-value="J318" calcext:value-type="string">
            <text:p>J318</text:p>
          </table:table-cell>
          <table:table-cell table:formula="of:=[.C635]=[.B635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18-WGS</text:p>
          </table:table-cell>
          <table:table-cell office:value-type="string" calcext:value-type="string">
            <text:p>J318</text:p>
          </table:table-cell>
          <table:table-cell table:formula="of:=VLOOKUP([.B636];[$samples.A$2:$samples.A$855];1;0)" office:value-type="string" office:string-value="J318" calcext:value-type="string">
            <text:p>J318</text:p>
          </table:table-cell>
          <table:table-cell table:formula="of:=[.C636]=[.B636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18-NextRAD</text:p>
          </table:table-cell>
          <table:table-cell office:value-type="string" calcext:value-type="string">
            <text:p>J318</text:p>
          </table:table-cell>
          <table:table-cell table:formula="of:=VLOOKUP([.B637];[$samples.A$2:$samples.A$855];1;0)" office:value-type="string" office:string-value="J318" calcext:value-type="string">
            <text:p>J318</text:p>
          </table:table-cell>
          <table:table-cell table:formula="of:=[.C637]=[.B637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17</text:p>
          </table:table-cell>
          <table:table-cell table:formula="of:=VLOOKUP([.B638];[$samples.A$2:$samples.A$855];1;0)" office:value-type="string" office:string-value="J317" calcext:value-type="string">
            <text:p>J317</text:p>
          </table:table-cell>
          <table:table-cell table:formula="of:=[.C638]=[.B638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17-WGS</text:p>
          </table:table-cell>
          <table:table-cell office:value-type="string" calcext:value-type="string">
            <text:p>J317</text:p>
          </table:table-cell>
          <table:table-cell table:formula="of:=VLOOKUP([.B639];[$samples.A$2:$samples.A$855];1;0)" office:value-type="string" office:string-value="J317" calcext:value-type="string">
            <text:p>J317</text:p>
          </table:table-cell>
          <table:table-cell table:formula="of:=[.C639]=[.B639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17-NextRAD</text:p>
          </table:table-cell>
          <table:table-cell office:value-type="string" calcext:value-type="string">
            <text:p>J317</text:p>
          </table:table-cell>
          <table:table-cell table:formula="of:=VLOOKUP([.B640];[$samples.A$2:$samples.A$855];1;0)" office:value-type="string" office:string-value="J317" calcext:value-type="string">
            <text:p>J317</text:p>
          </table:table-cell>
          <table:table-cell table:formula="of:=[.C640]=[.B640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16</text:p>
          </table:table-cell>
          <table:table-cell table:formula="of:=VLOOKUP([.B641];[$samples.A$2:$samples.A$855];1;0)" office:value-type="string" office:string-value="J316" calcext:value-type="string">
            <text:p>J316</text:p>
          </table:table-cell>
          <table:table-cell table:formula="of:=[.C641]=[.B641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16-WGS</text:p>
          </table:table-cell>
          <table:table-cell office:value-type="string" calcext:value-type="string">
            <text:p>J316</text:p>
          </table:table-cell>
          <table:table-cell table:formula="of:=VLOOKUP([.B642];[$samples.A$2:$samples.A$855];1;0)" office:value-type="string" office:string-value="J316" calcext:value-type="string">
            <text:p>J316</text:p>
          </table:table-cell>
          <table:table-cell table:formula="of:=[.C642]=[.B64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16-NextRAD</text:p>
          </table:table-cell>
          <table:table-cell office:value-type="string" calcext:value-type="string">
            <text:p>J316</text:p>
          </table:table-cell>
          <table:table-cell table:formula="of:=VLOOKUP([.B643];[$samples.A$2:$samples.A$855];1;0)" office:value-type="string" office:string-value="J316" calcext:value-type="string">
            <text:p>J316</text:p>
          </table:table-cell>
          <table:table-cell table:formula="of:=[.C643]=[.B643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15</text:p>
          </table:table-cell>
          <table:table-cell table:formula="of:=VLOOKUP([.B644];[$samples.A$2:$samples.A$855];1;0)" office:value-type="string" office:string-value="J315" calcext:value-type="string">
            <text:p>J315</text:p>
          </table:table-cell>
          <table:table-cell table:formula="of:=[.C644]=[.B644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15-WGS</text:p>
          </table:table-cell>
          <table:table-cell office:value-type="string" calcext:value-type="string">
            <text:p>J315</text:p>
          </table:table-cell>
          <table:table-cell table:formula="of:=VLOOKUP([.B645];[$samples.A$2:$samples.A$855];1;0)" office:value-type="string" office:string-value="J315" calcext:value-type="string">
            <text:p>J315</text:p>
          </table:table-cell>
          <table:table-cell table:formula="of:=[.C645]=[.B645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15-NextRAD</text:p>
          </table:table-cell>
          <table:table-cell office:value-type="string" calcext:value-type="string">
            <text:p>J315</text:p>
          </table:table-cell>
          <table:table-cell table:formula="of:=VLOOKUP([.B646];[$samples.A$2:$samples.A$855];1;0)" office:value-type="string" office:string-value="J315" calcext:value-type="string">
            <text:p>J315</text:p>
          </table:table-cell>
          <table:table-cell table:formula="of:=[.C646]=[.B646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12</text:p>
          </table:table-cell>
          <table:table-cell table:formula="of:=VLOOKUP([.B647];[$samples.A$2:$samples.A$855];1;0)" office:value-type="string" office:string-value="J312" calcext:value-type="string">
            <text:p>J312</text:p>
          </table:table-cell>
          <table:table-cell table:formula="of:=[.C647]=[.B647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11</text:p>
          </table:table-cell>
          <table:table-cell table:formula="of:=VLOOKUP([.B648];[$samples.A$2:$samples.A$855];1;0)" office:value-type="string" office:string-value="J311" calcext:value-type="string">
            <text:p>J311</text:p>
          </table:table-cell>
          <table:table-cell table:formula="of:=[.C648]=[.B648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11-WGS</text:p>
          </table:table-cell>
          <table:table-cell office:value-type="string" calcext:value-type="string">
            <text:p>J311</text:p>
          </table:table-cell>
          <table:table-cell table:formula="of:=VLOOKUP([.B649];[$samples.A$2:$samples.A$855];1;0)" office:value-type="string" office:string-value="J311" calcext:value-type="string">
            <text:p>J311</text:p>
          </table:table-cell>
          <table:table-cell table:formula="of:=[.C649]=[.B649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11-NextRAD</text:p>
          </table:table-cell>
          <table:table-cell office:value-type="string" calcext:value-type="string">
            <text:p>J311</text:p>
          </table:table-cell>
          <table:table-cell table:formula="of:=VLOOKUP([.B650];[$samples.A$2:$samples.A$855];1;0)" office:value-type="string" office:string-value="J311" calcext:value-type="string">
            <text:p>J311</text:p>
          </table:table-cell>
          <table:table-cell table:formula="of:=[.C650]=[.B650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10</text:p>
          </table:table-cell>
          <table:table-cell table:formula="of:=VLOOKUP([.B651];[$samples.A$2:$samples.A$855];1;0)" office:value-type="string" office:string-value="J310" calcext:value-type="string">
            <text:p>J310</text:p>
          </table:table-cell>
          <table:table-cell table:formula="of:=[.C651]=[.B651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10-WGS</text:p>
          </table:table-cell>
          <table:table-cell office:value-type="string" calcext:value-type="string">
            <text:p>J310</text:p>
          </table:table-cell>
          <table:table-cell table:formula="of:=VLOOKUP([.B652];[$samples.A$2:$samples.A$855];1;0)" office:value-type="string" office:string-value="J310" calcext:value-type="string">
            <text:p>J310</text:p>
          </table:table-cell>
          <table:table-cell table:formula="of:=[.C652]=[.B65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10-NextRAD</text:p>
          </table:table-cell>
          <table:table-cell office:value-type="string" calcext:value-type="string">
            <text:p>J310</text:p>
          </table:table-cell>
          <table:table-cell table:formula="of:=VLOOKUP([.B653];[$samples.A$2:$samples.A$855];1;0)" office:value-type="string" office:string-value="J310" calcext:value-type="string">
            <text:p>J310</text:p>
          </table:table-cell>
          <table:table-cell table:formula="of:=[.C653]=[.B653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07</text:p>
          </table:table-cell>
          <table:table-cell table:formula="of:=VLOOKUP([.B654];[$samples.A$2:$samples.A$855];1;0)" office:value-type="string" office:string-value="J307" calcext:value-type="string">
            <text:p>J307</text:p>
          </table:table-cell>
          <table:table-cell table:formula="of:=[.C654]=[.B654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07-WGS</text:p>
          </table:table-cell>
          <table:table-cell office:value-type="string" calcext:value-type="string">
            <text:p>J307</text:p>
          </table:table-cell>
          <table:table-cell table:formula="of:=VLOOKUP([.B655];[$samples.A$2:$samples.A$855];1;0)" office:value-type="string" office:string-value="J307" calcext:value-type="string">
            <text:p>J307</text:p>
          </table:table-cell>
          <table:table-cell table:formula="of:=[.C655]=[.B655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07-NextRAD</text:p>
          </table:table-cell>
          <table:table-cell office:value-type="string" calcext:value-type="string">
            <text:p>J307</text:p>
          </table:table-cell>
          <table:table-cell table:formula="of:=VLOOKUP([.B656];[$samples.A$2:$samples.A$855];1;0)" office:value-type="string" office:string-value="J307" calcext:value-type="string">
            <text:p>J307</text:p>
          </table:table-cell>
          <table:table-cell table:formula="of:=[.C656]=[.B656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04</text:p>
          </table:table-cell>
          <table:table-cell table:formula="of:=VLOOKUP([.B657];[$samples.A$2:$samples.A$855];1;0)" office:value-type="string" office:string-value="J304" calcext:value-type="string">
            <text:p>J304</text:p>
          </table:table-cell>
          <table:table-cell table:formula="of:=[.C657]=[.B657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03</text:p>
          </table:table-cell>
          <table:table-cell table:formula="of:=VLOOKUP([.B658];[$samples.A$2:$samples.A$855];1;0)" office:value-type="string" office:string-value="J303" calcext:value-type="string">
            <text:p>J303</text:p>
          </table:table-cell>
          <table:table-cell table:formula="of:=[.C658]=[.B658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03-WGS</text:p>
          </table:table-cell>
          <table:table-cell office:value-type="string" calcext:value-type="string">
            <text:p>J303</text:p>
          </table:table-cell>
          <table:table-cell table:formula="of:=VLOOKUP([.B659];[$samples.A$2:$samples.A$855];1;0)" office:value-type="string" office:string-value="J303" calcext:value-type="string">
            <text:p>J303</text:p>
          </table:table-cell>
          <table:table-cell table:formula="of:=[.C659]=[.B659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03-NextRAD</text:p>
          </table:table-cell>
          <table:table-cell office:value-type="string" calcext:value-type="string">
            <text:p>J303</text:p>
          </table:table-cell>
          <table:table-cell table:formula="of:=VLOOKUP([.B660];[$samples.A$2:$samples.A$855];1;0)" office:value-type="string" office:string-value="J303" calcext:value-type="string">
            <text:p>J303</text:p>
          </table:table-cell>
          <table:table-cell table:formula="of:=[.C660]=[.B660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02</text:p>
          </table:table-cell>
          <table:table-cell table:formula="of:=VLOOKUP([.B661];[$samples.A$2:$samples.A$855];1;0)" office:value-type="string" office:string-value="J302" calcext:value-type="string">
            <text:p>J302</text:p>
          </table:table-cell>
          <table:table-cell table:formula="of:=[.C661]=[.B661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01</text:p>
          </table:table-cell>
          <table:table-cell table:formula="of:=VLOOKUP([.B662];[$samples.A$2:$samples.A$855];1;0)" office:value-type="string" office:string-value="J301" calcext:value-type="string">
            <text:p>J301</text:p>
          </table:table-cell>
          <table:table-cell table:formula="of:=[.C662]=[.B66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01-WGS</text:p>
          </table:table-cell>
          <table:table-cell office:value-type="string" calcext:value-type="string">
            <text:p>J301</text:p>
          </table:table-cell>
          <table:table-cell table:formula="of:=VLOOKUP([.B663];[$samples.A$2:$samples.A$855];1;0)" office:value-type="string" office:string-value="J301" calcext:value-type="string">
            <text:p>J301</text:p>
          </table:table-cell>
          <table:table-cell table:formula="of:=[.C663]=[.B663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01-NextRAD</text:p>
          </table:table-cell>
          <table:table-cell office:value-type="string" calcext:value-type="string">
            <text:p>J301</text:p>
          </table:table-cell>
          <table:table-cell table:formula="of:=VLOOKUP([.B664];[$samples.A$2:$samples.A$855];1;0)" office:value-type="string" office:string-value="J301" calcext:value-type="string">
            <text:p>J301</text:p>
          </table:table-cell>
          <table:table-cell table:formula="of:=[.C664]=[.B664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00</text:p>
          </table:table-cell>
          <table:table-cell table:formula="of:=VLOOKUP([.B665];[$samples.A$2:$samples.A$855];1;0)" office:value-type="string" office:string-value="J300" calcext:value-type="string">
            <text:p>J300</text:p>
          </table:table-cell>
          <table:table-cell table:formula="of:=[.C665]=[.B665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298</text:p>
          </table:table-cell>
          <table:table-cell table:formula="of:=VLOOKUP([.B666];[$samples.A$2:$samples.A$855];1;0)" office:value-type="string" office:string-value="J298" calcext:value-type="string">
            <text:p>J298</text:p>
          </table:table-cell>
          <table:table-cell table:formula="of:=[.C666]=[.B666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298-WGS</text:p>
          </table:table-cell>
          <table:table-cell office:value-type="string" calcext:value-type="string">
            <text:p>J298</text:p>
          </table:table-cell>
          <table:table-cell table:formula="of:=VLOOKUP([.B667];[$samples.A$2:$samples.A$855];1;0)" office:value-type="string" office:string-value="J298" calcext:value-type="string">
            <text:p>J298</text:p>
          </table:table-cell>
          <table:table-cell table:formula="of:=[.C667]=[.B667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298-NextRAD</text:p>
          </table:table-cell>
          <table:table-cell office:value-type="string" calcext:value-type="string">
            <text:p>J298</text:p>
          </table:table-cell>
          <table:table-cell table:formula="of:=VLOOKUP([.B668];[$samples.A$2:$samples.A$855];1;0)" office:value-type="string" office:string-value="J298" calcext:value-type="string">
            <text:p>J298</text:p>
          </table:table-cell>
          <table:table-cell table:formula="of:=[.C668]=[.B668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296</text:p>
          </table:table-cell>
          <table:table-cell table:formula="of:=VLOOKUP([.B669];[$samples.A$2:$samples.A$855];1;0)" office:value-type="string" office:string-value="J296" calcext:value-type="string">
            <text:p>J296</text:p>
          </table:table-cell>
          <table:table-cell table:formula="of:=[.C669]=[.B669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296-WGS</text:p>
          </table:table-cell>
          <table:table-cell office:value-type="string" calcext:value-type="string">
            <text:p>J296</text:p>
          </table:table-cell>
          <table:table-cell table:formula="of:=VLOOKUP([.B670];[$samples.A$2:$samples.A$855];1;0)" office:value-type="string" office:string-value="J296" calcext:value-type="string">
            <text:p>J296</text:p>
          </table:table-cell>
          <table:table-cell table:formula="of:=[.C670]=[.B670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296-NextRAD</text:p>
          </table:table-cell>
          <table:table-cell office:value-type="string" calcext:value-type="string">
            <text:p>J296</text:p>
          </table:table-cell>
          <table:table-cell table:formula="of:=VLOOKUP([.B671];[$samples.A$2:$samples.A$855];1;0)" office:value-type="string" office:string-value="J296" calcext:value-type="string">
            <text:p>J296</text:p>
          </table:table-cell>
          <table:table-cell table:formula="of:=[.C671]=[.B671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295-rep</text:p>
          </table:table-cell>
          <table:table-cell office:value-type="string" calcext:value-type="string">
            <text:p>J295</text:p>
          </table:table-cell>
          <table:table-cell table:formula="of:=VLOOKUP([.B672];[$samples.A$2:$samples.A$855];1;0)" office:value-type="string" office:string-value="J295" calcext:value-type="string">
            <text:p>J295</text:p>
          </table:table-cell>
          <table:table-cell table:formula="of:=[.C672]=[.B672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295</text:p>
          </table:table-cell>
          <table:table-cell table:formula="of:=VLOOKUP([.B673];[$samples.A$2:$samples.A$855];1;0)" office:value-type="string" office:string-value="J295" calcext:value-type="string">
            <text:p>J295</text:p>
          </table:table-cell>
          <table:table-cell table:formula="of:=[.C673]=[.B673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295rep</text:p>
          </table:table-cell>
          <table:table-cell office:value-type="string" calcext:value-type="string">
            <text:p>J295</text:p>
          </table:table-cell>
          <table:table-cell table:formula="of:=VLOOKUP([.B674];[$samples.A$2:$samples.A$855];1;0)" office:value-type="string" office:string-value="J295" calcext:value-type="string">
            <text:p>J295</text:p>
          </table:table-cell>
          <table:table-cell table:formula="of:=[.C674]=[.B674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294</text:p>
          </table:table-cell>
          <table:table-cell table:formula="of:=VLOOKUP([.B675];[$samples.A$2:$samples.A$855];1;0)" office:value-type="string" office:string-value="J294" calcext:value-type="string">
            <text:p>J294</text:p>
          </table:table-cell>
          <table:table-cell table:formula="of:=[.C675]=[.B675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294-WGS</text:p>
          </table:table-cell>
          <table:table-cell office:value-type="string" calcext:value-type="string">
            <text:p>J294</text:p>
          </table:table-cell>
          <table:table-cell table:formula="of:=VLOOKUP([.B676];[$samples.A$2:$samples.A$855];1;0)" office:value-type="string" office:string-value="J294" calcext:value-type="string">
            <text:p>J294</text:p>
          </table:table-cell>
          <table:table-cell table:formula="of:=[.C676]=[.B676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294-NextRAD</text:p>
          </table:table-cell>
          <table:table-cell office:value-type="string" calcext:value-type="string">
            <text:p>J294</text:p>
          </table:table-cell>
          <table:table-cell table:formula="of:=VLOOKUP([.B677];[$samples.A$2:$samples.A$855];1;0)" office:value-type="string" office:string-value="J294" calcext:value-type="string">
            <text:p>J294</text:p>
          </table:table-cell>
          <table:table-cell table:formula="of:=[.C677]=[.B677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293</text:p>
          </table:table-cell>
          <table:table-cell table:formula="of:=VLOOKUP([.B678];[$samples.A$2:$samples.A$855];1;0)" office:value-type="string" office:string-value="J293" calcext:value-type="string">
            <text:p>J293</text:p>
          </table:table-cell>
          <table:table-cell table:formula="of:=[.C678]=[.B678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FDK10</text:p>
          </table:table-cell>
          <table:table-cell table:formula="of:=VLOOKUP([.B679];[$samples.A$2:$samples.A$855];1;0)" office:value-type="string" office:string-value="FDK10" calcext:value-type="string">
            <text:p>FDK10</text:p>
          </table:table-cell>
          <table:table-cell table:formula="of:=[.C679]=[.B679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DK10-WGS</text:p>
          </table:table-cell>
          <table:table-cell office:value-type="string" calcext:value-type="string">
            <text:p>FDK10</text:p>
          </table:table-cell>
          <table:table-cell table:formula="of:=VLOOKUP([.B680];[$samples.A$2:$samples.A$855];1;0)" office:value-type="string" office:string-value="FDK10" calcext:value-type="string">
            <text:p>FDK10</text:p>
          </table:table-cell>
          <table:table-cell table:formula="of:=[.C680]=[.B680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DK10-NextRAD</text:p>
          </table:table-cell>
          <table:table-cell office:value-type="string" calcext:value-type="string">
            <text:p>FDK10</text:p>
          </table:table-cell>
          <table:table-cell table:formula="of:=VLOOKUP([.B681];[$samples.A$2:$samples.A$855];1;0)" office:value-type="string" office:string-value="FDK10" calcext:value-type="string">
            <text:p>FDK10</text:p>
          </table:table-cell>
          <table:table-cell table:formula="of:=[.C681]=[.B681]" office:value-type="boolean" office:boolean-value="true" calcext:value-type="boolean">
            <text:p>TRUE</text:p>
          </table:table-cell>
        </table:table-row>
        <table:table-row table:style-name="ro1" table:number-rows-repeated="15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samples" table:style-name="ta1">
        <office:forms form:automatic-focus="false" form:apply-design-mode="false"/>
        <table:table-column table:style-name="co3" table:default-cell-style-name="Default"/>
        <table:table-column table:style-name="co2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2" table:default-cell-style-name="Default"/>
        <table:table-column table:style-name="co2" table:default-cell-style-name="ce4"/>
        <table:table-column table:style-name="co2" table:number-columns-repeated="4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default-cell-style-name="Default"/>
        <table:table-column table:style-name="co9" table:default-cell-style-name="Default"/>
        <table:table-column table:style-name="co2" table:number-columns-repeated="6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SampleSet</text:p>
          </table:table-cell>
          <table:table-cell office:value-type="string" calcext:value-type="string">
            <text:p>Species</text:p>
          </table:table-cell>
          <table:table-cell office:value-type="string" calcext:value-type="string">
            <text:p>SpeciesNoHybrid</text:p>
          </table:table-cell>
          <table:table-cell office:value-type="string" calcext:value-type="string">
            <text:p>BinomialName</text:p>
          </table:table-cell>
          <table:table-cell office:value-type="string" calcext:value-type="string">
            <text:p>SpeciesNote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TagNum</text:p>
          </table:table-cell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Waypoint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Elevation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SeedYesNo</text:p>
          </table:table-cell>
          <table:table-cell office:value-type="string" calcext:value-type="string">
            <text:p>SeedNotes</text:p>
          </table:table-cell>
          <table:table-cell office:value-type="string" calcext:value-type="string">
            <text:p>AdditionalID</text:p>
          </table:table-cell>
          <table:table-cell office:value-type="string" calcext:value-type="string">
            <text:p>Sequenced</text:p>
          </table:table-cell>
          <table:table-cell office:value-type="string" calcext:value-type="string">
            <text:p>Project1</text:p>
          </table:table-cell>
          <table:table-cell office:value-type="string" calcext:value-type="string">
            <text:p>Project2</text:p>
          </table:table-cell>
          <table:table-cell office:value-type="string" calcext:value-type="string">
            <text:p>ProjectMag</text:p>
          </table:table-cell>
          <table:table-cell/>
        </table:table-row>
        <table:table-row table:style-name="ro1">
          <table:table-cell office:value-type="string" calcext:value-type="string">
            <text:p>FDK01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icrocarpa</text:p>
          </table:table-cell>
          <table:table-cell office:value-type="string" calcext:value-type="string">
            <text:p>Eucalyptus microcarpa</text:p>
          </table:table-cell>
          <table:table-cell/>
          <table:table-cell office:value-type="string" calcext:value-type="string">
            <text:p>Dookie (private property)</text:p>
          </table:table-cell>
          <table:table-cell/>
          <table:table-cell office:value-type="string" calcext:value-type="string">
            <text:p>2013-10-31</text:p>
          </table:table-cell>
          <table:table-cell/>
          <table:table-cell office:value-type="float" office:value="-36.32987" calcext:value-type="float">
            <text:p>-36.32987</text:p>
          </table:table-cell>
          <table:table-cell office:value-type="float" office:value="145.70606" calcext:value-type="float">
            <text:p>145.70606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DK10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icrocarpa</text:p>
          </table:table-cell>
          <table:table-cell office:value-type="string" calcext:value-type="string">
            <text:p>Eucalyptus microcarpa</text:p>
          </table:table-cell>
          <table:table-cell/>
          <table:table-cell office:value-type="string" calcext:value-type="string">
            <text:p>Dookie (private property)</text:p>
          </table:table-cell>
          <table:table-cell/>
          <table:table-cell office:value-type="string" calcext:value-type="string">
            <text:p>2013-10-31</text:p>
          </table:table-cell>
          <table:table-cell/>
          <table:table-cell office:value-type="float" office:value="-36.33119" calcext:value-type="float">
            <text:p>-36.33119</text:p>
          </table:table-cell>
          <table:table-cell office:value-type="float" office:value="145.70688" calcext:value-type="float">
            <text:p>145.70688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DK20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icrocarpa</text:p>
          </table:table-cell>
          <table:table-cell office:value-type="string" calcext:value-type="string">
            <text:p>Eucalyptus microcarpa</text:p>
          </table:table-cell>
          <table:table-cell/>
          <table:table-cell office:value-type="string" calcext:value-type="string">
            <text:p>Dookie (private property)</text:p>
          </table:table-cell>
          <table:table-cell/>
          <table:table-cell office:value-type="string" calcext:value-type="string">
            <text:p>2013-10-31</text:p>
          </table:table-cell>
          <table:table-cell/>
          <table:table-cell office:value-type="float" office:value="-36.33002" calcext:value-type="float">
            <text:p>-36.33002</text:p>
          </table:table-cell>
          <table:table-cell office:value-type="float" office:value="145.70534" calcext:value-type="float">
            <text:p>145.70534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HH02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icrocarpa</text:p>
          </table:table-cell>
          <table:table-cell office:value-type="string" calcext:value-type="string">
            <text:p>Eucalyptus microcarpa</text:p>
          </table:table-cell>
          <table:table-cell/>
          <table:table-cell office:value-type="string" calcext:value-type="string">
            <text:p>Marong (private property)</text:p>
          </table:table-cell>
          <table:table-cell/>
          <table:table-cell office:value-type="string" calcext:value-type="string">
            <text:p>2013-12-04</text:p>
          </table:table-cell>
          <table:table-cell/>
          <table:table-cell office:value-type="float" office:value="-36.80271" calcext:value-type="float">
            <text:p>-36.80271</text:p>
          </table:table-cell>
          <table:table-cell office:value-type="float" office:value="144.00268" calcext:value-type="float">
            <text:p>144.00268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293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Keepit, Old Menedebri Rd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2015-09-29</text:p>
          </table:table-cell>
          <table:table-cell/>
          <table:table-cell office:value-type="float" office:value="-30.8942" calcext:value-type="float">
            <text:p>-30.8942</text:p>
          </table:table-cell>
          <table:table-cell office:value-type="float" office:value="150.66708" calcext:value-type="float">
            <text:p>150.66708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294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Keepit, Old Menedebri Rd</text:p>
          </table:table-cell>
          <table:table-cell office:value-type="string" calcext:value-type="string">
            <text:p>002</text:p>
          </table:table-cell>
          <table:table-cell office:value-type="string" calcext:value-type="string">
            <text:p>2015-09-29</text:p>
          </table:table-cell>
          <table:table-cell/>
          <table:table-cell office:value-type="float" office:value="-30.8942" calcext:value-type="float">
            <text:p>-30.8942</text:p>
          </table:table-cell>
          <table:table-cell office:value-type="float" office:value="150.66708" calcext:value-type="float">
            <text:p>150.66708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295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Keepit, Somerton Main Rd</text:p>
          </table:table-cell>
          <table:table-cell/>
          <table:table-cell office:value-type="string" calcext:value-type="string">
            <text:p>2015-09-29</text:p>
          </table:table-cell>
          <table:table-cell/>
          <table:table-cell office:value-type="float" office:value="-30.89198" calcext:value-type="float">
            <text:p>-30.89198</text:p>
          </table:table-cell>
          <table:table-cell office:value-type="float" office:value="150.6728" calcext:value-type="float">
            <text:p>150.6728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296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/>
          <table:table-cell office:value-type="string" calcext:value-type="string">
            <text:p>Namoi River, Dunmore Rd</text:p>
          </table:table-cell>
          <table:table-cell office:value-type="string" calcext:value-type="string">
            <text:p>003</text:p>
          </table:table-cell>
          <table:table-cell office:value-type="string" calcext:value-type="string">
            <text:p>2015-09-29</text:p>
          </table:table-cell>
          <table:table-cell/>
          <table:table-cell office:value-type="float" office:value="-30.65167" calcext:value-type="float">
            <text:p>-30.65167</text:p>
          </table:table-cell>
          <table:table-cell office:value-type="float" office:value="150.87812" calcext:value-type="float">
            <text:p>150.87812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297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/>
          <table:table-cell office:value-type="string" calcext:value-type="string">
            <text:p>Namoi River, Dunmore Rd</text:p>
          </table:table-cell>
          <table:table-cell/>
          <table:table-cell office:value-type="string" calcext:value-type="string">
            <text:p>2015-09-29</text:p>
          </table:table-cell>
          <table:table-cell/>
          <table:table-cell office:value-type="float" office:value="-30.6519" calcext:value-type="float">
            <text:p>-30.6519</text:p>
          </table:table-cell>
          <table:table-cell office:value-type="float" office:value="150.87828" calcext:value-type="float">
            <text:p>150.87828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298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Bundarra, Thunderbolts Way</text:p>
          </table:table-cell>
          <table:table-cell/>
          <table:table-cell office:value-type="string" calcext:value-type="string">
            <text:p>2015-09-29</text:p>
          </table:table-cell>
          <table:table-cell/>
          <table:table-cell office:value-type="float" office:value="-30.15277" calcext:value-type="float">
            <text:p>-30.15277</text:p>
          </table:table-cell>
          <table:table-cell office:value-type="float" office:value="151.07437" calcext:value-type="float">
            <text:p>151.07437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298 - Recollect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Bundarra, Thunderbolts Way</text:p>
          </table:table-cell>
          <table:table-cell/>
          <table:table-cell office:value-type="string" calcext:value-type="string">
            <text:p>2016-11-28</text:p>
          </table:table-cell>
          <table:table-cell/>
          <table:table-cell office:value-type="float" office:value="-30.15277" calcext:value-type="float">
            <text:p>-30.15277</text:p>
          </table:table-cell>
          <table:table-cell office:value-type="float" office:value="151.07437" calcext:value-type="float">
            <text:p>151.07437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00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Gum Flat, Copeton Dam Rd</text:p>
          </table:table-cell>
          <table:table-cell/>
          <table:table-cell office:value-type="string" calcext:value-type="string">
            <text:p>2015-09-30</text:p>
          </table:table-cell>
          <table:table-cell/>
          <table:table-cell office:value-type="float" office:value="-29.80812" calcext:value-type="float">
            <text:p>-29.80812</text:p>
          </table:table-cell>
          <table:table-cell office:value-type="float" office:value="150.91918" calcext:value-type="float">
            <text:p>150.91918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00 Area - Recollect-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Gum Flat, Copeton Dam Rd</text:p>
          </table:table-cell>
          <table:table-cell/>
          <table:table-cell office:value-type="string" calcext:value-type="string">
            <text:p>2016-11-28</text:p>
          </table:table-cell>
          <table:table-cell/>
          <table:table-cell office:value-type="float" office:value="-29.80812" calcext:value-type="float">
            <text:p>-29.80812</text:p>
          </table:table-cell>
          <table:table-cell office:value-type="float" office:value="150.91918" calcext:value-type="float">
            <text:p>150.91918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00 Area - Recollect-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Gum Flat, Copeton Dam Rd</text:p>
          </table:table-cell>
          <table:table-cell/>
          <table:table-cell office:value-type="string" calcext:value-type="string">
            <text:p>2016-11-28</text:p>
          </table:table-cell>
          <table:table-cell/>
          <table:table-cell office:value-type="float" office:value="-29.80812" calcext:value-type="float">
            <text:p>-29.80812</text:p>
          </table:table-cell>
          <table:table-cell office:value-type="float" office:value="150.91918" calcext:value-type="float">
            <text:p>150.91918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00 Area - Recollect-b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Gum Flat, Copeton Dam Rd</text:p>
          </table:table-cell>
          <table:table-cell/>
          <table:table-cell office:value-type="string" calcext:value-type="string">
            <text:p>2016-11-28</text:p>
          </table:table-cell>
          <table:table-cell/>
          <table:table-cell office:value-type="float" office:value="-29.80812" calcext:value-type="float">
            <text:p>-29.80812</text:p>
          </table:table-cell>
          <table:table-cell office:value-type="float" office:value="150.91918" calcext:value-type="float">
            <text:p>150.91918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00 Area - Recollect-c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Gum Flat, Copeton Dam Rd</text:p>
          </table:table-cell>
          <table:table-cell/>
          <table:table-cell office:value-type="string" calcext:value-type="string">
            <text:p>2016-11-28</text:p>
          </table:table-cell>
          <table:table-cell/>
          <table:table-cell office:value-type="float" office:value="-29.80812" calcext:value-type="float">
            <text:p>-29.80812</text:p>
          </table:table-cell>
          <table:table-cell office:value-type="float" office:value="150.91918" calcext:value-type="float">
            <text:p>150.91918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00 Area - Recollect-d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Gum Flat, Copeton Dam Rd</text:p>
          </table:table-cell>
          <table:table-cell/>
          <table:table-cell office:value-type="string" calcext:value-type="string">
            <text:p>2016-11-28</text:p>
          </table:table-cell>
          <table:table-cell/>
          <table:table-cell office:value-type="float" office:value="-29.80812" calcext:value-type="float">
            <text:p>-29.80812</text:p>
          </table:table-cell>
          <table:table-cell office:value-type="float" office:value="150.91918" calcext:value-type="float">
            <text:p>150.91918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00 Area - Recollect-e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Gum Flat, Copeton Dam Rd</text:p>
          </table:table-cell>
          <table:table-cell/>
          <table:table-cell office:value-type="string" calcext:value-type="string">
            <text:p>2016-11-28</text:p>
          </table:table-cell>
          <table:table-cell/>
          <table:table-cell office:value-type="float" office:value="-29.80812" calcext:value-type="float">
            <text:p>-29.80812</text:p>
          </table:table-cell>
          <table:table-cell office:value-type="float" office:value="150.91918" calcext:value-type="float">
            <text:p>150.91918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01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Gum Flat, Copeton Dam Rd</text:p>
          </table:table-cell>
          <table:table-cell/>
          <table:table-cell office:value-type="string" calcext:value-type="string">
            <text:p>2015-09-30</text:p>
          </table:table-cell>
          <table:table-cell/>
          <table:table-cell office:value-type="float" office:value="-29.80812" calcext:value-type="float">
            <text:p>-29.80812</text:p>
          </table:table-cell>
          <table:table-cell office:value-type="float" office:value="150.91918" calcext:value-type="float">
            <text:p>150.91918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02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Sawn Rocks, Kilarney Gap Rd</text:p>
          </table:table-cell>
          <table:table-cell office:value-type="string" calcext:value-type="string">
            <text:p>004</text:p>
          </table:table-cell>
          <table:table-cell office:value-type="string" calcext:value-type="string">
            <text:p>2015-09-30</text:p>
          </table:table-cell>
          <table:table-cell/>
          <table:table-cell office:value-type="float" office:value="-30.14391" calcext:value-type="float">
            <text:p>-30.14391</text:p>
          </table:table-cell>
          <table:table-cell office:value-type="float" office:value="150.05293" calcext:value-type="float">
            <text:p>150.05293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03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Sawn Rocks, Kilarney Gap Rd</text:p>
          </table:table-cell>
          <table:table-cell/>
          <table:table-cell office:value-type="string" calcext:value-type="string">
            <text:p>2015-09-30</text:p>
          </table:table-cell>
          <table:table-cell/>
          <table:table-cell office:value-type="float" office:value="-30.14391" calcext:value-type="float">
            <text:p>-30.14391</text:p>
          </table:table-cell>
          <table:table-cell office:value-type="float" office:value="150.05293" calcext:value-type="float">
            <text:p>150.05293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04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Sawn Rocks, Kilarney Gap Rd</text:p>
          </table:table-cell>
          <table:table-cell/>
          <table:table-cell office:value-type="string" calcext:value-type="string">
            <text:p>2015-09-30</text:p>
          </table:table-cell>
          <table:table-cell/>
          <table:table-cell office:value-type="float" office:value="-30.14391" calcext:value-type="float">
            <text:p>-30.14391</text:p>
          </table:table-cell>
          <table:table-cell office:value-type="float" office:value="150.05293" calcext:value-type="float">
            <text:p>150.05293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05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pilligaensis</text:p>
          </table:table-cell>
          <table:table-cell office:value-type="string" calcext:value-type="string">
            <text:p>Eucalyptus pilligaensis</text:p>
          </table:table-cell>
          <table:table-cell/>
          <table:table-cell office:value-type="string" calcext:value-type="string">
            <text:p>Narrabri, Newell Hwy</text:p>
          </table:table-cell>
          <table:table-cell/>
          <table:table-cell office:value-type="string" calcext:value-type="string">
            <text:p>2015-09-30</text:p>
          </table:table-cell>
          <table:table-cell/>
          <table:table-cell office:value-type="float" office:value="-30.13395" calcext:value-type="float">
            <text:p>-30.13395</text:p>
          </table:table-cell>
          <table:table-cell office:value-type="float" office:value="149.48317" calcext:value-type="float">
            <text:p>149.48317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06</text:p>
          </table:table-cell>
          <table:table-cell office:value-type="string" calcext:value-type="string">
            <text:p>Jasmine</text:p>
          </table:table-cell>
          <table:table-cell table:number-columns-repeated="3" office:value-type="string" calcext:value-type="string">
            <text:p>unknown</text:p>
          </table:table-cell>
          <table:table-cell/>
          <table:table-cell office:value-type="string" calcext:value-type="string">
            <text:p>Narrabri, Newell Hwy</text:p>
          </table:table-cell>
          <table:table-cell/>
          <table:table-cell office:value-type="string" calcext:value-type="string">
            <text:p>2015-09-30</text:p>
          </table:table-cell>
          <table:table-cell/>
          <table:table-cell office:value-type="float" office:value="-30.13395" calcext:value-type="float">
            <text:p>-30.13395</text:p>
          </table:table-cell>
          <table:table-cell office:value-type="float" office:value="149.48317" calcext:value-type="float">
            <text:p>149.48317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07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crebra</text:p>
          </table:table-cell>
          <table:table-cell office:value-type="string" calcext:value-type="string">
            <text:p>Eucalyptus crebra</text:p>
          </table:table-cell>
          <table:table-cell/>
          <table:table-cell office:value-type="string" calcext:value-type="string">
            <text:p>Narrabri, Newell Hwy</text:p>
          </table:table-cell>
          <table:table-cell/>
          <table:table-cell office:value-type="string" calcext:value-type="string">
            <text:p>2015-09-30</text:p>
          </table:table-cell>
          <table:table-cell/>
          <table:table-cell office:value-type="float" office:value="-30.22665" calcext:value-type="float">
            <text:p>-30.22665</text:p>
          </table:table-cell>
          <table:table-cell office:value-type="float" office:value="149.8094" calcext:value-type="float">
            <text:p>149.8094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08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populnea</text:p>
          </table:table-cell>
          <table:table-cell office:value-type="string" calcext:value-type="string">
            <text:p>Eucalyptus populnea</text:p>
          </table:table-cell>
          <table:table-cell/>
          <table:table-cell office:value-type="string" calcext:value-type="string">
            <text:p>Narrabri, Killarney Forest</text:p>
          </table:table-cell>
          <table:table-cell/>
          <table:table-cell office:value-type="string" calcext:value-type="string">
            <text:p>2015-09-30</text:p>
          </table:table-cell>
          <table:table-cell/>
          <table:table-cell office:value-type="float" office:value="-30.22025" calcext:value-type="float">
            <text:p>-30.22025</text:p>
          </table:table-cell>
          <table:table-cell office:value-type="float" office:value="149.83597" calcext:value-type="float">
            <text:p>149.83597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09</text:p>
          </table:table-cell>
          <table:table-cell office:value-type="string" calcext:value-type="string">
            <text:p>Jasmine</text:p>
          </table:table-cell>
          <table:table-cell table:number-columns-repeated="3" office:value-type="string" calcext:value-type="string">
            <text:p>unknown</text:p>
          </table:table-cell>
          <table:table-cell/>
          <table:table-cell office:value-type="string" calcext:value-type="string">
            <text:p>Narrabri, Killarney Forest</text:p>
          </table:table-cell>
          <table:table-cell/>
          <table:table-cell office:value-type="string" calcext:value-type="string">
            <text:p>2015-09-30</text:p>
          </table:table-cell>
          <table:table-cell/>
          <table:table-cell office:value-type="float" office:value="-30.22025" calcext:value-type="float">
            <text:p>-30.22025</text:p>
          </table:table-cell>
          <table:table-cell office:value-type="float" office:value="149.83597" calcext:value-type="float">
            <text:p>149.83597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10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populnea</text:p>
          </table:table-cell>
          <table:table-cell office:value-type="string" calcext:value-type="string">
            <text:p>Eucalyptus populnea</text:p>
          </table:table-cell>
          <table:table-cell/>
          <table:table-cell office:value-type="string" calcext:value-type="string">
            <text:p>Narrabri, Killarney Forest</text:p>
          </table:table-cell>
          <table:table-cell/>
          <table:table-cell office:value-type="string" calcext:value-type="string">
            <text:p>2015-09-30</text:p>
          </table:table-cell>
          <table:table-cell/>
          <table:table-cell office:value-type="float" office:value="-30.22025" calcext:value-type="float">
            <text:p>-30.22025</text:p>
          </table:table-cell>
          <table:table-cell office:value-type="float" office:value="149.83597" calcext:value-type="float">
            <text:p>149.83597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11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fibrosa</text:p>
          </table:table-cell>
          <table:table-cell office:value-type="string" calcext:value-type="string">
            <text:p>Eucalyptus fibrosa</text:p>
          </table:table-cell>
          <table:table-cell/>
          <table:table-cell office:value-type="string" calcext:value-type="string">
            <text:p>Pilliga, Newell Hwy</text:p>
          </table:table-cell>
          <table:table-cell office:value-type="string" calcext:value-type="string">
            <text:p>005</text:p>
          </table:table-cell>
          <table:table-cell office:value-type="string" calcext:value-type="string">
            <text:p>2015-09-30</text:p>
          </table:table-cell>
          <table:table-cell/>
          <table:table-cell office:value-type="float" office:value="-30.60224" calcext:value-type="float">
            <text:p>-30.60224</text:p>
          </table:table-cell>
          <table:table-cell office:value-type="float" office:value="149.58173" calcext:value-type="float">
            <text:p>149.58173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12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Pilliga, Newell Hwy</text:p>
          </table:table-cell>
          <table:table-cell/>
          <table:table-cell office:value-type="string" calcext:value-type="string">
            <text:p>2015-09-30</text:p>
          </table:table-cell>
          <table:table-cell/>
          <table:table-cell office:value-type="float" office:value="-30.60224" calcext:value-type="float">
            <text:p>-30.60224</text:p>
          </table:table-cell>
          <table:table-cell office:value-type="float" office:value="149.58173" calcext:value-type="float">
            <text:p>149.58173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13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fibrosa</text:p>
          </table:table-cell>
          <table:table-cell office:value-type="string" calcext:value-type="string">
            <text:p>Eucalyptus fibrosa</text:p>
          </table:table-cell>
          <table:table-cell/>
          <table:table-cell office:value-type="string" calcext:value-type="string">
            <text:p>Pilliga, Newell Hwy</text:p>
          </table:table-cell>
          <table:table-cell/>
          <table:table-cell office:value-type="string" calcext:value-type="string">
            <text:p>2015-09-30</text:p>
          </table:table-cell>
          <table:table-cell/>
          <table:table-cell office:value-type="float" office:value="-30.60224" calcext:value-type="float">
            <text:p>-30.60224</text:p>
          </table:table-cell>
          <table:table-cell office:value-type="float" office:value="149.58173" calcext:value-type="float">
            <text:p>149.58173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14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fibrosa</text:p>
          </table:table-cell>
          <table:table-cell office:value-type="string" calcext:value-type="string">
            <text:p>Eucalyptus fibrosa</text:p>
          </table:table-cell>
          <table:table-cell/>
          <table:table-cell office:value-type="string" calcext:value-type="string">
            <text:p>Pilliga, no 1 break rd</text:p>
          </table:table-cell>
          <table:table-cell/>
          <table:table-cell office:value-type="string" calcext:value-type="string">
            <text:p>2015-09-30</text:p>
          </table:table-cell>
          <table:table-cell/>
          <table:table-cell office:value-type="float" office:value="-30.92855" calcext:value-type="float">
            <text:p>-30.92855</text:p>
          </table:table-cell>
          <table:table-cell office:value-type="float" office:value="149.36347" calcext:value-type="float">
            <text:p>149.36347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15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fibrosa</text:p>
          </table:table-cell>
          <table:table-cell office:value-type="string" calcext:value-type="string">
            <text:p>Eucalyptus fibrosa</text:p>
          </table:table-cell>
          <table:table-cell/>
          <table:table-cell office:value-type="string" calcext:value-type="string">
            <text:p>Pilliga, no 1 break rd</text:p>
          </table:table-cell>
          <table:table-cell/>
          <table:table-cell office:value-type="string" calcext:value-type="string">
            <text:p>2015-09-30</text:p>
          </table:table-cell>
          <table:table-cell/>
          <table:table-cell office:value-type="float" office:value="-30.92855" calcext:value-type="float">
            <text:p>-30.92855</text:p>
          </table:table-cell>
          <table:table-cell office:value-type="float" office:value="149.36347" calcext:value-type="float">
            <text:p>149.36347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16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crebra</text:p>
          </table:table-cell>
          <table:table-cell office:value-type="string" calcext:value-type="string">
            <text:p>Eucalyptus crebra</text:p>
          </table:table-cell>
          <table:table-cell/>
          <table:table-cell office:value-type="string" calcext:value-type="string">
            <text:p>Pilliga, no 1 break rd</text:p>
          </table:table-cell>
          <table:table-cell/>
          <table:table-cell office:value-type="string" calcext:value-type="string">
            <text:p>2015-09-30</text:p>
          </table:table-cell>
          <table:table-cell/>
          <table:table-cell office:value-type="float" office:value="-30.92855" calcext:value-type="float">
            <text:p>-30.92855</text:p>
          </table:table-cell>
          <table:table-cell office:value-type="float" office:value="149.36347" calcext:value-type="float">
            <text:p>149.36347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17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crebra</text:p>
          </table:table-cell>
          <table:table-cell office:value-type="string" calcext:value-type="string">
            <text:p>Eucalyptus crebra</text:p>
          </table:table-cell>
          <table:table-cell/>
          <table:table-cell office:value-type="string" calcext:value-type="string">
            <text:p>Sawn Rocks, parking lot</text:p>
          </table:table-cell>
          <table:table-cell/>
          <table:table-cell office:value-type="string" calcext:value-type="string">
            <text:p>2015-09-30</text:p>
          </table:table-cell>
          <table:table-cell/>
          <table:table-cell office:value-type="float" office:value="-30.14459" calcext:value-type="float">
            <text:p>-30.14459</text:p>
          </table:table-cell>
          <table:table-cell office:value-type="float" office:value="150.0534" calcext:value-type="float">
            <text:p>150.0534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18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/>
          <table:table-cell office:value-type="string" calcext:value-type="string">
            <text:p>Chaffey Dam, Tamworth Nundle Rd</text:p>
          </table:table-cell>
          <table:table-cell office:value-type="string" calcext:value-type="string">
            <text:p>006</text:p>
          </table:table-cell>
          <table:table-cell office:value-type="string" calcext:value-type="string">
            <text:p>2015-10-11</text:p>
          </table:table-cell>
          <table:table-cell/>
          <table:table-cell office:value-type="float" office:value="-31.37365" calcext:value-type="float">
            <text:p>-31.37365</text:p>
          </table:table-cell>
          <table:table-cell office:value-type="float" office:value="151.13779" calcext:value-type="float">
            <text:p>151.13779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18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/>
          <table:table-cell office:value-type="string" calcext:value-type="string">
            <text:p>Chaffey Dam, Tamworth Nundle Rd</text:p>
          </table:table-cell>
          <table:table-cell/>
          <table:table-cell office:value-type="string" calcext:value-type="string">
            <text:p>2015-10-11</text:p>
          </table:table-cell>
          <table:table-cell/>
          <table:table-cell office:value-type="float" office:value="-31.37365" calcext:value-type="float">
            <text:p>-31.37365</text:p>
          </table:table-cell>
          <table:table-cell office:value-type="float" office:value="151.13779" calcext:value-type="float">
            <text:p>151.13779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18b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/>
          <table:table-cell office:value-type="string" calcext:value-type="string">
            <text:p>Chaffey Dam, Tamworth Nundle Rd</text:p>
          </table:table-cell>
          <table:table-cell/>
          <table:table-cell office:value-type="string" calcext:value-type="string">
            <text:p>2015-10-11</text:p>
          </table:table-cell>
          <table:table-cell/>
          <table:table-cell office:value-type="float" office:value="-31.37365" calcext:value-type="float">
            <text:p>-31.37365</text:p>
          </table:table-cell>
          <table:table-cell office:value-type="float" office:value="151.13779" calcext:value-type="float">
            <text:p>151.13779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18c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/>
          <table:table-cell office:value-type="string" calcext:value-type="string">
            <text:p>Chaffey Dam, Tamworth Nundle Rd</text:p>
          </table:table-cell>
          <table:table-cell/>
          <table:table-cell office:value-type="string" calcext:value-type="string">
            <text:p>2015-10-11</text:p>
          </table:table-cell>
          <table:table-cell/>
          <table:table-cell office:value-type="float" office:value="-31.37365" calcext:value-type="float">
            <text:p>-31.37365</text:p>
          </table:table-cell>
          <table:table-cell office:value-type="float" office:value="151.13779" calcext:value-type="float">
            <text:p>151.13779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18d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/>
          <table:table-cell office:value-type="string" calcext:value-type="string">
            <text:p>Chaffey Dam, Tamworth Nundle Rd</text:p>
          </table:table-cell>
          <table:table-cell/>
          <table:table-cell office:value-type="string" calcext:value-type="string">
            <text:p>2015-10-11</text:p>
          </table:table-cell>
          <table:table-cell/>
          <table:table-cell office:value-type="float" office:value="-31.37365" calcext:value-type="float">
            <text:p>-31.37365</text:p>
          </table:table-cell>
          <table:table-cell office:value-type="float" office:value="151.13779" calcext:value-type="float">
            <text:p>151.13779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18e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/>
          <table:table-cell office:value-type="string" calcext:value-type="string">
            <text:p>Chaffey Dam, Tamworth Nundle Rd</text:p>
          </table:table-cell>
          <table:table-cell/>
          <table:table-cell office:value-type="string" calcext:value-type="string">
            <text:p>2015-10-11</text:p>
          </table:table-cell>
          <table:table-cell/>
          <table:table-cell office:value-type="float" office:value="-31.37365" calcext:value-type="float">
            <text:p>-31.37365</text:p>
          </table:table-cell>
          <table:table-cell office:value-type="float" office:value="151.13779" calcext:value-type="float">
            <text:p>151.13779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19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/>
          <table:table-cell office:value-type="string" calcext:value-type="string">
            <text:p>Nundle, Crawney Rd</text:p>
          </table:table-cell>
          <table:table-cell office:value-type="string" calcext:value-type="string">
            <text:p>007</text:p>
          </table:table-cell>
          <table:table-cell office:value-type="string" calcext:value-type="string">
            <text:p>2015-10-11</text:p>
          </table:table-cell>
          <table:table-cell/>
          <table:table-cell office:value-type="float" office:value="-31.55948" calcext:value-type="float">
            <text:p>-31.55948</text:p>
          </table:table-cell>
          <table:table-cell office:value-type="float" office:value="151.05664" calcext:value-type="float">
            <text:p>151.05664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19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/>
          <table:table-cell office:value-type="string" calcext:value-type="string">
            <text:p>Nundle, Crawney Rd</text:p>
          </table:table-cell>
          <table:table-cell/>
          <table:table-cell office:value-type="string" calcext:value-type="string">
            <text:p>2015-10-11</text:p>
          </table:table-cell>
          <table:table-cell/>
          <table:table-cell office:value-type="float" office:value="-31.55948" calcext:value-type="float">
            <text:p>-31.55948</text:p>
          </table:table-cell>
          <table:table-cell office:value-type="float" office:value="151.05664" calcext:value-type="float">
            <text:p>151.05664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19b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/>
          <table:table-cell office:value-type="string" calcext:value-type="string">
            <text:p>Nundle, Crawney Rd</text:p>
          </table:table-cell>
          <table:table-cell/>
          <table:table-cell office:value-type="string" calcext:value-type="string">
            <text:p>2015-10-11</text:p>
          </table:table-cell>
          <table:table-cell/>
          <table:table-cell office:value-type="float" office:value="-31.55948" calcext:value-type="float">
            <text:p>-31.55948</text:p>
          </table:table-cell>
          <table:table-cell office:value-type="float" office:value="151.05664" calcext:value-type="float">
            <text:p>151.05664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19c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/>
          <table:table-cell office:value-type="string" calcext:value-type="string">
            <text:p>Nundle, Crawney Rd</text:p>
          </table:table-cell>
          <table:table-cell/>
          <table:table-cell office:value-type="string" calcext:value-type="string">
            <text:p>2015-10-11</text:p>
          </table:table-cell>
          <table:table-cell/>
          <table:table-cell office:value-type="float" office:value="-31.55948" calcext:value-type="float">
            <text:p>-31.55948</text:p>
          </table:table-cell>
          <table:table-cell office:value-type="float" office:value="151.05664" calcext:value-type="float">
            <text:p>151.05664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19d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/>
          <table:table-cell office:value-type="string" calcext:value-type="string">
            <text:p>Nundle, Crawney Rd</text:p>
          </table:table-cell>
          <table:table-cell/>
          <table:table-cell office:value-type="string" calcext:value-type="string">
            <text:p>2015-10-11</text:p>
          </table:table-cell>
          <table:table-cell/>
          <table:table-cell office:value-type="float" office:value="-31.55948" calcext:value-type="float">
            <text:p>-31.55948</text:p>
          </table:table-cell>
          <table:table-cell office:value-type="float" office:value="151.05664" calcext:value-type="float">
            <text:p>151.05664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19e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/>
          <table:table-cell office:value-type="string" calcext:value-type="string">
            <text:p>Nundle, Crawney Rd</text:p>
          </table:table-cell>
          <table:table-cell/>
          <table:table-cell office:value-type="string" calcext:value-type="string">
            <text:p>2015-10-11</text:p>
          </table:table-cell>
          <table:table-cell/>
          <table:table-cell office:value-type="float" office:value="-31.55948" calcext:value-type="float">
            <text:p>-31.55948</text:p>
          </table:table-cell>
          <table:table-cell office:value-type="float" office:value="151.05664" calcext:value-type="float">
            <text:p>151.05664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20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  <table:table-cell/>
          <table:table-cell office:value-type="string" calcext:value-type="string">
            <text:p>Timor, Crawney Rd</text:p>
          </table:table-cell>
          <table:table-cell office:value-type="string" calcext:value-type="string">
            <text:p>008</text:p>
          </table:table-cell>
          <table:table-cell office:value-type="string" calcext:value-type="string">
            <text:p>2015-10-11</text:p>
          </table:table-cell>
          <table:table-cell/>
          <table:table-cell office:value-type="float" office:value="-31.72257" calcext:value-type="float">
            <text:p>-31.72257</text:p>
          </table:table-cell>
          <table:table-cell office:value-type="float" office:value="151.10243" calcext:value-type="float">
            <text:p>151.10243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20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  <table:table-cell/>
          <table:table-cell office:value-type="string" calcext:value-type="string">
            <text:p>Timor, Crawney Rd</text:p>
          </table:table-cell>
          <table:table-cell/>
          <table:table-cell office:value-type="string" calcext:value-type="string">
            <text:p>2015-10-11</text:p>
          </table:table-cell>
          <table:table-cell/>
          <table:table-cell office:value-type="float" office:value="-31.72257" calcext:value-type="float">
            <text:p>-31.72257</text:p>
          </table:table-cell>
          <table:table-cell office:value-type="float" office:value="151.10243" calcext:value-type="float">
            <text:p>151.10243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20b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  <table:table-cell/>
          <table:table-cell office:value-type="string" calcext:value-type="string">
            <text:p>Timor, Crawney Rd</text:p>
          </table:table-cell>
          <table:table-cell/>
          <table:table-cell office:value-type="string" calcext:value-type="string">
            <text:p>2015-10-11</text:p>
          </table:table-cell>
          <table:table-cell/>
          <table:table-cell office:value-type="float" office:value="-31.72257" calcext:value-type="float">
            <text:p>-31.72257</text:p>
          </table:table-cell>
          <table:table-cell office:value-type="float" office:value="151.10243" calcext:value-type="float">
            <text:p>151.10243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20c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  <table:table-cell/>
          <table:table-cell office:value-type="string" calcext:value-type="string">
            <text:p>Timor, Crawney Rd</text:p>
          </table:table-cell>
          <table:table-cell/>
          <table:table-cell office:value-type="string" calcext:value-type="string">
            <text:p>2015-10-11</text:p>
          </table:table-cell>
          <table:table-cell/>
          <table:table-cell office:value-type="float" office:value="-31.72257" calcext:value-type="float">
            <text:p>-31.72257</text:p>
          </table:table-cell>
          <table:table-cell office:value-type="float" office:value="151.10243" calcext:value-type="float">
            <text:p>151.10243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20d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  <table:table-cell/>
          <table:table-cell office:value-type="string" calcext:value-type="string">
            <text:p>Timor, Crawney Rd</text:p>
          </table:table-cell>
          <table:table-cell/>
          <table:table-cell office:value-type="string" calcext:value-type="string">
            <text:p>2015-10-11</text:p>
          </table:table-cell>
          <table:table-cell/>
          <table:table-cell office:value-type="float" office:value="-31.72257" calcext:value-type="float">
            <text:p>-31.72257</text:p>
          </table:table-cell>
          <table:table-cell office:value-type="float" office:value="151.10243" calcext:value-type="float">
            <text:p>151.10243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20e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  <table:table-cell/>
          <table:table-cell office:value-type="string" calcext:value-type="string">
            <text:p>Timor, Crawney Rd</text:p>
          </table:table-cell>
          <table:table-cell/>
          <table:table-cell office:value-type="string" calcext:value-type="string">
            <text:p>2015-10-11</text:p>
          </table:table-cell>
          <table:table-cell/>
          <table:table-cell office:value-type="float" office:value="-31.72257" calcext:value-type="float">
            <text:p>-31.72257</text:p>
          </table:table-cell>
          <table:table-cell office:value-type="float" office:value="151.10243" calcext:value-type="float">
            <text:p>151.10243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21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crebra</text:p>
          </table:table-cell>
          <table:table-cell office:value-type="string" calcext:value-type="string">
            <text:p>Eucalyptus crebra</text:p>
          </table:table-cell>
          <table:table-cell/>
          <table:table-cell office:value-type="string" calcext:value-type="string">
            <text:p>Polkobin, Broke Rd</text:p>
          </table:table-cell>
          <table:table-cell office:value-type="string" calcext:value-type="string">
            <text:p>009</text:p>
          </table:table-cell>
          <table:table-cell office:value-type="string" calcext:value-type="string">
            <text:p>2015-10-12</text:p>
          </table:table-cell>
          <table:table-cell/>
          <table:table-cell office:value-type="float" office:value="-32.75326" calcext:value-type="float">
            <text:p>-32.75326</text:p>
          </table:table-cell>
          <table:table-cell office:value-type="float" office:value="151.25224" calcext:value-type="float">
            <text:p>151.25224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21b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crebra</text:p>
          </table:table-cell>
          <table:table-cell office:value-type="string" calcext:value-type="string">
            <text:p>Eucalyptus crebra</text:p>
          </table:table-cell>
          <table:table-cell/>
          <table:table-cell office:value-type="string" calcext:value-type="string">
            <text:p>Polkobin, Broke Rd</text:p>
          </table:table-cell>
          <table:table-cell/>
          <table:table-cell office:value-type="string" calcext:value-type="string">
            <text:p>2015-10-12</text:p>
          </table:table-cell>
          <table:table-cell/>
          <table:table-cell office:value-type="float" office:value="-32.75326" calcext:value-type="float">
            <text:p>-32.75326</text:p>
          </table:table-cell>
          <table:table-cell office:value-type="float" office:value="151.25224" calcext:value-type="float">
            <text:p>151.25224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21c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crebra</text:p>
          </table:table-cell>
          <table:table-cell office:value-type="string" calcext:value-type="string">
            <text:p>Eucalyptus crebra</text:p>
          </table:table-cell>
          <table:table-cell/>
          <table:table-cell office:value-type="string" calcext:value-type="string">
            <text:p>Polkobin, Broke Rd</text:p>
          </table:table-cell>
          <table:table-cell/>
          <table:table-cell office:value-type="string" calcext:value-type="string">
            <text:p>2015-10-12</text:p>
          </table:table-cell>
          <table:table-cell/>
          <table:table-cell office:value-type="float" office:value="-32.75326" calcext:value-type="float">
            <text:p>-32.75326</text:p>
          </table:table-cell>
          <table:table-cell office:value-type="float" office:value="151.25224" calcext:value-type="float">
            <text:p>151.25224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21d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crebra</text:p>
          </table:table-cell>
          <table:table-cell office:value-type="string" calcext:value-type="string">
            <text:p>Eucalyptus crebra</text:p>
          </table:table-cell>
          <table:table-cell/>
          <table:table-cell office:value-type="string" calcext:value-type="string">
            <text:p>Polkobin, Broke Rd</text:p>
          </table:table-cell>
          <table:table-cell/>
          <table:table-cell office:value-type="string" calcext:value-type="string">
            <text:p>2015-10-12</text:p>
          </table:table-cell>
          <table:table-cell/>
          <table:table-cell office:value-type="float" office:value="-32.75326" calcext:value-type="float">
            <text:p>-32.75326</text:p>
          </table:table-cell>
          <table:table-cell office:value-type="float" office:value="151.25224" calcext:value-type="float">
            <text:p>151.25224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21e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crebra</text:p>
          </table:table-cell>
          <table:table-cell office:value-type="string" calcext:value-type="string">
            <text:p>Eucalyptus crebra</text:p>
          </table:table-cell>
          <table:table-cell/>
          <table:table-cell office:value-type="string" calcext:value-type="string">
            <text:p>Polkobin, Broke Rd</text:p>
          </table:table-cell>
          <table:table-cell/>
          <table:table-cell office:value-type="string" calcext:value-type="string">
            <text:p>2015-10-12</text:p>
          </table:table-cell>
          <table:table-cell/>
          <table:table-cell office:value-type="float" office:value="-32.75326" calcext:value-type="float">
            <text:p>-32.75326</text:p>
          </table:table-cell>
          <table:table-cell office:value-type="float" office:value="151.25224" calcext:value-type="float">
            <text:p>151.25224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21f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crebra</text:p>
          </table:table-cell>
          <table:table-cell office:value-type="string" calcext:value-type="string">
            <text:p>Eucalyptus crebra</text:p>
          </table:table-cell>
          <table:table-cell/>
          <table:table-cell office:value-type="string" calcext:value-type="string">
            <text:p>Polkobin, Broke Rd</text:p>
          </table:table-cell>
          <table:table-cell/>
          <table:table-cell office:value-type="string" calcext:value-type="string">
            <text:p>2015-10-12</text:p>
          </table:table-cell>
          <table:table-cell/>
          <table:table-cell office:value-type="float" office:value="-32.75326" calcext:value-type="float">
            <text:p>-32.75326</text:p>
          </table:table-cell>
          <table:table-cell office:value-type="float" office:value="151.25224" calcext:value-type="float">
            <text:p>151.25224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21g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crebra</text:p>
          </table:table-cell>
          <table:table-cell office:value-type="string" calcext:value-type="string">
            <text:p>Eucalyptus crebra</text:p>
          </table:table-cell>
          <table:table-cell/>
          <table:table-cell office:value-type="string" calcext:value-type="string">
            <text:p>Polkobin, Broke Rd</text:p>
          </table:table-cell>
          <table:table-cell/>
          <table:table-cell office:value-type="string" calcext:value-type="string">
            <text:p>2015-10-12</text:p>
          </table:table-cell>
          <table:table-cell/>
          <table:table-cell office:value-type="float" office:value="-32.75326" calcext:value-type="float">
            <text:p>-32.75326</text:p>
          </table:table-cell>
          <table:table-cell office:value-type="float" office:value="151.25224" calcext:value-type="float">
            <text:p>151.25224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22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fibrosa</text:p>
          </table:table-cell>
          <table:table-cell office:value-type="string" calcext:value-type="string">
            <text:p>Eucalyptus fibrosa</text:p>
          </table:table-cell>
          <table:table-cell/>
          <table:table-cell office:value-type="string" calcext:value-type="string">
            <text:p>Polkobin, Broke Rd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2015-10-12</text:p>
          </table:table-cell>
          <table:table-cell/>
          <table:table-cell office:value-type="float" office:value="-32.75342" calcext:value-type="float">
            <text:p>-32.75342</text:p>
          </table:table-cell>
          <table:table-cell office:value-type="float" office:value="151.25269" calcext:value-type="float">
            <text:p>151.25269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22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fibrosa</text:p>
          </table:table-cell>
          <table:table-cell office:value-type="string" calcext:value-type="string">
            <text:p>Eucalyptus fibrosa</text:p>
          </table:table-cell>
          <table:table-cell/>
          <table:table-cell office:value-type="string" calcext:value-type="string">
            <text:p>Polkobin, Broke Rd</text:p>
          </table:table-cell>
          <table:table-cell/>
          <table:table-cell office:value-type="string" calcext:value-type="string">
            <text:p>2015-10-12</text:p>
          </table:table-cell>
          <table:table-cell/>
          <table:table-cell office:value-type="float" office:value="-32.75342" calcext:value-type="float">
            <text:p>-32.75342</text:p>
          </table:table-cell>
          <table:table-cell office:value-type="float" office:value="151.25269" calcext:value-type="float">
            <text:p>151.25269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22b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fibrosa</text:p>
          </table:table-cell>
          <table:table-cell office:value-type="string" calcext:value-type="string">
            <text:p>Eucalyptus fibrosa</text:p>
          </table:table-cell>
          <table:table-cell/>
          <table:table-cell office:value-type="string" calcext:value-type="string">
            <text:p>Polkobin, Broke Rd</text:p>
          </table:table-cell>
          <table:table-cell/>
          <table:table-cell office:value-type="string" calcext:value-type="string">
            <text:p>2015-10-12</text:p>
          </table:table-cell>
          <table:table-cell/>
          <table:table-cell office:value-type="float" office:value="-32.75342" calcext:value-type="float">
            <text:p>-32.75342</text:p>
          </table:table-cell>
          <table:table-cell office:value-type="float" office:value="151.25269" calcext:value-type="float">
            <text:p>151.25269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22c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fibrosa</text:p>
          </table:table-cell>
          <table:table-cell office:value-type="string" calcext:value-type="string">
            <text:p>Eucalyptus fibrosa</text:p>
          </table:table-cell>
          <table:table-cell/>
          <table:table-cell office:value-type="string" calcext:value-type="string">
            <text:p>Polkobin, Broke Rd</text:p>
          </table:table-cell>
          <table:table-cell/>
          <table:table-cell office:value-type="string" calcext:value-type="string">
            <text:p>2015-10-12</text:p>
          </table:table-cell>
          <table:table-cell/>
          <table:table-cell office:value-type="float" office:value="-32.75342" calcext:value-type="float">
            <text:p>-32.75342</text:p>
          </table:table-cell>
          <table:table-cell office:value-type="float" office:value="151.25269" calcext:value-type="float">
            <text:p>151.25269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22d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fibrosa</text:p>
          </table:table-cell>
          <table:table-cell office:value-type="string" calcext:value-type="string">
            <text:p>Eucalyptus fibrosa</text:p>
          </table:table-cell>
          <table:table-cell/>
          <table:table-cell office:value-type="string" calcext:value-type="string">
            <text:p>Polkobin, Broke Rd</text:p>
          </table:table-cell>
          <table:table-cell/>
          <table:table-cell office:value-type="string" calcext:value-type="string">
            <text:p>2015-10-12</text:p>
          </table:table-cell>
          <table:table-cell/>
          <table:table-cell office:value-type="float" office:value="-32.75342" calcext:value-type="float">
            <text:p>-32.75342</text:p>
          </table:table-cell>
          <table:table-cell office:value-type="float" office:value="151.25269" calcext:value-type="float">
            <text:p>151.25269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22e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fibrosa</text:p>
          </table:table-cell>
          <table:table-cell office:value-type="string" calcext:value-type="string">
            <text:p>Eucalyptus fibrosa</text:p>
          </table:table-cell>
          <table:table-cell/>
          <table:table-cell office:value-type="string" calcext:value-type="string">
            <text:p>Polkobin, Broke Rd</text:p>
          </table:table-cell>
          <table:table-cell/>
          <table:table-cell office:value-type="string" calcext:value-type="string">
            <text:p>2015-10-12</text:p>
          </table:table-cell>
          <table:table-cell/>
          <table:table-cell office:value-type="float" office:value="-32.75342" calcext:value-type="float">
            <text:p>-32.75342</text:p>
          </table:table-cell>
          <table:table-cell office:value-type="float" office:value="151.25269" calcext:value-type="float">
            <text:p>151.25269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23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largiflorens</text:p>
          </table:table-cell>
          <table:table-cell office:value-type="string" calcext:value-type="string">
            <text:p>Eucalyptus largiflorens</text:p>
          </table:table-cell>
          <table:table-cell/>
          <table:table-cell office:value-type="string" calcext:value-type="string">
            <text:p>Wollomi NP, Bylong Valley Way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2015-10-12</text:p>
          </table:table-cell>
          <table:table-cell/>
          <table:table-cell office:value-type="float" office:value="-32.40498" calcext:value-type="float">
            <text:p>-32.40498</text:p>
          </table:table-cell>
          <table:table-cell office:value-type="float" office:value="150.36256" calcext:value-type="float">
            <text:p>150.36256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24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conica</text:p>
          </table:table-cell>
          <table:table-cell office:value-type="string" calcext:value-type="string">
            <text:p>Eucalyptus conica</text:p>
          </table:table-cell>
          <table:table-cell/>
          <table:table-cell office:value-type="string" calcext:value-type="string">
            <text:p>Wollomi NP, Bylong Valley Way</text:p>
          </table:table-cell>
          <table:table-cell office:value-type="string" calcext:value-type="string">
            <text:p>012</text:p>
          </table:table-cell>
          <table:table-cell office:value-type="string" calcext:value-type="string">
            <text:p>2015-10-12</text:p>
          </table:table-cell>
          <table:table-cell/>
          <table:table-cell office:value-type="float" office:value="-32.44442" calcext:value-type="float">
            <text:p>-32.44442</text:p>
          </table:table-cell>
          <table:table-cell office:value-type="float" office:value="150.2812" calcext:value-type="float">
            <text:p>150.2812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24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baueriana</text:p>
          </table:table-cell>
          <table:table-cell office:value-type="string" calcext:value-type="string">
            <text:p>Eucalyptus baueriana</text:p>
          </table:table-cell>
          <table:table-cell office:value-type="string" calcext:value-type="string">
            <text:p>highlighted red; unknown reason</text:p>
          </table:table-cell>
          <table:table-cell office:value-type="string" calcext:value-type="string">
            <text:p>Jerrys Plains, Golden Hwy</text:p>
          </table:table-cell>
          <table:table-cell/>
          <table:table-cell office:value-type="string" calcext:value-type="string">
            <text:p>2015-10-12</text:p>
          </table:table-cell>
          <table:table-cell/>
          <table:table-cell office:value-type="float" office:value="-32.49536" calcext:value-type="float">
            <text:p>-32.49536</text:p>
          </table:table-cell>
          <table:table-cell office:value-type="float" office:value="150.90842" calcext:value-type="float">
            <text:p>150.90842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24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conica</text:p>
          </table:table-cell>
          <table:table-cell office:value-type="string" calcext:value-type="string">
            <text:p>Eucalyptus conica</text:p>
          </table:table-cell>
          <table:table-cell/>
          <table:table-cell office:value-type="string" calcext:value-type="string">
            <text:p>Wollomi NP, Bylong Valley Way</text:p>
          </table:table-cell>
          <table:table-cell/>
          <table:table-cell office:value-type="string" calcext:value-type="string">
            <text:p>2015-10-12</text:p>
          </table:table-cell>
          <table:table-cell/>
          <table:table-cell office:value-type="float" office:value="-32.44442" calcext:value-type="float">
            <text:p>-32.44442</text:p>
          </table:table-cell>
          <table:table-cell office:value-type="float" office:value="150.2812" calcext:value-type="float">
            <text:p>150.2812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24b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conica</text:p>
          </table:table-cell>
          <table:table-cell office:value-type="string" calcext:value-type="string">
            <text:p>Eucalyptus conica</text:p>
          </table:table-cell>
          <table:table-cell/>
          <table:table-cell office:value-type="string" calcext:value-type="string">
            <text:p>Wollomi NP, Bylong Valley Way</text:p>
          </table:table-cell>
          <table:table-cell/>
          <table:table-cell office:value-type="string" calcext:value-type="string">
            <text:p>2015-10-12</text:p>
          </table:table-cell>
          <table:table-cell/>
          <table:table-cell office:value-type="float" office:value="-32.44442" calcext:value-type="float">
            <text:p>-32.44442</text:p>
          </table:table-cell>
          <table:table-cell office:value-type="float" office:value="150.2812" calcext:value-type="float">
            <text:p>150.2812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24c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conica</text:p>
          </table:table-cell>
          <table:table-cell office:value-type="string" calcext:value-type="string">
            <text:p>Eucalyptus conica</text:p>
          </table:table-cell>
          <table:table-cell/>
          <table:table-cell office:value-type="string" calcext:value-type="string">
            <text:p>Wollomi NP, Bylong Valley Way</text:p>
          </table:table-cell>
          <table:table-cell/>
          <table:table-cell office:value-type="string" calcext:value-type="string">
            <text:p>2015-10-12</text:p>
          </table:table-cell>
          <table:table-cell/>
          <table:table-cell office:value-type="float" office:value="-32.44442" calcext:value-type="float">
            <text:p>-32.44442</text:p>
          </table:table-cell>
          <table:table-cell office:value-type="float" office:value="150.2812" calcext:value-type="float">
            <text:p>150.2812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24d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conica</text:p>
          </table:table-cell>
          <table:table-cell office:value-type="string" calcext:value-type="string">
            <text:p>Eucalyptus conica</text:p>
          </table:table-cell>
          <table:table-cell/>
          <table:table-cell office:value-type="string" calcext:value-type="string">
            <text:p>Wollomi NP, Bylong Valley Way</text:p>
          </table:table-cell>
          <table:table-cell/>
          <table:table-cell office:value-type="string" calcext:value-type="string">
            <text:p>2015-10-12</text:p>
          </table:table-cell>
          <table:table-cell/>
          <table:table-cell office:value-type="float" office:value="-32.44442" calcext:value-type="float">
            <text:p>-32.44442</text:p>
          </table:table-cell>
          <table:table-cell office:value-type="float" office:value="150.2812" calcext:value-type="float">
            <text:p>150.2812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24e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conica</text:p>
          </table:table-cell>
          <table:table-cell office:value-type="string" calcext:value-type="string">
            <text:p>Eucalyptus conica</text:p>
          </table:table-cell>
          <table:table-cell/>
          <table:table-cell office:value-type="string" calcext:value-type="string">
            <text:p>Wollomi NP, Bylong Valley Way</text:p>
          </table:table-cell>
          <table:table-cell/>
          <table:table-cell office:value-type="string" calcext:value-type="string">
            <text:p>2015-10-12</text:p>
          </table:table-cell>
          <table:table-cell/>
          <table:table-cell office:value-type="float" office:value="-32.44442" calcext:value-type="float">
            <text:p>-32.44442</text:p>
          </table:table-cell>
          <table:table-cell office:value-type="float" office:value="150.2812" calcext:value-type="float">
            <text:p>150.2812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26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  <table:table-cell/>
          <table:table-cell office:value-type="string" calcext:value-type="string">
            <text:p>Rathdowney, Boonah Rathdowney Rd</text:p>
          </table:table-cell>
          <table:table-cell office:value-type="string" calcext:value-type="string">
            <text:p>013</text:p>
          </table:table-cell>
          <table:table-cell office:value-type="string" calcext:value-type="string">
            <text:p>2015-11-03</text:p>
          </table:table-cell>
          <table:table-cell/>
          <table:table-cell office:value-type="float" office:value="-28.21744" calcext:value-type="float">
            <text:p>-28.21744</text:p>
          </table:table-cell>
          <table:table-cell office:value-type="float" office:value="152.84309" calcext:value-type="float">
            <text:p>152.84309</text:p>
          </table:table-cell>
          <table:table-cell/>
          <table:table-cell office:value-type="string" calcext:value-type="string">
            <text:p>QLD</text:p>
          </table:table-cell>
          <table:table-cell table:number-columns-repeated="4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26 - Recollect-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  <table:table-cell/>
          <table:table-cell office:value-type="string" calcext:value-type="string">
            <text:p>Rathdowney, Boonah Rathdowney Rd</text:p>
          </table:table-cell>
          <table:table-cell office:value-type="string" calcext:value-type="string">
            <text:p>013</text:p>
          </table:table-cell>
          <table:table-cell office:value-type="string" calcext:value-type="string">
            <text:p>2016-12-09</text:p>
          </table:table-cell>
          <table:table-cell/>
          <table:table-cell office:value-type="float" office:value="-28.21744" calcext:value-type="float">
            <text:p>-28.21744</text:p>
          </table:table-cell>
          <table:table-cell office:value-type="float" office:value="152.84309" calcext:value-type="float">
            <text:p>152.84309</text:p>
          </table:table-cell>
          <table:table-cell/>
          <table:table-cell office:value-type="string" calcext:value-type="string">
            <text:p>QLD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26 - Recollect-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  <table:table-cell/>
          <table:table-cell office:value-type="string" calcext:value-type="string">
            <text:p>Rathdowney, Boonah Rathdowney Rd</text:p>
          </table:table-cell>
          <table:table-cell/>
          <table:table-cell office:value-type="string" calcext:value-type="string">
            <text:p>2016-12-09</text:p>
          </table:table-cell>
          <table:table-cell/>
          <table:table-cell office:value-type="float" office:value="-28.21744" calcext:value-type="float">
            <text:p>-28.21744</text:p>
          </table:table-cell>
          <table:table-cell office:value-type="float" office:value="152.84309" calcext:value-type="float">
            <text:p>152.84309</text:p>
          </table:table-cell>
          <table:table-cell/>
          <table:table-cell office:value-type="string" calcext:value-type="string">
            <text:p>QLD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26 - Recollect-b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  <table:table-cell/>
          <table:table-cell office:value-type="string" calcext:value-type="string">
            <text:p>Rathdowney, Boonah Rathdowney Rd</text:p>
          </table:table-cell>
          <table:table-cell/>
          <table:table-cell office:value-type="string" calcext:value-type="string">
            <text:p>2016-12-09</text:p>
          </table:table-cell>
          <table:table-cell/>
          <table:table-cell office:value-type="float" office:value="-28.21744" calcext:value-type="float">
            <text:p>-28.21744</text:p>
          </table:table-cell>
          <table:table-cell office:value-type="float" office:value="152.84309" calcext:value-type="float">
            <text:p>152.84309</text:p>
          </table:table-cell>
          <table:table-cell/>
          <table:table-cell office:value-type="string" calcext:value-type="string">
            <text:p>QLD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26 - Recollect-c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  <table:table-cell/>
          <table:table-cell office:value-type="string" calcext:value-type="string">
            <text:p>Rathdowney, Boonah Rathdowney Rd</text:p>
          </table:table-cell>
          <table:table-cell/>
          <table:table-cell office:value-type="string" calcext:value-type="string">
            <text:p>2016-12-09</text:p>
          </table:table-cell>
          <table:table-cell/>
          <table:table-cell office:value-type="float" office:value="-28.21744" calcext:value-type="float">
            <text:p>-28.21744</text:p>
          </table:table-cell>
          <table:table-cell office:value-type="float" office:value="152.84309" calcext:value-type="float">
            <text:p>152.84309</text:p>
          </table:table-cell>
          <table:table-cell/>
          <table:table-cell office:value-type="string" calcext:value-type="string">
            <text:p>QLD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26 - Recollect-d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  <table:table-cell/>
          <table:table-cell office:value-type="string" calcext:value-type="string">
            <text:p>Rathdowney, Boonah Rathdowney Rd</text:p>
          </table:table-cell>
          <table:table-cell/>
          <table:table-cell office:value-type="string" calcext:value-type="string">
            <text:p>2016-12-09</text:p>
          </table:table-cell>
          <table:table-cell/>
          <table:table-cell office:value-type="float" office:value="-28.21744" calcext:value-type="float">
            <text:p>-28.21744</text:p>
          </table:table-cell>
          <table:table-cell office:value-type="float" office:value="152.84309" calcext:value-type="float">
            <text:p>152.84309</text:p>
          </table:table-cell>
          <table:table-cell/>
          <table:table-cell office:value-type="string" calcext:value-type="string">
            <text:p>QLD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26 - Recollect-e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  <table:table-cell/>
          <table:table-cell office:value-type="string" calcext:value-type="string">
            <text:p>Rathdowney, Boonah Rathdowney Rd</text:p>
          </table:table-cell>
          <table:table-cell/>
          <table:table-cell office:value-type="string" calcext:value-type="string">
            <text:p>2016-12-09</text:p>
          </table:table-cell>
          <table:table-cell/>
          <table:table-cell office:value-type="float" office:value="-28.21744" calcext:value-type="float">
            <text:p>-28.21744</text:p>
          </table:table-cell>
          <table:table-cell office:value-type="float" office:value="152.84309" calcext:value-type="float">
            <text:p>152.84309</text:p>
          </table:table-cell>
          <table:table-cell/>
          <table:table-cell office:value-type="string" calcext:value-type="string">
            <text:p>QLD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26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  <table:table-cell/>
          <table:table-cell office:value-type="string" calcext:value-type="string">
            <text:p>Rathdowney, Boonah Rathdowney Rd</text:p>
          </table:table-cell>
          <table:table-cell/>
          <table:table-cell office:value-type="string" calcext:value-type="string">
            <text:p>2015-11-03</text:p>
          </table:table-cell>
          <table:table-cell/>
          <table:table-cell office:value-type="float" office:value="-28.21744" calcext:value-type="float">
            <text:p>-28.21744</text:p>
          </table:table-cell>
          <table:table-cell office:value-type="float" office:value="152.84309" calcext:value-type="float">
            <text:p>152.84309</text:p>
          </table:table-cell>
          <table:table-cell/>
          <table:table-cell office:value-type="string" calcext:value-type="string">
            <text:p>QLD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26b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  <table:table-cell/>
          <table:table-cell office:value-type="string" calcext:value-type="string">
            <text:p>Rathdowney, Boonah Rathdowney Rd</text:p>
          </table:table-cell>
          <table:table-cell/>
          <table:table-cell office:value-type="string" calcext:value-type="string">
            <text:p>2015-11-03</text:p>
          </table:table-cell>
          <table:table-cell/>
          <table:table-cell office:value-type="float" office:value="-28.21744" calcext:value-type="float">
            <text:p>-28.21744</text:p>
          </table:table-cell>
          <table:table-cell office:value-type="float" office:value="152.84309" calcext:value-type="float">
            <text:p>152.84309</text:p>
          </table:table-cell>
          <table:table-cell/>
          <table:table-cell office:value-type="string" calcext:value-type="string">
            <text:p>QLD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26c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  <table:table-cell/>
          <table:table-cell office:value-type="string" calcext:value-type="string">
            <text:p>Rathdowney, Boonah Rathdowney Rd</text:p>
          </table:table-cell>
          <table:table-cell/>
          <table:table-cell office:value-type="string" calcext:value-type="string">
            <text:p>2015-11-03</text:p>
          </table:table-cell>
          <table:table-cell/>
          <table:table-cell office:value-type="float" office:value="-28.21744" calcext:value-type="float">
            <text:p>-28.21744</text:p>
          </table:table-cell>
          <table:table-cell office:value-type="float" office:value="152.84309" calcext:value-type="float">
            <text:p>152.84309</text:p>
          </table:table-cell>
          <table:table-cell/>
          <table:table-cell office:value-type="string" calcext:value-type="string">
            <text:p>QLD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26d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  <table:table-cell/>
          <table:table-cell office:value-type="string" calcext:value-type="string">
            <text:p>Rathdowney, Boonah Rathdowney Rd</text:p>
          </table:table-cell>
          <table:table-cell/>
          <table:table-cell office:value-type="string" calcext:value-type="string">
            <text:p>2015-11-03</text:p>
          </table:table-cell>
          <table:table-cell/>
          <table:table-cell office:value-type="float" office:value="-28.21744" calcext:value-type="float">
            <text:p>-28.21744</text:p>
          </table:table-cell>
          <table:table-cell office:value-type="float" office:value="152.84309" calcext:value-type="float">
            <text:p>152.84309</text:p>
          </table:table-cell>
          <table:table-cell/>
          <table:table-cell office:value-type="string" calcext:value-type="string">
            <text:p>QLD</text:p>
          </table:table-cell>
          <table:table-cell table:number-columns-repeated="4"/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27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crebra</text:p>
          </table:table-cell>
          <table:table-cell office:value-type="string" calcext:value-type="string">
            <text:p>Eucalyptus crebra</text:p>
          </table:table-cell>
          <table:table-cell/>
          <table:table-cell office:value-type="string" calcext:value-type="string">
            <text:p>Koreelah, Tooloom Rd</text:p>
          </table:table-cell>
          <table:table-cell office:value-type="string" calcext:value-type="string">
            <text:p>014</text:p>
          </table:table-cell>
          <table:table-cell office:value-type="string" calcext:value-type="string">
            <text:p>2015-11-03</text:p>
          </table:table-cell>
          <table:table-cell/>
          <table:table-cell office:value-type="float" office:value="-28.45172" calcext:value-type="float">
            <text:p>-28.45172</text:p>
          </table:table-cell>
          <table:table-cell office:value-type="float" office:value="152.3925" calcext:value-type="float">
            <text:p>152.3925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27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crebra</text:p>
          </table:table-cell>
          <table:table-cell office:value-type="string" calcext:value-type="string">
            <text:p>Eucalyptus crebra</text:p>
          </table:table-cell>
          <table:table-cell/>
          <table:table-cell office:value-type="string" calcext:value-type="string">
            <text:p>Koreelah, Tooloom Rd</text:p>
          </table:table-cell>
          <table:table-cell/>
          <table:table-cell office:value-type="string" calcext:value-type="string">
            <text:p>2015-11-03</text:p>
          </table:table-cell>
          <table:table-cell/>
          <table:table-cell office:value-type="float" office:value="-28.45172" calcext:value-type="float">
            <text:p>-28.45172</text:p>
          </table:table-cell>
          <table:table-cell office:value-type="float" office:value="152.3925" calcext:value-type="float">
            <text:p>152.3925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27b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crebra</text:p>
          </table:table-cell>
          <table:table-cell office:value-type="string" calcext:value-type="string">
            <text:p>Eucalyptus crebra</text:p>
          </table:table-cell>
          <table:table-cell/>
          <table:table-cell office:value-type="string" calcext:value-type="string">
            <text:p>Koreelah, Tooloom Rd</text:p>
          </table:table-cell>
          <table:table-cell/>
          <table:table-cell office:value-type="string" calcext:value-type="string">
            <text:p>2015-11-03</text:p>
          </table:table-cell>
          <table:table-cell/>
          <table:table-cell office:value-type="float" office:value="-28.45172" calcext:value-type="float">
            <text:p>-28.45172</text:p>
          </table:table-cell>
          <table:table-cell office:value-type="float" office:value="152.3925" calcext:value-type="float">
            <text:p>152.3925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27c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crebra</text:p>
          </table:table-cell>
          <table:table-cell office:value-type="string" calcext:value-type="string">
            <text:p>Eucalyptus crebra</text:p>
          </table:table-cell>
          <table:table-cell/>
          <table:table-cell office:value-type="string" calcext:value-type="string">
            <text:p>Koreelah, Tooloom Rd</text:p>
          </table:table-cell>
          <table:table-cell/>
          <table:table-cell office:value-type="string" calcext:value-type="string">
            <text:p>2015-11-03</text:p>
          </table:table-cell>
          <table:table-cell/>
          <table:table-cell office:value-type="float" office:value="-28.45172" calcext:value-type="float">
            <text:p>-28.45172</text:p>
          </table:table-cell>
          <table:table-cell office:value-type="float" office:value="152.3925" calcext:value-type="float">
            <text:p>152.3925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27d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crebra</text:p>
          </table:table-cell>
          <table:table-cell office:value-type="string" calcext:value-type="string">
            <text:p>Eucalyptus crebra</text:p>
          </table:table-cell>
          <table:table-cell/>
          <table:table-cell office:value-type="string" calcext:value-type="string">
            <text:p>Koreelah, Tooloom Rd</text:p>
          </table:table-cell>
          <table:table-cell/>
          <table:table-cell office:value-type="string" calcext:value-type="string">
            <text:p>2015-11-03</text:p>
          </table:table-cell>
          <table:table-cell/>
          <table:table-cell office:value-type="float" office:value="-28.45172" calcext:value-type="float">
            <text:p>-28.45172</text:p>
          </table:table-cell>
          <table:table-cell office:value-type="float" office:value="152.3925" calcext:value-type="float">
            <text:p>152.3925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28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  <table:table-cell/>
          <table:table-cell office:value-type="string" calcext:value-type="string">
            <text:p>Legume, Mt Lindsay Rd</text:p>
          </table:table-cell>
          <table:table-cell office:value-type="string" calcext:value-type="string">
            <text:p>015</text:p>
          </table:table-cell>
          <table:table-cell office:value-type="string" calcext:value-type="string">
            <text:p>2015-11-03</text:p>
          </table:table-cell>
          <table:table-cell/>
          <table:table-cell office:value-type="float" office:value="-28.43038" calcext:value-type="float">
            <text:p>-28.43038</text:p>
          </table:table-cell>
          <table:table-cell office:value-type="float" office:value="152.35915" calcext:value-type="float">
            <text:p>152.35915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28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  <table:table-cell/>
          <table:table-cell office:value-type="string" calcext:value-type="string">
            <text:p>Legume, Mt Lindsay Rd</text:p>
          </table:table-cell>
          <table:table-cell/>
          <table:table-cell office:value-type="string" calcext:value-type="string">
            <text:p>2015-11-03</text:p>
          </table:table-cell>
          <table:table-cell/>
          <table:table-cell office:value-type="float" office:value="-28.43038" calcext:value-type="float">
            <text:p>-28.43038</text:p>
          </table:table-cell>
          <table:table-cell office:value-type="float" office:value="152.35915" calcext:value-type="float">
            <text:p>152.35915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28b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  <table:table-cell/>
          <table:table-cell office:value-type="string" calcext:value-type="string">
            <text:p>Legume, Mt Lindsay Rd</text:p>
          </table:table-cell>
          <table:table-cell/>
          <table:table-cell office:value-type="string" calcext:value-type="string">
            <text:p>2015-11-03</text:p>
          </table:table-cell>
          <table:table-cell/>
          <table:table-cell office:value-type="float" office:value="-28.43038" calcext:value-type="float">
            <text:p>-28.43038</text:p>
          </table:table-cell>
          <table:table-cell office:value-type="float" office:value="152.35915" calcext:value-type="float">
            <text:p>152.35915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28c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  <table:table-cell/>
          <table:table-cell office:value-type="string" calcext:value-type="string">
            <text:p>Legume, Mt Lindsay Rd</text:p>
          </table:table-cell>
          <table:table-cell/>
          <table:table-cell office:value-type="string" calcext:value-type="string">
            <text:p>2015-11-03</text:p>
          </table:table-cell>
          <table:table-cell/>
          <table:table-cell office:value-type="float" office:value="-28.43038" calcext:value-type="float">
            <text:p>-28.43038</text:p>
          </table:table-cell>
          <table:table-cell office:value-type="float" office:value="152.35915" calcext:value-type="float">
            <text:p>152.35915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28d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  <table:table-cell/>
          <table:table-cell office:value-type="string" calcext:value-type="string">
            <text:p>Legume, Mt Lindsay Rd</text:p>
          </table:table-cell>
          <table:table-cell/>
          <table:table-cell office:value-type="string" calcext:value-type="string">
            <text:p>2015-11-03</text:p>
          </table:table-cell>
          <table:table-cell/>
          <table:table-cell office:value-type="float" office:value="-28.43038" calcext:value-type="float">
            <text:p>-28.43038</text:p>
          </table:table-cell>
          <table:table-cell office:value-type="float" office:value="152.35915" calcext:value-type="float">
            <text:p>152.35915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29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conica</text:p>
          </table:table-cell>
          <table:table-cell office:value-type="string" calcext:value-type="string">
            <text:p>Eucalyptus conica</text:p>
          </table:table-cell>
          <table:table-cell/>
          <table:table-cell office:value-type="string" calcext:value-type="string">
            <text:p>Legume, Mt Lindsay Rd</text:p>
          </table:table-cell>
          <table:table-cell office:value-type="string" calcext:value-type="string">
            <text:p>016</text:p>
          </table:table-cell>
          <table:table-cell office:value-type="string" calcext:value-type="string">
            <text:p>2015-11-03</text:p>
          </table:table-cell>
          <table:table-cell/>
          <table:table-cell office:value-type="float" office:value="-28.41028" calcext:value-type="float">
            <text:p>-28.41028</text:p>
          </table:table-cell>
          <table:table-cell office:value-type="float" office:value="152.29292" calcext:value-type="float">
            <text:p>152.29292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29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conica</text:p>
          </table:table-cell>
          <table:table-cell office:value-type="string" calcext:value-type="string">
            <text:p>Eucalyptus conica</text:p>
          </table:table-cell>
          <table:table-cell/>
          <table:table-cell office:value-type="string" calcext:value-type="string">
            <text:p>Legume, Mt Lindsay Rd</text:p>
          </table:table-cell>
          <table:table-cell/>
          <table:table-cell office:value-type="string" calcext:value-type="string">
            <text:p>2015-11-03</text:p>
          </table:table-cell>
          <table:table-cell/>
          <table:table-cell office:value-type="float" office:value="-28.41028" calcext:value-type="float">
            <text:p>-28.41028</text:p>
          </table:table-cell>
          <table:table-cell office:value-type="float" office:value="152.29292" calcext:value-type="float">
            <text:p>152.29292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29b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conica</text:p>
          </table:table-cell>
          <table:table-cell office:value-type="string" calcext:value-type="string">
            <text:p>Eucalyptus conica</text:p>
          </table:table-cell>
          <table:table-cell/>
          <table:table-cell office:value-type="string" calcext:value-type="string">
            <text:p>Legume, Mt Lindsay Rd</text:p>
          </table:table-cell>
          <table:table-cell/>
          <table:table-cell office:value-type="string" calcext:value-type="string">
            <text:p>2015-11-03</text:p>
          </table:table-cell>
          <table:table-cell/>
          <table:table-cell office:value-type="float" office:value="-28.41028" calcext:value-type="float">
            <text:p>-28.41028</text:p>
          </table:table-cell>
          <table:table-cell office:value-type="float" office:value="152.29292" calcext:value-type="float">
            <text:p>152.29292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29c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conica</text:p>
          </table:table-cell>
          <table:table-cell office:value-type="string" calcext:value-type="string">
            <text:p>Eucalyptus conica</text:p>
          </table:table-cell>
          <table:table-cell/>
          <table:table-cell office:value-type="string" calcext:value-type="string">
            <text:p>Legume, Mt Lindsay Rd</text:p>
          </table:table-cell>
          <table:table-cell/>
          <table:table-cell office:value-type="string" calcext:value-type="string">
            <text:p>2015-11-03</text:p>
          </table:table-cell>
          <table:table-cell/>
          <table:table-cell office:value-type="float" office:value="-28.41028" calcext:value-type="float">
            <text:p>-28.41028</text:p>
          </table:table-cell>
          <table:table-cell office:value-type="float" office:value="152.29292" calcext:value-type="float">
            <text:p>152.29292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30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fibrosa</text:p>
          </table:table-cell>
          <table:table-cell office:value-type="string" calcext:value-type="string">
            <text:p>Eucalyptus fibrosa</text:p>
          </table:table-cell>
          <table:table-cell/>
          <table:table-cell office:value-type="string" calcext:value-type="string">
            <text:p>Karara, Cunningham Hwy</text:p>
          </table:table-cell>
          <table:table-cell office:value-type="string" calcext:value-type="string">
            <text:p>017</text:p>
          </table:table-cell>
          <table:table-cell office:value-type="string" calcext:value-type="string">
            <text:p>2015-11-04</text:p>
          </table:table-cell>
          <table:table-cell/>
          <table:table-cell office:value-type="float" office:value="-28.19138" calcext:value-type="float">
            <text:p>-28.19138</text:p>
          </table:table-cell>
          <table:table-cell office:value-type="float" office:value="151.61853" calcext:value-type="float">
            <text:p>151.61853</text:p>
          </table:table-cell>
          <table:table-cell/>
          <table:table-cell office:value-type="string" calcext:value-type="string">
            <text:p>QLD</text:p>
          </table:table-cell>
          <table:table-cell table:number-columns-repeated="4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30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fibrosa</text:p>
          </table:table-cell>
          <table:table-cell office:value-type="string" calcext:value-type="string">
            <text:p>Eucalyptus fibrosa</text:p>
          </table:table-cell>
          <table:table-cell/>
          <table:table-cell office:value-type="string" calcext:value-type="string">
            <text:p>Karara, Cunningham Hwy</text:p>
          </table:table-cell>
          <table:table-cell/>
          <table:table-cell office:value-type="string" calcext:value-type="string">
            <text:p>2015-11-04</text:p>
          </table:table-cell>
          <table:table-cell/>
          <table:table-cell office:value-type="float" office:value="-28.19138" calcext:value-type="float">
            <text:p>-28.19138</text:p>
          </table:table-cell>
          <table:table-cell office:value-type="float" office:value="151.61853" calcext:value-type="float">
            <text:p>151.61853</text:p>
          </table:table-cell>
          <table:table-cell/>
          <table:table-cell office:value-type="string" calcext:value-type="string">
            <text:p>QLD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30b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fibrosa</text:p>
          </table:table-cell>
          <table:table-cell office:value-type="string" calcext:value-type="string">
            <text:p>Eucalyptus fibrosa</text:p>
          </table:table-cell>
          <table:table-cell/>
          <table:table-cell office:value-type="string" calcext:value-type="string">
            <text:p>Karara, Cunningham Hwy</text:p>
          </table:table-cell>
          <table:table-cell/>
          <table:table-cell office:value-type="string" calcext:value-type="string">
            <text:p>2015-11-04</text:p>
          </table:table-cell>
          <table:table-cell/>
          <table:table-cell office:value-type="float" office:value="-28.19138" calcext:value-type="float">
            <text:p>-28.19138</text:p>
          </table:table-cell>
          <table:table-cell office:value-type="float" office:value="151.61853" calcext:value-type="float">
            <text:p>151.61853</text:p>
          </table:table-cell>
          <table:table-cell/>
          <table:table-cell office:value-type="string" calcext:value-type="string">
            <text:p>QLD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30c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fibrosa</text:p>
          </table:table-cell>
          <table:table-cell office:value-type="string" calcext:value-type="string">
            <text:p>Eucalyptus fibrosa</text:p>
          </table:table-cell>
          <table:table-cell/>
          <table:table-cell office:value-type="string" calcext:value-type="string">
            <text:p>Karara, Cunningham Hwy</text:p>
          </table:table-cell>
          <table:table-cell/>
          <table:table-cell office:value-type="string" calcext:value-type="string">
            <text:p>2015-11-04</text:p>
          </table:table-cell>
          <table:table-cell/>
          <table:table-cell office:value-type="float" office:value="-28.19138" calcext:value-type="float">
            <text:p>-28.19138</text:p>
          </table:table-cell>
          <table:table-cell office:value-type="float" office:value="151.61853" calcext:value-type="float">
            <text:p>151.61853</text:p>
          </table:table-cell>
          <table:table-cell/>
          <table:table-cell office:value-type="string" calcext:value-type="string">
            <text:p>QLD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30d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fibrosa</text:p>
          </table:table-cell>
          <table:table-cell office:value-type="string" calcext:value-type="string">
            <text:p>Eucalyptus fibrosa</text:p>
          </table:table-cell>
          <table:table-cell/>
          <table:table-cell office:value-type="string" calcext:value-type="string">
            <text:p>Karara, Cunningham Hwy</text:p>
          </table:table-cell>
          <table:table-cell/>
          <table:table-cell office:value-type="string" calcext:value-type="string">
            <text:p>2015-11-04</text:p>
          </table:table-cell>
          <table:table-cell/>
          <table:table-cell office:value-type="float" office:value="-28.19138" calcext:value-type="float">
            <text:p>-28.19138</text:p>
          </table:table-cell>
          <table:table-cell office:value-type="float" office:value="151.61853" calcext:value-type="float">
            <text:p>151.61853</text:p>
          </table:table-cell>
          <table:table-cell/>
          <table:table-cell office:value-type="string" calcext:value-type="string">
            <text:p>QLD</text:p>
          </table:table-cell>
          <table:table-cell table:number-columns-repeated="4"/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31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crebra</text:p>
          </table:table-cell>
          <table:table-cell office:value-type="string" calcext:value-type="string">
            <text:p>Eucalyptus crebra</text:p>
          </table:table-cell>
          <table:table-cell/>
          <table:table-cell office:value-type="string" calcext:value-type="string">
            <text:p>Gore, Cunningham Hwy</text:p>
          </table:table-cell>
          <table:table-cell office:value-type="string" calcext:value-type="string">
            <text:p>019</text:p>
          </table:table-cell>
          <table:table-cell office:value-type="string" calcext:value-type="string">
            <text:p>2015-11-04</text:p>
          </table:table-cell>
          <table:table-cell/>
          <table:table-cell office:value-type="float" office:value="-28.29549" calcext:value-type="float">
            <text:p>-28.29549</text:p>
          </table:table-cell>
          <table:table-cell office:value-type="float" office:value="151.48801" calcext:value-type="float">
            <text:p>151.48801</text:p>
          </table:table-cell>
          <table:table-cell/>
          <table:table-cell office:value-type="string" calcext:value-type="string">
            <text:p>QLD</text:p>
          </table:table-cell>
          <table:table-cell table:number-columns-repeated="4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31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crebra</text:p>
          </table:table-cell>
          <table:table-cell office:value-type="string" calcext:value-type="string">
            <text:p>Eucalyptus crebra</text:p>
          </table:table-cell>
          <table:table-cell/>
          <table:table-cell office:value-type="string" calcext:value-type="string">
            <text:p>Gore, Cunningham Hwy</text:p>
          </table:table-cell>
          <table:table-cell/>
          <table:table-cell office:value-type="string" calcext:value-type="string">
            <text:p>2015-11-04</text:p>
          </table:table-cell>
          <table:table-cell/>
          <table:table-cell office:value-type="float" office:value="-28.29549" calcext:value-type="float">
            <text:p>-28.29549</text:p>
          </table:table-cell>
          <table:table-cell office:value-type="float" office:value="151.48801" calcext:value-type="float">
            <text:p>151.48801</text:p>
          </table:table-cell>
          <table:table-cell/>
          <table:table-cell office:value-type="string" calcext:value-type="string">
            <text:p>QLD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31b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crebra</text:p>
          </table:table-cell>
          <table:table-cell office:value-type="string" calcext:value-type="string">
            <text:p>Eucalyptus crebra</text:p>
          </table:table-cell>
          <table:table-cell/>
          <table:table-cell office:value-type="string" calcext:value-type="string">
            <text:p>Gore, Cunningham Hwy</text:p>
          </table:table-cell>
          <table:table-cell/>
          <table:table-cell office:value-type="string" calcext:value-type="string">
            <text:p>2015-11-04</text:p>
          </table:table-cell>
          <table:table-cell/>
          <table:table-cell office:value-type="float" office:value="-28.29549" calcext:value-type="float">
            <text:p>-28.29549</text:p>
          </table:table-cell>
          <table:table-cell office:value-type="float" office:value="151.48801" calcext:value-type="float">
            <text:p>151.48801</text:p>
          </table:table-cell>
          <table:table-cell/>
          <table:table-cell office:value-type="string" calcext:value-type="string">
            <text:p>QLD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31c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crebra</text:p>
          </table:table-cell>
          <table:table-cell office:value-type="string" calcext:value-type="string">
            <text:p>Eucalyptus crebra</text:p>
          </table:table-cell>
          <table:table-cell/>
          <table:table-cell office:value-type="string" calcext:value-type="string">
            <text:p>Gore, Cunningham Hwy</text:p>
          </table:table-cell>
          <table:table-cell/>
          <table:table-cell office:value-type="string" calcext:value-type="string">
            <text:p>2015-11-04</text:p>
          </table:table-cell>
          <table:table-cell/>
          <table:table-cell office:value-type="float" office:value="-28.29549" calcext:value-type="float">
            <text:p>-28.29549</text:p>
          </table:table-cell>
          <table:table-cell office:value-type="float" office:value="151.48801" calcext:value-type="float">
            <text:p>151.48801</text:p>
          </table:table-cell>
          <table:table-cell/>
          <table:table-cell office:value-type="string" calcext:value-type="string">
            <text:p>QLD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31d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crebra</text:p>
          </table:table-cell>
          <table:table-cell office:value-type="string" calcext:value-type="string">
            <text:p>Eucalyptus crebra</text:p>
          </table:table-cell>
          <table:table-cell/>
          <table:table-cell office:value-type="string" calcext:value-type="string">
            <text:p>Gore, Cunningham Hwy</text:p>
          </table:table-cell>
          <table:table-cell/>
          <table:table-cell office:value-type="string" calcext:value-type="string">
            <text:p>2015-11-04</text:p>
          </table:table-cell>
          <table:table-cell/>
          <table:table-cell office:value-type="float" office:value="-28.29549" calcext:value-type="float">
            <text:p>-28.29549</text:p>
          </table:table-cell>
          <table:table-cell office:value-type="float" office:value="151.48801" calcext:value-type="float">
            <text:p>151.48801</text:p>
          </table:table-cell>
          <table:table-cell/>
          <table:table-cell office:value-type="string" calcext:value-type="string">
            <text:p>QLD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32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icrocarpa</text:p>
          </table:table-cell>
          <table:table-cell office:value-type="string" calcext:value-type="string">
            <text:p>Eucalyptus microcarpa</text:p>
          </table:table-cell>
          <table:table-cell/>
          <table:table-cell office:value-type="string" calcext:value-type="string">
            <text:p>Gore, Cunningham Hwy</text:p>
          </table:table-cell>
          <table:table-cell office:value-type="string" calcext:value-type="string">
            <text:p>018</text:p>
          </table:table-cell>
          <table:table-cell office:value-type="string" calcext:value-type="string">
            <text:p>2015-11-04</text:p>
          </table:table-cell>
          <table:table-cell/>
          <table:table-cell office:value-type="float" office:value="-28.29549" calcext:value-type="float">
            <text:p>-28.29549</text:p>
          </table:table-cell>
          <table:table-cell office:value-type="float" office:value="151.48801" calcext:value-type="float">
            <text:p>151.48801</text:p>
          </table:table-cell>
          <table:table-cell/>
          <table:table-cell office:value-type="string" calcext:value-type="string">
            <text:p>QLD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32 - Recollect-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icrocarpa</text:p>
          </table:table-cell>
          <table:table-cell office:value-type="string" calcext:value-type="string">
            <text:p>Eucalyptus microcarpa</text:p>
          </table:table-cell>
          <table:table-cell/>
          <table:table-cell office:value-type="string" calcext:value-type="string">
            <text:p>Gore, Cunningham Hwy</text:p>
          </table:table-cell>
          <table:table-cell office:value-type="string" calcext:value-type="string">
            <text:p>018</text:p>
          </table:table-cell>
          <table:table-cell office:value-type="string" calcext:value-type="string">
            <text:p>2016-12-09</text:p>
          </table:table-cell>
          <table:table-cell/>
          <table:table-cell office:value-type="float" office:value="-28.29549" calcext:value-type="float">
            <text:p>-28.29549</text:p>
          </table:table-cell>
          <table:table-cell office:value-type="float" office:value="151.48801" calcext:value-type="float">
            <text:p>151.48801</text:p>
          </table:table-cell>
          <table:table-cell/>
          <table:table-cell office:value-type="string" calcext:value-type="string">
            <text:p>QLD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32 - Recollect-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icrocarpa</text:p>
          </table:table-cell>
          <table:table-cell office:value-type="string" calcext:value-type="string">
            <text:p>Eucalyptus microcarpa</text:p>
          </table:table-cell>
          <table:table-cell/>
          <table:table-cell office:value-type="string" calcext:value-type="string">
            <text:p>Gore, Cunningham Hwy</text:p>
          </table:table-cell>
          <table:table-cell/>
          <table:table-cell office:value-type="string" calcext:value-type="string">
            <text:p>2016-12-09</text:p>
          </table:table-cell>
          <table:table-cell/>
          <table:table-cell office:value-type="float" office:value="-28.29549" calcext:value-type="float">
            <text:p>-28.29549</text:p>
          </table:table-cell>
          <table:table-cell office:value-type="float" office:value="151.48801" calcext:value-type="float">
            <text:p>151.48801</text:p>
          </table:table-cell>
          <table:table-cell/>
          <table:table-cell office:value-type="string" calcext:value-type="string">
            <text:p>QLD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32 - Recollect-b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icrocarpa</text:p>
          </table:table-cell>
          <table:table-cell office:value-type="string" calcext:value-type="string">
            <text:p>Eucalyptus microcarpa</text:p>
          </table:table-cell>
          <table:table-cell/>
          <table:table-cell office:value-type="string" calcext:value-type="string">
            <text:p>Gore, Cunningham Hwy</text:p>
          </table:table-cell>
          <table:table-cell/>
          <table:table-cell office:value-type="string" calcext:value-type="string">
            <text:p>2016-12-09</text:p>
          </table:table-cell>
          <table:table-cell/>
          <table:table-cell office:value-type="float" office:value="-28.29549" calcext:value-type="float">
            <text:p>-28.29549</text:p>
          </table:table-cell>
          <table:table-cell office:value-type="float" office:value="151.48801" calcext:value-type="float">
            <text:p>151.48801</text:p>
          </table:table-cell>
          <table:table-cell/>
          <table:table-cell office:value-type="string" calcext:value-type="string">
            <text:p>QLD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32 - Recollect-c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icrocarpa</text:p>
          </table:table-cell>
          <table:table-cell office:value-type="string" calcext:value-type="string">
            <text:p>Eucalyptus microcarpa</text:p>
          </table:table-cell>
          <table:table-cell/>
          <table:table-cell office:value-type="string" calcext:value-type="string">
            <text:p>Gore, Cunningham Hwy</text:p>
          </table:table-cell>
          <table:table-cell/>
          <table:table-cell office:value-type="string" calcext:value-type="string">
            <text:p>2016-12-09</text:p>
          </table:table-cell>
          <table:table-cell/>
          <table:table-cell office:value-type="float" office:value="-28.29549" calcext:value-type="float">
            <text:p>-28.29549</text:p>
          </table:table-cell>
          <table:table-cell office:value-type="float" office:value="151.48801" calcext:value-type="float">
            <text:p>151.48801</text:p>
          </table:table-cell>
          <table:table-cell/>
          <table:table-cell office:value-type="string" calcext:value-type="string">
            <text:p>QLD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32 - Recollect-d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icrocarpa</text:p>
          </table:table-cell>
          <table:table-cell office:value-type="string" calcext:value-type="string">
            <text:p>Eucalyptus microcarpa</text:p>
          </table:table-cell>
          <table:table-cell/>
          <table:table-cell office:value-type="string" calcext:value-type="string">
            <text:p>Gore, Cunningham Hwy</text:p>
          </table:table-cell>
          <table:table-cell/>
          <table:table-cell office:value-type="string" calcext:value-type="string">
            <text:p>2016-12-09</text:p>
          </table:table-cell>
          <table:table-cell/>
          <table:table-cell office:value-type="float" office:value="-28.29549" calcext:value-type="float">
            <text:p>-28.29549</text:p>
          </table:table-cell>
          <table:table-cell office:value-type="float" office:value="151.48801" calcext:value-type="float">
            <text:p>151.48801</text:p>
          </table:table-cell>
          <table:table-cell/>
          <table:table-cell office:value-type="string" calcext:value-type="string">
            <text:p>QLD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32 - Recollect-e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icrocarpa</text:p>
          </table:table-cell>
          <table:table-cell office:value-type="string" calcext:value-type="string">
            <text:p>Eucalyptus microcarpa</text:p>
          </table:table-cell>
          <table:table-cell/>
          <table:table-cell office:value-type="string" calcext:value-type="string">
            <text:p>Gore, Cunningham Hwy</text:p>
          </table:table-cell>
          <table:table-cell/>
          <table:table-cell office:value-type="string" calcext:value-type="string">
            <text:p>2016-12-09</text:p>
          </table:table-cell>
          <table:table-cell/>
          <table:table-cell office:value-type="float" office:value="-28.29549" calcext:value-type="float">
            <text:p>-28.29549</text:p>
          </table:table-cell>
          <table:table-cell office:value-type="float" office:value="151.48801" calcext:value-type="float">
            <text:p>151.48801</text:p>
          </table:table-cell>
          <table:table-cell/>
          <table:table-cell office:value-type="string" calcext:value-type="string">
            <text:p>QLD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32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icrocarpa</text:p>
          </table:table-cell>
          <table:table-cell office:value-type="string" calcext:value-type="string">
            <text:p>Eucalyptus microcarpa</text:p>
          </table:table-cell>
          <table:table-cell/>
          <table:table-cell office:value-type="string" calcext:value-type="string">
            <text:p>Gore, Cunningham Hwy</text:p>
          </table:table-cell>
          <table:table-cell/>
          <table:table-cell office:value-type="string" calcext:value-type="string">
            <text:p>2015-11-04</text:p>
          </table:table-cell>
          <table:table-cell/>
          <table:table-cell office:value-type="float" office:value="-28.29549" calcext:value-type="float">
            <text:p>-28.29549</text:p>
          </table:table-cell>
          <table:table-cell office:value-type="float" office:value="151.48801" calcext:value-type="float">
            <text:p>151.48801</text:p>
          </table:table-cell>
          <table:table-cell/>
          <table:table-cell office:value-type="string" calcext:value-type="string">
            <text:p>QLD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32b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icrocarpa</text:p>
          </table:table-cell>
          <table:table-cell office:value-type="string" calcext:value-type="string">
            <text:p>Eucalyptus microcarpa</text:p>
          </table:table-cell>
          <table:table-cell/>
          <table:table-cell office:value-type="string" calcext:value-type="string">
            <text:p>Gore, Cunningham Hwy</text:p>
          </table:table-cell>
          <table:table-cell/>
          <table:table-cell office:value-type="string" calcext:value-type="string">
            <text:p>2015-11-04</text:p>
          </table:table-cell>
          <table:table-cell/>
          <table:table-cell office:value-type="float" office:value="-28.29549" calcext:value-type="float">
            <text:p>-28.29549</text:p>
          </table:table-cell>
          <table:table-cell office:value-type="float" office:value="151.48801" calcext:value-type="float">
            <text:p>151.48801</text:p>
          </table:table-cell>
          <table:table-cell/>
          <table:table-cell office:value-type="string" calcext:value-type="string">
            <text:p>QLD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32c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icrocarpa</text:p>
          </table:table-cell>
          <table:table-cell office:value-type="string" calcext:value-type="string">
            <text:p>Eucalyptus microcarpa</text:p>
          </table:table-cell>
          <table:table-cell/>
          <table:table-cell office:value-type="string" calcext:value-type="string">
            <text:p>Gore, Cunningham Hwy</text:p>
          </table:table-cell>
          <table:table-cell/>
          <table:table-cell office:value-type="string" calcext:value-type="string">
            <text:p>2015-11-04</text:p>
          </table:table-cell>
          <table:table-cell/>
          <table:table-cell office:value-type="float" office:value="-28.29549" calcext:value-type="float">
            <text:p>-28.29549</text:p>
          </table:table-cell>
          <table:table-cell office:value-type="float" office:value="151.48801" calcext:value-type="float">
            <text:p>151.48801</text:p>
          </table:table-cell>
          <table:table-cell/>
          <table:table-cell office:value-type="string" calcext:value-type="string">
            <text:p>QLD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32d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icrocarpa</text:p>
          </table:table-cell>
          <table:table-cell office:value-type="string" calcext:value-type="string">
            <text:p>Eucalyptus microcarpa</text:p>
          </table:table-cell>
          <table:table-cell/>
          <table:table-cell office:value-type="string" calcext:value-type="string">
            <text:p>Gore, Cunningham Hwy</text:p>
          </table:table-cell>
          <table:table-cell/>
          <table:table-cell office:value-type="string" calcext:value-type="string">
            <text:p>2015-11-04</text:p>
          </table:table-cell>
          <table:table-cell/>
          <table:table-cell office:value-type="float" office:value="-28.29549" calcext:value-type="float">
            <text:p>-28.29549</text:p>
          </table:table-cell>
          <table:table-cell office:value-type="float" office:value="151.48801" calcext:value-type="float">
            <text:p>151.48801</text:p>
          </table:table-cell>
          <table:table-cell/>
          <table:table-cell office:value-type="string" calcext:value-type="string">
            <text:p>QLD</text:p>
          </table:table-cell>
          <table:table-cell table:number-columns-repeated="4"/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33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caleyi</text:p>
          </table:table-cell>
          <table:table-cell office:value-type="string" calcext:value-type="string">
            <text:p>Eucalyptus caleyi</text:p>
          </table:table-cell>
          <table:table-cell/>
          <table:table-cell office:value-type="string" calcext:value-type="string">
            <text:p>Inglewood, Inglewood Texas Rd</text:p>
          </table:table-cell>
          <table:table-cell office:value-type="string" calcext:value-type="string">
            <text:p>020</text:p>
          </table:table-cell>
          <table:table-cell office:value-type="string" calcext:value-type="string">
            <text:p>2015-11-04</text:p>
          </table:table-cell>
          <table:table-cell/>
          <table:table-cell office:value-type="float" office:value="-28.52431" calcext:value-type="float">
            <text:p>-28.52431</text:p>
          </table:table-cell>
          <table:table-cell office:value-type="float" office:value="151.10556" calcext:value-type="float">
            <text:p>151.10556</text:p>
          </table:table-cell>
          <table:table-cell/>
          <table:table-cell office:value-type="string" calcext:value-type="string">
            <text:p>QLD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33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caleyi</text:p>
          </table:table-cell>
          <table:table-cell office:value-type="string" calcext:value-type="string">
            <text:p>Eucalyptus caleyi</text:p>
          </table:table-cell>
          <table:table-cell/>
          <table:table-cell office:value-type="string" calcext:value-type="string">
            <text:p>Inglewood, Inglewood Texas Rd</text:p>
          </table:table-cell>
          <table:table-cell/>
          <table:table-cell office:value-type="string" calcext:value-type="string">
            <text:p>2015-11-04</text:p>
          </table:table-cell>
          <table:table-cell/>
          <table:table-cell office:value-type="float" office:value="-28.52431" calcext:value-type="float">
            <text:p>-28.52431</text:p>
          </table:table-cell>
          <table:table-cell office:value-type="float" office:value="151.10556" calcext:value-type="float">
            <text:p>151.10556</text:p>
          </table:table-cell>
          <table:table-cell/>
          <table:table-cell office:value-type="string" calcext:value-type="string">
            <text:p>QLD</text:p>
          </table:table-cell>
          <table:table-cell table:number-columns-repeated="4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33b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caleyi</text:p>
          </table:table-cell>
          <table:table-cell office:value-type="string" calcext:value-type="string">
            <text:p>Eucalyptus caleyi</text:p>
          </table:table-cell>
          <table:table-cell/>
          <table:table-cell office:value-type="string" calcext:value-type="string">
            <text:p>Inglewood, Inglewood Texas Rd</text:p>
          </table:table-cell>
          <table:table-cell/>
          <table:table-cell office:value-type="string" calcext:value-type="string">
            <text:p>2015-11-04</text:p>
          </table:table-cell>
          <table:table-cell/>
          <table:table-cell office:value-type="float" office:value="-28.52431" calcext:value-type="float">
            <text:p>-28.52431</text:p>
          </table:table-cell>
          <table:table-cell office:value-type="float" office:value="151.10556" calcext:value-type="float">
            <text:p>151.10556</text:p>
          </table:table-cell>
          <table:table-cell/>
          <table:table-cell office:value-type="string" calcext:value-type="string">
            <text:p>QLD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33c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caleyi</text:p>
          </table:table-cell>
          <table:table-cell office:value-type="string" calcext:value-type="string">
            <text:p>Eucalyptus caleyi</text:p>
          </table:table-cell>
          <table:table-cell/>
          <table:table-cell office:value-type="string" calcext:value-type="string">
            <text:p>Inglewood, Inglewood Texas Rd</text:p>
          </table:table-cell>
          <table:table-cell/>
          <table:table-cell office:value-type="string" calcext:value-type="string">
            <text:p>2015-11-04</text:p>
          </table:table-cell>
          <table:table-cell/>
          <table:table-cell office:value-type="float" office:value="-28.52431" calcext:value-type="float">
            <text:p>-28.52431</text:p>
          </table:table-cell>
          <table:table-cell office:value-type="float" office:value="151.10556" calcext:value-type="float">
            <text:p>151.10556</text:p>
          </table:table-cell>
          <table:table-cell/>
          <table:table-cell office:value-type="string" calcext:value-type="string">
            <text:p>QLD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33d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caleyi</text:p>
          </table:table-cell>
          <table:table-cell office:value-type="string" calcext:value-type="string">
            <text:p>Eucalyptus caleyi</text:p>
          </table:table-cell>
          <table:table-cell/>
          <table:table-cell office:value-type="string" calcext:value-type="string">
            <text:p>Inglewood, Inglewood Texas Rd</text:p>
          </table:table-cell>
          <table:table-cell/>
          <table:table-cell office:value-type="string" calcext:value-type="string">
            <text:p>2015-11-04</text:p>
          </table:table-cell>
          <table:table-cell/>
          <table:table-cell office:value-type="float" office:value="-28.52431" calcext:value-type="float">
            <text:p>-28.52431</text:p>
          </table:table-cell>
          <table:table-cell office:value-type="float" office:value="151.10556" calcext:value-type="float">
            <text:p>151.10556</text:p>
          </table:table-cell>
          <table:table-cell/>
          <table:table-cell office:value-type="string" calcext:value-type="string">
            <text:p>QLD</text:p>
          </table:table-cell>
          <table:table-cell table:number-columns-repeated="4"/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34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  <table:table-cell/>
          <table:table-cell office:value-type="string" calcext:value-type="string">
            <text:p>Inglewood, Inglewood Texas Rd</text:p>
          </table:table-cell>
          <table:table-cell office:value-type="string" calcext:value-type="string">
            <text:p>021</text:p>
          </table:table-cell>
          <table:table-cell office:value-type="string" calcext:value-type="string">
            <text:p>2015-11-04</text:p>
          </table:table-cell>
          <table:table-cell/>
          <table:table-cell office:value-type="float" office:value="-28.53696" calcext:value-type="float">
            <text:p>-28.53696</text:p>
          </table:table-cell>
          <table:table-cell office:value-type="float" office:value="151.10815" calcext:value-type="float">
            <text:p>151.10815</text:p>
          </table:table-cell>
          <table:table-cell/>
          <table:table-cell office:value-type="string" calcext:value-type="string">
            <text:p>QLD</text:p>
          </table:table-cell>
          <table:table-cell table:number-columns-repeated="4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34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  <table:table-cell/>
          <table:table-cell office:value-type="string" calcext:value-type="string">
            <text:p>Inglewood, Inglewood Texas Rd</text:p>
          </table:table-cell>
          <table:table-cell/>
          <table:table-cell office:value-type="string" calcext:value-type="string">
            <text:p>2015-11-04</text:p>
          </table:table-cell>
          <table:table-cell/>
          <table:table-cell office:value-type="float" office:value="-28.53696" calcext:value-type="float">
            <text:p>-28.53696</text:p>
          </table:table-cell>
          <table:table-cell office:value-type="float" office:value="151.10815" calcext:value-type="float">
            <text:p>151.10815</text:p>
          </table:table-cell>
          <table:table-cell/>
          <table:table-cell office:value-type="string" calcext:value-type="string">
            <text:p>QLD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34b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  <table:table-cell/>
          <table:table-cell office:value-type="string" calcext:value-type="string">
            <text:p>Inglewood, Inglewood Texas Rd</text:p>
          </table:table-cell>
          <table:table-cell/>
          <table:table-cell office:value-type="string" calcext:value-type="string">
            <text:p>2015-11-04</text:p>
          </table:table-cell>
          <table:table-cell/>
          <table:table-cell office:value-type="float" office:value="-28.53696" calcext:value-type="float">
            <text:p>-28.53696</text:p>
          </table:table-cell>
          <table:table-cell office:value-type="float" office:value="151.10815" calcext:value-type="float">
            <text:p>151.10815</text:p>
          </table:table-cell>
          <table:table-cell/>
          <table:table-cell office:value-type="string" calcext:value-type="string">
            <text:p>QLD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34c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  <table:table-cell/>
          <table:table-cell office:value-type="string" calcext:value-type="string">
            <text:p>Inglewood, Inglewood Texas Rd</text:p>
          </table:table-cell>
          <table:table-cell/>
          <table:table-cell office:value-type="string" calcext:value-type="string">
            <text:p>2015-11-04</text:p>
          </table:table-cell>
          <table:table-cell/>
          <table:table-cell office:value-type="float" office:value="-28.53696" calcext:value-type="float">
            <text:p>-28.53696</text:p>
          </table:table-cell>
          <table:table-cell office:value-type="float" office:value="151.10815" calcext:value-type="float">
            <text:p>151.10815</text:p>
          </table:table-cell>
          <table:table-cell/>
          <table:table-cell office:value-type="string" calcext:value-type="string">
            <text:p>QLD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34d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  <table:table-cell/>
          <table:table-cell office:value-type="string" calcext:value-type="string">
            <text:p>Inglewood, Inglewood Texas Rd</text:p>
          </table:table-cell>
          <table:table-cell/>
          <table:table-cell office:value-type="string" calcext:value-type="string">
            <text:p>2015-11-04</text:p>
          </table:table-cell>
          <table:table-cell/>
          <table:table-cell office:value-type="float" office:value="-28.53696" calcext:value-type="float">
            <text:p>-28.53696</text:p>
          </table:table-cell>
          <table:table-cell office:value-type="float" office:value="151.10815" calcext:value-type="float">
            <text:p>151.10815</text:p>
          </table:table-cell>
          <table:table-cell/>
          <table:table-cell office:value-type="string" calcext:value-type="string">
            <text:p>QLD</text:p>
          </table:table-cell>
          <table:table-cell table:number-columns-repeated="4"/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35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icrocarpa</text:p>
          </table:table-cell>
          <table:table-cell office:value-type="string" calcext:value-type="string">
            <text:p>Eucalyptus microcarpa</text:p>
          </table:table-cell>
          <table:table-cell/>
          <table:table-cell office:value-type="string" calcext:value-type="string">
            <text:p>Texas, Texas Bridge Road</text:p>
          </table:table-cell>
          <table:table-cell office:value-type="string" calcext:value-type="string">
            <text:p>022</text:p>
          </table:table-cell>
          <table:table-cell office:value-type="string" calcext:value-type="string">
            <text:p>2015-11-04</text:p>
          </table:table-cell>
          <table:table-cell/>
          <table:table-cell office:value-type="float" office:value="-28.89198" calcext:value-type="float">
            <text:p>-28.89198</text:p>
          </table:table-cell>
          <table:table-cell office:value-type="float" office:value="151.14803" calcext:value-type="float">
            <text:p>151.14803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35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icrocarpa</text:p>
          </table:table-cell>
          <table:table-cell office:value-type="string" calcext:value-type="string">
            <text:p>Eucalyptus microcarpa</text:p>
          </table:table-cell>
          <table:table-cell/>
          <table:table-cell office:value-type="string" calcext:value-type="string">
            <text:p>Texas, Texas Bridge Road</text:p>
          </table:table-cell>
          <table:table-cell/>
          <table:table-cell office:value-type="string" calcext:value-type="string">
            <text:p>2015-11-04</text:p>
          </table:table-cell>
          <table:table-cell/>
          <table:table-cell office:value-type="float" office:value="-28.89198" calcext:value-type="float">
            <text:p>-28.89198</text:p>
          </table:table-cell>
          <table:table-cell office:value-type="float" office:value="151.14803" calcext:value-type="float">
            <text:p>151.14803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35b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icrocarpa</text:p>
          </table:table-cell>
          <table:table-cell office:value-type="string" calcext:value-type="string">
            <text:p>Eucalyptus microcarpa</text:p>
          </table:table-cell>
          <table:table-cell/>
          <table:table-cell office:value-type="string" calcext:value-type="string">
            <text:p>Texas, Texas Bridge Road</text:p>
          </table:table-cell>
          <table:table-cell/>
          <table:table-cell office:value-type="string" calcext:value-type="string">
            <text:p>2015-11-04</text:p>
          </table:table-cell>
          <table:table-cell/>
          <table:table-cell office:value-type="float" office:value="-28.89198" calcext:value-type="float">
            <text:p>-28.89198</text:p>
          </table:table-cell>
          <table:table-cell office:value-type="float" office:value="151.14803" calcext:value-type="float">
            <text:p>151.14803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35c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icrocarpa</text:p>
          </table:table-cell>
          <table:table-cell office:value-type="string" calcext:value-type="string">
            <text:p>Eucalyptus microcarpa</text:p>
          </table:table-cell>
          <table:table-cell/>
          <table:table-cell office:value-type="string" calcext:value-type="string">
            <text:p>Texas, Texas Bridge Road</text:p>
          </table:table-cell>
          <table:table-cell/>
          <table:table-cell office:value-type="string" calcext:value-type="string">
            <text:p>2015-11-04</text:p>
          </table:table-cell>
          <table:table-cell/>
          <table:table-cell office:value-type="float" office:value="-28.89198" calcext:value-type="float">
            <text:p>-28.89198</text:p>
          </table:table-cell>
          <table:table-cell office:value-type="float" office:value="151.14803" calcext:value-type="float">
            <text:p>151.14803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35d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icrocarpa</text:p>
          </table:table-cell>
          <table:table-cell office:value-type="string" calcext:value-type="string">
            <text:p>Eucalyptus microcarpa</text:p>
          </table:table-cell>
          <table:table-cell/>
          <table:table-cell office:value-type="string" calcext:value-type="string">
            <text:p>Texas, Texas Bridge Road</text:p>
          </table:table-cell>
          <table:table-cell/>
          <table:table-cell office:value-type="string" calcext:value-type="string">
            <text:p>2015-11-04</text:p>
          </table:table-cell>
          <table:table-cell/>
          <table:table-cell office:value-type="float" office:value="-28.89198" calcext:value-type="float">
            <text:p>-28.89198</text:p>
          </table:table-cell>
          <table:table-cell office:value-type="float" office:value="151.14803" calcext:value-type="float">
            <text:p>151.14803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38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conica</text:p>
          </table:table-cell>
          <table:table-cell office:value-type="string" calcext:value-type="string">
            <text:p>Eucalyptus conica</text:p>
          </table:table-cell>
          <table:table-cell/>
          <table:table-cell office:value-type="string" calcext:value-type="string">
            <text:p>Tenterfield, Bluff rock lookout</text:p>
          </table:table-cell>
          <table:table-cell office:value-type="string" calcext:value-type="string">
            <text:p>023</text:p>
          </table:table-cell>
          <table:table-cell office:value-type="string" calcext:value-type="string">
            <text:p>2015-11-05</text:p>
          </table:table-cell>
          <table:table-cell/>
          <table:table-cell office:value-type="float" office:value="-29.15425" calcext:value-type="float">
            <text:p>-29.15425</text:p>
          </table:table-cell>
          <table:table-cell office:value-type="float" office:value="152.00211" calcext:value-type="float">
            <text:p>152.00211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38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conica</text:p>
          </table:table-cell>
          <table:table-cell office:value-type="string" calcext:value-type="string">
            <text:p>Eucalyptus conica</text:p>
          </table:table-cell>
          <table:table-cell/>
          <table:table-cell office:value-type="string" calcext:value-type="string">
            <text:p>Tenterfield, Bluff rock lookout</text:p>
          </table:table-cell>
          <table:table-cell/>
          <table:table-cell office:value-type="string" calcext:value-type="string">
            <text:p>2015-11-05</text:p>
          </table:table-cell>
          <table:table-cell/>
          <table:table-cell office:value-type="float" office:value="-29.15425" calcext:value-type="float">
            <text:p>-29.15425</text:p>
          </table:table-cell>
          <table:table-cell office:value-type="float" office:value="152.00211" calcext:value-type="float">
            <text:p>152.00211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38b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conica</text:p>
          </table:table-cell>
          <table:table-cell office:value-type="string" calcext:value-type="string">
            <text:p>Eucalyptus conica</text:p>
          </table:table-cell>
          <table:table-cell/>
          <table:table-cell office:value-type="string" calcext:value-type="string">
            <text:p>Tenterfield, Bluff rock lookout</text:p>
          </table:table-cell>
          <table:table-cell/>
          <table:table-cell office:value-type="string" calcext:value-type="string">
            <text:p>2015-11-05</text:p>
          </table:table-cell>
          <table:table-cell/>
          <table:table-cell office:value-type="float" office:value="-29.15425" calcext:value-type="float">
            <text:p>-29.15425</text:p>
          </table:table-cell>
          <table:table-cell office:value-type="float" office:value="152.00211" calcext:value-type="float">
            <text:p>152.00211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38c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conica</text:p>
          </table:table-cell>
          <table:table-cell office:value-type="string" calcext:value-type="string">
            <text:p>Eucalyptus conica</text:p>
          </table:table-cell>
          <table:table-cell/>
          <table:table-cell office:value-type="string" calcext:value-type="string">
            <text:p>Tenterfield, Bluff rock lookout</text:p>
          </table:table-cell>
          <table:table-cell/>
          <table:table-cell office:value-type="string" calcext:value-type="string">
            <text:p>2015-11-05</text:p>
          </table:table-cell>
          <table:table-cell/>
          <table:table-cell office:value-type="float" office:value="-29.15425" calcext:value-type="float">
            <text:p>-29.15425</text:p>
          </table:table-cell>
          <table:table-cell office:value-type="float" office:value="152.00211" calcext:value-type="float">
            <text:p>152.00211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38d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conica</text:p>
          </table:table-cell>
          <table:table-cell office:value-type="string" calcext:value-type="string">
            <text:p>Eucalyptus conica</text:p>
          </table:table-cell>
          <table:table-cell/>
          <table:table-cell office:value-type="string" calcext:value-type="string">
            <text:p>Tenterfield, Bluff rock lookout</text:p>
          </table:table-cell>
          <table:table-cell/>
          <table:table-cell office:value-type="string" calcext:value-type="string">
            <text:p>2015-11-05</text:p>
          </table:table-cell>
          <table:table-cell/>
          <table:table-cell office:value-type="float" office:value="-29.15425" calcext:value-type="float">
            <text:p>-29.15425</text:p>
          </table:table-cell>
          <table:table-cell office:value-type="float" office:value="152.00211" calcext:value-type="float">
            <text:p>152.00211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39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  <table:table-cell/>
          <table:table-cell office:value-type="string" calcext:value-type="string">
            <text:p>Emmaville, Strathbogie Rd</text:p>
          </table:table-cell>
          <table:table-cell office:value-type="string" calcext:value-type="string">
            <text:p>024</text:p>
          </table:table-cell>
          <table:table-cell office:value-type="string" calcext:value-type="string">
            <text:p>2015-11-05</text:p>
          </table:table-cell>
          <table:table-cell/>
          <table:table-cell office:value-type="float" office:value="-29.45636" calcext:value-type="float">
            <text:p>-29.45636</text:p>
          </table:table-cell>
          <table:table-cell office:value-type="float" office:value="151.55505" calcext:value-type="float">
            <text:p>151.55505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39 - Recollect-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  <table:table-cell/>
          <table:table-cell office:value-type="string" calcext:value-type="string">
            <text:p>Emmaville, Strathbogie Rd</text:p>
          </table:table-cell>
          <table:table-cell office:value-type="string" calcext:value-type="string">
            <text:p>024</text:p>
          </table:table-cell>
          <table:table-cell office:value-type="string" calcext:value-type="string">
            <text:p>2016-11-28</text:p>
          </table:table-cell>
          <table:table-cell/>
          <table:table-cell office:value-type="float" office:value="-29.45636" calcext:value-type="float">
            <text:p>-29.45636</text:p>
          </table:table-cell>
          <table:table-cell office:value-type="float" office:value="151.55505" calcext:value-type="float">
            <text:p>151.55505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39 - Recollect-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  <table:table-cell/>
          <table:table-cell office:value-type="string" calcext:value-type="string">
            <text:p>Emmaville, Strathbogie Rd</text:p>
          </table:table-cell>
          <table:table-cell/>
          <table:table-cell office:value-type="string" calcext:value-type="string">
            <text:p>2016-11-28</text:p>
          </table:table-cell>
          <table:table-cell/>
          <table:table-cell office:value-type="float" office:value="-29.45636" calcext:value-type="float">
            <text:p>-29.45636</text:p>
          </table:table-cell>
          <table:table-cell office:value-type="float" office:value="151.55505" calcext:value-type="float">
            <text:p>151.55505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39 - Recollect-b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  <table:table-cell/>
          <table:table-cell office:value-type="string" calcext:value-type="string">
            <text:p>Emmaville, Strathbogie Rd</text:p>
          </table:table-cell>
          <table:table-cell/>
          <table:table-cell office:value-type="string" calcext:value-type="string">
            <text:p>2016-11-28</text:p>
          </table:table-cell>
          <table:table-cell/>
          <table:table-cell office:value-type="float" office:value="-29.45636" calcext:value-type="float">
            <text:p>-29.45636</text:p>
          </table:table-cell>
          <table:table-cell office:value-type="float" office:value="151.55505" calcext:value-type="float">
            <text:p>151.55505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39 - Recollect-c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  <table:table-cell/>
          <table:table-cell office:value-type="string" calcext:value-type="string">
            <text:p>Emmaville, Strathbogie Rd</text:p>
          </table:table-cell>
          <table:table-cell/>
          <table:table-cell office:value-type="string" calcext:value-type="string">
            <text:p>2016-11-28</text:p>
          </table:table-cell>
          <table:table-cell/>
          <table:table-cell office:value-type="float" office:value="-29.45636" calcext:value-type="float">
            <text:p>-29.45636</text:p>
          </table:table-cell>
          <table:table-cell office:value-type="float" office:value="151.55505" calcext:value-type="float">
            <text:p>151.55505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39 - Recollect-d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  <table:table-cell/>
          <table:table-cell office:value-type="string" calcext:value-type="string">
            <text:p>Emmaville, Strathbogie Rd</text:p>
          </table:table-cell>
          <table:table-cell/>
          <table:table-cell office:value-type="string" calcext:value-type="string">
            <text:p>2016-11-28</text:p>
          </table:table-cell>
          <table:table-cell/>
          <table:table-cell office:value-type="float" office:value="-29.45636" calcext:value-type="float">
            <text:p>-29.45636</text:p>
          </table:table-cell>
          <table:table-cell office:value-type="float" office:value="151.55505" calcext:value-type="float">
            <text:p>151.55505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39 - Recollect-e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  <table:table-cell/>
          <table:table-cell office:value-type="string" calcext:value-type="string">
            <text:p>Emmaville, Strathbogie Rd</text:p>
          </table:table-cell>
          <table:table-cell/>
          <table:table-cell office:value-type="string" calcext:value-type="string">
            <text:p>2016-11-28</text:p>
          </table:table-cell>
          <table:table-cell/>
          <table:table-cell office:value-type="float" office:value="-29.45636" calcext:value-type="float">
            <text:p>-29.45636</text:p>
          </table:table-cell>
          <table:table-cell office:value-type="float" office:value="151.55505" calcext:value-type="float">
            <text:p>151.55505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39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  <table:table-cell/>
          <table:table-cell office:value-type="string" calcext:value-type="string">
            <text:p>Emmaville, Strathbogie Rd</text:p>
          </table:table-cell>
          <table:table-cell/>
          <table:table-cell office:value-type="string" calcext:value-type="string">
            <text:p>2015-11-05</text:p>
          </table:table-cell>
          <table:table-cell/>
          <table:table-cell office:value-type="float" office:value="-29.45636" calcext:value-type="float">
            <text:p>-29.45636</text:p>
          </table:table-cell>
          <table:table-cell office:value-type="float" office:value="151.55505" calcext:value-type="float">
            <text:p>151.55505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39b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  <table:table-cell/>
          <table:table-cell office:value-type="string" calcext:value-type="string">
            <text:p>Emmaville, Strathbogie Rd</text:p>
          </table:table-cell>
          <table:table-cell/>
          <table:table-cell office:value-type="string" calcext:value-type="string">
            <text:p>2015-11-05</text:p>
          </table:table-cell>
          <table:table-cell/>
          <table:table-cell office:value-type="float" office:value="-29.45636" calcext:value-type="float">
            <text:p>-29.45636</text:p>
          </table:table-cell>
          <table:table-cell office:value-type="float" office:value="151.55505" calcext:value-type="float">
            <text:p>151.55505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39c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  <table:table-cell/>
          <table:table-cell office:value-type="string" calcext:value-type="string">
            <text:p>Emmaville, Strathbogie Rd</text:p>
          </table:table-cell>
          <table:table-cell/>
          <table:table-cell office:value-type="string" calcext:value-type="string">
            <text:p>2015-11-05</text:p>
          </table:table-cell>
          <table:table-cell/>
          <table:table-cell office:value-type="float" office:value="-29.45636" calcext:value-type="float">
            <text:p>-29.45636</text:p>
          </table:table-cell>
          <table:table-cell office:value-type="float" office:value="151.55505" calcext:value-type="float">
            <text:p>151.55505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40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/>
          <table:table-cell office:value-type="string" calcext:value-type="string">
            <text:p>Emmaville, Strathbogie Rd</text:p>
          </table:table-cell>
          <table:table-cell office:value-type="string" calcext:value-type="string">
            <text:p>025</text:p>
          </table:table-cell>
          <table:table-cell office:value-type="string" calcext:value-type="string">
            <text:p>2015-11-05</text:p>
          </table:table-cell>
          <table:table-cell/>
          <table:table-cell office:value-type="float" office:value="-29.45577" calcext:value-type="float">
            <text:p>-29.45577</text:p>
          </table:table-cell>
          <table:table-cell office:value-type="float" office:value="151.55405" calcext:value-type="float">
            <text:p>151.55405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40 - Recollect-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/>
          <table:table-cell office:value-type="string" calcext:value-type="string">
            <text:p>Emmaville, Strathbogie Rd</text:p>
          </table:table-cell>
          <table:table-cell office:value-type="string" calcext:value-type="string">
            <text:p>025</text:p>
          </table:table-cell>
          <table:table-cell office:value-type="string" calcext:value-type="string">
            <text:p>2016-11-28</text:p>
          </table:table-cell>
          <table:table-cell/>
          <table:table-cell office:value-type="float" office:value="-29.45577" calcext:value-type="float">
            <text:p>-29.45577</text:p>
          </table:table-cell>
          <table:table-cell office:value-type="float" office:value="151.55405" calcext:value-type="float">
            <text:p>151.55405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40 - Recollect-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/>
          <table:table-cell office:value-type="string" calcext:value-type="string">
            <text:p>Emmaville, Strathbogie Rd</text:p>
          </table:table-cell>
          <table:table-cell/>
          <table:table-cell office:value-type="string" calcext:value-type="string">
            <text:p>2016-11-28</text:p>
          </table:table-cell>
          <table:table-cell/>
          <table:table-cell office:value-type="float" office:value="-29.45577" calcext:value-type="float">
            <text:p>-29.45577</text:p>
          </table:table-cell>
          <table:table-cell office:value-type="float" office:value="151.55405" calcext:value-type="float">
            <text:p>151.55405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40 - Recollect-b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/>
          <table:table-cell office:value-type="string" calcext:value-type="string">
            <text:p>Emmaville, Strathbogie Rd</text:p>
          </table:table-cell>
          <table:table-cell/>
          <table:table-cell office:value-type="string" calcext:value-type="string">
            <text:p>2016-11-28</text:p>
          </table:table-cell>
          <table:table-cell/>
          <table:table-cell office:value-type="float" office:value="-29.45577" calcext:value-type="float">
            <text:p>-29.45577</text:p>
          </table:table-cell>
          <table:table-cell office:value-type="float" office:value="151.55405" calcext:value-type="float">
            <text:p>151.55405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40 - Recollect-c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/>
          <table:table-cell office:value-type="string" calcext:value-type="string">
            <text:p>Emmaville, Strathbogie Rd</text:p>
          </table:table-cell>
          <table:table-cell/>
          <table:table-cell office:value-type="string" calcext:value-type="string">
            <text:p>2016-11-28</text:p>
          </table:table-cell>
          <table:table-cell/>
          <table:table-cell office:value-type="float" office:value="-29.45577" calcext:value-type="float">
            <text:p>-29.45577</text:p>
          </table:table-cell>
          <table:table-cell office:value-type="float" office:value="151.55405" calcext:value-type="float">
            <text:p>151.55405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40 - Recollect-d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/>
          <table:table-cell office:value-type="string" calcext:value-type="string">
            <text:p>Emmaville, Strathbogie Rd</text:p>
          </table:table-cell>
          <table:table-cell/>
          <table:table-cell office:value-type="string" calcext:value-type="string">
            <text:p>2016-11-28</text:p>
          </table:table-cell>
          <table:table-cell/>
          <table:table-cell office:value-type="float" office:value="-29.45577" calcext:value-type="float">
            <text:p>-29.45577</text:p>
          </table:table-cell>
          <table:table-cell office:value-type="float" office:value="151.55405" calcext:value-type="float">
            <text:p>151.55405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40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/>
          <table:table-cell office:value-type="string" calcext:value-type="string">
            <text:p>Emmaville, Strathbogie Rd</text:p>
          </table:table-cell>
          <table:table-cell/>
          <table:table-cell office:value-type="string" calcext:value-type="string">
            <text:p>2015-11-05</text:p>
          </table:table-cell>
          <table:table-cell/>
          <table:table-cell office:value-type="float" office:value="-29.45577" calcext:value-type="float">
            <text:p>-29.45577</text:p>
          </table:table-cell>
          <table:table-cell office:value-type="float" office:value="151.55405" calcext:value-type="float">
            <text:p>151.55405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40b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/>
          <table:table-cell office:value-type="string" calcext:value-type="string">
            <text:p>Emmaville, Strathbogie Rd</text:p>
          </table:table-cell>
          <table:table-cell/>
          <table:table-cell office:value-type="string" calcext:value-type="string">
            <text:p>2015-11-05</text:p>
          </table:table-cell>
          <table:table-cell/>
          <table:table-cell office:value-type="float" office:value="-29.45577" calcext:value-type="float">
            <text:p>-29.45577</text:p>
          </table:table-cell>
          <table:table-cell office:value-type="float" office:value="151.55405" calcext:value-type="float">
            <text:p>151.55405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40c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/>
          <table:table-cell office:value-type="string" calcext:value-type="string">
            <text:p>Emmaville, Strathbogie Rd</text:p>
          </table:table-cell>
          <table:table-cell/>
          <table:table-cell office:value-type="string" calcext:value-type="string">
            <text:p>2015-11-05</text:p>
          </table:table-cell>
          <table:table-cell/>
          <table:table-cell office:value-type="float" office:value="-29.45577" calcext:value-type="float">
            <text:p>-29.45577</text:p>
          </table:table-cell>
          <table:table-cell office:value-type="float" office:value="151.55405" calcext:value-type="float">
            <text:p>151.55405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40d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/>
          <table:table-cell office:value-type="string" calcext:value-type="string">
            <text:p>Emmaville, Strathbogie Rd</text:p>
          </table:table-cell>
          <table:table-cell/>
          <table:table-cell office:value-type="string" calcext:value-type="string">
            <text:p>2015-11-05</text:p>
          </table:table-cell>
          <table:table-cell/>
          <table:table-cell office:value-type="float" office:value="-29.45577" calcext:value-type="float">
            <text:p>-29.45577</text:p>
          </table:table-cell>
          <table:table-cell office:value-type="float" office:value="151.55405" calcext:value-type="float">
            <text:p>151.55405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41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Yellow Dam, Emmaville Rd</text:p>
          </table:table-cell>
          <table:table-cell office:value-type="string" calcext:value-type="string">
            <text:p>026</text:p>
          </table:table-cell>
          <table:table-cell office:value-type="string" calcext:value-type="string">
            <text:p>2015-11-05</text:p>
          </table:table-cell>
          <table:table-cell/>
          <table:table-cell office:value-type="float" office:value="-29.40223" calcext:value-type="float">
            <text:p>-29.40223</text:p>
          </table:table-cell>
          <table:table-cell office:value-type="float" office:value="151.41655" calcext:value-type="float">
            <text:p>151.41655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41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Yellow Dam, Emmaville Rd</text:p>
          </table:table-cell>
          <table:table-cell/>
          <table:table-cell office:value-type="string" calcext:value-type="string">
            <text:p>2015-11-05</text:p>
          </table:table-cell>
          <table:table-cell/>
          <table:table-cell office:value-type="float" office:value="-29.40223" calcext:value-type="float">
            <text:p>-29.40223</text:p>
          </table:table-cell>
          <table:table-cell office:value-type="float" office:value="151.41655" calcext:value-type="float">
            <text:p>151.41655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41b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Yellow Dam, Emmaville Rd</text:p>
          </table:table-cell>
          <table:table-cell/>
          <table:table-cell office:value-type="string" calcext:value-type="string">
            <text:p>2015-11-05</text:p>
          </table:table-cell>
          <table:table-cell/>
          <table:table-cell office:value-type="float" office:value="-29.40223" calcext:value-type="float">
            <text:p>-29.40223</text:p>
          </table:table-cell>
          <table:table-cell office:value-type="float" office:value="151.41655" calcext:value-type="float">
            <text:p>151.41655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41c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Yellow Dam, Emmaville Rd</text:p>
          </table:table-cell>
          <table:table-cell/>
          <table:table-cell office:value-type="string" calcext:value-type="string">
            <text:p>2015-11-05</text:p>
          </table:table-cell>
          <table:table-cell/>
          <table:table-cell office:value-type="float" office:value="-29.40223" calcext:value-type="float">
            <text:p>-29.40223</text:p>
          </table:table-cell>
          <table:table-cell office:value-type="float" office:value="151.41655" calcext:value-type="float">
            <text:p>151.41655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41d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Yellow Dam, Emmaville Rd</text:p>
          </table:table-cell>
          <table:table-cell/>
          <table:table-cell office:value-type="string" calcext:value-type="string">
            <text:p>2015-11-05</text:p>
          </table:table-cell>
          <table:table-cell/>
          <table:table-cell office:value-type="float" office:value="-29.40223" calcext:value-type="float">
            <text:p>-29.40223</text:p>
          </table:table-cell>
          <table:table-cell office:value-type="float" office:value="151.41655" calcext:value-type="float">
            <text:p>151.41655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42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Yellow Dam, Emmaville Rd</text:p>
          </table:table-cell>
          <table:table-cell office:value-type="string" calcext:value-type="string">
            <text:p>027</text:p>
          </table:table-cell>
          <table:table-cell office:value-type="string" calcext:value-type="string">
            <text:p>2015-11-05</text:p>
          </table:table-cell>
          <table:table-cell/>
          <table:table-cell office:value-type="float" office:value="-29.39087" calcext:value-type="float">
            <text:p>-29.39087</text:p>
          </table:table-cell>
          <table:table-cell office:value-type="float" office:value="151.39279" calcext:value-type="float">
            <text:p>151.39279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42 - Recollect-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Yellow Dam, Emmaville Rd</text:p>
          </table:table-cell>
          <table:table-cell office:value-type="string" calcext:value-type="string">
            <text:p>027</text:p>
          </table:table-cell>
          <table:table-cell office:value-type="string" calcext:value-type="string">
            <text:p>2016-11-28</text:p>
          </table:table-cell>
          <table:table-cell/>
          <table:table-cell office:value-type="float" office:value="-29.39087" calcext:value-type="float">
            <text:p>-29.39087</text:p>
          </table:table-cell>
          <table:table-cell office:value-type="float" office:value="151.39279" calcext:value-type="float">
            <text:p>151.39279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42 - Recollect-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Yellow Dam, Emmaville Rd</text:p>
          </table:table-cell>
          <table:table-cell/>
          <table:table-cell office:value-type="string" calcext:value-type="string">
            <text:p>2016-11-28</text:p>
          </table:table-cell>
          <table:table-cell/>
          <table:table-cell office:value-type="float" office:value="-29.39087" calcext:value-type="float">
            <text:p>-29.39087</text:p>
          </table:table-cell>
          <table:table-cell office:value-type="float" office:value="151.39279" calcext:value-type="float">
            <text:p>151.39279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42 - Recollect-b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Yellow Dam, Emmaville Rd</text:p>
          </table:table-cell>
          <table:table-cell/>
          <table:table-cell office:value-type="string" calcext:value-type="string">
            <text:p>2016-11-28</text:p>
          </table:table-cell>
          <table:table-cell/>
          <table:table-cell office:value-type="float" office:value="-29.39087" calcext:value-type="float">
            <text:p>-29.39087</text:p>
          </table:table-cell>
          <table:table-cell office:value-type="float" office:value="151.39279" calcext:value-type="float">
            <text:p>151.39279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42 - Recollect-c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Yellow Dam, Emmaville Rd</text:p>
          </table:table-cell>
          <table:table-cell/>
          <table:table-cell office:value-type="string" calcext:value-type="string">
            <text:p>2016-11-28</text:p>
          </table:table-cell>
          <table:table-cell/>
          <table:table-cell office:value-type="float" office:value="-29.39087" calcext:value-type="float">
            <text:p>-29.39087</text:p>
          </table:table-cell>
          <table:table-cell office:value-type="float" office:value="151.39279" calcext:value-type="float">
            <text:p>151.39279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42 - Recollect-d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Yellow Dam, Emmaville Rd</text:p>
          </table:table-cell>
          <table:table-cell/>
          <table:table-cell office:value-type="string" calcext:value-type="string">
            <text:p>2016-11-28</text:p>
          </table:table-cell>
          <table:table-cell/>
          <table:table-cell office:value-type="float" office:value="-29.39087" calcext:value-type="float">
            <text:p>-29.39087</text:p>
          </table:table-cell>
          <table:table-cell office:value-type="float" office:value="151.39279" calcext:value-type="float">
            <text:p>151.39279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42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Yellow Dam, Emmaville Rd</text:p>
          </table:table-cell>
          <table:table-cell/>
          <table:table-cell office:value-type="string" calcext:value-type="string">
            <text:p>2015-11-05</text:p>
          </table:table-cell>
          <table:table-cell/>
          <table:table-cell office:value-type="float" office:value="-29.39087" calcext:value-type="float">
            <text:p>-29.39087</text:p>
          </table:table-cell>
          <table:table-cell office:value-type="float" office:value="151.39279" calcext:value-type="float">
            <text:p>151.39279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42b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Yellow Dam, Emmaville Rd</text:p>
          </table:table-cell>
          <table:table-cell/>
          <table:table-cell office:value-type="string" calcext:value-type="string">
            <text:p>2015-11-05</text:p>
          </table:table-cell>
          <table:table-cell/>
          <table:table-cell office:value-type="float" office:value="-29.39087" calcext:value-type="float">
            <text:p>-29.39087</text:p>
          </table:table-cell>
          <table:table-cell office:value-type="float" office:value="151.39279" calcext:value-type="float">
            <text:p>151.39279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42c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Yellow Dam, Emmaville Rd</text:p>
          </table:table-cell>
          <table:table-cell/>
          <table:table-cell office:value-type="string" calcext:value-type="string">
            <text:p>2015-11-05</text:p>
          </table:table-cell>
          <table:table-cell/>
          <table:table-cell office:value-type="float" office:value="-29.39087" calcext:value-type="float">
            <text:p>-29.39087</text:p>
          </table:table-cell>
          <table:table-cell office:value-type="float" office:value="151.39279" calcext:value-type="float">
            <text:p>151.39279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42d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Yellow Dam, Emmaville Rd</text:p>
          </table:table-cell>
          <table:table-cell/>
          <table:table-cell office:value-type="string" calcext:value-type="string">
            <text:p>2015-11-05</text:p>
          </table:table-cell>
          <table:table-cell/>
          <table:table-cell office:value-type="float" office:value="-29.39087" calcext:value-type="float">
            <text:p>-29.39087</text:p>
          </table:table-cell>
          <table:table-cell office:value-type="float" office:value="151.39279" calcext:value-type="float">
            <text:p>151.39279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43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crebra</text:p>
          </table:table-cell>
          <table:table-cell office:value-type="string" calcext:value-type="string">
            <text:p>Eucalyptus crebra</text:p>
          </table:table-cell>
          <table:table-cell/>
          <table:table-cell office:value-type="string" calcext:value-type="string">
            <text:p>Yellow Dam, Emmaville Rd</text:p>
          </table:table-cell>
          <table:table-cell office:value-type="string" calcext:value-type="string">
            <text:p>028</text:p>
          </table:table-cell>
          <table:table-cell office:value-type="string" calcext:value-type="string">
            <text:p>2015-11-05</text:p>
          </table:table-cell>
          <table:table-cell/>
          <table:table-cell office:value-type="float" office:value="-29.35816" calcext:value-type="float">
            <text:p>-29.35816</text:p>
          </table:table-cell>
          <table:table-cell office:value-type="float" office:value="151.30991" calcext:value-type="float">
            <text:p>151.30991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43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crebra</text:p>
          </table:table-cell>
          <table:table-cell office:value-type="string" calcext:value-type="string">
            <text:p>Eucalyptus crebra</text:p>
          </table:table-cell>
          <table:table-cell/>
          <table:table-cell office:value-type="string" calcext:value-type="string">
            <text:p>Yellow Dam, Emmaville Rd</text:p>
          </table:table-cell>
          <table:table-cell/>
          <table:table-cell office:value-type="string" calcext:value-type="string">
            <text:p>2015-11-05</text:p>
          </table:table-cell>
          <table:table-cell/>
          <table:table-cell office:value-type="float" office:value="-29.35816" calcext:value-type="float">
            <text:p>-29.35816</text:p>
          </table:table-cell>
          <table:table-cell office:value-type="float" office:value="151.30991" calcext:value-type="float">
            <text:p>151.30991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43b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crebra</text:p>
          </table:table-cell>
          <table:table-cell office:value-type="string" calcext:value-type="string">
            <text:p>Eucalyptus crebra</text:p>
          </table:table-cell>
          <table:table-cell/>
          <table:table-cell office:value-type="string" calcext:value-type="string">
            <text:p>Yellow Dam, Emmaville Rd</text:p>
          </table:table-cell>
          <table:table-cell/>
          <table:table-cell office:value-type="string" calcext:value-type="string">
            <text:p>2015-11-05</text:p>
          </table:table-cell>
          <table:table-cell/>
          <table:table-cell office:value-type="float" office:value="-29.35816" calcext:value-type="float">
            <text:p>-29.35816</text:p>
          </table:table-cell>
          <table:table-cell office:value-type="float" office:value="151.30991" calcext:value-type="float">
            <text:p>151.30991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43c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crebra</text:p>
          </table:table-cell>
          <table:table-cell office:value-type="string" calcext:value-type="string">
            <text:p>Eucalyptus crebra</text:p>
          </table:table-cell>
          <table:table-cell/>
          <table:table-cell office:value-type="string" calcext:value-type="string">
            <text:p>Yellow Dam, Emmaville Rd</text:p>
          </table:table-cell>
          <table:table-cell/>
          <table:table-cell office:value-type="string" calcext:value-type="string">
            <text:p>2015-11-05</text:p>
          </table:table-cell>
          <table:table-cell/>
          <table:table-cell office:value-type="float" office:value="-29.35816" calcext:value-type="float">
            <text:p>-29.35816</text:p>
          </table:table-cell>
          <table:table-cell office:value-type="float" office:value="151.30991" calcext:value-type="float">
            <text:p>151.30991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43d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crebra</text:p>
          </table:table-cell>
          <table:table-cell office:value-type="string" calcext:value-type="string">
            <text:p>Eucalyptus crebra</text:p>
          </table:table-cell>
          <table:table-cell/>
          <table:table-cell office:value-type="string" calcext:value-type="string">
            <text:p>Yellow Dam, Emmaville Rd</text:p>
          </table:table-cell>
          <table:table-cell/>
          <table:table-cell office:value-type="string" calcext:value-type="string">
            <text:p>2015-11-05</text:p>
          </table:table-cell>
          <table:table-cell/>
          <table:table-cell office:value-type="float" office:value="-29.35816" calcext:value-type="float">
            <text:p>-29.35816</text:p>
          </table:table-cell>
          <table:table-cell office:value-type="float" office:value="151.30991" calcext:value-type="float">
            <text:p>151.30991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44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  <table:table-cell/>
          <table:table-cell office:value-type="string" calcext:value-type="string">
            <text:p>Pierces Creek State Forest, Vanitys Crossing</text:p>
          </table:table-cell>
          <table:table-cell office:value-type="string" calcext:value-type="string">
            <text:p>029</text:p>
          </table:table-cell>
          <table:table-cell office:value-type="string" calcext:value-type="string">
            <text:p>2015-11-19</text:p>
          </table:table-cell>
          <table:table-cell/>
          <table:table-cell office:value-type="float" office:value="-35.33962" calcext:value-type="float">
            <text:p>-35.33962</text:p>
          </table:table-cell>
          <table:table-cell office:value-type="float" office:value="148.91113" calcext:value-type="float">
            <text:p>148.91113</text:p>
          </table:table-cell>
          <table:table-cell/>
          <table:table-cell office:value-type="string" calcext:value-type="string">
            <text:p>ACT</text:p>
          </table:table-cell>
          <table:table-cell table:number-columns-repeated="4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44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  <table:table-cell/>
          <table:table-cell office:value-type="string" calcext:value-type="string">
            <text:p>Pierces Creek State Forest, Vanitys Crossing</text:p>
          </table:table-cell>
          <table:table-cell/>
          <table:table-cell office:value-type="string" calcext:value-type="string">
            <text:p>2015-11-19</text:p>
          </table:table-cell>
          <table:table-cell/>
          <table:table-cell office:value-type="float" office:value="-35.33962" calcext:value-type="float">
            <text:p>-35.33962</text:p>
          </table:table-cell>
          <table:table-cell office:value-type="float" office:value="148.91113" calcext:value-type="float">
            <text:p>148.91113</text:p>
          </table:table-cell>
          <table:table-cell/>
          <table:table-cell office:value-type="string" calcext:value-type="string">
            <text:p>ACT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44b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  <table:table-cell/>
          <table:table-cell office:value-type="string" calcext:value-type="string">
            <text:p>Pierces Creek State Forest, Vanitys Crossing</text:p>
          </table:table-cell>
          <table:table-cell/>
          <table:table-cell office:value-type="string" calcext:value-type="string">
            <text:p>2015-11-19</text:p>
          </table:table-cell>
          <table:table-cell/>
          <table:table-cell office:value-type="float" office:value="-35.33962" calcext:value-type="float">
            <text:p>-35.33962</text:p>
          </table:table-cell>
          <table:table-cell office:value-type="float" office:value="148.91113" calcext:value-type="float">
            <text:p>148.91113</text:p>
          </table:table-cell>
          <table:table-cell/>
          <table:table-cell office:value-type="string" calcext:value-type="string">
            <text:p>ACT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44c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  <table:table-cell/>
          <table:table-cell office:value-type="string" calcext:value-type="string">
            <text:p>Pierces Creek State Forest, Vanitys Crossing</text:p>
          </table:table-cell>
          <table:table-cell/>
          <table:table-cell office:value-type="string" calcext:value-type="string">
            <text:p>2015-11-19</text:p>
          </table:table-cell>
          <table:table-cell/>
          <table:table-cell office:value-type="float" office:value="-35.33962" calcext:value-type="float">
            <text:p>-35.33962</text:p>
          </table:table-cell>
          <table:table-cell office:value-type="float" office:value="148.91113" calcext:value-type="float">
            <text:p>148.91113</text:p>
          </table:table-cell>
          <table:table-cell/>
          <table:table-cell office:value-type="string" calcext:value-type="string">
            <text:p>ACT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44d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  <table:table-cell/>
          <table:table-cell office:value-type="string" calcext:value-type="string">
            <text:p>Pierces Creek State Forest, Vanitys Crossing</text:p>
          </table:table-cell>
          <table:table-cell/>
          <table:table-cell office:value-type="string" calcext:value-type="string">
            <text:p>2015-11-19</text:p>
          </table:table-cell>
          <table:table-cell/>
          <table:table-cell office:value-type="float" office:value="-35.33962" calcext:value-type="float">
            <text:p>-35.33962</text:p>
          </table:table-cell>
          <table:table-cell office:value-type="float" office:value="148.91113" calcext:value-type="float">
            <text:p>148.91113</text:p>
          </table:table-cell>
          <table:table-cell/>
          <table:table-cell office:value-type="string" calcext:value-type="string">
            <text:p>ACT</text:p>
          </table:table-cell>
          <table:table-cell table:number-columns-repeated="4"/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45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Mullion, Mountain Creek Rd.</text:p>
          </table:table-cell>
          <table:table-cell office:value-type="string" calcext:value-type="string">
            <text:p>030</text:p>
          </table:table-cell>
          <table:table-cell office:value-type="string" calcext:value-type="string">
            <text:p>2015-11-20</text:p>
          </table:table-cell>
          <table:table-cell/>
          <table:table-cell office:value-type="float" office:value="-35.07022" calcext:value-type="float">
            <text:p>-35.07022</text:p>
          </table:table-cell>
          <table:table-cell office:value-type="float" office:value="148.83685" calcext:value-type="float">
            <text:p>148.83685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45 - Recollect-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Mullion, Mountain Creek Rd.</text:p>
          </table:table-cell>
          <table:table-cell office:value-type="string" calcext:value-type="string">
            <text:p>030</text:p>
          </table:table-cell>
          <table:table-cell office:value-type="string" calcext:value-type="string">
            <text:p>2016-12-01</text:p>
          </table:table-cell>
          <table:table-cell/>
          <table:table-cell office:value-type="float" office:value="-35.07022" calcext:value-type="float">
            <text:p>-35.07022</text:p>
          </table:table-cell>
          <table:table-cell office:value-type="float" office:value="148.83685" calcext:value-type="float">
            <text:p>148.83685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45 - Recollect-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Mullion, Mountain Creek Rd.</text:p>
          </table:table-cell>
          <table:table-cell/>
          <table:table-cell office:value-type="string" calcext:value-type="string">
            <text:p>2016-12-01</text:p>
          </table:table-cell>
          <table:table-cell/>
          <table:table-cell office:value-type="float" office:value="-35.07022" calcext:value-type="float">
            <text:p>-35.07022</text:p>
          </table:table-cell>
          <table:table-cell office:value-type="float" office:value="148.83685" calcext:value-type="float">
            <text:p>148.83685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45 - Recollect-b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Mullion, Mountain Creek Rd.</text:p>
          </table:table-cell>
          <table:table-cell/>
          <table:table-cell office:value-type="string" calcext:value-type="string">
            <text:p>2016-12-01</text:p>
          </table:table-cell>
          <table:table-cell/>
          <table:table-cell office:value-type="float" office:value="-35.07022" calcext:value-type="float">
            <text:p>-35.07022</text:p>
          </table:table-cell>
          <table:table-cell office:value-type="float" office:value="148.83685" calcext:value-type="float">
            <text:p>148.83685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45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Mullion, Mountain Creek Rd.</text:p>
          </table:table-cell>
          <table:table-cell/>
          <table:table-cell office:value-type="string" calcext:value-type="string">
            <text:p>2015-11-20</text:p>
          </table:table-cell>
          <table:table-cell/>
          <table:table-cell office:value-type="float" office:value="-35.07022" calcext:value-type="float">
            <text:p>-35.07022</text:p>
          </table:table-cell>
          <table:table-cell office:value-type="float" office:value="148.83685" calcext:value-type="float">
            <text:p>148.83685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45b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Mullion, Mountain Creek Rd.</text:p>
          </table:table-cell>
          <table:table-cell/>
          <table:table-cell office:value-type="string" calcext:value-type="string">
            <text:p>2015-11-20</text:p>
          </table:table-cell>
          <table:table-cell/>
          <table:table-cell office:value-type="float" office:value="-35.07022" calcext:value-type="float">
            <text:p>-35.07022</text:p>
          </table:table-cell>
          <table:table-cell office:value-type="float" office:value="148.83685" calcext:value-type="float">
            <text:p>148.83685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45c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Mullion, Mountain Creek Rd.</text:p>
          </table:table-cell>
          <table:table-cell/>
          <table:table-cell office:value-type="string" calcext:value-type="string">
            <text:p>2015-11-20</text:p>
          </table:table-cell>
          <table:table-cell/>
          <table:table-cell office:value-type="float" office:value="-35.07022" calcext:value-type="float">
            <text:p>-35.07022</text:p>
          </table:table-cell>
          <table:table-cell office:value-type="float" office:value="148.83685" calcext:value-type="float">
            <text:p>148.83685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45d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Mullion, Mountain Creek Rd.</text:p>
          </table:table-cell>
          <table:table-cell/>
          <table:table-cell office:value-type="string" calcext:value-type="string">
            <text:p>2015-11-20</text:p>
          </table:table-cell>
          <table:table-cell/>
          <table:table-cell office:value-type="float" office:value="-35.07022" calcext:value-type="float">
            <text:p>-35.07022</text:p>
          </table:table-cell>
          <table:table-cell office:value-type="float" office:value="148.83685" calcext:value-type="float">
            <text:p>148.83685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46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/>
          <table:table-cell office:value-type="string" calcext:value-type="string">
            <text:p>Mullion, Mountain Creek Rd.</text:p>
          </table:table-cell>
          <table:table-cell office:value-type="string" calcext:value-type="string">
            <text:p>031</text:p>
          </table:table-cell>
          <table:table-cell office:value-type="string" calcext:value-type="string">
            <text:p>2015-11-20</text:p>
          </table:table-cell>
          <table:table-cell/>
          <table:table-cell office:value-type="float" office:value="-35.06954" calcext:value-type="float">
            <text:p>-35.06954</text:p>
          </table:table-cell>
          <table:table-cell office:value-type="float" office:value="148.83661" calcext:value-type="float">
            <text:p>148.83661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46 - Recollect-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/>
          <table:table-cell office:value-type="string" calcext:value-type="string">
            <text:p>Mullion, Mountain Creek Rd.</text:p>
          </table:table-cell>
          <table:table-cell office:value-type="string" calcext:value-type="string">
            <text:p>031</text:p>
          </table:table-cell>
          <table:table-cell office:value-type="string" calcext:value-type="string">
            <text:p>2016-12-01</text:p>
          </table:table-cell>
          <table:table-cell/>
          <table:table-cell office:value-type="float" office:value="-35.06954" calcext:value-type="float">
            <text:p>-35.06954</text:p>
          </table:table-cell>
          <table:table-cell office:value-type="float" office:value="148.83661" calcext:value-type="float">
            <text:p>148.83661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46 - Recollect-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/>
          <table:table-cell office:value-type="string" calcext:value-type="string">
            <text:p>Mullion, Mountain Creek Rd.</text:p>
          </table:table-cell>
          <table:table-cell/>
          <table:table-cell office:value-type="string" calcext:value-type="string">
            <text:p>2016-12-01</text:p>
          </table:table-cell>
          <table:table-cell/>
          <table:table-cell office:value-type="float" office:value="-35.06954" calcext:value-type="float">
            <text:p>-35.06954</text:p>
          </table:table-cell>
          <table:table-cell office:value-type="float" office:value="148.83661" calcext:value-type="float">
            <text:p>148.83661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46 - Recollect-b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/>
          <table:table-cell office:value-type="string" calcext:value-type="string">
            <text:p>Mullion, Mountain Creek Rd.</text:p>
          </table:table-cell>
          <table:table-cell/>
          <table:table-cell office:value-type="string" calcext:value-type="string">
            <text:p>2016-12-01</text:p>
          </table:table-cell>
          <table:table-cell/>
          <table:table-cell office:value-type="float" office:value="-35.06954" calcext:value-type="float">
            <text:p>-35.06954</text:p>
          </table:table-cell>
          <table:table-cell office:value-type="float" office:value="148.83661" calcext:value-type="float">
            <text:p>148.83661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46 - Recollect-c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/>
          <table:table-cell office:value-type="string" calcext:value-type="string">
            <text:p>Mullion, Mountain Creek Rd.</text:p>
          </table:table-cell>
          <table:table-cell/>
          <table:table-cell office:value-type="string" calcext:value-type="string">
            <text:p>2016-12-01</text:p>
          </table:table-cell>
          <table:table-cell/>
          <table:table-cell office:value-type="float" office:value="-35.06954" calcext:value-type="float">
            <text:p>-35.06954</text:p>
          </table:table-cell>
          <table:table-cell office:value-type="float" office:value="148.83661" calcext:value-type="float">
            <text:p>148.83661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46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/>
          <table:table-cell office:value-type="string" calcext:value-type="string">
            <text:p>Mullion, Mountain Creek Rd.</text:p>
          </table:table-cell>
          <table:table-cell/>
          <table:table-cell office:value-type="string" calcext:value-type="string">
            <text:p>2015-11-20</text:p>
          </table:table-cell>
          <table:table-cell/>
          <table:table-cell office:value-type="float" office:value="-35.06954" calcext:value-type="float">
            <text:p>-35.06954</text:p>
          </table:table-cell>
          <table:table-cell office:value-type="float" office:value="148.83661" calcext:value-type="float">
            <text:p>148.83661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46b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/>
          <table:table-cell office:value-type="string" calcext:value-type="string">
            <text:p>Mullion, Mountain Creek Rd.</text:p>
          </table:table-cell>
          <table:table-cell/>
          <table:table-cell office:value-type="string" calcext:value-type="string">
            <text:p>2015-11-20</text:p>
          </table:table-cell>
          <table:table-cell/>
          <table:table-cell office:value-type="float" office:value="-35.06954" calcext:value-type="float">
            <text:p>-35.06954</text:p>
          </table:table-cell>
          <table:table-cell office:value-type="float" office:value="148.83661" calcext:value-type="float">
            <text:p>148.83661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46c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/>
          <table:table-cell office:value-type="string" calcext:value-type="string">
            <text:p>Mullion, Mountain Creek Rd.</text:p>
          </table:table-cell>
          <table:table-cell/>
          <table:table-cell office:value-type="string" calcext:value-type="string">
            <text:p>2015-11-20</text:p>
          </table:table-cell>
          <table:table-cell/>
          <table:table-cell office:value-type="float" office:value="-35.06954" calcext:value-type="float">
            <text:p>-35.06954</text:p>
          </table:table-cell>
          <table:table-cell office:value-type="float" office:value="148.83661" calcext:value-type="float">
            <text:p>148.83661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46d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/>
          <table:table-cell office:value-type="string" calcext:value-type="string">
            <text:p>Mullion, Mountain Creek Rd.</text:p>
          </table:table-cell>
          <table:table-cell/>
          <table:table-cell office:value-type="string" calcext:value-type="string">
            <text:p>2015-11-20</text:p>
          </table:table-cell>
          <table:table-cell/>
          <table:table-cell office:value-type="float" office:value="-35.06954" calcext:value-type="float">
            <text:p>-35.06954</text:p>
          </table:table-cell>
          <table:table-cell office:value-type="float" office:value="148.83661" calcext:value-type="float">
            <text:p>148.83661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47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  <table:table-cell/>
          <table:table-cell office:value-type="string" calcext:value-type="string">
            <text:p>Wee Jasper, Doctors Flat Rd.</text:p>
          </table:table-cell>
          <table:table-cell office:value-type="string" calcext:value-type="string">
            <text:p>032</text:p>
          </table:table-cell>
          <table:table-cell office:value-type="string" calcext:value-type="string">
            <text:p>2015-11-20</text:p>
          </table:table-cell>
          <table:table-cell/>
          <table:table-cell office:value-type="float" office:value="-35.09381" calcext:value-type="float">
            <text:p>-35.09381</text:p>
          </table:table-cell>
          <table:table-cell office:value-type="float" office:value="148.74881" calcext:value-type="float">
            <text:p>148.74881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47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  <table:table-cell/>
          <table:table-cell office:value-type="string" calcext:value-type="string">
            <text:p>Wee Jasper, Doctors Flat Rd.</text:p>
          </table:table-cell>
          <table:table-cell/>
          <table:table-cell office:value-type="string" calcext:value-type="string">
            <text:p>2015-11-20</text:p>
          </table:table-cell>
          <table:table-cell/>
          <table:table-cell office:value-type="float" office:value="-35.09381" calcext:value-type="float">
            <text:p>-35.09381</text:p>
          </table:table-cell>
          <table:table-cell office:value-type="float" office:value="148.74881" calcext:value-type="float">
            <text:p>148.74881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47b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  <table:table-cell/>
          <table:table-cell office:value-type="string" calcext:value-type="string">
            <text:p>Wee Jasper, Doctors Flat Rd.</text:p>
          </table:table-cell>
          <table:table-cell/>
          <table:table-cell office:value-type="string" calcext:value-type="string">
            <text:p>2015-11-20</text:p>
          </table:table-cell>
          <table:table-cell/>
          <table:table-cell office:value-type="float" office:value="-35.09381" calcext:value-type="float">
            <text:p>-35.09381</text:p>
          </table:table-cell>
          <table:table-cell office:value-type="float" office:value="148.74881" calcext:value-type="float">
            <text:p>148.74881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47c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  <table:table-cell/>
          <table:table-cell office:value-type="string" calcext:value-type="string">
            <text:p>Wee Jasper, Doctors Flat Rd.</text:p>
          </table:table-cell>
          <table:table-cell/>
          <table:table-cell office:value-type="string" calcext:value-type="string">
            <text:p>2015-11-20</text:p>
          </table:table-cell>
          <table:table-cell/>
          <table:table-cell office:value-type="float" office:value="-35.09381" calcext:value-type="float">
            <text:p>-35.09381</text:p>
          </table:table-cell>
          <table:table-cell office:value-type="float" office:value="148.74881" calcext:value-type="float">
            <text:p>148.74881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47d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  <table:table-cell/>
          <table:table-cell office:value-type="string" calcext:value-type="string">
            <text:p>Wee Jasper, Doctors Flat Rd.</text:p>
          </table:table-cell>
          <table:table-cell/>
          <table:table-cell office:value-type="string" calcext:value-type="string">
            <text:p>2015-11-20</text:p>
          </table:table-cell>
          <table:table-cell/>
          <table:table-cell office:value-type="float" office:value="-35.09381" calcext:value-type="float">
            <text:p>-35.09381</text:p>
          </table:table-cell>
          <table:table-cell office:value-type="float" office:value="148.74881" calcext:value-type="float">
            <text:p>148.74881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48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  <table:table-cell/>
          <table:table-cell office:value-type="string" calcext:value-type="string">
            <text:p>Wee Jasper, Wee Jasper Rd.</text:p>
          </table:table-cell>
          <table:table-cell office:value-type="string" calcext:value-type="string">
            <text:p>033</text:p>
          </table:table-cell>
          <table:table-cell office:value-type="string" calcext:value-type="string">
            <text:p>2015-11-20</text:p>
          </table:table-cell>
          <table:table-cell/>
          <table:table-cell office:value-type="float" office:value="-35.24184" calcext:value-type="float">
            <text:p>-35.24184</text:p>
          </table:table-cell>
          <table:table-cell office:value-type="float" office:value="148.29729" calcext:value-type="float">
            <text:p>148.29729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48 - Recollect-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  <table:table-cell/>
          <table:table-cell office:value-type="string" calcext:value-type="string">
            <text:p>Wee Jasper, Wee Jasper Rd.</text:p>
          </table:table-cell>
          <table:table-cell office:value-type="string" calcext:value-type="string">
            <text:p>033</text:p>
          </table:table-cell>
          <table:table-cell office:value-type="string" calcext:value-type="string">
            <text:p>2016-12-01</text:p>
          </table:table-cell>
          <table:table-cell/>
          <table:table-cell office:value-type="float" office:value="-35.24184" calcext:value-type="float">
            <text:p>-35.24184</text:p>
          </table:table-cell>
          <table:table-cell office:value-type="float" office:value="148.29729" calcext:value-type="float">
            <text:p>148.29729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48 - Recollect-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  <table:table-cell/>
          <table:table-cell office:value-type="string" calcext:value-type="string">
            <text:p>Wee Jasper, Wee Jasper Rd.</text:p>
          </table:table-cell>
          <table:table-cell/>
          <table:table-cell office:value-type="string" calcext:value-type="string">
            <text:p>2016-12-01</text:p>
          </table:table-cell>
          <table:table-cell/>
          <table:table-cell office:value-type="float" office:value="-35.24184" calcext:value-type="float">
            <text:p>-35.24184</text:p>
          </table:table-cell>
          <table:table-cell office:value-type="float" office:value="148.29729" calcext:value-type="float">
            <text:p>148.29729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48 - Recollect-b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  <table:table-cell/>
          <table:table-cell office:value-type="string" calcext:value-type="string">
            <text:p>Wee Jasper, Wee Jasper Rd.</text:p>
          </table:table-cell>
          <table:table-cell/>
          <table:table-cell office:value-type="string" calcext:value-type="string">
            <text:p>2016-12-01</text:p>
          </table:table-cell>
          <table:table-cell/>
          <table:table-cell office:value-type="float" office:value="-35.24184" calcext:value-type="float">
            <text:p>-35.24184</text:p>
          </table:table-cell>
          <table:table-cell office:value-type="float" office:value="148.29729" calcext:value-type="float">
            <text:p>148.29729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48 - Recollect-c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  <table:table-cell/>
          <table:table-cell office:value-type="string" calcext:value-type="string">
            <text:p>Wee Jasper, Wee Jasper Rd.</text:p>
          </table:table-cell>
          <table:table-cell/>
          <table:table-cell office:value-type="string" calcext:value-type="string">
            <text:p>2016-12-01</text:p>
          </table:table-cell>
          <table:table-cell/>
          <table:table-cell office:value-type="float" office:value="-35.24184" calcext:value-type="float">
            <text:p>-35.24184</text:p>
          </table:table-cell>
          <table:table-cell office:value-type="float" office:value="148.29729" calcext:value-type="float">
            <text:p>148.29729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48 - Recollect-d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  <table:table-cell/>
          <table:table-cell office:value-type="string" calcext:value-type="string">
            <text:p>Wee Jasper, Wee Jasper Rd.</text:p>
          </table:table-cell>
          <table:table-cell/>
          <table:table-cell office:value-type="string" calcext:value-type="string">
            <text:p>2016-12-01</text:p>
          </table:table-cell>
          <table:table-cell/>
          <table:table-cell office:value-type="float" office:value="-35.24184" calcext:value-type="float">
            <text:p>-35.24184</text:p>
          </table:table-cell>
          <table:table-cell office:value-type="float" office:value="148.29729" calcext:value-type="float">
            <text:p>148.29729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48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  <table:table-cell/>
          <table:table-cell office:value-type="string" calcext:value-type="string">
            <text:p>Wee Jasper, Wee Jasper Rd.</text:p>
          </table:table-cell>
          <table:table-cell/>
          <table:table-cell office:value-type="string" calcext:value-type="string">
            <text:p>2015-11-20</text:p>
          </table:table-cell>
          <table:table-cell/>
          <table:table-cell office:value-type="float" office:value="-35.24184" calcext:value-type="float">
            <text:p>-35.24184</text:p>
          </table:table-cell>
          <table:table-cell office:value-type="float" office:value="148.29729" calcext:value-type="float">
            <text:p>148.29729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48b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  <table:table-cell/>
          <table:table-cell office:value-type="string" calcext:value-type="string">
            <text:p>Wee Jasper, Wee Jasper Rd.</text:p>
          </table:table-cell>
          <table:table-cell/>
          <table:table-cell office:value-type="string" calcext:value-type="string">
            <text:p>2015-11-20</text:p>
          </table:table-cell>
          <table:table-cell/>
          <table:table-cell office:value-type="float" office:value="-35.24184" calcext:value-type="float">
            <text:p>-35.24184</text:p>
          </table:table-cell>
          <table:table-cell office:value-type="float" office:value="148.29729" calcext:value-type="float">
            <text:p>148.29729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48c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  <table:table-cell/>
          <table:table-cell office:value-type="string" calcext:value-type="string">
            <text:p>Wee Jasper, Wee Jasper Rd.</text:p>
          </table:table-cell>
          <table:table-cell/>
          <table:table-cell office:value-type="string" calcext:value-type="string">
            <text:p>2015-11-20</text:p>
          </table:table-cell>
          <table:table-cell/>
          <table:table-cell office:value-type="float" office:value="-35.24184" calcext:value-type="float">
            <text:p>-35.24184</text:p>
          </table:table-cell>
          <table:table-cell office:value-type="float" office:value="148.29729" calcext:value-type="float">
            <text:p>148.29729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48d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  <table:table-cell/>
          <table:table-cell office:value-type="string" calcext:value-type="string">
            <text:p>Wee Jasper, Wee Jasper Rd.</text:p>
          </table:table-cell>
          <table:table-cell/>
          <table:table-cell office:value-type="string" calcext:value-type="string">
            <text:p>2015-11-20</text:p>
          </table:table-cell>
          <table:table-cell/>
          <table:table-cell office:value-type="float" office:value="-35.24184" calcext:value-type="float">
            <text:p>-35.24184</text:p>
          </table:table-cell>
          <table:table-cell office:value-type="float" office:value="148.29729" calcext:value-type="float">
            <text:p>148.29729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49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Wee Jasper, Wee Jasper Rd.</text:p>
          </table:table-cell>
          <table:table-cell office:value-type="string" calcext:value-type="string">
            <text:p>034</text:p>
          </table:table-cell>
          <table:table-cell office:value-type="string" calcext:value-type="string">
            <text:p>2015-11-20</text:p>
          </table:table-cell>
          <table:table-cell/>
          <table:table-cell office:value-type="float" office:value="-35.24369" calcext:value-type="float">
            <text:p>-35.24369</text:p>
          </table:table-cell>
          <table:table-cell office:value-type="float" office:value="148.2968" calcext:value-type="float">
            <text:p>148.2968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49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Wee Jasper, Wee Jasper Rd.</text:p>
          </table:table-cell>
          <table:table-cell/>
          <table:table-cell office:value-type="string" calcext:value-type="string">
            <text:p>2015-11-20</text:p>
          </table:table-cell>
          <table:table-cell/>
          <table:table-cell office:value-type="float" office:value="-35.24369" calcext:value-type="float">
            <text:p>-35.24369</text:p>
          </table:table-cell>
          <table:table-cell office:value-type="float" office:value="148.2968" calcext:value-type="float">
            <text:p>148.2968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49b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Wee Jasper, Wee Jasper Rd.</text:p>
          </table:table-cell>
          <table:table-cell/>
          <table:table-cell office:value-type="string" calcext:value-type="string">
            <text:p>2015-11-20</text:p>
          </table:table-cell>
          <table:table-cell/>
          <table:table-cell office:value-type="float" office:value="-35.24369" calcext:value-type="float">
            <text:p>-35.24369</text:p>
          </table:table-cell>
          <table:table-cell office:value-type="float" office:value="148.2968" calcext:value-type="float">
            <text:p>148.2968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49c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Wee Jasper, Wee Jasper Rd.</text:p>
          </table:table-cell>
          <table:table-cell/>
          <table:table-cell office:value-type="string" calcext:value-type="string">
            <text:p>2015-11-20</text:p>
          </table:table-cell>
          <table:table-cell/>
          <table:table-cell office:value-type="float" office:value="-35.24369" calcext:value-type="float">
            <text:p>-35.24369</text:p>
          </table:table-cell>
          <table:table-cell office:value-type="float" office:value="148.2968" calcext:value-type="float">
            <text:p>148.2968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49d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Wee Jasper, Wee Jasper Rd.</text:p>
          </table:table-cell>
          <table:table-cell/>
          <table:table-cell office:value-type="string" calcext:value-type="string">
            <text:p>2015-11-20</text:p>
          </table:table-cell>
          <table:table-cell/>
          <table:table-cell office:value-type="float" office:value="-35.24369" calcext:value-type="float">
            <text:p>-35.24369</text:p>
          </table:table-cell>
          <table:table-cell office:value-type="float" office:value="148.2968" calcext:value-type="float">
            <text:p>148.2968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49e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Wee Jasper, Wee Jasper Rd.</text:p>
          </table:table-cell>
          <table:table-cell/>
          <table:table-cell office:value-type="string" calcext:value-type="string">
            <text:p>2015-11-20</text:p>
          </table:table-cell>
          <table:table-cell/>
          <table:table-cell office:value-type="float" office:value="-35.24369" calcext:value-type="float">
            <text:p>-35.24369</text:p>
          </table:table-cell>
          <table:table-cell office:value-type="float" office:value="148.2968" calcext:value-type="float">
            <text:p>148.2968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49f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Wee Jasper, Wee Jasper Rd.</text:p>
          </table:table-cell>
          <table:table-cell/>
          <table:table-cell office:value-type="string" calcext:value-type="string">
            <text:p>2015-11-20</text:p>
          </table:table-cell>
          <table:table-cell/>
          <table:table-cell office:value-type="float" office:value="-35.24369" calcext:value-type="float">
            <text:p>-35.24369</text:p>
          </table:table-cell>
          <table:table-cell office:value-type="float" office:value="148.2968" calcext:value-type="float">
            <text:p>148.2968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49g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Wee Jasper, Wee Jasper Rd.</text:p>
          </table:table-cell>
          <table:table-cell/>
          <table:table-cell office:value-type="string" calcext:value-type="string">
            <text:p>2015-11-20</text:p>
          </table:table-cell>
          <table:table-cell/>
          <table:table-cell office:value-type="float" office:value="-35.24369" calcext:value-type="float">
            <text:p>-35.24369</text:p>
          </table:table-cell>
          <table:table-cell office:value-type="float" office:value="148.2968" calcext:value-type="float">
            <text:p>148.2968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49h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Wee Jasper, Wee Jasper Rd.</text:p>
          </table:table-cell>
          <table:table-cell/>
          <table:table-cell office:value-type="string" calcext:value-type="string">
            <text:p>2015-11-20</text:p>
          </table:table-cell>
          <table:table-cell/>
          <table:table-cell office:value-type="float" office:value="-35.24369" calcext:value-type="float">
            <text:p>-35.24369</text:p>
          </table:table-cell>
          <table:table-cell office:value-type="float" office:value="148.2968" calcext:value-type="float">
            <text:p>148.2968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49i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Wee Jasper, Wee Jasper Rd.</text:p>
          </table:table-cell>
          <table:table-cell/>
          <table:table-cell office:value-type="string" calcext:value-type="string">
            <text:p>2015-11-20</text:p>
          </table:table-cell>
          <table:table-cell/>
          <table:table-cell office:value-type="float" office:value="-35.24369" calcext:value-type="float">
            <text:p>-35.24369</text:p>
          </table:table-cell>
          <table:table-cell office:value-type="float" office:value="148.2968" calcext:value-type="float">
            <text:p>148.2968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50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Tarcutta, Mates Gully Rd.</text:p>
          </table:table-cell>
          <table:table-cell office:value-type="string" calcext:value-type="string">
            <text:p>035</text:p>
          </table:table-cell>
          <table:table-cell office:value-type="string" calcext:value-type="string">
            <text:p>2015-11-20</text:p>
          </table:table-cell>
          <table:table-cell/>
          <table:table-cell office:value-type="float" office:value="-35.2456" calcext:value-type="float">
            <text:p>-35.2456</text:p>
          </table:table-cell>
          <table:table-cell office:value-type="float" office:value="147.68083" calcext:value-type="float">
            <text:p>147.68083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50 - Recollect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Tarcutta, Mates Gully Rd.</text:p>
          </table:table-cell>
          <table:table-cell office:value-type="string" calcext:value-type="string">
            <text:p>035</text:p>
          </table:table-cell>
          <table:table-cell office:value-type="string" calcext:value-type="string">
            <text:p>2016-12-01</text:p>
          </table:table-cell>
          <table:table-cell/>
          <table:table-cell office:value-type="float" office:value="-35.2456" calcext:value-type="float">
            <text:p>-35.2456</text:p>
          </table:table-cell>
          <table:table-cell office:value-type="float" office:value="147.68083" calcext:value-type="float">
            <text:p>147.68083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50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Tarcutta, Mates Gully Rd.</text:p>
          </table:table-cell>
          <table:table-cell/>
          <table:table-cell office:value-type="string" calcext:value-type="string">
            <text:p>2015-11-20</text:p>
          </table:table-cell>
          <table:table-cell/>
          <table:table-cell office:value-type="float" office:value="-35.2456" calcext:value-type="float">
            <text:p>-35.2456</text:p>
          </table:table-cell>
          <table:table-cell office:value-type="float" office:value="147.68083" calcext:value-type="float">
            <text:p>147.68083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50b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Tarcutta, Mates Gully Rd.</text:p>
          </table:table-cell>
          <table:table-cell/>
          <table:table-cell office:value-type="string" calcext:value-type="string">
            <text:p>2015-11-20</text:p>
          </table:table-cell>
          <table:table-cell/>
          <table:table-cell office:value-type="float" office:value="-35.2456" calcext:value-type="float">
            <text:p>-35.2456</text:p>
          </table:table-cell>
          <table:table-cell office:value-type="float" office:value="147.68083" calcext:value-type="float">
            <text:p>147.68083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50c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Tarcutta, Mates Gully Rd.</text:p>
          </table:table-cell>
          <table:table-cell/>
          <table:table-cell office:value-type="string" calcext:value-type="string">
            <text:p>2015-11-20</text:p>
          </table:table-cell>
          <table:table-cell/>
          <table:table-cell office:value-type="float" office:value="-35.2456" calcext:value-type="float">
            <text:p>-35.2456</text:p>
          </table:table-cell>
          <table:table-cell office:value-type="float" office:value="147.68083" calcext:value-type="float">
            <text:p>147.68083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50d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Tarcutta, Mates Gully Rd.</text:p>
          </table:table-cell>
          <table:table-cell/>
          <table:table-cell office:value-type="string" calcext:value-type="string">
            <text:p>2015-11-20</text:p>
          </table:table-cell>
          <table:table-cell/>
          <table:table-cell office:value-type="float" office:value="-35.2456" calcext:value-type="float">
            <text:p>-35.2456</text:p>
          </table:table-cell>
          <table:table-cell office:value-type="float" office:value="147.68083" calcext:value-type="float">
            <text:p>147.68083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50e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Tarcutta, Mates Gully Rd.</text:p>
          </table:table-cell>
          <table:table-cell/>
          <table:table-cell office:value-type="string" calcext:value-type="string">
            <text:p>2015-11-20</text:p>
          </table:table-cell>
          <table:table-cell/>
          <table:table-cell office:value-type="float" office:value="-35.2456" calcext:value-type="float">
            <text:p>-35.2456</text:p>
          </table:table-cell>
          <table:table-cell office:value-type="float" office:value="147.68083" calcext:value-type="float">
            <text:p>147.68083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50f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Tarcutta, Mates Gully Rd.</text:p>
          </table:table-cell>
          <table:table-cell/>
          <table:table-cell office:value-type="string" calcext:value-type="string">
            <text:p>2015-11-20</text:p>
          </table:table-cell>
          <table:table-cell/>
          <table:table-cell office:value-type="float" office:value="-35.2456" calcext:value-type="float">
            <text:p>-35.2456</text:p>
          </table:table-cell>
          <table:table-cell office:value-type="float" office:value="147.68083" calcext:value-type="float">
            <text:p>147.68083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50g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Tarcutta, Mates Gully Rd.</text:p>
          </table:table-cell>
          <table:table-cell/>
          <table:table-cell office:value-type="string" calcext:value-type="string">
            <text:p>2015-11-20</text:p>
          </table:table-cell>
          <table:table-cell/>
          <table:table-cell office:value-type="float" office:value="-35.2456" calcext:value-type="float">
            <text:p>-35.2456</text:p>
          </table:table-cell>
          <table:table-cell office:value-type="float" office:value="147.68083" calcext:value-type="float">
            <text:p>147.68083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50h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Tarcutta, Mates Gully Rd.</text:p>
          </table:table-cell>
          <table:table-cell/>
          <table:table-cell office:value-type="string" calcext:value-type="string">
            <text:p>2015-11-20</text:p>
          </table:table-cell>
          <table:table-cell/>
          <table:table-cell office:value-type="float" office:value="-35.2456" calcext:value-type="float">
            <text:p>-35.2456</text:p>
          </table:table-cell>
          <table:table-cell office:value-type="float" office:value="147.68083" calcext:value-type="float">
            <text:p>147.68083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50i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Tarcutta, Mates Gully Rd.</text:p>
          </table:table-cell>
          <table:table-cell/>
          <table:table-cell office:value-type="string" calcext:value-type="string">
            <text:p>2015-11-20</text:p>
          </table:table-cell>
          <table:table-cell/>
          <table:table-cell office:value-type="float" office:value="-35.2456" calcext:value-type="float">
            <text:p>-35.2456</text:p>
          </table:table-cell>
          <table:table-cell office:value-type="float" office:value="147.68083" calcext:value-type="float">
            <text:p>147.68083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51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  <table:table-cell/>
          <table:table-cell office:value-type="string" calcext:value-type="string">
            <text:p>Tarcutta, Mates Gully Rd.</text:p>
          </table:table-cell>
          <table:table-cell office:value-type="string" calcext:value-type="string">
            <text:p>036</text:p>
          </table:table-cell>
          <table:table-cell office:value-type="string" calcext:value-type="string">
            <text:p>2015-11-20</text:p>
          </table:table-cell>
          <table:table-cell/>
          <table:table-cell office:value-type="float" office:value="-35.25609" calcext:value-type="float">
            <text:p>-35.25609</text:p>
          </table:table-cell>
          <table:table-cell office:value-type="float" office:value="147.68506" calcext:value-type="float">
            <text:p>147.68506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51 area - Recollect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  <table:table-cell/>
          <table:table-cell office:value-type="string" calcext:value-type="string">
            <text:p>Tarcutta, Mates Gully Rd.</text:p>
          </table:table-cell>
          <table:table-cell office:value-type="string" calcext:value-type="string">
            <text:p>036</text:p>
          </table:table-cell>
          <table:table-cell office:value-type="string" calcext:value-type="string">
            <text:p>2016-12-01</text:p>
          </table:table-cell>
          <table:table-cell/>
          <table:table-cell office:value-type="float" office:value="-35.25609" calcext:value-type="float">
            <text:p>-35.25609</text:p>
          </table:table-cell>
          <table:table-cell office:value-type="float" office:value="147.68506" calcext:value-type="float">
            <text:p>147.68506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51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  <table:table-cell/>
          <table:table-cell office:value-type="string" calcext:value-type="string">
            <text:p>Tarcutta, Mates Gully Rd.</text:p>
          </table:table-cell>
          <table:table-cell/>
          <table:table-cell office:value-type="string" calcext:value-type="string">
            <text:p>2015-11-20</text:p>
          </table:table-cell>
          <table:table-cell/>
          <table:table-cell office:value-type="float" office:value="-35.25609" calcext:value-type="float">
            <text:p>-35.25609</text:p>
          </table:table-cell>
          <table:table-cell office:value-type="float" office:value="147.68506" calcext:value-type="float">
            <text:p>147.68506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51b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  <table:table-cell/>
          <table:table-cell office:value-type="string" calcext:value-type="string">
            <text:p>Tarcutta, Mates Gully Rd.</text:p>
          </table:table-cell>
          <table:table-cell/>
          <table:table-cell office:value-type="string" calcext:value-type="string">
            <text:p>2015-11-20</text:p>
          </table:table-cell>
          <table:table-cell/>
          <table:table-cell office:value-type="float" office:value="-35.25609" calcext:value-type="float">
            <text:p>-35.25609</text:p>
          </table:table-cell>
          <table:table-cell office:value-type="float" office:value="147.68506" calcext:value-type="float">
            <text:p>147.68506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51c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  <table:table-cell/>
          <table:table-cell office:value-type="string" calcext:value-type="string">
            <text:p>Tarcutta, Mates Gully Rd.</text:p>
          </table:table-cell>
          <table:table-cell/>
          <table:table-cell office:value-type="string" calcext:value-type="string">
            <text:p>2015-11-20</text:p>
          </table:table-cell>
          <table:table-cell/>
          <table:table-cell office:value-type="float" office:value="-35.25609" calcext:value-type="float">
            <text:p>-35.25609</text:p>
          </table:table-cell>
          <table:table-cell office:value-type="float" office:value="147.68506" calcext:value-type="float">
            <text:p>147.68506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51d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  <table:table-cell/>
          <table:table-cell office:value-type="string" calcext:value-type="string">
            <text:p>Tarcutta, Mates Gully Rd.</text:p>
          </table:table-cell>
          <table:table-cell/>
          <table:table-cell office:value-type="string" calcext:value-type="string">
            <text:p>2015-11-20</text:p>
          </table:table-cell>
          <table:table-cell/>
          <table:table-cell office:value-type="float" office:value="-35.25609" calcext:value-type="float">
            <text:p>-35.25609</text:p>
          </table:table-cell>
          <table:table-cell office:value-type="float" office:value="147.68506" calcext:value-type="float">
            <text:p>147.68506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52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Tarcutta, Mates Gully Rd.</text:p>
          </table:table-cell>
          <table:table-cell office:value-type="string" calcext:value-type="string">
            <text:p>037</text:p>
          </table:table-cell>
          <table:table-cell office:value-type="string" calcext:value-type="string">
            <text:p>2015-11-20</text:p>
          </table:table-cell>
          <table:table-cell/>
          <table:table-cell office:value-type="float" office:value="-35.25665" calcext:value-type="float">
            <text:p>-35.25665</text:p>
          </table:table-cell>
          <table:table-cell office:value-type="float" office:value="147.68486" calcext:value-type="float">
            <text:p>147.68486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52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Tarcutta, Mates Gully Rd.</text:p>
          </table:table-cell>
          <table:table-cell/>
          <table:table-cell office:value-type="string" calcext:value-type="string">
            <text:p>2015-11-20</text:p>
          </table:table-cell>
          <table:table-cell/>
          <table:table-cell office:value-type="float" office:value="-35.25665" calcext:value-type="float">
            <text:p>-35.25665</text:p>
          </table:table-cell>
          <table:table-cell office:value-type="float" office:value="147.68486" calcext:value-type="float">
            <text:p>147.68486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52b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Tarcutta, Mates Gully Rd.</text:p>
          </table:table-cell>
          <table:table-cell/>
          <table:table-cell office:value-type="string" calcext:value-type="string">
            <text:p>2015-11-20</text:p>
          </table:table-cell>
          <table:table-cell/>
          <table:table-cell office:value-type="float" office:value="-35.25665" calcext:value-type="float">
            <text:p>-35.25665</text:p>
          </table:table-cell>
          <table:table-cell office:value-type="float" office:value="147.68486" calcext:value-type="float">
            <text:p>147.68486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52c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Tarcutta, Mates Gully Rd.</text:p>
          </table:table-cell>
          <table:table-cell/>
          <table:table-cell office:value-type="string" calcext:value-type="string">
            <text:p>2015-11-20</text:p>
          </table:table-cell>
          <table:table-cell/>
          <table:table-cell office:value-type="float" office:value="-35.25665" calcext:value-type="float">
            <text:p>-35.25665</text:p>
          </table:table-cell>
          <table:table-cell office:value-type="float" office:value="147.68486" calcext:value-type="float">
            <text:p>147.68486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52d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Tarcutta, Mates Gully Rd.</text:p>
          </table:table-cell>
          <table:table-cell/>
          <table:table-cell office:value-type="string" calcext:value-type="string">
            <text:p>2015-11-20</text:p>
          </table:table-cell>
          <table:table-cell/>
          <table:table-cell office:value-type="float" office:value="-35.25665" calcext:value-type="float">
            <text:p>-35.25665</text:p>
          </table:table-cell>
          <table:table-cell office:value-type="float" office:value="147.68486" calcext:value-type="float">
            <text:p>147.68486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52e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Tarcutta, Mates Gully Rd.</text:p>
          </table:table-cell>
          <table:table-cell/>
          <table:table-cell office:value-type="string" calcext:value-type="string">
            <text:p>2015-11-20</text:p>
          </table:table-cell>
          <table:table-cell/>
          <table:table-cell office:value-type="float" office:value="-35.25665" calcext:value-type="float">
            <text:p>-35.25665</text:p>
          </table:table-cell>
          <table:table-cell office:value-type="float" office:value="147.68486" calcext:value-type="float">
            <text:p>147.68486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52f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Tarcutta, Mates Gully Rd.</text:p>
          </table:table-cell>
          <table:table-cell/>
          <table:table-cell office:value-type="string" calcext:value-type="string">
            <text:p>2015-11-20</text:p>
          </table:table-cell>
          <table:table-cell/>
          <table:table-cell office:value-type="float" office:value="-35.25665" calcext:value-type="float">
            <text:p>-35.25665</text:p>
          </table:table-cell>
          <table:table-cell office:value-type="float" office:value="147.68486" calcext:value-type="float">
            <text:p>147.68486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52g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Tarcutta, Mates Gully Rd.</text:p>
          </table:table-cell>
          <table:table-cell/>
          <table:table-cell office:value-type="string" calcext:value-type="string">
            <text:p>2015-11-20</text:p>
          </table:table-cell>
          <table:table-cell/>
          <table:table-cell office:value-type="float" office:value="-35.25665" calcext:value-type="float">
            <text:p>-35.25665</text:p>
          </table:table-cell>
          <table:table-cell office:value-type="float" office:value="147.68486" calcext:value-type="float">
            <text:p>147.68486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52h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Tarcutta, Mates Gully Rd.</text:p>
          </table:table-cell>
          <table:table-cell/>
          <table:table-cell office:value-type="string" calcext:value-type="string">
            <text:p>2015-11-20</text:p>
          </table:table-cell>
          <table:table-cell/>
          <table:table-cell office:value-type="float" office:value="-35.25665" calcext:value-type="float">
            <text:p>-35.25665</text:p>
          </table:table-cell>
          <table:table-cell office:value-type="float" office:value="147.68486" calcext:value-type="float">
            <text:p>147.68486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52i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Tarcutta, Mates Gully Rd.</text:p>
          </table:table-cell>
          <table:table-cell/>
          <table:table-cell office:value-type="string" calcext:value-type="string">
            <text:p>2015-11-20</text:p>
          </table:table-cell>
          <table:table-cell/>
          <table:table-cell office:value-type="float" office:value="-35.25665" calcext:value-type="float">
            <text:p>-35.25665</text:p>
          </table:table-cell>
          <table:table-cell office:value-type="float" office:value="147.68486" calcext:value-type="float">
            <text:p>147.68486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53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  <table:table-cell/>
          <table:table-cell office:value-type="string" calcext:value-type="string">
            <text:p>Blue Metal Rest Area, M31</text:p>
          </table:table-cell>
          <table:table-cell office:value-type="string" calcext:value-type="string">
            <text:p>038</text:p>
          </table:table-cell>
          <table:table-cell office:value-type="string" calcext:value-type="string">
            <text:p>2015-11-20</text:p>
          </table:table-cell>
          <table:table-cell/>
          <table:table-cell office:value-type="float" office:value="-35.8453" calcext:value-type="float">
            <text:p>-35.8453</text:p>
          </table:table-cell>
          <table:table-cell office:value-type="float" office:value="147.19722" calcext:value-type="float">
            <text:p>147.19722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53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  <table:table-cell/>
          <table:table-cell office:value-type="string" calcext:value-type="string">
            <text:p>Blue Metal Rest Area, M31</text:p>
          </table:table-cell>
          <table:table-cell/>
          <table:table-cell office:value-type="string" calcext:value-type="string">
            <text:p>2015-11-20</text:p>
          </table:table-cell>
          <table:table-cell/>
          <table:table-cell office:value-type="float" office:value="-35.8453" calcext:value-type="float">
            <text:p>-35.8453</text:p>
          </table:table-cell>
          <table:table-cell office:value-type="float" office:value="147.19722" calcext:value-type="float">
            <text:p>147.19722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53b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  <table:table-cell/>
          <table:table-cell office:value-type="string" calcext:value-type="string">
            <text:p>Blue Metal Rest Area, M31</text:p>
          </table:table-cell>
          <table:table-cell/>
          <table:table-cell office:value-type="string" calcext:value-type="string">
            <text:p>2015-11-20</text:p>
          </table:table-cell>
          <table:table-cell/>
          <table:table-cell office:value-type="float" office:value="-35.8453" calcext:value-type="float">
            <text:p>-35.8453</text:p>
          </table:table-cell>
          <table:table-cell office:value-type="float" office:value="147.19722" calcext:value-type="float">
            <text:p>147.19722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53c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  <table:table-cell/>
          <table:table-cell office:value-type="string" calcext:value-type="string">
            <text:p>Blue Metal Rest Area, M31</text:p>
          </table:table-cell>
          <table:table-cell/>
          <table:table-cell office:value-type="string" calcext:value-type="string">
            <text:p>2015-11-20</text:p>
          </table:table-cell>
          <table:table-cell/>
          <table:table-cell office:value-type="float" office:value="-35.8453" calcext:value-type="float">
            <text:p>-35.8453</text:p>
          </table:table-cell>
          <table:table-cell office:value-type="float" office:value="147.19722" calcext:value-type="float">
            <text:p>147.19722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53d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  <table:table-cell/>
          <table:table-cell office:value-type="string" calcext:value-type="string">
            <text:p>Blue Metal Rest Area, M31</text:p>
          </table:table-cell>
          <table:table-cell/>
          <table:table-cell office:value-type="string" calcext:value-type="string">
            <text:p>2015-11-20</text:p>
          </table:table-cell>
          <table:table-cell/>
          <table:table-cell office:value-type="float" office:value="-35.8453" calcext:value-type="float">
            <text:p>-35.8453</text:p>
          </table:table-cell>
          <table:table-cell office:value-type="float" office:value="147.19722" calcext:value-type="float">
            <text:p>147.19722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54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  <table:table-cell/>
          <table:table-cell office:value-type="string" calcext:value-type="string">
            <text:p>Blue Metal Rest Area, M31</text:p>
          </table:table-cell>
          <table:table-cell office:value-type="string" calcext:value-type="string">
            <text:p>039</text:p>
          </table:table-cell>
          <table:table-cell office:value-type="string" calcext:value-type="string">
            <text:p>2015-11-20</text:p>
          </table:table-cell>
          <table:table-cell/>
          <table:table-cell office:value-type="float" office:value="-35.84469" calcext:value-type="float">
            <text:p>-35.84469</text:p>
          </table:table-cell>
          <table:table-cell office:value-type="float" office:value="147.19794" calcext:value-type="float">
            <text:p>147.19794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54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  <table:table-cell/>
          <table:table-cell office:value-type="string" calcext:value-type="string">
            <text:p>Blue Metal Rest Area, M31</text:p>
          </table:table-cell>
          <table:table-cell/>
          <table:table-cell office:value-type="string" calcext:value-type="string">
            <text:p>2015-11-20</text:p>
          </table:table-cell>
          <table:table-cell/>
          <table:table-cell office:value-type="float" office:value="-35.84469" calcext:value-type="float">
            <text:p>-35.84469</text:p>
          </table:table-cell>
          <table:table-cell office:value-type="float" office:value="147.19794" calcext:value-type="float">
            <text:p>147.19794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54b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  <table:table-cell/>
          <table:table-cell office:value-type="string" calcext:value-type="string">
            <text:p>Blue Metal Rest Area, M31</text:p>
          </table:table-cell>
          <table:table-cell/>
          <table:table-cell office:value-type="string" calcext:value-type="string">
            <text:p>2015-11-20</text:p>
          </table:table-cell>
          <table:table-cell/>
          <table:table-cell office:value-type="float" office:value="-35.84469" calcext:value-type="float">
            <text:p>-35.84469</text:p>
          </table:table-cell>
          <table:table-cell office:value-type="float" office:value="147.19794" calcext:value-type="float">
            <text:p>147.19794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54c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  <table:table-cell/>
          <table:table-cell office:value-type="string" calcext:value-type="string">
            <text:p>Blue Metal Rest Area, M31</text:p>
          </table:table-cell>
          <table:table-cell/>
          <table:table-cell office:value-type="string" calcext:value-type="string">
            <text:p>2015-11-20</text:p>
          </table:table-cell>
          <table:table-cell/>
          <table:table-cell office:value-type="float" office:value="-35.84469" calcext:value-type="float">
            <text:p>-35.84469</text:p>
          </table:table-cell>
          <table:table-cell office:value-type="float" office:value="147.19794" calcext:value-type="float">
            <text:p>147.19794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54d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  <table:table-cell/>
          <table:table-cell office:value-type="string" calcext:value-type="string">
            <text:p>Blue Metal Rest Area, M31</text:p>
          </table:table-cell>
          <table:table-cell/>
          <table:table-cell office:value-type="string" calcext:value-type="string">
            <text:p>2015-11-20</text:p>
          </table:table-cell>
          <table:table-cell/>
          <table:table-cell office:value-type="float" office:value="-35.84469" calcext:value-type="float">
            <text:p>-35.84469</text:p>
          </table:table-cell>
          <table:table-cell office:value-type="float" office:value="147.19794" calcext:value-type="float">
            <text:p>147.19794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55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Chiltern, Chiltern-Howlong Rd.</text:p>
          </table:table-cell>
          <table:table-cell office:value-type="string" calcext:value-type="string">
            <text:p>040</text:p>
          </table:table-cell>
          <table:table-cell office:value-type="string" calcext:value-type="string">
            <text:p>2015-11-21</text:p>
          </table:table-cell>
          <table:table-cell/>
          <table:table-cell office:value-type="float" office:value="-36.09264" calcext:value-type="float">
            <text:p>-36.09264</text:p>
          </table:table-cell>
          <table:table-cell office:value-type="float" office:value="146.61917" calcext:value-type="float">
            <text:p>146.61917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55 - Recollect-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Chiltern, Chiltern-Howlong Rd.</text:p>
          </table:table-cell>
          <table:table-cell office:value-type="string" calcext:value-type="string">
            <text:p>040</text:p>
          </table:table-cell>
          <table:table-cell office:value-type="string" calcext:value-type="string">
            <text:p>2016-12-02</text:p>
          </table:table-cell>
          <table:table-cell/>
          <table:table-cell office:value-type="float" office:value="-36.09264" calcext:value-type="float">
            <text:p>-36.09264</text:p>
          </table:table-cell>
          <table:table-cell office:value-type="float" office:value="146.61917" calcext:value-type="float">
            <text:p>146.61917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55 - Recollect-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Chiltern, Chiltern-Howlong Rd.</text:p>
          </table:table-cell>
          <table:table-cell/>
          <table:table-cell office:value-type="string" calcext:value-type="string">
            <text:p>2016-12-02</text:p>
          </table:table-cell>
          <table:table-cell/>
          <table:table-cell office:value-type="float" office:value="-36.09264" calcext:value-type="float">
            <text:p>-36.09264</text:p>
          </table:table-cell>
          <table:table-cell office:value-type="float" office:value="146.61917" calcext:value-type="float">
            <text:p>146.61917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55 - Recollect-b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Chiltern, Chiltern-Howlong Rd.</text:p>
          </table:table-cell>
          <table:table-cell/>
          <table:table-cell office:value-type="string" calcext:value-type="string">
            <text:p>2016-12-02</text:p>
          </table:table-cell>
          <table:table-cell/>
          <table:table-cell office:value-type="float" office:value="-36.09264" calcext:value-type="float">
            <text:p>-36.09264</text:p>
          </table:table-cell>
          <table:table-cell office:value-type="float" office:value="146.61917" calcext:value-type="float">
            <text:p>146.61917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55 - Recollect-c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Chiltern, Chiltern-Howlong Rd.</text:p>
          </table:table-cell>
          <table:table-cell/>
          <table:table-cell office:value-type="string" calcext:value-type="string">
            <text:p>2016-12-02</text:p>
          </table:table-cell>
          <table:table-cell/>
          <table:table-cell office:value-type="float" office:value="-36.09264" calcext:value-type="float">
            <text:p>-36.09264</text:p>
          </table:table-cell>
          <table:table-cell office:value-type="float" office:value="146.61917" calcext:value-type="float">
            <text:p>146.61917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55 - Recollect-d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Chiltern, Chiltern-Howlong Rd.</text:p>
          </table:table-cell>
          <table:table-cell/>
          <table:table-cell office:value-type="string" calcext:value-type="string">
            <text:p>2016-12-02</text:p>
          </table:table-cell>
          <table:table-cell/>
          <table:table-cell office:value-type="float" office:value="-36.09264" calcext:value-type="float">
            <text:p>-36.09264</text:p>
          </table:table-cell>
          <table:table-cell office:value-type="float" office:value="146.61917" calcext:value-type="float">
            <text:p>146.61917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55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Chiltern, Chiltern-Howlong Rd.</text:p>
          </table:table-cell>
          <table:table-cell/>
          <table:table-cell office:value-type="string" calcext:value-type="string">
            <text:p>2015-11-21</text:p>
          </table:table-cell>
          <table:table-cell/>
          <table:table-cell office:value-type="float" office:value="-36.09264" calcext:value-type="float">
            <text:p>-36.09264</text:p>
          </table:table-cell>
          <table:table-cell office:value-type="float" office:value="146.61917" calcext:value-type="float">
            <text:p>146.61917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55b</text:p>
          </table:table-cell>
          <table:table-cell office:value-type="string" calcext:value-type="string">
            <text:p>Jasmine</text:p>
          </table:table-cell>
          <table:table-cell office:value-type="string" calcext:value-type="string">
            <text:p>sideroxylonXmicrocarpa</text:p>
          </table:table-cell>
          <table:table-cell office:value-type="string" calcext:value-type="string">
            <text:p>sideroxylon</text:p>
          </table:table-cell>
          <table:table-cell office:value-type="string" calcext:value-type="string">
            <text:p>hybrid sideroxylon x microcarpa</text:p>
          </table:table-cell>
          <table:table-cell/>
          <table:table-cell office:value-type="string" calcext:value-type="string">
            <text:p>Chiltern, Chiltern-Howlong Rd.</text:p>
          </table:table-cell>
          <table:table-cell/>
          <table:table-cell office:value-type="string" calcext:value-type="string">
            <text:p>2015-11-21</text:p>
          </table:table-cell>
          <table:table-cell/>
          <table:table-cell office:value-type="float" office:value="-36.08961" calcext:value-type="float">
            <text:p>-36.08961</text:p>
          </table:table-cell>
          <table:table-cell office:value-type="float" office:value="146.62105" calcext:value-type="float">
            <text:p>146.62105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table:number-columns-repeated="3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55c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Chiltern, Chiltern-Howlong Rd.</text:p>
          </table:table-cell>
          <table:table-cell/>
          <table:table-cell office:value-type="string" calcext:value-type="string">
            <text:p>2015-11-21</text:p>
          </table:table-cell>
          <table:table-cell/>
          <table:table-cell office:value-type="float" office:value="-36.09264" calcext:value-type="float">
            <text:p>-36.09264</text:p>
          </table:table-cell>
          <table:table-cell office:value-type="float" office:value="146.61917" calcext:value-type="float">
            <text:p>146.61917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55d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Chiltern, Chiltern-Howlong Rd.</text:p>
          </table:table-cell>
          <table:table-cell/>
          <table:table-cell office:value-type="string" calcext:value-type="string">
            <text:p>2015-11-21</text:p>
          </table:table-cell>
          <table:table-cell/>
          <table:table-cell office:value-type="float" office:value="-36.09264" calcext:value-type="float">
            <text:p>-36.09264</text:p>
          </table:table-cell>
          <table:table-cell office:value-type="float" office:value="146.61917" calcext:value-type="float">
            <text:p>146.61917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55e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Chiltern, Chiltern-Howlong Rd.</text:p>
          </table:table-cell>
          <table:table-cell/>
          <table:table-cell office:value-type="string" calcext:value-type="string">
            <text:p>2015-11-21</text:p>
          </table:table-cell>
          <table:table-cell/>
          <table:table-cell office:value-type="float" office:value="-36.09264" calcext:value-type="float">
            <text:p>-36.09264</text:p>
          </table:table-cell>
          <table:table-cell office:value-type="float" office:value="146.61917" calcext:value-type="float">
            <text:p>146.61917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55f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Chiltern, Chiltern-Howlong Rd.</text:p>
          </table:table-cell>
          <table:table-cell/>
          <table:table-cell office:value-type="string" calcext:value-type="string">
            <text:p>2015-11-21</text:p>
          </table:table-cell>
          <table:table-cell/>
          <table:table-cell office:value-type="float" office:value="-36.09264" calcext:value-type="float">
            <text:p>-36.09264</text:p>
          </table:table-cell>
          <table:table-cell office:value-type="float" office:value="146.61917" calcext:value-type="float">
            <text:p>146.61917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55g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Chiltern, Chiltern-Howlong Rd.</text:p>
          </table:table-cell>
          <table:table-cell/>
          <table:table-cell office:value-type="string" calcext:value-type="string">
            <text:p>2015-11-21</text:p>
          </table:table-cell>
          <table:table-cell/>
          <table:table-cell office:value-type="float" office:value="-36.09264" calcext:value-type="float">
            <text:p>-36.09264</text:p>
          </table:table-cell>
          <table:table-cell office:value-type="float" office:value="146.61917" calcext:value-type="float">
            <text:p>146.61917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55h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Chiltern, Chiltern-Howlong Rd.</text:p>
          </table:table-cell>
          <table:table-cell/>
          <table:table-cell office:value-type="string" calcext:value-type="string">
            <text:p>2015-11-21</text:p>
          </table:table-cell>
          <table:table-cell/>
          <table:table-cell office:value-type="float" office:value="-36.09264" calcext:value-type="float">
            <text:p>-36.09264</text:p>
          </table:table-cell>
          <table:table-cell office:value-type="float" office:value="146.61917" calcext:value-type="float">
            <text:p>146.61917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55i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Chiltern, Chiltern-Howlong Rd.</text:p>
          </table:table-cell>
          <table:table-cell/>
          <table:table-cell office:value-type="string" calcext:value-type="string">
            <text:p>2015-11-21</text:p>
          </table:table-cell>
          <table:table-cell/>
          <table:table-cell office:value-type="float" office:value="-36.09264" calcext:value-type="float">
            <text:p>-36.09264</text:p>
          </table:table-cell>
          <table:table-cell office:value-type="float" office:value="146.61917" calcext:value-type="float">
            <text:p>146.61917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56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icrocarpa</text:p>
          </table:table-cell>
          <table:table-cell office:value-type="string" calcext:value-type="string">
            <text:p>Eucalyptus microcarpa</text:p>
          </table:table-cell>
          <table:table-cell/>
          <table:table-cell office:value-type="string" calcext:value-type="string">
            <text:p>Chiltern, Chiltern-Howlong Rd.</text:p>
          </table:table-cell>
          <table:table-cell office:value-type="string" calcext:value-type="string">
            <text:p>041</text:p>
          </table:table-cell>
          <table:table-cell office:value-type="string" calcext:value-type="string">
            <text:p>2015-11-21</text:p>
          </table:table-cell>
          <table:table-cell/>
          <table:table-cell office:value-type="float" office:value="-36.09272" calcext:value-type="float">
            <text:p>-36.09272</text:p>
          </table:table-cell>
          <table:table-cell office:value-type="float" office:value="146.61929" calcext:value-type="float">
            <text:p>146.61929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56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icrocarpa</text:p>
          </table:table-cell>
          <table:table-cell office:value-type="string" calcext:value-type="string">
            <text:p>Eucalyptus microcarpa</text:p>
          </table:table-cell>
          <table:table-cell/>
          <table:table-cell office:value-type="string" calcext:value-type="string">
            <text:p>Chiltern, Chiltern-Howlong Rd.</text:p>
          </table:table-cell>
          <table:table-cell/>
          <table:table-cell office:value-type="string" calcext:value-type="string">
            <text:p>2015-11-21</text:p>
          </table:table-cell>
          <table:table-cell/>
          <table:table-cell office:value-type="float" office:value="-36.09272" calcext:value-type="float">
            <text:p>-36.09272</text:p>
          </table:table-cell>
          <table:table-cell office:value-type="float" office:value="146.61929" calcext:value-type="float">
            <text:p>146.61929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56b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icrocarpa</text:p>
          </table:table-cell>
          <table:table-cell office:value-type="string" calcext:value-type="string">
            <text:p>Eucalyptus microcarpa</text:p>
          </table:table-cell>
          <table:table-cell/>
          <table:table-cell office:value-type="string" calcext:value-type="string">
            <text:p>Chiltern, Chiltern-Howlong Rd.</text:p>
          </table:table-cell>
          <table:table-cell/>
          <table:table-cell office:value-type="string" calcext:value-type="string">
            <text:p>2015-11-21</text:p>
          </table:table-cell>
          <table:table-cell/>
          <table:table-cell office:value-type="float" office:value="-36.09272" calcext:value-type="float">
            <text:p>-36.09272</text:p>
          </table:table-cell>
          <table:table-cell office:value-type="float" office:value="146.61929" calcext:value-type="float">
            <text:p>146.61929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56c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icrocarpa</text:p>
          </table:table-cell>
          <table:table-cell office:value-type="string" calcext:value-type="string">
            <text:p>Eucalyptus microcarpa</text:p>
          </table:table-cell>
          <table:table-cell/>
          <table:table-cell office:value-type="string" calcext:value-type="string">
            <text:p>Chiltern, Chiltern-Howlong Rd.</text:p>
          </table:table-cell>
          <table:table-cell/>
          <table:table-cell office:value-type="string" calcext:value-type="string">
            <text:p>2015-11-21</text:p>
          </table:table-cell>
          <table:table-cell/>
          <table:table-cell office:value-type="float" office:value="-36.09272" calcext:value-type="float">
            <text:p>-36.09272</text:p>
          </table:table-cell>
          <table:table-cell office:value-type="float" office:value="146.61929" calcext:value-type="float">
            <text:p>146.61929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56d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icrocarpa</text:p>
          </table:table-cell>
          <table:table-cell office:value-type="string" calcext:value-type="string">
            <text:p>Eucalyptus microcarpa</text:p>
          </table:table-cell>
          <table:table-cell/>
          <table:table-cell office:value-type="string" calcext:value-type="string">
            <text:p>Chiltern, Chiltern-Howlong Rd.</text:p>
          </table:table-cell>
          <table:table-cell/>
          <table:table-cell office:value-type="string" calcext:value-type="string">
            <text:p>2015-11-21</text:p>
          </table:table-cell>
          <table:table-cell/>
          <table:table-cell office:value-type="float" office:value="-36.09272" calcext:value-type="float">
            <text:p>-36.09272</text:p>
          </table:table-cell>
          <table:table-cell office:value-type="float" office:value="146.61929" calcext:value-type="float">
            <text:p>146.61929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57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/>
          <table:table-cell office:value-type="string" calcext:value-type="string">
            <text:p>Collendina State Forest, Spring Dr.</text:p>
          </table:table-cell>
          <table:table-cell office:value-type="string" calcext:value-type="string">
            <text:p>042</text:p>
          </table:table-cell>
          <table:table-cell office:value-type="string" calcext:value-type="string">
            <text:p>2015-11-21</text:p>
          </table:table-cell>
          <table:table-cell/>
          <table:table-cell office:value-type="float" office:value="-36.019" calcext:value-type="float">
            <text:p>-36.019</text:p>
          </table:table-cell>
          <table:table-cell office:value-type="float" office:value="146.29446" calcext:value-type="float">
            <text:p>146.29446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57 - Recollect-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/>
          <table:table-cell office:value-type="string" calcext:value-type="string">
            <text:p>Collendina State Forest, Spring Dr.</text:p>
          </table:table-cell>
          <table:table-cell office:value-type="string" calcext:value-type="string">
            <text:p>042</text:p>
          </table:table-cell>
          <table:table-cell office:value-type="string" calcext:value-type="string">
            <text:p>2016-12-02</text:p>
          </table:table-cell>
          <table:table-cell/>
          <table:table-cell office:value-type="float" office:value="-36.019" calcext:value-type="float">
            <text:p>-36.019</text:p>
          </table:table-cell>
          <table:table-cell office:value-type="float" office:value="146.29446" calcext:value-type="float">
            <text:p>146.29446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57 - Recollect-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/>
          <table:table-cell office:value-type="string" calcext:value-type="string">
            <text:p>Collendina State Forest, Spring Dr.</text:p>
          </table:table-cell>
          <table:table-cell/>
          <table:table-cell office:value-type="string" calcext:value-type="string">
            <text:p>2016-12-02</text:p>
          </table:table-cell>
          <table:table-cell/>
          <table:table-cell office:value-type="float" office:value="-36.019" calcext:value-type="float">
            <text:p>-36.019</text:p>
          </table:table-cell>
          <table:table-cell office:value-type="float" office:value="146.29446" calcext:value-type="float">
            <text:p>146.29446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57 - Recollect-b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/>
          <table:table-cell office:value-type="string" calcext:value-type="string">
            <text:p>Collendina State Forest, Spring Dr.</text:p>
          </table:table-cell>
          <table:table-cell/>
          <table:table-cell office:value-type="string" calcext:value-type="string">
            <text:p>2016-12-02</text:p>
          </table:table-cell>
          <table:table-cell/>
          <table:table-cell office:value-type="float" office:value="-36.019" calcext:value-type="float">
            <text:p>-36.019</text:p>
          </table:table-cell>
          <table:table-cell office:value-type="float" office:value="146.29446" calcext:value-type="float">
            <text:p>146.29446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57 - Recollect-c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/>
          <table:table-cell office:value-type="string" calcext:value-type="string">
            <text:p>Collendina State Forest, Spring Dr.</text:p>
          </table:table-cell>
          <table:table-cell/>
          <table:table-cell office:value-type="string" calcext:value-type="string">
            <text:p>2016-12-02</text:p>
          </table:table-cell>
          <table:table-cell/>
          <table:table-cell office:value-type="float" office:value="-36.019" calcext:value-type="float">
            <text:p>-36.019</text:p>
          </table:table-cell>
          <table:table-cell office:value-type="float" office:value="146.29446" calcext:value-type="float">
            <text:p>146.29446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57 - Recollect-d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/>
          <table:table-cell office:value-type="string" calcext:value-type="string">
            <text:p>Collendina State Forest, Spring Dr.</text:p>
          </table:table-cell>
          <table:table-cell/>
          <table:table-cell office:value-type="string" calcext:value-type="string">
            <text:p>2016-12-02</text:p>
          </table:table-cell>
          <table:table-cell/>
          <table:table-cell office:value-type="float" office:value="-36.019" calcext:value-type="float">
            <text:p>-36.019</text:p>
          </table:table-cell>
          <table:table-cell office:value-type="float" office:value="146.29446" calcext:value-type="float">
            <text:p>146.29446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57 - Recollect-e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/>
          <table:table-cell office:value-type="string" calcext:value-type="string">
            <text:p>Collendina State Forest, Spring Dr.</text:p>
          </table:table-cell>
          <table:table-cell/>
          <table:table-cell office:value-type="string" calcext:value-type="string">
            <text:p>2016-12-02</text:p>
          </table:table-cell>
          <table:table-cell/>
          <table:table-cell office:value-type="float" office:value="-36.019" calcext:value-type="float">
            <text:p>-36.019</text:p>
          </table:table-cell>
          <table:table-cell office:value-type="float" office:value="146.29446" calcext:value-type="float">
            <text:p>146.29446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57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/>
          <table:table-cell office:value-type="string" calcext:value-type="string">
            <text:p>Collendina State Forest, Spring Dr.</text:p>
          </table:table-cell>
          <table:table-cell/>
          <table:table-cell office:value-type="string" calcext:value-type="string">
            <text:p>2015-11-21</text:p>
          </table:table-cell>
          <table:table-cell/>
          <table:table-cell office:value-type="float" office:value="-36.019" calcext:value-type="float">
            <text:p>-36.019</text:p>
          </table:table-cell>
          <table:table-cell office:value-type="float" office:value="146.29446" calcext:value-type="float">
            <text:p>146.29446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57b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/>
          <table:table-cell office:value-type="string" calcext:value-type="string">
            <text:p>Collendina State Forest, Spring Dr.</text:p>
          </table:table-cell>
          <table:table-cell/>
          <table:table-cell office:value-type="string" calcext:value-type="string">
            <text:p>2015-11-21</text:p>
          </table:table-cell>
          <table:table-cell/>
          <table:table-cell office:value-type="float" office:value="-36.019" calcext:value-type="float">
            <text:p>-36.019</text:p>
          </table:table-cell>
          <table:table-cell office:value-type="float" office:value="146.29446" calcext:value-type="float">
            <text:p>146.29446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57c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/>
          <table:table-cell office:value-type="string" calcext:value-type="string">
            <text:p>Collendina State Forest, Spring Dr.</text:p>
          </table:table-cell>
          <table:table-cell/>
          <table:table-cell office:value-type="string" calcext:value-type="string">
            <text:p>2015-11-21</text:p>
          </table:table-cell>
          <table:table-cell/>
          <table:table-cell office:value-type="float" office:value="-36.019" calcext:value-type="float">
            <text:p>-36.019</text:p>
          </table:table-cell>
          <table:table-cell office:value-type="float" office:value="146.29446" calcext:value-type="float">
            <text:p>146.29446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57d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/>
          <table:table-cell office:value-type="string" calcext:value-type="string">
            <text:p>Collendina State Forest, Spring Dr.</text:p>
          </table:table-cell>
          <table:table-cell/>
          <table:table-cell office:value-type="string" calcext:value-type="string">
            <text:p>2015-11-21</text:p>
          </table:table-cell>
          <table:table-cell/>
          <table:table-cell office:value-type="float" office:value="-36.019" calcext:value-type="float">
            <text:p>-36.019</text:p>
          </table:table-cell>
          <table:table-cell office:value-type="float" office:value="146.29446" calcext:value-type="float">
            <text:p>146.29446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58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/>
          <table:table-cell office:value-type="string" calcext:value-type="string">
            <text:p>Urana, Walbundrie Rd.</text:p>
          </table:table-cell>
          <table:table-cell office:value-type="string" calcext:value-type="string">
            <text:p>043</text:p>
          </table:table-cell>
          <table:table-cell office:value-type="string" calcext:value-type="string">
            <text:p>2015-11-21</text:p>
          </table:table-cell>
          <table:table-cell/>
          <table:table-cell office:value-type="float" office:value="-35.38973" calcext:value-type="float">
            <text:p>-35.38973</text:p>
          </table:table-cell>
          <table:table-cell office:value-type="float" office:value="146.35303" calcext:value-type="float">
            <text:p>146.35303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58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/>
          <table:table-cell office:value-type="string" calcext:value-type="string">
            <text:p>Urana, Walbundrie Rd.</text:p>
          </table:table-cell>
          <table:table-cell/>
          <table:table-cell office:value-type="string" calcext:value-type="string">
            <text:p>2015-11-21</text:p>
          </table:table-cell>
          <table:table-cell/>
          <table:table-cell office:value-type="float" office:value="-35.38973" calcext:value-type="float">
            <text:p>-35.38973</text:p>
          </table:table-cell>
          <table:table-cell office:value-type="float" office:value="146.35303" calcext:value-type="float">
            <text:p>146.35303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58b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/>
          <table:table-cell office:value-type="string" calcext:value-type="string">
            <text:p>Urana, Walbundrie Rd.</text:p>
          </table:table-cell>
          <table:table-cell/>
          <table:table-cell office:value-type="string" calcext:value-type="string">
            <text:p>2015-11-21</text:p>
          </table:table-cell>
          <table:table-cell/>
          <table:table-cell office:value-type="float" office:value="-35.38973" calcext:value-type="float">
            <text:p>-35.38973</text:p>
          </table:table-cell>
          <table:table-cell office:value-type="float" office:value="146.35303" calcext:value-type="float">
            <text:p>146.35303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58c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/>
          <table:table-cell office:value-type="string" calcext:value-type="string">
            <text:p>Urana, Walbundrie Rd.</text:p>
          </table:table-cell>
          <table:table-cell/>
          <table:table-cell office:value-type="string" calcext:value-type="string">
            <text:p>2015-11-21</text:p>
          </table:table-cell>
          <table:table-cell/>
          <table:table-cell office:value-type="float" office:value="-35.38973" calcext:value-type="float">
            <text:p>-35.38973</text:p>
          </table:table-cell>
          <table:table-cell office:value-type="float" office:value="146.35303" calcext:value-type="float">
            <text:p>146.35303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58d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/>
          <table:table-cell office:value-type="string" calcext:value-type="string">
            <text:p>Urana, Walbundrie Rd.</text:p>
          </table:table-cell>
          <table:table-cell/>
          <table:table-cell office:value-type="string" calcext:value-type="string">
            <text:p>2015-11-21</text:p>
          </table:table-cell>
          <table:table-cell/>
          <table:table-cell office:value-type="float" office:value="-35.38973" calcext:value-type="float">
            <text:p>-35.38973</text:p>
          </table:table-cell>
          <table:table-cell office:value-type="float" office:value="146.35303" calcext:value-type="float">
            <text:p>146.35303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59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Ingalba Nature Reserve, Hwy 94</text:p>
          </table:table-cell>
          <table:table-cell office:value-type="string" calcext:value-type="string">
            <text:p>044</text:p>
          </table:table-cell>
          <table:table-cell office:value-type="string" calcext:value-type="string">
            <text:p>2015-11-21</text:p>
          </table:table-cell>
          <table:table-cell/>
          <table:table-cell office:value-type="float" office:value="-34.47594" calcext:value-type="float">
            <text:p>-34.47594</text:p>
          </table:table-cell>
          <table:table-cell office:value-type="float" office:value="147.40941" calcext:value-type="float">
            <text:p>147.40941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59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Ingalba Nature Reserve, Hwy 94</text:p>
          </table:table-cell>
          <table:table-cell/>
          <table:table-cell office:value-type="string" calcext:value-type="string">
            <text:p>2015-11-21</text:p>
          </table:table-cell>
          <table:table-cell/>
          <table:table-cell office:value-type="float" office:value="-34.47594" calcext:value-type="float">
            <text:p>-34.47594</text:p>
          </table:table-cell>
          <table:table-cell office:value-type="float" office:value="147.40941" calcext:value-type="float">
            <text:p>147.40941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59b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Ingalba Nature Reserve, Hwy 94</text:p>
          </table:table-cell>
          <table:table-cell/>
          <table:table-cell office:value-type="string" calcext:value-type="string">
            <text:p>2015-11-21</text:p>
          </table:table-cell>
          <table:table-cell/>
          <table:table-cell office:value-type="float" office:value="-34.47594" calcext:value-type="float">
            <text:p>-34.47594</text:p>
          </table:table-cell>
          <table:table-cell office:value-type="float" office:value="147.40941" calcext:value-type="float">
            <text:p>147.40941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59c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Ingalba Nature Reserve, Hwy 94</text:p>
          </table:table-cell>
          <table:table-cell/>
          <table:table-cell office:value-type="string" calcext:value-type="string">
            <text:p>2015-11-21</text:p>
          </table:table-cell>
          <table:table-cell/>
          <table:table-cell office:value-type="float" office:value="-34.47594" calcext:value-type="float">
            <text:p>-34.47594</text:p>
          </table:table-cell>
          <table:table-cell office:value-type="float" office:value="147.40941" calcext:value-type="float">
            <text:p>147.40941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59d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Ingalba Nature Reserve, Hwy 94</text:p>
          </table:table-cell>
          <table:table-cell/>
          <table:table-cell office:value-type="string" calcext:value-type="string">
            <text:p>2015-11-21</text:p>
          </table:table-cell>
          <table:table-cell/>
          <table:table-cell office:value-type="float" office:value="-34.47594" calcext:value-type="float">
            <text:p>-34.47594</text:p>
          </table:table-cell>
          <table:table-cell office:value-type="float" office:value="147.40941" calcext:value-type="float">
            <text:p>147.40941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59e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Ingalba Nature Reserve, Hwy 94</text:p>
          </table:table-cell>
          <table:table-cell/>
          <table:table-cell office:value-type="string" calcext:value-type="string">
            <text:p>2015-11-21</text:p>
          </table:table-cell>
          <table:table-cell/>
          <table:table-cell office:value-type="float" office:value="-34.47594" calcext:value-type="float">
            <text:p>-34.47594</text:p>
          </table:table-cell>
          <table:table-cell office:value-type="float" office:value="147.40941" calcext:value-type="float">
            <text:p>147.40941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59f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Ingalba Nature Reserve, Hwy 94</text:p>
          </table:table-cell>
          <table:table-cell/>
          <table:table-cell office:value-type="string" calcext:value-type="string">
            <text:p>2015-11-21</text:p>
          </table:table-cell>
          <table:table-cell/>
          <table:table-cell office:value-type="float" office:value="-34.47594" calcext:value-type="float">
            <text:p>-34.47594</text:p>
          </table:table-cell>
          <table:table-cell office:value-type="float" office:value="147.40941" calcext:value-type="float">
            <text:p>147.40941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59g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Ingalba Nature Reserve, Hwy 94</text:p>
          </table:table-cell>
          <table:table-cell/>
          <table:table-cell office:value-type="string" calcext:value-type="string">
            <text:p>2015-11-21</text:p>
          </table:table-cell>
          <table:table-cell/>
          <table:table-cell office:value-type="float" office:value="-34.47594" calcext:value-type="float">
            <text:p>-34.47594</text:p>
          </table:table-cell>
          <table:table-cell office:value-type="float" office:value="147.40941" calcext:value-type="float">
            <text:p>147.40941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59h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Ingalba Nature Reserve, Hwy 94</text:p>
          </table:table-cell>
          <table:table-cell/>
          <table:table-cell office:value-type="string" calcext:value-type="string">
            <text:p>2015-11-21</text:p>
          </table:table-cell>
          <table:table-cell/>
          <table:table-cell office:value-type="float" office:value="-34.47594" calcext:value-type="float">
            <text:p>-34.47594</text:p>
          </table:table-cell>
          <table:table-cell office:value-type="float" office:value="147.40941" calcext:value-type="float">
            <text:p>147.40941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59i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Ingalba Nature Reserve, Hwy 94</text:p>
          </table:table-cell>
          <table:table-cell/>
          <table:table-cell office:value-type="string" calcext:value-type="string">
            <text:p>2015-11-21</text:p>
          </table:table-cell>
          <table:table-cell/>
          <table:table-cell office:value-type="float" office:value="-34.47594" calcext:value-type="float">
            <text:p>-34.47594</text:p>
          </table:table-cell>
          <table:table-cell office:value-type="float" office:value="147.40941" calcext:value-type="float">
            <text:p>147.40941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60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conica</text:p>
          </table:table-cell>
          <table:table-cell office:value-type="string" calcext:value-type="string">
            <text:p>Eucalyptus conica</text:p>
          </table:table-cell>
          <table:table-cell/>
          <table:table-cell office:value-type="string" calcext:value-type="string">
            <text:p>Orange, Old Forbes Rd.</text:p>
          </table:table-cell>
          <table:table-cell office:value-type="string" calcext:value-type="string">
            <text:p>045</text:p>
          </table:table-cell>
          <table:table-cell office:value-type="string" calcext:value-type="string">
            <text:p>2015-11-21</text:p>
          </table:table-cell>
          <table:table-cell/>
          <table:table-cell office:value-type="float" office:value="-34.01205" calcext:value-type="float">
            <text:p>-34.01205</text:p>
          </table:table-cell>
          <table:table-cell office:value-type="float" office:value="148.12904" calcext:value-type="float">
            <text:p>148.12904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60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conica</text:p>
          </table:table-cell>
          <table:table-cell office:value-type="string" calcext:value-type="string">
            <text:p>Eucalyptus conica</text:p>
          </table:table-cell>
          <table:table-cell/>
          <table:table-cell office:value-type="string" calcext:value-type="string">
            <text:p>Orange, Old Forbes Rd.</text:p>
          </table:table-cell>
          <table:table-cell/>
          <table:table-cell office:value-type="string" calcext:value-type="string">
            <text:p>2015-11-21</text:p>
          </table:table-cell>
          <table:table-cell/>
          <table:table-cell office:value-type="float" office:value="-34.01205" calcext:value-type="float">
            <text:p>-34.01205</text:p>
          </table:table-cell>
          <table:table-cell office:value-type="float" office:value="148.12904" calcext:value-type="float">
            <text:p>148.12904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60b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conica</text:p>
          </table:table-cell>
          <table:table-cell office:value-type="string" calcext:value-type="string">
            <text:p>Eucalyptus conica</text:p>
          </table:table-cell>
          <table:table-cell/>
          <table:table-cell office:value-type="string" calcext:value-type="string">
            <text:p>Orange, Old Forbes Rd.</text:p>
          </table:table-cell>
          <table:table-cell/>
          <table:table-cell office:value-type="string" calcext:value-type="string">
            <text:p>2015-11-21</text:p>
          </table:table-cell>
          <table:table-cell/>
          <table:table-cell office:value-type="float" office:value="-34.01205" calcext:value-type="float">
            <text:p>-34.01205</text:p>
          </table:table-cell>
          <table:table-cell office:value-type="float" office:value="148.12904" calcext:value-type="float">
            <text:p>148.12904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60c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conica</text:p>
          </table:table-cell>
          <table:table-cell office:value-type="string" calcext:value-type="string">
            <text:p>Eucalyptus conica</text:p>
          </table:table-cell>
          <table:table-cell/>
          <table:table-cell office:value-type="string" calcext:value-type="string">
            <text:p>Orange, Old Forbes Rd.</text:p>
          </table:table-cell>
          <table:table-cell/>
          <table:table-cell office:value-type="string" calcext:value-type="string">
            <text:p>2015-11-21</text:p>
          </table:table-cell>
          <table:table-cell/>
          <table:table-cell office:value-type="float" office:value="-34.01205" calcext:value-type="float">
            <text:p>-34.01205</text:p>
          </table:table-cell>
          <table:table-cell office:value-type="float" office:value="148.12904" calcext:value-type="float">
            <text:p>148.12904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60d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conica</text:p>
          </table:table-cell>
          <table:table-cell office:value-type="string" calcext:value-type="string">
            <text:p>Eucalyptus conica</text:p>
          </table:table-cell>
          <table:table-cell/>
          <table:table-cell office:value-type="string" calcext:value-type="string">
            <text:p>Orange, Old Forbes Rd.</text:p>
          </table:table-cell>
          <table:table-cell/>
          <table:table-cell office:value-type="string" calcext:value-type="string">
            <text:p>2015-11-21</text:p>
          </table:table-cell>
          <table:table-cell/>
          <table:table-cell office:value-type="float" office:value="-34.01205" calcext:value-type="float">
            <text:p>-34.01205</text:p>
          </table:table-cell>
          <table:table-cell office:value-type="float" office:value="148.12904" calcext:value-type="float">
            <text:p>148.12904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61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Nangar Natl Park, Dripping Rock Rd.</text:p>
          </table:table-cell>
          <table:table-cell office:value-type="string" calcext:value-type="string">
            <text:p>046</text:p>
          </table:table-cell>
          <table:table-cell office:value-type="string" calcext:value-type="string">
            <text:p>2015-11-22</text:p>
          </table:table-cell>
          <table:table-cell/>
          <table:table-cell office:value-type="float" office:value="-33.42118" calcext:value-type="float">
            <text:p>-33.42118</text:p>
          </table:table-cell>
          <table:table-cell office:value-type="float" office:value="148.51154" calcext:value-type="float">
            <text:p>148.51154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61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Nangar Natl Park, Dripping Rock Rd.</text:p>
          </table:table-cell>
          <table:table-cell/>
          <table:table-cell office:value-type="string" calcext:value-type="string">
            <text:p>2015-11-22</text:p>
          </table:table-cell>
          <table:table-cell/>
          <table:table-cell office:value-type="float" office:value="-33.42118" calcext:value-type="float">
            <text:p>-33.42118</text:p>
          </table:table-cell>
          <table:table-cell office:value-type="float" office:value="148.51154" calcext:value-type="float">
            <text:p>148.51154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61b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Nangar Natl Park, Dripping Rock Rd.</text:p>
          </table:table-cell>
          <table:table-cell/>
          <table:table-cell office:value-type="string" calcext:value-type="string">
            <text:p>2015-11-22</text:p>
          </table:table-cell>
          <table:table-cell/>
          <table:table-cell office:value-type="float" office:value="-33.42118" calcext:value-type="float">
            <text:p>-33.42118</text:p>
          </table:table-cell>
          <table:table-cell office:value-type="float" office:value="148.51154" calcext:value-type="float">
            <text:p>148.51154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61c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Nangar Natl Park, Dripping Rock Rd.</text:p>
          </table:table-cell>
          <table:table-cell/>
          <table:table-cell office:value-type="string" calcext:value-type="string">
            <text:p>2015-11-22</text:p>
          </table:table-cell>
          <table:table-cell/>
          <table:table-cell office:value-type="float" office:value="-33.42118" calcext:value-type="float">
            <text:p>-33.42118</text:p>
          </table:table-cell>
          <table:table-cell office:value-type="float" office:value="148.51154" calcext:value-type="float">
            <text:p>148.51154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61d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Nangar Natl Park, Dripping Rock Rd.</text:p>
          </table:table-cell>
          <table:table-cell/>
          <table:table-cell office:value-type="string" calcext:value-type="string">
            <text:p>2015-11-22</text:p>
          </table:table-cell>
          <table:table-cell/>
          <table:table-cell office:value-type="float" office:value="-33.42118" calcext:value-type="float">
            <text:p>-33.42118</text:p>
          </table:table-cell>
          <table:table-cell office:value-type="float" office:value="148.51154" calcext:value-type="float">
            <text:p>148.51154</text:p>
          </table:table-cell>
          <table:table-cell/>
          <table:table-cell office:value-type="string" calcext:value-type="string">
            <text:p>NSW</text:p>
          </table:table-cell>
          <table:table-cell table:number-columns-repeated="3"/>
          <table:table-cell office:value-type="string" calcext:value-type="string">
            <text:p>MEL2375684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61e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Nangar Natl Park, Dripping Rock Rd.</text:p>
          </table:table-cell>
          <table:table-cell/>
          <table:table-cell office:value-type="string" calcext:value-type="string">
            <text:p>2015-11-22</text:p>
          </table:table-cell>
          <table:table-cell/>
          <table:table-cell office:value-type="float" office:value="-33.42118" calcext:value-type="float">
            <text:p>-33.42118</text:p>
          </table:table-cell>
          <table:table-cell office:value-type="float" office:value="148.51154" calcext:value-type="float">
            <text:p>148.51154</text:p>
          </table:table-cell>
          <table:table-cell/>
          <table:table-cell office:value-type="string" calcext:value-type="string">
            <text:p>NSW</text:p>
          </table:table-cell>
          <table:table-cell table:number-columns-repeated="3"/>
          <table:table-cell office:value-type="string" calcext:value-type="string">
            <text:p>MEL2375685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61f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Nangar Natl Park, Dripping Rock Rd.</text:p>
          </table:table-cell>
          <table:table-cell/>
          <table:table-cell office:value-type="string" calcext:value-type="string">
            <text:p>2015-11-22</text:p>
          </table:table-cell>
          <table:table-cell/>
          <table:table-cell office:value-type="float" office:value="-33.42118" calcext:value-type="float">
            <text:p>-33.42118</text:p>
          </table:table-cell>
          <table:table-cell office:value-type="float" office:value="148.51154" calcext:value-type="float">
            <text:p>148.51154</text:p>
          </table:table-cell>
          <table:table-cell/>
          <table:table-cell office:value-type="string" calcext:value-type="string">
            <text:p>NSW</text:p>
          </table:table-cell>
          <table:table-cell table:number-columns-repeated="3"/>
          <table:table-cell office:value-type="string" calcext:value-type="string">
            <text:p>MEL2375686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61g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Nangar Natl Park, Dripping Rock Rd.</text:p>
          </table:table-cell>
          <table:table-cell/>
          <table:table-cell office:value-type="string" calcext:value-type="string">
            <text:p>2015-11-22</text:p>
          </table:table-cell>
          <table:table-cell/>
          <table:table-cell office:value-type="float" office:value="-33.42118" calcext:value-type="float">
            <text:p>-33.42118</text:p>
          </table:table-cell>
          <table:table-cell office:value-type="float" office:value="148.51154" calcext:value-type="float">
            <text:p>148.51154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61h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Nangar Natl Park, Dripping Rock Rd.</text:p>
          </table:table-cell>
          <table:table-cell/>
          <table:table-cell office:value-type="string" calcext:value-type="string">
            <text:p>2015-11-22</text:p>
          </table:table-cell>
          <table:table-cell/>
          <table:table-cell office:value-type="float" office:value="-33.42118" calcext:value-type="float">
            <text:p>-33.42118</text:p>
          </table:table-cell>
          <table:table-cell office:value-type="float" office:value="148.51154" calcext:value-type="float">
            <text:p>148.51154</text:p>
          </table:table-cell>
          <table:table-cell/>
          <table:table-cell office:value-type="string" calcext:value-type="string">
            <text:p>NSW</text:p>
          </table:table-cell>
          <table:table-cell table:number-columns-repeated="3"/>
          <table:table-cell office:value-type="string" calcext:value-type="string">
            <text:p>MEL2375659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61i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Nangar Natl Park, Dripping Rock Rd.</text:p>
          </table:table-cell>
          <table:table-cell/>
          <table:table-cell office:value-type="string" calcext:value-type="string">
            <text:p>2015-11-22</text:p>
          </table:table-cell>
          <table:table-cell/>
          <table:table-cell office:value-type="float" office:value="-33.42118" calcext:value-type="float">
            <text:p>-33.42118</text:p>
          </table:table-cell>
          <table:table-cell office:value-type="float" office:value="148.51154" calcext:value-type="float">
            <text:p>148.51154</text:p>
          </table:table-cell>
          <table:table-cell/>
          <table:table-cell office:value-type="string" calcext:value-type="string">
            <text:p>NSW</text:p>
          </table:table-cell>
          <table:table-cell table:number-columns-repeated="3"/>
          <table:table-cell office:value-type="string" calcext:value-type="string">
            <text:p>MEL2375667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62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Nangar Natl Park, Dripping Rock Rd.</text:p>
          </table:table-cell>
          <table:table-cell office:value-type="string" calcext:value-type="string">
            <text:p>047</text:p>
          </table:table-cell>
          <table:table-cell office:value-type="string" calcext:value-type="string">
            <text:p>2015-11-22</text:p>
          </table:table-cell>
          <table:table-cell/>
          <table:table-cell office:value-type="float" office:value="-33.42108" calcext:value-type="float">
            <text:p>-33.42108</text:p>
          </table:table-cell>
          <table:table-cell office:value-type="float" office:value="148.51126" calcext:value-type="float">
            <text:p>148.51126</text:p>
          </table:table-cell>
          <table:table-cell/>
          <table:table-cell office:value-type="string" calcext:value-type="string">
            <text:p>NSW</text:p>
          </table:table-cell>
          <table:table-cell table:number-columns-repeated="3"/>
          <table:table-cell office:value-type="string" calcext:value-type="string">
            <text:p>MEL2375669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62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Nangar Natl Park, Dripping Rock Rd.</text:p>
          </table:table-cell>
          <table:table-cell/>
          <table:table-cell office:value-type="string" calcext:value-type="string">
            <text:p>2015-11-22</text:p>
          </table:table-cell>
          <table:table-cell/>
          <table:table-cell office:value-type="float" office:value="-33.42108" calcext:value-type="float">
            <text:p>-33.42108</text:p>
          </table:table-cell>
          <table:table-cell office:value-type="float" office:value="148.51126" calcext:value-type="float">
            <text:p>148.51126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62b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Nangar Natl Park, Dripping Rock Rd.</text:p>
          </table:table-cell>
          <table:table-cell/>
          <table:table-cell office:value-type="string" calcext:value-type="string">
            <text:p>2015-11-22</text:p>
          </table:table-cell>
          <table:table-cell/>
          <table:table-cell office:value-type="float" office:value="-33.42108" calcext:value-type="float">
            <text:p>-33.42108</text:p>
          </table:table-cell>
          <table:table-cell office:value-type="float" office:value="148.51126" calcext:value-type="float">
            <text:p>148.51126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62c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Nangar Natl Park, Dripping Rock Rd.</text:p>
          </table:table-cell>
          <table:table-cell/>
          <table:table-cell office:value-type="string" calcext:value-type="string">
            <text:p>2015-11-22</text:p>
          </table:table-cell>
          <table:table-cell/>
          <table:table-cell office:value-type="float" office:value="-33.42108" calcext:value-type="float">
            <text:p>-33.42108</text:p>
          </table:table-cell>
          <table:table-cell office:value-type="float" office:value="148.51126" calcext:value-type="float">
            <text:p>148.51126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62d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Nangar Natl Park, Dripping Rock Rd.</text:p>
          </table:table-cell>
          <table:table-cell/>
          <table:table-cell office:value-type="string" calcext:value-type="string">
            <text:p>2015-11-22</text:p>
          </table:table-cell>
          <table:table-cell/>
          <table:table-cell office:value-type="float" office:value="-33.42108" calcext:value-type="float">
            <text:p>-33.42108</text:p>
          </table:table-cell>
          <table:table-cell office:value-type="float" office:value="148.51126" calcext:value-type="float">
            <text:p>148.51126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62e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Nangar Natl Park, Dripping Rock Rd.</text:p>
          </table:table-cell>
          <table:table-cell/>
          <table:table-cell office:value-type="string" calcext:value-type="string">
            <text:p>2015-11-22</text:p>
          </table:table-cell>
          <table:table-cell/>
          <table:table-cell office:value-type="float" office:value="-33.42108" calcext:value-type="float">
            <text:p>-33.42108</text:p>
          </table:table-cell>
          <table:table-cell office:value-type="float" office:value="148.51126" calcext:value-type="float">
            <text:p>148.51126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62f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Nangar Natl Park, Dripping Rock Rd.</text:p>
          </table:table-cell>
          <table:table-cell/>
          <table:table-cell office:value-type="string" calcext:value-type="string">
            <text:p>2015-11-22</text:p>
          </table:table-cell>
          <table:table-cell/>
          <table:table-cell office:value-type="float" office:value="-33.42108" calcext:value-type="float">
            <text:p>-33.42108</text:p>
          </table:table-cell>
          <table:table-cell office:value-type="float" office:value="148.51126" calcext:value-type="float">
            <text:p>148.51126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62g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Nangar Natl Park, Dripping Rock Rd.</text:p>
          </table:table-cell>
          <table:table-cell/>
          <table:table-cell office:value-type="string" calcext:value-type="string">
            <text:p>2015-11-22</text:p>
          </table:table-cell>
          <table:table-cell/>
          <table:table-cell office:value-type="float" office:value="-33.42108" calcext:value-type="float">
            <text:p>-33.42108</text:p>
          </table:table-cell>
          <table:table-cell office:value-type="float" office:value="148.51126" calcext:value-type="float">
            <text:p>148.51126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62h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Nangar Natl Park, Dripping Rock Rd.</text:p>
          </table:table-cell>
          <table:table-cell/>
          <table:table-cell office:value-type="string" calcext:value-type="string">
            <text:p>2015-11-22</text:p>
          </table:table-cell>
          <table:table-cell/>
          <table:table-cell office:value-type="float" office:value="-33.42108" calcext:value-type="float">
            <text:p>-33.42108</text:p>
          </table:table-cell>
          <table:table-cell office:value-type="float" office:value="148.51126" calcext:value-type="float">
            <text:p>148.51126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62i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Nangar Natl Park, Dripping Rock Rd.</text:p>
          </table:table-cell>
          <table:table-cell/>
          <table:table-cell office:value-type="string" calcext:value-type="string">
            <text:p>2015-11-22</text:p>
          </table:table-cell>
          <table:table-cell/>
          <table:table-cell office:value-type="float" office:value="-33.42108" calcext:value-type="float">
            <text:p>-33.42108</text:p>
          </table:table-cell>
          <table:table-cell office:value-type="float" office:value="148.51126" calcext:value-type="float">
            <text:p>148.51126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63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icrocarpa</text:p>
          </table:table-cell>
          <table:table-cell office:value-type="string" calcext:value-type="string">
            <text:p>Eucalyptus microcarpa</text:p>
          </table:table-cell>
          <table:table-cell/>
          <table:table-cell office:value-type="string" calcext:value-type="string">
            <text:p>Eugowra, Escort Way</text:p>
          </table:table-cell>
          <table:table-cell office:value-type="string" calcext:value-type="string">
            <text:p>048</text:p>
          </table:table-cell>
          <table:table-cell office:value-type="string" calcext:value-type="string">
            <text:p>2015-11-22</text:p>
          </table:table-cell>
          <table:table-cell/>
          <table:table-cell office:value-type="float" office:value="-33.41328" calcext:value-type="float">
            <text:p>-33.41328</text:p>
          </table:table-cell>
          <table:table-cell office:value-type="float" office:value="148.22136" calcext:value-type="float">
            <text:p>148.22136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63b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icrocarpa</text:p>
          </table:table-cell>
          <table:table-cell office:value-type="string" calcext:value-type="string">
            <text:p>Eucalyptus microcarpa</text:p>
          </table:table-cell>
          <table:table-cell/>
          <table:table-cell office:value-type="string" calcext:value-type="string">
            <text:p>Eugowra, Escort Way</text:p>
          </table:table-cell>
          <table:table-cell/>
          <table:table-cell office:value-type="string" calcext:value-type="string">
            <text:p>2015-11-22</text:p>
          </table:table-cell>
          <table:table-cell/>
          <table:table-cell office:value-type="float" office:value="-33.41328" calcext:value-type="float">
            <text:p>-33.41328</text:p>
          </table:table-cell>
          <table:table-cell office:value-type="float" office:value="148.22136" calcext:value-type="float">
            <text:p>148.22136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63c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icrocarpa</text:p>
          </table:table-cell>
          <table:table-cell office:value-type="string" calcext:value-type="string">
            <text:p>Eucalyptus microcarpa</text:p>
          </table:table-cell>
          <table:table-cell/>
          <table:table-cell office:value-type="string" calcext:value-type="string">
            <text:p>Eugowra, Escort Way</text:p>
          </table:table-cell>
          <table:table-cell/>
          <table:table-cell office:value-type="string" calcext:value-type="string">
            <text:p>2015-11-22</text:p>
          </table:table-cell>
          <table:table-cell/>
          <table:table-cell office:value-type="float" office:value="-33.41328" calcext:value-type="float">
            <text:p>-33.41328</text:p>
          </table:table-cell>
          <table:table-cell office:value-type="float" office:value="148.22136" calcext:value-type="float">
            <text:p>148.22136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63d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icrocarpa</text:p>
          </table:table-cell>
          <table:table-cell office:value-type="string" calcext:value-type="string">
            <text:p>Eucalyptus microcarpa</text:p>
          </table:table-cell>
          <table:table-cell/>
          <table:table-cell office:value-type="string" calcext:value-type="string">
            <text:p>Eugowra, Escort Way</text:p>
          </table:table-cell>
          <table:table-cell/>
          <table:table-cell office:value-type="string" calcext:value-type="string">
            <text:p>2015-11-22</text:p>
          </table:table-cell>
          <table:table-cell/>
          <table:table-cell office:value-type="float" office:value="-33.41328" calcext:value-type="float">
            <text:p>-33.41328</text:p>
          </table:table-cell>
          <table:table-cell office:value-type="float" office:value="148.22136" calcext:value-type="float">
            <text:p>148.22136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64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conica</text:p>
          </table:table-cell>
          <table:table-cell office:value-type="string" calcext:value-type="string">
            <text:p>Eucalyptus conica</text:p>
          </table:table-cell>
          <table:table-cell/>
          <table:table-cell office:value-type="string" calcext:value-type="string">
            <text:p>Eugowra, Escort Way</text:p>
          </table:table-cell>
          <table:table-cell office:value-type="string" calcext:value-type="string">
            <text:p>049</text:p>
          </table:table-cell>
          <table:table-cell office:value-type="string" calcext:value-type="string">
            <text:p>2015-11-22</text:p>
          </table:table-cell>
          <table:table-cell/>
          <table:table-cell office:value-type="float" office:value="-33.41328" calcext:value-type="float">
            <text:p>-33.41328</text:p>
          </table:table-cell>
          <table:table-cell office:value-type="float" office:value="148.22136" calcext:value-type="float">
            <text:p>148.22136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64 - Recollect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conica</text:p>
          </table:table-cell>
          <table:table-cell office:value-type="string" calcext:value-type="string">
            <text:p>Eucalyptus conica</text:p>
          </table:table-cell>
          <table:table-cell/>
          <table:table-cell office:value-type="string" calcext:value-type="string">
            <text:p>Eugowra, Escort Way</text:p>
          </table:table-cell>
          <table:table-cell office:value-type="string" calcext:value-type="string">
            <text:p>049</text:p>
          </table:table-cell>
          <table:table-cell office:value-type="string" calcext:value-type="string">
            <text:p>2016-11-30</text:p>
          </table:table-cell>
          <table:table-cell/>
          <table:table-cell office:value-type="float" office:value="-33.41328" calcext:value-type="float">
            <text:p>-33.41328</text:p>
          </table:table-cell>
          <table:table-cell office:value-type="float" office:value="148.22136" calcext:value-type="float">
            <text:p>148.22136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65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/>
          <table:table-cell office:value-type="string" calcext:value-type="string">
            <text:p>Glenwood State Forest, Cargo Rd.</text:p>
          </table:table-cell>
          <table:table-cell office:value-type="string" calcext:value-type="string">
            <text:p>050</text:p>
          </table:table-cell>
          <table:table-cell office:value-type="string" calcext:value-type="string">
            <text:p>2015-11-22</text:p>
          </table:table-cell>
          <table:table-cell/>
          <table:table-cell office:value-type="float" office:value="-33.31832" calcext:value-type="float">
            <text:p>-33.31832</text:p>
          </table:table-cell>
          <table:table-cell office:value-type="float" office:value="148.97163" calcext:value-type="float">
            <text:p>148.97163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65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/>
          <table:table-cell office:value-type="string" calcext:value-type="string">
            <text:p>Glenwood State Forest, Cargo Rd.</text:p>
          </table:table-cell>
          <table:table-cell/>
          <table:table-cell office:value-type="string" calcext:value-type="string">
            <text:p>2015-11-22</text:p>
          </table:table-cell>
          <table:table-cell/>
          <table:table-cell office:value-type="float" office:value="-33.31832" calcext:value-type="float">
            <text:p>-33.31832</text:p>
          </table:table-cell>
          <table:table-cell office:value-type="float" office:value="148.97163" calcext:value-type="float">
            <text:p>148.97163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65b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/>
          <table:table-cell office:value-type="string" calcext:value-type="string">
            <text:p>Glenwood State Forest, Cargo Rd.</text:p>
          </table:table-cell>
          <table:table-cell/>
          <table:table-cell office:value-type="string" calcext:value-type="string">
            <text:p>2015-11-22</text:p>
          </table:table-cell>
          <table:table-cell/>
          <table:table-cell office:value-type="float" office:value="-33.31832" calcext:value-type="float">
            <text:p>-33.31832</text:p>
          </table:table-cell>
          <table:table-cell office:value-type="float" office:value="148.97163" calcext:value-type="float">
            <text:p>148.97163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65c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/>
          <table:table-cell office:value-type="string" calcext:value-type="string">
            <text:p>Glenwood State Forest, Cargo Rd.</text:p>
          </table:table-cell>
          <table:table-cell/>
          <table:table-cell office:value-type="string" calcext:value-type="string">
            <text:p>2015-11-22</text:p>
          </table:table-cell>
          <table:table-cell/>
          <table:table-cell office:value-type="float" office:value="-33.31832" calcext:value-type="float">
            <text:p>-33.31832</text:p>
          </table:table-cell>
          <table:table-cell office:value-type="float" office:value="148.97163" calcext:value-type="float">
            <text:p>148.97163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65d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/>
          <table:table-cell office:value-type="string" calcext:value-type="string">
            <text:p>Glenwood State Forest, Cargo Rd.</text:p>
          </table:table-cell>
          <table:table-cell/>
          <table:table-cell office:value-type="string" calcext:value-type="string">
            <text:p>2015-11-22</text:p>
          </table:table-cell>
          <table:table-cell/>
          <table:table-cell office:value-type="float" office:value="-33.31832" calcext:value-type="float">
            <text:p>-33.31832</text:p>
          </table:table-cell>
          <table:table-cell office:value-type="float" office:value="148.97163" calcext:value-type="float">
            <text:p>148.97163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66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fibrosa</text:p>
          </table:table-cell>
          <table:table-cell office:value-type="string" calcext:value-type="string">
            <text:p>Eucalyptus fibrosa</text:p>
          </table:table-cell>
          <table:table-cell/>
          <table:table-cell office:value-type="string" calcext:value-type="string">
            <text:p>Gardens of Stone Natl Park, Glen Davis Rd.</text:p>
          </table:table-cell>
          <table:table-cell office:value-type="string" calcext:value-type="string">
            <text:p>051</text:p>
          </table:table-cell>
          <table:table-cell office:value-type="string" calcext:value-type="string">
            <text:p>2015-11-22</text:p>
          </table:table-cell>
          <table:table-cell/>
          <table:table-cell office:value-type="float" office:value="-33.12436" calcext:value-type="float">
            <text:p>-33.12436</text:p>
          </table:table-cell>
          <table:table-cell office:value-type="float" office:value="150.01617" calcext:value-type="float">
            <text:p>150.01617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66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fibrosa</text:p>
          </table:table-cell>
          <table:table-cell office:value-type="string" calcext:value-type="string">
            <text:p>Eucalyptus fibrosa</text:p>
          </table:table-cell>
          <table:table-cell/>
          <table:table-cell office:value-type="string" calcext:value-type="string">
            <text:p>Gardens of Stone Natl Park, Glen Davis Rd.</text:p>
          </table:table-cell>
          <table:table-cell/>
          <table:table-cell office:value-type="string" calcext:value-type="string">
            <text:p>2015-11-22</text:p>
          </table:table-cell>
          <table:table-cell/>
          <table:table-cell office:value-type="float" office:value="-33.12436" calcext:value-type="float">
            <text:p>-33.12436</text:p>
          </table:table-cell>
          <table:table-cell office:value-type="float" office:value="150.01617" calcext:value-type="float">
            <text:p>150.01617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66b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fibrosa</text:p>
          </table:table-cell>
          <table:table-cell office:value-type="string" calcext:value-type="string">
            <text:p>Eucalyptus fibrosa</text:p>
          </table:table-cell>
          <table:table-cell/>
          <table:table-cell office:value-type="string" calcext:value-type="string">
            <text:p>Gardens of Stone Natl Park, Glen Davis Rd.</text:p>
          </table:table-cell>
          <table:table-cell/>
          <table:table-cell office:value-type="string" calcext:value-type="string">
            <text:p>2015-11-22</text:p>
          </table:table-cell>
          <table:table-cell/>
          <table:table-cell office:value-type="float" office:value="-33.12436" calcext:value-type="float">
            <text:p>-33.12436</text:p>
          </table:table-cell>
          <table:table-cell office:value-type="float" office:value="150.01617" calcext:value-type="float">
            <text:p>150.01617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66c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fibrosa</text:p>
          </table:table-cell>
          <table:table-cell office:value-type="string" calcext:value-type="string">
            <text:p>Eucalyptus fibrosa</text:p>
          </table:table-cell>
          <table:table-cell/>
          <table:table-cell office:value-type="string" calcext:value-type="string">
            <text:p>Gardens of Stone Natl Park, Glen Davis Rd.</text:p>
          </table:table-cell>
          <table:table-cell/>
          <table:table-cell office:value-type="string" calcext:value-type="string">
            <text:p>2015-11-22</text:p>
          </table:table-cell>
          <table:table-cell/>
          <table:table-cell office:value-type="float" office:value="-33.12436" calcext:value-type="float">
            <text:p>-33.12436</text:p>
          </table:table-cell>
          <table:table-cell office:value-type="float" office:value="150.01617" calcext:value-type="float">
            <text:p>150.01617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66d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fibrosa</text:p>
          </table:table-cell>
          <table:table-cell office:value-type="string" calcext:value-type="string">
            <text:p>Eucalyptus fibrosa</text:p>
          </table:table-cell>
          <table:table-cell/>
          <table:table-cell office:value-type="string" calcext:value-type="string">
            <text:p>Gardens of Stone Natl Park, Glen Davis Rd.</text:p>
          </table:table-cell>
          <table:table-cell/>
          <table:table-cell office:value-type="string" calcext:value-type="string">
            <text:p>2015-11-22</text:p>
          </table:table-cell>
          <table:table-cell/>
          <table:table-cell office:value-type="float" office:value="-33.12436" calcext:value-type="float">
            <text:p>-33.12436</text:p>
          </table:table-cell>
          <table:table-cell office:value-type="float" office:value="150.01617" calcext:value-type="float">
            <text:p>150.01617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67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Uralla-Kingstown Rd, Kingstown</text:p>
          </table:table-cell>
          <table:table-cell office:value-type="string" calcext:value-type="string">
            <text:p>052</text:p>
          </table:table-cell>
          <table:table-cell office:value-type="string" calcext:value-type="string">
            <text:p>2015-12-15</text:p>
          </table:table-cell>
          <table:table-cell/>
          <table:table-cell office:value-type="float" office:value="-30.5285" calcext:value-type="float">
            <text:p>-30.5285</text:p>
          </table:table-cell>
          <table:table-cell office:value-type="float" office:value="151.15897" calcext:value-type="float">
            <text:p>151.15897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67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Uralla-Kingstown Rd, Kingstown</text:p>
          </table:table-cell>
          <table:table-cell/>
          <table:table-cell office:value-type="string" calcext:value-type="string">
            <text:p>2015-12-15</text:p>
          </table:table-cell>
          <table:table-cell/>
          <table:table-cell office:value-type="float" office:value="-30.5285" calcext:value-type="float">
            <text:p>-30.5285</text:p>
          </table:table-cell>
          <table:table-cell office:value-type="float" office:value="151.15897" calcext:value-type="float">
            <text:p>151.15897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67b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Uralla-Kingstown Rd, Kingstown</text:p>
          </table:table-cell>
          <table:table-cell/>
          <table:table-cell office:value-type="string" calcext:value-type="string">
            <text:p>2015-12-15</text:p>
          </table:table-cell>
          <table:table-cell/>
          <table:table-cell office:value-type="float" office:value="-30.5285" calcext:value-type="float">
            <text:p>-30.5285</text:p>
          </table:table-cell>
          <table:table-cell office:value-type="float" office:value="151.15897" calcext:value-type="float">
            <text:p>151.15897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67c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Uralla-Kingstown Rd, Kingstown</text:p>
          </table:table-cell>
          <table:table-cell/>
          <table:table-cell office:value-type="string" calcext:value-type="string">
            <text:p>2015-12-15</text:p>
          </table:table-cell>
          <table:table-cell/>
          <table:table-cell office:value-type="float" office:value="-30.5285" calcext:value-type="float">
            <text:p>-30.5285</text:p>
          </table:table-cell>
          <table:table-cell office:value-type="float" office:value="151.15897" calcext:value-type="float">
            <text:p>151.15897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67d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Uralla-Kingstown Rd, Kingstown</text:p>
          </table:table-cell>
          <table:table-cell/>
          <table:table-cell office:value-type="string" calcext:value-type="string">
            <text:p>2015-12-15</text:p>
          </table:table-cell>
          <table:table-cell/>
          <table:table-cell office:value-type="float" office:value="-30.5285" calcext:value-type="float">
            <text:p>-30.5285</text:p>
          </table:table-cell>
          <table:table-cell office:value-type="float" office:value="151.15897" calcext:value-type="float">
            <text:p>151.15897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67e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Uralla-Kingstown Rd, Kingstown</text:p>
          </table:table-cell>
          <table:table-cell/>
          <table:table-cell office:value-type="string" calcext:value-type="string">
            <text:p>2015-12-15</text:p>
          </table:table-cell>
          <table:table-cell/>
          <table:table-cell office:value-type="float" office:value="-30.5285" calcext:value-type="float">
            <text:p>-30.5285</text:p>
          </table:table-cell>
          <table:table-cell office:value-type="float" office:value="151.15897" calcext:value-type="float">
            <text:p>151.15897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67f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Uralla-Kingstown Rd, Kingstown</text:p>
          </table:table-cell>
          <table:table-cell/>
          <table:table-cell office:value-type="string" calcext:value-type="string">
            <text:p>2015-12-15</text:p>
          </table:table-cell>
          <table:table-cell/>
          <table:table-cell office:value-type="float" office:value="-30.5285" calcext:value-type="float">
            <text:p>-30.5285</text:p>
          </table:table-cell>
          <table:table-cell office:value-type="float" office:value="151.15897" calcext:value-type="float">
            <text:p>151.15897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67g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Uralla-Kingstown Rd, Kingstown</text:p>
          </table:table-cell>
          <table:table-cell/>
          <table:table-cell office:value-type="string" calcext:value-type="string">
            <text:p>2015-12-15</text:p>
          </table:table-cell>
          <table:table-cell/>
          <table:table-cell office:value-type="float" office:value="-30.5285" calcext:value-type="float">
            <text:p>-30.5285</text:p>
          </table:table-cell>
          <table:table-cell office:value-type="float" office:value="151.15897" calcext:value-type="float">
            <text:p>151.15897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67h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Uralla-Kingstown Rd, Kingstown</text:p>
          </table:table-cell>
          <table:table-cell/>
          <table:table-cell office:value-type="string" calcext:value-type="string">
            <text:p>2015-12-15</text:p>
          </table:table-cell>
          <table:table-cell/>
          <table:table-cell office:value-type="float" office:value="-30.5285" calcext:value-type="float">
            <text:p>-30.5285</text:p>
          </table:table-cell>
          <table:table-cell office:value-type="float" office:value="151.15897" calcext:value-type="float">
            <text:p>151.15897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67i</text:p>
          </table:table-cell>
          <table:table-cell office:value-type="string" calcext:value-type="string">
            <text:p>Jasmine</text:p>
          </table:table-cell>
          <table:table-cell office:value-type="string" calcext:value-type="string">
            <text:p>sideroxylonXmoluccana</text:p>
          </table:table-cell>
          <table:table-cell office:value-type="string" calcext:value-type="string">
            <text:p>sideroxylon</text:p>
          </table:table-cell>
          <table:table-cell office:value-type="string" calcext:value-type="string">
            <text:p>hybrid sideroxylon x moluccana</text:p>
          </table:table-cell>
          <table:table-cell/>
          <table:table-cell office:value-type="string" calcext:value-type="string">
            <text:p>Uralla-Kingstown Rd, Kingstown</text:p>
          </table:table-cell>
          <table:table-cell/>
          <table:table-cell office:value-type="string" calcext:value-type="string">
            <text:p>2015-12-15</text:p>
          </table:table-cell>
          <table:table-cell/>
          <table:table-cell office:value-type="float" office:value="-30.52474" calcext:value-type="float">
            <text:p>-30.52474</text:p>
          </table:table-cell>
          <table:table-cell office:value-type="float" office:value="151.15401" calcext:value-type="float">
            <text:p>151.15401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68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caleyi</text:p>
          </table:table-cell>
          <table:table-cell office:value-type="string" calcext:value-type="string">
            <text:p>Eucalyptus caleyi</text:p>
          </table:table-cell>
          <table:table-cell/>
          <table:table-cell office:value-type="string" calcext:value-type="string">
            <text:p>Kingstwon-Retreat Rd, Kingstown</text:p>
          </table:table-cell>
          <table:table-cell office:value-type="string" calcext:value-type="string">
            <text:p>054</text:p>
          </table:table-cell>
          <table:table-cell office:value-type="string" calcext:value-type="string">
            <text:p>2015-12-15</text:p>
          </table:table-cell>
          <table:table-cell/>
          <table:table-cell office:value-type="float" office:value="-30.57301" calcext:value-type="float">
            <text:p>-30.57301</text:p>
          </table:table-cell>
          <table:table-cell office:value-type="float" office:value="151.09172" calcext:value-type="float">
            <text:p>151.09172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68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caleyi</text:p>
          </table:table-cell>
          <table:table-cell office:value-type="string" calcext:value-type="string">
            <text:p>Eucalyptus caleyi</text:p>
          </table:table-cell>
          <table:table-cell/>
          <table:table-cell office:value-type="string" calcext:value-type="string">
            <text:p>Kingstwon-Retreat Rd, Kingstown</text:p>
          </table:table-cell>
          <table:table-cell/>
          <table:table-cell office:value-type="string" calcext:value-type="string">
            <text:p>2015-12-15</text:p>
          </table:table-cell>
          <table:table-cell/>
          <table:table-cell office:value-type="float" office:value="-30.57301" calcext:value-type="float">
            <text:p>-30.57301</text:p>
          </table:table-cell>
          <table:table-cell office:value-type="float" office:value="151.09172" calcext:value-type="float">
            <text:p>151.09172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69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caleyi</text:p>
          </table:table-cell>
          <table:table-cell office:value-type="string" calcext:value-type="string">
            <text:p>Eucalyptus caleyi</text:p>
          </table:table-cell>
          <table:table-cell/>
          <table:table-cell office:value-type="string" calcext:value-type="string">
            <text:p>Thunderbolts Way, Bundarra</text:p>
          </table:table-cell>
          <table:table-cell office:value-type="string" calcext:value-type="string">
            <text:p>055</text:p>
          </table:table-cell>
          <table:table-cell office:value-type="string" calcext:value-type="string">
            <text:p>2015-12-15</text:p>
          </table:table-cell>
          <table:table-cell/>
          <table:table-cell office:value-type="float" office:value="-30.07144" calcext:value-type="float">
            <text:p>-30.07144</text:p>
          </table:table-cell>
          <table:table-cell office:value-type="float" office:value="151.09796" calcext:value-type="float">
            <text:p>151.09796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69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caleyi</text:p>
          </table:table-cell>
          <table:table-cell office:value-type="string" calcext:value-type="string">
            <text:p>Eucalyptus caleyi</text:p>
          </table:table-cell>
          <table:table-cell/>
          <table:table-cell office:value-type="string" calcext:value-type="string">
            <text:p>Thunderbolts Way, Bundarra</text:p>
          </table:table-cell>
          <table:table-cell/>
          <table:table-cell office:value-type="string" calcext:value-type="string">
            <text:p>2015-12-15</text:p>
          </table:table-cell>
          <table:table-cell/>
          <table:table-cell office:value-type="float" office:value="-30.07144" calcext:value-type="float">
            <text:p>-30.07144</text:p>
          </table:table-cell>
          <table:table-cell office:value-type="float" office:value="151.09796" calcext:value-type="float">
            <text:p>151.09796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69b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caleyi</text:p>
          </table:table-cell>
          <table:table-cell office:value-type="string" calcext:value-type="string">
            <text:p>Eucalyptus caleyi</text:p>
          </table:table-cell>
          <table:table-cell/>
          <table:table-cell office:value-type="string" calcext:value-type="string">
            <text:p>Thunderbolts Way, Bundarra</text:p>
          </table:table-cell>
          <table:table-cell/>
          <table:table-cell office:value-type="string" calcext:value-type="string">
            <text:p>2015-12-15</text:p>
          </table:table-cell>
          <table:table-cell/>
          <table:table-cell office:value-type="float" office:value="-30.07144" calcext:value-type="float">
            <text:p>-30.07144</text:p>
          </table:table-cell>
          <table:table-cell office:value-type="float" office:value="151.09796" calcext:value-type="float">
            <text:p>151.09796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69c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caleyi</text:p>
          </table:table-cell>
          <table:table-cell office:value-type="string" calcext:value-type="string">
            <text:p>Eucalyptus caleyi</text:p>
          </table:table-cell>
          <table:table-cell/>
          <table:table-cell office:value-type="string" calcext:value-type="string">
            <text:p>Thunderbolts Way, Bundarra</text:p>
          </table:table-cell>
          <table:table-cell/>
          <table:table-cell office:value-type="string" calcext:value-type="string">
            <text:p>2015-12-15</text:p>
          </table:table-cell>
          <table:table-cell/>
          <table:table-cell office:value-type="float" office:value="-30.07144" calcext:value-type="float">
            <text:p>-30.07144</text:p>
          </table:table-cell>
          <table:table-cell office:value-type="float" office:value="151.09796" calcext:value-type="float">
            <text:p>151.09796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69d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caleyi</text:p>
          </table:table-cell>
          <table:table-cell office:value-type="string" calcext:value-type="string">
            <text:p>Eucalyptus caleyi</text:p>
          </table:table-cell>
          <table:table-cell/>
          <table:table-cell office:value-type="string" calcext:value-type="string">
            <text:p>Thunderbolts Way, Bundarra</text:p>
          </table:table-cell>
          <table:table-cell/>
          <table:table-cell office:value-type="string" calcext:value-type="string">
            <text:p>2015-12-15</text:p>
          </table:table-cell>
          <table:table-cell/>
          <table:table-cell office:value-type="float" office:value="-30.07144" calcext:value-type="float">
            <text:p>-30.07144</text:p>
          </table:table-cell>
          <table:table-cell office:value-type="float" office:value="151.09796" calcext:value-type="float">
            <text:p>151.09796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70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fibrosa</text:p>
          </table:table-cell>
          <table:table-cell office:value-type="string" calcext:value-type="string">
            <text:p>Eucalyptus fibrosa</text:p>
          </table:table-cell>
          <table:table-cell/>
          <table:table-cell office:value-type="string" calcext:value-type="string">
            <text:p>Bucketts Way, Stroud Road</text:p>
          </table:table-cell>
          <table:table-cell office:value-type="string" calcext:value-type="string">
            <text:p>056</text:p>
          </table:table-cell>
          <table:table-cell office:value-type="string" calcext:value-type="string">
            <text:p>2016-01-20</text:p>
          </table:table-cell>
          <table:table-cell/>
          <table:table-cell office:value-type="float" office:value="-32.62925" calcext:value-type="float">
            <text:p>-32.62925</text:p>
          </table:table-cell>
          <table:table-cell office:value-type="float" office:value="151.87758" calcext:value-type="float">
            <text:p>151.87758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70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fibrosa</text:p>
          </table:table-cell>
          <table:table-cell office:value-type="string" calcext:value-type="string">
            <text:p>Eucalyptus fibrosa</text:p>
          </table:table-cell>
          <table:table-cell/>
          <table:table-cell office:value-type="string" calcext:value-type="string">
            <text:p>Bucketts Way, Stroud Road</text:p>
          </table:table-cell>
          <table:table-cell/>
          <table:table-cell office:value-type="string" calcext:value-type="string">
            <text:p>2016-01-20</text:p>
          </table:table-cell>
          <table:table-cell/>
          <table:table-cell office:value-type="float" office:value="-32.62925" calcext:value-type="float">
            <text:p>-32.62925</text:p>
          </table:table-cell>
          <table:table-cell office:value-type="float" office:value="151.87758" calcext:value-type="float">
            <text:p>151.87758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70b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fibrosa</text:p>
          </table:table-cell>
          <table:table-cell office:value-type="string" calcext:value-type="string">
            <text:p>Eucalyptus fibrosa</text:p>
          </table:table-cell>
          <table:table-cell/>
          <table:table-cell office:value-type="string" calcext:value-type="string">
            <text:p>Bucketts Way, Stroud Road</text:p>
          </table:table-cell>
          <table:table-cell/>
          <table:table-cell office:value-type="string" calcext:value-type="string">
            <text:p>2016-01-20</text:p>
          </table:table-cell>
          <table:table-cell/>
          <table:table-cell office:value-type="float" office:value="-32.62925" calcext:value-type="float">
            <text:p>-32.62925</text:p>
          </table:table-cell>
          <table:table-cell office:value-type="float" office:value="151.87758" calcext:value-type="float">
            <text:p>151.87758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70c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fibrosa</text:p>
          </table:table-cell>
          <table:table-cell office:value-type="string" calcext:value-type="string">
            <text:p>Eucalyptus fibrosa</text:p>
          </table:table-cell>
          <table:table-cell/>
          <table:table-cell office:value-type="string" calcext:value-type="string">
            <text:p>Bucketts Way, Stroud Road</text:p>
          </table:table-cell>
          <table:table-cell/>
          <table:table-cell office:value-type="string" calcext:value-type="string">
            <text:p>2016-01-20</text:p>
          </table:table-cell>
          <table:table-cell/>
          <table:table-cell office:value-type="float" office:value="-32.62925" calcext:value-type="float">
            <text:p>-32.62925</text:p>
          </table:table-cell>
          <table:table-cell office:value-type="float" office:value="151.87758" calcext:value-type="float">
            <text:p>151.87758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70d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fibrosa</text:p>
          </table:table-cell>
          <table:table-cell office:value-type="string" calcext:value-type="string">
            <text:p>Eucalyptus fibrosa</text:p>
          </table:table-cell>
          <table:table-cell/>
          <table:table-cell office:value-type="string" calcext:value-type="string">
            <text:p>Bucketts Way, Stroud Road</text:p>
          </table:table-cell>
          <table:table-cell/>
          <table:table-cell office:value-type="string" calcext:value-type="string">
            <text:p>2016-01-20</text:p>
          </table:table-cell>
          <table:table-cell/>
          <table:table-cell office:value-type="float" office:value="-32.62925" calcext:value-type="float">
            <text:p>-32.62925</text:p>
          </table:table-cell>
          <table:table-cell office:value-type="float" office:value="151.87758" calcext:value-type="float">
            <text:p>151.87758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71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fibrosa</text:p>
          </table:table-cell>
          <table:table-cell office:value-type="string" calcext:value-type="string">
            <text:p>Eucalyptus fibrosa</text:p>
          </table:table-cell>
          <table:table-cell/>
          <table:table-cell office:value-type="string" calcext:value-type="string">
            <text:p>Bucketts Way, Wards River</text:p>
          </table:table-cell>
          <table:table-cell office:value-type="string" calcext:value-type="string">
            <text:p>057</text:p>
          </table:table-cell>
          <table:table-cell office:value-type="string" calcext:value-type="string">
            <text:p>2016-01-20</text:p>
          </table:table-cell>
          <table:table-cell/>
          <table:table-cell office:value-type="float" office:value="-32.23292" calcext:value-type="float">
            <text:p>-32.23292</text:p>
          </table:table-cell>
          <table:table-cell office:value-type="float" office:value="151.93147" calcext:value-type="float">
            <text:p>151.93147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71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fibrosa</text:p>
          </table:table-cell>
          <table:table-cell office:value-type="string" calcext:value-type="string">
            <text:p>Eucalyptus fibrosa</text:p>
          </table:table-cell>
          <table:table-cell/>
          <table:table-cell office:value-type="string" calcext:value-type="string">
            <text:p>Bucketts Way, Wards River</text:p>
          </table:table-cell>
          <table:table-cell/>
          <table:table-cell office:value-type="string" calcext:value-type="string">
            <text:p>2016-01-20</text:p>
          </table:table-cell>
          <table:table-cell/>
          <table:table-cell office:value-type="float" office:value="-32.23292" calcext:value-type="float">
            <text:p>-32.23292</text:p>
          </table:table-cell>
          <table:table-cell office:value-type="float" office:value="151.93147" calcext:value-type="float">
            <text:p>151.93147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71b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fibrosa</text:p>
          </table:table-cell>
          <table:table-cell office:value-type="string" calcext:value-type="string">
            <text:p>Eucalyptus fibrosa</text:p>
          </table:table-cell>
          <table:table-cell/>
          <table:table-cell office:value-type="string" calcext:value-type="string">
            <text:p>Bucketts Way, Wards River</text:p>
          </table:table-cell>
          <table:table-cell/>
          <table:table-cell office:value-type="string" calcext:value-type="string">
            <text:p>2016-01-20</text:p>
          </table:table-cell>
          <table:table-cell/>
          <table:table-cell office:value-type="float" office:value="-32.23292" calcext:value-type="float">
            <text:p>-32.23292</text:p>
          </table:table-cell>
          <table:table-cell office:value-type="float" office:value="151.93147" calcext:value-type="float">
            <text:p>151.93147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71c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fibrosa</text:p>
          </table:table-cell>
          <table:table-cell office:value-type="string" calcext:value-type="string">
            <text:p>Eucalyptus fibrosa</text:p>
          </table:table-cell>
          <table:table-cell/>
          <table:table-cell office:value-type="string" calcext:value-type="string">
            <text:p>Bucketts Way, Wards River</text:p>
          </table:table-cell>
          <table:table-cell/>
          <table:table-cell office:value-type="string" calcext:value-type="string">
            <text:p>2016-01-20</text:p>
          </table:table-cell>
          <table:table-cell/>
          <table:table-cell office:value-type="float" office:value="-32.23292" calcext:value-type="float">
            <text:p>-32.23292</text:p>
          </table:table-cell>
          <table:table-cell office:value-type="float" office:value="151.93147" calcext:value-type="float">
            <text:p>151.93147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71d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fibrosa</text:p>
          </table:table-cell>
          <table:table-cell office:value-type="string" calcext:value-type="string">
            <text:p>Eucalyptus fibrosa</text:p>
          </table:table-cell>
          <table:table-cell/>
          <table:table-cell office:value-type="string" calcext:value-type="string">
            <text:p>Bucketts Way, Wards River</text:p>
          </table:table-cell>
          <table:table-cell/>
          <table:table-cell office:value-type="string" calcext:value-type="string">
            <text:p>2016-01-20</text:p>
          </table:table-cell>
          <table:table-cell/>
          <table:table-cell office:value-type="float" office:value="-32.23292" calcext:value-type="float">
            <text:p>-32.23292</text:p>
          </table:table-cell>
          <table:table-cell office:value-type="float" office:value="151.93147" calcext:value-type="float">
            <text:p>151.93147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72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  <table:table-cell/>
          <table:table-cell office:value-type="string" calcext:value-type="string">
            <text:p>Licola, Tamboritha Rd</text:p>
          </table:table-cell>
          <table:table-cell office:value-type="string" calcext:value-type="string">
            <text:p>058</text:p>
          </table:table-cell>
          <table:table-cell office:value-type="string" calcext:value-type="string">
            <text:p>2016-01-24</text:p>
          </table:table-cell>
          <table:table-cell/>
          <table:table-cell office:value-type="float" office:value="-37.60536" calcext:value-type="float">
            <text:p>-37.60536</text:p>
          </table:table-cell>
          <table:table-cell office:value-type="float" office:value="146.64015" calcext:value-type="float">
            <text:p>146.64015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72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  <table:table-cell/>
          <table:table-cell office:value-type="string" calcext:value-type="string">
            <text:p>Licola, Tamboritha Rd</text:p>
          </table:table-cell>
          <table:table-cell/>
          <table:table-cell office:value-type="string" calcext:value-type="string">
            <text:p>2016-01-24</text:p>
          </table:table-cell>
          <table:table-cell/>
          <table:table-cell office:value-type="float" office:value="-37.60536" calcext:value-type="float">
            <text:p>-37.60536</text:p>
          </table:table-cell>
          <table:table-cell office:value-type="float" office:value="146.64015" calcext:value-type="float">
            <text:p>146.64015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72b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  <table:table-cell/>
          <table:table-cell office:value-type="string" calcext:value-type="string">
            <text:p>Licola, Tamboritha Rd</text:p>
          </table:table-cell>
          <table:table-cell/>
          <table:table-cell office:value-type="string" calcext:value-type="string">
            <text:p>2016-01-24</text:p>
          </table:table-cell>
          <table:table-cell/>
          <table:table-cell office:value-type="float" office:value="-37.60536" calcext:value-type="float">
            <text:p>-37.60536</text:p>
          </table:table-cell>
          <table:table-cell office:value-type="float" office:value="146.64015" calcext:value-type="float">
            <text:p>146.64015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72c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  <table:table-cell/>
          <table:table-cell office:value-type="string" calcext:value-type="string">
            <text:p>Licola, Tamboritha Rd</text:p>
          </table:table-cell>
          <table:table-cell/>
          <table:table-cell office:value-type="string" calcext:value-type="string">
            <text:p>2016-01-24</text:p>
          </table:table-cell>
          <table:table-cell/>
          <table:table-cell office:value-type="float" office:value="-37.60536" calcext:value-type="float">
            <text:p>-37.60536</text:p>
          </table:table-cell>
          <table:table-cell office:value-type="float" office:value="146.64015" calcext:value-type="float">
            <text:p>146.64015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72d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  <table:table-cell/>
          <table:table-cell office:value-type="string" calcext:value-type="string">
            <text:p>Licola, Tamboritha Rd</text:p>
          </table:table-cell>
          <table:table-cell/>
          <table:table-cell office:value-type="string" calcext:value-type="string">
            <text:p>2016-01-24</text:p>
          </table:table-cell>
          <table:table-cell/>
          <table:table-cell office:value-type="float" office:value="-37.60536" calcext:value-type="float">
            <text:p>-37.60536</text:p>
          </table:table-cell>
          <table:table-cell office:value-type="float" office:value="146.64015" calcext:value-type="float">
            <text:p>146.64015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73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/>
          <table:table-cell office:value-type="string" calcext:value-type="string">
            <text:p>Doctors Flat</text:p>
          </table:table-cell>
          <table:table-cell office:value-type="string" calcext:value-type="string">
            <text:p>059</text:p>
          </table:table-cell>
          <table:table-cell office:value-type="string" calcext:value-type="string">
            <text:p>2016-01-24</text:p>
          </table:table-cell>
          <table:table-cell/>
          <table:table-cell office:value-type="float" office:value="-37.46662" calcext:value-type="float">
            <text:p>-37.46662</text:p>
          </table:table-cell>
          <table:table-cell office:value-type="float" office:value="147.83218" calcext:value-type="float">
            <text:p>147.83218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73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/>
          <table:table-cell office:value-type="string" calcext:value-type="string">
            <text:p>Doctors Flat</text:p>
          </table:table-cell>
          <table:table-cell/>
          <table:table-cell office:value-type="string" calcext:value-type="string">
            <text:p>2016-01-24</text:p>
          </table:table-cell>
          <table:table-cell/>
          <table:table-cell office:value-type="float" office:value="-37.46662" calcext:value-type="float">
            <text:p>-37.46662</text:p>
          </table:table-cell>
          <table:table-cell office:value-type="float" office:value="147.83218" calcext:value-type="float">
            <text:p>147.83218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73b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/>
          <table:table-cell office:value-type="string" calcext:value-type="string">
            <text:p>Doctors Flat</text:p>
          </table:table-cell>
          <table:table-cell/>
          <table:table-cell office:value-type="string" calcext:value-type="string">
            <text:p>2016-01-24</text:p>
          </table:table-cell>
          <table:table-cell/>
          <table:table-cell office:value-type="float" office:value="-37.46662" calcext:value-type="float">
            <text:p>-37.46662</text:p>
          </table:table-cell>
          <table:table-cell office:value-type="float" office:value="147.83218" calcext:value-type="float">
            <text:p>147.83218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73c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/>
          <table:table-cell office:value-type="string" calcext:value-type="string">
            <text:p>Doctors Flat</text:p>
          </table:table-cell>
          <table:table-cell/>
          <table:table-cell office:value-type="string" calcext:value-type="string">
            <text:p>2016-01-24</text:p>
          </table:table-cell>
          <table:table-cell/>
          <table:table-cell office:value-type="float" office:value="-37.46662" calcext:value-type="float">
            <text:p>-37.46662</text:p>
          </table:table-cell>
          <table:table-cell office:value-type="float" office:value="147.83218" calcext:value-type="float">
            <text:p>147.83218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73d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/>
          <table:table-cell office:value-type="string" calcext:value-type="string">
            <text:p>Doctors Flat</text:p>
          </table:table-cell>
          <table:table-cell/>
          <table:table-cell office:value-type="string" calcext:value-type="string">
            <text:p>2016-01-24</text:p>
          </table:table-cell>
          <table:table-cell/>
          <table:table-cell office:value-type="float" office:value="-37.46662" calcext:value-type="float">
            <text:p>-37.46662</text:p>
          </table:table-cell>
          <table:table-cell office:value-type="float" office:value="147.83218" calcext:value-type="float">
            <text:p>147.83218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74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Ensay</text:p>
          </table:table-cell>
          <table:table-cell office:value-type="string" calcext:value-type="string">
            <text:p>060</text:p>
          </table:table-cell>
          <table:table-cell office:value-type="string" calcext:value-type="string">
            <text:p>2016-01-24</text:p>
          </table:table-cell>
          <table:table-cell/>
          <table:table-cell office:value-type="float" office:value="-37.36159" calcext:value-type="float">
            <text:p>-37.36159</text:p>
          </table:table-cell>
          <table:table-cell office:value-type="float" office:value="147.85228" calcext:value-type="float">
            <text:p>147.85228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table:number-columns-repeated="3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74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Ensay</text:p>
          </table:table-cell>
          <table:table-cell/>
          <table:table-cell office:value-type="string" calcext:value-type="string">
            <text:p>2016-01-24</text:p>
          </table:table-cell>
          <table:table-cell/>
          <table:table-cell office:value-type="float" office:value="-37.36159" calcext:value-type="float">
            <text:p>-37.36159</text:p>
          </table:table-cell>
          <table:table-cell office:value-type="float" office:value="147.85228" calcext:value-type="float">
            <text:p>147.85228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74b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Ensay</text:p>
          </table:table-cell>
          <table:table-cell/>
          <table:table-cell office:value-type="string" calcext:value-type="string">
            <text:p>2016-01-24</text:p>
          </table:table-cell>
          <table:table-cell/>
          <table:table-cell office:value-type="float" office:value="-37.36159" calcext:value-type="float">
            <text:p>-37.36159</text:p>
          </table:table-cell>
          <table:table-cell office:value-type="float" office:value="147.85228" calcext:value-type="float">
            <text:p>147.85228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74c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Ensay</text:p>
          </table:table-cell>
          <table:table-cell/>
          <table:table-cell office:value-type="string" calcext:value-type="string">
            <text:p>2016-01-24</text:p>
          </table:table-cell>
          <table:table-cell/>
          <table:table-cell office:value-type="float" office:value="-37.36159" calcext:value-type="float">
            <text:p>-37.36159</text:p>
          </table:table-cell>
          <table:table-cell office:value-type="float" office:value="147.85228" calcext:value-type="float">
            <text:p>147.85228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74d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Ensay</text:p>
          </table:table-cell>
          <table:table-cell/>
          <table:table-cell office:value-type="string" calcext:value-type="string">
            <text:p>2016-01-24</text:p>
          </table:table-cell>
          <table:table-cell/>
          <table:table-cell office:value-type="float" office:value="-37.36159" calcext:value-type="float">
            <text:p>-37.36159</text:p>
          </table:table-cell>
          <table:table-cell office:value-type="float" office:value="147.85228" calcext:value-type="float">
            <text:p>147.85228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74e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Ensay</text:p>
          </table:table-cell>
          <table:table-cell/>
          <table:table-cell office:value-type="string" calcext:value-type="string">
            <text:p>2016-01-24</text:p>
          </table:table-cell>
          <table:table-cell/>
          <table:table-cell office:value-type="float" office:value="-37.36159" calcext:value-type="float">
            <text:p>-37.36159</text:p>
          </table:table-cell>
          <table:table-cell office:value-type="float" office:value="147.85228" calcext:value-type="float">
            <text:p>147.85228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74f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Ensay</text:p>
          </table:table-cell>
          <table:table-cell/>
          <table:table-cell office:value-type="string" calcext:value-type="string">
            <text:p>2016-01-24</text:p>
          </table:table-cell>
          <table:table-cell/>
          <table:table-cell office:value-type="float" office:value="-37.36159" calcext:value-type="float">
            <text:p>-37.36159</text:p>
          </table:table-cell>
          <table:table-cell office:value-type="float" office:value="147.85228" calcext:value-type="float">
            <text:p>147.85228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74g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Ensay</text:p>
          </table:table-cell>
          <table:table-cell/>
          <table:table-cell office:value-type="string" calcext:value-type="string">
            <text:p>2016-01-24</text:p>
          </table:table-cell>
          <table:table-cell/>
          <table:table-cell office:value-type="float" office:value="-37.36159" calcext:value-type="float">
            <text:p>-37.36159</text:p>
          </table:table-cell>
          <table:table-cell office:value-type="float" office:value="147.85228" calcext:value-type="float">
            <text:p>147.85228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74h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Ensay</text:p>
          </table:table-cell>
          <table:table-cell/>
          <table:table-cell office:value-type="string" calcext:value-type="string">
            <text:p>2016-01-24</text:p>
          </table:table-cell>
          <table:table-cell/>
          <table:table-cell office:value-type="float" office:value="-37.36159" calcext:value-type="float">
            <text:p>-37.36159</text:p>
          </table:table-cell>
          <table:table-cell office:value-type="float" office:value="147.85228" calcext:value-type="float">
            <text:p>147.85228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74i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Ensay</text:p>
          </table:table-cell>
          <table:table-cell/>
          <table:table-cell office:value-type="string" calcext:value-type="string">
            <text:p>2016-01-24</text:p>
          </table:table-cell>
          <table:table-cell/>
          <table:table-cell office:value-type="float" office:value="-37.36159" calcext:value-type="float">
            <text:p>-37.36159</text:p>
          </table:table-cell>
          <table:table-cell office:value-type="float" office:value="147.85228" calcext:value-type="float">
            <text:p>147.85228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75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/>
          <table:table-cell office:value-type="string" calcext:value-type="string">
            <text:p>Buchan</text:p>
          </table:table-cell>
          <table:table-cell office:value-type="string" calcext:value-type="string">
            <text:p>061</text:p>
          </table:table-cell>
          <table:table-cell office:value-type="string" calcext:value-type="string">
            <text:p>2016-01-25</text:p>
          </table:table-cell>
          <table:table-cell/>
          <table:table-cell office:value-type="float" office:value="-37.40165" calcext:value-type="float">
            <text:p>-37.40165</text:p>
          </table:table-cell>
          <table:table-cell office:value-type="float" office:value="148.21443" calcext:value-type="float">
            <text:p>148.21443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75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/>
          <table:table-cell office:value-type="string" calcext:value-type="string">
            <text:p>Buchan</text:p>
          </table:table-cell>
          <table:table-cell/>
          <table:table-cell office:value-type="string" calcext:value-type="string">
            <text:p>2016-01-25</text:p>
          </table:table-cell>
          <table:table-cell/>
          <table:table-cell office:value-type="float" office:value="-37.40165" calcext:value-type="float">
            <text:p>-37.40165</text:p>
          </table:table-cell>
          <table:table-cell office:value-type="float" office:value="148.21443" calcext:value-type="float">
            <text:p>148.21443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75b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/>
          <table:table-cell office:value-type="string" calcext:value-type="string">
            <text:p>Buchan</text:p>
          </table:table-cell>
          <table:table-cell/>
          <table:table-cell office:value-type="string" calcext:value-type="string">
            <text:p>2016-01-25</text:p>
          </table:table-cell>
          <table:table-cell/>
          <table:table-cell office:value-type="float" office:value="-37.40165" calcext:value-type="float">
            <text:p>-37.40165</text:p>
          </table:table-cell>
          <table:table-cell office:value-type="float" office:value="148.21443" calcext:value-type="float">
            <text:p>148.21443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75c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/>
          <table:table-cell office:value-type="string" calcext:value-type="string">
            <text:p>Buchan</text:p>
          </table:table-cell>
          <table:table-cell/>
          <table:table-cell office:value-type="string" calcext:value-type="string">
            <text:p>2016-01-25</text:p>
          </table:table-cell>
          <table:table-cell/>
          <table:table-cell office:value-type="float" office:value="-37.40165" calcext:value-type="float">
            <text:p>-37.40165</text:p>
          </table:table-cell>
          <table:table-cell office:value-type="float" office:value="148.21443" calcext:value-type="float">
            <text:p>148.21443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75d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/>
          <table:table-cell office:value-type="string" calcext:value-type="string">
            <text:p>Buchan</text:p>
          </table:table-cell>
          <table:table-cell/>
          <table:table-cell office:value-type="string" calcext:value-type="string">
            <text:p>2016-01-25</text:p>
          </table:table-cell>
          <table:table-cell/>
          <table:table-cell office:value-type="float" office:value="-37.40165" calcext:value-type="float">
            <text:p>-37.40165</text:p>
          </table:table-cell>
          <table:table-cell office:value-type="float" office:value="148.21443" calcext:value-type="float">
            <text:p>148.21443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76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McKillop Bridge</text:p>
          </table:table-cell>
          <table:table-cell office:value-type="string" calcext:value-type="string">
            <text:p>062</text:p>
          </table:table-cell>
          <table:table-cell office:value-type="string" calcext:value-type="string">
            <text:p>2016-01-25</text:p>
          </table:table-cell>
          <table:table-cell/>
          <table:table-cell office:value-type="float" office:value="-37.07782" calcext:value-type="float">
            <text:p>-37.07782</text:p>
          </table:table-cell>
          <table:table-cell office:value-type="float" office:value="148.34419" calcext:value-type="float">
            <text:p>148.34419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table:number-columns-repeated="3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76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McKillop Bridge</text:p>
          </table:table-cell>
          <table:table-cell/>
          <table:table-cell office:value-type="string" calcext:value-type="string">
            <text:p>2016-01-25</text:p>
          </table:table-cell>
          <table:table-cell/>
          <table:table-cell office:value-type="float" office:value="-37.07782" calcext:value-type="float">
            <text:p>-37.07782</text:p>
          </table:table-cell>
          <table:table-cell office:value-type="float" office:value="148.34419" calcext:value-type="float">
            <text:p>148.34419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76b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McKillop Bridge</text:p>
          </table:table-cell>
          <table:table-cell/>
          <table:table-cell office:value-type="string" calcext:value-type="string">
            <text:p>2016-01-25</text:p>
          </table:table-cell>
          <table:table-cell/>
          <table:table-cell office:value-type="float" office:value="-37.07782" calcext:value-type="float">
            <text:p>-37.07782</text:p>
          </table:table-cell>
          <table:table-cell office:value-type="float" office:value="148.34419" calcext:value-type="float">
            <text:p>148.34419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76c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McKillop Bridge</text:p>
          </table:table-cell>
          <table:table-cell/>
          <table:table-cell office:value-type="string" calcext:value-type="string">
            <text:p>2016-01-25</text:p>
          </table:table-cell>
          <table:table-cell/>
          <table:table-cell office:value-type="float" office:value="-37.07782" calcext:value-type="float">
            <text:p>-37.07782</text:p>
          </table:table-cell>
          <table:table-cell office:value-type="float" office:value="148.34419" calcext:value-type="float">
            <text:p>148.34419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76d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McKillop Bridge</text:p>
          </table:table-cell>
          <table:table-cell/>
          <table:table-cell office:value-type="string" calcext:value-type="string">
            <text:p>2016-01-25</text:p>
          </table:table-cell>
          <table:table-cell/>
          <table:table-cell office:value-type="float" office:value="-37.07782" calcext:value-type="float">
            <text:p>-37.07782</text:p>
          </table:table-cell>
          <table:table-cell office:value-type="float" office:value="148.34419" calcext:value-type="float">
            <text:p>148.34419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76e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McKillop Bridge</text:p>
          </table:table-cell>
          <table:table-cell/>
          <table:table-cell office:value-type="string" calcext:value-type="string">
            <text:p>2016-01-25</text:p>
          </table:table-cell>
          <table:table-cell/>
          <table:table-cell office:value-type="float" office:value="-37.07782" calcext:value-type="float">
            <text:p>-37.07782</text:p>
          </table:table-cell>
          <table:table-cell office:value-type="float" office:value="148.34419" calcext:value-type="float">
            <text:p>148.34419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76f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McKillop Bridge</text:p>
          </table:table-cell>
          <table:table-cell/>
          <table:table-cell office:value-type="string" calcext:value-type="string">
            <text:p>2016-01-25</text:p>
          </table:table-cell>
          <table:table-cell/>
          <table:table-cell office:value-type="float" office:value="-37.07782" calcext:value-type="float">
            <text:p>-37.07782</text:p>
          </table:table-cell>
          <table:table-cell office:value-type="float" office:value="148.34419" calcext:value-type="float">
            <text:p>148.34419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76g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McKillop Bridge</text:p>
          </table:table-cell>
          <table:table-cell/>
          <table:table-cell office:value-type="string" calcext:value-type="string">
            <text:p>2016-01-25</text:p>
          </table:table-cell>
          <table:table-cell/>
          <table:table-cell office:value-type="float" office:value="-37.07782" calcext:value-type="float">
            <text:p>-37.07782</text:p>
          </table:table-cell>
          <table:table-cell office:value-type="float" office:value="148.34419" calcext:value-type="float">
            <text:p>148.34419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76h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McKillop Bridge</text:p>
          </table:table-cell>
          <table:table-cell/>
          <table:table-cell office:value-type="string" calcext:value-type="string">
            <text:p>2016-01-25</text:p>
          </table:table-cell>
          <table:table-cell/>
          <table:table-cell office:value-type="float" office:value="-37.07782" calcext:value-type="float">
            <text:p>-37.07782</text:p>
          </table:table-cell>
          <table:table-cell office:value-type="float" office:value="148.34419" calcext:value-type="float">
            <text:p>148.34419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76i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McKillop Bridge</text:p>
          </table:table-cell>
          <table:table-cell/>
          <table:table-cell office:value-type="string" calcext:value-type="string">
            <text:p>2016-01-25</text:p>
          </table:table-cell>
          <table:table-cell/>
          <table:table-cell office:value-type="float" office:value="-37.07782" calcext:value-type="float">
            <text:p>-37.07782</text:p>
          </table:table-cell>
          <table:table-cell office:value-type="float" office:value="148.34419" calcext:value-type="float">
            <text:p>148.34419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77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Suggan Buggan</text:p>
          </table:table-cell>
          <table:table-cell office:value-type="string" calcext:value-type="string">
            <text:p>063</text:p>
          </table:table-cell>
          <table:table-cell office:value-type="string" calcext:value-type="string">
            <text:p>2016-01-25</text:p>
          </table:table-cell>
          <table:table-cell/>
          <table:table-cell office:value-type="float" office:value="-36.96985" calcext:value-type="float">
            <text:p>-36.96985</text:p>
          </table:table-cell>
          <table:table-cell office:value-type="float" office:value="148.30525" calcext:value-type="float">
            <text:p>148.30525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77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Suggan Buggan</text:p>
          </table:table-cell>
          <table:table-cell/>
          <table:table-cell office:value-type="string" calcext:value-type="string">
            <text:p>2016-01-25</text:p>
          </table:table-cell>
          <table:table-cell/>
          <table:table-cell office:value-type="float" office:value="-36.96985" calcext:value-type="float">
            <text:p>-36.96985</text:p>
          </table:table-cell>
          <table:table-cell office:value-type="float" office:value="148.30525" calcext:value-type="float">
            <text:p>148.30525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77b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Suggan Buggan</text:p>
          </table:table-cell>
          <table:table-cell/>
          <table:table-cell office:value-type="string" calcext:value-type="string">
            <text:p>2016-01-25</text:p>
          </table:table-cell>
          <table:table-cell/>
          <table:table-cell office:value-type="float" office:value="-36.96985" calcext:value-type="float">
            <text:p>-36.96985</text:p>
          </table:table-cell>
          <table:table-cell office:value-type="float" office:value="148.30525" calcext:value-type="float">
            <text:p>148.30525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77c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Suggan Buggan</text:p>
          </table:table-cell>
          <table:table-cell/>
          <table:table-cell office:value-type="string" calcext:value-type="string">
            <text:p>2016-01-25</text:p>
          </table:table-cell>
          <table:table-cell/>
          <table:table-cell office:value-type="float" office:value="-36.96985" calcext:value-type="float">
            <text:p>-36.96985</text:p>
          </table:table-cell>
          <table:table-cell office:value-type="float" office:value="148.30525" calcext:value-type="float">
            <text:p>148.30525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77d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Suggan Buggan</text:p>
          </table:table-cell>
          <table:table-cell/>
          <table:table-cell office:value-type="string" calcext:value-type="string">
            <text:p>2016-01-25</text:p>
          </table:table-cell>
          <table:table-cell/>
          <table:table-cell office:value-type="float" office:value="-36.96985" calcext:value-type="float">
            <text:p>-36.96985</text:p>
          </table:table-cell>
          <table:table-cell office:value-type="float" office:value="148.30525" calcext:value-type="float">
            <text:p>148.30525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77e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Suggan Buggan</text:p>
          </table:table-cell>
          <table:table-cell/>
          <table:table-cell office:value-type="string" calcext:value-type="string">
            <text:p>2016-01-25</text:p>
          </table:table-cell>
          <table:table-cell/>
          <table:table-cell office:value-type="float" office:value="-36.96985" calcext:value-type="float">
            <text:p>-36.96985</text:p>
          </table:table-cell>
          <table:table-cell office:value-type="float" office:value="148.30525" calcext:value-type="float">
            <text:p>148.30525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77f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Suggan Buggan</text:p>
          </table:table-cell>
          <table:table-cell/>
          <table:table-cell office:value-type="string" calcext:value-type="string">
            <text:p>2016-01-25</text:p>
          </table:table-cell>
          <table:table-cell/>
          <table:table-cell office:value-type="float" office:value="-36.96985" calcext:value-type="float">
            <text:p>-36.96985</text:p>
          </table:table-cell>
          <table:table-cell office:value-type="float" office:value="148.30525" calcext:value-type="float">
            <text:p>148.30525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77g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Suggan Buggan</text:p>
          </table:table-cell>
          <table:table-cell/>
          <table:table-cell office:value-type="string" calcext:value-type="string">
            <text:p>2016-01-25</text:p>
          </table:table-cell>
          <table:table-cell/>
          <table:table-cell office:value-type="float" office:value="-36.96985" calcext:value-type="float">
            <text:p>-36.96985</text:p>
          </table:table-cell>
          <table:table-cell office:value-type="float" office:value="148.30525" calcext:value-type="float">
            <text:p>148.30525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77h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Suggan Buggan</text:p>
          </table:table-cell>
          <table:table-cell/>
          <table:table-cell office:value-type="string" calcext:value-type="string">
            <text:p>2016-01-25</text:p>
          </table:table-cell>
          <table:table-cell/>
          <table:table-cell office:value-type="float" office:value="-36.96985" calcext:value-type="float">
            <text:p>-36.96985</text:p>
          </table:table-cell>
          <table:table-cell office:value-type="float" office:value="148.30525" calcext:value-type="float">
            <text:p>148.30525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77i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Suggan Buggan</text:p>
          </table:table-cell>
          <table:table-cell/>
          <table:table-cell office:value-type="string" calcext:value-type="string">
            <text:p>2016-01-25</text:p>
          </table:table-cell>
          <table:table-cell/>
          <table:table-cell office:value-type="float" office:value="-36.96985" calcext:value-type="float">
            <text:p>-36.96985</text:p>
          </table:table-cell>
          <table:table-cell office:value-type="float" office:value="148.30525" calcext:value-type="float">
            <text:p>148.30525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78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/>
          <table:table-cell office:value-type="string" calcext:value-type="string">
            <text:p>Kosciousko NP</text:p>
          </table:table-cell>
          <table:table-cell office:value-type="string" calcext:value-type="string">
            <text:p>064</text:p>
          </table:table-cell>
          <table:table-cell office:value-type="string" calcext:value-type="string">
            <text:p>2016-01-25</text:p>
          </table:table-cell>
          <table:table-cell/>
          <table:table-cell office:value-type="float" office:value="-36.88718" calcext:value-type="float">
            <text:p>-36.88718</text:p>
          </table:table-cell>
          <table:table-cell office:value-type="float" office:value="148.42012" calcext:value-type="float">
            <text:p>148.42012</text:p>
          </table:table-cell>
          <table:table-cell/>
          <table:table-cell office:value-type="string" calcext:value-type="string">
            <text:p>VIC/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78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/>
          <table:table-cell office:value-type="string" calcext:value-type="string">
            <text:p>Kosciousko NP</text:p>
          </table:table-cell>
          <table:table-cell/>
          <table:table-cell office:value-type="string" calcext:value-type="string">
            <text:p>2016-01-25</text:p>
          </table:table-cell>
          <table:table-cell/>
          <table:table-cell office:value-type="float" office:value="-36.88718" calcext:value-type="float">
            <text:p>-36.88718</text:p>
          </table:table-cell>
          <table:table-cell office:value-type="float" office:value="148.42012" calcext:value-type="float">
            <text:p>148.42012</text:p>
          </table:table-cell>
          <table:table-cell/>
          <table:table-cell office:value-type="string" calcext:value-type="string">
            <text:p>VIC/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78b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/>
          <table:table-cell office:value-type="string" calcext:value-type="string">
            <text:p>Kosciousko NP</text:p>
          </table:table-cell>
          <table:table-cell/>
          <table:table-cell office:value-type="string" calcext:value-type="string">
            <text:p>2016-01-25</text:p>
          </table:table-cell>
          <table:table-cell/>
          <table:table-cell office:value-type="float" office:value="-36.88718" calcext:value-type="float">
            <text:p>-36.88718</text:p>
          </table:table-cell>
          <table:table-cell office:value-type="float" office:value="148.42012" calcext:value-type="float">
            <text:p>148.42012</text:p>
          </table:table-cell>
          <table:table-cell/>
          <table:table-cell office:value-type="string" calcext:value-type="string">
            <text:p>VIC/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78c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/>
          <table:table-cell office:value-type="string" calcext:value-type="string">
            <text:p>Kosciousko NP</text:p>
          </table:table-cell>
          <table:table-cell/>
          <table:table-cell office:value-type="string" calcext:value-type="string">
            <text:p>2016-01-25</text:p>
          </table:table-cell>
          <table:table-cell/>
          <table:table-cell office:value-type="float" office:value="-36.88718" calcext:value-type="float">
            <text:p>-36.88718</text:p>
          </table:table-cell>
          <table:table-cell office:value-type="float" office:value="148.42012" calcext:value-type="float">
            <text:p>148.42012</text:p>
          </table:table-cell>
          <table:table-cell/>
          <table:table-cell office:value-type="string" calcext:value-type="string">
            <text:p>VIC/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78d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/>
          <table:table-cell office:value-type="string" calcext:value-type="string">
            <text:p>Kosciousko NP</text:p>
          </table:table-cell>
          <table:table-cell/>
          <table:table-cell office:value-type="string" calcext:value-type="string">
            <text:p>2016-01-25</text:p>
          </table:table-cell>
          <table:table-cell/>
          <table:table-cell office:value-type="float" office:value="-36.88718" calcext:value-type="float">
            <text:p>-36.88718</text:p>
          </table:table-cell>
          <table:table-cell office:value-type="float" office:value="148.42012" calcext:value-type="float">
            <text:p>148.42012</text:p>
          </table:table-cell>
          <table:table-cell/>
          <table:table-cell office:value-type="string" calcext:value-type="string">
            <text:p>VIC/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79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  <table:table-cell/>
          <table:table-cell office:value-type="string" calcext:value-type="string">
            <text:p>Bombala</text:p>
          </table:table-cell>
          <table:table-cell office:value-type="string" calcext:value-type="string">
            <text:p>065</text:p>
          </table:table-cell>
          <table:table-cell office:value-type="string" calcext:value-type="string">
            <text:p>2016-01-26</text:p>
          </table:table-cell>
          <table:table-cell/>
          <table:table-cell office:value-type="float" office:value="-36.94525" calcext:value-type="float">
            <text:p>-36.94525</text:p>
          </table:table-cell>
          <table:table-cell office:value-type="float" office:value="149.4919" calcext:value-type="float">
            <text:p>149.4919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79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  <table:table-cell/>
          <table:table-cell office:value-type="string" calcext:value-type="string">
            <text:p>Bombala</text:p>
          </table:table-cell>
          <table:table-cell/>
          <table:table-cell office:value-type="string" calcext:value-type="string">
            <text:p>2016-01-26</text:p>
          </table:table-cell>
          <table:table-cell/>
          <table:table-cell office:value-type="float" office:value="-36.94525" calcext:value-type="float">
            <text:p>-36.94525</text:p>
          </table:table-cell>
          <table:table-cell office:value-type="float" office:value="149.4919" calcext:value-type="float">
            <text:p>149.4919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79b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  <table:table-cell/>
          <table:table-cell office:value-type="string" calcext:value-type="string">
            <text:p>Bombala</text:p>
          </table:table-cell>
          <table:table-cell/>
          <table:table-cell office:value-type="string" calcext:value-type="string">
            <text:p>2016-01-26</text:p>
          </table:table-cell>
          <table:table-cell/>
          <table:table-cell office:value-type="float" office:value="-36.94525" calcext:value-type="float">
            <text:p>-36.94525</text:p>
          </table:table-cell>
          <table:table-cell office:value-type="float" office:value="149.4919" calcext:value-type="float">
            <text:p>149.4919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79c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  <table:table-cell/>
          <table:table-cell office:value-type="string" calcext:value-type="string">
            <text:p>Bombala</text:p>
          </table:table-cell>
          <table:table-cell/>
          <table:table-cell office:value-type="string" calcext:value-type="string">
            <text:p>2016-01-26</text:p>
          </table:table-cell>
          <table:table-cell/>
          <table:table-cell office:value-type="float" office:value="-36.94525" calcext:value-type="float">
            <text:p>-36.94525</text:p>
          </table:table-cell>
          <table:table-cell office:value-type="float" office:value="149.4919" calcext:value-type="float">
            <text:p>149.4919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79d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  <table:table-cell/>
          <table:table-cell office:value-type="string" calcext:value-type="string">
            <text:p>Bombala</text:p>
          </table:table-cell>
          <table:table-cell/>
          <table:table-cell office:value-type="string" calcext:value-type="string">
            <text:p>2016-01-26</text:p>
          </table:table-cell>
          <table:table-cell/>
          <table:table-cell office:value-type="float" office:value="-36.94525" calcext:value-type="float">
            <text:p>-36.94525</text:p>
          </table:table-cell>
          <table:table-cell office:value-type="float" office:value="149.4919" calcext:value-type="float">
            <text:p>149.4919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80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  <table:table-cell/>
          <table:table-cell office:value-type="string" calcext:value-type="string">
            <text:p>Pericoe</text:p>
          </table:table-cell>
          <table:table-cell office:value-type="string" calcext:value-type="string">
            <text:p>066</text:p>
          </table:table-cell>
          <table:table-cell office:value-type="string" calcext:value-type="string">
            <text:p>2016-01-26</text:p>
          </table:table-cell>
          <table:table-cell/>
          <table:table-cell office:value-type="float" office:value="-37.11934" calcext:value-type="float">
            <text:p>-37.11934</text:p>
          </table:table-cell>
          <table:table-cell office:value-type="float" office:value="149.65784" calcext:value-type="float">
            <text:p>149.65784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80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  <table:table-cell/>
          <table:table-cell office:value-type="string" calcext:value-type="string">
            <text:p>Pericoe</text:p>
          </table:table-cell>
          <table:table-cell/>
          <table:table-cell office:value-type="string" calcext:value-type="string">
            <text:p>2016-01-26</text:p>
          </table:table-cell>
          <table:table-cell/>
          <table:table-cell office:value-type="float" office:value="-37.11934" calcext:value-type="float">
            <text:p>-37.11934</text:p>
          </table:table-cell>
          <table:table-cell office:value-type="float" office:value="149.65784" calcext:value-type="float">
            <text:p>149.65784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80b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  <table:table-cell/>
          <table:table-cell office:value-type="string" calcext:value-type="string">
            <text:p>Pericoe</text:p>
          </table:table-cell>
          <table:table-cell/>
          <table:table-cell office:value-type="string" calcext:value-type="string">
            <text:p>2016-01-26</text:p>
          </table:table-cell>
          <table:table-cell/>
          <table:table-cell office:value-type="float" office:value="-37.11934" calcext:value-type="float">
            <text:p>-37.11934</text:p>
          </table:table-cell>
          <table:table-cell office:value-type="float" office:value="149.65784" calcext:value-type="float">
            <text:p>149.65784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80c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  <table:table-cell/>
          <table:table-cell office:value-type="string" calcext:value-type="string">
            <text:p>Pericoe</text:p>
          </table:table-cell>
          <table:table-cell/>
          <table:table-cell office:value-type="string" calcext:value-type="string">
            <text:p>2016-01-26</text:p>
          </table:table-cell>
          <table:table-cell/>
          <table:table-cell office:value-type="float" office:value="-37.11934" calcext:value-type="float">
            <text:p>-37.11934</text:p>
          </table:table-cell>
          <table:table-cell office:value-type="float" office:value="149.65784" calcext:value-type="float">
            <text:p>149.65784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80d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  <table:table-cell/>
          <table:table-cell office:value-type="string" calcext:value-type="string">
            <text:p>Pericoe</text:p>
          </table:table-cell>
          <table:table-cell/>
          <table:table-cell office:value-type="string" calcext:value-type="string">
            <text:p>2016-01-26</text:p>
          </table:table-cell>
          <table:table-cell/>
          <table:table-cell office:value-type="float" office:value="-37.11934" calcext:value-type="float">
            <text:p>-37.11934</text:p>
          </table:table-cell>
          <table:table-cell office:value-type="float" office:value="149.65784" calcext:value-type="float">
            <text:p>149.65784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81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  <table:table-cell/>
          <table:table-cell office:value-type="string" calcext:value-type="string">
            <text:p>Bruthen</text:p>
          </table:table-cell>
          <table:table-cell office:value-type="string" calcext:value-type="string">
            <text:p>067</text:p>
          </table:table-cell>
          <table:table-cell office:value-type="string" calcext:value-type="string">
            <text:p>2016-01-27</text:p>
          </table:table-cell>
          <table:table-cell/>
          <table:table-cell office:value-type="float" office:value="-37.3619" calcext:value-type="float">
            <text:p>-37.3619</text:p>
          </table:table-cell>
          <table:table-cell office:value-type="float" office:value="149.66098" calcext:value-type="float">
            <text:p>149.66098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81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  <table:table-cell/>
          <table:table-cell office:value-type="string" calcext:value-type="string">
            <text:p>Bruthen</text:p>
          </table:table-cell>
          <table:table-cell/>
          <table:table-cell office:value-type="string" calcext:value-type="string">
            <text:p>2016-01-27</text:p>
          </table:table-cell>
          <table:table-cell/>
          <table:table-cell office:value-type="float" office:value="-37.3619" calcext:value-type="float">
            <text:p>-37.3619</text:p>
          </table:table-cell>
          <table:table-cell office:value-type="float" office:value="149.66098" calcext:value-type="float">
            <text:p>149.66098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81b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  <table:table-cell/>
          <table:table-cell office:value-type="string" calcext:value-type="string">
            <text:p>Bruthen</text:p>
          </table:table-cell>
          <table:table-cell/>
          <table:table-cell office:value-type="string" calcext:value-type="string">
            <text:p>2016-01-27</text:p>
          </table:table-cell>
          <table:table-cell/>
          <table:table-cell office:value-type="float" office:value="-37.3619" calcext:value-type="float">
            <text:p>-37.3619</text:p>
          </table:table-cell>
          <table:table-cell office:value-type="float" office:value="149.66098" calcext:value-type="float">
            <text:p>149.66098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81c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  <table:table-cell/>
          <table:table-cell office:value-type="string" calcext:value-type="string">
            <text:p>Bruthen</text:p>
          </table:table-cell>
          <table:table-cell/>
          <table:table-cell office:value-type="string" calcext:value-type="string">
            <text:p>2016-01-27</text:p>
          </table:table-cell>
          <table:table-cell/>
          <table:table-cell office:value-type="float" office:value="-37.3619" calcext:value-type="float">
            <text:p>-37.3619</text:p>
          </table:table-cell>
          <table:table-cell office:value-type="float" office:value="149.66098" calcext:value-type="float">
            <text:p>149.66098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81d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  <table:table-cell/>
          <table:table-cell office:value-type="string" calcext:value-type="string">
            <text:p>Bruthen</text:p>
          </table:table-cell>
          <table:table-cell/>
          <table:table-cell office:value-type="string" calcext:value-type="string">
            <text:p>2016-01-27</text:p>
          </table:table-cell>
          <table:table-cell/>
          <table:table-cell office:value-type="float" office:value="-37.3619" calcext:value-type="float">
            <text:p>-37.3619</text:p>
          </table:table-cell>
          <table:table-cell office:value-type="float" office:value="149.66098" calcext:value-type="float">
            <text:p>149.66098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82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Swifts Creek</text:p>
          </table:table-cell>
          <table:table-cell office:value-type="string" calcext:value-type="string">
            <text:p>068</text:p>
          </table:table-cell>
          <table:table-cell office:value-type="string" calcext:value-type="string">
            <text:p>2016-01-27</text:p>
          </table:table-cell>
          <table:table-cell/>
          <table:table-cell office:value-type="float" office:value="-37.21575" calcext:value-type="float">
            <text:p>-37.21575</text:p>
          </table:table-cell>
          <table:table-cell office:value-type="float" office:value="147.71677" calcext:value-type="float">
            <text:p>147.71677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82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Swifts Creek</text:p>
          </table:table-cell>
          <table:table-cell/>
          <table:table-cell office:value-type="string" calcext:value-type="string">
            <text:p>2016-01-27</text:p>
          </table:table-cell>
          <table:table-cell/>
          <table:table-cell office:value-type="float" office:value="-37.21575" calcext:value-type="float">
            <text:p>-37.21575</text:p>
          </table:table-cell>
          <table:table-cell office:value-type="float" office:value="147.71677" calcext:value-type="float">
            <text:p>147.71677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82b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Swifts Creek</text:p>
          </table:table-cell>
          <table:table-cell/>
          <table:table-cell office:value-type="string" calcext:value-type="string">
            <text:p>2016-01-27</text:p>
          </table:table-cell>
          <table:table-cell/>
          <table:table-cell office:value-type="float" office:value="-37.21575" calcext:value-type="float">
            <text:p>-37.21575</text:p>
          </table:table-cell>
          <table:table-cell office:value-type="float" office:value="147.71677" calcext:value-type="float">
            <text:p>147.71677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82c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Swifts Creek</text:p>
          </table:table-cell>
          <table:table-cell/>
          <table:table-cell office:value-type="string" calcext:value-type="string">
            <text:p>2016-01-27</text:p>
          </table:table-cell>
          <table:table-cell/>
          <table:table-cell office:value-type="float" office:value="-37.21575" calcext:value-type="float">
            <text:p>-37.21575</text:p>
          </table:table-cell>
          <table:table-cell office:value-type="float" office:value="147.71677" calcext:value-type="float">
            <text:p>147.71677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82d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Swifts Creek</text:p>
          </table:table-cell>
          <table:table-cell/>
          <table:table-cell office:value-type="string" calcext:value-type="string">
            <text:p>2016-01-27</text:p>
          </table:table-cell>
          <table:table-cell/>
          <table:table-cell office:value-type="float" office:value="-37.21575" calcext:value-type="float">
            <text:p>-37.21575</text:p>
          </table:table-cell>
          <table:table-cell office:value-type="float" office:value="147.71677" calcext:value-type="float">
            <text:p>147.71677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82e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Swifts Creek</text:p>
          </table:table-cell>
          <table:table-cell/>
          <table:table-cell office:value-type="string" calcext:value-type="string">
            <text:p>2016-01-27</text:p>
          </table:table-cell>
          <table:table-cell/>
          <table:table-cell office:value-type="float" office:value="-37.21575" calcext:value-type="float">
            <text:p>-37.21575</text:p>
          </table:table-cell>
          <table:table-cell office:value-type="float" office:value="147.71677" calcext:value-type="float">
            <text:p>147.71677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82f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Swifts Creek</text:p>
          </table:table-cell>
          <table:table-cell/>
          <table:table-cell office:value-type="string" calcext:value-type="string">
            <text:p>2016-01-27</text:p>
          </table:table-cell>
          <table:table-cell/>
          <table:table-cell office:value-type="float" office:value="-37.21575" calcext:value-type="float">
            <text:p>-37.21575</text:p>
          </table:table-cell>
          <table:table-cell office:value-type="float" office:value="147.71677" calcext:value-type="float">
            <text:p>147.71677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82g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Swifts Creek</text:p>
          </table:table-cell>
          <table:table-cell/>
          <table:table-cell office:value-type="string" calcext:value-type="string">
            <text:p>2016-01-27</text:p>
          </table:table-cell>
          <table:table-cell/>
          <table:table-cell office:value-type="float" office:value="-37.21575" calcext:value-type="float">
            <text:p>-37.21575</text:p>
          </table:table-cell>
          <table:table-cell office:value-type="float" office:value="147.71677" calcext:value-type="float">
            <text:p>147.71677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82h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Swifts Creek</text:p>
          </table:table-cell>
          <table:table-cell/>
          <table:table-cell office:value-type="string" calcext:value-type="string">
            <text:p>2016-01-27</text:p>
          </table:table-cell>
          <table:table-cell/>
          <table:table-cell office:value-type="float" office:value="-37.21575" calcext:value-type="float">
            <text:p>-37.21575</text:p>
          </table:table-cell>
          <table:table-cell office:value-type="float" office:value="147.71677" calcext:value-type="float">
            <text:p>147.71677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82i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Swifts Creek</text:p>
          </table:table-cell>
          <table:table-cell/>
          <table:table-cell office:value-type="string" calcext:value-type="string">
            <text:p>2016-01-27</text:p>
          </table:table-cell>
          <table:table-cell/>
          <table:table-cell office:value-type="float" office:value="-37.21575" calcext:value-type="float">
            <text:p>-37.21575</text:p>
          </table:table-cell>
          <table:table-cell office:value-type="float" office:value="147.71677" calcext:value-type="float">
            <text:p>147.71677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83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  <table:table-cell/>
          <table:table-cell office:value-type="string" calcext:value-type="string">
            <text:p>Yambuck</text:p>
          </table:table-cell>
          <table:table-cell office:value-type="string" calcext:value-type="string">
            <text:p>069</text:p>
          </table:table-cell>
          <table:table-cell office:value-type="string" calcext:value-type="string">
            <text:p>2016-01-27</text:p>
          </table:table-cell>
          <table:table-cell/>
          <table:table-cell office:value-type="float" office:value="-36.31995" calcext:value-type="float">
            <text:p>-36.31995</text:p>
          </table:table-cell>
          <table:table-cell office:value-type="float" office:value="146.84286" calcext:value-type="float">
            <text:p>146.84286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83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  <table:table-cell/>
          <table:table-cell office:value-type="string" calcext:value-type="string">
            <text:p>Yambuck</text:p>
          </table:table-cell>
          <table:table-cell/>
          <table:table-cell office:value-type="string" calcext:value-type="string">
            <text:p>2016-01-27</text:p>
          </table:table-cell>
          <table:table-cell/>
          <table:table-cell office:value-type="float" office:value="-36.31995" calcext:value-type="float">
            <text:p>-36.31995</text:p>
          </table:table-cell>
          <table:table-cell office:value-type="float" office:value="146.84286" calcext:value-type="float">
            <text:p>146.84286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83b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  <table:table-cell/>
          <table:table-cell office:value-type="string" calcext:value-type="string">
            <text:p>Yambuck</text:p>
          </table:table-cell>
          <table:table-cell/>
          <table:table-cell office:value-type="string" calcext:value-type="string">
            <text:p>2016-01-27</text:p>
          </table:table-cell>
          <table:table-cell/>
          <table:table-cell office:value-type="float" office:value="-36.31995" calcext:value-type="float">
            <text:p>-36.31995</text:p>
          </table:table-cell>
          <table:table-cell office:value-type="float" office:value="146.84286" calcext:value-type="float">
            <text:p>146.84286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83c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  <table:table-cell/>
          <table:table-cell office:value-type="string" calcext:value-type="string">
            <text:p>Yambuck</text:p>
          </table:table-cell>
          <table:table-cell/>
          <table:table-cell office:value-type="string" calcext:value-type="string">
            <text:p>2016-01-27</text:p>
          </table:table-cell>
          <table:table-cell/>
          <table:table-cell office:value-type="float" office:value="-36.31995" calcext:value-type="float">
            <text:p>-36.31995</text:p>
          </table:table-cell>
          <table:table-cell office:value-type="float" office:value="146.84286" calcext:value-type="float">
            <text:p>146.84286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83d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  <table:table-cell/>
          <table:table-cell office:value-type="string" calcext:value-type="string">
            <text:p>Yambuck</text:p>
          </table:table-cell>
          <table:table-cell/>
          <table:table-cell office:value-type="string" calcext:value-type="string">
            <text:p>2016-01-27</text:p>
          </table:table-cell>
          <table:table-cell/>
          <table:table-cell office:value-type="float" office:value="-36.31995" calcext:value-type="float">
            <text:p>-36.31995</text:p>
          </table:table-cell>
          <table:table-cell office:value-type="float" office:value="146.84286" calcext:value-type="float">
            <text:p>146.84286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84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  <table:table-cell/>
          <table:table-cell office:value-type="string" calcext:value-type="string">
            <text:p>Chiltern</text:p>
          </table:table-cell>
          <table:table-cell office:value-type="string" calcext:value-type="string">
            <text:p>070</text:p>
          </table:table-cell>
          <table:table-cell office:value-type="string" calcext:value-type="string">
            <text:p>2016-01-29</text:p>
          </table:table-cell>
          <table:table-cell/>
          <table:table-cell office:value-type="float" office:value="-36.16765" calcext:value-type="float">
            <text:p>-36.16765</text:p>
          </table:table-cell>
          <table:table-cell office:value-type="float" office:value="146.64908" calcext:value-type="float">
            <text:p>146.64908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84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  <table:table-cell/>
          <table:table-cell office:value-type="string" calcext:value-type="string">
            <text:p>Chiltern</text:p>
          </table:table-cell>
          <table:table-cell/>
          <table:table-cell office:value-type="string" calcext:value-type="string">
            <text:p>2016-01-29</text:p>
          </table:table-cell>
          <table:table-cell/>
          <table:table-cell office:value-type="float" office:value="-36.16765" calcext:value-type="float">
            <text:p>-36.16765</text:p>
          </table:table-cell>
          <table:table-cell office:value-type="float" office:value="146.64908" calcext:value-type="float">
            <text:p>146.64908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84b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  <table:table-cell/>
          <table:table-cell office:value-type="string" calcext:value-type="string">
            <text:p>Chiltern</text:p>
          </table:table-cell>
          <table:table-cell/>
          <table:table-cell office:value-type="string" calcext:value-type="string">
            <text:p>2016-01-29</text:p>
          </table:table-cell>
          <table:table-cell/>
          <table:table-cell office:value-type="float" office:value="-36.16765" calcext:value-type="float">
            <text:p>-36.16765</text:p>
          </table:table-cell>
          <table:table-cell office:value-type="float" office:value="146.64908" calcext:value-type="float">
            <text:p>146.64908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84c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  <table:table-cell/>
          <table:table-cell office:value-type="string" calcext:value-type="string">
            <text:p>Chiltern</text:p>
          </table:table-cell>
          <table:table-cell/>
          <table:table-cell office:value-type="string" calcext:value-type="string">
            <text:p>2016-01-29</text:p>
          </table:table-cell>
          <table:table-cell/>
          <table:table-cell office:value-type="float" office:value="-36.16765" calcext:value-type="float">
            <text:p>-36.16765</text:p>
          </table:table-cell>
          <table:table-cell office:value-type="float" office:value="146.64908" calcext:value-type="float">
            <text:p>146.64908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84d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  <table:table-cell/>
          <table:table-cell office:value-type="string" calcext:value-type="string">
            <text:p>Chiltern</text:p>
          </table:table-cell>
          <table:table-cell/>
          <table:table-cell office:value-type="string" calcext:value-type="string">
            <text:p>2016-01-29</text:p>
          </table:table-cell>
          <table:table-cell/>
          <table:table-cell office:value-type="float" office:value="-36.16765" calcext:value-type="float">
            <text:p>-36.16765</text:p>
          </table:table-cell>
          <table:table-cell office:value-type="float" office:value="146.64908" calcext:value-type="float">
            <text:p>146.64908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85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Chiltern</text:p>
          </table:table-cell>
          <table:table-cell office:value-type="string" calcext:value-type="string">
            <text:p>071</text:p>
          </table:table-cell>
          <table:table-cell office:value-type="string" calcext:value-type="string">
            <text:p>2016-01-29</text:p>
          </table:table-cell>
          <table:table-cell/>
          <table:table-cell office:value-type="float" office:value="-36.17434" calcext:value-type="float">
            <text:p>-36.17434</text:p>
          </table:table-cell>
          <table:table-cell office:value-type="float" office:value="146.66263" calcext:value-type="float">
            <text:p>146.66263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table:number-columns-repeated="3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85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Chiltern</text:p>
          </table:table-cell>
          <table:table-cell/>
          <table:table-cell office:value-type="string" calcext:value-type="string">
            <text:p>2016-01-29</text:p>
          </table:table-cell>
          <table:table-cell/>
          <table:table-cell office:value-type="float" office:value="-36.17434" calcext:value-type="float">
            <text:p>-36.17434</text:p>
          </table:table-cell>
          <table:table-cell office:value-type="float" office:value="146.66263" calcext:value-type="float">
            <text:p>146.66263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85b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Chiltern</text:p>
          </table:table-cell>
          <table:table-cell/>
          <table:table-cell office:value-type="string" calcext:value-type="string">
            <text:p>2016-01-29</text:p>
          </table:table-cell>
          <table:table-cell/>
          <table:table-cell office:value-type="float" office:value="-36.17434" calcext:value-type="float">
            <text:p>-36.17434</text:p>
          </table:table-cell>
          <table:table-cell office:value-type="float" office:value="146.66263" calcext:value-type="float">
            <text:p>146.66263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85c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Chiltern</text:p>
          </table:table-cell>
          <table:table-cell/>
          <table:table-cell office:value-type="string" calcext:value-type="string">
            <text:p>2016-01-29</text:p>
          </table:table-cell>
          <table:table-cell/>
          <table:table-cell office:value-type="float" office:value="-36.17434" calcext:value-type="float">
            <text:p>-36.17434</text:p>
          </table:table-cell>
          <table:table-cell office:value-type="float" office:value="146.66263" calcext:value-type="float">
            <text:p>146.66263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85d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Chiltern</text:p>
          </table:table-cell>
          <table:table-cell/>
          <table:table-cell office:value-type="string" calcext:value-type="string">
            <text:p>2016-01-29</text:p>
          </table:table-cell>
          <table:table-cell/>
          <table:table-cell office:value-type="float" office:value="-36.17434" calcext:value-type="float">
            <text:p>-36.17434</text:p>
          </table:table-cell>
          <table:table-cell office:value-type="float" office:value="146.66263" calcext:value-type="float">
            <text:p>146.66263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85e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Chiltern</text:p>
          </table:table-cell>
          <table:table-cell/>
          <table:table-cell office:value-type="string" calcext:value-type="string">
            <text:p>2016-01-29</text:p>
          </table:table-cell>
          <table:table-cell/>
          <table:table-cell office:value-type="float" office:value="-36.17434" calcext:value-type="float">
            <text:p>-36.17434</text:p>
          </table:table-cell>
          <table:table-cell office:value-type="float" office:value="146.66263" calcext:value-type="float">
            <text:p>146.66263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85f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Chiltern</text:p>
          </table:table-cell>
          <table:table-cell/>
          <table:table-cell office:value-type="string" calcext:value-type="string">
            <text:p>2016-01-29</text:p>
          </table:table-cell>
          <table:table-cell/>
          <table:table-cell office:value-type="float" office:value="-36.17434" calcext:value-type="float">
            <text:p>-36.17434</text:p>
          </table:table-cell>
          <table:table-cell office:value-type="float" office:value="146.66263" calcext:value-type="float">
            <text:p>146.66263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85g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Chiltern</text:p>
          </table:table-cell>
          <table:table-cell/>
          <table:table-cell office:value-type="string" calcext:value-type="string">
            <text:p>2016-01-29</text:p>
          </table:table-cell>
          <table:table-cell/>
          <table:table-cell office:value-type="float" office:value="-36.17434" calcext:value-type="float">
            <text:p>-36.17434</text:p>
          </table:table-cell>
          <table:table-cell office:value-type="float" office:value="146.66263" calcext:value-type="float">
            <text:p>146.66263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85h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Chiltern</text:p>
          </table:table-cell>
          <table:table-cell/>
          <table:table-cell office:value-type="string" calcext:value-type="string">
            <text:p>2016-01-29</text:p>
          </table:table-cell>
          <table:table-cell/>
          <table:table-cell office:value-type="float" office:value="-36.17434" calcext:value-type="float">
            <text:p>-36.17434</text:p>
          </table:table-cell>
          <table:table-cell office:value-type="float" office:value="146.66263" calcext:value-type="float">
            <text:p>146.66263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85i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Chiltern</text:p>
          </table:table-cell>
          <table:table-cell/>
          <table:table-cell office:value-type="string" calcext:value-type="string">
            <text:p>2016-01-29</text:p>
          </table:table-cell>
          <table:table-cell/>
          <table:table-cell office:value-type="float" office:value="-36.17434" calcext:value-type="float">
            <text:p>-36.17434</text:p>
          </table:table-cell>
          <table:table-cell office:value-type="float" office:value="146.66263" calcext:value-type="float">
            <text:p>146.66263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86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Chiltern</text:p>
          </table:table-cell>
          <table:table-cell office:value-type="string" calcext:value-type="string">
            <text:p>072</text:p>
          </table:table-cell>
          <table:table-cell office:value-type="string" calcext:value-type="string">
            <text:p>2016-01-29</text:p>
          </table:table-cell>
          <table:table-cell/>
          <table:table-cell office:value-type="float" office:value="-36.14425" calcext:value-type="float">
            <text:p>-36.14425</text:p>
          </table:table-cell>
          <table:table-cell office:value-type="float" office:value="146.65103" calcext:value-type="float">
            <text:p>146.65103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86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Chiltern</text:p>
          </table:table-cell>
          <table:table-cell/>
          <table:table-cell office:value-type="string" calcext:value-type="string">
            <text:p>2016-01-29</text:p>
          </table:table-cell>
          <table:table-cell/>
          <table:table-cell office:value-type="float" office:value="-36.14425" calcext:value-type="float">
            <text:p>-36.14425</text:p>
          </table:table-cell>
          <table:table-cell office:value-type="float" office:value="146.65103" calcext:value-type="float">
            <text:p>146.65103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86b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Chiltern</text:p>
          </table:table-cell>
          <table:table-cell/>
          <table:table-cell office:value-type="string" calcext:value-type="string">
            <text:p>2016-01-29</text:p>
          </table:table-cell>
          <table:table-cell/>
          <table:table-cell office:value-type="float" office:value="-36.14425" calcext:value-type="float">
            <text:p>-36.14425</text:p>
          </table:table-cell>
          <table:table-cell office:value-type="float" office:value="146.65103" calcext:value-type="float">
            <text:p>146.65103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86c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Chiltern</text:p>
          </table:table-cell>
          <table:table-cell/>
          <table:table-cell office:value-type="string" calcext:value-type="string">
            <text:p>2016-01-29</text:p>
          </table:table-cell>
          <table:table-cell/>
          <table:table-cell office:value-type="float" office:value="-36.14425" calcext:value-type="float">
            <text:p>-36.14425</text:p>
          </table:table-cell>
          <table:table-cell office:value-type="float" office:value="146.65103" calcext:value-type="float">
            <text:p>146.65103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86d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Chiltern</text:p>
          </table:table-cell>
          <table:table-cell/>
          <table:table-cell office:value-type="string" calcext:value-type="string">
            <text:p>2016-01-29</text:p>
          </table:table-cell>
          <table:table-cell/>
          <table:table-cell office:value-type="float" office:value="-36.14425" calcext:value-type="float">
            <text:p>-36.14425</text:p>
          </table:table-cell>
          <table:table-cell office:value-type="float" office:value="146.65103" calcext:value-type="float">
            <text:p>146.65103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86e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Chiltern</text:p>
          </table:table-cell>
          <table:table-cell/>
          <table:table-cell office:value-type="string" calcext:value-type="string">
            <text:p>2016-01-29</text:p>
          </table:table-cell>
          <table:table-cell/>
          <table:table-cell office:value-type="float" office:value="-36.14425" calcext:value-type="float">
            <text:p>-36.14425</text:p>
          </table:table-cell>
          <table:table-cell office:value-type="float" office:value="146.65103" calcext:value-type="float">
            <text:p>146.65103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86f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Chiltern</text:p>
          </table:table-cell>
          <table:table-cell/>
          <table:table-cell office:value-type="string" calcext:value-type="string">
            <text:p>2016-01-29</text:p>
          </table:table-cell>
          <table:table-cell/>
          <table:table-cell office:value-type="float" office:value="-36.14425" calcext:value-type="float">
            <text:p>-36.14425</text:p>
          </table:table-cell>
          <table:table-cell office:value-type="float" office:value="146.65103" calcext:value-type="float">
            <text:p>146.65103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86g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Chiltern</text:p>
          </table:table-cell>
          <table:table-cell/>
          <table:table-cell office:value-type="string" calcext:value-type="string">
            <text:p>2016-01-29</text:p>
          </table:table-cell>
          <table:table-cell/>
          <table:table-cell office:value-type="float" office:value="-36.14425" calcext:value-type="float">
            <text:p>-36.14425</text:p>
          </table:table-cell>
          <table:table-cell office:value-type="float" office:value="146.65103" calcext:value-type="float">
            <text:p>146.65103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86h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Chiltern</text:p>
          </table:table-cell>
          <table:table-cell/>
          <table:table-cell office:value-type="string" calcext:value-type="string">
            <text:p>2016-01-29</text:p>
          </table:table-cell>
          <table:table-cell/>
          <table:table-cell office:value-type="float" office:value="-36.14425" calcext:value-type="float">
            <text:p>-36.14425</text:p>
          </table:table-cell>
          <table:table-cell office:value-type="float" office:value="146.65103" calcext:value-type="float">
            <text:p>146.65103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86i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Chiltern</text:p>
          </table:table-cell>
          <table:table-cell/>
          <table:table-cell office:value-type="string" calcext:value-type="string">
            <text:p>2016-01-29</text:p>
          </table:table-cell>
          <table:table-cell/>
          <table:table-cell office:value-type="float" office:value="-36.14425" calcext:value-type="float">
            <text:p>-36.14425</text:p>
          </table:table-cell>
          <table:table-cell office:value-type="float" office:value="146.65103" calcext:value-type="float">
            <text:p>146.65103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87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Warrangatta</text:p>
          </table:table-cell>
          <table:table-cell office:value-type="string" calcext:value-type="string">
            <text:p>073</text:p>
          </table:table-cell>
          <table:table-cell office:value-type="string" calcext:value-type="string">
            <text:p>2016-01-29</text:p>
          </table:table-cell>
          <table:table-cell/>
          <table:table-cell office:value-type="float" office:value="-32.24456" calcext:value-type="float">
            <text:p>-32.24456</text:p>
          </table:table-cell>
          <table:table-cell office:value-type="float" office:value="146.18248" calcext:value-type="float">
            <text:p>146.18248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table:number-columns-repeated="3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87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Warrangatta</text:p>
          </table:table-cell>
          <table:table-cell/>
          <table:table-cell office:value-type="string" calcext:value-type="string">
            <text:p>2016-01-29</text:p>
          </table:table-cell>
          <table:table-cell/>
          <table:table-cell office:value-type="float" office:value="-32.24456" calcext:value-type="float">
            <text:p>-32.24456</text:p>
          </table:table-cell>
          <table:table-cell office:value-type="float" office:value="146.18248" calcext:value-type="float">
            <text:p>146.18248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87b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Warrangatta</text:p>
          </table:table-cell>
          <table:table-cell/>
          <table:table-cell office:value-type="string" calcext:value-type="string">
            <text:p>2016-01-29</text:p>
          </table:table-cell>
          <table:table-cell/>
          <table:table-cell office:value-type="float" office:value="-32.24456" calcext:value-type="float">
            <text:p>-32.24456</text:p>
          </table:table-cell>
          <table:table-cell office:value-type="float" office:value="146.18248" calcext:value-type="float">
            <text:p>146.18248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87c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Warrangatta</text:p>
          </table:table-cell>
          <table:table-cell/>
          <table:table-cell office:value-type="string" calcext:value-type="string">
            <text:p>2016-01-29</text:p>
          </table:table-cell>
          <table:table-cell/>
          <table:table-cell office:value-type="float" office:value="-32.24456" calcext:value-type="float">
            <text:p>-32.24456</text:p>
          </table:table-cell>
          <table:table-cell office:value-type="float" office:value="146.18248" calcext:value-type="float">
            <text:p>146.18248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87d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Warrangatta</text:p>
          </table:table-cell>
          <table:table-cell/>
          <table:table-cell office:value-type="string" calcext:value-type="string">
            <text:p>2016-01-29</text:p>
          </table:table-cell>
          <table:table-cell/>
          <table:table-cell office:value-type="float" office:value="-32.24456" calcext:value-type="float">
            <text:p>-32.24456</text:p>
          </table:table-cell>
          <table:table-cell office:value-type="float" office:value="146.18248" calcext:value-type="float">
            <text:p>146.18248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87e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Warrangatta</text:p>
          </table:table-cell>
          <table:table-cell/>
          <table:table-cell office:value-type="string" calcext:value-type="string">
            <text:p>2016-01-29</text:p>
          </table:table-cell>
          <table:table-cell/>
          <table:table-cell office:value-type="float" office:value="-32.24456" calcext:value-type="float">
            <text:p>-32.24456</text:p>
          </table:table-cell>
          <table:table-cell office:value-type="float" office:value="146.18248" calcext:value-type="float">
            <text:p>146.18248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87f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Warrangatta</text:p>
          </table:table-cell>
          <table:table-cell/>
          <table:table-cell office:value-type="string" calcext:value-type="string">
            <text:p>2016-01-29</text:p>
          </table:table-cell>
          <table:table-cell/>
          <table:table-cell office:value-type="float" office:value="-32.24456" calcext:value-type="float">
            <text:p>-32.24456</text:p>
          </table:table-cell>
          <table:table-cell office:value-type="float" office:value="146.18248" calcext:value-type="float">
            <text:p>146.18248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87g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Warrangatta</text:p>
          </table:table-cell>
          <table:table-cell/>
          <table:table-cell office:value-type="string" calcext:value-type="string">
            <text:p>2016-01-29</text:p>
          </table:table-cell>
          <table:table-cell/>
          <table:table-cell office:value-type="float" office:value="-32.24456" calcext:value-type="float">
            <text:p>-32.24456</text:p>
          </table:table-cell>
          <table:table-cell office:value-type="float" office:value="146.18248" calcext:value-type="float">
            <text:p>146.18248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87h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Warrangatta</text:p>
          </table:table-cell>
          <table:table-cell/>
          <table:table-cell office:value-type="string" calcext:value-type="string">
            <text:p>2016-01-29</text:p>
          </table:table-cell>
          <table:table-cell/>
          <table:table-cell office:value-type="float" office:value="-32.24456" calcext:value-type="float">
            <text:p>-32.24456</text:p>
          </table:table-cell>
          <table:table-cell office:value-type="float" office:value="146.18248" calcext:value-type="float">
            <text:p>146.18248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87i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Warrangatta</text:p>
          </table:table-cell>
          <table:table-cell/>
          <table:table-cell office:value-type="string" calcext:value-type="string">
            <text:p>2016-01-29</text:p>
          </table:table-cell>
          <table:table-cell/>
          <table:table-cell office:value-type="float" office:value="-32.24456" calcext:value-type="float">
            <text:p>-32.24456</text:p>
          </table:table-cell>
          <table:table-cell office:value-type="float" office:value="146.18248" calcext:value-type="float">
            <text:p>146.18248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88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Warrangatta</text:p>
          </table:table-cell>
          <table:table-cell office:value-type="string" calcext:value-type="string">
            <text:p>074</text:p>
          </table:table-cell>
          <table:table-cell office:value-type="string" calcext:value-type="string">
            <text:p>2016-01-29</text:p>
          </table:table-cell>
          <table:table-cell/>
          <table:table-cell office:value-type="float" office:value="-36.26528" calcext:value-type="float">
            <text:p>-36.26528</text:p>
          </table:table-cell>
          <table:table-cell office:value-type="float" office:value="146.15425" calcext:value-type="float">
            <text:p>146.15425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88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Warrangatta</text:p>
          </table:table-cell>
          <table:table-cell/>
          <table:table-cell office:value-type="string" calcext:value-type="string">
            <text:p>2016-01-29</text:p>
          </table:table-cell>
          <table:table-cell/>
          <table:table-cell office:value-type="float" office:value="-36.26528" calcext:value-type="float">
            <text:p>-36.26528</text:p>
          </table:table-cell>
          <table:table-cell office:value-type="float" office:value="146.15425" calcext:value-type="float">
            <text:p>146.15425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88b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Warrangatta</text:p>
          </table:table-cell>
          <table:table-cell/>
          <table:table-cell office:value-type="string" calcext:value-type="string">
            <text:p>2016-01-29</text:p>
          </table:table-cell>
          <table:table-cell/>
          <table:table-cell office:value-type="float" office:value="-36.26528" calcext:value-type="float">
            <text:p>-36.26528</text:p>
          </table:table-cell>
          <table:table-cell office:value-type="float" office:value="146.15425" calcext:value-type="float">
            <text:p>146.15425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88c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Warrangatta</text:p>
          </table:table-cell>
          <table:table-cell/>
          <table:table-cell office:value-type="string" calcext:value-type="string">
            <text:p>2016-01-29</text:p>
          </table:table-cell>
          <table:table-cell/>
          <table:table-cell office:value-type="float" office:value="-36.26528" calcext:value-type="float">
            <text:p>-36.26528</text:p>
          </table:table-cell>
          <table:table-cell office:value-type="float" office:value="146.15425" calcext:value-type="float">
            <text:p>146.15425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88d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Warrangatta</text:p>
          </table:table-cell>
          <table:table-cell/>
          <table:table-cell office:value-type="string" calcext:value-type="string">
            <text:p>2016-01-29</text:p>
          </table:table-cell>
          <table:table-cell/>
          <table:table-cell office:value-type="float" office:value="-36.26528" calcext:value-type="float">
            <text:p>-36.26528</text:p>
          </table:table-cell>
          <table:table-cell office:value-type="float" office:value="146.15425" calcext:value-type="float">
            <text:p>146.15425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88e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Warrangatta</text:p>
          </table:table-cell>
          <table:table-cell/>
          <table:table-cell office:value-type="string" calcext:value-type="string">
            <text:p>2016-01-29</text:p>
          </table:table-cell>
          <table:table-cell/>
          <table:table-cell office:value-type="float" office:value="-36.26528" calcext:value-type="float">
            <text:p>-36.26528</text:p>
          </table:table-cell>
          <table:table-cell office:value-type="float" office:value="146.15425" calcext:value-type="float">
            <text:p>146.15425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88f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Warrangatta</text:p>
          </table:table-cell>
          <table:table-cell/>
          <table:table-cell office:value-type="string" calcext:value-type="string">
            <text:p>2016-01-29</text:p>
          </table:table-cell>
          <table:table-cell/>
          <table:table-cell office:value-type="float" office:value="-36.26528" calcext:value-type="float">
            <text:p>-36.26528</text:p>
          </table:table-cell>
          <table:table-cell office:value-type="float" office:value="146.15425" calcext:value-type="float">
            <text:p>146.15425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88g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Warrangatta</text:p>
          </table:table-cell>
          <table:table-cell/>
          <table:table-cell office:value-type="string" calcext:value-type="string">
            <text:p>2016-01-29</text:p>
          </table:table-cell>
          <table:table-cell/>
          <table:table-cell office:value-type="float" office:value="-36.26528" calcext:value-type="float">
            <text:p>-36.26528</text:p>
          </table:table-cell>
          <table:table-cell office:value-type="float" office:value="146.15425" calcext:value-type="float">
            <text:p>146.15425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88h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Warrangatta</text:p>
          </table:table-cell>
          <table:table-cell/>
          <table:table-cell office:value-type="string" calcext:value-type="string">
            <text:p>2016-01-29</text:p>
          </table:table-cell>
          <table:table-cell/>
          <table:table-cell office:value-type="float" office:value="-36.26528" calcext:value-type="float">
            <text:p>-36.26528</text:p>
          </table:table-cell>
          <table:table-cell office:value-type="float" office:value="146.15425" calcext:value-type="float">
            <text:p>146.15425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88i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Warrangatta</text:p>
          </table:table-cell>
          <table:table-cell/>
          <table:table-cell office:value-type="string" calcext:value-type="string">
            <text:p>2016-01-29</text:p>
          </table:table-cell>
          <table:table-cell/>
          <table:table-cell office:value-type="float" office:value="-36.26528" calcext:value-type="float">
            <text:p>-36.26528</text:p>
          </table:table-cell>
          <table:table-cell office:value-type="float" office:value="146.15425" calcext:value-type="float">
            <text:p>146.15425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89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  <table:table-cell/>
          <table:table-cell office:value-type="string" calcext:value-type="string">
            <text:p>Reef Road State Park</text:p>
          </table:table-cell>
          <table:table-cell office:value-type="string" calcext:value-type="string">
            <text:p>075</text:p>
          </table:table-cell>
          <table:table-cell office:value-type="string" calcext:value-type="string">
            <text:p>2016-01-29</text:p>
          </table:table-cell>
          <table:table-cell/>
          <table:table-cell office:value-type="float" office:value="-36.60631" calcext:value-type="float">
            <text:p>-36.60631</text:p>
          </table:table-cell>
          <table:table-cell office:value-type="float" office:value="145.92644" calcext:value-type="float">
            <text:p>145.92644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89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  <table:table-cell/>
          <table:table-cell office:value-type="string" calcext:value-type="string">
            <text:p>Reef Road State Park</text:p>
          </table:table-cell>
          <table:table-cell/>
          <table:table-cell office:value-type="string" calcext:value-type="string">
            <text:p>2016-01-29</text:p>
          </table:table-cell>
          <table:table-cell/>
          <table:table-cell office:value-type="float" office:value="-36.60631" calcext:value-type="float">
            <text:p>-36.60631</text:p>
          </table:table-cell>
          <table:table-cell office:value-type="float" office:value="145.92644" calcext:value-type="float">
            <text:p>145.92644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89b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  <table:table-cell/>
          <table:table-cell office:value-type="string" calcext:value-type="string">
            <text:p>Reef Road State Park</text:p>
          </table:table-cell>
          <table:table-cell/>
          <table:table-cell office:value-type="string" calcext:value-type="string">
            <text:p>2016-01-29</text:p>
          </table:table-cell>
          <table:table-cell/>
          <table:table-cell office:value-type="float" office:value="-36.60631" calcext:value-type="float">
            <text:p>-36.60631</text:p>
          </table:table-cell>
          <table:table-cell office:value-type="float" office:value="145.92644" calcext:value-type="float">
            <text:p>145.92644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89c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  <table:table-cell/>
          <table:table-cell office:value-type="string" calcext:value-type="string">
            <text:p>Reef Road State Park</text:p>
          </table:table-cell>
          <table:table-cell/>
          <table:table-cell office:value-type="string" calcext:value-type="string">
            <text:p>2016-01-29</text:p>
          </table:table-cell>
          <table:table-cell/>
          <table:table-cell office:value-type="float" office:value="-36.60631" calcext:value-type="float">
            <text:p>-36.60631</text:p>
          </table:table-cell>
          <table:table-cell office:value-type="float" office:value="145.92644" calcext:value-type="float">
            <text:p>145.92644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89d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  <table:table-cell/>
          <table:table-cell office:value-type="string" calcext:value-type="string">
            <text:p>Reef Road State Park</text:p>
          </table:table-cell>
          <table:table-cell/>
          <table:table-cell office:value-type="string" calcext:value-type="string">
            <text:p>2016-01-29</text:p>
          </table:table-cell>
          <table:table-cell/>
          <table:table-cell office:value-type="float" office:value="-36.60631" calcext:value-type="float">
            <text:p>-36.60631</text:p>
          </table:table-cell>
          <table:table-cell office:value-type="float" office:value="145.92644" calcext:value-type="float">
            <text:p>145.92644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90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Reef Road State Park</text:p>
          </table:table-cell>
          <table:table-cell office:value-type="string" calcext:value-type="string">
            <text:p>076</text:p>
          </table:table-cell>
          <table:table-cell office:value-type="string" calcext:value-type="string">
            <text:p>2016-01-29</text:p>
          </table:table-cell>
          <table:table-cell/>
          <table:table-cell office:value-type="float" office:value="-36.5877" calcext:value-type="float">
            <text:p>-36.5877</text:p>
          </table:table-cell>
          <table:table-cell office:value-type="float" office:value="145.96066" calcext:value-type="float">
            <text:p>145.96066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90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Reef Road State Park</text:p>
          </table:table-cell>
          <table:table-cell/>
          <table:table-cell office:value-type="string" calcext:value-type="string">
            <text:p>2016-01-29</text:p>
          </table:table-cell>
          <table:table-cell/>
          <table:table-cell office:value-type="float" office:value="-36.5877" calcext:value-type="float">
            <text:p>-36.5877</text:p>
          </table:table-cell>
          <table:table-cell office:value-type="float" office:value="145.96066" calcext:value-type="float">
            <text:p>145.96066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90b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Reef Road State Park</text:p>
          </table:table-cell>
          <table:table-cell/>
          <table:table-cell office:value-type="string" calcext:value-type="string">
            <text:p>2016-01-29</text:p>
          </table:table-cell>
          <table:table-cell/>
          <table:table-cell office:value-type="float" office:value="-36.5877" calcext:value-type="float">
            <text:p>-36.5877</text:p>
          </table:table-cell>
          <table:table-cell office:value-type="float" office:value="145.96066" calcext:value-type="float">
            <text:p>145.96066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90c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Reef Road State Park</text:p>
          </table:table-cell>
          <table:table-cell/>
          <table:table-cell office:value-type="string" calcext:value-type="string">
            <text:p>2016-01-29</text:p>
          </table:table-cell>
          <table:table-cell/>
          <table:table-cell office:value-type="float" office:value="-36.5877" calcext:value-type="float">
            <text:p>-36.5877</text:p>
          </table:table-cell>
          <table:table-cell office:value-type="float" office:value="145.96066" calcext:value-type="float">
            <text:p>145.96066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90d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Reef Road State Park</text:p>
          </table:table-cell>
          <table:table-cell/>
          <table:table-cell office:value-type="string" calcext:value-type="string">
            <text:p>2016-01-29</text:p>
          </table:table-cell>
          <table:table-cell/>
          <table:table-cell office:value-type="float" office:value="-36.5877" calcext:value-type="float">
            <text:p>-36.5877</text:p>
          </table:table-cell>
          <table:table-cell office:value-type="float" office:value="145.96066" calcext:value-type="float">
            <text:p>145.96066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90e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Reef Road State Park</text:p>
          </table:table-cell>
          <table:table-cell/>
          <table:table-cell office:value-type="string" calcext:value-type="string">
            <text:p>2016-01-29</text:p>
          </table:table-cell>
          <table:table-cell/>
          <table:table-cell office:value-type="float" office:value="-36.5877" calcext:value-type="float">
            <text:p>-36.5877</text:p>
          </table:table-cell>
          <table:table-cell office:value-type="float" office:value="145.96066" calcext:value-type="float">
            <text:p>145.96066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90f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Reef Road State Park</text:p>
          </table:table-cell>
          <table:table-cell/>
          <table:table-cell office:value-type="string" calcext:value-type="string">
            <text:p>2016-01-29</text:p>
          </table:table-cell>
          <table:table-cell/>
          <table:table-cell office:value-type="float" office:value="-36.5877" calcext:value-type="float">
            <text:p>-36.5877</text:p>
          </table:table-cell>
          <table:table-cell office:value-type="float" office:value="145.96066" calcext:value-type="float">
            <text:p>145.96066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90g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Reef Road State Park</text:p>
          </table:table-cell>
          <table:table-cell/>
          <table:table-cell office:value-type="string" calcext:value-type="string">
            <text:p>2016-01-29</text:p>
          </table:table-cell>
          <table:table-cell/>
          <table:table-cell office:value-type="float" office:value="-36.5877" calcext:value-type="float">
            <text:p>-36.5877</text:p>
          </table:table-cell>
          <table:table-cell office:value-type="float" office:value="145.96066" calcext:value-type="float">
            <text:p>145.96066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90h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Reef Road State Park</text:p>
          </table:table-cell>
          <table:table-cell/>
          <table:table-cell office:value-type="string" calcext:value-type="string">
            <text:p>2016-01-29</text:p>
          </table:table-cell>
          <table:table-cell/>
          <table:table-cell office:value-type="float" office:value="-36.5877" calcext:value-type="float">
            <text:p>-36.5877</text:p>
          </table:table-cell>
          <table:table-cell office:value-type="float" office:value="145.96066" calcext:value-type="float">
            <text:p>145.96066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90i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Reef Road State Park</text:p>
          </table:table-cell>
          <table:table-cell/>
          <table:table-cell office:value-type="string" calcext:value-type="string">
            <text:p>2016-01-29</text:p>
          </table:table-cell>
          <table:table-cell/>
          <table:table-cell office:value-type="float" office:value="-36.5877" calcext:value-type="float">
            <text:p>-36.5877</text:p>
          </table:table-cell>
          <table:table-cell office:value-type="float" office:value="145.96066" calcext:value-type="float">
            <text:p>145.96066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91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/>
          <table:table-cell office:value-type="string" calcext:value-type="string">
            <text:p>Alexandra</text:p>
          </table:table-cell>
          <table:table-cell office:value-type="string" calcext:value-type="string">
            <text:p>077</text:p>
          </table:table-cell>
          <table:table-cell office:value-type="string" calcext:value-type="string">
            <text:p>30/1/016</text:p>
          </table:table-cell>
          <table:table-cell/>
          <table:table-cell office:value-type="float" office:value="-37.21685" calcext:value-type="float">
            <text:p>-37.21685</text:p>
          </table:table-cell>
          <table:table-cell office:value-type="float" office:value="145.73489" calcext:value-type="float">
            <text:p>145.73489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91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/>
          <table:table-cell office:value-type="string" calcext:value-type="string">
            <text:p>Alexandra</text:p>
          </table:table-cell>
          <table:table-cell/>
          <table:table-cell office:value-type="string" calcext:value-type="string">
            <text:p>30/1/016</text:p>
          </table:table-cell>
          <table:table-cell/>
          <table:table-cell office:value-type="float" office:value="-37.21685" calcext:value-type="float">
            <text:p>-37.21685</text:p>
          </table:table-cell>
          <table:table-cell office:value-type="float" office:value="145.73489" calcext:value-type="float">
            <text:p>145.73489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91b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/>
          <table:table-cell office:value-type="string" calcext:value-type="string">
            <text:p>Alexandra</text:p>
          </table:table-cell>
          <table:table-cell/>
          <table:table-cell office:value-type="string" calcext:value-type="string">
            <text:p>30/1/016</text:p>
          </table:table-cell>
          <table:table-cell/>
          <table:table-cell office:value-type="float" office:value="-37.21685" calcext:value-type="float">
            <text:p>-37.21685</text:p>
          </table:table-cell>
          <table:table-cell office:value-type="float" office:value="145.73489" calcext:value-type="float">
            <text:p>145.73489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91c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/>
          <table:table-cell office:value-type="string" calcext:value-type="string">
            <text:p>Alexandra</text:p>
          </table:table-cell>
          <table:table-cell/>
          <table:table-cell office:value-type="string" calcext:value-type="string">
            <text:p>30/1/016</text:p>
          </table:table-cell>
          <table:table-cell/>
          <table:table-cell office:value-type="float" office:value="-37.21685" calcext:value-type="float">
            <text:p>-37.21685</text:p>
          </table:table-cell>
          <table:table-cell office:value-type="float" office:value="145.73489" calcext:value-type="float">
            <text:p>145.73489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91d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/>
          <table:table-cell office:value-type="string" calcext:value-type="string">
            <text:p>Alexandra</text:p>
          </table:table-cell>
          <table:table-cell/>
          <table:table-cell office:value-type="string" calcext:value-type="string">
            <text:p>30/1/016</text:p>
          </table:table-cell>
          <table:table-cell/>
          <table:table-cell office:value-type="float" office:value="-37.21685" calcext:value-type="float">
            <text:p>-37.21685</text:p>
          </table:table-cell>
          <table:table-cell office:value-type="float" office:value="145.73489" calcext:value-type="float">
            <text:p>145.73489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92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tricarpa</text:p>
          </table:table-cell>
          <table:table-cell office:value-type="string" calcext:value-type="string">
            <text:p>Eucalyptus tricarpa</text:p>
          </table:table-cell>
          <table:table-cell/>
          <table:table-cell office:value-type="string" calcext:value-type="string">
            <text:p>Puckapanyl</text:p>
          </table:table-cell>
          <table:table-cell office:value-type="string" calcext:value-type="string">
            <text:p>078</text:p>
          </table:table-cell>
          <table:table-cell office:value-type="string" calcext:value-type="string">
            <text:p>2016-01-30</text:p>
          </table:table-cell>
          <table:table-cell/>
          <table:table-cell office:value-type="float" office:value="-37.00641" calcext:value-type="float">
            <text:p>-37.00641</text:p>
          </table:table-cell>
          <table:table-cell office:value-type="float" office:value="145.00121" calcext:value-type="float">
            <text:p>145.00121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93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Heathcote</text:p>
          </table:table-cell>
          <table:table-cell office:value-type="string" calcext:value-type="string">
            <text:p>079</text:p>
          </table:table-cell>
          <table:table-cell office:value-type="string" calcext:value-type="string">
            <text:p>2016-01-30</text:p>
          </table:table-cell>
          <table:table-cell/>
          <table:table-cell office:value-type="float" office:value="-36.93458" calcext:value-type="float">
            <text:p>-36.93458</text:p>
          </table:table-cell>
          <table:table-cell office:value-type="float" office:value="144.74492" calcext:value-type="float">
            <text:p>144.74492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93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Heathcote</text:p>
          </table:table-cell>
          <table:table-cell/>
          <table:table-cell office:value-type="string" calcext:value-type="string">
            <text:p>2016-01-30</text:p>
          </table:table-cell>
          <table:table-cell/>
          <table:table-cell office:value-type="float" office:value="-36.93458" calcext:value-type="float">
            <text:p>-36.93458</text:p>
          </table:table-cell>
          <table:table-cell office:value-type="float" office:value="144.74492" calcext:value-type="float">
            <text:p>144.74492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93b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Heathcote</text:p>
          </table:table-cell>
          <table:table-cell/>
          <table:table-cell office:value-type="string" calcext:value-type="string">
            <text:p>2016-01-30</text:p>
          </table:table-cell>
          <table:table-cell/>
          <table:table-cell office:value-type="float" office:value="-36.93458" calcext:value-type="float">
            <text:p>-36.93458</text:p>
          </table:table-cell>
          <table:table-cell office:value-type="float" office:value="144.74492" calcext:value-type="float">
            <text:p>144.74492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93c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Heathcote</text:p>
          </table:table-cell>
          <table:table-cell/>
          <table:table-cell office:value-type="string" calcext:value-type="string">
            <text:p>2016-01-30</text:p>
          </table:table-cell>
          <table:table-cell/>
          <table:table-cell office:value-type="float" office:value="-36.93458" calcext:value-type="float">
            <text:p>-36.93458</text:p>
          </table:table-cell>
          <table:table-cell office:value-type="float" office:value="144.74492" calcext:value-type="float">
            <text:p>144.74492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93d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Heathcote</text:p>
          </table:table-cell>
          <table:table-cell/>
          <table:table-cell office:value-type="string" calcext:value-type="string">
            <text:p>2016-01-30</text:p>
          </table:table-cell>
          <table:table-cell/>
          <table:table-cell office:value-type="float" office:value="-36.93458" calcext:value-type="float">
            <text:p>-36.93458</text:p>
          </table:table-cell>
          <table:table-cell office:value-type="float" office:value="144.74492" calcext:value-type="float">
            <text:p>144.74492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93e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Heathcote</text:p>
          </table:table-cell>
          <table:table-cell/>
          <table:table-cell office:value-type="string" calcext:value-type="string">
            <text:p>2016-01-30</text:p>
          </table:table-cell>
          <table:table-cell/>
          <table:table-cell office:value-type="float" office:value="-36.93458" calcext:value-type="float">
            <text:p>-36.93458</text:p>
          </table:table-cell>
          <table:table-cell office:value-type="float" office:value="144.74492" calcext:value-type="float">
            <text:p>144.74492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93f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Heathcote</text:p>
          </table:table-cell>
          <table:table-cell/>
          <table:table-cell office:value-type="string" calcext:value-type="string">
            <text:p>2016-01-30</text:p>
          </table:table-cell>
          <table:table-cell/>
          <table:table-cell office:value-type="float" office:value="-36.93458" calcext:value-type="float">
            <text:p>-36.93458</text:p>
          </table:table-cell>
          <table:table-cell office:value-type="float" office:value="144.74492" calcext:value-type="float">
            <text:p>144.74492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93g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Heathcote</text:p>
          </table:table-cell>
          <table:table-cell/>
          <table:table-cell office:value-type="string" calcext:value-type="string">
            <text:p>2016-01-30</text:p>
          </table:table-cell>
          <table:table-cell/>
          <table:table-cell office:value-type="float" office:value="-36.93458" calcext:value-type="float">
            <text:p>-36.93458</text:p>
          </table:table-cell>
          <table:table-cell office:value-type="float" office:value="144.74492" calcext:value-type="float">
            <text:p>144.74492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93h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Heathcote</text:p>
          </table:table-cell>
          <table:table-cell/>
          <table:table-cell office:value-type="string" calcext:value-type="string">
            <text:p>2016-01-30</text:p>
          </table:table-cell>
          <table:table-cell/>
          <table:table-cell office:value-type="float" office:value="-36.93458" calcext:value-type="float">
            <text:p>-36.93458</text:p>
          </table:table-cell>
          <table:table-cell office:value-type="float" office:value="144.74492" calcext:value-type="float">
            <text:p>144.74492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93i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Heathcote</text:p>
          </table:table-cell>
          <table:table-cell/>
          <table:table-cell office:value-type="string" calcext:value-type="string">
            <text:p>2016-01-30</text:p>
          </table:table-cell>
          <table:table-cell/>
          <table:table-cell office:value-type="float" office:value="-36.93458" calcext:value-type="float">
            <text:p>-36.93458</text:p>
          </table:table-cell>
          <table:table-cell office:value-type="float" office:value="144.74492" calcext:value-type="float">
            <text:p>144.74492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94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Lake Eppalock</text:p>
          </table:table-cell>
          <table:table-cell office:value-type="string" calcext:value-type="string">
            <text:p>080</text:p>
          </table:table-cell>
          <table:table-cell office:value-type="string" calcext:value-type="string">
            <text:p>2016-01-30</text:p>
          </table:table-cell>
          <table:table-cell/>
          <table:table-cell office:value-type="float" office:value="-36.84715" calcext:value-type="float">
            <text:p>-36.84715</text:p>
          </table:table-cell>
          <table:table-cell office:value-type="float" office:value="144.52614" calcext:value-type="float">
            <text:p>144.52614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94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Lake Eppalock</text:p>
          </table:table-cell>
          <table:table-cell/>
          <table:table-cell office:value-type="string" calcext:value-type="string">
            <text:p>2016-01-30</text:p>
          </table:table-cell>
          <table:table-cell/>
          <table:table-cell office:value-type="float" office:value="-36.84715" calcext:value-type="float">
            <text:p>-36.84715</text:p>
          </table:table-cell>
          <table:table-cell office:value-type="float" office:value="144.52614" calcext:value-type="float">
            <text:p>144.52614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94b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Lake Eppalock</text:p>
          </table:table-cell>
          <table:table-cell/>
          <table:table-cell office:value-type="string" calcext:value-type="string">
            <text:p>2016-01-30</text:p>
          </table:table-cell>
          <table:table-cell/>
          <table:table-cell office:value-type="float" office:value="-36.84715" calcext:value-type="float">
            <text:p>-36.84715</text:p>
          </table:table-cell>
          <table:table-cell office:value-type="float" office:value="144.52614" calcext:value-type="float">
            <text:p>144.52614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94c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Lake Eppalock</text:p>
          </table:table-cell>
          <table:table-cell/>
          <table:table-cell office:value-type="string" calcext:value-type="string">
            <text:p>2016-01-30</text:p>
          </table:table-cell>
          <table:table-cell/>
          <table:table-cell office:value-type="float" office:value="-36.84715" calcext:value-type="float">
            <text:p>-36.84715</text:p>
          </table:table-cell>
          <table:table-cell office:value-type="float" office:value="144.52614" calcext:value-type="float">
            <text:p>144.52614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94d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Lake Eppalock</text:p>
          </table:table-cell>
          <table:table-cell/>
          <table:table-cell office:value-type="string" calcext:value-type="string">
            <text:p>2016-01-30</text:p>
          </table:table-cell>
          <table:table-cell/>
          <table:table-cell office:value-type="float" office:value="-36.84715" calcext:value-type="float">
            <text:p>-36.84715</text:p>
          </table:table-cell>
          <table:table-cell office:value-type="float" office:value="144.52614" calcext:value-type="float">
            <text:p>144.52614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94e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Lake Eppalock</text:p>
          </table:table-cell>
          <table:table-cell/>
          <table:table-cell office:value-type="string" calcext:value-type="string">
            <text:p>2016-01-30</text:p>
          </table:table-cell>
          <table:table-cell/>
          <table:table-cell office:value-type="float" office:value="-36.84715" calcext:value-type="float">
            <text:p>-36.84715</text:p>
          </table:table-cell>
          <table:table-cell office:value-type="float" office:value="144.52614" calcext:value-type="float">
            <text:p>144.52614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94f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Lake Eppalock</text:p>
          </table:table-cell>
          <table:table-cell/>
          <table:table-cell office:value-type="string" calcext:value-type="string">
            <text:p>2016-01-30</text:p>
          </table:table-cell>
          <table:table-cell/>
          <table:table-cell office:value-type="float" office:value="-36.84715" calcext:value-type="float">
            <text:p>-36.84715</text:p>
          </table:table-cell>
          <table:table-cell office:value-type="float" office:value="144.52614" calcext:value-type="float">
            <text:p>144.52614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94g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Lake Eppalock</text:p>
          </table:table-cell>
          <table:table-cell/>
          <table:table-cell office:value-type="string" calcext:value-type="string">
            <text:p>2016-01-30</text:p>
          </table:table-cell>
          <table:table-cell/>
          <table:table-cell office:value-type="float" office:value="-36.84715" calcext:value-type="float">
            <text:p>-36.84715</text:p>
          </table:table-cell>
          <table:table-cell office:value-type="float" office:value="144.52614" calcext:value-type="float">
            <text:p>144.52614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94h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Lake Eppalock</text:p>
          </table:table-cell>
          <table:table-cell/>
          <table:table-cell office:value-type="string" calcext:value-type="string">
            <text:p>2016-01-30</text:p>
          </table:table-cell>
          <table:table-cell/>
          <table:table-cell office:value-type="float" office:value="-36.84715" calcext:value-type="float">
            <text:p>-36.84715</text:p>
          </table:table-cell>
          <table:table-cell office:value-type="float" office:value="144.52614" calcext:value-type="float">
            <text:p>144.52614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94i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Lake Eppalock</text:p>
          </table:table-cell>
          <table:table-cell/>
          <table:table-cell office:value-type="string" calcext:value-type="string">
            <text:p>2016-01-30</text:p>
          </table:table-cell>
          <table:table-cell/>
          <table:table-cell office:value-type="float" office:value="-36.84715" calcext:value-type="float">
            <text:p>-36.84715</text:p>
          </table:table-cell>
          <table:table-cell office:value-type="float" office:value="144.52614" calcext:value-type="float">
            <text:p>144.52614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95</text:p>
          </table:table-cell>
          <table:table-cell office:value-type="string" calcext:value-type="string">
            <text:p>Jasmine</text:p>
          </table:table-cell>
          <table:table-cell office:value-type="string" calcext:value-type="string">
            <text:p>albensXmicrocarpa</text:p>
          </table:table-cell>
          <table:table-cell office:value-type="string" calcext:value-type="string">
            <text:p>albens</text:p>
          </table:table-cell>
          <table:table-cell office:value-type="string" calcext:value-type="string">
            <text:p>hybrid albens x microcarpa</text:p>
          </table:table-cell>
          <table:table-cell/>
          <table:table-cell office:value-type="string" calcext:value-type="string">
            <text:p>Powers Rd, Woodstock on Loddon</text:p>
          </table:table-cell>
          <table:table-cell office:value-type="string" calcext:value-type="string">
            <text:p>081</text:p>
          </table:table-cell>
          <table:table-cell office:value-type="string" calcext:value-type="string">
            <text:p>2016-01-31</text:p>
          </table:table-cell>
          <table:table-cell/>
          <table:table-cell office:value-type="float" office:value="-36.76884" calcext:value-type="float">
            <text:p>-36.76884</text:p>
          </table:table-cell>
          <table:table-cell office:value-type="float" office:value="144.07336" calcext:value-type="float">
            <text:p>144.07336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96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odorata</text:p>
          </table:table-cell>
          <table:table-cell office:value-type="string" calcext:value-type="string">
            <text:p>Eucalyptus odorata</text:p>
          </table:table-cell>
          <table:table-cell/>
          <table:table-cell office:value-type="string" calcext:value-type="string">
            <text:p>Teddington Rd, Stuart Mill</text:p>
          </table:table-cell>
          <table:table-cell office:value-type="string" calcext:value-type="string">
            <text:p>082</text:p>
          </table:table-cell>
          <table:table-cell office:value-type="string" calcext:value-type="string">
            <text:p>2016-01-31</text:p>
          </table:table-cell>
          <table:table-cell/>
          <table:table-cell office:value-type="float" office:value="-36.81995" calcext:value-type="float">
            <text:p>-36.81995</text:p>
          </table:table-cell>
          <table:table-cell office:value-type="float" office:value="143.2767" calcext:value-type="float">
            <text:p>143.2767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97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leucoxylon</text:p>
          </table:table-cell>
          <table:table-cell office:value-type="string" calcext:value-type="string">
            <text:p>Eucalyptus leucoxylon</text:p>
          </table:table-cell>
          <table:table-cell/>
          <table:table-cell office:value-type="string" calcext:value-type="string">
            <text:p>Dergholm State Park</text:p>
          </table:table-cell>
          <table:table-cell office:value-type="string" calcext:value-type="string">
            <text:p>083</text:p>
          </table:table-cell>
          <table:table-cell office:value-type="string" calcext:value-type="string">
            <text:p>2016-02-01</text:p>
          </table:table-cell>
          <table:table-cell/>
          <table:table-cell office:value-type="float" office:value="-37.28408" calcext:value-type="float">
            <text:p>-37.28408</text:p>
          </table:table-cell>
          <table:table-cell office:value-type="float" office:value="141.18732" calcext:value-type="float">
            <text:p>141.18732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97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leucoxylon</text:p>
          </table:table-cell>
          <table:table-cell office:value-type="string" calcext:value-type="string">
            <text:p>Eucalyptus leucoxylon</text:p>
          </table:table-cell>
          <table:table-cell/>
          <table:table-cell office:value-type="string" calcext:value-type="string">
            <text:p>Dergholm State Park</text:p>
          </table:table-cell>
          <table:table-cell/>
          <table:table-cell office:value-type="string" calcext:value-type="string">
            <text:p>2016-02-01</text:p>
          </table:table-cell>
          <table:table-cell/>
          <table:table-cell office:value-type="float" office:value="-37.28408" calcext:value-type="float">
            <text:p>-37.28408</text:p>
          </table:table-cell>
          <table:table-cell office:value-type="float" office:value="141.18732" calcext:value-type="float">
            <text:p>141.18732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97b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leucoxylon</text:p>
          </table:table-cell>
          <table:table-cell office:value-type="string" calcext:value-type="string">
            <text:p>Eucalyptus leucoxylon</text:p>
          </table:table-cell>
          <table:table-cell/>
          <table:table-cell office:value-type="string" calcext:value-type="string">
            <text:p>Dergholm State Park</text:p>
          </table:table-cell>
          <table:table-cell/>
          <table:table-cell office:value-type="string" calcext:value-type="string">
            <text:p>2016-02-01</text:p>
          </table:table-cell>
          <table:table-cell/>
          <table:table-cell office:value-type="float" office:value="-37.28408" calcext:value-type="float">
            <text:p>-37.28408</text:p>
          </table:table-cell>
          <table:table-cell office:value-type="float" office:value="141.18732" calcext:value-type="float">
            <text:p>141.18732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97c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leucoxylon</text:p>
          </table:table-cell>
          <table:table-cell office:value-type="string" calcext:value-type="string">
            <text:p>Eucalyptus leucoxylon</text:p>
          </table:table-cell>
          <table:table-cell/>
          <table:table-cell office:value-type="string" calcext:value-type="string">
            <text:p>Dergholm State Park</text:p>
          </table:table-cell>
          <table:table-cell/>
          <table:table-cell office:value-type="string" calcext:value-type="string">
            <text:p>2016-02-01</text:p>
          </table:table-cell>
          <table:table-cell/>
          <table:table-cell office:value-type="float" office:value="-37.28408" calcext:value-type="float">
            <text:p>-37.28408</text:p>
          </table:table-cell>
          <table:table-cell office:value-type="float" office:value="141.18732" calcext:value-type="float">
            <text:p>141.18732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97d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leucoxylon</text:p>
          </table:table-cell>
          <table:table-cell office:value-type="string" calcext:value-type="string">
            <text:p>Eucalyptus leucoxylon</text:p>
          </table:table-cell>
          <table:table-cell/>
          <table:table-cell office:value-type="string" calcext:value-type="string">
            <text:p>Dergholm State Park</text:p>
          </table:table-cell>
          <table:table-cell/>
          <table:table-cell office:value-type="string" calcext:value-type="string">
            <text:p>2016-02-01</text:p>
          </table:table-cell>
          <table:table-cell/>
          <table:table-cell office:value-type="float" office:value="-37.28408" calcext:value-type="float">
            <text:p>-37.28408</text:p>
          </table:table-cell>
          <table:table-cell office:value-type="float" office:value="141.18732" calcext:value-type="float">
            <text:p>141.18732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98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leucoxylon</text:p>
          </table:table-cell>
          <table:table-cell office:value-type="string" calcext:value-type="string">
            <text:p>Eucalyptus leucoxylon</text:p>
          </table:table-cell>
          <table:table-cell/>
          <table:table-cell office:value-type="string" calcext:value-type="string">
            <text:p>Cherrypool, Rockland Reservoir</text:p>
          </table:table-cell>
          <table:table-cell office:value-type="string" calcext:value-type="string">
            <text:p>084</text:p>
          </table:table-cell>
          <table:table-cell office:value-type="string" calcext:value-type="string">
            <text:p>2016-02-02</text:p>
          </table:table-cell>
          <table:table-cell/>
          <table:table-cell office:value-type="float" office:value="-37.22194" calcext:value-type="float">
            <text:p>-37.22194</text:p>
          </table:table-cell>
          <table:table-cell office:value-type="float" office:value="142.04807" calcext:value-type="float">
            <text:p>142.04807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98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leucoxylon</text:p>
          </table:table-cell>
          <table:table-cell office:value-type="string" calcext:value-type="string">
            <text:p>Eucalyptus leucoxylon</text:p>
          </table:table-cell>
          <table:table-cell/>
          <table:table-cell office:value-type="string" calcext:value-type="string">
            <text:p>Cherrypool, Rockland Reservoir</text:p>
          </table:table-cell>
          <table:table-cell/>
          <table:table-cell office:value-type="string" calcext:value-type="string">
            <text:p>2016-02-02</text:p>
          </table:table-cell>
          <table:table-cell/>
          <table:table-cell office:value-type="float" office:value="-37.22194" calcext:value-type="float">
            <text:p>-37.22194</text:p>
          </table:table-cell>
          <table:table-cell office:value-type="float" office:value="142.04807" calcext:value-type="float">
            <text:p>142.04807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98b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leucoxylon</text:p>
          </table:table-cell>
          <table:table-cell office:value-type="string" calcext:value-type="string">
            <text:p>Eucalyptus leucoxylon</text:p>
          </table:table-cell>
          <table:table-cell/>
          <table:table-cell office:value-type="string" calcext:value-type="string">
            <text:p>Cherrypool, Rockland Reservoir</text:p>
          </table:table-cell>
          <table:table-cell/>
          <table:table-cell office:value-type="string" calcext:value-type="string">
            <text:p>2016-02-02</text:p>
          </table:table-cell>
          <table:table-cell/>
          <table:table-cell office:value-type="float" office:value="-37.22194" calcext:value-type="float">
            <text:p>-37.22194</text:p>
          </table:table-cell>
          <table:table-cell office:value-type="float" office:value="142.04807" calcext:value-type="float">
            <text:p>142.04807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98c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leucoxylon</text:p>
          </table:table-cell>
          <table:table-cell office:value-type="string" calcext:value-type="string">
            <text:p>Eucalyptus leucoxylon</text:p>
          </table:table-cell>
          <table:table-cell/>
          <table:table-cell office:value-type="string" calcext:value-type="string">
            <text:p>Cherrypool, Rockland Reservoir</text:p>
          </table:table-cell>
          <table:table-cell/>
          <table:table-cell office:value-type="string" calcext:value-type="string">
            <text:p>2016-02-02</text:p>
          </table:table-cell>
          <table:table-cell/>
          <table:table-cell office:value-type="float" office:value="-37.22194" calcext:value-type="float">
            <text:p>-37.22194</text:p>
          </table:table-cell>
          <table:table-cell office:value-type="float" office:value="142.04807" calcext:value-type="float">
            <text:p>142.04807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98d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leucoxylon</text:p>
          </table:table-cell>
          <table:table-cell office:value-type="string" calcext:value-type="string">
            <text:p>Eucalyptus leucoxylon</text:p>
          </table:table-cell>
          <table:table-cell/>
          <table:table-cell office:value-type="string" calcext:value-type="string">
            <text:p>Cherrypool, Rockland Reservoir</text:p>
          </table:table-cell>
          <table:table-cell/>
          <table:table-cell office:value-type="string" calcext:value-type="string">
            <text:p>2016-02-02</text:p>
          </table:table-cell>
          <table:table-cell/>
          <table:table-cell office:value-type="float" office:value="-37.22194" calcext:value-type="float">
            <text:p>-37.22194</text:p>
          </table:table-cell>
          <table:table-cell office:value-type="float" office:value="142.04807" calcext:value-type="float">
            <text:p>142.04807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99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leucoxylon</text:p>
          </table:table-cell>
          <table:table-cell office:value-type="string" calcext:value-type="string">
            <text:p>Eucalyptus leucoxylon</text:p>
          </table:table-cell>
          <table:table-cell/>
          <table:table-cell office:value-type="string" calcext:value-type="string">
            <text:p>Castlemaine</text:p>
          </table:table-cell>
          <table:table-cell office:value-type="string" calcext:value-type="string">
            <text:p>085</text:p>
          </table:table-cell>
          <table:table-cell office:value-type="string" calcext:value-type="string">
            <text:p>2016-01-03</text:p>
          </table:table-cell>
          <table:table-cell/>
          <table:table-cell office:value-type="float" office:value="-37.1632" calcext:value-type="float">
            <text:p>-37.1632</text:p>
          </table:table-cell>
          <table:table-cell office:value-type="float" office:value="144.08661" calcext:value-type="float">
            <text:p>144.08661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99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leucoxylon</text:p>
          </table:table-cell>
          <table:table-cell office:value-type="string" calcext:value-type="string">
            <text:p>Eucalyptus leucoxylon</text:p>
          </table:table-cell>
          <table:table-cell/>
          <table:table-cell office:value-type="string" calcext:value-type="string">
            <text:p>Castlemaine</text:p>
          </table:table-cell>
          <table:table-cell/>
          <table:table-cell office:value-type="string" calcext:value-type="string">
            <text:p>2016-01-03</text:p>
          </table:table-cell>
          <table:table-cell/>
          <table:table-cell office:value-type="float" office:value="-37.1632" calcext:value-type="float">
            <text:p>-37.1632</text:p>
          </table:table-cell>
          <table:table-cell office:value-type="float" office:value="144.08661" calcext:value-type="float">
            <text:p>144.08661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99b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leucoxylon</text:p>
          </table:table-cell>
          <table:table-cell office:value-type="string" calcext:value-type="string">
            <text:p>Eucalyptus leucoxylon</text:p>
          </table:table-cell>
          <table:table-cell/>
          <table:table-cell office:value-type="string" calcext:value-type="string">
            <text:p>Castlemaine</text:p>
          </table:table-cell>
          <table:table-cell/>
          <table:table-cell office:value-type="string" calcext:value-type="string">
            <text:p>2016-01-03</text:p>
          </table:table-cell>
          <table:table-cell/>
          <table:table-cell office:value-type="float" office:value="-37.1632" calcext:value-type="float">
            <text:p>-37.1632</text:p>
          </table:table-cell>
          <table:table-cell office:value-type="float" office:value="144.08661" calcext:value-type="float">
            <text:p>144.08661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99c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leucoxylon</text:p>
          </table:table-cell>
          <table:table-cell office:value-type="string" calcext:value-type="string">
            <text:p>Eucalyptus leucoxylon</text:p>
          </table:table-cell>
          <table:table-cell/>
          <table:table-cell office:value-type="string" calcext:value-type="string">
            <text:p>Castlemaine</text:p>
          </table:table-cell>
          <table:table-cell/>
          <table:table-cell office:value-type="string" calcext:value-type="string">
            <text:p>2016-01-03</text:p>
          </table:table-cell>
          <table:table-cell/>
          <table:table-cell office:value-type="float" office:value="-37.1632" calcext:value-type="float">
            <text:p>-37.1632</text:p>
          </table:table-cell>
          <table:table-cell office:value-type="float" office:value="144.08661" calcext:value-type="float">
            <text:p>144.08661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99d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leucoxylon</text:p>
          </table:table-cell>
          <table:table-cell office:value-type="string" calcext:value-type="string">
            <text:p>Eucalyptus leucoxylon</text:p>
          </table:table-cell>
          <table:table-cell/>
          <table:table-cell office:value-type="string" calcext:value-type="string">
            <text:p>Castlemaine</text:p>
          </table:table-cell>
          <table:table-cell/>
          <table:table-cell office:value-type="string" calcext:value-type="string">
            <text:p>2016-01-03</text:p>
          </table:table-cell>
          <table:table-cell/>
          <table:table-cell office:value-type="float" office:value="-37.1632" calcext:value-type="float">
            <text:p>-37.1632</text:p>
          </table:table-cell>
          <table:table-cell office:value-type="float" office:value="144.08661" calcext:value-type="float">
            <text:p>144.08661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400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  <table:table-cell/>
          <table:table-cell office:value-type="string" calcext:value-type="string">
            <text:p>Torreyburn Rd, Yarrowyck</text:p>
          </table:table-cell>
          <table:table-cell office:value-type="string" calcext:value-type="string">
            <text:p>086</text:p>
          </table:table-cell>
          <table:table-cell office:value-type="string" calcext:value-type="string">
            <text:p>2016-04-05</text:p>
          </table:table-cell>
          <table:table-cell/>
          <table:table-cell office:value-type="float" office:value="-30.44375" calcext:value-type="float">
            <text:p>-30.44375</text:p>
          </table:table-cell>
          <table:table-cell office:value-type="float" office:value="151.25961" calcext:value-type="float">
            <text:p>151.25961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400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  <table:table-cell/>
          <table:table-cell office:value-type="string" calcext:value-type="string">
            <text:p>Torreyburn Rd, Yarrowyck</text:p>
          </table:table-cell>
          <table:table-cell/>
          <table:table-cell office:value-type="string" calcext:value-type="string">
            <text:p>2016-04-05</text:p>
          </table:table-cell>
          <table:table-cell/>
          <table:table-cell office:value-type="float" office:value="-30.44375" calcext:value-type="float">
            <text:p>-30.44375</text:p>
          </table:table-cell>
          <table:table-cell office:value-type="float" office:value="151.25961" calcext:value-type="float">
            <text:p>151.25961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400b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  <table:table-cell/>
          <table:table-cell office:value-type="string" calcext:value-type="string">
            <text:p>Torreyburn Rd, Yarrowyck</text:p>
          </table:table-cell>
          <table:table-cell/>
          <table:table-cell office:value-type="string" calcext:value-type="string">
            <text:p>2016-04-05</text:p>
          </table:table-cell>
          <table:table-cell/>
          <table:table-cell office:value-type="float" office:value="-30.44375" calcext:value-type="float">
            <text:p>-30.44375</text:p>
          </table:table-cell>
          <table:table-cell office:value-type="float" office:value="151.25961" calcext:value-type="float">
            <text:p>151.25961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400c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  <table:table-cell/>
          <table:table-cell office:value-type="string" calcext:value-type="string">
            <text:p>Torreyburn Rd, Yarrowyck</text:p>
          </table:table-cell>
          <table:table-cell/>
          <table:table-cell office:value-type="string" calcext:value-type="string">
            <text:p>2016-04-05</text:p>
          </table:table-cell>
          <table:table-cell/>
          <table:table-cell office:value-type="float" office:value="-30.44375" calcext:value-type="float">
            <text:p>-30.44375</text:p>
          </table:table-cell>
          <table:table-cell office:value-type="float" office:value="151.25961" calcext:value-type="float">
            <text:p>151.25961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400d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  <table:table-cell/>
          <table:table-cell office:value-type="string" calcext:value-type="string">
            <text:p>Torreyburn Rd, Yarrowyck</text:p>
          </table:table-cell>
          <table:table-cell/>
          <table:table-cell office:value-type="string" calcext:value-type="string">
            <text:p>2016-04-05</text:p>
          </table:table-cell>
          <table:table-cell/>
          <table:table-cell office:value-type="float" office:value="-30.44375" calcext:value-type="float">
            <text:p>-30.44375</text:p>
          </table:table-cell>
          <table:table-cell office:value-type="float" office:value="151.25961" calcext:value-type="float">
            <text:p>151.25961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401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Torreyburn Rd, Yarrowyck</text:p>
          </table:table-cell>
          <table:table-cell office:value-type="string" calcext:value-type="string">
            <text:p>087</text:p>
          </table:table-cell>
          <table:table-cell office:value-type="string" calcext:value-type="string">
            <text:p>2016-04-05</text:p>
          </table:table-cell>
          <table:table-cell/>
          <table:table-cell office:value-type="float" office:value="-30.44023" calcext:value-type="float">
            <text:p>-30.44023</text:p>
          </table:table-cell>
          <table:table-cell office:value-type="float" office:value="151.25069" calcext:value-type="float">
            <text:p>151.25069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401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Torreyburn Rd, Yarrowyck</text:p>
          </table:table-cell>
          <table:table-cell/>
          <table:table-cell office:value-type="string" calcext:value-type="string">
            <text:p>2016-04-05</text:p>
          </table:table-cell>
          <table:table-cell/>
          <table:table-cell office:value-type="float" office:value="-30.44023" calcext:value-type="float">
            <text:p>-30.44023</text:p>
          </table:table-cell>
          <table:table-cell office:value-type="float" office:value="151.25069" calcext:value-type="float">
            <text:p>151.25069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401b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Torreyburn Rd, Yarrowyck</text:p>
          </table:table-cell>
          <table:table-cell/>
          <table:table-cell office:value-type="string" calcext:value-type="string">
            <text:p>2016-04-05</text:p>
          </table:table-cell>
          <table:table-cell/>
          <table:table-cell office:value-type="float" office:value="-30.44023" calcext:value-type="float">
            <text:p>-30.44023</text:p>
          </table:table-cell>
          <table:table-cell office:value-type="float" office:value="151.25069" calcext:value-type="float">
            <text:p>151.25069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401c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Torreyburn Rd, Yarrowyck</text:p>
          </table:table-cell>
          <table:table-cell/>
          <table:table-cell office:value-type="string" calcext:value-type="string">
            <text:p>2016-04-05</text:p>
          </table:table-cell>
          <table:table-cell/>
          <table:table-cell office:value-type="float" office:value="-30.44023" calcext:value-type="float">
            <text:p>-30.44023</text:p>
          </table:table-cell>
          <table:table-cell office:value-type="float" office:value="151.25069" calcext:value-type="float">
            <text:p>151.25069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401d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Torreyburn Rd, Yarrowyck</text:p>
          </table:table-cell>
          <table:table-cell/>
          <table:table-cell office:value-type="string" calcext:value-type="string">
            <text:p>2016-04-05</text:p>
          </table:table-cell>
          <table:table-cell/>
          <table:table-cell office:value-type="float" office:value="-30.44023" calcext:value-type="float">
            <text:p>-30.44023</text:p>
          </table:table-cell>
          <table:table-cell office:value-type="float" office:value="151.25069" calcext:value-type="float">
            <text:p>151.25069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401e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Torreyburn Rd, Yarrowyck</text:p>
          </table:table-cell>
          <table:table-cell/>
          <table:table-cell office:value-type="string" calcext:value-type="string">
            <text:p>2016-04-05</text:p>
          </table:table-cell>
          <table:table-cell/>
          <table:table-cell office:value-type="float" office:value="-30.44023" calcext:value-type="float">
            <text:p>-30.44023</text:p>
          </table:table-cell>
          <table:table-cell office:value-type="float" office:value="151.25069" calcext:value-type="float">
            <text:p>151.25069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401f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Torreyburn Rd, Yarrowyck</text:p>
          </table:table-cell>
          <table:table-cell/>
          <table:table-cell office:value-type="string" calcext:value-type="string">
            <text:p>2016-04-05</text:p>
          </table:table-cell>
          <table:table-cell/>
          <table:table-cell office:value-type="float" office:value="-30.44023" calcext:value-type="float">
            <text:p>-30.44023</text:p>
          </table:table-cell>
          <table:table-cell office:value-type="float" office:value="151.25069" calcext:value-type="float">
            <text:p>151.25069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401g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Torreyburn Rd, Yarrowyck</text:p>
          </table:table-cell>
          <table:table-cell/>
          <table:table-cell office:value-type="string" calcext:value-type="string">
            <text:p>2016-04-05</text:p>
          </table:table-cell>
          <table:table-cell/>
          <table:table-cell office:value-type="float" office:value="-30.44023" calcext:value-type="float">
            <text:p>-30.44023</text:p>
          </table:table-cell>
          <table:table-cell office:value-type="float" office:value="151.25069" calcext:value-type="float">
            <text:p>151.25069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401h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Torreyburn Rd, Yarrowyck</text:p>
          </table:table-cell>
          <table:table-cell/>
          <table:table-cell office:value-type="string" calcext:value-type="string">
            <text:p>2016-04-05</text:p>
          </table:table-cell>
          <table:table-cell/>
          <table:table-cell office:value-type="float" office:value="-30.44023" calcext:value-type="float">
            <text:p>-30.44023</text:p>
          </table:table-cell>
          <table:table-cell office:value-type="float" office:value="151.25069" calcext:value-type="float">
            <text:p>151.25069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401i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Torreyburn Rd, Yarrowyck</text:p>
          </table:table-cell>
          <table:table-cell/>
          <table:table-cell office:value-type="string" calcext:value-type="string">
            <text:p>2016-04-05</text:p>
          </table:table-cell>
          <table:table-cell/>
          <table:table-cell office:value-type="float" office:value="-30.44023" calcext:value-type="float">
            <text:p>-30.44023</text:p>
          </table:table-cell>
          <table:table-cell office:value-type="float" office:value="151.25069" calcext:value-type="float">
            <text:p>151.25069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402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caleyi</text:p>
          </table:table-cell>
          <table:table-cell office:value-type="string" calcext:value-type="string">
            <text:p>Eucalyptus caleyi</text:p>
          </table:table-cell>
          <table:table-cell/>
          <table:table-cell office:value-type="string" calcext:value-type="string">
            <text:p>Bundarra Rd, Copeton</text:p>
          </table:table-cell>
          <table:table-cell office:value-type="string" calcext:value-type="string">
            <text:p>089</text:p>
          </table:table-cell>
          <table:table-cell office:value-type="string" calcext:value-type="string">
            <text:p>2016-04-05</text:p>
          </table:table-cell>
          <table:table-cell/>
          <table:table-cell office:value-type="float" office:value="-30.04322" calcext:value-type="float">
            <text:p>-30.04322</text:p>
          </table:table-cell>
          <table:table-cell office:value-type="float" office:value="150.94122" calcext:value-type="float">
            <text:p>150.94122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402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caleyi</text:p>
          </table:table-cell>
          <table:table-cell office:value-type="string" calcext:value-type="string">
            <text:p>Eucalyptus caleyi</text:p>
          </table:table-cell>
          <table:table-cell/>
          <table:table-cell office:value-type="string" calcext:value-type="string">
            <text:p>Bundarra Rd, Copeton</text:p>
          </table:table-cell>
          <table:table-cell/>
          <table:table-cell office:value-type="string" calcext:value-type="string">
            <text:p>2016-04-05</text:p>
          </table:table-cell>
          <table:table-cell/>
          <table:table-cell office:value-type="float" office:value="-30.04322" calcext:value-type="float">
            <text:p>-30.04322</text:p>
          </table:table-cell>
          <table:table-cell office:value-type="float" office:value="150.94122" calcext:value-type="float">
            <text:p>150.94122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402b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caleyi</text:p>
          </table:table-cell>
          <table:table-cell office:value-type="string" calcext:value-type="string">
            <text:p>Eucalyptus caleyi</text:p>
          </table:table-cell>
          <table:table-cell/>
          <table:table-cell office:value-type="string" calcext:value-type="string">
            <text:p>Bundarra Rd, Copeton</text:p>
          </table:table-cell>
          <table:table-cell/>
          <table:table-cell office:value-type="string" calcext:value-type="string">
            <text:p>2016-04-05</text:p>
          </table:table-cell>
          <table:table-cell/>
          <table:table-cell office:value-type="float" office:value="-30.04322" calcext:value-type="float">
            <text:p>-30.04322</text:p>
          </table:table-cell>
          <table:table-cell office:value-type="float" office:value="150.94122" calcext:value-type="float">
            <text:p>150.94122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402c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caleyi</text:p>
          </table:table-cell>
          <table:table-cell office:value-type="string" calcext:value-type="string">
            <text:p>Eucalyptus caleyi</text:p>
          </table:table-cell>
          <table:table-cell/>
          <table:table-cell office:value-type="string" calcext:value-type="string">
            <text:p>Bundarra Rd, Copeton</text:p>
          </table:table-cell>
          <table:table-cell/>
          <table:table-cell office:value-type="string" calcext:value-type="string">
            <text:p>2016-04-05</text:p>
          </table:table-cell>
          <table:table-cell/>
          <table:table-cell office:value-type="float" office:value="-30.04322" calcext:value-type="float">
            <text:p>-30.04322</text:p>
          </table:table-cell>
          <table:table-cell office:value-type="float" office:value="150.94122" calcext:value-type="float">
            <text:p>150.94122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402d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caleyi</text:p>
          </table:table-cell>
          <table:table-cell office:value-type="string" calcext:value-type="string">
            <text:p>Eucalyptus caleyi</text:p>
          </table:table-cell>
          <table:table-cell/>
          <table:table-cell office:value-type="string" calcext:value-type="string">
            <text:p>Bundarra Rd, Copeton</text:p>
          </table:table-cell>
          <table:table-cell/>
          <table:table-cell office:value-type="string" calcext:value-type="string">
            <text:p>2016-04-05</text:p>
          </table:table-cell>
          <table:table-cell/>
          <table:table-cell office:value-type="float" office:value="-30.04322" calcext:value-type="float">
            <text:p>-30.04322</text:p>
          </table:table-cell>
          <table:table-cell office:value-type="float" office:value="150.94122" calcext:value-type="float">
            <text:p>150.94122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403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caleyi</text:p>
          </table:table-cell>
          <table:table-cell office:value-type="string" calcext:value-type="string">
            <text:p>Eucalyptus caleyi</text:p>
          </table:table-cell>
          <table:table-cell/>
          <table:table-cell office:value-type="string" calcext:value-type="string">
            <text:p>Copeton Dam Rd</text:p>
          </table:table-cell>
          <table:table-cell office:value-type="string" calcext:value-type="string">
            <text:p>090</text:p>
          </table:table-cell>
          <table:table-cell office:value-type="string" calcext:value-type="string">
            <text:p>2016-04-05</text:p>
          </table:table-cell>
          <table:table-cell/>
          <table:table-cell office:value-type="float" office:value="-29.92441" calcext:value-type="float">
            <text:p>-29.92441</text:p>
          </table:table-cell>
          <table:table-cell office:value-type="float" office:value="150.93559" calcext:value-type="float">
            <text:p>150.93559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403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caleyi</text:p>
          </table:table-cell>
          <table:table-cell office:value-type="string" calcext:value-type="string">
            <text:p>Eucalyptus caleyi</text:p>
          </table:table-cell>
          <table:table-cell/>
          <table:table-cell office:value-type="string" calcext:value-type="string">
            <text:p>Copeton Dam Rd</text:p>
          </table:table-cell>
          <table:table-cell/>
          <table:table-cell office:value-type="string" calcext:value-type="string">
            <text:p>2016-04-05</text:p>
          </table:table-cell>
          <table:table-cell/>
          <table:table-cell office:value-type="float" office:value="-29.92441" calcext:value-type="float">
            <text:p>-29.92441</text:p>
          </table:table-cell>
          <table:table-cell office:value-type="float" office:value="150.93559" calcext:value-type="float">
            <text:p>150.93559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403b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caleyi</text:p>
          </table:table-cell>
          <table:table-cell office:value-type="string" calcext:value-type="string">
            <text:p>Eucalyptus caleyi</text:p>
          </table:table-cell>
          <table:table-cell/>
          <table:table-cell office:value-type="string" calcext:value-type="string">
            <text:p>Copeton Dam Rd</text:p>
          </table:table-cell>
          <table:table-cell/>
          <table:table-cell office:value-type="string" calcext:value-type="string">
            <text:p>2016-04-05</text:p>
          </table:table-cell>
          <table:table-cell/>
          <table:table-cell office:value-type="float" office:value="-29.92441" calcext:value-type="float">
            <text:p>-29.92441</text:p>
          </table:table-cell>
          <table:table-cell office:value-type="float" office:value="150.93559" calcext:value-type="float">
            <text:p>150.93559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403c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caleyi</text:p>
          </table:table-cell>
          <table:table-cell office:value-type="string" calcext:value-type="string">
            <text:p>Eucalyptus caleyi</text:p>
          </table:table-cell>
          <table:table-cell/>
          <table:table-cell office:value-type="string" calcext:value-type="string">
            <text:p>Copeton Dam Rd</text:p>
          </table:table-cell>
          <table:table-cell/>
          <table:table-cell office:value-type="string" calcext:value-type="string">
            <text:p>2016-04-05</text:p>
          </table:table-cell>
          <table:table-cell/>
          <table:table-cell office:value-type="float" office:value="-29.92441" calcext:value-type="float">
            <text:p>-29.92441</text:p>
          </table:table-cell>
          <table:table-cell office:value-type="float" office:value="150.93559" calcext:value-type="float">
            <text:p>150.93559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403d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caleyi</text:p>
          </table:table-cell>
          <table:table-cell office:value-type="string" calcext:value-type="string">
            <text:p>Eucalyptus caleyi</text:p>
          </table:table-cell>
          <table:table-cell/>
          <table:table-cell office:value-type="string" calcext:value-type="string">
            <text:p>Copeton Dam Rd</text:p>
          </table:table-cell>
          <table:table-cell/>
          <table:table-cell office:value-type="string" calcext:value-type="string">
            <text:p>2016-04-05</text:p>
          </table:table-cell>
          <table:table-cell/>
          <table:table-cell office:value-type="float" office:value="-29.92441" calcext:value-type="float">
            <text:p>-29.92441</text:p>
          </table:table-cell>
          <table:table-cell office:value-type="float" office:value="150.93559" calcext:value-type="float">
            <text:p>150.93559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404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caleyi</text:p>
          </table:table-cell>
          <table:table-cell office:value-type="string" calcext:value-type="string">
            <text:p>Eucalyptus caleyi</text:p>
          </table:table-cell>
          <table:table-cell/>
          <table:table-cell office:value-type="string" calcext:value-type="string">
            <text:p>Copeton Dam Rd</text:p>
          </table:table-cell>
          <table:table-cell office:value-type="string" calcext:value-type="string">
            <text:p>091</text:p>
          </table:table-cell>
          <table:table-cell office:value-type="string" calcext:value-type="string">
            <text:p>2016-04-05</text:p>
          </table:table-cell>
          <table:table-cell/>
          <table:table-cell office:value-type="float" office:value="-29.98952" calcext:value-type="float">
            <text:p>-29.98952</text:p>
          </table:table-cell>
          <table:table-cell office:value-type="float" office:value="150.85857" calcext:value-type="float">
            <text:p>150.85857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404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caleyi</text:p>
          </table:table-cell>
          <table:table-cell office:value-type="string" calcext:value-type="string">
            <text:p>Eucalyptus caleyi</text:p>
          </table:table-cell>
          <table:table-cell/>
          <table:table-cell office:value-type="string" calcext:value-type="string">
            <text:p>Copeton Dam Rd</text:p>
          </table:table-cell>
          <table:table-cell/>
          <table:table-cell office:value-type="string" calcext:value-type="string">
            <text:p>2016-04-05</text:p>
          </table:table-cell>
          <table:table-cell/>
          <table:table-cell office:value-type="float" office:value="-29.98952" calcext:value-type="float">
            <text:p>-29.98952</text:p>
          </table:table-cell>
          <table:table-cell office:value-type="float" office:value="150.85857" calcext:value-type="float">
            <text:p>150.85857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404b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caleyi</text:p>
          </table:table-cell>
          <table:table-cell office:value-type="string" calcext:value-type="string">
            <text:p>Eucalyptus caleyi</text:p>
          </table:table-cell>
          <table:table-cell/>
          <table:table-cell office:value-type="string" calcext:value-type="string">
            <text:p>Copeton Dam Rd</text:p>
          </table:table-cell>
          <table:table-cell/>
          <table:table-cell office:value-type="string" calcext:value-type="string">
            <text:p>2016-04-05</text:p>
          </table:table-cell>
          <table:table-cell/>
          <table:table-cell office:value-type="float" office:value="-29.98952" calcext:value-type="float">
            <text:p>-29.98952</text:p>
          </table:table-cell>
          <table:table-cell office:value-type="float" office:value="150.85857" calcext:value-type="float">
            <text:p>150.85857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404c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caleyi</text:p>
          </table:table-cell>
          <table:table-cell office:value-type="string" calcext:value-type="string">
            <text:p>Eucalyptus caleyi</text:p>
          </table:table-cell>
          <table:table-cell/>
          <table:table-cell office:value-type="string" calcext:value-type="string">
            <text:p>Copeton Dam Rd</text:p>
          </table:table-cell>
          <table:table-cell/>
          <table:table-cell office:value-type="string" calcext:value-type="string">
            <text:p>2016-04-05</text:p>
          </table:table-cell>
          <table:table-cell/>
          <table:table-cell office:value-type="float" office:value="-29.98952" calcext:value-type="float">
            <text:p>-29.98952</text:p>
          </table:table-cell>
          <table:table-cell office:value-type="float" office:value="150.85857" calcext:value-type="float">
            <text:p>150.85857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404d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caleyi</text:p>
          </table:table-cell>
          <table:table-cell office:value-type="string" calcext:value-type="string">
            <text:p>Eucalyptus caleyi</text:p>
          </table:table-cell>
          <table:table-cell/>
          <table:table-cell office:value-type="string" calcext:value-type="string">
            <text:p>Copeton Dam Rd</text:p>
          </table:table-cell>
          <table:table-cell/>
          <table:table-cell office:value-type="string" calcext:value-type="string">
            <text:p>2016-04-05</text:p>
          </table:table-cell>
          <table:table-cell/>
          <table:table-cell office:value-type="float" office:value="-29.98952" calcext:value-type="float">
            <text:p>-29.98952</text:p>
          </table:table-cell>
          <table:table-cell office:value-type="float" office:value="150.85857" calcext:value-type="float">
            <text:p>150.85857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405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Baldersleigh Rd</text:p>
          </table:table-cell>
          <table:table-cell office:value-type="string" calcext:value-type="string">
            <text:p>092</text:p>
          </table:table-cell>
          <table:table-cell office:value-type="string" calcext:value-type="string">
            <text:p>2016-04-05</text:p>
          </table:table-cell>
          <table:table-cell/>
          <table:table-cell office:value-type="float" office:value="-30.22862" calcext:value-type="float">
            <text:p>-30.22862</text:p>
          </table:table-cell>
          <table:table-cell office:value-type="float" office:value="151.23865" calcext:value-type="float">
            <text:p>151.23865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405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Baldersleigh Rd</text:p>
          </table:table-cell>
          <table:table-cell/>
          <table:table-cell office:value-type="string" calcext:value-type="string">
            <text:p>2016-04-05</text:p>
          </table:table-cell>
          <table:table-cell/>
          <table:table-cell office:value-type="float" office:value="-30.22862" calcext:value-type="float">
            <text:p>-30.22862</text:p>
          </table:table-cell>
          <table:table-cell office:value-type="float" office:value="151.23865" calcext:value-type="float">
            <text:p>151.23865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405b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Baldersleigh Rd</text:p>
          </table:table-cell>
          <table:table-cell/>
          <table:table-cell office:value-type="string" calcext:value-type="string">
            <text:p>2016-04-05</text:p>
          </table:table-cell>
          <table:table-cell/>
          <table:table-cell office:value-type="float" office:value="-30.22862" calcext:value-type="float">
            <text:p>-30.22862</text:p>
          </table:table-cell>
          <table:table-cell office:value-type="float" office:value="151.23865" calcext:value-type="float">
            <text:p>151.23865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405c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Baldersleigh Rd</text:p>
          </table:table-cell>
          <table:table-cell/>
          <table:table-cell office:value-type="string" calcext:value-type="string">
            <text:p>2016-04-05</text:p>
          </table:table-cell>
          <table:table-cell/>
          <table:table-cell office:value-type="float" office:value="-30.22862" calcext:value-type="float">
            <text:p>-30.22862</text:p>
          </table:table-cell>
          <table:table-cell office:value-type="float" office:value="151.23865" calcext:value-type="float">
            <text:p>151.23865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405d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Baldersleigh Rd</text:p>
          </table:table-cell>
          <table:table-cell/>
          <table:table-cell office:value-type="string" calcext:value-type="string">
            <text:p>2016-04-05</text:p>
          </table:table-cell>
          <table:table-cell/>
          <table:table-cell office:value-type="float" office:value="-30.22862" calcext:value-type="float">
            <text:p>-30.22862</text:p>
          </table:table-cell>
          <table:table-cell office:value-type="float" office:value="151.23865" calcext:value-type="float">
            <text:p>151.23865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405e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Baldersleigh Rd</text:p>
          </table:table-cell>
          <table:table-cell/>
          <table:table-cell office:value-type="string" calcext:value-type="string">
            <text:p>2016-04-05</text:p>
          </table:table-cell>
          <table:table-cell/>
          <table:table-cell office:value-type="float" office:value="-30.22862" calcext:value-type="float">
            <text:p>-30.22862</text:p>
          </table:table-cell>
          <table:table-cell office:value-type="float" office:value="151.23865" calcext:value-type="float">
            <text:p>151.23865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405f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Baldersleigh Rd</text:p>
          </table:table-cell>
          <table:table-cell/>
          <table:table-cell office:value-type="string" calcext:value-type="string">
            <text:p>2016-04-05</text:p>
          </table:table-cell>
          <table:table-cell/>
          <table:table-cell office:value-type="float" office:value="-30.22862" calcext:value-type="float">
            <text:p>-30.22862</text:p>
          </table:table-cell>
          <table:table-cell office:value-type="float" office:value="151.23865" calcext:value-type="float">
            <text:p>151.23865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405g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Baldersleigh Rd</text:p>
          </table:table-cell>
          <table:table-cell/>
          <table:table-cell office:value-type="string" calcext:value-type="string">
            <text:p>2016-04-05</text:p>
          </table:table-cell>
          <table:table-cell/>
          <table:table-cell office:value-type="float" office:value="-30.22862" calcext:value-type="float">
            <text:p>-30.22862</text:p>
          </table:table-cell>
          <table:table-cell office:value-type="float" office:value="151.23865" calcext:value-type="float">
            <text:p>151.23865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405h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Baldersleigh Rd</text:p>
          </table:table-cell>
          <table:table-cell/>
          <table:table-cell office:value-type="string" calcext:value-type="string">
            <text:p>2016-04-05</text:p>
          </table:table-cell>
          <table:table-cell/>
          <table:table-cell office:value-type="float" office:value="-30.22862" calcext:value-type="float">
            <text:p>-30.22862</text:p>
          </table:table-cell>
          <table:table-cell office:value-type="float" office:value="151.23865" calcext:value-type="float">
            <text:p>151.23865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405i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Baldersleigh Rd</text:p>
          </table:table-cell>
          <table:table-cell/>
          <table:table-cell office:value-type="string" calcext:value-type="string">
            <text:p>2016-04-05</text:p>
          </table:table-cell>
          <table:table-cell/>
          <table:table-cell office:value-type="float" office:value="-30.22862" calcext:value-type="float">
            <text:p>-30.22862</text:p>
          </table:table-cell>
          <table:table-cell office:value-type="float" office:value="151.23865" calcext:value-type="float">
            <text:p>151.23865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406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Baldersleigh Rd, The Basin</text:p>
          </table:table-cell>
          <table:table-cell office:value-type="string" calcext:value-type="string">
            <text:p>093</text:p>
          </table:table-cell>
          <table:table-cell office:value-type="string" calcext:value-type="string">
            <text:p>2016-04-05</text:p>
          </table:table-cell>
          <table:table-cell/>
          <table:table-cell office:value-type="float" office:value="-30.23707" calcext:value-type="float">
            <text:p>-30.23707</text:p>
          </table:table-cell>
          <table:table-cell office:value-type="float" office:value="151.252" calcext:value-type="float">
            <text:p>151.252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406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Baldersleigh Rd, The Basin</text:p>
          </table:table-cell>
          <table:table-cell/>
          <table:table-cell office:value-type="string" calcext:value-type="string">
            <text:p>2016-04-05</text:p>
          </table:table-cell>
          <table:table-cell/>
          <table:table-cell office:value-type="float" office:value="-30.23707" calcext:value-type="float">
            <text:p>-30.23707</text:p>
          </table:table-cell>
          <table:table-cell office:value-type="float" office:value="151.252" calcext:value-type="float">
            <text:p>151.252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406b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Baldersleigh Rd, The Basin</text:p>
          </table:table-cell>
          <table:table-cell/>
          <table:table-cell office:value-type="string" calcext:value-type="string">
            <text:p>2016-04-05</text:p>
          </table:table-cell>
          <table:table-cell/>
          <table:table-cell office:value-type="float" office:value="-30.23707" calcext:value-type="float">
            <text:p>-30.23707</text:p>
          </table:table-cell>
          <table:table-cell office:value-type="float" office:value="151.252" calcext:value-type="float">
            <text:p>151.252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406c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Baldersleigh Rd, The Basin</text:p>
          </table:table-cell>
          <table:table-cell/>
          <table:table-cell office:value-type="string" calcext:value-type="string">
            <text:p>2016-04-05</text:p>
          </table:table-cell>
          <table:table-cell/>
          <table:table-cell office:value-type="float" office:value="-30.23707" calcext:value-type="float">
            <text:p>-30.23707</text:p>
          </table:table-cell>
          <table:table-cell office:value-type="float" office:value="151.252" calcext:value-type="float">
            <text:p>151.252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406d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Baldersleigh Rd, The Basin</text:p>
          </table:table-cell>
          <table:table-cell/>
          <table:table-cell office:value-type="string" calcext:value-type="string">
            <text:p>2016-04-05</text:p>
          </table:table-cell>
          <table:table-cell/>
          <table:table-cell office:value-type="float" office:value="-30.23707" calcext:value-type="float">
            <text:p>-30.23707</text:p>
          </table:table-cell>
          <table:table-cell office:value-type="float" office:value="151.252" calcext:value-type="float">
            <text:p>151.252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406e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Baldersleigh Rd, The Basin</text:p>
          </table:table-cell>
          <table:table-cell/>
          <table:table-cell office:value-type="string" calcext:value-type="string">
            <text:p>2016-04-05</text:p>
          </table:table-cell>
          <table:table-cell/>
          <table:table-cell office:value-type="float" office:value="-30.23707" calcext:value-type="float">
            <text:p>-30.23707</text:p>
          </table:table-cell>
          <table:table-cell office:value-type="float" office:value="151.252" calcext:value-type="float">
            <text:p>151.252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406f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Baldersleigh Rd, The Basin</text:p>
          </table:table-cell>
          <table:table-cell/>
          <table:table-cell office:value-type="string" calcext:value-type="string">
            <text:p>2016-04-05</text:p>
          </table:table-cell>
          <table:table-cell/>
          <table:table-cell office:value-type="float" office:value="-30.23707" calcext:value-type="float">
            <text:p>-30.23707</text:p>
          </table:table-cell>
          <table:table-cell office:value-type="float" office:value="151.252" calcext:value-type="float">
            <text:p>151.252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406g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Baldersleigh Rd, The Basin</text:p>
          </table:table-cell>
          <table:table-cell/>
          <table:table-cell office:value-type="string" calcext:value-type="string">
            <text:p>2016-04-05</text:p>
          </table:table-cell>
          <table:table-cell/>
          <table:table-cell office:value-type="float" office:value="-30.23707" calcext:value-type="float">
            <text:p>-30.23707</text:p>
          </table:table-cell>
          <table:table-cell office:value-type="float" office:value="151.252" calcext:value-type="float">
            <text:p>151.252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406h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Baldersleigh Rd, The Basin</text:p>
          </table:table-cell>
          <table:table-cell/>
          <table:table-cell office:value-type="string" calcext:value-type="string">
            <text:p>2016-04-05</text:p>
          </table:table-cell>
          <table:table-cell/>
          <table:table-cell office:value-type="float" office:value="-30.23707" calcext:value-type="float">
            <text:p>-30.23707</text:p>
          </table:table-cell>
          <table:table-cell office:value-type="float" office:value="151.252" calcext:value-type="float">
            <text:p>151.252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406i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Baldersleigh Rd, The Basin</text:p>
          </table:table-cell>
          <table:table-cell/>
          <table:table-cell office:value-type="string" calcext:value-type="string">
            <text:p>2016-04-05</text:p>
          </table:table-cell>
          <table:table-cell/>
          <table:table-cell office:value-type="float" office:value="-30.23707" calcext:value-type="float">
            <text:p>-30.23707</text:p>
          </table:table-cell>
          <table:table-cell office:value-type="float" office:value="151.252" calcext:value-type="float">
            <text:p>151.252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407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fibrosa</text:p>
          </table:table-cell>
          <table:table-cell office:value-type="string" calcext:value-type="string">
            <text:p>Eucalyptus fibrosa</text:p>
          </table:table-cell>
          <table:table-cell/>
          <table:table-cell office:value-type="string" calcext:value-type="string">
            <text:p>Nymboidea</text:p>
          </table:table-cell>
          <table:table-cell office:value-type="string" calcext:value-type="string">
            <text:p>094</text:p>
          </table:table-cell>
          <table:table-cell office:value-type="string" calcext:value-type="string">
            <text:p>2016-04-06</text:p>
          </table:table-cell>
          <table:table-cell/>
          <table:table-cell office:value-type="float" office:value="-30.05045" calcext:value-type="float">
            <text:p>-30.05045</text:p>
          </table:table-cell>
          <table:table-cell office:value-type="float" office:value="152.63814" calcext:value-type="float">
            <text:p>152.63814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407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fibrosa</text:p>
          </table:table-cell>
          <table:table-cell office:value-type="string" calcext:value-type="string">
            <text:p>Eucalyptus fibrosa</text:p>
          </table:table-cell>
          <table:table-cell/>
          <table:table-cell office:value-type="string" calcext:value-type="string">
            <text:p>Nymboidea</text:p>
          </table:table-cell>
          <table:table-cell/>
          <table:table-cell office:value-type="string" calcext:value-type="string">
            <text:p>2016-04-06</text:p>
          </table:table-cell>
          <table:table-cell/>
          <table:table-cell office:value-type="float" office:value="-30.05045" calcext:value-type="float">
            <text:p>-30.05045</text:p>
          </table:table-cell>
          <table:table-cell office:value-type="float" office:value="152.63814" calcext:value-type="float">
            <text:p>152.63814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407b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fibrosa</text:p>
          </table:table-cell>
          <table:table-cell office:value-type="string" calcext:value-type="string">
            <text:p>Eucalyptus fibrosa</text:p>
          </table:table-cell>
          <table:table-cell/>
          <table:table-cell office:value-type="string" calcext:value-type="string">
            <text:p>Nymboidea</text:p>
          </table:table-cell>
          <table:table-cell/>
          <table:table-cell office:value-type="string" calcext:value-type="string">
            <text:p>2016-04-06</text:p>
          </table:table-cell>
          <table:table-cell/>
          <table:table-cell office:value-type="float" office:value="-30.05045" calcext:value-type="float">
            <text:p>-30.05045</text:p>
          </table:table-cell>
          <table:table-cell office:value-type="float" office:value="152.63814" calcext:value-type="float">
            <text:p>152.63814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407c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fibrosa</text:p>
          </table:table-cell>
          <table:table-cell office:value-type="string" calcext:value-type="string">
            <text:p>Eucalyptus fibrosa</text:p>
          </table:table-cell>
          <table:table-cell/>
          <table:table-cell office:value-type="string" calcext:value-type="string">
            <text:p>Nymboidea</text:p>
          </table:table-cell>
          <table:table-cell/>
          <table:table-cell office:value-type="string" calcext:value-type="string">
            <text:p>2016-04-06</text:p>
          </table:table-cell>
          <table:table-cell/>
          <table:table-cell office:value-type="float" office:value="-30.05045" calcext:value-type="float">
            <text:p>-30.05045</text:p>
          </table:table-cell>
          <table:table-cell office:value-type="float" office:value="152.63814" calcext:value-type="float">
            <text:p>152.63814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408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crebra</text:p>
          </table:table-cell>
          <table:table-cell office:value-type="string" calcext:value-type="string">
            <text:p>Eucalptus crebra</text:p>
          </table:table-cell>
          <table:table-cell/>
          <table:table-cell office:value-type="string" calcext:value-type="string">
            <text:p>Nymboidea</text:p>
          </table:table-cell>
          <table:table-cell office:value-type="string" calcext:value-type="string">
            <text:p>095</text:p>
          </table:table-cell>
          <table:table-cell office:value-type="string" calcext:value-type="string">
            <text:p>2016-04-06</text:p>
          </table:table-cell>
          <table:table-cell/>
          <table:table-cell office:value-type="float" office:value="-29.92432" calcext:value-type="float">
            <text:p>-29.92432</text:p>
          </table:table-cell>
          <table:table-cell office:value-type="float" office:value="152.75188" calcext:value-type="float">
            <text:p>152.75188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409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fibrosa</text:p>
          </table:table-cell>
          <table:table-cell office:value-type="string" calcext:value-type="string">
            <text:p>Eucalyptus fibrosa</text:p>
          </table:table-cell>
          <table:table-cell/>
          <table:table-cell office:value-type="string" calcext:value-type="string">
            <text:p>Nymboidea</text:p>
          </table:table-cell>
          <table:table-cell office:value-type="string" calcext:value-type="string">
            <text:p>096</text:p>
          </table:table-cell>
          <table:table-cell office:value-type="string" calcext:value-type="string">
            <text:p>2016-04-06</text:p>
          </table:table-cell>
          <table:table-cell/>
          <table:table-cell office:value-type="float" office:value="-29.92485" calcext:value-type="float">
            <text:p>-29.92485</text:p>
          </table:table-cell>
          <table:table-cell office:value-type="float" office:value="152.75122" calcext:value-type="float">
            <text:p>152.75122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410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crebra</text:p>
          </table:table-cell>
          <table:table-cell office:value-type="string" calcext:value-type="string">
            <text:p>Eucalyptus crebra</text:p>
          </table:table-cell>
          <table:table-cell/>
          <table:table-cell office:value-type="string" calcext:value-type="string">
            <text:p>Old Grafton Rd, Gibraltar</text:p>
          </table:table-cell>
          <table:table-cell office:value-type="string" calcext:value-type="string">
            <text:p>097</text:p>
          </table:table-cell>
          <table:table-cell office:value-type="string" calcext:value-type="string">
            <text:p>2016-04-07</text:p>
          </table:table-cell>
          <table:table-cell/>
          <table:table-cell office:value-type="float" office:value="-29.69687" calcext:value-type="float">
            <text:p>-29.69687</text:p>
          </table:table-cell>
          <table:table-cell office:value-type="float" office:value="152.10593" calcext:value-type="float">
            <text:p>152.10593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410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crebra</text:p>
          </table:table-cell>
          <table:table-cell office:value-type="string" calcext:value-type="string">
            <text:p>Eucalyptus crebra</text:p>
          </table:table-cell>
          <table:table-cell/>
          <table:table-cell office:value-type="string" calcext:value-type="string">
            <text:p>Old Grafton Rd, Gibraltar</text:p>
          </table:table-cell>
          <table:table-cell/>
          <table:table-cell office:value-type="string" calcext:value-type="string">
            <text:p>2016-04-07</text:p>
          </table:table-cell>
          <table:table-cell/>
          <table:table-cell office:value-type="float" office:value="-29.69687" calcext:value-type="float">
            <text:p>-29.69687</text:p>
          </table:table-cell>
          <table:table-cell office:value-type="float" office:value="152.10593" calcext:value-type="float">
            <text:p>152.10593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410b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crebra</text:p>
          </table:table-cell>
          <table:table-cell office:value-type="string" calcext:value-type="string">
            <text:p>Eucalyptus crebra</text:p>
          </table:table-cell>
          <table:table-cell/>
          <table:table-cell office:value-type="string" calcext:value-type="string">
            <text:p>Old Grafton Rd, Gibraltar</text:p>
          </table:table-cell>
          <table:table-cell/>
          <table:table-cell office:value-type="string" calcext:value-type="string">
            <text:p>2016-04-07</text:p>
          </table:table-cell>
          <table:table-cell/>
          <table:table-cell office:value-type="float" office:value="-29.69687" calcext:value-type="float">
            <text:p>-29.69687</text:p>
          </table:table-cell>
          <table:table-cell office:value-type="float" office:value="152.10593" calcext:value-type="float">
            <text:p>152.10593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410c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crebra</text:p>
          </table:table-cell>
          <table:table-cell office:value-type="string" calcext:value-type="string">
            <text:p>Eucalyptus crebra</text:p>
          </table:table-cell>
          <table:table-cell/>
          <table:table-cell office:value-type="string" calcext:value-type="string">
            <text:p>Old Grafton Rd, Gibraltar</text:p>
          </table:table-cell>
          <table:table-cell/>
          <table:table-cell office:value-type="string" calcext:value-type="string">
            <text:p>2016-04-07</text:p>
          </table:table-cell>
          <table:table-cell/>
          <table:table-cell office:value-type="float" office:value="-29.69687" calcext:value-type="float">
            <text:p>-29.69687</text:p>
          </table:table-cell>
          <table:table-cell office:value-type="float" office:value="152.10593" calcext:value-type="float">
            <text:p>152.10593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410d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crebra</text:p>
          </table:table-cell>
          <table:table-cell office:value-type="string" calcext:value-type="string">
            <text:p>Eucalyptus crebra</text:p>
          </table:table-cell>
          <table:table-cell/>
          <table:table-cell office:value-type="string" calcext:value-type="string">
            <text:p>Old Grafton Rd, Gibraltar</text:p>
          </table:table-cell>
          <table:table-cell/>
          <table:table-cell office:value-type="string" calcext:value-type="string">
            <text:p>2016-04-07</text:p>
          </table:table-cell>
          <table:table-cell/>
          <table:table-cell office:value-type="float" office:value="-29.69687" calcext:value-type="float">
            <text:p>-29.69687</text:p>
          </table:table-cell>
          <table:table-cell office:value-type="float" office:value="152.10593" calcext:value-type="float">
            <text:p>152.10593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411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fibrosa</text:p>
          </table:table-cell>
          <table:table-cell office:value-type="string" calcext:value-type="string">
            <text:p>Eucalyptus fibrosa</text:p>
          </table:table-cell>
          <table:table-cell/>
          <table:table-cell office:value-type="string" calcext:value-type="string">
            <text:p>Old Grafton Rd, Gibraltar</text:p>
          </table:table-cell>
          <table:table-cell office:value-type="string" calcext:value-type="string">
            <text:p>098</text:p>
          </table:table-cell>
          <table:table-cell office:value-type="string" calcext:value-type="string">
            <text:p>2016-04-07</text:p>
          </table:table-cell>
          <table:table-cell/>
          <table:table-cell office:value-type="float" office:value="-29.69674" calcext:value-type="float">
            <text:p>-29.69674</text:p>
          </table:table-cell>
          <table:table-cell office:value-type="float" office:value="152.10576" calcext:value-type="float">
            <text:p>152.10576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412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  <table:table-cell/>
          <table:table-cell office:value-type="string" calcext:value-type="string">
            <text:p>Appleby Rd, Moonbi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2016-06-16</text:p>
          </table:table-cell>
          <table:table-cell/>
          <table:table-cell office:value-type="float" office:value="-30.96459" calcext:value-type="float">
            <text:p>-30.96459</text:p>
          </table:table-cell>
          <table:table-cell office:value-type="float" office:value="150.84267" calcext:value-type="float">
            <text:p>150.84267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412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  <table:table-cell/>
          <table:table-cell office:value-type="string" calcext:value-type="string">
            <text:p>Appleby Rd, Moonbi</text:p>
          </table:table-cell>
          <table:table-cell/>
          <table:table-cell office:value-type="string" calcext:value-type="string">
            <text:p>2016-06-16</text:p>
          </table:table-cell>
          <table:table-cell/>
          <table:table-cell office:value-type="float" office:value="-30.96459" calcext:value-type="float">
            <text:p>-30.96459</text:p>
          </table:table-cell>
          <table:table-cell office:value-type="float" office:value="150.84267" calcext:value-type="float">
            <text:p>150.84267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412b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  <table:table-cell/>
          <table:table-cell office:value-type="string" calcext:value-type="string">
            <text:p>Appleby Rd, Moonbi</text:p>
          </table:table-cell>
          <table:table-cell/>
          <table:table-cell office:value-type="string" calcext:value-type="string">
            <text:p>2016-06-16</text:p>
          </table:table-cell>
          <table:table-cell/>
          <table:table-cell office:value-type="float" office:value="-30.96459" calcext:value-type="float">
            <text:p>-30.96459</text:p>
          </table:table-cell>
          <table:table-cell office:value-type="float" office:value="150.84267" calcext:value-type="float">
            <text:p>150.84267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412c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  <table:table-cell/>
          <table:table-cell office:value-type="string" calcext:value-type="string">
            <text:p>Appleby Rd, Moonbi</text:p>
          </table:table-cell>
          <table:table-cell/>
          <table:table-cell office:value-type="string" calcext:value-type="string">
            <text:p>2016-06-16</text:p>
          </table:table-cell>
          <table:table-cell/>
          <table:table-cell office:value-type="float" office:value="-30.96459" calcext:value-type="float">
            <text:p>-30.96459</text:p>
          </table:table-cell>
          <table:table-cell office:value-type="float" office:value="150.84267" calcext:value-type="float">
            <text:p>150.84267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412d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  <table:table-cell/>
          <table:table-cell office:value-type="string" calcext:value-type="string">
            <text:p>Appleby Rd, Moonbi</text:p>
          </table:table-cell>
          <table:table-cell/>
          <table:table-cell office:value-type="string" calcext:value-type="string">
            <text:p>2016-06-16</text:p>
          </table:table-cell>
          <table:table-cell/>
          <table:table-cell office:value-type="float" office:value="-30.96459" calcext:value-type="float">
            <text:p>-30.96459</text:p>
          </table:table-cell>
          <table:table-cell office:value-type="float" office:value="150.84267" calcext:value-type="float">
            <text:p>150.84267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413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Boggabri - private land</text:p>
          </table:table-cell>
          <table:table-cell office:value-type="string" calcext:value-type="string">
            <text:p>102</text:p>
          </table:table-cell>
          <table:table-cell office:value-type="string" calcext:value-type="string">
            <text:p>2016-06-16</text:p>
          </table:table-cell>
          <table:table-cell/>
          <table:table-cell office:value-type="float" office:value="-30.70737" calcext:value-type="float">
            <text:p>-30.70737</text:p>
          </table:table-cell>
          <table:table-cell office:value-type="float" office:value="150.09621" calcext:value-type="float">
            <text:p>150.09621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413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Boggabri - private land</text:p>
          </table:table-cell>
          <table:table-cell/>
          <table:table-cell office:value-type="string" calcext:value-type="string">
            <text:p>2016-06-16</text:p>
          </table:table-cell>
          <table:table-cell/>
          <table:table-cell office:value-type="float" office:value="-30.70737" calcext:value-type="float">
            <text:p>-30.70737</text:p>
          </table:table-cell>
          <table:table-cell office:value-type="float" office:value="150.09621" calcext:value-type="float">
            <text:p>150.09621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413b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Boggabri - private land</text:p>
          </table:table-cell>
          <table:table-cell/>
          <table:table-cell office:value-type="string" calcext:value-type="string">
            <text:p>2016-06-16</text:p>
          </table:table-cell>
          <table:table-cell/>
          <table:table-cell office:value-type="float" office:value="-30.70737" calcext:value-type="float">
            <text:p>-30.70737</text:p>
          </table:table-cell>
          <table:table-cell office:value-type="float" office:value="150.09621" calcext:value-type="float">
            <text:p>150.09621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413c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Boggabri - private land</text:p>
          </table:table-cell>
          <table:table-cell/>
          <table:table-cell office:value-type="string" calcext:value-type="string">
            <text:p>2016-06-16</text:p>
          </table:table-cell>
          <table:table-cell/>
          <table:table-cell office:value-type="float" office:value="-30.70737" calcext:value-type="float">
            <text:p>-30.70737</text:p>
          </table:table-cell>
          <table:table-cell office:value-type="float" office:value="150.09621" calcext:value-type="float">
            <text:p>150.09621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413d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Boggabri - private land</text:p>
          </table:table-cell>
          <table:table-cell/>
          <table:table-cell office:value-type="string" calcext:value-type="string">
            <text:p>2016-06-16</text:p>
          </table:table-cell>
          <table:table-cell/>
          <table:table-cell office:value-type="float" office:value="-30.70737" calcext:value-type="float">
            <text:p>-30.70737</text:p>
          </table:table-cell>
          <table:table-cell office:value-type="float" office:value="150.09621" calcext:value-type="float">
            <text:p>150.09621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413e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Boggabri - private land</text:p>
          </table:table-cell>
          <table:table-cell/>
          <table:table-cell office:value-type="string" calcext:value-type="string">
            <text:p>2016-06-16</text:p>
          </table:table-cell>
          <table:table-cell/>
          <table:table-cell office:value-type="float" office:value="-30.70737" calcext:value-type="float">
            <text:p>-30.70737</text:p>
          </table:table-cell>
          <table:table-cell office:value-type="float" office:value="150.09621" calcext:value-type="float">
            <text:p>150.09621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413f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Boggabri - private land</text:p>
          </table:table-cell>
          <table:table-cell/>
          <table:table-cell office:value-type="string" calcext:value-type="string">
            <text:p>2016-06-16</text:p>
          </table:table-cell>
          <table:table-cell/>
          <table:table-cell office:value-type="float" office:value="-30.70737" calcext:value-type="float">
            <text:p>-30.70737</text:p>
          </table:table-cell>
          <table:table-cell office:value-type="float" office:value="150.09621" calcext:value-type="float">
            <text:p>150.09621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413g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Boggabri - private land</text:p>
          </table:table-cell>
          <table:table-cell/>
          <table:table-cell office:value-type="string" calcext:value-type="string">
            <text:p>2016-06-16</text:p>
          </table:table-cell>
          <table:table-cell/>
          <table:table-cell office:value-type="float" office:value="-30.70737" calcext:value-type="float">
            <text:p>-30.70737</text:p>
          </table:table-cell>
          <table:table-cell office:value-type="float" office:value="150.09621" calcext:value-type="float">
            <text:p>150.09621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413h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Boggabri - private land</text:p>
          </table:table-cell>
          <table:table-cell/>
          <table:table-cell office:value-type="string" calcext:value-type="string">
            <text:p>2016-06-16</text:p>
          </table:table-cell>
          <table:table-cell/>
          <table:table-cell office:value-type="float" office:value="-30.70737" calcext:value-type="float">
            <text:p>-30.70737</text:p>
          </table:table-cell>
          <table:table-cell office:value-type="float" office:value="150.09621" calcext:value-type="float">
            <text:p>150.09621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413i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Boggabri - private land</text:p>
          </table:table-cell>
          <table:table-cell/>
          <table:table-cell office:value-type="string" calcext:value-type="string">
            <text:p>2016-06-16</text:p>
          </table:table-cell>
          <table:table-cell/>
          <table:table-cell office:value-type="float" office:value="-30.70737" calcext:value-type="float">
            <text:p>-30.70737</text:p>
          </table:table-cell>
          <table:table-cell office:value-type="float" office:value="150.09621" calcext:value-type="float">
            <text:p>150.09621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414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Narrabri</text:p>
          </table:table-cell>
          <table:table-cell office:value-type="string" calcext:value-type="string">
            <text:p>103</text:p>
          </table:table-cell>
          <table:table-cell office:value-type="string" calcext:value-type="string">
            <text:p>2016-06-16</text:p>
          </table:table-cell>
          <table:table-cell/>
          <table:table-cell office:value-type="float" office:value="-30.49283" calcext:value-type="float">
            <text:p>-30.49283</text:p>
          </table:table-cell>
          <table:table-cell office:value-type="float" office:value="149.94203" calcext:value-type="float">
            <text:p>149.94203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414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Narrabri</text:p>
          </table:table-cell>
          <table:table-cell/>
          <table:table-cell office:value-type="string" calcext:value-type="string">
            <text:p>2016-06-16</text:p>
          </table:table-cell>
          <table:table-cell/>
          <table:table-cell office:value-type="float" office:value="-30.49283" calcext:value-type="float">
            <text:p>-30.49283</text:p>
          </table:table-cell>
          <table:table-cell office:value-type="float" office:value="149.94203" calcext:value-type="float">
            <text:p>149.94203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414b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Narrabri</text:p>
          </table:table-cell>
          <table:table-cell/>
          <table:table-cell office:value-type="string" calcext:value-type="string">
            <text:p>2016-06-16</text:p>
          </table:table-cell>
          <table:table-cell/>
          <table:table-cell office:value-type="float" office:value="-30.49283" calcext:value-type="float">
            <text:p>-30.49283</text:p>
          </table:table-cell>
          <table:table-cell office:value-type="float" office:value="149.94203" calcext:value-type="float">
            <text:p>149.94203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414c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Narrabri</text:p>
          </table:table-cell>
          <table:table-cell/>
          <table:table-cell office:value-type="string" calcext:value-type="string">
            <text:p>2016-06-16</text:p>
          </table:table-cell>
          <table:table-cell/>
          <table:table-cell office:value-type="float" office:value="-30.49283" calcext:value-type="float">
            <text:p>-30.49283</text:p>
          </table:table-cell>
          <table:table-cell office:value-type="float" office:value="149.94203" calcext:value-type="float">
            <text:p>149.94203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414d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Narrabri</text:p>
          </table:table-cell>
          <table:table-cell/>
          <table:table-cell office:value-type="string" calcext:value-type="string">
            <text:p>2016-06-16</text:p>
          </table:table-cell>
          <table:table-cell/>
          <table:table-cell office:value-type="float" office:value="-30.49283" calcext:value-type="float">
            <text:p>-30.49283</text:p>
          </table:table-cell>
          <table:table-cell office:value-type="float" office:value="149.94203" calcext:value-type="float">
            <text:p>149.94203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415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crebra</text:p>
          </table:table-cell>
          <table:table-cell office:value-type="string" calcext:value-type="string">
            <text:p>Eucalyptus crebra</text:p>
          </table:table-cell>
          <table:table-cell/>
          <table:table-cell office:value-type="string" calcext:value-type="string">
            <text:p>Killarney Forest, Narrabri</text:p>
          </table:table-cell>
          <table:table-cell office:value-type="string" calcext:value-type="string">
            <text:p>104</text:p>
          </table:table-cell>
          <table:table-cell office:value-type="string" calcext:value-type="string">
            <text:p>2016-06-17</text:p>
          </table:table-cell>
          <table:table-cell/>
          <table:table-cell office:value-type="float" office:value="-30.24" calcext:value-type="float">
            <text:p>-30.24</text:p>
          </table:table-cell>
          <table:table-cell office:value-type="float" office:value="149.88559" calcext:value-type="float">
            <text:p>149.88559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415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crebra</text:p>
          </table:table-cell>
          <table:table-cell office:value-type="string" calcext:value-type="string">
            <text:p>Eucalyptus crebra</text:p>
          </table:table-cell>
          <table:table-cell/>
          <table:table-cell office:value-type="string" calcext:value-type="string">
            <text:p>Killarney Forest, Narrabri</text:p>
          </table:table-cell>
          <table:table-cell/>
          <table:table-cell office:value-type="string" calcext:value-type="string">
            <text:p>2016-06-17</text:p>
          </table:table-cell>
          <table:table-cell/>
          <table:table-cell office:value-type="float" office:value="-30.24" calcext:value-type="float">
            <text:p>-30.24</text:p>
          </table:table-cell>
          <table:table-cell office:value-type="float" office:value="149.88559" calcext:value-type="float">
            <text:p>149.88559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415b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crebra</text:p>
          </table:table-cell>
          <table:table-cell office:value-type="string" calcext:value-type="string">
            <text:p>Eucalyptus crebra</text:p>
          </table:table-cell>
          <table:table-cell/>
          <table:table-cell office:value-type="string" calcext:value-type="string">
            <text:p>Killarney Forest, Narrabri</text:p>
          </table:table-cell>
          <table:table-cell/>
          <table:table-cell office:value-type="string" calcext:value-type="string">
            <text:p>2016-06-17</text:p>
          </table:table-cell>
          <table:table-cell/>
          <table:table-cell office:value-type="float" office:value="-30.24" calcext:value-type="float">
            <text:p>-30.24</text:p>
          </table:table-cell>
          <table:table-cell office:value-type="float" office:value="149.88559" calcext:value-type="float">
            <text:p>149.88559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415c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crebra</text:p>
          </table:table-cell>
          <table:table-cell office:value-type="string" calcext:value-type="string">
            <text:p>Eucalyptus crebra</text:p>
          </table:table-cell>
          <table:table-cell/>
          <table:table-cell office:value-type="string" calcext:value-type="string">
            <text:p>Killarney Forest, Narrabri</text:p>
          </table:table-cell>
          <table:table-cell/>
          <table:table-cell office:value-type="string" calcext:value-type="string">
            <text:p>2016-06-17</text:p>
          </table:table-cell>
          <table:table-cell/>
          <table:table-cell office:value-type="float" office:value="-30.24" calcext:value-type="float">
            <text:p>-30.24</text:p>
          </table:table-cell>
          <table:table-cell office:value-type="float" office:value="149.88559" calcext:value-type="float">
            <text:p>149.88559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415d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crebra</text:p>
          </table:table-cell>
          <table:table-cell office:value-type="string" calcext:value-type="string">
            <text:p>Eucalyptus crebra</text:p>
          </table:table-cell>
          <table:table-cell/>
          <table:table-cell office:value-type="string" calcext:value-type="string">
            <text:p>Killarney Forest, Narrabri</text:p>
          </table:table-cell>
          <table:table-cell/>
          <table:table-cell office:value-type="string" calcext:value-type="string">
            <text:p>2016-06-17</text:p>
          </table:table-cell>
          <table:table-cell/>
          <table:table-cell office:value-type="float" office:value="-30.24" calcext:value-type="float">
            <text:p>-30.24</text:p>
          </table:table-cell>
          <table:table-cell office:value-type="float" office:value="149.88559" calcext:value-type="float">
            <text:p>149.88559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416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Weewaa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2016-06-17</text:p>
          </table:table-cell>
          <table:table-cell/>
          <table:table-cell office:value-type="float" office:value="-30.32322" calcext:value-type="float">
            <text:p>-30.32322</text:p>
          </table:table-cell>
          <table:table-cell office:value-type="float" office:value="149.26971" calcext:value-type="float">
            <text:p>149.26971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416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Weewaa</text:p>
          </table:table-cell>
          <table:table-cell/>
          <table:table-cell office:value-type="string" calcext:value-type="string">
            <text:p>2016-06-17</text:p>
          </table:table-cell>
          <table:table-cell/>
          <table:table-cell office:value-type="float" office:value="-30.32322" calcext:value-type="float">
            <text:p>-30.32322</text:p>
          </table:table-cell>
          <table:table-cell office:value-type="float" office:value="149.26971" calcext:value-type="float">
            <text:p>149.26971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416b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Weewaa</text:p>
          </table:table-cell>
          <table:table-cell/>
          <table:table-cell office:value-type="string" calcext:value-type="string">
            <text:p>2016-06-17</text:p>
          </table:table-cell>
          <table:table-cell/>
          <table:table-cell office:value-type="float" office:value="-30.32322" calcext:value-type="float">
            <text:p>-30.32322</text:p>
          </table:table-cell>
          <table:table-cell office:value-type="float" office:value="149.26971" calcext:value-type="float">
            <text:p>149.26971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416c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Weewaa</text:p>
          </table:table-cell>
          <table:table-cell/>
          <table:table-cell office:value-type="string" calcext:value-type="string">
            <text:p>2016-06-17</text:p>
          </table:table-cell>
          <table:table-cell/>
          <table:table-cell office:value-type="float" office:value="-30.32322" calcext:value-type="float">
            <text:p>-30.32322</text:p>
          </table:table-cell>
          <table:table-cell office:value-type="float" office:value="149.26971" calcext:value-type="float">
            <text:p>149.26971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416d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Weewaa</text:p>
          </table:table-cell>
          <table:table-cell/>
          <table:table-cell office:value-type="string" calcext:value-type="string">
            <text:p>2016-06-17</text:p>
          </table:table-cell>
          <table:table-cell/>
          <table:table-cell office:value-type="float" office:value="-30.32322" calcext:value-type="float">
            <text:p>-30.32322</text:p>
          </table:table-cell>
          <table:table-cell office:value-type="float" office:value="149.26971" calcext:value-type="float">
            <text:p>149.26971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416e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Weewaa</text:p>
          </table:table-cell>
          <table:table-cell/>
          <table:table-cell office:value-type="string" calcext:value-type="string">
            <text:p>2016-06-17</text:p>
          </table:table-cell>
          <table:table-cell/>
          <table:table-cell office:value-type="float" office:value="-30.32322" calcext:value-type="float">
            <text:p>-30.32322</text:p>
          </table:table-cell>
          <table:table-cell office:value-type="float" office:value="149.26971" calcext:value-type="float">
            <text:p>149.26971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416f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Weewaa</text:p>
          </table:table-cell>
          <table:table-cell/>
          <table:table-cell office:value-type="string" calcext:value-type="string">
            <text:p>2016-06-17</text:p>
          </table:table-cell>
          <table:table-cell/>
          <table:table-cell office:value-type="float" office:value="-30.32322" calcext:value-type="float">
            <text:p>-30.32322</text:p>
          </table:table-cell>
          <table:table-cell office:value-type="float" office:value="149.26971" calcext:value-type="float">
            <text:p>149.26971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416g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Weewaa</text:p>
          </table:table-cell>
          <table:table-cell/>
          <table:table-cell office:value-type="string" calcext:value-type="string">
            <text:p>2016-06-17</text:p>
          </table:table-cell>
          <table:table-cell/>
          <table:table-cell office:value-type="float" office:value="-30.32322" calcext:value-type="float">
            <text:p>-30.32322</text:p>
          </table:table-cell>
          <table:table-cell office:value-type="float" office:value="149.26971" calcext:value-type="float">
            <text:p>149.26971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416h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Weewaa</text:p>
          </table:table-cell>
          <table:table-cell/>
          <table:table-cell office:value-type="string" calcext:value-type="string">
            <text:p>2016-06-17</text:p>
          </table:table-cell>
          <table:table-cell/>
          <table:table-cell office:value-type="float" office:value="-30.32322" calcext:value-type="float">
            <text:p>-30.32322</text:p>
          </table:table-cell>
          <table:table-cell office:value-type="float" office:value="149.26971" calcext:value-type="float">
            <text:p>149.26971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416i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Weewaa</text:p>
          </table:table-cell>
          <table:table-cell/>
          <table:table-cell office:value-type="string" calcext:value-type="string">
            <text:p>2016-06-17</text:p>
          </table:table-cell>
          <table:table-cell/>
          <table:table-cell office:value-type="float" office:value="-30.32322" calcext:value-type="float">
            <text:p>-30.32322</text:p>
          </table:table-cell>
          <table:table-cell office:value-type="float" office:value="149.26971" calcext:value-type="float">
            <text:p>149.26971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417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crebra</text:p>
          </table:table-cell>
          <table:table-cell office:value-type="string" calcext:value-type="string">
            <text:p>Eucalyptus crebra</text:p>
          </table:table-cell>
          <table:table-cell/>
          <table:table-cell office:value-type="string" calcext:value-type="string">
            <text:p>Weewaa</text:p>
          </table:table-cell>
          <table:table-cell office:value-type="string" calcext:value-type="string">
            <text:p>099</text:p>
          </table:table-cell>
          <table:table-cell office:value-type="string" calcext:value-type="string">
            <text:p>2016-06-17</text:p>
          </table:table-cell>
          <table:table-cell/>
          <table:table-cell office:value-type="float" office:value="-30.32377" calcext:value-type="float">
            <text:p>-30.32377</text:p>
          </table:table-cell>
          <table:table-cell office:value-type="float" office:value="149.26567" calcext:value-type="float">
            <text:p>149.26567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417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crebra</text:p>
          </table:table-cell>
          <table:table-cell office:value-type="string" calcext:value-type="string">
            <text:p>Eucalyptus crebra</text:p>
          </table:table-cell>
          <table:table-cell/>
          <table:table-cell office:value-type="string" calcext:value-type="string">
            <text:p>Weewaa</text:p>
          </table:table-cell>
          <table:table-cell/>
          <table:table-cell office:value-type="string" calcext:value-type="string">
            <text:p>2016-06-17</text:p>
          </table:table-cell>
          <table:table-cell/>
          <table:table-cell office:value-type="float" office:value="-30.32377" calcext:value-type="float">
            <text:p>-30.32377</text:p>
          </table:table-cell>
          <table:table-cell office:value-type="float" office:value="149.26567" calcext:value-type="float">
            <text:p>149.26567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418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The Pilliga</text:p>
          </table:table-cell>
          <table:table-cell office:value-type="string" calcext:value-type="string">
            <text:p>106</text:p>
          </table:table-cell>
          <table:table-cell office:value-type="string" calcext:value-type="string">
            <text:p>2016-06-17</text:p>
          </table:table-cell>
          <table:table-cell/>
          <table:table-cell office:value-type="float" office:value="-31.05012" calcext:value-type="float">
            <text:p>-31.05012</text:p>
          </table:table-cell>
          <table:table-cell office:value-type="float" office:value="149.23013" calcext:value-type="float">
            <text:p>149.23013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418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The Pilliga</text:p>
          </table:table-cell>
          <table:table-cell/>
          <table:table-cell office:value-type="string" calcext:value-type="string">
            <text:p>2016-06-17</text:p>
          </table:table-cell>
          <table:table-cell/>
          <table:table-cell office:value-type="float" office:value="-31.05012" calcext:value-type="float">
            <text:p>-31.05012</text:p>
          </table:table-cell>
          <table:table-cell office:value-type="float" office:value="149.23013" calcext:value-type="float">
            <text:p>149.23013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418b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The Pilliga</text:p>
          </table:table-cell>
          <table:table-cell/>
          <table:table-cell office:value-type="string" calcext:value-type="string">
            <text:p>2016-06-17</text:p>
          </table:table-cell>
          <table:table-cell/>
          <table:table-cell office:value-type="float" office:value="-31.05012" calcext:value-type="float">
            <text:p>-31.05012</text:p>
          </table:table-cell>
          <table:table-cell office:value-type="float" office:value="149.23013" calcext:value-type="float">
            <text:p>149.23013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418c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The Pilliga</text:p>
          </table:table-cell>
          <table:table-cell/>
          <table:table-cell office:value-type="string" calcext:value-type="string">
            <text:p>2016-06-17</text:p>
          </table:table-cell>
          <table:table-cell/>
          <table:table-cell office:value-type="float" office:value="-31.05012" calcext:value-type="float">
            <text:p>-31.05012</text:p>
          </table:table-cell>
          <table:table-cell office:value-type="float" office:value="149.23013" calcext:value-type="float">
            <text:p>149.23013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418d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The Pilliga</text:p>
          </table:table-cell>
          <table:table-cell/>
          <table:table-cell office:value-type="string" calcext:value-type="string">
            <text:p>2016-06-17</text:p>
          </table:table-cell>
          <table:table-cell/>
          <table:table-cell office:value-type="float" office:value="-31.05012" calcext:value-type="float">
            <text:p>-31.05012</text:p>
          </table:table-cell>
          <table:table-cell office:value-type="float" office:value="149.23013" calcext:value-type="float">
            <text:p>149.23013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418e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The Pilliga</text:p>
          </table:table-cell>
          <table:table-cell/>
          <table:table-cell office:value-type="string" calcext:value-type="string">
            <text:p>2016-06-17</text:p>
          </table:table-cell>
          <table:table-cell/>
          <table:table-cell office:value-type="float" office:value="-31.05012" calcext:value-type="float">
            <text:p>-31.05012</text:p>
          </table:table-cell>
          <table:table-cell office:value-type="float" office:value="149.23013" calcext:value-type="float">
            <text:p>149.23013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418f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The Pilliga</text:p>
          </table:table-cell>
          <table:table-cell/>
          <table:table-cell office:value-type="string" calcext:value-type="string">
            <text:p>2016-06-17</text:p>
          </table:table-cell>
          <table:table-cell/>
          <table:table-cell office:value-type="float" office:value="-31.05012" calcext:value-type="float">
            <text:p>-31.05012</text:p>
          </table:table-cell>
          <table:table-cell office:value-type="float" office:value="149.23013" calcext:value-type="float">
            <text:p>149.23013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418g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The Pilliga</text:p>
          </table:table-cell>
          <table:table-cell/>
          <table:table-cell office:value-type="string" calcext:value-type="string">
            <text:p>2016-06-17</text:p>
          </table:table-cell>
          <table:table-cell/>
          <table:table-cell office:value-type="float" office:value="-31.05012" calcext:value-type="float">
            <text:p>-31.05012</text:p>
          </table:table-cell>
          <table:table-cell office:value-type="float" office:value="149.23013" calcext:value-type="float">
            <text:p>149.23013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418h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The Pilliga</text:p>
          </table:table-cell>
          <table:table-cell/>
          <table:table-cell office:value-type="string" calcext:value-type="string">
            <text:p>2016-06-17</text:p>
          </table:table-cell>
          <table:table-cell/>
          <table:table-cell office:value-type="float" office:value="-31.05012" calcext:value-type="float">
            <text:p>-31.05012</text:p>
          </table:table-cell>
          <table:table-cell office:value-type="float" office:value="149.23013" calcext:value-type="float">
            <text:p>149.23013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418i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The Pilliga</text:p>
          </table:table-cell>
          <table:table-cell/>
          <table:table-cell office:value-type="string" calcext:value-type="string">
            <text:p>2016-06-17</text:p>
          </table:table-cell>
          <table:table-cell/>
          <table:table-cell office:value-type="float" office:value="-31.05012" calcext:value-type="float">
            <text:p>-31.05012</text:p>
          </table:table-cell>
          <table:table-cell office:value-type="float" office:value="149.23013" calcext:value-type="float">
            <text:p>149.23013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419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Warrumbungle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2016-06-23</text:p>
          </table:table-cell>
          <table:table-cell/>
          <table:table-cell office:value-type="float" office:value="-31.35926" calcext:value-type="float">
            <text:p>-31.35926</text:p>
          </table:table-cell>
          <table:table-cell office:value-type="float" office:value="148.93951" calcext:value-type="float">
            <text:p>148.93951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419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Warrumbungle</text:p>
          </table:table-cell>
          <table:table-cell/>
          <table:table-cell office:value-type="string" calcext:value-type="string">
            <text:p>2016-06-23</text:p>
          </table:table-cell>
          <table:table-cell/>
          <table:table-cell office:value-type="float" office:value="-31.35926" calcext:value-type="float">
            <text:p>-31.35926</text:p>
          </table:table-cell>
          <table:table-cell office:value-type="float" office:value="148.93951" calcext:value-type="float">
            <text:p>148.93951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419b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Warrumbungle</text:p>
          </table:table-cell>
          <table:table-cell/>
          <table:table-cell office:value-type="string" calcext:value-type="string">
            <text:p>2016-06-23</text:p>
          </table:table-cell>
          <table:table-cell/>
          <table:table-cell office:value-type="float" office:value="-31.35926" calcext:value-type="float">
            <text:p>-31.35926</text:p>
          </table:table-cell>
          <table:table-cell office:value-type="float" office:value="148.93951" calcext:value-type="float">
            <text:p>148.93951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419c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Warrumbungle</text:p>
          </table:table-cell>
          <table:table-cell/>
          <table:table-cell office:value-type="string" calcext:value-type="string">
            <text:p>2016-06-23</text:p>
          </table:table-cell>
          <table:table-cell/>
          <table:table-cell office:value-type="float" office:value="-31.35926" calcext:value-type="float">
            <text:p>-31.35926</text:p>
          </table:table-cell>
          <table:table-cell office:value-type="float" office:value="148.93951" calcext:value-type="float">
            <text:p>148.93951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419d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Warrumbungle</text:p>
          </table:table-cell>
          <table:table-cell/>
          <table:table-cell office:value-type="string" calcext:value-type="string">
            <text:p>2016-06-23</text:p>
          </table:table-cell>
          <table:table-cell/>
          <table:table-cell office:value-type="float" office:value="-31.35926" calcext:value-type="float">
            <text:p>-31.35926</text:p>
          </table:table-cell>
          <table:table-cell office:value-type="float" office:value="148.93951" calcext:value-type="float">
            <text:p>148.93951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419e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Warrumbungle</text:p>
          </table:table-cell>
          <table:table-cell/>
          <table:table-cell office:value-type="string" calcext:value-type="string">
            <text:p>2016-06-23</text:p>
          </table:table-cell>
          <table:table-cell/>
          <table:table-cell office:value-type="float" office:value="-31.35926" calcext:value-type="float">
            <text:p>-31.35926</text:p>
          </table:table-cell>
          <table:table-cell office:value-type="float" office:value="148.93951" calcext:value-type="float">
            <text:p>148.93951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419f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Warrumbungle</text:p>
          </table:table-cell>
          <table:table-cell/>
          <table:table-cell office:value-type="string" calcext:value-type="string">
            <text:p>2016-06-23</text:p>
          </table:table-cell>
          <table:table-cell/>
          <table:table-cell office:value-type="float" office:value="-31.35926" calcext:value-type="float">
            <text:p>-31.35926</text:p>
          </table:table-cell>
          <table:table-cell office:value-type="float" office:value="148.93951" calcext:value-type="float">
            <text:p>148.93951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419g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Warrumbungle</text:p>
          </table:table-cell>
          <table:table-cell/>
          <table:table-cell office:value-type="string" calcext:value-type="string">
            <text:p>2016-06-23</text:p>
          </table:table-cell>
          <table:table-cell/>
          <table:table-cell office:value-type="float" office:value="-31.35926" calcext:value-type="float">
            <text:p>-31.35926</text:p>
          </table:table-cell>
          <table:table-cell office:value-type="float" office:value="148.93951" calcext:value-type="float">
            <text:p>148.93951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419h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Warrumbungle</text:p>
          </table:table-cell>
          <table:table-cell/>
          <table:table-cell office:value-type="string" calcext:value-type="string">
            <text:p>2016-06-23</text:p>
          </table:table-cell>
          <table:table-cell/>
          <table:table-cell office:value-type="float" office:value="-31.35926" calcext:value-type="float">
            <text:p>-31.35926</text:p>
          </table:table-cell>
          <table:table-cell office:value-type="float" office:value="148.93951" calcext:value-type="float">
            <text:p>148.93951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419i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Warrumbungle</text:p>
          </table:table-cell>
          <table:table-cell/>
          <table:table-cell office:value-type="string" calcext:value-type="string">
            <text:p>2016-06-23</text:p>
          </table:table-cell>
          <table:table-cell/>
          <table:table-cell office:value-type="float" office:value="-31.35926" calcext:value-type="float">
            <text:p>-31.35926</text:p>
          </table:table-cell>
          <table:table-cell office:value-type="float" office:value="148.93951" calcext:value-type="float">
            <text:p>148.93951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420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  <table:table-cell/>
          <table:table-cell office:value-type="string" calcext:value-type="string">
            <text:p>Warrumbungle</text:p>
          </table:table-cell>
          <table:table-cell/>
          <table:table-cell office:value-type="string" calcext:value-type="string">
            <text:p>2016-06-23</text:p>
          </table:table-cell>
          <table:table-cell/>
          <table:table-cell office:value-type="float" office:value="-31.35926" calcext:value-type="float">
            <text:p>-31.35926</text:p>
          </table:table-cell>
          <table:table-cell office:value-type="float" office:value="148.93951" calcext:value-type="float">
            <text:p>148.93951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420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  <table:table-cell/>
          <table:table-cell office:value-type="string" calcext:value-type="string">
            <text:p>Warrumbungle</text:p>
          </table:table-cell>
          <table:table-cell/>
          <table:table-cell office:value-type="string" calcext:value-type="string">
            <text:p>2016-06-23</text:p>
          </table:table-cell>
          <table:table-cell/>
          <table:table-cell office:value-type="float" office:value="-31.35926" calcext:value-type="float">
            <text:p>-31.35926</text:p>
          </table:table-cell>
          <table:table-cell office:value-type="float" office:value="148.93951" calcext:value-type="float">
            <text:p>148.93951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420b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  <table:table-cell/>
          <table:table-cell office:value-type="string" calcext:value-type="string">
            <text:p>Warrumbungle</text:p>
          </table:table-cell>
          <table:table-cell/>
          <table:table-cell office:value-type="string" calcext:value-type="string">
            <text:p>2016-06-23</text:p>
          </table:table-cell>
          <table:table-cell/>
          <table:table-cell office:value-type="float" office:value="-31.35926" calcext:value-type="float">
            <text:p>-31.35926</text:p>
          </table:table-cell>
          <table:table-cell office:value-type="float" office:value="148.93951" calcext:value-type="float">
            <text:p>148.93951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420c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  <table:table-cell/>
          <table:table-cell office:value-type="string" calcext:value-type="string">
            <text:p>Warrumbungle</text:p>
          </table:table-cell>
          <table:table-cell/>
          <table:table-cell office:value-type="string" calcext:value-type="string">
            <text:p>2016-06-23</text:p>
          </table:table-cell>
          <table:table-cell/>
          <table:table-cell office:value-type="float" office:value="-31.35926" calcext:value-type="float">
            <text:p>-31.35926</text:p>
          </table:table-cell>
          <table:table-cell office:value-type="float" office:value="148.93951" calcext:value-type="float">
            <text:p>148.93951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420d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  <table:table-cell/>
          <table:table-cell office:value-type="string" calcext:value-type="string">
            <text:p>Warrumbungle</text:p>
          </table:table-cell>
          <table:table-cell/>
          <table:table-cell office:value-type="string" calcext:value-type="string">
            <text:p>2016-06-23</text:p>
          </table:table-cell>
          <table:table-cell/>
          <table:table-cell office:value-type="float" office:value="-31.35926" calcext:value-type="float">
            <text:p>-31.35926</text:p>
          </table:table-cell>
          <table:table-cell office:value-type="float" office:value="148.93951" calcext:value-type="float">
            <text:p>148.93951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421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Narromine</text:p>
          </table:table-cell>
          <table:table-cell office:value-type="string" calcext:value-type="string">
            <text:p>107</text:p>
          </table:table-cell>
          <table:table-cell office:value-type="string" calcext:value-type="string">
            <text:p>2016-06-23</text:p>
          </table:table-cell>
          <table:table-cell/>
          <table:table-cell office:value-type="float" office:value="-32.36597" calcext:value-type="float">
            <text:p>-32.36597</text:p>
          </table:table-cell>
          <table:table-cell office:value-type="float" office:value="148.23103" calcext:value-type="float">
            <text:p>148.23103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421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Narromine</text:p>
          </table:table-cell>
          <table:table-cell/>
          <table:table-cell office:value-type="string" calcext:value-type="string">
            <text:p>2016-06-23</text:p>
          </table:table-cell>
          <table:table-cell/>
          <table:table-cell office:value-type="float" office:value="-32.36597" calcext:value-type="float">
            <text:p>-32.36597</text:p>
          </table:table-cell>
          <table:table-cell office:value-type="float" office:value="148.23103" calcext:value-type="float">
            <text:p>148.23103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421b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Narromine</text:p>
          </table:table-cell>
          <table:table-cell/>
          <table:table-cell office:value-type="string" calcext:value-type="string">
            <text:p>2016-06-23</text:p>
          </table:table-cell>
          <table:table-cell/>
          <table:table-cell office:value-type="float" office:value="-32.36597" calcext:value-type="float">
            <text:p>-32.36597</text:p>
          </table:table-cell>
          <table:table-cell office:value-type="float" office:value="148.23103" calcext:value-type="float">
            <text:p>148.23103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421c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Narromine</text:p>
          </table:table-cell>
          <table:table-cell/>
          <table:table-cell office:value-type="string" calcext:value-type="string">
            <text:p>2016-06-23</text:p>
          </table:table-cell>
          <table:table-cell/>
          <table:table-cell office:value-type="float" office:value="-32.36597" calcext:value-type="float">
            <text:p>-32.36597</text:p>
          </table:table-cell>
          <table:table-cell office:value-type="float" office:value="148.23103" calcext:value-type="float">
            <text:p>148.23103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421d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Narromine</text:p>
          </table:table-cell>
          <table:table-cell/>
          <table:table-cell office:value-type="string" calcext:value-type="string">
            <text:p>2016-06-23</text:p>
          </table:table-cell>
          <table:table-cell/>
          <table:table-cell office:value-type="float" office:value="-32.36597" calcext:value-type="float">
            <text:p>-32.36597</text:p>
          </table:table-cell>
          <table:table-cell office:value-type="float" office:value="148.23103" calcext:value-type="float">
            <text:p>148.23103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421e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Narromine</text:p>
          </table:table-cell>
          <table:table-cell/>
          <table:table-cell office:value-type="string" calcext:value-type="string">
            <text:p>2016-06-23</text:p>
          </table:table-cell>
          <table:table-cell/>
          <table:table-cell office:value-type="float" office:value="-32.36597" calcext:value-type="float">
            <text:p>-32.36597</text:p>
          </table:table-cell>
          <table:table-cell office:value-type="float" office:value="148.23103" calcext:value-type="float">
            <text:p>148.23103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421f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Narromine</text:p>
          </table:table-cell>
          <table:table-cell/>
          <table:table-cell office:value-type="string" calcext:value-type="string">
            <text:p>2016-06-23</text:p>
          </table:table-cell>
          <table:table-cell/>
          <table:table-cell office:value-type="float" office:value="-32.36597" calcext:value-type="float">
            <text:p>-32.36597</text:p>
          </table:table-cell>
          <table:table-cell office:value-type="float" office:value="148.23103" calcext:value-type="float">
            <text:p>148.23103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421g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Narromine</text:p>
          </table:table-cell>
          <table:table-cell/>
          <table:table-cell office:value-type="string" calcext:value-type="string">
            <text:p>2016-06-23</text:p>
          </table:table-cell>
          <table:table-cell/>
          <table:table-cell office:value-type="float" office:value="-32.36597" calcext:value-type="float">
            <text:p>-32.36597</text:p>
          </table:table-cell>
          <table:table-cell office:value-type="float" office:value="148.23103" calcext:value-type="float">
            <text:p>148.23103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421h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Narromine</text:p>
          </table:table-cell>
          <table:table-cell/>
          <table:table-cell office:value-type="string" calcext:value-type="string">
            <text:p>2016-06-23</text:p>
          </table:table-cell>
          <table:table-cell/>
          <table:table-cell office:value-type="float" office:value="-32.36597" calcext:value-type="float">
            <text:p>-32.36597</text:p>
          </table:table-cell>
          <table:table-cell office:value-type="float" office:value="148.23103" calcext:value-type="float">
            <text:p>148.23103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421i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Narromine</text:p>
          </table:table-cell>
          <table:table-cell/>
          <table:table-cell office:value-type="string" calcext:value-type="string">
            <text:p>2016-06-23</text:p>
          </table:table-cell>
          <table:table-cell/>
          <table:table-cell office:value-type="float" office:value="-32.36597" calcext:value-type="float">
            <text:p>-32.36597</text:p>
          </table:table-cell>
          <table:table-cell office:value-type="float" office:value="148.23103" calcext:value-type="float">
            <text:p>148.23103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422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Dubbo</text:p>
          </table:table-cell>
          <table:table-cell office:value-type="string" calcext:value-type="string">
            <text:p>108</text:p>
          </table:table-cell>
          <table:table-cell office:value-type="string" calcext:value-type="string">
            <text:p>2016-06-24</text:p>
          </table:table-cell>
          <table:table-cell/>
          <table:table-cell office:value-type="float" office:value="-32.22311" calcext:value-type="float">
            <text:p>-32.22311</text:p>
          </table:table-cell>
          <table:table-cell office:value-type="float" office:value="148.66797" calcext:value-type="float">
            <text:p>148.66797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422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Dubbo</text:p>
          </table:table-cell>
          <table:table-cell/>
          <table:table-cell office:value-type="string" calcext:value-type="string">
            <text:p>2016-06-24</text:p>
          </table:table-cell>
          <table:table-cell/>
          <table:table-cell office:value-type="float" office:value="-32.22311" calcext:value-type="float">
            <text:p>-32.22311</text:p>
          </table:table-cell>
          <table:table-cell office:value-type="float" office:value="148.66797" calcext:value-type="float">
            <text:p>148.66797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422b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Dubbo</text:p>
          </table:table-cell>
          <table:table-cell/>
          <table:table-cell office:value-type="string" calcext:value-type="string">
            <text:p>2016-06-24</text:p>
          </table:table-cell>
          <table:table-cell/>
          <table:table-cell office:value-type="float" office:value="-32.22311" calcext:value-type="float">
            <text:p>-32.22311</text:p>
          </table:table-cell>
          <table:table-cell office:value-type="float" office:value="148.66797" calcext:value-type="float">
            <text:p>148.66797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422c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Dubbo</text:p>
          </table:table-cell>
          <table:table-cell/>
          <table:table-cell office:value-type="string" calcext:value-type="string">
            <text:p>2016-06-24</text:p>
          </table:table-cell>
          <table:table-cell/>
          <table:table-cell office:value-type="float" office:value="-32.22311" calcext:value-type="float">
            <text:p>-32.22311</text:p>
          </table:table-cell>
          <table:table-cell office:value-type="float" office:value="148.66797" calcext:value-type="float">
            <text:p>148.66797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422d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Dubbo</text:p>
          </table:table-cell>
          <table:table-cell/>
          <table:table-cell office:value-type="string" calcext:value-type="string">
            <text:p>2016-06-24</text:p>
          </table:table-cell>
          <table:table-cell/>
          <table:table-cell office:value-type="float" office:value="-32.22311" calcext:value-type="float">
            <text:p>-32.22311</text:p>
          </table:table-cell>
          <table:table-cell office:value-type="float" office:value="148.66797" calcext:value-type="float">
            <text:p>148.66797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422e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Dubbo</text:p>
          </table:table-cell>
          <table:table-cell/>
          <table:table-cell office:value-type="string" calcext:value-type="string">
            <text:p>2016-06-24</text:p>
          </table:table-cell>
          <table:table-cell/>
          <table:table-cell office:value-type="float" office:value="-32.22311" calcext:value-type="float">
            <text:p>-32.22311</text:p>
          </table:table-cell>
          <table:table-cell office:value-type="float" office:value="148.66797" calcext:value-type="float">
            <text:p>148.66797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422f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Dubbo</text:p>
          </table:table-cell>
          <table:table-cell/>
          <table:table-cell office:value-type="string" calcext:value-type="string">
            <text:p>2016-06-24</text:p>
          </table:table-cell>
          <table:table-cell/>
          <table:table-cell office:value-type="float" office:value="-32.22311" calcext:value-type="float">
            <text:p>-32.22311</text:p>
          </table:table-cell>
          <table:table-cell office:value-type="float" office:value="148.66797" calcext:value-type="float">
            <text:p>148.66797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422g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Dubbo</text:p>
          </table:table-cell>
          <table:table-cell/>
          <table:table-cell office:value-type="string" calcext:value-type="string">
            <text:p>2016-06-24</text:p>
          </table:table-cell>
          <table:table-cell/>
          <table:table-cell office:value-type="float" office:value="-32.22311" calcext:value-type="float">
            <text:p>-32.22311</text:p>
          </table:table-cell>
          <table:table-cell office:value-type="float" office:value="148.66797" calcext:value-type="float">
            <text:p>148.66797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422h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Dubbo</text:p>
          </table:table-cell>
          <table:table-cell/>
          <table:table-cell office:value-type="string" calcext:value-type="string">
            <text:p>2016-06-24</text:p>
          </table:table-cell>
          <table:table-cell/>
          <table:table-cell office:value-type="float" office:value="-32.22311" calcext:value-type="float">
            <text:p>-32.22311</text:p>
          </table:table-cell>
          <table:table-cell office:value-type="float" office:value="148.66797" calcext:value-type="float">
            <text:p>148.66797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422i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Dubbo</text:p>
          </table:table-cell>
          <table:table-cell/>
          <table:table-cell office:value-type="string" calcext:value-type="string">
            <text:p>2016-06-24</text:p>
          </table:table-cell>
          <table:table-cell/>
          <table:table-cell office:value-type="float" office:value="-32.22311" calcext:value-type="float">
            <text:p>-32.22311</text:p>
          </table:table-cell>
          <table:table-cell office:value-type="float" office:value="148.66797" calcext:value-type="float">
            <text:p>148.66797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423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  <table:table-cell/>
          <table:table-cell office:value-type="string" calcext:value-type="string">
            <text:p>Coolah</text:p>
          </table:table-cell>
          <table:table-cell office:value-type="string" calcext:value-type="string">
            <text:p>109</text:p>
          </table:table-cell>
          <table:table-cell office:value-type="string" calcext:value-type="string">
            <text:p>2016-06-24</text:p>
          </table:table-cell>
          <table:table-cell/>
          <table:table-cell office:value-type="float" office:value="-31.82373" calcext:value-type="float">
            <text:p>-31.82373</text:p>
          </table:table-cell>
          <table:table-cell office:value-type="float" office:value="149.68475" calcext:value-type="float">
            <text:p>149.68475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423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  <table:table-cell/>
          <table:table-cell office:value-type="string" calcext:value-type="string">
            <text:p>Coolah</text:p>
          </table:table-cell>
          <table:table-cell/>
          <table:table-cell office:value-type="string" calcext:value-type="string">
            <text:p>2016-06-24</text:p>
          </table:table-cell>
          <table:table-cell/>
          <table:table-cell office:value-type="float" office:value="-31.82373" calcext:value-type="float">
            <text:p>-31.82373</text:p>
          </table:table-cell>
          <table:table-cell office:value-type="float" office:value="149.68475" calcext:value-type="float">
            <text:p>149.68475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423b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  <table:table-cell/>
          <table:table-cell office:value-type="string" calcext:value-type="string">
            <text:p>Coolah</text:p>
          </table:table-cell>
          <table:table-cell/>
          <table:table-cell office:value-type="string" calcext:value-type="string">
            <text:p>2016-06-24</text:p>
          </table:table-cell>
          <table:table-cell/>
          <table:table-cell office:value-type="float" office:value="-31.82373" calcext:value-type="float">
            <text:p>-31.82373</text:p>
          </table:table-cell>
          <table:table-cell office:value-type="float" office:value="149.68475" calcext:value-type="float">
            <text:p>149.68475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423c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  <table:table-cell/>
          <table:table-cell office:value-type="string" calcext:value-type="string">
            <text:p>Coolah</text:p>
          </table:table-cell>
          <table:table-cell/>
          <table:table-cell office:value-type="string" calcext:value-type="string">
            <text:p>2016-06-24</text:p>
          </table:table-cell>
          <table:table-cell/>
          <table:table-cell office:value-type="float" office:value="-31.82373" calcext:value-type="float">
            <text:p>-31.82373</text:p>
          </table:table-cell>
          <table:table-cell office:value-type="float" office:value="149.68475" calcext:value-type="float">
            <text:p>149.68475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423d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  <table:table-cell/>
          <table:table-cell office:value-type="string" calcext:value-type="string">
            <text:p>Coolah</text:p>
          </table:table-cell>
          <table:table-cell/>
          <table:table-cell office:value-type="string" calcext:value-type="string">
            <text:p>2016-06-24</text:p>
          </table:table-cell>
          <table:table-cell/>
          <table:table-cell office:value-type="float" office:value="-31.82373" calcext:value-type="float">
            <text:p>-31.82373</text:p>
          </table:table-cell>
          <table:table-cell office:value-type="float" office:value="149.68475" calcext:value-type="float">
            <text:p>149.68475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423e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  <table:table-cell/>
          <table:table-cell office:value-type="string" calcext:value-type="string">
            <text:p>Coolah</text:p>
          </table:table-cell>
          <table:table-cell/>
          <table:table-cell office:value-type="string" calcext:value-type="string">
            <text:p>2016-06-24</text:p>
          </table:table-cell>
          <table:table-cell/>
          <table:table-cell office:value-type="float" office:value="-31.82373" calcext:value-type="float">
            <text:p>-31.82373</text:p>
          </table:table-cell>
          <table:table-cell office:value-type="float" office:value="149.68475" calcext:value-type="float">
            <text:p>149.68475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423f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  <table:table-cell/>
          <table:table-cell office:value-type="string" calcext:value-type="string">
            <text:p>Coolah</text:p>
          </table:table-cell>
          <table:table-cell/>
          <table:table-cell office:value-type="string" calcext:value-type="string">
            <text:p>2016-06-24</text:p>
          </table:table-cell>
          <table:table-cell/>
          <table:table-cell office:value-type="float" office:value="-31.82373" calcext:value-type="float">
            <text:p>-31.82373</text:p>
          </table:table-cell>
          <table:table-cell office:value-type="float" office:value="149.68475" calcext:value-type="float">
            <text:p>149.68475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423g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  <table:table-cell/>
          <table:table-cell office:value-type="string" calcext:value-type="string">
            <text:p>Coolah</text:p>
          </table:table-cell>
          <table:table-cell/>
          <table:table-cell office:value-type="string" calcext:value-type="string">
            <text:p>2016-06-24</text:p>
          </table:table-cell>
          <table:table-cell/>
          <table:table-cell office:value-type="float" office:value="-31.82373" calcext:value-type="float">
            <text:p>-31.82373</text:p>
          </table:table-cell>
          <table:table-cell office:value-type="float" office:value="149.68475" calcext:value-type="float">
            <text:p>149.68475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423h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  <table:table-cell/>
          <table:table-cell office:value-type="string" calcext:value-type="string">
            <text:p>Coolah</text:p>
          </table:table-cell>
          <table:table-cell/>
          <table:table-cell office:value-type="string" calcext:value-type="string">
            <text:p>2016-06-24</text:p>
          </table:table-cell>
          <table:table-cell/>
          <table:table-cell office:value-type="float" office:value="-31.82373" calcext:value-type="float">
            <text:p>-31.82373</text:p>
          </table:table-cell>
          <table:table-cell office:value-type="float" office:value="149.68475" calcext:value-type="float">
            <text:p>149.68475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423i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  <table:table-cell/>
          <table:table-cell office:value-type="string" calcext:value-type="string">
            <text:p>Coolah</text:p>
          </table:table-cell>
          <table:table-cell/>
          <table:table-cell office:value-type="string" calcext:value-type="string">
            <text:p>2016-06-24</text:p>
          </table:table-cell>
          <table:table-cell/>
          <table:table-cell office:value-type="float" office:value="-31.82373" calcext:value-type="float">
            <text:p>-31.82373</text:p>
          </table:table-cell>
          <table:table-cell office:value-type="float" office:value="149.68475" calcext:value-type="float">
            <text:p>149.68475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424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Ardglen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2016-06-24</text:p>
          </table:table-cell>
          <table:table-cell/>
          <table:table-cell office:value-type="float" office:value="-31.71111" calcext:value-type="float">
            <text:p>-31.71111</text:p>
          </table:table-cell>
          <table:table-cell office:value-type="float" office:value="150.6998" calcext:value-type="float">
            <text:p>150.6998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424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Ardglen</text:p>
          </table:table-cell>
          <table:table-cell/>
          <table:table-cell office:value-type="string" calcext:value-type="string">
            <text:p>2016-06-24</text:p>
          </table:table-cell>
          <table:table-cell/>
          <table:table-cell office:value-type="float" office:value="-31.71111" calcext:value-type="float">
            <text:p>-31.71111</text:p>
          </table:table-cell>
          <table:table-cell office:value-type="float" office:value="150.6998" calcext:value-type="float">
            <text:p>150.6998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424b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Ardglen</text:p>
          </table:table-cell>
          <table:table-cell/>
          <table:table-cell office:value-type="string" calcext:value-type="string">
            <text:p>2016-06-24</text:p>
          </table:table-cell>
          <table:table-cell/>
          <table:table-cell office:value-type="float" office:value="-31.71111" calcext:value-type="float">
            <text:p>-31.71111</text:p>
          </table:table-cell>
          <table:table-cell office:value-type="float" office:value="150.6998" calcext:value-type="float">
            <text:p>150.6998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424c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Ardglen</text:p>
          </table:table-cell>
          <table:table-cell/>
          <table:table-cell office:value-type="string" calcext:value-type="string">
            <text:p>2016-06-24</text:p>
          </table:table-cell>
          <table:table-cell/>
          <table:table-cell office:value-type="float" office:value="-31.71111" calcext:value-type="float">
            <text:p>-31.71111</text:p>
          </table:table-cell>
          <table:table-cell office:value-type="float" office:value="150.6998" calcext:value-type="float">
            <text:p>150.6998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424d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Ardglen</text:p>
          </table:table-cell>
          <table:table-cell/>
          <table:table-cell office:value-type="string" calcext:value-type="string">
            <text:p>2016-06-24</text:p>
          </table:table-cell>
          <table:table-cell/>
          <table:table-cell office:value-type="float" office:value="-31.71111" calcext:value-type="float">
            <text:p>-31.71111</text:p>
          </table:table-cell>
          <table:table-cell office:value-type="float" office:value="150.6998" calcext:value-type="float">
            <text:p>150.6998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424e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Ardglen</text:p>
          </table:table-cell>
          <table:table-cell/>
          <table:table-cell office:value-type="string" calcext:value-type="string">
            <text:p>2016-06-24</text:p>
          </table:table-cell>
          <table:table-cell/>
          <table:table-cell office:value-type="float" office:value="-31.71111" calcext:value-type="float">
            <text:p>-31.71111</text:p>
          </table:table-cell>
          <table:table-cell office:value-type="float" office:value="150.6998" calcext:value-type="float">
            <text:p>150.6998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424f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Ardglen</text:p>
          </table:table-cell>
          <table:table-cell/>
          <table:table-cell office:value-type="string" calcext:value-type="string">
            <text:p>2016-06-24</text:p>
          </table:table-cell>
          <table:table-cell/>
          <table:table-cell office:value-type="float" office:value="-31.71111" calcext:value-type="float">
            <text:p>-31.71111</text:p>
          </table:table-cell>
          <table:table-cell office:value-type="float" office:value="150.6998" calcext:value-type="float">
            <text:p>150.6998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424g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Ardglen</text:p>
          </table:table-cell>
          <table:table-cell/>
          <table:table-cell office:value-type="string" calcext:value-type="string">
            <text:p>2016-06-24</text:p>
          </table:table-cell>
          <table:table-cell/>
          <table:table-cell office:value-type="float" office:value="-31.71111" calcext:value-type="float">
            <text:p>-31.71111</text:p>
          </table:table-cell>
          <table:table-cell office:value-type="float" office:value="150.6998" calcext:value-type="float">
            <text:p>150.6998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424h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Ardglen</text:p>
          </table:table-cell>
          <table:table-cell/>
          <table:table-cell office:value-type="string" calcext:value-type="string">
            <text:p>2016-06-24</text:p>
          </table:table-cell>
          <table:table-cell/>
          <table:table-cell office:value-type="float" office:value="-31.71111" calcext:value-type="float">
            <text:p>-31.71111</text:p>
          </table:table-cell>
          <table:table-cell office:value-type="float" office:value="150.6998" calcext:value-type="float">
            <text:p>150.6998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424i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Ardglen</text:p>
          </table:table-cell>
          <table:table-cell/>
          <table:table-cell office:value-type="string" calcext:value-type="string">
            <text:p>2016-06-24</text:p>
          </table:table-cell>
          <table:table-cell/>
          <table:table-cell office:value-type="float" office:value="-31.71111" calcext:value-type="float">
            <text:p>-31.71111</text:p>
          </table:table-cell>
          <table:table-cell office:value-type="float" office:value="150.6998" calcext:value-type="float">
            <text:p>150.6998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425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Bundarra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2016-07-09</text:p>
          </table:table-cell>
          <table:table-cell/>
          <table:table-cell office:value-type="float" office:value="-30.30756" calcext:value-type="float">
            <text:p>-30.30756</text:p>
          </table:table-cell>
          <table:table-cell office:value-type="float" office:value="151.20671" calcext:value-type="float">
            <text:p>151.20671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425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Bundarra</text:p>
          </table:table-cell>
          <table:table-cell/>
          <table:table-cell office:value-type="string" calcext:value-type="string">
            <text:p>2016-07-09</text:p>
          </table:table-cell>
          <table:table-cell/>
          <table:table-cell office:value-type="float" office:value="-30.30756" calcext:value-type="float">
            <text:p>-30.30756</text:p>
          </table:table-cell>
          <table:table-cell office:value-type="float" office:value="151.20671" calcext:value-type="float">
            <text:p>151.20671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425b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Bundarra</text:p>
          </table:table-cell>
          <table:table-cell/>
          <table:table-cell office:value-type="string" calcext:value-type="string">
            <text:p>2016-07-09</text:p>
          </table:table-cell>
          <table:table-cell/>
          <table:table-cell office:value-type="float" office:value="-30.30756" calcext:value-type="float">
            <text:p>-30.30756</text:p>
          </table:table-cell>
          <table:table-cell office:value-type="float" office:value="151.20671" calcext:value-type="float">
            <text:p>151.20671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425c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Bundarra</text:p>
          </table:table-cell>
          <table:table-cell/>
          <table:table-cell office:value-type="string" calcext:value-type="string">
            <text:p>2016-07-09</text:p>
          </table:table-cell>
          <table:table-cell/>
          <table:table-cell office:value-type="float" office:value="-30.30756" calcext:value-type="float">
            <text:p>-30.30756</text:p>
          </table:table-cell>
          <table:table-cell office:value-type="float" office:value="151.20671" calcext:value-type="float">
            <text:p>151.20671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425d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Bundarra</text:p>
          </table:table-cell>
          <table:table-cell/>
          <table:table-cell office:value-type="string" calcext:value-type="string">
            <text:p>2016-07-09</text:p>
          </table:table-cell>
          <table:table-cell/>
          <table:table-cell office:value-type="float" office:value="-30.30756" calcext:value-type="float">
            <text:p>-30.30756</text:p>
          </table:table-cell>
          <table:table-cell office:value-type="float" office:value="151.20671" calcext:value-type="float">
            <text:p>151.20671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425e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Bundarra</text:p>
          </table:table-cell>
          <table:table-cell/>
          <table:table-cell office:value-type="string" calcext:value-type="string">
            <text:p>2016-07-09</text:p>
          </table:table-cell>
          <table:table-cell/>
          <table:table-cell office:value-type="float" office:value="-30.30756" calcext:value-type="float">
            <text:p>-30.30756</text:p>
          </table:table-cell>
          <table:table-cell office:value-type="float" office:value="151.20671" calcext:value-type="float">
            <text:p>151.20671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425f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Bundarra</text:p>
          </table:table-cell>
          <table:table-cell/>
          <table:table-cell office:value-type="string" calcext:value-type="string">
            <text:p>2016-07-09</text:p>
          </table:table-cell>
          <table:table-cell/>
          <table:table-cell office:value-type="float" office:value="-30.30756" calcext:value-type="float">
            <text:p>-30.30756</text:p>
          </table:table-cell>
          <table:table-cell office:value-type="float" office:value="151.20671" calcext:value-type="float">
            <text:p>151.20671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425g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Bundarra</text:p>
          </table:table-cell>
          <table:table-cell/>
          <table:table-cell office:value-type="string" calcext:value-type="string">
            <text:p>2016-07-09</text:p>
          </table:table-cell>
          <table:table-cell/>
          <table:table-cell office:value-type="float" office:value="-30.30756" calcext:value-type="float">
            <text:p>-30.30756</text:p>
          </table:table-cell>
          <table:table-cell office:value-type="float" office:value="151.20671" calcext:value-type="float">
            <text:p>151.20671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425h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Bundarra</text:p>
          </table:table-cell>
          <table:table-cell/>
          <table:table-cell office:value-type="string" calcext:value-type="string">
            <text:p>2016-07-09</text:p>
          </table:table-cell>
          <table:table-cell/>
          <table:table-cell office:value-type="float" office:value="-30.30756" calcext:value-type="float">
            <text:p>-30.30756</text:p>
          </table:table-cell>
          <table:table-cell office:value-type="float" office:value="151.20671" calcext:value-type="float">
            <text:p>151.20671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425i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Bundarra</text:p>
          </table:table-cell>
          <table:table-cell/>
          <table:table-cell office:value-type="string" calcext:value-type="string">
            <text:p>2016-07-09</text:p>
          </table:table-cell>
          <table:table-cell/>
          <table:table-cell office:value-type="float" office:value="-30.30756" calcext:value-type="float">
            <text:p>-30.30756</text:p>
          </table:table-cell>
          <table:table-cell office:value-type="float" office:value="151.20671" calcext:value-type="float">
            <text:p>151.20671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426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Bundarra</text:p>
          </table:table-cell>
          <table:table-cell office:value-type="string" calcext:value-type="string">
            <text:p>112</text:p>
          </table:table-cell>
          <table:table-cell office:value-type="string" calcext:value-type="string">
            <text:p>2016-07-09</text:p>
          </table:table-cell>
          <table:table-cell/>
          <table:table-cell office:value-type="float" office:value="-30.30846" calcext:value-type="float">
            <text:p>-30.30846</text:p>
          </table:table-cell>
          <table:table-cell office:value-type="float" office:value="151.20667" calcext:value-type="float">
            <text:p>151.20667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426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Bundarra</text:p>
          </table:table-cell>
          <table:table-cell/>
          <table:table-cell office:value-type="string" calcext:value-type="string">
            <text:p>2016-07-09</text:p>
          </table:table-cell>
          <table:table-cell/>
          <table:table-cell office:value-type="float" office:value="-30.30846" calcext:value-type="float">
            <text:p>-30.30846</text:p>
          </table:table-cell>
          <table:table-cell office:value-type="float" office:value="151.20667" calcext:value-type="float">
            <text:p>151.20667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426b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Bundarra</text:p>
          </table:table-cell>
          <table:table-cell/>
          <table:table-cell office:value-type="string" calcext:value-type="string">
            <text:p>2016-07-09</text:p>
          </table:table-cell>
          <table:table-cell/>
          <table:table-cell office:value-type="float" office:value="-30.30846" calcext:value-type="float">
            <text:p>-30.30846</text:p>
          </table:table-cell>
          <table:table-cell office:value-type="float" office:value="151.20667" calcext:value-type="float">
            <text:p>151.20667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426c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Bundarra</text:p>
          </table:table-cell>
          <table:table-cell/>
          <table:table-cell office:value-type="string" calcext:value-type="string">
            <text:p>2016-07-09</text:p>
          </table:table-cell>
          <table:table-cell/>
          <table:table-cell office:value-type="float" office:value="-30.30846" calcext:value-type="float">
            <text:p>-30.30846</text:p>
          </table:table-cell>
          <table:table-cell office:value-type="float" office:value="151.20667" calcext:value-type="float">
            <text:p>151.20667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426d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Bundarra</text:p>
          </table:table-cell>
          <table:table-cell/>
          <table:table-cell office:value-type="string" calcext:value-type="string">
            <text:p>2016-07-09</text:p>
          </table:table-cell>
          <table:table-cell/>
          <table:table-cell office:value-type="float" office:value="-30.30846" calcext:value-type="float">
            <text:p>-30.30846</text:p>
          </table:table-cell>
          <table:table-cell office:value-type="float" office:value="151.20667" calcext:value-type="float">
            <text:p>151.20667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426e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Bundarra</text:p>
          </table:table-cell>
          <table:table-cell/>
          <table:table-cell office:value-type="string" calcext:value-type="string">
            <text:p>2016-07-09</text:p>
          </table:table-cell>
          <table:table-cell/>
          <table:table-cell office:value-type="float" office:value="-30.30846" calcext:value-type="float">
            <text:p>-30.30846</text:p>
          </table:table-cell>
          <table:table-cell office:value-type="float" office:value="151.20667" calcext:value-type="float">
            <text:p>151.20667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426f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Bundarra</text:p>
          </table:table-cell>
          <table:table-cell/>
          <table:table-cell office:value-type="string" calcext:value-type="string">
            <text:p>2016-07-09</text:p>
          </table:table-cell>
          <table:table-cell/>
          <table:table-cell office:value-type="float" office:value="-30.30846" calcext:value-type="float">
            <text:p>-30.30846</text:p>
          </table:table-cell>
          <table:table-cell office:value-type="float" office:value="151.20667" calcext:value-type="float">
            <text:p>151.20667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426g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Bundarra</text:p>
          </table:table-cell>
          <table:table-cell/>
          <table:table-cell office:value-type="string" calcext:value-type="string">
            <text:p>2016-07-09</text:p>
          </table:table-cell>
          <table:table-cell/>
          <table:table-cell office:value-type="float" office:value="-30.30846" calcext:value-type="float">
            <text:p>-30.30846</text:p>
          </table:table-cell>
          <table:table-cell office:value-type="float" office:value="151.20667" calcext:value-type="float">
            <text:p>151.20667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426h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Bundarra</text:p>
          </table:table-cell>
          <table:table-cell/>
          <table:table-cell office:value-type="string" calcext:value-type="string">
            <text:p>2016-07-09</text:p>
          </table:table-cell>
          <table:table-cell/>
          <table:table-cell office:value-type="float" office:value="-30.30846" calcext:value-type="float">
            <text:p>-30.30846</text:p>
          </table:table-cell>
          <table:table-cell office:value-type="float" office:value="151.20667" calcext:value-type="float">
            <text:p>151.20667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426i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Bundarra</text:p>
          </table:table-cell>
          <table:table-cell/>
          <table:table-cell office:value-type="string" calcext:value-type="string">
            <text:p>2016-07-09</text:p>
          </table:table-cell>
          <table:table-cell/>
          <table:table-cell office:value-type="float" office:value="-30.30846" calcext:value-type="float">
            <text:p>-30.30846</text:p>
          </table:table-cell>
          <table:table-cell office:value-type="float" office:value="151.20667" calcext:value-type="float">
            <text:p>151.20667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427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caleyi</text:p>
          </table:table-cell>
          <table:table-cell office:value-type="string" calcext:value-type="string">
            <text:p>Eucalyptus caleyi</text:p>
          </table:table-cell>
          <table:table-cell/>
          <table:table-cell office:value-type="string" calcext:value-type="string">
            <text:p>Bundarra</text:p>
          </table:table-cell>
          <table:table-cell office:value-type="string" calcext:value-type="string">
            <text:p>113</text:p>
          </table:table-cell>
          <table:table-cell office:value-type="string" calcext:value-type="string">
            <text:p>2016-07-09</text:p>
          </table:table-cell>
          <table:table-cell/>
          <table:table-cell office:value-type="float" office:value="-30.36709" calcext:value-type="float">
            <text:p>-30.36709</text:p>
          </table:table-cell>
          <table:table-cell office:value-type="float" office:value="151.25757" calcext:value-type="float">
            <text:p>151.25757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427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caleyi</text:p>
          </table:table-cell>
          <table:table-cell office:value-type="string" calcext:value-type="string">
            <text:p>Eucalyptus caleyi</text:p>
          </table:table-cell>
          <table:table-cell/>
          <table:table-cell office:value-type="string" calcext:value-type="string">
            <text:p>Bundarra</text:p>
          </table:table-cell>
          <table:table-cell/>
          <table:table-cell office:value-type="string" calcext:value-type="string">
            <text:p>2016-07-09</text:p>
          </table:table-cell>
          <table:table-cell/>
          <table:table-cell office:value-type="float" office:value="-30.36709" calcext:value-type="float">
            <text:p>-30.36709</text:p>
          </table:table-cell>
          <table:table-cell office:value-type="float" office:value="151.25757" calcext:value-type="float">
            <text:p>151.25757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427b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caleyi</text:p>
          </table:table-cell>
          <table:table-cell office:value-type="string" calcext:value-type="string">
            <text:p>Eucalyptus caleyi</text:p>
          </table:table-cell>
          <table:table-cell/>
          <table:table-cell office:value-type="string" calcext:value-type="string">
            <text:p>Bundarra</text:p>
          </table:table-cell>
          <table:table-cell/>
          <table:table-cell office:value-type="string" calcext:value-type="string">
            <text:p>2016-07-09</text:p>
          </table:table-cell>
          <table:table-cell/>
          <table:table-cell office:value-type="float" office:value="-30.36709" calcext:value-type="float">
            <text:p>-30.36709</text:p>
          </table:table-cell>
          <table:table-cell office:value-type="float" office:value="151.25757" calcext:value-type="float">
            <text:p>151.25757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427c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caleyi</text:p>
          </table:table-cell>
          <table:table-cell office:value-type="string" calcext:value-type="string">
            <text:p>Eucalyptus caleyi</text:p>
          </table:table-cell>
          <table:table-cell/>
          <table:table-cell office:value-type="string" calcext:value-type="string">
            <text:p>Bundarra</text:p>
          </table:table-cell>
          <table:table-cell/>
          <table:table-cell office:value-type="string" calcext:value-type="string">
            <text:p>2016-07-09</text:p>
          </table:table-cell>
          <table:table-cell/>
          <table:table-cell office:value-type="float" office:value="-30.36709" calcext:value-type="float">
            <text:p>-30.36709</text:p>
          </table:table-cell>
          <table:table-cell office:value-type="float" office:value="151.25757" calcext:value-type="float">
            <text:p>151.25757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427d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caleyi</text:p>
          </table:table-cell>
          <table:table-cell office:value-type="string" calcext:value-type="string">
            <text:p>Eucalyptus caleyi</text:p>
          </table:table-cell>
          <table:table-cell/>
          <table:table-cell office:value-type="string" calcext:value-type="string">
            <text:p>Bundarra</text:p>
          </table:table-cell>
          <table:table-cell/>
          <table:table-cell office:value-type="string" calcext:value-type="string">
            <text:p>2016-07-09</text:p>
          </table:table-cell>
          <table:table-cell/>
          <table:table-cell office:value-type="float" office:value="-30.36709" calcext:value-type="float">
            <text:p>-30.36709</text:p>
          </table:table-cell>
          <table:table-cell office:value-type="float" office:value="151.25757" calcext:value-type="float">
            <text:p>151.25757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428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Inverell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2016-07-09</text:p>
          </table:table-cell>
          <table:table-cell/>
          <table:table-cell office:value-type="float" office:value="-29.6731" calcext:value-type="float">
            <text:p>-29.6731</text:p>
          </table:table-cell>
          <table:table-cell office:value-type="float" office:value="151.15315" calcext:value-type="float">
            <text:p>151.15315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428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Inverell</text:p>
          </table:table-cell>
          <table:table-cell/>
          <table:table-cell office:value-type="string" calcext:value-type="string">
            <text:p>2016-07-09</text:p>
          </table:table-cell>
          <table:table-cell/>
          <table:table-cell office:value-type="float" office:value="-29.6731" calcext:value-type="float">
            <text:p>-29.6731</text:p>
          </table:table-cell>
          <table:table-cell office:value-type="float" office:value="151.15315" calcext:value-type="float">
            <text:p>151.15315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428b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Inverell</text:p>
          </table:table-cell>
          <table:table-cell/>
          <table:table-cell office:value-type="string" calcext:value-type="string">
            <text:p>2016-07-09</text:p>
          </table:table-cell>
          <table:table-cell/>
          <table:table-cell office:value-type="float" office:value="-29.6731" calcext:value-type="float">
            <text:p>-29.6731</text:p>
          </table:table-cell>
          <table:table-cell office:value-type="float" office:value="151.15315" calcext:value-type="float">
            <text:p>151.15315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428c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Inverell</text:p>
          </table:table-cell>
          <table:table-cell/>
          <table:table-cell office:value-type="string" calcext:value-type="string">
            <text:p>2016-07-09</text:p>
          </table:table-cell>
          <table:table-cell/>
          <table:table-cell office:value-type="float" office:value="-29.6731" calcext:value-type="float">
            <text:p>-29.6731</text:p>
          </table:table-cell>
          <table:table-cell office:value-type="float" office:value="151.15315" calcext:value-type="float">
            <text:p>151.15315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428d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Inverell</text:p>
          </table:table-cell>
          <table:table-cell/>
          <table:table-cell office:value-type="string" calcext:value-type="string">
            <text:p>2016-07-09</text:p>
          </table:table-cell>
          <table:table-cell/>
          <table:table-cell office:value-type="float" office:value="-29.6731" calcext:value-type="float">
            <text:p>-29.6731</text:p>
          </table:table-cell>
          <table:table-cell office:value-type="float" office:value="151.15315" calcext:value-type="float">
            <text:p>151.15315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428e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Inverell</text:p>
          </table:table-cell>
          <table:table-cell/>
          <table:table-cell office:value-type="string" calcext:value-type="string">
            <text:p>2016-07-09</text:p>
          </table:table-cell>
          <table:table-cell/>
          <table:table-cell office:value-type="float" office:value="-29.6731" calcext:value-type="float">
            <text:p>-29.6731</text:p>
          </table:table-cell>
          <table:table-cell office:value-type="float" office:value="151.15315" calcext:value-type="float">
            <text:p>151.15315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428f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Inverell</text:p>
          </table:table-cell>
          <table:table-cell/>
          <table:table-cell office:value-type="string" calcext:value-type="string">
            <text:p>2016-07-09</text:p>
          </table:table-cell>
          <table:table-cell/>
          <table:table-cell office:value-type="float" office:value="-29.6731" calcext:value-type="float">
            <text:p>-29.6731</text:p>
          </table:table-cell>
          <table:table-cell office:value-type="float" office:value="151.15315" calcext:value-type="float">
            <text:p>151.15315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428g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Inverell</text:p>
          </table:table-cell>
          <table:table-cell/>
          <table:table-cell office:value-type="string" calcext:value-type="string">
            <text:p>2016-07-09</text:p>
          </table:table-cell>
          <table:table-cell/>
          <table:table-cell office:value-type="float" office:value="-29.6731" calcext:value-type="float">
            <text:p>-29.6731</text:p>
          </table:table-cell>
          <table:table-cell office:value-type="float" office:value="151.15315" calcext:value-type="float">
            <text:p>151.15315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428h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Inverell</text:p>
          </table:table-cell>
          <table:table-cell/>
          <table:table-cell office:value-type="string" calcext:value-type="string">
            <text:p>2016-07-09</text:p>
          </table:table-cell>
          <table:table-cell/>
          <table:table-cell office:value-type="float" office:value="-29.6731" calcext:value-type="float">
            <text:p>-29.6731</text:p>
          </table:table-cell>
          <table:table-cell office:value-type="float" office:value="151.15315" calcext:value-type="float">
            <text:p>151.15315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428i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Inverell</text:p>
          </table:table-cell>
          <table:table-cell/>
          <table:table-cell office:value-type="string" calcext:value-type="string">
            <text:p>2016-07-09</text:p>
          </table:table-cell>
          <table:table-cell/>
          <table:table-cell office:value-type="float" office:value="-29.6731" calcext:value-type="float">
            <text:p>-29.6731</text:p>
          </table:table-cell>
          <table:table-cell office:value-type="float" office:value="151.15315" calcext:value-type="float">
            <text:p>151.15315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429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Texas 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2016-07-09</text:p>
          </table:table-cell>
          <table:table-cell/>
          <table:table-cell office:value-type="float" office:value="-28.77243" calcext:value-type="float">
            <text:p>-28.77243</text:p>
          </table:table-cell>
          <table:table-cell office:value-type="float" office:value="151.21523" calcext:value-type="float">
            <text:p>151.21523</text:p>
          </table:table-cell>
          <table:table-cell/>
          <table:table-cell office:value-type="string" calcext:value-type="string">
            <text:p>QLD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429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Texas </text:p>
          </table:table-cell>
          <table:table-cell/>
          <table:table-cell office:value-type="string" calcext:value-type="string">
            <text:p>2016-07-09</text:p>
          </table:table-cell>
          <table:table-cell/>
          <table:table-cell office:value-type="float" office:value="-28.77243" calcext:value-type="float">
            <text:p>-28.77243</text:p>
          </table:table-cell>
          <table:table-cell office:value-type="float" office:value="151.21523" calcext:value-type="float">
            <text:p>151.21523</text:p>
          </table:table-cell>
          <table:table-cell/>
          <table:table-cell office:value-type="string" calcext:value-type="string">
            <text:p>QLD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429b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Texas </text:p>
          </table:table-cell>
          <table:table-cell/>
          <table:table-cell office:value-type="string" calcext:value-type="string">
            <text:p>2016-07-09</text:p>
          </table:table-cell>
          <table:table-cell/>
          <table:table-cell office:value-type="float" office:value="-28.77243" calcext:value-type="float">
            <text:p>-28.77243</text:p>
          </table:table-cell>
          <table:table-cell office:value-type="float" office:value="151.21523" calcext:value-type="float">
            <text:p>151.21523</text:p>
          </table:table-cell>
          <table:table-cell/>
          <table:table-cell office:value-type="string" calcext:value-type="string">
            <text:p>QLD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429c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Texas </text:p>
          </table:table-cell>
          <table:table-cell/>
          <table:table-cell office:value-type="string" calcext:value-type="string">
            <text:p>2016-07-09</text:p>
          </table:table-cell>
          <table:table-cell/>
          <table:table-cell office:value-type="float" office:value="-28.77243" calcext:value-type="float">
            <text:p>-28.77243</text:p>
          </table:table-cell>
          <table:table-cell office:value-type="float" office:value="151.21523" calcext:value-type="float">
            <text:p>151.21523</text:p>
          </table:table-cell>
          <table:table-cell/>
          <table:table-cell office:value-type="string" calcext:value-type="string">
            <text:p>QLD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429d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Texas </text:p>
          </table:table-cell>
          <table:table-cell/>
          <table:table-cell office:value-type="string" calcext:value-type="string">
            <text:p>2016-07-09</text:p>
          </table:table-cell>
          <table:table-cell/>
          <table:table-cell office:value-type="float" office:value="-28.77243" calcext:value-type="float">
            <text:p>-28.77243</text:p>
          </table:table-cell>
          <table:table-cell office:value-type="float" office:value="151.21523" calcext:value-type="float">
            <text:p>151.21523</text:p>
          </table:table-cell>
          <table:table-cell/>
          <table:table-cell office:value-type="string" calcext:value-type="string">
            <text:p>QLD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429e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Texas </text:p>
          </table:table-cell>
          <table:table-cell/>
          <table:table-cell office:value-type="string" calcext:value-type="string">
            <text:p>2016-07-09</text:p>
          </table:table-cell>
          <table:table-cell/>
          <table:table-cell office:value-type="float" office:value="-28.77243" calcext:value-type="float">
            <text:p>-28.77243</text:p>
          </table:table-cell>
          <table:table-cell office:value-type="float" office:value="151.21523" calcext:value-type="float">
            <text:p>151.21523</text:p>
          </table:table-cell>
          <table:table-cell/>
          <table:table-cell office:value-type="string" calcext:value-type="string">
            <text:p>QLD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429f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Texas </text:p>
          </table:table-cell>
          <table:table-cell/>
          <table:table-cell office:value-type="string" calcext:value-type="string">
            <text:p>2016-07-09</text:p>
          </table:table-cell>
          <table:table-cell/>
          <table:table-cell office:value-type="float" office:value="-28.77243" calcext:value-type="float">
            <text:p>-28.77243</text:p>
          </table:table-cell>
          <table:table-cell office:value-type="float" office:value="151.21523" calcext:value-type="float">
            <text:p>151.21523</text:p>
          </table:table-cell>
          <table:table-cell/>
          <table:table-cell office:value-type="string" calcext:value-type="string">
            <text:p>QLD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429g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Texas </text:p>
          </table:table-cell>
          <table:table-cell/>
          <table:table-cell office:value-type="string" calcext:value-type="string">
            <text:p>2016-07-09</text:p>
          </table:table-cell>
          <table:table-cell/>
          <table:table-cell office:value-type="float" office:value="-28.77243" calcext:value-type="float">
            <text:p>-28.77243</text:p>
          </table:table-cell>
          <table:table-cell office:value-type="float" office:value="151.21523" calcext:value-type="float">
            <text:p>151.21523</text:p>
          </table:table-cell>
          <table:table-cell/>
          <table:table-cell office:value-type="string" calcext:value-type="string">
            <text:p>QLD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429h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Texas </text:p>
          </table:table-cell>
          <table:table-cell/>
          <table:table-cell office:value-type="string" calcext:value-type="string">
            <text:p>2016-07-09</text:p>
          </table:table-cell>
          <table:table-cell/>
          <table:table-cell office:value-type="float" office:value="-28.77243" calcext:value-type="float">
            <text:p>-28.77243</text:p>
          </table:table-cell>
          <table:table-cell office:value-type="float" office:value="151.21523" calcext:value-type="float">
            <text:p>151.21523</text:p>
          </table:table-cell>
          <table:table-cell/>
          <table:table-cell office:value-type="string" calcext:value-type="string">
            <text:p>QLD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429i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Texas </text:p>
          </table:table-cell>
          <table:table-cell/>
          <table:table-cell office:value-type="string" calcext:value-type="string">
            <text:p>2016-07-09</text:p>
          </table:table-cell>
          <table:table-cell/>
          <table:table-cell office:value-type="float" office:value="-28.77243" calcext:value-type="float">
            <text:p>-28.77243</text:p>
          </table:table-cell>
          <table:table-cell office:value-type="float" office:value="151.21523" calcext:value-type="float">
            <text:p>151.21523</text:p>
          </table:table-cell>
          <table:table-cell/>
          <table:table-cell office:value-type="string" calcext:value-type="string">
            <text:p>QLD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430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Inglewood</text:p>
          </table:table-cell>
          <table:table-cell office:value-type="string" calcext:value-type="string">
            <text:p>116</text:p>
          </table:table-cell>
          <table:table-cell office:value-type="string" calcext:value-type="string">
            <text:p>2016-07-10</text:p>
          </table:table-cell>
          <table:table-cell/>
          <table:table-cell office:value-type="float" office:value="-28.56925" calcext:value-type="float">
            <text:p>-28.56925</text:p>
          </table:table-cell>
          <table:table-cell office:value-type="float" office:value="151.07571" calcext:value-type="float">
            <text:p>151.07571</text:p>
          </table:table-cell>
          <table:table-cell/>
          <table:table-cell office:value-type="string" calcext:value-type="string">
            <text:p>QLD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430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Inglewood</text:p>
          </table:table-cell>
          <table:table-cell/>
          <table:table-cell office:value-type="string" calcext:value-type="string">
            <text:p>2016-07-10</text:p>
          </table:table-cell>
          <table:table-cell/>
          <table:table-cell office:value-type="float" office:value="-28.56925" calcext:value-type="float">
            <text:p>-28.56925</text:p>
          </table:table-cell>
          <table:table-cell office:value-type="float" office:value="151.07571" calcext:value-type="float">
            <text:p>151.07571</text:p>
          </table:table-cell>
          <table:table-cell/>
          <table:table-cell office:value-type="string" calcext:value-type="string">
            <text:p>QLD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430b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Inglewood</text:p>
          </table:table-cell>
          <table:table-cell/>
          <table:table-cell office:value-type="string" calcext:value-type="string">
            <text:p>2016-07-10</text:p>
          </table:table-cell>
          <table:table-cell/>
          <table:table-cell office:value-type="float" office:value="-28.56925" calcext:value-type="float">
            <text:p>-28.56925</text:p>
          </table:table-cell>
          <table:table-cell office:value-type="float" office:value="151.07571" calcext:value-type="float">
            <text:p>151.07571</text:p>
          </table:table-cell>
          <table:table-cell/>
          <table:table-cell office:value-type="string" calcext:value-type="string">
            <text:p>QLD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430c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Inglewood</text:p>
          </table:table-cell>
          <table:table-cell/>
          <table:table-cell office:value-type="string" calcext:value-type="string">
            <text:p>2016-07-10</text:p>
          </table:table-cell>
          <table:table-cell/>
          <table:table-cell office:value-type="float" office:value="-28.56925" calcext:value-type="float">
            <text:p>-28.56925</text:p>
          </table:table-cell>
          <table:table-cell office:value-type="float" office:value="151.07571" calcext:value-type="float">
            <text:p>151.07571</text:p>
          </table:table-cell>
          <table:table-cell/>
          <table:table-cell office:value-type="string" calcext:value-type="string">
            <text:p>QLD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430d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Inglewood</text:p>
          </table:table-cell>
          <table:table-cell/>
          <table:table-cell office:value-type="string" calcext:value-type="string">
            <text:p>2016-07-10</text:p>
          </table:table-cell>
          <table:table-cell/>
          <table:table-cell office:value-type="float" office:value="-28.56925" calcext:value-type="float">
            <text:p>-28.56925</text:p>
          </table:table-cell>
          <table:table-cell office:value-type="float" office:value="151.07571" calcext:value-type="float">
            <text:p>151.07571</text:p>
          </table:table-cell>
          <table:table-cell/>
          <table:table-cell office:value-type="string" calcext:value-type="string">
            <text:p>QLD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430e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Inglewood</text:p>
          </table:table-cell>
          <table:table-cell/>
          <table:table-cell office:value-type="string" calcext:value-type="string">
            <text:p>2016-07-10</text:p>
          </table:table-cell>
          <table:table-cell/>
          <table:table-cell office:value-type="float" office:value="-28.56925" calcext:value-type="float">
            <text:p>-28.56925</text:p>
          </table:table-cell>
          <table:table-cell office:value-type="float" office:value="151.07571" calcext:value-type="float">
            <text:p>151.07571</text:p>
          </table:table-cell>
          <table:table-cell/>
          <table:table-cell office:value-type="string" calcext:value-type="string">
            <text:p>QLD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430f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Inglewood</text:p>
          </table:table-cell>
          <table:table-cell/>
          <table:table-cell office:value-type="string" calcext:value-type="string">
            <text:p>2016-07-10</text:p>
          </table:table-cell>
          <table:table-cell/>
          <table:table-cell office:value-type="float" office:value="-28.56925" calcext:value-type="float">
            <text:p>-28.56925</text:p>
          </table:table-cell>
          <table:table-cell office:value-type="float" office:value="151.07571" calcext:value-type="float">
            <text:p>151.07571</text:p>
          </table:table-cell>
          <table:table-cell/>
          <table:table-cell office:value-type="string" calcext:value-type="string">
            <text:p>QLD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430g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Inglewood</text:p>
          </table:table-cell>
          <table:table-cell/>
          <table:table-cell office:value-type="string" calcext:value-type="string">
            <text:p>2016-07-10</text:p>
          </table:table-cell>
          <table:table-cell/>
          <table:table-cell office:value-type="float" office:value="-28.56925" calcext:value-type="float">
            <text:p>-28.56925</text:p>
          </table:table-cell>
          <table:table-cell office:value-type="float" office:value="151.07571" calcext:value-type="float">
            <text:p>151.07571</text:p>
          </table:table-cell>
          <table:table-cell/>
          <table:table-cell office:value-type="string" calcext:value-type="string">
            <text:p>QLD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430h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Inglewood</text:p>
          </table:table-cell>
          <table:table-cell/>
          <table:table-cell office:value-type="string" calcext:value-type="string">
            <text:p>2016-07-10</text:p>
          </table:table-cell>
          <table:table-cell/>
          <table:table-cell office:value-type="float" office:value="-28.56925" calcext:value-type="float">
            <text:p>-28.56925</text:p>
          </table:table-cell>
          <table:table-cell office:value-type="float" office:value="151.07571" calcext:value-type="float">
            <text:p>151.07571</text:p>
          </table:table-cell>
          <table:table-cell/>
          <table:table-cell office:value-type="string" calcext:value-type="string">
            <text:p>QLD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430i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Inglewood</text:p>
          </table:table-cell>
          <table:table-cell/>
          <table:table-cell office:value-type="string" calcext:value-type="string">
            <text:p>2016-07-10</text:p>
          </table:table-cell>
          <table:table-cell/>
          <table:table-cell office:value-type="float" office:value="-28.56925" calcext:value-type="float">
            <text:p>-28.56925</text:p>
          </table:table-cell>
          <table:table-cell office:value-type="float" office:value="151.07571" calcext:value-type="float">
            <text:p>151.07571</text:p>
          </table:table-cell>
          <table:table-cell/>
          <table:table-cell office:value-type="string" calcext:value-type="string">
            <text:p>QLD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431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crebra</text:p>
          </table:table-cell>
          <table:table-cell office:value-type="string" calcext:value-type="string">
            <text:p>Eucalyptus crebra</text:p>
          </table:table-cell>
          <table:table-cell/>
          <table:table-cell office:value-type="string" calcext:value-type="string">
            <text:p>Inglewood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2016-07-10</text:p>
          </table:table-cell>
          <table:table-cell/>
          <table:table-cell office:value-type="float" office:value="-28.56955" calcext:value-type="float">
            <text:p>-28.56955</text:p>
          </table:table-cell>
          <table:table-cell office:value-type="float" office:value="151.07539" calcext:value-type="float">
            <text:p>151.07539</text:p>
          </table:table-cell>
          <table:table-cell/>
          <table:table-cell office:value-type="string" calcext:value-type="string">
            <text:p>QLD</text:p>
          </table:table-cell>
          <table:table-cell table:number-columns-repeated="4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431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crebra</text:p>
          </table:table-cell>
          <table:table-cell office:value-type="string" calcext:value-type="string">
            <text:p>Eucalyptus crebra</text:p>
          </table:table-cell>
          <table:table-cell/>
          <table:table-cell office:value-type="string" calcext:value-type="string">
            <text:p>Inglewood</text:p>
          </table:table-cell>
          <table:table-cell/>
          <table:table-cell office:value-type="string" calcext:value-type="string">
            <text:p>2016-07-10</text:p>
          </table:table-cell>
          <table:table-cell/>
          <table:table-cell office:value-type="float" office:value="-28.56955" calcext:value-type="float">
            <text:p>-28.56955</text:p>
          </table:table-cell>
          <table:table-cell office:value-type="float" office:value="151.07539" calcext:value-type="float">
            <text:p>151.07539</text:p>
          </table:table-cell>
          <table:table-cell/>
          <table:table-cell office:value-type="string" calcext:value-type="string">
            <text:p>QLD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431b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crebra</text:p>
          </table:table-cell>
          <table:table-cell office:value-type="string" calcext:value-type="string">
            <text:p>Eucalyptus crebra</text:p>
          </table:table-cell>
          <table:table-cell/>
          <table:table-cell office:value-type="string" calcext:value-type="string">
            <text:p>Inglewood</text:p>
          </table:table-cell>
          <table:table-cell/>
          <table:table-cell office:value-type="string" calcext:value-type="string">
            <text:p>2016-07-10</text:p>
          </table:table-cell>
          <table:table-cell/>
          <table:table-cell office:value-type="float" office:value="-28.56955" calcext:value-type="float">
            <text:p>-28.56955</text:p>
          </table:table-cell>
          <table:table-cell office:value-type="float" office:value="151.07539" calcext:value-type="float">
            <text:p>151.07539</text:p>
          </table:table-cell>
          <table:table-cell/>
          <table:table-cell office:value-type="string" calcext:value-type="string">
            <text:p>QLD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431c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crebra</text:p>
          </table:table-cell>
          <table:table-cell office:value-type="string" calcext:value-type="string">
            <text:p>Eucalyptus crebra</text:p>
          </table:table-cell>
          <table:table-cell/>
          <table:table-cell office:value-type="string" calcext:value-type="string">
            <text:p>Inglewood</text:p>
          </table:table-cell>
          <table:table-cell/>
          <table:table-cell office:value-type="string" calcext:value-type="string">
            <text:p>2016-07-10</text:p>
          </table:table-cell>
          <table:table-cell/>
          <table:table-cell office:value-type="float" office:value="-28.56955" calcext:value-type="float">
            <text:p>-28.56955</text:p>
          </table:table-cell>
          <table:table-cell office:value-type="float" office:value="151.07539" calcext:value-type="float">
            <text:p>151.07539</text:p>
          </table:table-cell>
          <table:table-cell/>
          <table:table-cell office:value-type="string" calcext:value-type="string">
            <text:p>QLD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431d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crebra</text:p>
          </table:table-cell>
          <table:table-cell office:value-type="string" calcext:value-type="string">
            <text:p>Eucalyptus crebra</text:p>
          </table:table-cell>
          <table:table-cell/>
          <table:table-cell office:value-type="string" calcext:value-type="string">
            <text:p>Inglewood</text:p>
          </table:table-cell>
          <table:table-cell/>
          <table:table-cell office:value-type="string" calcext:value-type="string">
            <text:p>2016-07-10</text:p>
          </table:table-cell>
          <table:table-cell/>
          <table:table-cell office:value-type="float" office:value="-28.56955" calcext:value-type="float">
            <text:p>-28.56955</text:p>
          </table:table-cell>
          <table:table-cell office:value-type="float" office:value="151.07539" calcext:value-type="float">
            <text:p>151.07539</text:p>
          </table:table-cell>
          <table:table-cell/>
          <table:table-cell office:value-type="string" calcext:value-type="string">
            <text:p>QLD</text:p>
          </table:table-cell>
          <table:table-cell table:number-columns-repeated="4"/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432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fibrosa</text:p>
          </table:table-cell>
          <table:table-cell office:value-type="string" calcext:value-type="string">
            <text:p>Eucalyptus fibrosa</text:p>
          </table:table-cell>
          <table:table-cell/>
          <table:table-cell office:value-type="string" calcext:value-type="string">
            <text:p>Glendon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2016-07-10</text:p>
          </table:table-cell>
          <table:table-cell/>
          <table:table-cell office:value-type="float" office:value="-28.18033" calcext:value-type="float">
            <text:p>-28.18033</text:p>
          </table:table-cell>
          <table:table-cell office:value-type="float" office:value="151.66934" calcext:value-type="float">
            <text:p>151.66934</text:p>
          </table:table-cell>
          <table:table-cell/>
          <table:table-cell office:value-type="string" calcext:value-type="string">
            <text:p>QLD</text:p>
          </table:table-cell>
          <table:table-cell table:number-columns-repeated="4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432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fibrosa</text:p>
          </table:table-cell>
          <table:table-cell office:value-type="string" calcext:value-type="string">
            <text:p>Eucalyptus fibrosa</text:p>
          </table:table-cell>
          <table:table-cell/>
          <table:table-cell office:value-type="string" calcext:value-type="string">
            <text:p>Glendon</text:p>
          </table:table-cell>
          <table:table-cell/>
          <table:table-cell office:value-type="string" calcext:value-type="string">
            <text:p>2016-07-10</text:p>
          </table:table-cell>
          <table:table-cell/>
          <table:table-cell office:value-type="float" office:value="-28.18033" calcext:value-type="float">
            <text:p>-28.18033</text:p>
          </table:table-cell>
          <table:table-cell office:value-type="float" office:value="151.66934" calcext:value-type="float">
            <text:p>151.66934</text:p>
          </table:table-cell>
          <table:table-cell/>
          <table:table-cell office:value-type="string" calcext:value-type="string">
            <text:p>QLD</text:p>
          </table:table-cell>
          <table:table-cell table:number-columns-repeated="4"/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433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Glendon</text:p>
          </table:table-cell>
          <table:table-cell office:value-type="string" calcext:value-type="string">
            <text:p>119</text:p>
          </table:table-cell>
          <table:table-cell office:value-type="string" calcext:value-type="string">
            <text:p>2016-07-10</text:p>
          </table:table-cell>
          <table:table-cell/>
          <table:table-cell office:value-type="float" office:value="-28.17577" calcext:value-type="float">
            <text:p>-28.17577</text:p>
          </table:table-cell>
          <table:table-cell office:value-type="float" office:value="151.6577" calcext:value-type="float">
            <text:p>151.6577</text:p>
          </table:table-cell>
          <table:table-cell/>
          <table:table-cell office:value-type="string" calcext:value-type="string">
            <text:p>QLD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433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Glendon</text:p>
          </table:table-cell>
          <table:table-cell/>
          <table:table-cell office:value-type="string" calcext:value-type="string">
            <text:p>2016-07-10</text:p>
          </table:table-cell>
          <table:table-cell/>
          <table:table-cell office:value-type="float" office:value="-28.17577" calcext:value-type="float">
            <text:p>-28.17577</text:p>
          </table:table-cell>
          <table:table-cell office:value-type="float" office:value="151.6577" calcext:value-type="float">
            <text:p>151.6577</text:p>
          </table:table-cell>
          <table:table-cell/>
          <table:table-cell office:value-type="string" calcext:value-type="string">
            <text:p>QLD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433b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Glendon</text:p>
          </table:table-cell>
          <table:table-cell/>
          <table:table-cell office:value-type="string" calcext:value-type="string">
            <text:p>2016-07-10</text:p>
          </table:table-cell>
          <table:table-cell/>
          <table:table-cell office:value-type="float" office:value="-28.17577" calcext:value-type="float">
            <text:p>-28.17577</text:p>
          </table:table-cell>
          <table:table-cell office:value-type="float" office:value="151.6577" calcext:value-type="float">
            <text:p>151.6577</text:p>
          </table:table-cell>
          <table:table-cell/>
          <table:table-cell office:value-type="string" calcext:value-type="string">
            <text:p>QLD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433c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Glendon</text:p>
          </table:table-cell>
          <table:table-cell/>
          <table:table-cell office:value-type="string" calcext:value-type="string">
            <text:p>2016-07-10</text:p>
          </table:table-cell>
          <table:table-cell/>
          <table:table-cell office:value-type="float" office:value="-28.17577" calcext:value-type="float">
            <text:p>-28.17577</text:p>
          </table:table-cell>
          <table:table-cell office:value-type="float" office:value="151.6577" calcext:value-type="float">
            <text:p>151.6577</text:p>
          </table:table-cell>
          <table:table-cell/>
          <table:table-cell office:value-type="string" calcext:value-type="string">
            <text:p>QLD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433d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Glendon</text:p>
          </table:table-cell>
          <table:table-cell/>
          <table:table-cell office:value-type="string" calcext:value-type="string">
            <text:p>2016-07-10</text:p>
          </table:table-cell>
          <table:table-cell/>
          <table:table-cell office:value-type="float" office:value="-28.17577" calcext:value-type="float">
            <text:p>-28.17577</text:p>
          </table:table-cell>
          <table:table-cell office:value-type="float" office:value="151.6577" calcext:value-type="float">
            <text:p>151.6577</text:p>
          </table:table-cell>
          <table:table-cell/>
          <table:table-cell office:value-type="string" calcext:value-type="string">
            <text:p>QLD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433e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Glendon</text:p>
          </table:table-cell>
          <table:table-cell/>
          <table:table-cell office:value-type="string" calcext:value-type="string">
            <text:p>2016-07-10</text:p>
          </table:table-cell>
          <table:table-cell/>
          <table:table-cell office:value-type="float" office:value="-28.17577" calcext:value-type="float">
            <text:p>-28.17577</text:p>
          </table:table-cell>
          <table:table-cell office:value-type="float" office:value="151.6577" calcext:value-type="float">
            <text:p>151.6577</text:p>
          </table:table-cell>
          <table:table-cell/>
          <table:table-cell office:value-type="string" calcext:value-type="string">
            <text:p>QLD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433f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Glendon</text:p>
          </table:table-cell>
          <table:table-cell/>
          <table:table-cell office:value-type="string" calcext:value-type="string">
            <text:p>2016-07-10</text:p>
          </table:table-cell>
          <table:table-cell/>
          <table:table-cell office:value-type="float" office:value="-28.17577" calcext:value-type="float">
            <text:p>-28.17577</text:p>
          </table:table-cell>
          <table:table-cell office:value-type="float" office:value="151.6577" calcext:value-type="float">
            <text:p>151.6577</text:p>
          </table:table-cell>
          <table:table-cell/>
          <table:table-cell office:value-type="string" calcext:value-type="string">
            <text:p>QLD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433g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Glendon</text:p>
          </table:table-cell>
          <table:table-cell/>
          <table:table-cell office:value-type="string" calcext:value-type="string">
            <text:p>2016-07-10</text:p>
          </table:table-cell>
          <table:table-cell/>
          <table:table-cell office:value-type="float" office:value="-28.17577" calcext:value-type="float">
            <text:p>-28.17577</text:p>
          </table:table-cell>
          <table:table-cell office:value-type="float" office:value="151.6577" calcext:value-type="float">
            <text:p>151.6577</text:p>
          </table:table-cell>
          <table:table-cell/>
          <table:table-cell office:value-type="string" calcext:value-type="string">
            <text:p>QLD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433h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Glendon</text:p>
          </table:table-cell>
          <table:table-cell/>
          <table:table-cell office:value-type="string" calcext:value-type="string">
            <text:p>2016-07-10</text:p>
          </table:table-cell>
          <table:table-cell/>
          <table:table-cell office:value-type="float" office:value="-28.17577" calcext:value-type="float">
            <text:p>-28.17577</text:p>
          </table:table-cell>
          <table:table-cell office:value-type="float" office:value="151.6577" calcext:value-type="float">
            <text:p>151.6577</text:p>
          </table:table-cell>
          <table:table-cell/>
          <table:table-cell office:value-type="string" calcext:value-type="string">
            <text:p>QLD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433i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Glendon</text:p>
          </table:table-cell>
          <table:table-cell/>
          <table:table-cell office:value-type="string" calcext:value-type="string">
            <text:p>2016-07-10</text:p>
          </table:table-cell>
          <table:table-cell/>
          <table:table-cell office:value-type="float" office:value="-28.17577" calcext:value-type="float">
            <text:p>-28.17577</text:p>
          </table:table-cell>
          <table:table-cell office:value-type="float" office:value="151.6577" calcext:value-type="float">
            <text:p>151.6577</text:p>
          </table:table-cell>
          <table:table-cell/>
          <table:table-cell office:value-type="string" calcext:value-type="string">
            <text:p>QLD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434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Allora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2016-07-10</text:p>
          </table:table-cell>
          <table:table-cell/>
          <table:table-cell office:value-type="float" office:value="-27.7547" calcext:value-type="float">
            <text:p>-27.7547</text:p>
          </table:table-cell>
          <table:table-cell office:value-type="float" office:value="152.1189" calcext:value-type="float">
            <text:p>152.1189</text:p>
          </table:table-cell>
          <table:table-cell/>
          <table:table-cell office:value-type="string" calcext:value-type="string">
            <text:p>QLD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434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Allora</text:p>
          </table:table-cell>
          <table:table-cell/>
          <table:table-cell office:value-type="string" calcext:value-type="string">
            <text:p>2016-07-10</text:p>
          </table:table-cell>
          <table:table-cell/>
          <table:table-cell office:value-type="float" office:value="-27.7547" calcext:value-type="float">
            <text:p>-27.7547</text:p>
          </table:table-cell>
          <table:table-cell office:value-type="float" office:value="152.1189" calcext:value-type="float">
            <text:p>152.1189</text:p>
          </table:table-cell>
          <table:table-cell/>
          <table:table-cell office:value-type="string" calcext:value-type="string">
            <text:p>QLD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434b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Allora</text:p>
          </table:table-cell>
          <table:table-cell/>
          <table:table-cell office:value-type="string" calcext:value-type="string">
            <text:p>2016-07-10</text:p>
          </table:table-cell>
          <table:table-cell/>
          <table:table-cell office:value-type="float" office:value="-27.7547" calcext:value-type="float">
            <text:p>-27.7547</text:p>
          </table:table-cell>
          <table:table-cell office:value-type="float" office:value="152.1189" calcext:value-type="float">
            <text:p>152.1189</text:p>
          </table:table-cell>
          <table:table-cell/>
          <table:table-cell office:value-type="string" calcext:value-type="string">
            <text:p>QLD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435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Wondai</text:p>
          </table:table-cell>
          <table:table-cell office:value-type="string" calcext:value-type="string">
            <text:p>121</text:p>
          </table:table-cell>
          <table:table-cell office:value-type="string" calcext:value-type="string">
            <text:p>2016-07-10</text:p>
          </table:table-cell>
          <table:table-cell/>
          <table:table-cell office:value-type="float" office:value="-26.36944" calcext:value-type="float">
            <text:p>-26.36944</text:p>
          </table:table-cell>
          <table:table-cell office:value-type="float" office:value="151.88103" calcext:value-type="float">
            <text:p>151.88103</text:p>
          </table:table-cell>
          <table:table-cell/>
          <table:table-cell office:value-type="string" calcext:value-type="string">
            <text:p>QLD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435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Wondai</text:p>
          </table:table-cell>
          <table:table-cell/>
          <table:table-cell office:value-type="string" calcext:value-type="string">
            <text:p>2016-07-10</text:p>
          </table:table-cell>
          <table:table-cell/>
          <table:table-cell office:value-type="float" office:value="-26.36944" calcext:value-type="float">
            <text:p>-26.36944</text:p>
          </table:table-cell>
          <table:table-cell office:value-type="float" office:value="151.88103" calcext:value-type="float">
            <text:p>151.88103</text:p>
          </table:table-cell>
          <table:table-cell/>
          <table:table-cell office:value-type="string" calcext:value-type="string">
            <text:p>QLD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435b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Wondai</text:p>
          </table:table-cell>
          <table:table-cell/>
          <table:table-cell office:value-type="string" calcext:value-type="string">
            <text:p>2016-07-10</text:p>
          </table:table-cell>
          <table:table-cell/>
          <table:table-cell office:value-type="float" office:value="-26.36944" calcext:value-type="float">
            <text:p>-26.36944</text:p>
          </table:table-cell>
          <table:table-cell office:value-type="float" office:value="151.88103" calcext:value-type="float">
            <text:p>151.88103</text:p>
          </table:table-cell>
          <table:table-cell/>
          <table:table-cell office:value-type="string" calcext:value-type="string">
            <text:p>QLD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435c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Wondai</text:p>
          </table:table-cell>
          <table:table-cell/>
          <table:table-cell office:value-type="string" calcext:value-type="string">
            <text:p>2016-07-10</text:p>
          </table:table-cell>
          <table:table-cell/>
          <table:table-cell office:value-type="float" office:value="-26.36944" calcext:value-type="float">
            <text:p>-26.36944</text:p>
          </table:table-cell>
          <table:table-cell office:value-type="float" office:value="151.88103" calcext:value-type="float">
            <text:p>151.88103</text:p>
          </table:table-cell>
          <table:table-cell/>
          <table:table-cell office:value-type="string" calcext:value-type="string">
            <text:p>QLD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435d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Wondai</text:p>
          </table:table-cell>
          <table:table-cell/>
          <table:table-cell office:value-type="string" calcext:value-type="string">
            <text:p>2016-07-10</text:p>
          </table:table-cell>
          <table:table-cell/>
          <table:table-cell office:value-type="float" office:value="-26.36944" calcext:value-type="float">
            <text:p>-26.36944</text:p>
          </table:table-cell>
          <table:table-cell office:value-type="float" office:value="151.88103" calcext:value-type="float">
            <text:p>151.88103</text:p>
          </table:table-cell>
          <table:table-cell/>
          <table:table-cell office:value-type="string" calcext:value-type="string">
            <text:p>QLD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435e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Wondai</text:p>
          </table:table-cell>
          <table:table-cell/>
          <table:table-cell office:value-type="string" calcext:value-type="string">
            <text:p>2016-07-10</text:p>
          </table:table-cell>
          <table:table-cell/>
          <table:table-cell office:value-type="float" office:value="-26.36944" calcext:value-type="float">
            <text:p>-26.36944</text:p>
          </table:table-cell>
          <table:table-cell office:value-type="float" office:value="151.88103" calcext:value-type="float">
            <text:p>151.88103</text:p>
          </table:table-cell>
          <table:table-cell/>
          <table:table-cell office:value-type="string" calcext:value-type="string">
            <text:p>QLD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435f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Wondai</text:p>
          </table:table-cell>
          <table:table-cell/>
          <table:table-cell office:value-type="string" calcext:value-type="string">
            <text:p>2016-07-10</text:p>
          </table:table-cell>
          <table:table-cell/>
          <table:table-cell office:value-type="float" office:value="-26.36944" calcext:value-type="float">
            <text:p>-26.36944</text:p>
          </table:table-cell>
          <table:table-cell office:value-type="float" office:value="151.88103" calcext:value-type="float">
            <text:p>151.88103</text:p>
          </table:table-cell>
          <table:table-cell/>
          <table:table-cell office:value-type="string" calcext:value-type="string">
            <text:p>QLD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435g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Wondai</text:p>
          </table:table-cell>
          <table:table-cell/>
          <table:table-cell office:value-type="string" calcext:value-type="string">
            <text:p>2016-07-10</text:p>
          </table:table-cell>
          <table:table-cell/>
          <table:table-cell office:value-type="float" office:value="-26.36944" calcext:value-type="float">
            <text:p>-26.36944</text:p>
          </table:table-cell>
          <table:table-cell office:value-type="float" office:value="151.88103" calcext:value-type="float">
            <text:p>151.88103</text:p>
          </table:table-cell>
          <table:table-cell/>
          <table:table-cell office:value-type="string" calcext:value-type="string">
            <text:p>QLD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435h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Wondai</text:p>
          </table:table-cell>
          <table:table-cell/>
          <table:table-cell office:value-type="string" calcext:value-type="string">
            <text:p>2016-07-10</text:p>
          </table:table-cell>
          <table:table-cell/>
          <table:table-cell office:value-type="float" office:value="-26.36944" calcext:value-type="float">
            <text:p>-26.36944</text:p>
          </table:table-cell>
          <table:table-cell office:value-type="float" office:value="151.88103" calcext:value-type="float">
            <text:p>151.88103</text:p>
          </table:table-cell>
          <table:table-cell/>
          <table:table-cell office:value-type="string" calcext:value-type="string">
            <text:p>QLD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435i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Wondai</text:p>
          </table:table-cell>
          <table:table-cell/>
          <table:table-cell office:value-type="string" calcext:value-type="string">
            <text:p>2016-07-10</text:p>
          </table:table-cell>
          <table:table-cell/>
          <table:table-cell office:value-type="float" office:value="-26.36944" calcext:value-type="float">
            <text:p>-26.36944</text:p>
          </table:table-cell>
          <table:table-cell office:value-type="float" office:value="151.88103" calcext:value-type="float">
            <text:p>151.88103</text:p>
          </table:table-cell>
          <table:table-cell/>
          <table:table-cell office:value-type="string" calcext:value-type="string">
            <text:p>QLD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436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Kulpi</text:p>
          </table:table-cell>
          <table:table-cell office:value-type="string" calcext:value-type="string">
            <text:p>122</text:p>
          </table:table-cell>
          <table:table-cell office:value-type="string" calcext:value-type="string">
            <text:p>2016-07-11</text:p>
          </table:table-cell>
          <table:table-cell/>
          <table:table-cell office:value-type="float" office:value="-27.18896" calcext:value-type="float">
            <text:p>-27.18896</text:p>
          </table:table-cell>
          <table:table-cell office:value-type="float" office:value="151.73259" calcext:value-type="float">
            <text:p>151.73259</text:p>
          </table:table-cell>
          <table:table-cell/>
          <table:table-cell office:value-type="string" calcext:value-type="string">
            <text:p>QLD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436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Kulpi</text:p>
          </table:table-cell>
          <table:table-cell/>
          <table:table-cell office:value-type="string" calcext:value-type="string">
            <text:p>2016-07-11</text:p>
          </table:table-cell>
          <table:table-cell/>
          <table:table-cell office:value-type="float" office:value="-27.18896" calcext:value-type="float">
            <text:p>-27.18896</text:p>
          </table:table-cell>
          <table:table-cell office:value-type="float" office:value="151.73259" calcext:value-type="float">
            <text:p>151.73259</text:p>
          </table:table-cell>
          <table:table-cell/>
          <table:table-cell office:value-type="string" calcext:value-type="string">
            <text:p>QLD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436b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Kulpi</text:p>
          </table:table-cell>
          <table:table-cell/>
          <table:table-cell office:value-type="string" calcext:value-type="string">
            <text:p>2016-07-11</text:p>
          </table:table-cell>
          <table:table-cell/>
          <table:table-cell office:value-type="float" office:value="-27.18896" calcext:value-type="float">
            <text:p>-27.18896</text:p>
          </table:table-cell>
          <table:table-cell office:value-type="float" office:value="151.73259" calcext:value-type="float">
            <text:p>151.73259</text:p>
          </table:table-cell>
          <table:table-cell/>
          <table:table-cell office:value-type="string" calcext:value-type="string">
            <text:p>QLD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436c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Kulpi</text:p>
          </table:table-cell>
          <table:table-cell/>
          <table:table-cell office:value-type="string" calcext:value-type="string">
            <text:p>2016-07-11</text:p>
          </table:table-cell>
          <table:table-cell/>
          <table:table-cell office:value-type="float" office:value="-27.18896" calcext:value-type="float">
            <text:p>-27.18896</text:p>
          </table:table-cell>
          <table:table-cell office:value-type="float" office:value="151.73259" calcext:value-type="float">
            <text:p>151.73259</text:p>
          </table:table-cell>
          <table:table-cell/>
          <table:table-cell office:value-type="string" calcext:value-type="string">
            <text:p>QLD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436d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Kulpi</text:p>
          </table:table-cell>
          <table:table-cell/>
          <table:table-cell office:value-type="string" calcext:value-type="string">
            <text:p>2016-07-11</text:p>
          </table:table-cell>
          <table:table-cell/>
          <table:table-cell office:value-type="float" office:value="-27.18896" calcext:value-type="float">
            <text:p>-27.18896</text:p>
          </table:table-cell>
          <table:table-cell office:value-type="float" office:value="151.73259" calcext:value-type="float">
            <text:p>151.73259</text:p>
          </table:table-cell>
          <table:table-cell/>
          <table:table-cell office:value-type="string" calcext:value-type="string">
            <text:p>QLD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436e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Kulpi</text:p>
          </table:table-cell>
          <table:table-cell/>
          <table:table-cell office:value-type="string" calcext:value-type="string">
            <text:p>2016-07-11</text:p>
          </table:table-cell>
          <table:table-cell/>
          <table:table-cell office:value-type="float" office:value="-27.18896" calcext:value-type="float">
            <text:p>-27.18896</text:p>
          </table:table-cell>
          <table:table-cell office:value-type="float" office:value="151.73259" calcext:value-type="float">
            <text:p>151.73259</text:p>
          </table:table-cell>
          <table:table-cell/>
          <table:table-cell office:value-type="string" calcext:value-type="string">
            <text:p>QLD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436f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Kulpi</text:p>
          </table:table-cell>
          <table:table-cell/>
          <table:table-cell office:value-type="string" calcext:value-type="string">
            <text:p>2016-07-11</text:p>
          </table:table-cell>
          <table:table-cell/>
          <table:table-cell office:value-type="float" office:value="-27.18896" calcext:value-type="float">
            <text:p>-27.18896</text:p>
          </table:table-cell>
          <table:table-cell office:value-type="float" office:value="151.73259" calcext:value-type="float">
            <text:p>151.73259</text:p>
          </table:table-cell>
          <table:table-cell/>
          <table:table-cell office:value-type="string" calcext:value-type="string">
            <text:p>QLD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436g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Kulpi</text:p>
          </table:table-cell>
          <table:table-cell/>
          <table:table-cell office:value-type="string" calcext:value-type="string">
            <text:p>2016-07-11</text:p>
          </table:table-cell>
          <table:table-cell/>
          <table:table-cell office:value-type="float" office:value="-27.18896" calcext:value-type="float">
            <text:p>-27.18896</text:p>
          </table:table-cell>
          <table:table-cell office:value-type="float" office:value="151.73259" calcext:value-type="float">
            <text:p>151.73259</text:p>
          </table:table-cell>
          <table:table-cell/>
          <table:table-cell office:value-type="string" calcext:value-type="string">
            <text:p>QLD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436h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Kulpi</text:p>
          </table:table-cell>
          <table:table-cell/>
          <table:table-cell office:value-type="string" calcext:value-type="string">
            <text:p>2016-07-11</text:p>
          </table:table-cell>
          <table:table-cell/>
          <table:table-cell office:value-type="float" office:value="-27.18896" calcext:value-type="float">
            <text:p>-27.18896</text:p>
          </table:table-cell>
          <table:table-cell office:value-type="float" office:value="151.73259" calcext:value-type="float">
            <text:p>151.73259</text:p>
          </table:table-cell>
          <table:table-cell/>
          <table:table-cell office:value-type="string" calcext:value-type="string">
            <text:p>QLD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436i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Kulpi</text:p>
          </table:table-cell>
          <table:table-cell/>
          <table:table-cell office:value-type="string" calcext:value-type="string">
            <text:p>2016-07-11</text:p>
          </table:table-cell>
          <table:table-cell/>
          <table:table-cell office:value-type="float" office:value="-27.18896" calcext:value-type="float">
            <text:p>-27.18896</text:p>
          </table:table-cell>
          <table:table-cell office:value-type="float" office:value="151.73259" calcext:value-type="float">
            <text:p>151.73259</text:p>
          </table:table-cell>
          <table:table-cell/>
          <table:table-cell office:value-type="string" calcext:value-type="string">
            <text:p>QLD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437</text:p>
          </table:table-cell>
          <table:table-cell office:value-type="string" calcext:value-type="string">
            <text:p>Jasmine</text:p>
          </table:table-cell>
          <table:table-cell office:value-type="string" calcext:value-type="string">
            <text:p>sideroxylonXmelliodora</text:p>
          </table:table-cell>
          <table:table-cell office:value-type="string" calcext:value-type="string">
            <text:p>sideroxylon</text:p>
          </table:table-cell>
          <table:table-cell office:value-type="string" calcext:value-type="string">
            <text:p>hybrid sideroxylon x melliodora</text:p>
          </table:table-cell>
          <table:table-cell/>
          <table:table-cell office:value-type="string" calcext:value-type="string">
            <text:p>Bundarra, Thunderbolts Way</text:p>
          </table:table-cell>
          <table:table-cell office:value-type="string" calcext:value-type="string">
            <text:p>123</text:p>
          </table:table-cell>
          <table:table-cell office:value-type="string" calcext:value-type="string">
            <text:p>2016-11-28</text:p>
          </table:table-cell>
          <table:table-cell/>
          <table:table-cell office:value-type="float" office:value="-30.27552" calcext:value-type="float">
            <text:p>-30.27552</text:p>
          </table:table-cell>
          <table:table-cell office:value-type="float" office:value="151.18698" calcext:value-type="float">
            <text:p>151.18698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438</text:p>
          </table:table-cell>
          <table:table-cell office:value-type="string" calcext:value-type="string">
            <text:p>Jasmine</text:p>
          </table:table-cell>
          <table:table-cell office:value-type="string" calcext:value-type="string">
            <text:p>sideroxylonXmelliodora</text:p>
          </table:table-cell>
          <table:table-cell office:value-type="string" calcext:value-type="string">
            <text:p>sideroxylon</text:p>
          </table:table-cell>
          <table:table-cell office:value-type="string" calcext:value-type="string">
            <text:p>hybrid sideroxylon x melliodora</text:p>
          </table:table-cell>
          <table:table-cell/>
          <table:table-cell office:value-type="string" calcext:value-type="string">
            <text:p>Bundarra, Thunderbolts Way</text:p>
          </table:table-cell>
          <table:table-cell office:value-type="string" calcext:value-type="string">
            <text:p>124</text:p>
          </table:table-cell>
          <table:table-cell office:value-type="string" calcext:value-type="string">
            <text:p>2016-11-28</text:p>
          </table:table-cell>
          <table:table-cell/>
          <table:table-cell office:value-type="float" office:value="-30.27563" calcext:value-type="float">
            <text:p>-30.27563</text:p>
          </table:table-cell>
          <table:table-cell office:value-type="float" office:value="151.18764" calcext:value-type="float">
            <text:p>151.18764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1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/>
          <table:table-cell office:value-type="string" calcext:value-type="string">
            <text:p>Yeoval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1b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/>
          <table:table-cell office:value-type="string" calcext:value-type="string">
            <text:p>Yeoval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1c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/>
          <table:table-cell office:value-type="string" calcext:value-type="string">
            <text:p>Yeoval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lMosaic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/>
          <table:table-cell office:value-type="string" calcext:value-type="string">
            <text:p>Yeoval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NSW</text:p>
          </table:table-cell>
          <table:table-cell office:value-type="string" calcext:value-type="string">
            <text:p>Merged from M1a-c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L05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icrocarpa</text:p>
          </table:table-cell>
          <table:table-cell office:value-type="string" calcext:value-type="string">
            <text:p>Eucalyptus microcarpa</text:p>
          </table:table-cell>
          <table:table-cell/>
          <table:table-cell office:value-type="string" calcext:value-type="string">
            <text:p>Melrose-Trangie Rd, Albert Murrumbidgee NP</text:p>
          </table:table-cell>
          <table:table-cell/>
          <table:table-cell office:value-type="string" calcext:value-type="string">
            <text:p>2013-10-16</text:p>
          </table:table-cell>
          <table:table-cell/>
          <table:table-cell office:value-type="float" office:value="-32.3742" calcext:value-type="float">
            <text:p>-32.3742</text:p>
          </table:table-cell>
          <table:table-cell office:value-type="float" office:value="147.4871" calcext:value-type="float">
            <text:p>147.4871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BJ30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icrocarpa</text:p>
          </table:table-cell>
          <table:table-cell office:value-type="string" calcext:value-type="string">
            <text:p>Eucalyptus microcarpa</text:p>
          </table:table-cell>
          <table:table-cell/>
          <table:table-cell office:value-type="string" calcext:value-type="string">
            <text:p>Berry Jerry State Forest</text:p>
          </table:table-cell>
          <table:table-cell/>
          <table:table-cell office:value-type="string" calcext:value-type="string">
            <text:p>2013-11-18</text:p>
          </table:table-cell>
          <table:table-cell/>
          <table:table-cell office:value-type="float" office:value="-35.05268" calcext:value-type="float">
            <text:p>-35.05268</text:p>
          </table:table-cell>
          <table:table-cell office:value-type="float" office:value="147.0439" calcext:value-type="float">
            <text:p>147.0439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CD30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icrocarpa</text:p>
          </table:table-cell>
          <table:table-cell office:value-type="string" calcext:value-type="string">
            <text:p>Eucalyptus microcarpa</text:p>
          </table:table-cell>
          <table:table-cell/>
          <table:table-cell office:value-type="string" calcext:value-type="string">
            <text:p>Condobolin</text:p>
          </table:table-cell>
          <table:table-cell/>
          <table:table-cell office:value-type="string" calcext:value-type="string">
            <text:p>2013-11-17</text:p>
          </table:table-cell>
          <table:table-cell/>
          <table:table-cell office:value-type="float" office:value="-32.89835" calcext:value-type="float">
            <text:p>-32.89835</text:p>
          </table:table-cell>
          <table:table-cell office:value-type="float" office:value="147.05836" calcext:value-type="float">
            <text:p>147.05836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CR13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icrocarpa</text:p>
          </table:table-cell>
          <table:table-cell office:value-type="string" calcext:value-type="string">
            <text:p>Eucalyptus microcarpa</text:p>
          </table:table-cell>
          <table:table-cell/>
          <table:table-cell office:value-type="string" calcext:value-type="string">
            <text:p>Crowther</text:p>
          </table:table-cell>
          <table:table-cell/>
          <table:table-cell office:value-type="string" calcext:value-type="string">
            <text:p>2013-11-15</text:p>
          </table:table-cell>
          <table:table-cell/>
          <table:table-cell office:value-type="float" office:value="-34.08362" calcext:value-type="float">
            <text:p>-34.08362</text:p>
          </table:table-cell>
          <table:table-cell office:value-type="float" office:value="148.51941" calcext:value-type="float">
            <text:p>148.51941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CR37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icrocarpa</text:p>
          </table:table-cell>
          <table:table-cell office:value-type="string" calcext:value-type="string">
            <text:p>Eucalyptus microcarpa</text:p>
          </table:table-cell>
          <table:table-cell/>
          <table:table-cell office:value-type="string" calcext:value-type="string">
            <text:p>Crowther</text:p>
          </table:table-cell>
          <table:table-cell/>
          <table:table-cell office:value-type="string" calcext:value-type="string">
            <text:p>2013-11-15</text:p>
          </table:table-cell>
          <table:table-cell/>
          <table:table-cell office:value-type="float" office:value="-34.08949" calcext:value-type="float">
            <text:p>-34.08949</text:p>
          </table:table-cell>
          <table:table-cell office:value-type="float" office:value="148.51412" calcext:value-type="float">
            <text:p>148.51412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DU10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icrocarpa</text:p>
          </table:table-cell>
          <table:table-cell office:value-type="string" calcext:value-type="string">
            <text:p>Eucalyptus microcarpa</text:p>
          </table:table-cell>
          <table:table-cell/>
          <table:table-cell office:value-type="string" calcext:value-type="string">
            <text:p>Dubbo</text:p>
          </table:table-cell>
          <table:table-cell/>
          <table:table-cell office:value-type="string" calcext:value-type="string">
            <text:p>2013-10-15</text:p>
          </table:table-cell>
          <table:table-cell/>
          <table:table-cell office:value-type="float" office:value="-32.32624" calcext:value-type="float">
            <text:p>-32.32624</text:p>
          </table:table-cell>
          <table:table-cell office:value-type="float" office:value="148.51287" calcext:value-type="float">
            <text:p>148.51287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10467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porosa</text:p>
          </table:table-cell>
          <table:table-cell office:value-type="string" calcext:value-type="string">
            <text:p>Eucalyptus porosa</text:p>
          </table:table-cell>
          <table:table-cell/>
          <table:table-cell office:value-type="string" calcext:value-type="string">
            <text:p>Lake <text:s/>Eyre</text:p>
          </table:table-cell>
          <table:table-cell/>
          <table:table-cell office:value-type="string" calcext:value-type="string">
            <text:p>1960-11-10</text:p>
          </table:table-cell>
          <table:table-cell table:number-columns-repeated="4"/>
          <table:table-cell office:value-type="string" calcext:value-type="string">
            <text:p>SA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25923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woollsiana</text:p>
          </table:table-cell>
          <table:table-cell office:value-type="string" calcext:value-type="string">
            <text:p>Eucalpyptus woollsiana</text:p>
          </table:table-cell>
          <table:table-cell/>
          <table:table-cell office:value-type="string" calcext:value-type="string">
            <text:p>Maranoa</text:p>
          </table:table-cell>
          <table:table-cell/>
          <table:table-cell office:value-type="string" calcext:value-type="string">
            <text:p>1972-09-05</text:p>
          </table:table-cell>
          <table:table-cell table:number-columns-repeated="4"/>
          <table:table-cell office:value-type="string" calcext:value-type="string">
            <text:p>QLD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25953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porosa</text:p>
          </table:table-cell>
          <table:table-cell office:value-type="string" calcext:value-type="string">
            <text:p>Eucalyptus porosa</text:p>
          </table:table-cell>
          <table:table-cell/>
          <table:table-cell office:value-type="string" calcext:value-type="string">
            <text:p>Eyre Peninsula</text:p>
          </table:table-cell>
          <table:table-cell/>
          <table:table-cell office:value-type="string" calcext:value-type="string">
            <text:p>1972-11-02</text:p>
          </table:table-cell>
          <table:table-cell table:number-columns-repeated="4"/>
          <table:table-cell office:value-type="string" calcext:value-type="string">
            <text:p>SA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35955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porosa</text:p>
          </table:table-cell>
          <table:table-cell office:value-type="string" calcext:value-type="string">
            <text:p>Eucalyptus porosa</text:p>
          </table:table-cell>
          <table:table-cell/>
          <table:table-cell office:value-type="string" calcext:value-type="string">
            <text:p>Coonalpyn</text:p>
          </table:table-cell>
          <table:table-cell/>
          <table:table-cell office:value-type="string" calcext:value-type="string">
            <text:p>1972-11-04</text:p>
          </table:table-cell>
          <table:table-cell table:number-columns-repeated="4"/>
          <table:table-cell office:value-type="string" calcext:value-type="string">
            <text:p>SA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35959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porosa</text:p>
          </table:table-cell>
          <table:table-cell office:value-type="string" calcext:value-type="string">
            <text:p>Eucalyptus porosa</text:p>
          </table:table-cell>
          <table:table-cell/>
          <table:table-cell office:value-type="string" calcext:value-type="string">
            <text:p>Murray</text:p>
          </table:table-cell>
          <table:table-cell/>
          <table:table-cell office:value-type="string" calcext:value-type="string">
            <text:p>1972-11-04</text:p>
          </table:table-cell>
          <table:table-cell table:number-columns-repeated="4"/>
          <table:table-cell office:value-type="string" calcext:value-type="string">
            <text:p>SA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36811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odorata</text:p>
          </table:table-cell>
          <table:table-cell office:value-type="string" calcext:value-type="string">
            <text:p>Eucalyptus odorata </text:p>
          </table:table-cell>
          <table:table-cell/>
          <table:table-cell office:value-type="string" calcext:value-type="string">
            <text:p>Hall Creek Road</text:p>
          </table:table-cell>
          <table:table-cell/>
          <table:table-cell office:value-type="string" calcext:value-type="string">
            <text:p>1964-01-14</text:p>
          </table:table-cell>
          <table:table-cell table:number-columns-repeated="4"/>
          <table:table-cell office:value-type="string" calcext:value-type="string">
            <text:p>SA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37169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odorata</text:p>
          </table:table-cell>
          <table:table-cell office:value-type="string" calcext:value-type="string">
            <text:p>Eucalyptus odorata </text:p>
          </table:table-cell>
          <table:table-cell/>
          <table:table-cell office:value-type="string" calcext:value-type="string">
            <text:p>Alligator Creek</text:p>
          </table:table-cell>
          <table:table-cell/>
          <table:table-cell office:value-type="string" calcext:value-type="string">
            <text:p>1960-06-11</text:p>
          </table:table-cell>
          <table:table-cell table:number-columns-repeated="4"/>
          <table:table-cell office:value-type="string" calcext:value-type="string">
            <text:p>SA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37647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woollsiana</text:p>
          </table:table-cell>
          <table:table-cell office:value-type="string" calcext:value-type="string">
            <text:p>Eucalpyptus woollsiana</text:p>
          </table:table-cell>
          <table:table-cell/>
          <table:table-cell office:value-type="string" calcext:value-type="string">
            <text:p>Narrabri</text:p>
          </table:table-cell>
          <table:table-cell/>
          <table:table-cell office:value-type="string" calcext:value-type="string">
            <text:p>1978-09-11</text:p>
          </table:table-cell>
          <table:table-cell table:number-columns-repeated="4"/>
          <table:table-cell office:value-type="string" calcext:value-type="string">
            <text:p>NSW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4583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woollsiana</text:p>
          </table:table-cell>
          <table:table-cell office:value-type="string" calcext:value-type="string">
            <text:p>Eucalpyptus woollsiana</text:p>
          </table:table-cell>
          <table:table-cell/>
          <table:table-cell office:value-type="string" calcext:value-type="string">
            <text:p>Gilgandra</text:p>
          </table:table-cell>
          <table:table-cell/>
          <table:table-cell office:value-type="string" calcext:value-type="string">
            <text:p>1958-10-01</text:p>
          </table:table-cell>
          <table:table-cell table:number-columns-repeated="4"/>
          <table:table-cell office:value-type="string" calcext:value-type="string">
            <text:p>NSW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67754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odorata</text:p>
          </table:table-cell>
          <table:table-cell office:value-type="string" calcext:value-type="string">
            <text:p>Eucalyptus odorata </text:p>
          </table:table-cell>
          <table:table-cell/>
          <table:table-cell office:value-type="string" calcext:value-type="string">
            <text:p>Sandland Road</text:p>
          </table:table-cell>
          <table:table-cell/>
          <table:table-cell office:value-type="string" calcext:value-type="string">
            <text:p>1994-08-27</text:p>
          </table:table-cell>
          <table:table-cell table:number-columns-repeated="4"/>
          <table:table-cell office:value-type="string" calcext:value-type="string">
            <text:p>SA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90535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woollsiana</text:p>
          </table:table-cell>
          <table:table-cell office:value-type="string" calcext:value-type="string">
            <text:p>Eucalpyptus woollsiana</text:p>
          </table:table-cell>
          <table:table-cell/>
          <table:table-cell office:value-type="string" calcext:value-type="string">
            <text:p>Inglewood</text:p>
          </table:table-cell>
          <table:table-cell/>
          <table:table-cell office:value-type="string" calcext:value-type="string">
            <text:p>2006-10-25</text:p>
          </table:table-cell>
          <table:table-cell table:number-columns-repeated="4"/>
          <table:table-cell office:value-type="string" calcext:value-type="string">
            <text:p>QLD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1006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Bundarra Rd</text:p>
          </table:table-cell>
          <table:table-cell/>
          <table:table-cell table:style-name="Default"/>
          <table:table-cell table:number-columns-repeated="9"/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1007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Bundarra Rd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LC715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conica</text:p>
          </table:table-cell>
          <table:table-cell office:value-type="string" calcext:value-type="string">
            <text:p>Eucalyptus conica</text:p>
          </table:table-cell>
          <table:table-cell/>
          <table:table-cell office:value-type="string" calcext:value-type="string">
            <text:p>Storm King</text:p>
          </table:table-cell>
          <table:table-cell/>
          <table:table-cell table:style-name="Default"/>
          <table:table-cell/>
          <table:table-cell office:value-type="float" office:value="-28.68758" calcext:value-type="float">
            <text:p>-28.68758</text:p>
          </table:table-cell>
          <table:table-cell office:value-type="float" office:value="151.96238" calcext:value-type="float">
            <text:p>151.96238</text:p>
          </table:table-cell>
          <table:table-cell/>
          <table:table-cell office:value-type="string" calcext:value-type="string">
            <text:p>QLD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LC720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conica</text:p>
          </table:table-cell>
          <table:table-cell office:value-type="string" calcext:value-type="string">
            <text:p>Eucalyptus conica</text:p>
          </table:table-cell>
          <table:table-cell/>
          <table:table-cell office:value-type="string" calcext:value-type="string">
            <text:p>Tenterfield </text:p>
          </table:table-cell>
          <table:table-cell/>
          <table:table-cell table:style-name="Default"/>
          <table:table-cell/>
          <table:table-cell office:value-type="float" office:value="-29.06569" calcext:value-type="float">
            <text:p>-29.06569</text:p>
          </table:table-cell>
          <table:table-cell office:value-type="float" office:value="151.98833" calcext:value-type="float">
            <text:p>151.98833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LC725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conica</text:p>
          </table:table-cell>
          <table:table-cell office:value-type="string" calcext:value-type="string">
            <text:p>Eucalyptus conica</text:p>
          </table:table-cell>
          <table:table-cell/>
          <table:table-cell office:value-type="string" calcext:value-type="string">
            <text:p>Dundee</text:p>
          </table:table-cell>
          <table:table-cell/>
          <table:table-cell table:style-name="Default"/>
          <table:table-cell/>
          <table:table-cell office:value-type="float" office:value="-29.60563" calcext:value-type="float">
            <text:p>-29.60563</text:p>
          </table:table-cell>
          <table:table-cell office:value-type="float" office:value="151.86797" calcext:value-type="float">
            <text:p>151.86797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LC726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conica</text:p>
          </table:table-cell>
          <table:table-cell office:value-type="string" calcext:value-type="string">
            <text:p>Eucalyptus conica</text:p>
          </table:table-cell>
          <table:table-cell/>
          <table:table-cell office:value-type="string" calcext:value-type="string">
            <text:p>Abington</text:p>
          </table:table-cell>
          <table:table-cell/>
          <table:table-cell table:style-name="Default"/>
          <table:table-cell/>
          <table:table-cell office:value-type="float" office:value="-30.28358" calcext:value-type="float">
            <text:p>-30.28358</text:p>
          </table:table-cell>
          <table:table-cell office:value-type="float" office:value="151.19619" calcext:value-type="float">
            <text:p>151.19619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LC775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conica</text:p>
          </table:table-cell>
          <table:table-cell office:value-type="string" calcext:value-type="string">
            <text:p>Eucalyptus conica</text:p>
          </table:table-cell>
          <table:table-cell/>
          <table:table-cell office:value-type="string" calcext:value-type="string">
            <text:p>Inglewood </text:p>
          </table:table-cell>
          <table:table-cell/>
          <table:table-cell table:style-name="Default"/>
          <table:table-cell/>
          <table:table-cell office:value-type="float" office:value="-28.39502" calcext:value-type="float">
            <text:p>-28.39502</text:p>
          </table:table-cell>
          <table:table-cell office:value-type="float" office:value="151.31197" calcext:value-type="float">
            <text:p>151.31197</text:p>
          </table:table-cell>
          <table:table-cell/>
          <table:table-cell office:value-type="string" calcext:value-type="string">
            <text:p>QLD</text:p>
          </table:table-cell>
          <table:table-cell table:number-columns-repeated="4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A01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icrocarpa</text:p>
          </table:table-cell>
          <table:table-cell office:value-type="string" calcext:value-type="string">
            <text:p>Eucalyptus microcarpa</text:p>
          </table:table-cell>
          <table:table-cell/>
          <table:table-cell office:value-type="string" calcext:value-type="string">
            <text:p>Mt Arapiles State Park</text:p>
          </table:table-cell>
          <table:table-cell/>
          <table:table-cell office:value-type="string" calcext:value-type="string">
            <text:p>2013-10-28</text:p>
          </table:table-cell>
          <table:table-cell/>
          <table:table-cell office:value-type="float" office:value="-36.77474" calcext:value-type="float">
            <text:p>-36.77474</text:p>
          </table:table-cell>
          <table:table-cell office:value-type="float" office:value="141.81787" calcext:value-type="float">
            <text:p>141.81787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A18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icrocarpa</text:p>
          </table:table-cell>
          <table:table-cell office:value-type="string" calcext:value-type="string">
            <text:p>Eucalyptus microcarpa</text:p>
          </table:table-cell>
          <table:table-cell/>
          <table:table-cell office:value-type="string" calcext:value-type="string">
            <text:p>Mt Arapiles State Park</text:p>
          </table:table-cell>
          <table:table-cell/>
          <table:table-cell office:value-type="string" calcext:value-type="string">
            <text:p>2013-10-28</text:p>
          </table:table-cell>
          <table:table-cell/>
          <table:table-cell office:value-type="float" office:value="-36.77474" calcext:value-type="float">
            <text:p>-36.77474</text:p>
          </table:table-cell>
          <table:table-cell office:value-type="float" office:value="141.82599" calcext:value-type="float">
            <text:p>141.82599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A30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icrocarpa</text:p>
          </table:table-cell>
          <table:table-cell office:value-type="string" calcext:value-type="string">
            <text:p>Eucalyptus microcarpa</text:p>
          </table:table-cell>
          <table:table-cell/>
          <table:table-cell office:value-type="string" calcext:value-type="string">
            <text:p>Mt Arapiles State Park</text:p>
          </table:table-cell>
          <table:table-cell/>
          <table:table-cell office:value-type="string" calcext:value-type="string">
            <text:p>2013-10-28</text:p>
          </table:table-cell>
          <table:table-cell/>
          <table:table-cell office:value-type="float" office:value="-36.77254" calcext:value-type="float">
            <text:p>-36.77254</text:p>
          </table:table-cell>
          <table:table-cell office:value-type="float" office:value="141.82553" calcext:value-type="float">
            <text:p>141.82553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WG14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icrocarpa</text:p>
          </table:table-cell>
          <table:table-cell office:value-type="string" calcext:value-type="string">
            <text:p>Eucalyptus microcarpa</text:p>
          </table:table-cell>
          <table:table-cell/>
          <table:table-cell office:value-type="string" calcext:value-type="string">
            <text:p>Werribee Gorge State Park</text:p>
          </table:table-cell>
          <table:table-cell/>
          <table:table-cell office:value-type="string" calcext:value-type="string">
            <text:p>2013-12-03</text:p>
          </table:table-cell>
          <table:table-cell/>
          <table:table-cell office:value-type="float" office:value="-37.67129" calcext:value-type="float">
            <text:p>-37.67129</text:p>
          </table:table-cell>
          <table:table-cell office:value-type="float" office:value="144.36256" calcext:value-type="float">
            <text:p>144.36256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E0001</text:p>
          </table:table-cell>
          <table:table-cell office:value-type="string" calcext:value-type="string">
            <text:p>ENE</text:p>
          </table:table-cell>
          <table:table-cell table:number-columns-repeated="2" office:value-type="string" calcext:value-type="string">
            <text:p>sp. aff. magnificata</text:p>
          </table:table-cell>
          <table:table-cell office:value-type="string" calcext:value-type="string">
            <text:p>Eucalyptus sp. aff. magnificata</text:p>
          </table:table-cell>
          <table:table-cell/>
          <table:table-cell office:value-type="string" calcext:value-type="string">
            <text:p>HRF1</text:p>
          </table:table-cell>
          <table:table-cell/>
          <table:table-cell office:value-type="string" calcext:value-type="string">
            <text:p>2017-11-22</text:p>
          </table:table-cell>
          <table:table-cell office:value-type="string" calcext:value-type="string">
            <text:p>082</text:p>
          </table:table-cell>
          <table:table-cell office:value-type="float" office:value="-29.84968" calcext:value-type="float">
            <text:p>-29.84968</text:p>
          </table:table-cell>
          <table:table-cell office:value-type="float" office:value="152.00146" calcext:value-type="float">
            <text:p>152.00146</text:p>
          </table:table-cell>
          <table:table-cell/>
          <table:table-cell office:value-type="string" calcext:value-type="string">
            <text:p>NSW</text:p>
          </table:table-cell>
          <table:table-cell office:value-type="string" calcext:value-type="string">
            <text:p>CBH 54,39*,34; ringbarked (CBH = circumference at breast height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easonable amount of seed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E0002</text:p>
          </table:table-cell>
          <table:table-cell office:value-type="string" calcext:value-type="string">
            <text:p>EN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/>
          <table:table-cell office:value-type="string" calcext:value-type="string">
            <text:p>HRF1</text:p>
          </table:table-cell>
          <table:table-cell/>
          <table:table-cell office:value-type="string" calcext:value-type="string">
            <text:p>2017-11-22</text:p>
          </table:table-cell>
          <table:table-cell office:value-type="string" calcext:value-type="string">
            <text:p>083</text:p>
          </table:table-cell>
          <table:table-cell office:value-type="float" office:value="-29.84982" calcext:value-type="float">
            <text:p>-29.84982</text:p>
          </table:table-cell>
          <table:table-cell office:value-type="float" office:value="152.00136" calcext:value-type="float">
            <text:p>152.00136</text:p>
          </table:table-cell>
          <table:table-cell/>
          <table:table-cell office:value-type="string" calcext:value-type="string">
            <text:p>NSW</text:p>
          </table:table-cell>
          <table:table-cell office:value-type="string" calcext:value-type="string">
            <text:p>CBH 94; ringbarked, sterile</text:p>
          </table:table-cell>
          <table:table-cell office:value-type="string" calcext:value-type="string">
            <text:p>N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NE0003</text:p>
          </table:table-cell>
          <table:table-cell office:value-type="string" calcext:value-type="string">
            <text:p>EN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office:value-type="string" calcext:value-type="string">
            <text:p>Melliodora ?</text:p>
          </table:table-cell>
          <table:table-cell office:value-type="string" calcext:value-type="string">
            <text:p>HRF1</text:p>
          </table:table-cell>
          <table:table-cell/>
          <table:table-cell office:value-type="string" calcext:value-type="string">
            <text:p>2017-11-22</text:p>
          </table:table-cell>
          <table:table-cell office:value-type="string" calcext:value-type="string">
            <text:p>084</text:p>
          </table:table-cell>
          <table:table-cell office:value-type="float" office:value="-29.85045" calcext:value-type="float">
            <text:p>-29.85045</text:p>
          </table:table-cell>
          <table:table-cell office:value-type="float" office:value="152.00114" calcext:value-type="float">
            <text:p>152.00114</text:p>
          </table:table-cell>
          <table:table-cell/>
          <table:table-cell office:value-type="string" calcext:value-type="string">
            <text:p>NSW</text:p>
          </table:table-cell>
          <table:table-cell office:value-type="string" calcext:value-type="string">
            <text:p>CBH 33; ringbarked, sterile</text:p>
          </table:table-cell>
          <table:table-cell office:value-type="string" calcext:value-type="string">
            <text:p>N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NE0004</text:p>
          </table:table-cell>
          <table:table-cell office:value-type="string" calcext:value-type="string">
            <text:p>EN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office:value-type="string" calcext:value-type="string">
            <text:p>ml euc ?; melliodora ?</text:p>
          </table:table-cell>
          <table:table-cell office:value-type="string" calcext:value-type="string">
            <text:p>HRF1</text:p>
          </table:table-cell>
          <table:table-cell/>
          <table:table-cell office:value-type="string" calcext:value-type="string">
            <text:p>2017-11-22</text:p>
          </table:table-cell>
          <table:table-cell office:value-type="string" calcext:value-type="string">
            <text:p>085</text:p>
          </table:table-cell>
          <table:table-cell office:value-type="float" office:value="-29.85075" calcext:value-type="float">
            <text:p>-29.85075</text:p>
          </table:table-cell>
          <table:table-cell office:value-type="float" office:value="152.0011" calcext:value-type="float">
            <text:p>152.0011</text:p>
          </table:table-cell>
          <table:table-cell/>
          <table:table-cell office:value-type="string" calcext:value-type="string">
            <text:p>NSW</text:p>
          </table:table-cell>
          <table:table-cell office:value-type="string" calcext:value-type="string">
            <text:p>CBH 43, ringbarked, sterile, melliodora ?</text:p>
          </table:table-cell>
          <table:table-cell office:value-type="string" calcext:value-type="string">
            <text:p>N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NE0005</text:p>
          </table:table-cell>
          <table:table-cell office:value-type="string" calcext:value-type="string">
            <text:p>EN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/>
          <table:table-cell office:value-type="string" calcext:value-type="string">
            <text:p>HRF1</text:p>
          </table:table-cell>
          <table:table-cell/>
          <table:table-cell office:value-type="string" calcext:value-type="string">
            <text:p>2017-11-22</text:p>
          </table:table-cell>
          <table:table-cell office:value-type="string" calcext:value-type="string">
            <text:p>086</text:p>
          </table:table-cell>
          <table:table-cell office:value-type="float" office:value="-29.85121" calcext:value-type="float">
            <text:p>-29.85121</text:p>
          </table:table-cell>
          <table:table-cell office:value-type="float" office:value="152.00075" calcext:value-type="float">
            <text:p>152.00075</text:p>
          </table:table-cell>
          <table:table-cell/>
          <table:table-cell office:value-type="string" calcext:value-type="string">
            <text:p>NSW</text:p>
          </table:table-cell>
          <table:table-cell office:value-type="string" calcext:value-type="string">
            <text:p>CBH 5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easonable amount of seed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E0006</text:p>
          </table:table-cell>
          <table:table-cell office:value-type="string" calcext:value-type="string">
            <text:p>ENE</text:p>
          </table:table-cell>
          <table:table-cell table:number-columns-repeated="2" office:value-type="string" calcext:value-type="string">
            <text:p>sp. aff. magnificata</text:p>
          </table:table-cell>
          <table:table-cell office:value-type="string" calcext:value-type="string">
            <text:p>Eucalyptus sp. aff. magnificata</text:p>
          </table:table-cell>
          <table:table-cell/>
          <table:table-cell office:value-type="string" calcext:value-type="string">
            <text:p>HRF1</text:p>
          </table:table-cell>
          <table:table-cell/>
          <table:table-cell office:value-type="string" calcext:value-type="string">
            <text:p>2017-11-22</text:p>
          </table:table-cell>
          <table:table-cell office:value-type="string" calcext:value-type="string">
            <text:p>087</text:p>
          </table:table-cell>
          <table:table-cell office:value-type="float" office:value="-29.85115" calcext:value-type="float">
            <text:p>-29.85115</text:p>
          </table:table-cell>
          <table:table-cell office:value-type="float" office:value="152.00097" calcext:value-type="float">
            <text:p>152.00097</text:p>
          </table:table-cell>
          <table:table-cell/>
          <table:table-cell office:value-type="string" calcext:value-type="string">
            <text:p>NSW</text:p>
          </table:table-cell>
          <table:table-cell office:value-type="string" calcext:value-type="string">
            <text:p>CBH 53*,36; ringbarke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 seeds in the capsul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E0007</text:p>
          </table:table-cell>
          <table:table-cell office:value-type="string" calcext:value-type="string">
            <text:p>ENE</text:p>
          </table:table-cell>
          <table:table-cell table:number-columns-repeated="2" office:value-type="string" calcext:value-type="string">
            <text:p>sp. aff. magnificata</text:p>
          </table:table-cell>
          <table:table-cell office:value-type="string" calcext:value-type="string">
            <text:p>Eucalyptus sp. aff. magnificata</text:p>
          </table:table-cell>
          <table:table-cell office:value-type="string" calcext:value-type="string">
            <text:p>a.k.a sp HRF</text:p>
          </table:table-cell>
          <table:table-cell office:value-type="string" calcext:value-type="string">
            <text:p>HRF1</text:p>
          </table:table-cell>
          <table:table-cell/>
          <table:table-cell office:value-type="string" calcext:value-type="string">
            <text:p>2017-11-22</text:p>
          </table:table-cell>
          <table:table-cell office:value-type="string" calcext:value-type="string">
            <text:p>088</text:p>
          </table:table-cell>
          <table:table-cell office:value-type="float" office:value="-29.8511" calcext:value-type="float">
            <text:p>-29.8511</text:p>
          </table:table-cell>
          <table:table-cell office:value-type="float" office:value="152.0091" calcext:value-type="float">
            <text:p>152.0091</text:p>
          </table:table-cell>
          <table:table-cell/>
          <table:table-cell office:value-type="string" calcext:value-type="string">
            <text:p>NSW</text:p>
          </table:table-cell>
          <table:table-cell office:value-type="string" calcext:value-type="string">
            <text:p>CBH 22; infection on the trunk</text:p>
          </table:table-cell>
          <table:table-cell office:value-type="string" calcext:value-type="string">
            <text:p>N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NE0008</text:p>
          </table:table-cell>
          <table:table-cell office:value-type="string" calcext:value-type="string">
            <text:p>ENE</text:p>
          </table:table-cell>
          <table:table-cell table:number-columns-repeated="2" office:value-type="string" calcext:value-type="string">
            <text:p>sp. aff. magnificata</text:p>
          </table:table-cell>
          <table:table-cell office:value-type="string" calcext:value-type="string">
            <text:p>Eucalyptus sp. aff. magnificata</text:p>
          </table:table-cell>
          <table:table-cell office:value-type="string" calcext:value-type="string">
            <text:p>a.k.a sp HRF</text:p>
          </table:table-cell>
          <table:table-cell office:value-type="string" calcext:value-type="string">
            <text:p>HRF1</text:p>
          </table:table-cell>
          <table:table-cell/>
          <table:table-cell office:value-type="string" calcext:value-type="string">
            <text:p>2017-11-22</text:p>
          </table:table-cell>
          <table:table-cell office:value-type="string" calcext:value-type="string">
            <text:p>089</text:p>
          </table:table-cell>
          <table:table-cell office:value-type="float" office:value="-29.85109" calcext:value-type="float">
            <text:p>-29.85109</text:p>
          </table:table-cell>
          <table:table-cell office:value-type="float" office:value="152.0009" calcext:value-type="float">
            <text:p>152.0009</text:p>
          </table:table-cell>
          <table:table-cell/>
          <table:table-cell office:value-type="string" calcext:value-type="string">
            <text:p>NSW</text:p>
          </table:table-cell>
          <table:table-cell office:value-type="string" calcext:value-type="string">
            <text:p>CBH 2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easonable amount of seed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E0009</text:p>
          </table:table-cell>
          <table:table-cell office:value-type="string" calcext:value-type="string">
            <text:p>ENE</text:p>
          </table:table-cell>
          <table:table-cell table:number-columns-repeated="2" office:value-type="string" calcext:value-type="string">
            <text:p>conica</text:p>
          </table:table-cell>
          <table:table-cell office:value-type="string" calcext:value-type="string">
            <text:p>Eucalyptus conica</text:p>
          </table:table-cell>
          <table:table-cell office:value-type="string" calcext:value-type="string">
            <text:p>Conica ?</text:p>
          </table:table-cell>
          <table:table-cell office:value-type="string" calcext:value-type="string">
            <text:p>HRF1</text:p>
          </table:table-cell>
          <table:table-cell/>
          <table:table-cell office:value-type="string" calcext:value-type="string">
            <text:p>2017-11-22</text:p>
          </table:table-cell>
          <table:table-cell office:value-type="string" calcext:value-type="string">
            <text:p>090</text:p>
          </table:table-cell>
          <table:table-cell office:value-type="float" office:value="-29.85126" calcext:value-type="float">
            <text:p>-29.85126</text:p>
          </table:table-cell>
          <table:table-cell office:value-type="float" office:value="152.00015" calcext:value-type="float">
            <text:p>152.00015</text:p>
          </table:table-cell>
          <table:table-cell/>
          <table:table-cell office:value-type="string" calcext:value-type="string">
            <text:p>NSW</text:p>
          </table:table-cell>
          <table:table-cell office:value-type="string" calcext:value-type="string">
            <text:p>CBH 50,29*;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 seeds in the capsul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E0010</text:p>
          </table:table-cell>
          <table:table-cell office:value-type="string" calcext:value-type="string">
            <text:p>ENE</text:p>
          </table:table-cell>
          <table:table-cell table:number-columns-repeated="2" office:value-type="string" calcext:value-type="string">
            <text:p>sp. aff. magnificata</text:p>
          </table:table-cell>
          <table:table-cell office:value-type="string" calcext:value-type="string">
            <text:p>Eucalyptus sp. aff. magnificata</text:p>
          </table:table-cell>
          <table:table-cell/>
          <table:table-cell office:value-type="string" calcext:value-type="string">
            <text:p>HRF1</text:p>
          </table:table-cell>
          <table:table-cell/>
          <table:table-cell office:value-type="string" calcext:value-type="string">
            <text:p>2017-11-22</text:p>
          </table:table-cell>
          <table:table-cell office:value-type="string" calcext:value-type="string">
            <text:p>091</text:p>
          </table:table-cell>
          <table:table-cell office:value-type="float" office:value="-29.85105" calcext:value-type="float">
            <text:p>-29.85105</text:p>
          </table:table-cell>
          <table:table-cell office:value-type="float" office:value="151.99956" calcext:value-type="float">
            <text:p>151.99956</text:p>
          </table:table-cell>
          <table:table-cell/>
          <table:table-cell office:value-type="string" calcext:value-type="string">
            <text:p>NSW</text:p>
          </table:table-cell>
          <table:table-cell office:value-type="string" calcext:value-type="string">
            <text:p>CBH 2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rge quantity of seed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E0011</text:p>
          </table:table-cell>
          <table:table-cell office:value-type="string" calcext:value-type="string">
            <text:p>ENE</text:p>
          </table:table-cell>
          <table:table-cell table:number-columns-repeated="2" office:value-type="string" calcext:value-type="string">
            <text:p>sp. aff. magnificata</text:p>
          </table:table-cell>
          <table:table-cell office:value-type="string" calcext:value-type="string">
            <text:p>Eucalyptus sp. aff. magnificata</text:p>
          </table:table-cell>
          <table:table-cell office:value-type="string" calcext:value-type="string">
            <text:p>? HRF</text:p>
          </table:table-cell>
          <table:table-cell office:value-type="string" calcext:value-type="string">
            <text:p>HRF1</text:p>
          </table:table-cell>
          <table:table-cell/>
          <table:table-cell office:value-type="string" calcext:value-type="string">
            <text:p>2017-11-22</text:p>
          </table:table-cell>
          <table:table-cell office:value-type="string" calcext:value-type="string">
            <text:p>092</text:p>
          </table:table-cell>
          <table:table-cell office:value-type="float" office:value="-29.85126" calcext:value-type="float">
            <text:p>-29.85126</text:p>
          </table:table-cell>
          <table:table-cell office:value-type="float" office:value="151.99948" calcext:value-type="float">
            <text:p>151.99948</text:p>
          </table:table-cell>
          <table:table-cell/>
          <table:table-cell office:value-type="string" calcext:value-type="string">
            <text:p>NSW</text:p>
          </table:table-cell>
          <table:table-cell office:value-type="string" calcext:value-type="string">
            <text:p>CBH 6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easonable amount of seed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E0012</text:p>
          </table:table-cell>
          <table:table-cell office:value-type="string" calcext:value-type="string">
            <text:p>EN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/>
          <table:table-cell office:value-type="string" calcext:value-type="string">
            <text:p>HRF1</text:p>
          </table:table-cell>
          <table:table-cell/>
          <table:table-cell office:value-type="string" calcext:value-type="string">
            <text:p>2017-11-22</text:p>
          </table:table-cell>
          <table:table-cell office:value-type="string" calcext:value-type="string">
            <text:p>093</text:p>
          </table:table-cell>
          <table:table-cell office:value-type="float" office:value="-29.8494" calcext:value-type="float">
            <text:p>-29.8494</text:p>
          </table:table-cell>
          <table:table-cell office:value-type="float" office:value="152.0009" calcext:value-type="float">
            <text:p>152.0009</text:p>
          </table:table-cell>
          <table:table-cell/>
          <table:table-cell office:value-type="string" calcext:value-type="string">
            <text:p>NSW</text:p>
          </table:table-cell>
          <table:table-cell office:value-type="string" calcext:value-type="string">
            <text:p>CBH 145</text:p>
          </table:table-cell>
          <table:table-cell office:value-type="string" calcext:value-type="string">
            <text:p>N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NE0013</text:p>
          </table:table-cell>
          <table:table-cell office:value-type="string" calcext:value-type="string">
            <text:p>EN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/>
          <table:table-cell office:value-type="string" calcext:value-type="string">
            <text:p>HRF1</text:p>
          </table:table-cell>
          <table:table-cell/>
          <table:table-cell office:value-type="string" calcext:value-type="string">
            <text:p>2017-11-22</text:p>
          </table:table-cell>
          <table:table-cell office:value-type="string" calcext:value-type="string">
            <text:p>094</text:p>
          </table:table-cell>
          <table:table-cell office:value-type="float" office:value="-29.84933" calcext:value-type="float">
            <text:p>-29.84933</text:p>
          </table:table-cell>
          <table:table-cell office:value-type="float" office:value="152.00099" calcext:value-type="float">
            <text:p>152.00099</text:p>
          </table:table-cell>
          <table:table-cell/>
          <table:table-cell office:value-type="string" calcext:value-type="string">
            <text:p>NSW</text:p>
          </table:table-cell>
          <table:table-cell office:value-type="string" calcext:value-type="string">
            <text:p>CBH 129*,5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 seeds in the capsul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E0014</text:p>
          </table:table-cell>
          <table:table-cell office:value-type="string" calcext:value-type="string">
            <text:p>EN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/>
          <table:table-cell office:value-type="string" calcext:value-type="string">
            <text:p>HRF1</text:p>
          </table:table-cell>
          <table:table-cell/>
          <table:table-cell office:value-type="string" calcext:value-type="string">
            <text:p>2017-11-22</text:p>
          </table:table-cell>
          <table:table-cell office:value-type="string" calcext:value-type="string">
            <text:p>095</text:p>
          </table:table-cell>
          <table:table-cell office:value-type="float" office:value="-29.84946" calcext:value-type="float">
            <text:p>-29.84946</text:p>
          </table:table-cell>
          <table:table-cell office:value-type="float" office:value="152.00108" calcext:value-type="float">
            <text:p>152.00108</text:p>
          </table:table-cell>
          <table:table-cell/>
          <table:table-cell office:value-type="string" calcext:value-type="string">
            <text:p>NSW</text:p>
          </table:table-cell>
          <table:table-cell office:value-type="string" calcext:value-type="string">
            <text:p>CBH 114*,83,5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rge quantity of seed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E0015</text:p>
          </table:table-cell>
          <table:table-cell office:value-type="string" calcext:value-type="string">
            <text:p>EN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/>
          <table:table-cell office:value-type="string" calcext:value-type="string">
            <text:p>HRF1</text:p>
          </table:table-cell>
          <table:table-cell/>
          <table:table-cell office:value-type="string" calcext:value-type="string">
            <text:p>2017-11-22</text:p>
          </table:table-cell>
          <table:table-cell office:value-type="string" calcext:value-type="string">
            <text:p>096</text:p>
          </table:table-cell>
          <table:table-cell office:value-type="float" office:value="-29.84945" calcext:value-type="float">
            <text:p>-29.84945</text:p>
          </table:table-cell>
          <table:table-cell office:value-type="float" office:value="152.00114" calcext:value-type="float">
            <text:p>152.00114</text:p>
          </table:table-cell>
          <table:table-cell/>
          <table:table-cell office:value-type="string" calcext:value-type="string">
            <text:p>NSW</text:p>
          </table:table-cell>
          <table:table-cell office:value-type="string" calcext:value-type="string">
            <text:p>CBH 87,42*; ringbarked on second trunk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ery low amount of seed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E0016</text:p>
          </table:table-cell>
          <table:table-cell office:value-type="string" calcext:value-type="string">
            <text:p>ENE</text:p>
          </table:table-cell>
          <table:table-cell table:number-columns-repeated="2" office:value-type="string" calcext:value-type="string">
            <text:p>banksii</text:p>
          </table:table-cell>
          <table:table-cell office:value-type="string" calcext:value-type="string">
            <text:p>Eucalyptus banksii</text:p>
          </table:table-cell>
          <table:table-cell/>
          <table:table-cell office:value-type="string" calcext:value-type="string">
            <text:p>HRF1</text:p>
          </table:table-cell>
          <table:table-cell/>
          <table:table-cell office:value-type="string" calcext:value-type="string">
            <text:p>2017-11-22</text:p>
          </table:table-cell>
          <table:table-cell office:value-type="string" calcext:value-type="string">
            <text:p>097</text:p>
          </table:table-cell>
          <table:table-cell office:value-type="float" office:value="-29.84899" calcext:value-type="float">
            <text:p>-29.84899</text:p>
          </table:table-cell>
          <table:table-cell office:value-type="float" office:value="152.0049" calcext:value-type="float">
            <text:p>152.0049</text:p>
          </table:table-cell>
          <table:table-cell/>
          <table:table-cell office:value-type="string" calcext:value-type="string">
            <text:p>NSW</text:p>
          </table:table-cell>
          <table:table-cell office:value-type="string" calcext:value-type="string">
            <text:p>rinkbarked; latitude may be -29.89899, writing hard to read 4 vs 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ery low amount of seed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E0017</text:p>
          </table:table-cell>
          <table:table-cell office:value-type="string" calcext:value-type="string">
            <text:p>ENE</text:p>
          </table:table-cell>
          <table:table-cell table:number-columns-repeated="2" office:value-type="string" calcext:value-type="string">
            <text:p>unknown</text:p>
          </table:table-cell>
          <table:table-cell office:value-type="string" calcext:value-type="string">
            <text:p>Eucalyptus unknown</text:p>
          </table:table-cell>
          <table:table-cell office:value-type="string" calcext:value-type="string">
            <text:p>no indication of possible species</text:p>
          </table:table-cell>
          <table:table-cell office:value-type="string" calcext:value-type="string">
            <text:p>HRF1</text:p>
          </table:table-cell>
          <table:table-cell/>
          <table:table-cell office:value-type="string" calcext:value-type="string">
            <text:p>2017-11-22</text:p>
          </table:table-cell>
          <table:table-cell office:value-type="string" calcext:value-type="string">
            <text:p>098</text:p>
          </table:table-cell>
          <table:table-cell office:value-type="float" office:value="-29.84912" calcext:value-type="float">
            <text:p>-29.84912</text:p>
          </table:table-cell>
          <table:table-cell office:value-type="float" office:value="152.00528" calcext:value-type="float">
            <text:p>152.00528</text:p>
          </table:table-cell>
          <table:table-cell/>
          <table:table-cell office:value-type="string" calcext:value-type="string">
            <text:p>NSW</text:p>
          </table:table-cell>
          <table:table-cell office:value-type="string" calcext:value-type="string">
            <text:p>CBH 44; ringbarke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 seeds in the capsul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E0018</text:p>
          </table:table-cell>
          <table:table-cell office:value-type="string" calcext:value-type="string">
            <text:p>ENE</text:p>
          </table:table-cell>
          <table:table-cell table:number-columns-repeated="2" office:value-type="string" calcext:value-type="string">
            <text:p>sp. aff. magnificata</text:p>
          </table:table-cell>
          <table:table-cell office:value-type="string" calcext:value-type="string">
            <text:p>Eucalyptus sp. aff. magnificata</text:p>
          </table:table-cell>
          <table:table-cell/>
          <table:table-cell office:value-type="string" calcext:value-type="string">
            <text:p>HRF1</text:p>
          </table:table-cell>
          <table:table-cell/>
          <table:table-cell office:value-type="string" calcext:value-type="string">
            <text:p>2017-11-22</text:p>
          </table:table-cell>
          <table:table-cell office:value-type="string" calcext:value-type="string">
            <text:p>099</text:p>
          </table:table-cell>
          <table:table-cell office:value-type="float" office:value="-29.84914" calcext:value-type="float">
            <text:p>-29.84914</text:p>
          </table:table-cell>
          <table:table-cell office:value-type="float" office:value="152.00543" calcext:value-type="float">
            <text:p>152.00543</text:p>
          </table:table-cell>
          <table:table-cell/>
          <table:table-cell office:value-type="string" calcext:value-type="string">
            <text:p>NSW</text:p>
          </table:table-cell>
          <table:table-cell office:value-type="string" calcext:value-type="string">
            <text:p>CBH 11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 seeds in the capsul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E0019</text:p>
          </table:table-cell>
          <table:table-cell office:value-type="string" calcext:value-type="string">
            <text:p>ENE</text:p>
          </table:table-cell>
          <table:table-cell table:number-columns-repeated="2" office:value-type="string" calcext:value-type="string">
            <text:p>sp. aff. magnificata</text:p>
          </table:table-cell>
          <table:table-cell office:value-type="string" calcext:value-type="string">
            <text:p>Eucalyptus sp. aff. magnificata</text:p>
          </table:table-cell>
          <table:table-cell office:value-type="string" calcext:value-type="string">
            <text:p>Ditto, euc? (unsure about this one)</text:p>
          </table:table-cell>
          <table:table-cell office:value-type="string" calcext:value-type="string">
            <text:p>HRF1</text:p>
          </table:table-cell>
          <table:table-cell/>
          <table:table-cell office:value-type="string" calcext:value-type="string">
            <text:p>2017-11-22</text:p>
          </table:table-cell>
          <table:table-cell office:value-type="string" calcext:value-type="string">
            <text:p>100</text:p>
          </table:table-cell>
          <table:table-cell office:value-type="float" office:value="-29.84908" calcext:value-type="float">
            <text:p>-29.84908</text:p>
          </table:table-cell>
          <table:table-cell office:value-type="float" office:value="152.00545" calcext:value-type="float">
            <text:p>152.00545</text:p>
          </table:table-cell>
          <table:table-cell/>
          <table:table-cell office:value-type="string" calcext:value-type="string">
            <text:p>NSW</text:p>
          </table:table-cell>
          <table:table-cell office:value-type="string" calcext:value-type="string">
            <text:p>CBH 57; ringbarked; lat might be 29.8990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 seeds in the capsul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E0020</text:p>
          </table:table-cell>
          <table:table-cell office:value-type="string" calcext:value-type="string">
            <text:p>EN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/>
          <table:table-cell office:value-type="string" calcext:value-type="string">
            <text:p>HRF1</text:p>
          </table:table-cell>
          <table:table-cell/>
          <table:table-cell office:value-type="string" calcext:value-type="string">
            <text:p>2017-11-22</text:p>
          </table:table-cell>
          <table:table-cell office:value-type="string" calcext:value-type="string">
            <text:p>101</text:p>
          </table:table-cell>
          <table:table-cell office:value-type="float" office:value="-29.849" calcext:value-type="float">
            <text:p>-29.849</text:p>
          </table:table-cell>
          <table:table-cell office:value-type="float" office:value="152.00549" calcext:value-type="float">
            <text:p>152.00549</text:p>
          </table:table-cell>
          <table:table-cell/>
          <table:table-cell office:value-type="string" calcext:value-type="string">
            <text:p>NSW</text:p>
          </table:table-cell>
          <table:table-cell office:value-type="string" calcext:value-type="string">
            <text:p>CBH 80;</text:p>
          </table:table-cell>
          <table:table-cell office:value-type="string" calcext:value-type="string">
            <text:p>N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NE0021</text:p>
          </table:table-cell>
          <table:table-cell office:value-type="string" calcext:value-type="string">
            <text:p>ENE</text:p>
          </table:table-cell>
          <table:table-cell table:number-columns-repeated="2" office:value-type="string" calcext:value-type="string">
            <text:p>sp. aff. magnificata</text:p>
          </table:table-cell>
          <table:table-cell office:value-type="string" calcext:value-type="string">
            <text:p>Eucalyptus sp. aff. magnificata</text:p>
          </table:table-cell>
          <table:table-cell office:value-type="string" calcext:value-type="string">
            <text:p>illegible note</text:p>
          </table:table-cell>
          <table:table-cell office:value-type="string" calcext:value-type="string">
            <text:p>HRF1</text:p>
          </table:table-cell>
          <table:table-cell/>
          <table:table-cell office:value-type="string" calcext:value-type="string">
            <text:p>2017-11-22</text:p>
          </table:table-cell>
          <table:table-cell office:value-type="string" calcext:value-type="string">
            <text:p>102</text:p>
          </table:table-cell>
          <table:table-cell office:value-type="float" office:value="-29.84898" calcext:value-type="float">
            <text:p>-29.84898</text:p>
          </table:table-cell>
          <table:table-cell office:value-type="float" office:value="152.00569" calcext:value-type="float">
            <text:p>152.00569</text:p>
          </table:table-cell>
          <table:table-cell/>
          <table:table-cell office:value-type="string" calcext:value-type="string">
            <text:p>NSW</text:p>
          </table:table-cell>
          <table:table-cell office:value-type="string" calcext:value-type="string">
            <text:p>CBH 112; ringbarke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mmature capsule to collect seed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E0022</text:p>
          </table:table-cell>
          <table:table-cell office:value-type="string" calcext:value-type="string">
            <text:p>ENE</text:p>
          </table:table-cell>
          <table:table-cell table:number-columns-repeated="2" office:value-type="string" calcext:value-type="string">
            <text:p>sp. aff. magnificata</text:p>
          </table:table-cell>
          <table:table-cell office:value-type="string" calcext:value-type="string">
            <text:p>Eucalyptus sp. aff. magnificata</text:p>
          </table:table-cell>
          <table:table-cell office:value-type="string" calcext:value-type="string">
            <text:p>ditto</text:p>
          </table:table-cell>
          <table:table-cell office:value-type="string" calcext:value-type="string">
            <text:p>HRF1</text:p>
          </table:table-cell>
          <table:table-cell/>
          <table:table-cell office:value-type="string" calcext:value-type="string">
            <text:p>2017-11-22</text:p>
          </table:table-cell>
          <table:table-cell office:value-type="string" calcext:value-type="string">
            <text:p>103</text:p>
          </table:table-cell>
          <table:table-cell office:value-type="float" office:value="-29.84899" calcext:value-type="float">
            <text:p>-29.84899</text:p>
          </table:table-cell>
          <table:table-cell office:value-type="float" office:value="152.00577" calcext:value-type="float">
            <text:p>152.00577</text:p>
          </table:table-cell>
          <table:table-cell/>
          <table:table-cell office:value-type="string" calcext:value-type="string">
            <text:p>NSW</text:p>
          </table:table-cell>
          <table:table-cell office:value-type="string" calcext:value-type="string">
            <text:p>CBH 88; ringbarke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mmature capsule to collect seed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E0023</text:p>
          </table:table-cell>
          <table:table-cell office:value-type="string" calcext:value-type="string">
            <text:p>ENE</text:p>
          </table:table-cell>
          <table:table-cell table:number-columns-repeated="2" office:value-type="string" calcext:value-type="string">
            <text:p>sp. aff. magnificata</text:p>
          </table:table-cell>
          <table:table-cell office:value-type="string" calcext:value-type="string">
            <text:p>Eucalyptus sp. aff. magnificata</text:p>
          </table:table-cell>
          <table:table-cell/>
          <table:table-cell office:value-type="string" calcext:value-type="string">
            <text:p>HRF1</text:p>
          </table:table-cell>
          <table:table-cell/>
          <table:table-cell office:value-type="string" calcext:value-type="string">
            <text:p>2017-11-22</text:p>
          </table:table-cell>
          <table:table-cell office:value-type="string" calcext:value-type="string">
            <text:p>104</text:p>
          </table:table-cell>
          <table:table-cell office:value-type="float" office:value="-29.84896" calcext:value-type="float">
            <text:p>-29.84896</text:p>
          </table:table-cell>
          <table:table-cell office:value-type="float" office:value="152.0058" calcext:value-type="float">
            <text:p>152.0058</text:p>
          </table:table-cell>
          <table:table-cell/>
          <table:table-cell office:value-type="string" calcext:value-type="string">
            <text:p>NSW</text:p>
          </table:table-cell>
          <table:table-cell office:value-type="string" calcext:value-type="string">
            <text:p>CBH 92,52*; ringbarke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easonable amount of seed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E0024</text:p>
          </table:table-cell>
          <table:table-cell office:value-type="string" calcext:value-type="string">
            <text:p>EN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/>
          <table:table-cell office:value-type="string" calcext:value-type="string">
            <text:p>Waterfall Way 2</text:p>
          </table:table-cell>
          <table:table-cell/>
          <table:table-cell office:value-type="string" calcext:value-type="string">
            <text:p>2017-11-24</text:p>
          </table:table-cell>
          <table:table-cell office:value-type="string" calcext:value-type="string">
            <text:p>105</text:p>
          </table:table-cell>
          <table:table-cell office:value-type="float" office:value="-30.5176" calcext:value-type="float">
            <text:p>-30.5176</text:p>
          </table:table-cell>
          <table:table-cell office:value-type="float" office:value="151.97227" calcext:value-type="float">
            <text:p>151.97227</text:p>
          </table:table-cell>
          <table:table-cell/>
          <table:table-cell office:value-type="string" calcext:value-type="string">
            <text:p>NSW</text:p>
          </table:table-cell>
          <table:table-cell office:value-type="string" calcext:value-type="string">
            <text:p>CBH 94; Turnout for post marked 966 87-84 on north side of waterfall way. E mel and other boxes with misc stringybarks.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mmature capsule to collect seed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E0025</text:p>
          </table:table-cell>
          <table:table-cell office:value-type="string" calcext:value-type="string">
            <text:p>EN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/>
          <table:table-cell office:value-type="string" calcext:value-type="string">
            <text:p>Waterfall Way 2</text:p>
          </table:table-cell>
          <table:table-cell/>
          <table:table-cell office:value-type="string" calcext:value-type="string">
            <text:p>2017-11-24</text:p>
          </table:table-cell>
          <table:table-cell office:value-type="string" calcext:value-type="string">
            <text:p>106</text:p>
          </table:table-cell>
          <table:table-cell office:value-type="float" office:value="-30.51758" calcext:value-type="float">
            <text:p>-30.51758</text:p>
          </table:table-cell>
          <table:table-cell office:value-type="float" office:value="151.97237" calcext:value-type="float">
            <text:p>151.97237</text:p>
          </table:table-cell>
          <table:table-cell/>
          <table:table-cell office:value-type="string" calcext:value-type="string">
            <text:p>NSW</text:p>
          </table:table-cell>
          <table:table-cell office:value-type="string" calcext:value-type="string">
            <text:p>CBH 109*,96</text:p>
          </table:table-cell>
          <table:table-cell office:value-type="string" calcext:value-type="string">
            <text:p>N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NE0026</text:p>
          </table:table-cell>
          <table:table-cell office:value-type="string" calcext:value-type="string">
            <text:p>EN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/>
          <table:table-cell office:value-type="string" calcext:value-type="string">
            <text:p>Waterfall Way 2</text:p>
          </table:table-cell>
          <table:table-cell/>
          <table:table-cell office:value-type="string" calcext:value-type="string">
            <text:p>2017-11-24</text:p>
          </table:table-cell>
          <table:table-cell office:value-type="string" calcext:value-type="string">
            <text:p>107</text:p>
          </table:table-cell>
          <table:table-cell office:value-type="float" office:value="-30.51734" calcext:value-type="float">
            <text:p>-30.51734</text:p>
          </table:table-cell>
          <table:table-cell office:value-type="float" office:value="151.97252" calcext:value-type="float">
            <text:p>151.97252</text:p>
          </table:table-cell>
          <table:table-cell/>
          <table:table-cell office:value-type="string" calcext:value-type="string">
            <text:p>NSW</text:p>
          </table:table-cell>
          <table:table-cell office:value-type="string" calcext:value-type="string">
            <text:p>CBH 72</text:p>
          </table:table-cell>
          <table:table-cell office:value-type="string" calcext:value-type="string">
            <text:p>N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NE0027</text:p>
          </table:table-cell>
          <table:table-cell office:value-type="string" calcext:value-type="string">
            <text:p>EN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/>
          <table:table-cell office:value-type="string" calcext:value-type="string">
            <text:p>Waterfall Way 2</text:p>
          </table:table-cell>
          <table:table-cell/>
          <table:table-cell office:value-type="string" calcext:value-type="string">
            <text:p>2017-11-24</text:p>
          </table:table-cell>
          <table:table-cell office:value-type="string" calcext:value-type="string">
            <text:p>108</text:p>
          </table:table-cell>
          <table:table-cell office:value-type="float" office:value="-30.51723" calcext:value-type="float">
            <text:p>-30.51723</text:p>
          </table:table-cell>
          <table:table-cell office:value-type="float" office:value="151.97252" calcext:value-type="float">
            <text:p>151.97252</text:p>
          </table:table-cell>
          <table:table-cell/>
          <table:table-cell office:value-type="string" calcext:value-type="string">
            <text:p>NSW</text:p>
          </table:table-cell>
          <table:table-cell office:value-type="string" calcext:value-type="string">
            <text:p>CBH 65</text:p>
          </table:table-cell>
          <table:table-cell office:value-type="string" calcext:value-type="string">
            <text:p>N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NE0028</text:p>
          </table:table-cell>
          <table:table-cell office:value-type="string" calcext:value-type="string">
            <text:p>EN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/>
          <table:table-cell office:value-type="string" calcext:value-type="string">
            <text:p>Waterfall Way 2</text:p>
          </table:table-cell>
          <table:table-cell/>
          <table:table-cell office:value-type="string" calcext:value-type="string">
            <text:p>2017-11-24</text:p>
          </table:table-cell>
          <table:table-cell office:value-type="string" calcext:value-type="string">
            <text:p>109</text:p>
          </table:table-cell>
          <table:table-cell office:value-type="float" office:value="-30.5173" calcext:value-type="float">
            <text:p>-30.5173</text:p>
          </table:table-cell>
          <table:table-cell office:value-type="float" office:value="151.97264" calcext:value-type="float">
            <text:p>151.97264</text:p>
          </table:table-cell>
          <table:table-cell/>
          <table:table-cell office:value-type="string" calcext:value-type="string">
            <text:p>NSW</text:p>
          </table:table-cell>
          <table:table-cell office:value-type="string" calcext:value-type="string">
            <text:p>CBH 68</text:p>
          </table:table-cell>
          <table:table-cell office:value-type="string" calcext:value-type="string">
            <text:p>N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NE0029</text:p>
          </table:table-cell>
          <table:table-cell office:value-type="string" calcext:value-type="string">
            <text:p>ENE</text:p>
          </table:table-cell>
          <table:table-cell table:number-columns-repeated="2" office:value-type="string" calcext:value-type="string">
            <text:p>sp. aff. magnificata</text:p>
          </table:table-cell>
          <table:table-cell office:value-type="string" calcext:value-type="string">
            <text:p>Eucalyptus sp. aff. magnificata</text:p>
          </table:table-cell>
          <table:table-cell office:value-type="string" calcext:value-type="string">
            <text:p>?, 90% sure it’s oxley</text:p>
          </table:table-cell>
          <table:table-cell office:value-type="string" calcext:value-type="string">
            <text:p>Waterfall Way 2</text:p>
          </table:table-cell>
          <table:table-cell/>
          <table:table-cell office:value-type="string" calcext:value-type="string">
            <text:p>2017-11-24</text:p>
          </table:table-cell>
          <table:table-cell office:value-type="string" calcext:value-type="string">
            <text:p>110</text:p>
          </table:table-cell>
          <table:table-cell office:value-type="float" office:value="-30.51712" calcext:value-type="float">
            <text:p>-30.51712</text:p>
          </table:table-cell>
          <table:table-cell office:value-type="float" office:value="151.97281" calcext:value-type="float">
            <text:p>151.97281</text:p>
          </table:table-cell>
          <table:table-cell/>
          <table:table-cell office:value-type="string" calcext:value-type="string">
            <text:p>NSW</text:p>
          </table:table-cell>
          <table:table-cell office:value-type="string" calcext:value-type="string">
            <text:p>CBH 45*,25; Round-leaved, small tree. Young fruits. 6-8m. Non-glaucous leaves. Many small stems/saplings ~1m away</text:p>
          </table:table-cell>
          <table:table-cell office:value-type="string" calcext:value-type="string">
            <text:p>N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NE0030</text:p>
          </table:table-cell>
          <table:table-cell office:value-type="string" calcext:value-type="string">
            <text:p>ENE</text:p>
          </table:table-cell>
          <table:table-cell table:number-columns-repeated="2" office:value-type="string" calcext:value-type="string">
            <text:p>sp. aff. magnificata</text:p>
          </table:table-cell>
          <table:table-cell office:value-type="string" calcext:value-type="string">
            <text:p>Eucalyptus sp. aff. magnificata</text:p>
          </table:table-cell>
          <table:table-cell office:value-type="string" calcext:value-type="string">
            <text:p>?, 90% sure it’s oxley</text:p>
          </table:table-cell>
          <table:table-cell office:value-type="string" calcext:value-type="string">
            <text:p>Waterfall Way 2</text:p>
          </table:table-cell>
          <table:table-cell/>
          <table:table-cell office:value-type="string" calcext:value-type="string">
            <text:p>2017-11-24</text:p>
          </table:table-cell>
          <table:table-cell office:value-type="string" calcext:value-type="string">
            <text:p>111</text:p>
          </table:table-cell>
          <table:table-cell office:value-type="float" office:value="-30.51709" calcext:value-type="float">
            <text:p>-30.51709</text:p>
          </table:table-cell>
          <table:table-cell office:value-type="float" office:value="151.97293" calcext:value-type="float">
            <text:p>151.97293</text:p>
          </table:table-cell>
          <table:table-cell/>
          <table:table-cell office:value-type="string" calcext:value-type="string">
            <text:p>NSW</text:p>
          </table:table-cell>
          <table:table-cell office:value-type="string" calcext:value-type="string">
            <text:p>CBH 18; sterile</text:p>
          </table:table-cell>
          <table:table-cell office:value-type="string" calcext:value-type="string">
            <text:p>N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NE0031</text:p>
          </table:table-cell>
          <table:table-cell office:value-type="string" calcext:value-type="string">
            <text:p>ENE</text:p>
          </table:table-cell>
          <table:table-cell table:number-columns-repeated="2" office:value-type="string" calcext:value-type="string">
            <text:p>sp. aff. magnificata</text:p>
          </table:table-cell>
          <table:table-cell office:value-type="string" calcext:value-type="string">
            <text:p>Eucalyptus sp. aff. magnificata</text:p>
          </table:table-cell>
          <table:table-cell office:value-type="string" calcext:value-type="string">
            <text:p>?, 90% sure it’s oxley</text:p>
          </table:table-cell>
          <table:table-cell office:value-type="string" calcext:value-type="string">
            <text:p>Waterfall Way 2</text:p>
          </table:table-cell>
          <table:table-cell/>
          <table:table-cell office:value-type="string" calcext:value-type="string">
            <text:p>2017-11-24</text:p>
          </table:table-cell>
          <table:table-cell office:value-type="string" calcext:value-type="string">
            <text:p>112</text:p>
          </table:table-cell>
          <table:table-cell office:value-type="float" office:value="-30.517" calcext:value-type="float">
            <text:p>-30.517</text:p>
          </table:table-cell>
          <table:table-cell office:value-type="float" office:value="151.97298" calcext:value-type="float">
            <text:p>151.97298</text:p>
          </table:table-cell>
          <table:table-cell/>
          <table:table-cell office:value-type="string" calcext:value-type="string">
            <text:p>NSW</text:p>
          </table:table-cell>
          <table:table-cell office:value-type="string" calcext:value-type="string">
            <text:p>CBH 69; had fruit, taller ~11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rge quantity of seed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E0032</text:p>
          </table:table-cell>
          <table:table-cell office:value-type="string" calcext:value-type="string">
            <text:p>ENE</text:p>
          </table:table-cell>
          <table:table-cell table:number-columns-repeated="2" office:value-type="string" calcext:value-type="string">
            <text:p>sp. aff. magnificata</text:p>
          </table:table-cell>
          <table:table-cell office:value-type="string" calcext:value-type="string">
            <text:p>Eucalyptus sp. aff. magnificata</text:p>
          </table:table-cell>
          <table:table-cell office:value-type="string" calcext:value-type="string">
            <text:p>?, 90% sure it’s oxley</text:p>
          </table:table-cell>
          <table:table-cell office:value-type="string" calcext:value-type="string">
            <text:p>Waterfall Way 2</text:p>
          </table:table-cell>
          <table:table-cell/>
          <table:table-cell office:value-type="string" calcext:value-type="string">
            <text:p>2017-11-24</text:p>
          </table:table-cell>
          <table:table-cell office:value-type="string" calcext:value-type="string">
            <text:p>113</text:p>
          </table:table-cell>
          <table:table-cell office:value-type="float" office:value="-30.51712" calcext:value-type="float">
            <text:p>-30.51712</text:p>
          </table:table-cell>
          <table:table-cell office:value-type="float" office:value="151.97308" calcext:value-type="float">
            <text:p>151.97308</text:p>
          </table:table-cell>
          <table:table-cell/>
          <table:table-cell office:value-type="string" calcext:value-type="string">
            <text:p>NSW</text:p>
          </table:table-cell>
          <table:table-cell office:value-type="string" calcext:value-type="string">
            <text:p>CBH 67,65*; ~12m; waypoint 113 is averaged, non-averaged one is 114: 30.51711, 151.9730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easonable amount of seed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E0033</text:p>
          </table:table-cell>
          <table:table-cell office:value-type="string" calcext:value-type="string">
            <text:p>ENE</text:p>
          </table:table-cell>
          <table:table-cell table:number-columns-repeated="2" office:value-type="string" calcext:value-type="string">
            <text:p>sp. aff. magnificata</text:p>
          </table:table-cell>
          <table:table-cell office:value-type="string" calcext:value-type="string">
            <text:p>Eucalyptus sp. aff. magnificata</text:p>
          </table:table-cell>
          <table:table-cell office:value-type="string" calcext:value-type="string">
            <text:p>?, 90% sure it’s oxley</text:p>
          </table:table-cell>
          <table:table-cell office:value-type="string" calcext:value-type="string">
            <text:p>Waterfall Way 2</text:p>
          </table:table-cell>
          <table:table-cell/>
          <table:table-cell office:value-type="string" calcext:value-type="string">
            <text:p>2017-11-24</text:p>
          </table:table-cell>
          <table:table-cell office:value-type="string" calcext:value-type="string">
            <text:p>115</text:p>
          </table:table-cell>
          <table:table-cell office:value-type="float" office:value="-30.51688" calcext:value-type="float">
            <text:p>-30.51688</text:p>
          </table:table-cell>
          <table:table-cell office:value-type="float" office:value="151.97357" calcext:value-type="float">
            <text:p>151.97357</text:p>
          </table:table-cell>
          <table:table-cell/>
          <table:table-cell office:value-type="string" calcext:value-type="string">
            <text:p>NSW</text:p>
          </table:table-cell>
          <table:table-cell office:value-type="string" calcext:value-type="string">
            <text:p>CBH 5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easonable amount of seed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E0034</text:p>
          </table:table-cell>
          <table:table-cell office:value-type="string" calcext:value-type="string">
            <text:p>ENE</text:p>
          </table:table-cell>
          <table:table-cell table:number-columns-repeated="2" office:value-type="string" calcext:value-type="string">
            <text:p>sp. aff. magnificata</text:p>
          </table:table-cell>
          <table:table-cell office:value-type="string" calcext:value-type="string">
            <text:p>Eucalyptus sp. aff. magnificata</text:p>
          </table:table-cell>
          <table:table-cell office:value-type="string" calcext:value-type="string">
            <text:p>?, 90% sure it’s oxley</text:p>
          </table:table-cell>
          <table:table-cell office:value-type="string" calcext:value-type="string">
            <text:p>Waterfall Way 2</text:p>
          </table:table-cell>
          <table:table-cell/>
          <table:table-cell office:value-type="string" calcext:value-type="string">
            <text:p>2017-11-24</text:p>
          </table:table-cell>
          <table:table-cell office:value-type="string" calcext:value-type="string">
            <text:p>116</text:p>
          </table:table-cell>
          <table:table-cell office:value-type="float" office:value="-30.51691" calcext:value-type="float">
            <text:p>-30.51691</text:p>
          </table:table-cell>
          <table:table-cell office:value-type="float" office:value="151.9735" calcext:value-type="float">
            <text:p>151.9735</text:p>
          </table:table-cell>
          <table:table-cell/>
          <table:table-cell office:value-type="string" calcext:value-type="string">
            <text:p>NSW</text:p>
          </table:table-cell>
          <table:table-cell office:value-type="string" calcext:value-type="string">
            <text:p>CBH 122,99*; tree very close to ENE003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ery low amount of seed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E0035</text:p>
          </table:table-cell>
          <table:table-cell office:value-type="string" calcext:value-type="string">
            <text:p>EN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/>
          <table:table-cell office:value-type="string" calcext:value-type="string">
            <text:p>Waterfall Way 2</text:p>
          </table:table-cell>
          <table:table-cell/>
          <table:table-cell office:value-type="string" calcext:value-type="string">
            <text:p>2017-11-24</text:p>
          </table:table-cell>
          <table:table-cell office:value-type="string" calcext:value-type="string">
            <text:p>117</text:p>
          </table:table-cell>
          <table:table-cell office:value-type="float" office:value="-30.51714" calcext:value-type="float">
            <text:p>-30.51714</text:p>
          </table:table-cell>
          <table:table-cell office:value-type="float" office:value="151.97287" calcext:value-type="float">
            <text:p>151.97287</text:p>
          </table:table-cell>
          <table:table-cell/>
          <table:table-cell office:value-type="string" calcext:value-type="string">
            <text:p>NSW</text:p>
          </table:table-cell>
          <table:table-cell office:value-type="string" calcext:value-type="string">
            <text:p>CBH 67</text:p>
          </table:table-cell>
          <table:table-cell office:value-type="string" calcext:value-type="string">
            <text:p>N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NE0036</text:p>
          </table:table-cell>
          <table:table-cell office:value-type="string" calcext:value-type="string">
            <text:p>ENE</text:p>
          </table:table-cell>
          <table:table-cell table:number-columns-repeated="2" office:value-type="string" calcext:value-type="string">
            <text:p>conica</text:p>
          </table:table-cell>
          <table:table-cell office:value-type="string" calcext:value-type="string">
            <text:p>Eucalyptus conica</text:p>
          </table:table-cell>
          <table:table-cell office:value-type="string" calcext:value-type="string">
            <text:p>? 90% sure conica, might be retinodies</text:p>
          </table:table-cell>
          <table:table-cell office:value-type="string" calcext:value-type="string">
            <text:p>Wollomombi Falls Lookout</text:p>
          </table:table-cell>
          <table:table-cell/>
          <table:table-cell office:value-type="string" calcext:value-type="string">
            <text:p>2017-11-24</text:p>
          </table:table-cell>
          <table:table-cell office:value-type="string" calcext:value-type="string">
            <text:p>119</text:p>
          </table:table-cell>
          <table:table-cell office:value-type="float" office:value="-30.53189" calcext:value-type="float">
            <text:p>-30.53189</text:p>
          </table:table-cell>
          <table:table-cell office:value-type="float" office:value="152.03299" calcext:value-type="float">
            <text:p>152.03299</text:p>
          </table:table-cell>
          <table:table-cell/>
          <table:table-cell office:value-type="string" calcext:value-type="string">
            <text:p>NSW</text:p>
          </table:table-cell>
          <table:table-cell office:value-type="string" calcext:value-type="string">
            <text:p>Next to toilet, sucker regrowth of slightly larger tree. Seem to have a duplicate or overwritten waypoint.</text:p>
          </table:table-cell>
          <table:table-cell office:value-type="string" calcext:value-type="string">
            <text:p>N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NE0037</text:p>
          </table:table-cell>
          <table:table-cell office:value-type="string" calcext:value-type="string">
            <text:p>ENE</text:p>
          </table:table-cell>
          <table:table-cell table:number-columns-repeated="2" office:value-type="string" calcext:value-type="string">
            <text:p>conica</text:p>
          </table:table-cell>
          <table:table-cell office:value-type="string" calcext:value-type="string">
            <text:p>Eucalyptus conica</text:p>
          </table:table-cell>
          <table:table-cell office:value-type="string" calcext:value-type="string">
            <text:p>? 90% sure conica, might be retinodies</text:p>
          </table:table-cell>
          <table:table-cell office:value-type="string" calcext:value-type="string">
            <text:p>Wollomombi Falls Lookout</text:p>
          </table:table-cell>
          <table:table-cell/>
          <table:table-cell office:value-type="string" calcext:value-type="string">
            <text:p>2017-11-24</text:p>
          </table:table-cell>
          <table:table-cell office:value-type="string" calcext:value-type="string">
            <text:p>118</text:p>
          </table:table-cell>
          <table:table-cell office:value-type="float" office:value="-30.5314" calcext:value-type="float">
            <text:p>-30.5314</text:p>
          </table:table-cell>
          <table:table-cell office:value-type="float" office:value="152.0334" calcext:value-type="float">
            <text:p>152.0334</text:p>
          </table:table-cell>
          <table:table-cell/>
          <table:table-cell office:value-type="string" calcext:value-type="string">
            <text:p>NSW</text:p>
          </table:table-cell>
          <table:table-cell office:value-type="string" calcext:value-type="string">
            <text:p>CBH 101</text:p>
          </table:table-cell>
          <table:table-cell office:value-type="string" calcext:value-type="string">
            <text:p>N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NE0038</text:p>
          </table:table-cell>
          <table:table-cell office:value-type="string" calcext:value-type="string">
            <text:p>ENE</text:p>
          </table:table-cell>
          <table:table-cell table:number-columns-repeated="2" office:value-type="string" calcext:value-type="string">
            <text:p>conica</text:p>
          </table:table-cell>
          <table:table-cell office:value-type="string" calcext:value-type="string">
            <text:p>Eucalyptus conica</text:p>
          </table:table-cell>
          <table:table-cell office:value-type="string" calcext:value-type="string">
            <text:p>? 90% sure conica, might be retinodies</text:p>
          </table:table-cell>
          <table:table-cell office:value-type="string" calcext:value-type="string">
            <text:p>Wollomombi Falls Lookout</text:p>
          </table:table-cell>
          <table:table-cell/>
          <table:table-cell office:value-type="string" calcext:value-type="string">
            <text:p>2017-11-24</text:p>
          </table:table-cell>
          <table:table-cell office:value-type="string" calcext:value-type="string">
            <text:p>119</text:p>
          </table:table-cell>
          <table:table-cell office:value-type="float" office:value="-30.53132" calcext:value-type="float">
            <text:p>-30.53132</text:p>
          </table:table-cell>
          <table:table-cell office:value-type="float" office:value="152.03278" calcext:value-type="float">
            <text:p>152.03278</text:p>
          </table:table-cell>
          <table:table-cell/>
          <table:table-cell office:value-type="string" calcext:value-type="string">
            <text:p>NSW</text:p>
          </table:table-cell>
          <table:table-cell office:value-type="string" calcext:value-type="string">
            <text:p>Epicormic growth on moderate size tree (approx DBH 20)</text:p>
          </table:table-cell>
          <table:table-cell office:value-type="string" calcext:value-type="string">
            <text:p>N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NE0039</text:p>
          </table:table-cell>
          <table:table-cell office:value-type="string" calcext:value-type="string">
            <text:p>ENE</text:p>
          </table:table-cell>
          <table:table-cell table:number-columns-repeated="2" office:value-type="string" calcext:value-type="string">
            <text:p>conica</text:p>
          </table:table-cell>
          <table:table-cell office:value-type="string" calcext:value-type="string">
            <text:p>Eucalyptus conica</text:p>
          </table:table-cell>
          <table:table-cell office:value-type="string" calcext:value-type="string">
            <text:p>? 90% sure conica, might be retinodies</text:p>
          </table:table-cell>
          <table:table-cell office:value-type="string" calcext:value-type="string">
            <text:p>Wollomombi Falls Lookout</text:p>
          </table:table-cell>
          <table:table-cell/>
          <table:table-cell office:value-type="string" calcext:value-type="string">
            <text:p>2017-11-24</text:p>
          </table:table-cell>
          <table:table-cell office:value-type="string" calcext:value-type="string">
            <text:p>119</text:p>
          </table:table-cell>
          <table:table-cell office:value-type="float" office:value="-30.53132" calcext:value-type="float">
            <text:p>-30.53132</text:p>
          </table:table-cell>
          <table:table-cell office:value-type="float" office:value="152.03278" calcext:value-type="float">
            <text:p>152.03278</text:p>
          </table:table-cell>
          <table:table-cell/>
          <table:table-cell office:value-type="string" calcext:value-type="string">
            <text:p>NSW</text:p>
          </table:table-cell>
          <table:table-cell office:value-type="string" calcext:value-type="string">
            <text:p>Coppice regrowth on stump of quite large tree, ~3m east of ENE0038 (towards gully)</text:p>
          </table:table-cell>
          <table:table-cell office:value-type="string" calcext:value-type="string">
            <text:p>N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NE0040</text:p>
          </table:table-cell>
          <table:table-cell office:value-type="string" calcext:value-type="string">
            <text:p>ENE</text:p>
          </table:table-cell>
          <table:table-cell table:number-columns-repeated="2" office:value-type="string" calcext:value-type="string">
            <text:p>conica</text:p>
          </table:table-cell>
          <table:table-cell office:value-type="string" calcext:value-type="string">
            <text:p>Eucalyptus conica</text:p>
          </table:table-cell>
          <table:table-cell office:value-type="string" calcext:value-type="string">
            <text:p>? 90% sure conica, might be retinodies</text:p>
          </table:table-cell>
          <table:table-cell office:value-type="string" calcext:value-type="string">
            <text:p>Wollomombi Falls Lookout</text:p>
          </table:table-cell>
          <table:table-cell/>
          <table:table-cell office:value-type="string" calcext:value-type="string">
            <text:p>2017-11-24</text:p>
          </table:table-cell>
          <table:table-cell office:value-type="string" calcext:value-type="string">
            <text:p>120</text:p>
          </table:table-cell>
          <table:table-cell office:value-type="float" office:value="-30.53132" calcext:value-type="float">
            <text:p>-30.53132</text:p>
          </table:table-cell>
          <table:table-cell office:value-type="float" office:value="152.03148" calcext:value-type="float">
            <text:p>152.03148</text:p>
          </table:table-cell>
          <table:table-cell/>
          <table:table-cell office:value-type="string" calcext:value-type="string">
            <text:p>NSW</text:p>
          </table:table-cell>
          <table:table-cell office:value-type="string" calcext:value-type="string">
            <text:p>Epicormig growth. Smelled minty to Kevin, not so much to Rose.</text:p>
          </table:table-cell>
          <table:table-cell office:value-type="string" calcext:value-type="string">
            <text:p>N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NE0041</text:p>
          </table:table-cell>
          <table:table-cell office:value-type="string" calcext:value-type="string">
            <text:p>ENE</text:p>
          </table:table-cell>
          <table:table-cell table:number-columns-repeated="2" office:value-type="string" calcext:value-type="string">
            <text:p>conica</text:p>
          </table:table-cell>
          <table:table-cell office:value-type="string" calcext:value-type="string">
            <text:p>Eucalyptus conica</text:p>
          </table:table-cell>
          <table:table-cell office:value-type="string" calcext:value-type="string">
            <text:p>? 90% sure conica, might be retinodies</text:p>
          </table:table-cell>
          <table:table-cell office:value-type="string" calcext:value-type="string">
            <text:p>Wollomombi Falls Lookout</text:p>
          </table:table-cell>
          <table:table-cell/>
          <table:table-cell office:value-type="string" calcext:value-type="string">
            <text:p>2017-11-24</text:p>
          </table:table-cell>
          <table:table-cell office:value-type="string" calcext:value-type="string">
            <text:p>122</text:p>
          </table:table-cell>
          <table:table-cell office:value-type="float" office:value="-30.53079" calcext:value-type="float">
            <text:p>-30.53079</text:p>
          </table:table-cell>
          <table:table-cell office:value-type="float" office:value="152.02965" calcext:value-type="float">
            <text:p>152.02965</text:p>
          </table:table-cell>
          <table:table-cell/>
          <table:table-cell office:value-type="string" calcext:value-type="string">
            <text:p>NSW</text:p>
          </table:table-cell>
          <table:table-cell office:value-type="string" calcext:value-type="string">
            <text:p>Large tree on management trail just inside NP gate. Waypoint 121 is incorrect.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 seeds in the capsul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E0042</text:p>
          </table:table-cell>
          <table:table-cell office:value-type="string" calcext:value-type="string">
            <text:p>ENE</text:p>
          </table:table-cell>
          <table:table-cell table:number-columns-repeated="2" office:value-type="string" calcext:value-type="string">
            <text:p>conica</text:p>
          </table:table-cell>
          <table:table-cell office:value-type="string" calcext:value-type="string">
            <text:p>Eucalyptus conica</text:p>
          </table:table-cell>
          <table:table-cell office:value-type="string" calcext:value-type="string">
            <text:p>? 90% sure conica, might be retinodies</text:p>
          </table:table-cell>
          <table:table-cell office:value-type="string" calcext:value-type="string">
            <text:p>Kempsey road gravel depot</text:p>
          </table:table-cell>
          <table:table-cell/>
          <table:table-cell office:value-type="string" calcext:value-type="string">
            <text:p>2017-11-24</text:p>
          </table:table-cell>
          <table:table-cell office:value-type="string" calcext:value-type="string">
            <text:p>127</text:p>
          </table:table-cell>
          <table:table-cell office:value-type="float" office:value="-30.52496" calcext:value-type="float">
            <text:p>-30.52496</text:p>
          </table:table-cell>
          <table:table-cell office:value-type="float" office:value="152.07028" calcext:value-type="float">
            <text:p>152.07028</text:p>
          </table:table-cell>
          <table:table-cell/>
          <table:table-cell office:value-type="string" calcext:value-type="string">
            <text:p>NSW</text:p>
          </table:table-cell>
          <table:table-cell office:value-type="string" calcext:value-type="string">
            <text:p>Jaz’s GPS waypoints 002 &amp; 003</text:p>
          </table:table-cell>
          <table:table-cell office:value-type="string" calcext:value-type="string">
            <text:p>N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NE0043</text:p>
          </table:table-cell>
          <table:table-cell office:value-type="string" calcext:value-type="string">
            <text:p>ENE</text:p>
          </table:table-cell>
          <table:table-cell table:number-columns-repeated="2" office:value-type="string" calcext:value-type="string">
            <text:p>conica</text:p>
          </table:table-cell>
          <table:table-cell office:value-type="string" calcext:value-type="string">
            <text:p>Eucalyptus conica</text:p>
          </table:table-cell>
          <table:table-cell office:value-type="string" calcext:value-type="string">
            <text:p>? 90% sure conica, might be retinodies</text:p>
          </table:table-cell>
          <table:table-cell office:value-type="string" calcext:value-type="string">
            <text:p>Kempsey road gravel depot</text:p>
          </table:table-cell>
          <table:table-cell/>
          <table:table-cell office:value-type="string" calcext:value-type="string">
            <text:p>2017-11-24</text:p>
          </table:table-cell>
          <table:table-cell office:value-type="string" calcext:value-type="string">
            <text:p>128</text:p>
          </table:table-cell>
          <table:table-cell office:value-type="float" office:value="-30.52505" calcext:value-type="float">
            <text:p>-30.52505</text:p>
          </table:table-cell>
          <table:table-cell office:value-type="float" office:value="152.07025" calcext:value-type="float">
            <text:p>152.07025</text:p>
          </table:table-cell>
          <table:table-cell/>
          <table:table-cell office:value-type="string" calcext:value-type="string">
            <text:p>NSW</text:p>
          </table:table-cell>
          <table:table-cell office:value-type="string" calcext:value-type="string">
            <text:p>Jas’z GPS waypoint 004</text:p>
          </table:table-cell>
          <table:table-cell office:value-type="string" calcext:value-type="string">
            <text:p>N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NE0044</text:p>
          </table:table-cell>
          <table:table-cell office:value-type="string" calcext:value-type="string">
            <text:p>ENE</text:p>
          </table:table-cell>
          <table:table-cell table:number-columns-repeated="2" office:value-type="string" calcext:value-type="string">
            <text:p>conica</text:p>
          </table:table-cell>
          <table:table-cell office:value-type="string" calcext:value-type="string">
            <text:p>Eucalyptus conica</text:p>
          </table:table-cell>
          <table:table-cell office:value-type="string" calcext:value-type="string">
            <text:p>? 90% sure conica, might be retinodies</text:p>
          </table:table-cell>
          <table:table-cell office:value-type="string" calcext:value-type="string">
            <text:p>Kempsey road gravel depot</text:p>
          </table:table-cell>
          <table:table-cell/>
          <table:table-cell office:value-type="string" calcext:value-type="string">
            <text:p>2017-11-24</text:p>
          </table:table-cell>
          <table:table-cell office:value-type="string" calcext:value-type="string">
            <text:p>123</text:p>
          </table:table-cell>
          <table:table-cell office:value-type="float" office:value="-30.52445" calcext:value-type="float">
            <text:p>-30.52445</text:p>
          </table:table-cell>
          <table:table-cell office:value-type="float" office:value="152.07028" calcext:value-type="float">
            <text:p>152.07028</text:p>
          </table:table-cell>
          <table:table-cell/>
          <table:table-cell office:value-type="string" calcext:value-type="string">
            <text:p>NSW</text:p>
          </table:table-cell>
          <table:table-cell office:value-type="string" calcext:value-type="string">
            <text:p>CBH 140,110*</text:p>
          </table:table-cell>
          <table:table-cell office:value-type="string" calcext:value-type="string">
            <text:p>N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NE0045</text:p>
          </table:table-cell>
          <table:table-cell office:value-type="string" calcext:value-type="string">
            <text:p>ENE</text:p>
          </table:table-cell>
          <table:table-cell table:number-columns-repeated="2" office:value-type="string" calcext:value-type="string">
            <text:p>conica</text:p>
          </table:table-cell>
          <table:table-cell office:value-type="string" calcext:value-type="string">
            <text:p>Eucalyptus conica</text:p>
          </table:table-cell>
          <table:table-cell office:value-type="string" calcext:value-type="string">
            <text:p>? 90% sure conica, might be retinodies</text:p>
          </table:table-cell>
          <table:table-cell office:value-type="string" calcext:value-type="string">
            <text:p>Kempsey road gravel depot</text:p>
          </table:table-cell>
          <table:table-cell/>
          <table:table-cell office:value-type="string" calcext:value-type="string">
            <text:p>2017-11-24</text:p>
          </table:table-cell>
          <table:table-cell office:value-type="string" calcext:value-type="string">
            <text:p>124</text:p>
          </table:table-cell>
          <table:table-cell office:value-type="float" office:value="-30.52463" calcext:value-type="float">
            <text:p>-30.52463</text:p>
          </table:table-cell>
          <table:table-cell office:value-type="float" office:value="152.07047" calcext:value-type="float">
            <text:p>152.07047</text:p>
          </table:table-cell>
          <table:table-cell/>
          <table:table-cell office:value-type="string" calcext:value-type="string">
            <text:p>NSW</text:p>
          </table:table-cell>
          <table:table-cell office:value-type="string" calcext:value-type="string">
            <text:p>CBH 55,46,35*,20,116</text:p>
          </table:table-cell>
          <table:table-cell office:value-type="string" calcext:value-type="string">
            <text:p>N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NE0046</text:p>
          </table:table-cell>
          <table:table-cell office:value-type="string" calcext:value-type="string">
            <text:p>ENE</text:p>
          </table:table-cell>
          <table:table-cell table:number-columns-repeated="2" office:value-type="string" calcext:value-type="string">
            <text:p>conica</text:p>
          </table:table-cell>
          <table:table-cell office:value-type="string" calcext:value-type="string">
            <text:p>Eucalyptus conica</text:p>
          </table:table-cell>
          <table:table-cell office:value-type="string" calcext:value-type="string">
            <text:p>? 90% sure conica, might be retinodies</text:p>
          </table:table-cell>
          <table:table-cell office:value-type="string" calcext:value-type="string">
            <text:p>Kempsey road gravel depot</text:p>
          </table:table-cell>
          <table:table-cell/>
          <table:table-cell office:value-type="string" calcext:value-type="string">
            <text:p>2017-11-24</text:p>
          </table:table-cell>
          <table:table-cell office:value-type="string" calcext:value-type="string">
            <text:p>125</text:p>
          </table:table-cell>
          <table:table-cell office:value-type="float" office:value="-30.52469" calcext:value-type="float">
            <text:p>-30.52469</text:p>
          </table:table-cell>
          <table:table-cell office:value-type="float" office:value="152.07063" calcext:value-type="float">
            <text:p>152.07063</text:p>
          </table:table-cell>
          <table:table-cell/>
          <table:table-cell office:value-type="string" calcext:value-type="string">
            <text:p>NSW</text:p>
          </table:table-cell>
          <table:table-cell office:value-type="string" calcext:value-type="string">
            <text:p>CBH 55,55,40*</text:p>
          </table:table-cell>
          <table:table-cell office:value-type="string" calcext:value-type="string">
            <text:p>N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NE0047</text:p>
          </table:table-cell>
          <table:table-cell office:value-type="string" calcext:value-type="string">
            <text:p>ENE</text:p>
          </table:table-cell>
          <table:table-cell table:number-columns-repeated="2" office:value-type="string" calcext:value-type="string">
            <text:p>conica</text:p>
          </table:table-cell>
          <table:table-cell office:value-type="string" calcext:value-type="string">
            <text:p>Eucalyptus conica</text:p>
          </table:table-cell>
          <table:table-cell office:value-type="string" calcext:value-type="string">
            <text:p>? 90% sure conica, might be retinodies</text:p>
          </table:table-cell>
          <table:table-cell office:value-type="string" calcext:value-type="string">
            <text:p>Kempsey road gravel depot</text:p>
          </table:table-cell>
          <table:table-cell/>
          <table:table-cell office:value-type="string" calcext:value-type="string">
            <text:p>2017-11-24</text:p>
          </table:table-cell>
          <table:table-cell office:value-type="string" calcext:value-type="string">
            <text:p>126</text:p>
          </table:table-cell>
          <table:table-cell office:value-type="float" office:value="-30.52485" calcext:value-type="float">
            <text:p>-30.52485</text:p>
          </table:table-cell>
          <table:table-cell office:value-type="float" office:value="152.07079" calcext:value-type="float">
            <text:p>152.07079</text:p>
          </table:table-cell>
          <table:table-cell/>
          <table:table-cell office:value-type="string" calcext:value-type="string">
            <text:p>NSW</text:p>
          </table:table-cell>
          <table:table-cell office:value-type="string" calcext:value-type="string">
            <text:p>CBH 112,1*,1</text:p>
          </table:table-cell>
          <table:table-cell office:value-type="string" calcext:value-type="string">
            <text:p>N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illgroveTurnoff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sp. aff. magnificata</text:p>
          </table:table-cell>
          <table:table-cell office:value-type="string" calcext:value-type="string">
            <text:p>Eucalyptus sp. aff. magnificata</text:p>
          </table:table-cell>
          <table:table-cell/>
          <table:table-cell office:value-type="string" calcext:value-type="string">
            <text:p>Stockton</text:p>
          </table:table-cell>
          <table:table-cell/>
          <table:table-cell table:style-name="Default"/>
          <table:table-cell/>
          <table:table-cell office:value-type="float" office:value="-30.525972" calcext:value-type="float">
            <text:p>-30.525972</text:p>
          </table:table-cell>
          <table:table-cell office:value-type="float" office:value="151.9180333" calcext:value-type="float">
            <text:p>151.9180333</text:p>
          </table:table-cell>
          <table:table-cell table:number-columns-repeated="3"/>
          <table:table-cell table:formula="of:=IF([.Q903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_Linney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baueriana</text:p>
          </table:table-cell>
          <table:table-cell office:value-type="string" calcext:value-type="string">
            <text:p>Eucalyptus baueriana</text:p>
          </table:table-cell>
          <table:table-cell/>
          <table:table-cell office:value-type="string" calcext:value-type="string">
            <text:p>Moruya</text:p>
          </table:table-cell>
          <table:table-cell/>
          <table:table-cell table:style-name="Default"/>
          <table:table-cell/>
          <table:table-cell office:value-type="float" office:value="-35.924189" calcext:value-type="float">
            <text:p>-35.924189</text:p>
          </table:table-cell>
          <table:table-cell office:value-type="float" office:value="150.077225" calcext:value-type="float">
            <text:p>150.077225</text:p>
          </table:table-cell>
          <table:table-cell table:number-columns-repeated="3"/>
          <table:table-cell table:formula="of:=IF([.Q904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LC714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magnificata</text:p>
          </table:table-cell>
          <table:table-cell office:value-type="string" calcext:value-type="string">
            <text:p>Eucalyptus magnificata</text:p>
          </table:table-cell>
          <table:table-cell/>
          <table:table-cell office:value-type="string" calcext:value-type="string">
            <text:p>Hillgrove</text:p>
          </table:table-cell>
          <table:table-cell/>
          <table:table-cell table:style-name="Default"/>
          <table:table-cell/>
          <table:table-cell office:value-type="float" office:value="-30.55526401" calcext:value-type="float">
            <text:p>-30.55526401</text:p>
          </table:table-cell>
          <table:table-cell office:value-type="float" office:value="151.905034" calcext:value-type="float">
            <text:p>151.905034</text:p>
          </table:table-cell>
          <table:table-cell office:value-type="float" office:value="1001.650085" calcext:value-type="float">
            <text:p>1001.650085</text:p>
          </table:table-cell>
          <table:table-cell table:number-columns-repeated="2"/>
          <table:table-cell table:formula="of:=IF([.Q905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LC715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conica</text:p>
          </table:table-cell>
          <table:table-cell office:value-type="string" calcext:value-type="string">
            <text:p>Eucalyptus conica</text:p>
          </table:table-cell>
          <table:table-cell/>
          <table:table-cell office:value-type="string" calcext:value-type="string">
            <text:p>Stanthorpe</text:p>
          </table:table-cell>
          <table:table-cell/>
          <table:table-cell table:style-name="Default"/>
          <table:table-cell/>
          <table:table-cell office:value-type="float" office:value="-28.68757004" calcext:value-type="float">
            <text:p>-28.68757004</text:p>
          </table:table-cell>
          <table:table-cell office:value-type="float" office:value="151.962399" calcext:value-type="float">
            <text:p>151.962399</text:p>
          </table:table-cell>
          <table:table-cell office:value-type="float" office:value="851.994751" calcext:value-type="float">
            <text:p>851.994751</text:p>
          </table:table-cell>
          <table:table-cell table:number-columns-repeated="2"/>
          <table:table-cell table:formula="of:=IF([.Q906]=&quot;  &quot;; &quot;No&quot;; &quot;Yes&quot;)" office:value-type="string" office:string-value="Yes" calcext:value-type="string">
            <text:p>Yes</text:p>
          </table:table-cell>
          <table:table-cell office:value-type="string" calcext:value-type="string">
            <text:p>sifted <text:s/>Storm Kin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LC716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conica</text:p>
          </table:table-cell>
          <table:table-cell office:value-type="string" calcext:value-type="string">
            <text:p>Eucalyptus conica</text:p>
          </table:table-cell>
          <table:table-cell/>
          <table:table-cell office:value-type="string" calcext:value-type="string">
            <text:p>Stanthorpe</text:p>
          </table:table-cell>
          <table:table-cell/>
          <table:table-cell table:style-name="Default"/>
          <table:table-cell/>
          <table:table-cell office:value-type="float" office:value="-28.68787296" calcext:value-type="float">
            <text:p>-28.68787296</text:p>
          </table:table-cell>
          <table:table-cell office:value-type="float" office:value="151.962637" calcext:value-type="float">
            <text:p>151.962637</text:p>
          </table:table-cell>
          <table:table-cell office:value-type="float" office:value="850.567932" calcext:value-type="float">
            <text:p>850.567932</text:p>
          </table:table-cell>
          <table:table-cell table:number-columns-repeated="2"/>
          <table:table-cell table:formula="of:=IF([.Q907]=&quot;  &quot;; &quot;No&quot;; &quot;Yes&quot;)" office:value-type="string" office:string-value="Yes" calcext:value-type="string">
            <text:p>Yes</text:p>
          </table:table-cell>
          <table:table-cell office:value-type="string" calcext:value-type="string">
            <text:p>sieved in box Storm Kin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LC719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conica</text:p>
          </table:table-cell>
          <table:table-cell office:value-type="string" calcext:value-type="string">
            <text:p>Eucalyptus conica</text:p>
          </table:table-cell>
          <table:table-cell/>
          <table:table-cell office:value-type="string" calcext:value-type="string">
            <text:p>Tenterfield</text:p>
          </table:table-cell>
          <table:table-cell/>
          <table:table-cell table:style-name="Default"/>
          <table:table-cell/>
          <table:table-cell office:value-type="float" office:value="-29.06428101" calcext:value-type="float">
            <text:p>-29.06428101</text:p>
          </table:table-cell>
          <table:table-cell office:value-type="float" office:value="151.988461" calcext:value-type="float">
            <text:p>151.988461</text:p>
          </table:table-cell>
          <table:table-cell office:value-type="float" office:value="906.398865" calcext:value-type="float">
            <text:p>906.398865</text:p>
          </table:table-cell>
          <table:table-cell table:number-columns-repeated="2"/>
          <table:table-cell table:formula="of:=IF([.Q908]=&quot;  &quot;; &quot;No&quot;; &quot;Yes&quot;)" office:value-type="string" office:string-value="Yes" calcext:value-type="string">
            <text:p>Yes</text:p>
          </table:table-cell>
          <table:table-cell office:value-type="string" calcext:value-type="string">
            <text:p>sieved in box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LC720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conica</text:p>
          </table:table-cell>
          <table:table-cell office:value-type="string" calcext:value-type="string">
            <text:p>Eucalyptus conica</text:p>
          </table:table-cell>
          <table:table-cell/>
          <table:table-cell office:value-type="string" calcext:value-type="string">
            <text:p>Tenterfield</text:p>
          </table:table-cell>
          <table:table-cell/>
          <table:table-cell table:style-name="Default"/>
          <table:table-cell/>
          <table:table-cell office:value-type="float" office:value="-29.06569697" calcext:value-type="float">
            <text:p>-29.06569697</text:p>
          </table:table-cell>
          <table:table-cell office:value-type="float" office:value="151.988323" calcext:value-type="float">
            <text:p>151.988323</text:p>
          </table:table-cell>
          <table:table-cell office:value-type="float" office:value="895.315063" calcext:value-type="float">
            <text:p>895.315063</text:p>
          </table:table-cell>
          <table:table-cell table:number-columns-repeated="2"/>
          <table:table-cell table:formula="of:=IF([.Q909]=&quot;  &quot;; &quot;No&quot;; &quot;Yes&quot;)" office:value-type="string" office:string-value="Yes" calcext:value-type="string">
            <text:p>Yes</text:p>
          </table:table-cell>
          <table:table-cell office:value-type="string" calcext:value-type="string">
            <text:p>sieved in box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LC721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conica</text:p>
          </table:table-cell>
          <table:table-cell office:value-type="string" calcext:value-type="string">
            <text:p>Eucalyptus conica</text:p>
          </table:table-cell>
          <table:table-cell/>
          <table:table-cell office:value-type="string" calcext:value-type="string">
            <text:p>Tenterfield</text:p>
          </table:table-cell>
          <table:table-cell/>
          <table:table-cell table:style-name="Default"/>
          <table:table-cell/>
          <table:table-cell office:value-type="float" office:value="-29.06571801" calcext:value-type="float">
            <text:p>-29.06571801</text:p>
          </table:table-cell>
          <table:table-cell office:value-type="float" office:value="151.988288" calcext:value-type="float">
            <text:p>151.988288</text:p>
          </table:table-cell>
          <table:table-cell office:value-type="float" office:value="894.405945" calcext:value-type="float">
            <text:p>894.405945</text:p>
          </table:table-cell>
          <table:table-cell table:number-columns-repeated="2"/>
          <table:table-cell table:formula="of:=IF([.Q910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LC724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conica</text:p>
          </table:table-cell>
          <table:table-cell office:value-type="string" calcext:value-type="string">
            <text:p>Eucalyptus conica</text:p>
          </table:table-cell>
          <table:table-cell/>
          <table:table-cell office:value-type="string" calcext:value-type="string">
            <text:p>Dundee</text:p>
          </table:table-cell>
          <table:table-cell/>
          <table:table-cell table:style-name="Default"/>
          <table:table-cell/>
          <table:table-cell office:value-type="float" office:value="-29.60560603" calcext:value-type="float">
            <text:p>-29.60560603</text:p>
          </table:table-cell>
          <table:table-cell office:value-type="float" office:value="151.868071" calcext:value-type="float">
            <text:p>151.868071</text:p>
          </table:table-cell>
          <table:table-cell office:value-type="float" office:value="1037.9375" calcext:value-type="float">
            <text:p>1037.9375</text:p>
          </table:table-cell>
          <table:table-cell table:number-columns-repeated="2"/>
          <table:table-cell table:formula="of:=IF([.Q911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LC725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conica</text:p>
          </table:table-cell>
          <table:table-cell office:value-type="string" calcext:value-type="string">
            <text:p>Eucalyptus conica</text:p>
          </table:table-cell>
          <table:table-cell/>
          <table:table-cell office:value-type="string" calcext:value-type="string">
            <text:p>Dundee</text:p>
          </table:table-cell>
          <table:table-cell/>
          <table:table-cell table:style-name="Default"/>
          <table:table-cell/>
          <table:table-cell office:value-type="float" office:value="-29.60565004" calcext:value-type="float">
            <text:p>-29.60565004</text:p>
          </table:table-cell>
          <table:table-cell office:value-type="float" office:value="151.867978" calcext:value-type="float">
            <text:p>151.867978</text:p>
          </table:table-cell>
          <table:table-cell office:value-type="float" office:value="1038.672363" calcext:value-type="float">
            <text:p>1038.672363</text:p>
          </table:table-cell>
          <table:table-cell table:number-columns-repeated="2"/>
          <table:table-cell table:formula="of:=IF([.Q912]=&quot;  &quot;; &quot;No&quot;; &quot;Yes&quot;)" office:value-type="string" office:string-value="Yes" calcext:value-type="string">
            <text:p>Yes</text:p>
          </table:table-cell>
          <table:table-cell office:value-type="string" calcext:value-type="string">
            <text:p>sieved in box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LC726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conica</text:p>
          </table:table-cell>
          <table:table-cell office:value-type="string" calcext:value-type="string">
            <text:p>Eucalyptus conica</text:p>
          </table:table-cell>
          <table:table-cell/>
          <table:table-cell office:value-type="string" calcext:value-type="string">
            <text:p>Abington Creek</text:p>
          </table:table-cell>
          <table:table-cell/>
          <table:table-cell table:style-name="Default"/>
          <table:table-cell/>
          <table:table-cell office:value-type="float" office:value="-30.282428" calcext:value-type="float">
            <text:p>-30.282428</text:p>
          </table:table-cell>
          <table:table-cell office:value-type="float" office:value="151.195725" calcext:value-type="float">
            <text:p>151.195725</text:p>
          </table:table-cell>
          <table:table-cell table:number-columns-repeated="3"/>
          <table:table-cell table:formula="of:=IF([.Q913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LC727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magnificata</text:p>
          </table:table-cell>
          <table:table-cell office:value-type="string" calcext:value-type="string">
            <text:p>Eucalyptus magnificata</text:p>
          </table:table-cell>
          <table:table-cell/>
          <table:table-cell office:value-type="string" calcext:value-type="string">
            <text:p>Hillgrove</text:p>
          </table:table-cell>
          <table:table-cell/>
          <table:table-cell table:style-name="Default"/>
          <table:table-cell/>
          <table:table-cell office:value-type="float" office:value="-30.55541304" calcext:value-type="float">
            <text:p>-30.55541304</text:p>
          </table:table-cell>
          <table:table-cell office:value-type="float" office:value="151.906003" calcext:value-type="float">
            <text:p>151.906003</text:p>
          </table:table-cell>
          <table:table-cell office:value-type="float" office:value="993" calcext:value-type="float">
            <text:p>993</text:p>
          </table:table-cell>
          <table:table-cell table:number-columns-repeated="2"/>
          <table:table-cell table:formula="of:=IF([.Q914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LC728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magnificata</text:p>
          </table:table-cell>
          <table:table-cell office:value-type="string" calcext:value-type="string">
            <text:p>Eucalyptus magnificata</text:p>
          </table:table-cell>
          <table:table-cell/>
          <table:table-cell office:value-type="string" calcext:value-type="string">
            <text:p>Hillgrove</text:p>
          </table:table-cell>
          <table:table-cell/>
          <table:table-cell table:style-name="Default"/>
          <table:table-cell/>
          <table:table-cell office:value-type="float" office:value="-30.555579" calcext:value-type="float">
            <text:p>-30.555579</text:p>
          </table:table-cell>
          <table:table-cell office:value-type="float" office:value="151.906014" calcext:value-type="float">
            <text:p>151.906014</text:p>
          </table:table-cell>
          <table:table-cell office:value-type="float" office:value="1002" calcext:value-type="float">
            <text:p>1002</text:p>
          </table:table-cell>
          <table:table-cell table:number-columns-repeated="2"/>
          <table:table-cell table:formula="of:=IF([.Q915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LC730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magnificata</text:p>
          </table:table-cell>
          <table:table-cell office:value-type="string" calcext:value-type="string">
            <text:p>Eucalyptus magnificata</text:p>
          </table:table-cell>
          <table:table-cell/>
          <table:table-cell office:value-type="string" calcext:value-type="string">
            <text:p>Hillgrove</text:p>
          </table:table-cell>
          <table:table-cell/>
          <table:table-cell table:style-name="Default"/>
          <table:table-cell/>
          <table:table-cell office:value-type="float" office:value="-30.57562198" calcext:value-type="float">
            <text:p>-30.57562198</text:p>
          </table:table-cell>
          <table:table-cell office:value-type="float" office:value="151.902781" calcext:value-type="float">
            <text:p>151.902781</text:p>
          </table:table-cell>
          <table:table-cell office:value-type="float" office:value="975.995117" calcext:value-type="float">
            <text:p>975.995117</text:p>
          </table:table-cell>
          <table:table-cell table:number-columns-repeated="2"/>
          <table:table-cell table:formula="of:=IF([.Q916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LC731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magnificata</text:p>
          </table:table-cell>
          <table:table-cell office:value-type="string" calcext:value-type="string">
            <text:p>Eucalyptus magnificata</text:p>
          </table:table-cell>
          <table:table-cell/>
          <table:table-cell office:value-type="string" calcext:value-type="string">
            <text:p>Hillgrove</text:p>
          </table:table-cell>
          <table:table-cell/>
          <table:table-cell table:style-name="Default"/>
          <table:table-cell/>
          <table:table-cell office:value-type="float" office:value="-30.55252103" calcext:value-type="float">
            <text:p>-30.55252103</text:p>
          </table:table-cell>
          <table:table-cell office:value-type="float" office:value="151.89752" calcext:value-type="float">
            <text:p>151.89752</text:p>
          </table:table-cell>
          <table:table-cell office:value-type="float" office:value="975" calcext:value-type="float">
            <text:p>975</text:p>
          </table:table-cell>
          <table:table-cell table:number-columns-repeated="2"/>
          <table:table-cell table:formula="of:=IF([.Q917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LC732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magnificata</text:p>
          </table:table-cell>
          <table:table-cell office:value-type="string" calcext:value-type="string">
            <text:p>Eucalyptus magnificata</text:p>
          </table:table-cell>
          <table:table-cell/>
          <table:table-cell office:value-type="string" calcext:value-type="string">
            <text:p>Hillgrove</text:p>
          </table:table-cell>
          <table:table-cell/>
          <table:table-cell table:style-name="Default"/>
          <table:table-cell/>
          <table:table-cell office:value-type="float" office:value="-30.575079" calcext:value-type="float">
            <text:p>-30.575079</text:p>
          </table:table-cell>
          <table:table-cell office:value-type="float" office:value="151.903794" calcext:value-type="float">
            <text:p>151.903794</text:p>
          </table:table-cell>
          <table:table-cell office:value-type="float" office:value="979" calcext:value-type="float">
            <text:p>979</text:p>
          </table:table-cell>
          <table:table-cell table:number-columns-repeated="2"/>
          <table:table-cell table:formula="of:=IF([.Q918]=&quot;  &quot;; &quot;No&quot;; &quot;Yes&quot;)" office:value-type="string" office:string-value="Yes" calcext:value-type="string">
            <text:p>Yes</text:p>
          </table:table-cell>
          <table:table-cell office:value-type="string" calcext:value-type="string">
            <text:p>sieved in box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LC733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magnificata</text:p>
          </table:table-cell>
          <table:table-cell office:value-type="string" calcext:value-type="string">
            <text:p>Eucalyptus magnificata</text:p>
          </table:table-cell>
          <table:table-cell/>
          <table:table-cell office:value-type="string" calcext:value-type="string">
            <text:p>Hillgrove</text:p>
          </table:table-cell>
          <table:table-cell/>
          <table:table-cell table:style-name="Default"/>
          <table:table-cell/>
          <table:table-cell office:value-type="float" office:value="-30.57504203" calcext:value-type="float">
            <text:p>-30.57504203</text:p>
          </table:table-cell>
          <table:table-cell office:value-type="float" office:value="151.903307" calcext:value-type="float">
            <text:p>151.903307</text:p>
          </table:table-cell>
          <table:table-cell office:value-type="float" office:value="974" calcext:value-type="float">
            <text:p>974</text:p>
          </table:table-cell>
          <table:table-cell table:number-columns-repeated="2"/>
          <table:table-cell table:formula="of:=IF([.Q919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LC734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magnificata</text:p>
          </table:table-cell>
          <table:table-cell office:value-type="string" calcext:value-type="string">
            <text:p>Eucalyptus magnificata</text:p>
          </table:table-cell>
          <table:table-cell/>
          <table:table-cell office:value-type="string" calcext:value-type="string">
            <text:p>Hillgrove</text:p>
          </table:table-cell>
          <table:table-cell/>
          <table:table-cell table:style-name="Default"/>
          <table:table-cell/>
          <table:table-cell office:value-type="float" office:value="-30.55260301" calcext:value-type="float">
            <text:p>-30.55260301</text:p>
          </table:table-cell>
          <table:table-cell office:value-type="float" office:value="151.896692" calcext:value-type="float">
            <text:p>151.896692</text:p>
          </table:table-cell>
          <table:table-cell office:value-type="float" office:value="972" calcext:value-type="float">
            <text:p>972</text:p>
          </table:table-cell>
          <table:table-cell table:number-columns-repeated="2"/>
          <table:table-cell table:formula="of:=IF([.Q920]=&quot;  &quot;; &quot;No&quot;; &quot;Yes&quot;)" office:value-type="string" office:string-value="Yes" calcext:value-type="string">
            <text:p>Yes</text:p>
          </table:table-cell>
          <table:table-cell office:value-type="string" calcext:value-type="string">
            <text:p>sieved in box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LC737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sp. aff. magnificata</text:p>
          </table:table-cell>
          <table:table-cell office:value-type="string" calcext:value-type="string">
            <text:p>Eucalyptus sp. aff. magnificata</text:p>
          </table:table-cell>
          <table:table-cell/>
          <table:table-cell office:value-type="string" calcext:value-type="string">
            <text:p>Cheadle Mtn</text:p>
          </table:table-cell>
          <table:table-cell/>
          <table:table-cell table:style-name="Default"/>
          <table:table-cell/>
          <table:table-cell office:value-type="float" office:value="-30.84725096" calcext:value-type="float">
            <text:p>-30.84725096</text:p>
          </table:table-cell>
          <table:table-cell office:value-type="float" office:value="151.861377" calcext:value-type="float">
            <text:p>151.861377</text:p>
          </table:table-cell>
          <table:table-cell office:value-type="float" office:value="1003.350281" calcext:value-type="float">
            <text:p>1003.350281</text:p>
          </table:table-cell>
          <table:table-cell table:number-columns-repeated="2"/>
          <table:table-cell table:formula="of:=IF([.Q921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LC738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sp. aff. magnificata</text:p>
          </table:table-cell>
          <table:table-cell office:value-type="string" calcext:value-type="string">
            <text:p>Eucalyptus sp. aff. magnificata</text:p>
          </table:table-cell>
          <table:table-cell/>
          <table:table-cell office:value-type="string" calcext:value-type="string">
            <text:p>Cheadle Mtn</text:p>
          </table:table-cell>
          <table:table-cell/>
          <table:table-cell table:style-name="Default"/>
          <table:table-cell/>
          <table:table-cell office:value-type="float" office:value="-30.85471898" calcext:value-type="float">
            <text:p>-30.85471898</text:p>
          </table:table-cell>
          <table:table-cell office:value-type="float" office:value="151.858673" calcext:value-type="float">
            <text:p>151.858673</text:p>
          </table:table-cell>
          <table:table-cell office:value-type="float" office:value="1054.764404" calcext:value-type="float">
            <text:p>1054.764404</text:p>
          </table:table-cell>
          <table:table-cell table:number-columns-repeated="2"/>
          <table:table-cell table:formula="of:=IF([.Q922]=&quot;  &quot;; &quot;No&quot;; &quot;Yes&quot;)" office:value-type="string" office:string-value="Yes" calcext:value-type="string">
            <text:p>Yes</text:p>
          </table:table-cell>
          <table:table-cell office:value-type="string" calcext:value-type="string">
            <text:p>sieved in box 7 packets in white paper ba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LC739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sp. aff. magnificata</text:p>
          </table:table-cell>
          <table:table-cell office:value-type="string" calcext:value-type="string">
            <text:p>Eucalyptus sp. aff. magnificata</text:p>
          </table:table-cell>
          <table:table-cell/>
          <table:table-cell office:value-type="string" calcext:value-type="string">
            <text:p>Cheadle Mtn</text:p>
          </table:table-cell>
          <table:table-cell/>
          <table:table-cell table:style-name="Default"/>
          <table:table-cell/>
          <table:table-cell office:value-type="float" office:value="-30.85471798" calcext:value-type="float">
            <text:p>-30.85471798</text:p>
          </table:table-cell>
          <table:table-cell office:value-type="float" office:value="151.858588" calcext:value-type="float">
            <text:p>151.858588</text:p>
          </table:table-cell>
          <table:table-cell office:value-type="float" office:value="1055.253906" calcext:value-type="float">
            <text:p>1055.253906</text:p>
          </table:table-cell>
          <table:table-cell table:number-columns-repeated="2"/>
          <table:table-cell table:formula="of:=IF([.Q923]=&quot;  &quot;; &quot;No&quot;; &quot;Yes&quot;)" office:value-type="string" office:string-value="Yes" calcext:value-type="string">
            <text:p>Yes</text:p>
          </table:table-cell>
          <table:table-cell office:value-type="string" calcext:value-type="string">
            <text:p>sieved in box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LC740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sp. aff. magnificata</text:p>
          </table:table-cell>
          <table:table-cell office:value-type="string" calcext:value-type="string">
            <text:p>Eucalyptus sp. aff. magnificata</text:p>
          </table:table-cell>
          <table:table-cell/>
          <table:table-cell office:value-type="string" calcext:value-type="string">
            <text:p>Cheadle Mtn</text:p>
          </table:table-cell>
          <table:table-cell/>
          <table:table-cell table:style-name="Default"/>
          <table:table-cell/>
          <table:table-cell office:value-type="float" office:value="-30.85452402" calcext:value-type="float">
            <text:p>-30.85452402</text:p>
          </table:table-cell>
          <table:table-cell office:value-type="float" office:value="151.858459" calcext:value-type="float">
            <text:p>151.858459</text:p>
          </table:table-cell>
          <table:table-cell office:value-type="float" office:value="1052.628052" calcext:value-type="float">
            <text:p>1052.628052</text:p>
          </table:table-cell>
          <table:table-cell table:number-columns-repeated="2"/>
          <table:table-cell table:formula="of:=IF([.Q924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LC741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conica</text:p>
          </table:table-cell>
          <table:table-cell office:value-type="string" calcext:value-type="string">
            <text:p>Eucalyptus conica</text:p>
          </table:table-cell>
          <table:table-cell/>
          <table:table-cell office:value-type="string" calcext:value-type="string">
            <text:p>Bingara</text:p>
          </table:table-cell>
          <table:table-cell/>
          <table:table-cell table:style-name="Default"/>
          <table:table-cell/>
          <table:table-cell office:value-type="float" office:value="-30.01711397" calcext:value-type="float">
            <text:p>-30.01711397</text:p>
          </table:table-cell>
          <table:table-cell office:value-type="float" office:value="150.620568" calcext:value-type="float">
            <text:p>150.620568</text:p>
          </table:table-cell>
          <table:table-cell office:value-type="float" office:value="462.763336" calcext:value-type="float">
            <text:p>462.763336</text:p>
          </table:table-cell>
          <table:table-cell table:number-columns-repeated="2"/>
          <table:table-cell table:formula="of:=IF([.Q925]=&quot;  &quot;; &quot;No&quot;; &quot;Yes&quot;)" office:value-type="string" office:string-value="Yes" calcext:value-type="string">
            <text:p>Yes</text:p>
          </table:table-cell>
          <table:table-cell office:value-type="string" calcext:value-type="string">
            <text:p>sieved in box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LC750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magnificata</text:p>
          </table:table-cell>
          <table:table-cell office:value-type="string" calcext:value-type="string">
            <text:p>Eucalyptus magnificata</text:p>
          </table:table-cell>
          <table:table-cell/>
          <table:table-cell office:value-type="string" calcext:value-type="string">
            <text:p>Enmore</text:p>
          </table:table-cell>
          <table:table-cell/>
          <table:table-cell table:style-name="Default"/>
          <table:table-cell/>
          <table:table-cell office:value-type="float" office:value="-30.71997302" calcext:value-type="float">
            <text:p>-30.71997302</text:p>
          </table:table-cell>
          <table:table-cell office:value-type="float" office:value="151.72217" calcext:value-type="float">
            <text:p>151.72217</text:p>
          </table:table-cell>
          <table:table-cell office:value-type="float" office:value="984" calcext:value-type="float">
            <text:p>984</text:p>
          </table:table-cell>
          <table:table-cell table:number-columns-repeated="2"/>
          <table:table-cell table:formula="of:=IF([.Q926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LC751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magnificata</text:p>
          </table:table-cell>
          <table:table-cell office:value-type="string" calcext:value-type="string">
            <text:p>Eucalyptus magnificata</text:p>
          </table:table-cell>
          <table:table-cell/>
          <table:table-cell office:value-type="string" calcext:value-type="string">
            <text:p>Enmore</text:p>
          </table:table-cell>
          <table:table-cell/>
          <table:table-cell table:style-name="Default"/>
          <table:table-cell/>
          <table:table-cell office:value-type="float" office:value="-30.72016899" calcext:value-type="float">
            <text:p>-30.72016899</text:p>
          </table:table-cell>
          <table:table-cell office:value-type="float" office:value="151.722562" calcext:value-type="float">
            <text:p>151.722562</text:p>
          </table:table-cell>
          <table:table-cell office:value-type="float" office:value="979.106689" calcext:value-type="float">
            <text:p>979.106689</text:p>
          </table:table-cell>
          <table:table-cell table:number-columns-repeated="2"/>
          <table:table-cell table:formula="of:=IF([.Q927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LC752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magnificata</text:p>
          </table:table-cell>
          <table:table-cell office:value-type="string" calcext:value-type="string">
            <text:p>Eucalyptus magnificata</text:p>
          </table:table-cell>
          <table:table-cell/>
          <table:table-cell office:value-type="string" calcext:value-type="string">
            <text:p>Enmore</text:p>
          </table:table-cell>
          <table:table-cell/>
          <table:table-cell table:style-name="Default"/>
          <table:table-cell/>
          <table:table-cell office:value-type="float" office:value="-30.71996296" calcext:value-type="float">
            <text:p>-30.71996296</text:p>
          </table:table-cell>
          <table:table-cell office:value-type="float" office:value="151.722618" calcext:value-type="float">
            <text:p>151.722618</text:p>
          </table:table-cell>
          <table:table-cell office:value-type="float" office:value="981.699219" calcext:value-type="float">
            <text:p>981.699219</text:p>
          </table:table-cell>
          <table:table-cell table:number-columns-repeated="2"/>
          <table:table-cell table:formula="of:=IF([.Q928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LC753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magnificata</text:p>
          </table:table-cell>
          <table:table-cell office:value-type="string" calcext:value-type="string">
            <text:p>Eucalyptus magnificata</text:p>
          </table:table-cell>
          <table:table-cell/>
          <table:table-cell office:value-type="string" calcext:value-type="string">
            <text:p>Enmore</text:p>
          </table:table-cell>
          <table:table-cell/>
          <table:table-cell table:style-name="Default"/>
          <table:table-cell/>
          <table:table-cell office:value-type="float" office:value="-30.71953598" calcext:value-type="float">
            <text:p>-30.71953598</text:p>
          </table:table-cell>
          <table:table-cell office:value-type="float" office:value="151.72227" calcext:value-type="float">
            <text:p>151.72227</text:p>
          </table:table-cell>
          <table:table-cell office:value-type="float" office:value="982.80072" calcext:value-type="float">
            <text:p>982.80072</text:p>
          </table:table-cell>
          <table:table-cell table:number-columns-repeated="2"/>
          <table:table-cell table:formula="of:=IF([.Q929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LC754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magnificata</text:p>
          </table:table-cell>
          <table:table-cell office:value-type="string" calcext:value-type="string">
            <text:p>Eucalyptus magnificata</text:p>
          </table:table-cell>
          <table:table-cell/>
          <table:table-cell office:value-type="string" calcext:value-type="string">
            <text:p>Enmore</text:p>
          </table:table-cell>
          <table:table-cell/>
          <table:table-cell table:style-name="Default"/>
          <table:table-cell/>
          <table:table-cell office:value-type="float" office:value="-30.71911999" calcext:value-type="float">
            <text:p>-30.71911999</text:p>
          </table:table-cell>
          <table:table-cell office:value-type="float" office:value="151.721523" calcext:value-type="float">
            <text:p>151.721523</text:p>
          </table:table-cell>
          <table:table-cell office:value-type="float" office:value="984.772888" calcext:value-type="float">
            <text:p>984.772888</text:p>
          </table:table-cell>
          <table:table-cell table:number-columns-repeated="2"/>
          <table:table-cell table:formula="of:=IF([.Q930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LC755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magnificata</text:p>
          </table:table-cell>
          <table:table-cell office:value-type="string" calcext:value-type="string">
            <text:p>Eucalyptus magnificata</text:p>
          </table:table-cell>
          <table:table-cell/>
          <table:table-cell office:value-type="string" calcext:value-type="string">
            <text:p>Enmore</text:p>
          </table:table-cell>
          <table:table-cell/>
          <table:table-cell table:style-name="Default"/>
          <table:table-cell/>
          <table:table-cell office:value-type="float" office:value="-30.71747001" calcext:value-type="float">
            <text:p>-30.71747001</text:p>
          </table:table-cell>
          <table:table-cell office:value-type="float" office:value="151.720253" calcext:value-type="float">
            <text:p>151.720253</text:p>
          </table:table-cell>
          <table:table-cell office:value-type="float" office:value="986.683289" calcext:value-type="float">
            <text:p>986.683289</text:p>
          </table:table-cell>
          <table:table-cell table:number-columns-repeated="2"/>
          <table:table-cell table:formula="of:=IF([.Q931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LC756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magnificata</text:p>
          </table:table-cell>
          <table:table-cell office:value-type="string" calcext:value-type="string">
            <text:p>Eucalyptus magnificata</text:p>
          </table:table-cell>
          <table:table-cell/>
          <table:table-cell office:value-type="string" calcext:value-type="string">
            <text:p>Enmore</text:p>
          </table:table-cell>
          <table:table-cell/>
          <table:table-cell table:style-name="Default"/>
          <table:table-cell/>
          <table:table-cell office:value-type="float" office:value="-30.71836897" calcext:value-type="float">
            <text:p>-30.71836897</text:p>
          </table:table-cell>
          <table:table-cell office:value-type="float" office:value="151.721228" calcext:value-type="float">
            <text:p>151.721228</text:p>
          </table:table-cell>
          <table:table-cell office:value-type="float" office:value="983.121155" calcext:value-type="float">
            <text:p>983.121155</text:p>
          </table:table-cell>
          <table:table-cell table:number-columns-repeated="2"/>
          <table:table-cell table:formula="of:=IF([.Q932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LC757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magnificata</text:p>
          </table:table-cell>
          <table:table-cell office:value-type="string" calcext:value-type="string">
            <text:p>Eucalyptus magnificata</text:p>
          </table:table-cell>
          <table:table-cell/>
          <table:table-cell office:value-type="string" calcext:value-type="string">
            <text:p>Enmore</text:p>
          </table:table-cell>
          <table:table-cell/>
          <table:table-cell table:style-name="Default"/>
          <table:table-cell/>
          <table:table-cell office:value-type="float" office:value="-30.71907003" calcext:value-type="float">
            <text:p>-30.71907003</text:p>
          </table:table-cell>
          <table:table-cell office:value-type="float" office:value="151.721817" calcext:value-type="float">
            <text:p>151.721817</text:p>
          </table:table-cell>
          <table:table-cell office:value-type="float" office:value="981.434265" calcext:value-type="float">
            <text:p>981.434265</text:p>
          </table:table-cell>
          <table:table-cell table:number-columns-repeated="2"/>
          <table:table-cell table:formula="of:=IF([.Q933]=&quot;  &quot;; &quot;No&quot;; &quot;Yes&quot;)" office:value-type="string" office:string-value="Yes" calcext:value-type="string">
            <text:p>Yes</text:p>
          </table:table-cell>
          <table:table-cell office:value-type="string" calcext:value-type="string">
            <text:p>cleaned box within box empty envelope also foun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LC758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magnificata</text:p>
          </table:table-cell>
          <table:table-cell office:value-type="string" calcext:value-type="string">
            <text:p>Eucalyptus magnificata</text:p>
          </table:table-cell>
          <table:table-cell/>
          <table:table-cell office:value-type="string" calcext:value-type="string">
            <text:p>Enmore</text:p>
          </table:table-cell>
          <table:table-cell/>
          <table:table-cell table:style-name="Default"/>
          <table:table-cell/>
          <table:table-cell office:value-type="float" office:value="-30.71955401" calcext:value-type="float">
            <text:p>-30.71955401</text:p>
          </table:table-cell>
          <table:table-cell office:value-type="float" office:value="151.722795" calcext:value-type="float">
            <text:p>151.722795</text:p>
          </table:table-cell>
          <table:table-cell office:value-type="float" office:value="977" calcext:value-type="float">
            <text:p>977</text:p>
          </table:table-cell>
          <table:table-cell table:number-columns-repeated="2"/>
          <table:table-cell table:formula="of:=IF([.Q934]=&quot;  &quot;; &quot;No&quot;; &quot;Yes&quot;)" office:value-type="string" office:string-value="Yes" calcext:value-type="string">
            <text:p>Yes</text:p>
          </table:table-cell>
          <table:table-cell office:value-type="string" calcext:value-type="string">
            <text:p>empty envelope <text:s/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LC760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magnificata</text:p>
          </table:table-cell>
          <table:table-cell office:value-type="string" calcext:value-type="string">
            <text:p>Eucalyptus magnificata</text:p>
          </table:table-cell>
          <table:table-cell/>
          <table:table-cell office:value-type="string" calcext:value-type="string">
            <text:p>Metz Gorge</text:p>
          </table:table-cell>
          <table:table-cell/>
          <table:table-cell table:style-name="Default"/>
          <table:table-cell/>
          <table:table-cell office:value-type="float" office:value="-30.57490801" calcext:value-type="float">
            <text:p>-30.57490801</text:p>
          </table:table-cell>
          <table:table-cell office:value-type="float" office:value="151.884066" calcext:value-type="float">
            <text:p>151.884066</text:p>
          </table:table-cell>
          <table:table-cell office:value-type="float" office:value="985" calcext:value-type="float">
            <text:p>985</text:p>
          </table:table-cell>
          <table:table-cell table:number-columns-repeated="2"/>
          <table:table-cell table:formula="of:=IF([.Q935]=&quot;  &quot;; &quot;No&quot;; &quot;Yes&quot;)" office:value-type="string" office:string-value="Yes" calcext:value-type="string">
            <text:p>Yes</text:p>
          </table:table-cell>
          <table:table-cell office:value-type="string" calcext:value-type="string">
            <text:p>empty envelope <text:s/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LC761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magnificata</text:p>
          </table:table-cell>
          <table:table-cell office:value-type="string" calcext:value-type="string">
            <text:p>Eucalyptus magnificata</text:p>
          </table:table-cell>
          <table:table-cell/>
          <table:table-cell office:value-type="string" calcext:value-type="string">
            <text:p>Metz Gorge</text:p>
          </table:table-cell>
          <table:table-cell/>
          <table:table-cell table:style-name="Default"/>
          <table:table-cell/>
          <table:table-cell office:value-type="float" office:value="-30.57479996" calcext:value-type="float">
            <text:p>-30.57479996</text:p>
          </table:table-cell>
          <table:table-cell office:value-type="float" office:value="151.884278" calcext:value-type="float">
            <text:p>151.884278</text:p>
          </table:table-cell>
          <table:table-cell office:value-type="float" office:value="990" calcext:value-type="float">
            <text:p>990</text:p>
          </table:table-cell>
          <table:table-cell table:number-columns-repeated="2"/>
          <table:table-cell table:formula="of:=IF([.Q936]=&quot;  &quot;; &quot;No&quot;; &quot;Yes&quot;)" office:value-type="string" office:string-value="Yes" calcext:value-type="string">
            <text:p>Yes</text:p>
          </table:table-cell>
          <table:table-cell office:value-type="string" calcext:value-type="string">
            <text:p>empty envelope <text:s/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LC762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magnificata</text:p>
          </table:table-cell>
          <table:table-cell office:value-type="string" calcext:value-type="string">
            <text:p>Eucalyptus magnificata</text:p>
          </table:table-cell>
          <table:table-cell/>
          <table:table-cell office:value-type="string" calcext:value-type="string">
            <text:p>Metz Gorge</text:p>
          </table:table-cell>
          <table:table-cell/>
          <table:table-cell table:style-name="Default"/>
          <table:table-cell/>
          <table:table-cell office:value-type="float" office:value="-30.57475998" calcext:value-type="float">
            <text:p>-30.57475998</text:p>
          </table:table-cell>
          <table:table-cell office:value-type="float" office:value="151.884212" calcext:value-type="float">
            <text:p>151.884212</text:p>
          </table:table-cell>
          <table:table-cell office:value-type="float" office:value="993" calcext:value-type="float">
            <text:p>993</text:p>
          </table:table-cell>
          <table:table-cell table:number-columns-repeated="2"/>
          <table:table-cell table:formula="of:=IF([.Q937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LC763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magnificata</text:p>
          </table:table-cell>
          <table:table-cell office:value-type="string" calcext:value-type="string">
            <text:p>Eucalyptus magnificata</text:p>
          </table:table-cell>
          <table:table-cell/>
          <table:table-cell office:value-type="string" calcext:value-type="string">
            <text:p>Metz Gorge</text:p>
          </table:table-cell>
          <table:table-cell/>
          <table:table-cell table:style-name="Default"/>
          <table:table-cell/>
          <table:table-cell office:value-type="float" office:value="-30.57457399" calcext:value-type="float">
            <text:p>-30.57457399</text:p>
          </table:table-cell>
          <table:table-cell office:value-type="float" office:value="151.884747" calcext:value-type="float">
            <text:p>151.884747</text:p>
          </table:table-cell>
          <table:table-cell office:value-type="float" office:value="990" calcext:value-type="float">
            <text:p>990</text:p>
          </table:table-cell>
          <table:table-cell table:number-columns-repeated="2"/>
          <table:table-cell table:formula="of:=IF([.Q938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LC764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magnificata</text:p>
          </table:table-cell>
          <table:table-cell office:value-type="string" calcext:value-type="string">
            <text:p>Eucalyptus magnificata</text:p>
          </table:table-cell>
          <table:table-cell/>
          <table:table-cell office:value-type="string" calcext:value-type="string">
            <text:p>Metz Gorge</text:p>
          </table:table-cell>
          <table:table-cell/>
          <table:table-cell table:style-name="Default"/>
          <table:table-cell/>
          <table:table-cell office:value-type="float" office:value="-30.57433502" calcext:value-type="float">
            <text:p>-30.57433502</text:p>
          </table:table-cell>
          <table:table-cell office:value-type="float" office:value="151.885239" calcext:value-type="float">
            <text:p>151.885239</text:p>
          </table:table-cell>
          <table:table-cell office:value-type="float" office:value="977" calcext:value-type="float">
            <text:p>977</text:p>
          </table:table-cell>
          <table:table-cell table:number-columns-repeated="2"/>
          <table:table-cell table:formula="of:=IF([.Q939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LC766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magnificata</text:p>
          </table:table-cell>
          <table:table-cell office:value-type="string" calcext:value-type="string">
            <text:p>Eucalyptus magnificata</text:p>
          </table:table-cell>
          <table:table-cell/>
          <table:table-cell office:value-type="string" calcext:value-type="string">
            <text:p>Hillgrove</text:p>
          </table:table-cell>
          <table:table-cell/>
          <table:table-cell table:style-name="Default"/>
          <table:table-cell/>
          <table:table-cell office:value-type="float" office:value="-30.55624201" calcext:value-type="float">
            <text:p>-30.55624201</text:p>
          </table:table-cell>
          <table:table-cell office:value-type="float" office:value="151.907689" calcext:value-type="float">
            <text:p>151.907689</text:p>
          </table:table-cell>
          <table:table-cell office:value-type="float" office:value="1004" calcext:value-type="float">
            <text:p>1004</text:p>
          </table:table-cell>
          <table:table-cell table:number-columns-repeated="2"/>
          <table:table-cell table:formula="of:=IF([.Q940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LC767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magnificata</text:p>
          </table:table-cell>
          <table:table-cell office:value-type="string" calcext:value-type="string">
            <text:p>Eucalyptus magnificata</text:p>
          </table:table-cell>
          <table:table-cell/>
          <table:table-cell office:value-type="string" calcext:value-type="string">
            <text:p>Hillgrove</text:p>
          </table:table-cell>
          <table:table-cell/>
          <table:table-cell table:style-name="Default"/>
          <table:table-cell/>
          <table:table-cell office:value-type="float" office:value="-30.55602299" calcext:value-type="float">
            <text:p>-30.55602299</text:p>
          </table:table-cell>
          <table:table-cell office:value-type="float" office:value="151.906232" calcext:value-type="float">
            <text:p>151.906232</text:p>
          </table:table-cell>
          <table:table-cell office:value-type="float" office:value="997" calcext:value-type="float">
            <text:p>997</text:p>
          </table:table-cell>
          <table:table-cell table:number-columns-repeated="2"/>
          <table:table-cell table:formula="of:=IF([.Q941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LC768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conica</text:p>
          </table:table-cell>
          <table:table-cell office:value-type="string" calcext:value-type="string">
            <text:p>Eucalyptus conica</text:p>
          </table:table-cell>
          <table:table-cell/>
          <table:table-cell office:value-type="string" calcext:value-type="string">
            <text:p>Cherry Gully</text:p>
          </table:table-cell>
          <table:table-cell/>
          <table:table-cell table:style-name="Default"/>
          <table:table-cell/>
          <table:table-cell office:value-type="float" office:value="-28.40674301" calcext:value-type="float">
            <text:p>-28.40674301</text:p>
          </table:table-cell>
          <table:table-cell office:value-type="float" office:value="152.061887" calcext:value-type="float">
            <text:p>152.061887</text:p>
          </table:table-cell>
          <table:table-cell office:value-type="float" office:value="684" calcext:value-type="float">
            <text:p>684</text:p>
          </table:table-cell>
          <table:table-cell table:number-columns-repeated="2"/>
          <table:table-cell table:formula="of:=IF([.Q942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LC769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conica</text:p>
          </table:table-cell>
          <table:table-cell office:value-type="string" calcext:value-type="string">
            <text:p>Eucalyptus conica</text:p>
          </table:table-cell>
          <table:table-cell/>
          <table:table-cell office:value-type="string" calcext:value-type="string">
            <text:p>Cherry Gully</text:p>
          </table:table-cell>
          <table:table-cell/>
          <table:table-cell table:style-name="Default"/>
          <table:table-cell/>
          <table:table-cell office:value-type="float" office:value="-28.40662197" calcext:value-type="float">
            <text:p>-28.40662197</text:p>
          </table:table-cell>
          <table:table-cell office:value-type="float" office:value="152.061909" calcext:value-type="float">
            <text:p>152.061909</text:p>
          </table:table-cell>
          <table:table-cell office:value-type="float" office:value="686" calcext:value-type="float">
            <text:p>686</text:p>
          </table:table-cell>
          <table:table-cell table:number-columns-repeated="2"/>
          <table:table-cell table:formula="of:=IF([.Q943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LC770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conica</text:p>
          </table:table-cell>
          <table:table-cell office:value-type="string" calcext:value-type="string">
            <text:p>Eucalyptus conica</text:p>
          </table:table-cell>
          <table:table-cell/>
          <table:table-cell office:value-type="string" calcext:value-type="string">
            <text:p>Cherry Gully</text:p>
          </table:table-cell>
          <table:table-cell/>
          <table:table-cell table:style-name="Default"/>
          <table:table-cell/>
          <table:table-cell office:value-type="float" office:value="-28.40673898" calcext:value-type="float">
            <text:p>-28.40673898</text:p>
          </table:table-cell>
          <table:table-cell office:value-type="float" office:value="152.062075" calcext:value-type="float">
            <text:p>152.062075</text:p>
          </table:table-cell>
          <table:table-cell office:value-type="float" office:value="687" calcext:value-type="float">
            <text:p>687</text:p>
          </table:table-cell>
          <table:table-cell table:number-columns-repeated="2"/>
          <table:table-cell table:formula="of:=IF([.Q944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LC772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conica</text:p>
          </table:table-cell>
          <table:table-cell office:value-type="string" calcext:value-type="string">
            <text:p>Eucalyptus conica</text:p>
          </table:table-cell>
          <table:table-cell/>
          <table:table-cell office:value-type="string" calcext:value-type="string">
            <text:p>Cherry Gully</text:p>
          </table:table-cell>
          <table:table-cell/>
          <table:table-cell table:style-name="Default"/>
          <table:table-cell/>
          <table:table-cell office:value-type="float" office:value="-28.40680302" calcext:value-type="float">
            <text:p>-28.40680302</text:p>
          </table:table-cell>
          <table:table-cell office:value-type="float" office:value="152.061991" calcext:value-type="float">
            <text:p>152.061991</text:p>
          </table:table-cell>
          <table:table-cell office:value-type="float" office:value="688" calcext:value-type="float">
            <text:p>688</text:p>
          </table:table-cell>
          <table:table-cell table:number-columns-repeated="2"/>
          <table:table-cell table:formula="of:=IF([.Q945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LC773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conica</text:p>
          </table:table-cell>
          <table:table-cell office:value-type="string" calcext:value-type="string">
            <text:p>Eucalyptus conica</text:p>
          </table:table-cell>
          <table:table-cell/>
          <table:table-cell office:value-type="string" calcext:value-type="string">
            <text:p>Cherry Gully</text:p>
          </table:table-cell>
          <table:table-cell/>
          <table:table-cell table:style-name="Default"/>
          <table:table-cell/>
          <table:table-cell office:value-type="float" office:value="-28.40664603" calcext:value-type="float">
            <text:p>-28.40664603</text:p>
          </table:table-cell>
          <table:table-cell office:value-type="float" office:value="152.062144" calcext:value-type="float">
            <text:p>152.062144</text:p>
          </table:table-cell>
          <table:table-cell office:value-type="float" office:value="689" calcext:value-type="float">
            <text:p>689</text:p>
          </table:table-cell>
          <table:table-cell table:number-columns-repeated="2"/>
          <table:table-cell table:formula="of:=IF([.Q946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LC775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conica</text:p>
          </table:table-cell>
          <table:table-cell office:value-type="string" calcext:value-type="string">
            <text:p>Eucalyptus conica</text:p>
          </table:table-cell>
          <table:table-cell/>
          <table:table-cell office:value-type="string" calcext:value-type="string">
            <text:p>Inglewood</text:p>
          </table:table-cell>
          <table:table-cell/>
          <table:table-cell table:style-name="Default"/>
          <table:table-cell/>
          <table:table-cell office:value-type="float" office:value="-28.39504103" calcext:value-type="float">
            <text:p>-28.39504103</text:p>
          </table:table-cell>
          <table:table-cell office:value-type="float" office:value="151.311965" calcext:value-type="float">
            <text:p>151.311965</text:p>
          </table:table-cell>
          <table:table-cell office:value-type="float" office:value="344" calcext:value-type="float">
            <text:p>344</text:p>
          </table:table-cell>
          <table:table-cell table:number-columns-repeated="2"/>
          <table:table-cell table:formula="of:=IF([.Q947]=&quot;  &quot;; &quot;No&quot;; &quot;Yes&quot;)" office:value-type="string" office:string-value="Yes" calcext:value-type="string">
            <text:p>Yes</text:p>
          </table:table-cell>
          <table:table-cell office:value-type="string" calcext:value-type="string">
            <text:p>cleaned box within box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LC776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conica</text:p>
          </table:table-cell>
          <table:table-cell office:value-type="string" calcext:value-type="string">
            <text:p>Eucalyptus conica</text:p>
          </table:table-cell>
          <table:table-cell/>
          <table:table-cell office:value-type="string" calcext:value-type="string">
            <text:p>Inglewood</text:p>
          </table:table-cell>
          <table:table-cell/>
          <table:table-cell table:style-name="Default"/>
          <table:table-cell/>
          <table:table-cell office:value-type="float" office:value="-28.395165" calcext:value-type="float">
            <text:p>-28.395165</text:p>
          </table:table-cell>
          <table:table-cell office:value-type="float" office:value="151.310923" calcext:value-type="float">
            <text:p>151.310923</text:p>
          </table:table-cell>
          <table:table-cell office:value-type="float" office:value="342" calcext:value-type="float">
            <text:p>342</text:p>
          </table:table-cell>
          <table:table-cell table:number-columns-repeated="2"/>
          <table:table-cell table:formula="of:=IF([.Q948]=&quot;  &quot;; &quot;No&quot;; &quot;Yes&quot;)" office:value-type="string" office:string-value="Yes" calcext:value-type="string">
            <text:p>Yes</text:p>
          </table:table-cell>
          <table:table-cell office:value-type="string" calcext:value-type="string">
            <text:p>sieved in box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LC780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conica</text:p>
          </table:table-cell>
          <table:table-cell office:value-type="string" calcext:value-type="string">
            <text:p>Eucalyptus conica</text:p>
          </table:table-cell>
          <table:table-cell/>
          <table:table-cell office:value-type="string" calcext:value-type="string">
            <text:p>Inglewood</text:p>
          </table:table-cell>
          <table:table-cell/>
          <table:table-cell table:style-name="Default"/>
          <table:table-cell/>
          <table:table-cell office:value-type="float" office:value="-28.390893" calcext:value-type="float">
            <text:p>-28.390893</text:p>
          </table:table-cell>
          <table:table-cell office:value-type="float" office:value="151.32088" calcext:value-type="float">
            <text:p>151.32088</text:p>
          </table:table-cell>
          <table:table-cell office:value-type="float" office:value="332" calcext:value-type="float">
            <text:p>332</text:p>
          </table:table-cell>
          <table:table-cell table:number-columns-repeated="2"/>
          <table:table-cell table:formula="of:=IF([.Q949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LC785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dalveen</text:p>
          </table:table-cell>
          <table:table-cell office:value-type="string" calcext:value-type="string">
            <text:p>Eucalyptus dalveen</text:p>
          </table:table-cell>
          <table:table-cell/>
          <table:table-cell office:value-type="string" calcext:value-type="string">
            <text:p>Dalveen</text:p>
          </table:table-cell>
          <table:table-cell/>
          <table:table-cell table:style-name="Default"/>
          <table:table-cell/>
          <table:table-cell office:value-type="float" office:value="-28.49584901" calcext:value-type="float">
            <text:p>-28.49584901</text:p>
          </table:table-cell>
          <table:table-cell office:value-type="float" office:value="151.963087" calcext:value-type="float">
            <text:p>151.963087</text:p>
          </table:table-cell>
          <table:table-cell office:value-type="float" office:value="893" calcext:value-type="float">
            <text:p>893</text:p>
          </table:table-cell>
          <table:table-cell table:number-columns-repeated="2"/>
          <table:table-cell table:formula="of:=IF([.Q950]=&quot;  &quot;; &quot;No&quot;; &quot;Yes&quot;)" office:value-type="string" office:string-value="Yes" calcext:value-type="string">
            <text:p>Yes</text:p>
          </table:table-cell>
          <table:table-cell office:value-type="string" calcext:value-type="string">
            <text:p>sieved in box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LC786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dalveen</text:p>
          </table:table-cell>
          <table:table-cell office:value-type="string" calcext:value-type="string">
            <text:p>Eucalyptus dalveen</text:p>
          </table:table-cell>
          <table:table-cell/>
          <table:table-cell office:value-type="string" calcext:value-type="string">
            <text:p>Dalveen</text:p>
          </table:table-cell>
          <table:table-cell/>
          <table:table-cell table:style-name="Default"/>
          <table:table-cell/>
          <table:table-cell office:value-type="float" office:value="-28.49585999" calcext:value-type="float">
            <text:p>-28.49585999</text:p>
          </table:table-cell>
          <table:table-cell office:value-type="float" office:value="151.963213" calcext:value-type="float">
            <text:p>151.963213</text:p>
          </table:table-cell>
          <table:table-cell office:value-type="float" office:value="893" calcext:value-type="float">
            <text:p>893</text:p>
          </table:table-cell>
          <table:table-cell table:number-columns-repeated="2"/>
          <table:table-cell table:formula="of:=IF([.Q951]=&quot;  &quot;; &quot;No&quot;; &quot;Yes&quot;)" office:value-type="string" office:string-value="Yes" calcext:value-type="string">
            <text:p>Yes</text:p>
          </table:table-cell>
          <table:table-cell office:value-type="string" calcext:value-type="string">
            <text:p>cleaned box within box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LC787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dalveen</text:p>
          </table:table-cell>
          <table:table-cell office:value-type="string" calcext:value-type="string">
            <text:p>Eucalyptus dalveen</text:p>
          </table:table-cell>
          <table:table-cell/>
          <table:table-cell office:value-type="string" calcext:value-type="string">
            <text:p>Dalveen</text:p>
          </table:table-cell>
          <table:table-cell/>
          <table:table-cell table:style-name="Default"/>
          <table:table-cell/>
          <table:table-cell office:value-type="float" office:value="-28.49614799" calcext:value-type="float">
            <text:p>-28.49614799</text:p>
          </table:table-cell>
          <table:table-cell office:value-type="float" office:value="151.962454" calcext:value-type="float">
            <text:p>151.962454</text:p>
          </table:table-cell>
          <table:table-cell office:value-type="float" office:value="893" calcext:value-type="float">
            <text:p>893</text:p>
          </table:table-cell>
          <table:table-cell table:number-columns-repeated="2"/>
          <table:table-cell table:formula="of:=IF([.Q952]=&quot;  &quot;; &quot;No&quot;; &quot;Yes&quot;)" office:value-type="string" office:string-value="Yes" calcext:value-type="string">
            <text:p>Yes</text:p>
          </table:table-cell>
          <table:table-cell office:value-type="string" calcext:value-type="string">
            <text:p>sieved in box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LC788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dalveen</text:p>
          </table:table-cell>
          <table:table-cell office:value-type="string" calcext:value-type="string">
            <text:p>Eucalyptus dalveen</text:p>
          </table:table-cell>
          <table:table-cell/>
          <table:table-cell office:value-type="string" calcext:value-type="string">
            <text:p>Dalveen</text:p>
          </table:table-cell>
          <table:table-cell/>
          <table:table-cell table:style-name="Default"/>
          <table:table-cell/>
          <table:table-cell office:value-type="float" office:value="-28.49595596" calcext:value-type="float">
            <text:p>-28.49595596</text:p>
          </table:table-cell>
          <table:table-cell office:value-type="float" office:value="151.964192" calcext:value-type="float">
            <text:p>151.964192</text:p>
          </table:table-cell>
          <table:table-cell office:value-type="float" office:value="894" calcext:value-type="float">
            <text:p>894</text:p>
          </table:table-cell>
          <table:table-cell table:number-columns-repeated="2"/>
          <table:table-cell table:formula="of:=IF([.Q953]=&quot;  &quot;; &quot;No&quot;; &quot;Yes&quot;)" office:value-type="string" office:string-value="Yes" calcext:value-type="string">
            <text:p>Yes</text:p>
          </table:table-cell>
          <table:table-cell office:value-type="string" calcext:value-type="string">
            <text:p>sieved in box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LC789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dalveen</text:p>
          </table:table-cell>
          <table:table-cell office:value-type="string" calcext:value-type="string">
            <text:p>Eucalyptus dalveen</text:p>
          </table:table-cell>
          <table:table-cell/>
          <table:table-cell office:value-type="string" calcext:value-type="string">
            <text:p>Dalveen</text:p>
          </table:table-cell>
          <table:table-cell/>
          <table:table-cell table:style-name="Default"/>
          <table:table-cell/>
          <table:table-cell office:value-type="float" office:value="-28.49590299" calcext:value-type="float">
            <text:p>-28.49590299</text:p>
          </table:table-cell>
          <table:table-cell office:value-type="float" office:value="151.963364" calcext:value-type="float">
            <text:p>151.963364</text:p>
          </table:table-cell>
          <table:table-cell office:value-type="float" office:value="894" calcext:value-type="float">
            <text:p>894</text:p>
          </table:table-cell>
          <table:table-cell table:number-columns-repeated="2"/>
          <table:table-cell table:formula="of:=IF([.Q954]=&quot;  &quot;; &quot;No&quot;; &quot;Yes&quot;)" office:value-type="string" office:string-value="Yes" calcext:value-type="string">
            <text:p>Yes</text:p>
          </table:table-cell>
          <table:table-cell office:value-type="string" calcext:value-type="string">
            <text:p>cleaned box within box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LC790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dalveen</text:p>
          </table:table-cell>
          <table:table-cell office:value-type="string" calcext:value-type="string">
            <text:p>Eucalyptus dalveen</text:p>
          </table:table-cell>
          <table:table-cell/>
          <table:table-cell office:value-type="string" calcext:value-type="string">
            <text:p>Dalveen</text:p>
          </table:table-cell>
          <table:table-cell/>
          <table:table-cell table:style-name="Default"/>
          <table:table-cell/>
          <table:table-cell office:value-type="float" office:value="-28.49582998" calcext:value-type="float">
            <text:p>-28.49582998</text:p>
          </table:table-cell>
          <table:table-cell office:value-type="float" office:value="151.962896" calcext:value-type="float">
            <text:p>151.962896</text:p>
          </table:table-cell>
          <table:table-cell office:value-type="float" office:value="893" calcext:value-type="float">
            <text:p>893</text:p>
          </table:table-cell>
          <table:table-cell table:number-columns-repeated="2"/>
          <table:table-cell table:formula="of:=IF([.Q955]=&quot;  &quot;; &quot;No&quot;; &quot;Yes&quot;)" office:value-type="string" office:string-value="Yes" calcext:value-type="string">
            <text:p>Yes</text:p>
          </table:table-cell>
          <table:table-cell office:value-type="string" calcext:value-type="string">
            <text:p>sieved in box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LC791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dalveen</text:p>
          </table:table-cell>
          <table:table-cell office:value-type="string" calcext:value-type="string">
            <text:p>Eucalyptus dalveen</text:p>
          </table:table-cell>
          <table:table-cell/>
          <table:table-cell office:value-type="string" calcext:value-type="string">
            <text:p>Dalveen</text:p>
          </table:table-cell>
          <table:table-cell/>
          <table:table-cell table:style-name="Default"/>
          <table:table-cell/>
          <table:table-cell office:value-type="float" office:value="-28.49570098" calcext:value-type="float">
            <text:p>-28.49570098</text:p>
          </table:table-cell>
          <table:table-cell office:value-type="float" office:value="151.964204" calcext:value-type="float">
            <text:p>151.964204</text:p>
          </table:table-cell>
          <table:table-cell office:value-type="float" office:value="893" calcext:value-type="float">
            <text:p>893</text:p>
          </table:table-cell>
          <table:table-cell table:number-columns-repeated="2"/>
          <table:table-cell table:formula="of:=IF([.Q956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LC792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dalveen</text:p>
          </table:table-cell>
          <table:table-cell office:value-type="string" calcext:value-type="string">
            <text:p>Eucalyptus dalveen</text:p>
          </table:table-cell>
          <table:table-cell/>
          <table:table-cell office:value-type="string" calcext:value-type="string">
            <text:p>Dalveen</text:p>
          </table:table-cell>
          <table:table-cell/>
          <table:table-cell table:style-name="Default"/>
          <table:table-cell/>
          <table:table-cell office:value-type="float" office:value="-28.49610399" calcext:value-type="float">
            <text:p>-28.49610399</text:p>
          </table:table-cell>
          <table:table-cell office:value-type="float" office:value="151.962336" calcext:value-type="float">
            <text:p>151.962336</text:p>
          </table:table-cell>
          <table:table-cell office:value-type="float" office:value="891" calcext:value-type="float">
            <text:p>891</text:p>
          </table:table-cell>
          <table:table-cell table:number-columns-repeated="2"/>
          <table:table-cell table:formula="of:=IF([.Q957]=&quot;  &quot;; &quot;No&quot;; &quot;Yes&quot;)" office:value-type="string" office:string-value="Yes" calcext:value-type="string">
            <text:p>Yes</text:p>
          </table:table-cell>
          <table:table-cell office:value-type="string" calcext:value-type="string">
            <text:p>sieved in box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LC793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dalveen</text:p>
          </table:table-cell>
          <table:table-cell office:value-type="string" calcext:value-type="string">
            <text:p>Eucalyptus dalveen</text:p>
          </table:table-cell>
          <table:table-cell/>
          <table:table-cell office:value-type="string" calcext:value-type="string">
            <text:p>Dalveen</text:p>
          </table:table-cell>
          <table:table-cell/>
          <table:table-cell table:style-name="Default"/>
          <table:table-cell/>
          <table:table-cell office:value-type="float" office:value="-28.49578396" calcext:value-type="float">
            <text:p>-28.49578396</text:p>
          </table:table-cell>
          <table:table-cell office:value-type="float" office:value="151.962482" calcext:value-type="float">
            <text:p>151.962482</text:p>
          </table:table-cell>
          <table:table-cell office:value-type="float" office:value="893" calcext:value-type="float">
            <text:p>893</text:p>
          </table:table-cell>
          <table:table-cell table:number-columns-repeated="2"/>
          <table:table-cell table:formula="of:=IF([.Q958]=&quot;  &quot;; &quot;No&quot;; &quot;Yes&quot;)" office:value-type="string" office:string-value="Yes" calcext:value-type="string">
            <text:p>Yes</text:p>
          </table:table-cell>
          <table:table-cell office:value-type="string" calcext:value-type="string">
            <text:p>sieved in box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LC794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dalveen</text:p>
          </table:table-cell>
          <table:table-cell office:value-type="string" calcext:value-type="string">
            <text:p>Eucalyptus dalveen</text:p>
          </table:table-cell>
          <table:table-cell/>
          <table:table-cell office:value-type="string" calcext:value-type="string">
            <text:p>Dalveen</text:p>
          </table:table-cell>
          <table:table-cell/>
          <table:table-cell table:style-name="Default"/>
          <table:table-cell/>
          <table:table-cell office:value-type="float" office:value="-28.49662199" calcext:value-type="float">
            <text:p>-28.49662199</text:p>
          </table:table-cell>
          <table:table-cell office:value-type="float" office:value="151.962732" calcext:value-type="float">
            <text:p>151.962732</text:p>
          </table:table-cell>
          <table:table-cell office:value-type="float" office:value="899" calcext:value-type="float">
            <text:p>899</text:p>
          </table:table-cell>
          <table:table-cell table:number-columns-repeated="2"/>
          <table:table-cell table:formula="of:=IF([.Q959]=&quot;  &quot;; &quot;No&quot;; &quot;Yes&quot;)" office:value-type="string" office:string-value="Yes" calcext:value-type="string">
            <text:p>Yes</text:p>
          </table:table-cell>
          <table:table-cell office:value-type="string" calcext:value-type="string">
            <text:p>sieved in box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LC795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dalveen</text:p>
          </table:table-cell>
          <table:table-cell office:value-type="string" calcext:value-type="string">
            <text:p>Eucalyptus dalveen</text:p>
          </table:table-cell>
          <table:table-cell/>
          <table:table-cell office:value-type="string" calcext:value-type="string">
            <text:p>Dalveen</text:p>
          </table:table-cell>
          <table:table-cell/>
          <table:table-cell table:style-name="Default"/>
          <table:table-cell/>
          <table:table-cell office:value-type="float" office:value="-28.495776" calcext:value-type="float">
            <text:p>-28.495776</text:p>
          </table:table-cell>
          <table:table-cell office:value-type="float" office:value="151.962563" calcext:value-type="float">
            <text:p>151.962563</text:p>
          </table:table-cell>
          <table:table-cell office:value-type="float" office:value="894" calcext:value-type="float">
            <text:p>894</text:p>
          </table:table-cell>
          <table:table-cell table:number-columns-repeated="2"/>
          <table:table-cell table:formula="of:=IF([.Q960]=&quot;  &quot;; &quot;No&quot;; &quot;Yes&quot;)" office:value-type="string" office:string-value="Yes" calcext:value-type="string">
            <text:p>Yes</text:p>
          </table:table-cell>
          <table:table-cell office:value-type="string" calcext:value-type="string">
            <text:p>sieved in box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LC796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dalveen</text:p>
          </table:table-cell>
          <table:table-cell office:value-type="string" calcext:value-type="string">
            <text:p>Eucalyptus dalveen</text:p>
          </table:table-cell>
          <table:table-cell/>
          <table:table-cell office:value-type="string" calcext:value-type="string">
            <text:p>Dalveen</text:p>
          </table:table-cell>
          <table:table-cell/>
          <table:table-cell table:style-name="Default"/>
          <table:table-cell/>
          <table:table-cell office:value-type="float" office:value="-28.496624" calcext:value-type="float">
            <text:p>-28.496624</text:p>
          </table:table-cell>
          <table:table-cell office:value-type="float" office:value="151.962616" calcext:value-type="float">
            <text:p>151.962616</text:p>
          </table:table-cell>
          <table:table-cell office:value-type="float" office:value="898" calcext:value-type="float">
            <text:p>898</text:p>
          </table:table-cell>
          <table:table-cell table:number-columns-repeated="2"/>
          <table:table-cell table:formula="of:=IF([.Q961]=&quot;  &quot;; &quot;No&quot;; &quot;Yes&quot;)" office:value-type="string" office:string-value="Yes" calcext:value-type="string">
            <text:p>Yes</text:p>
          </table:table-cell>
          <table:table-cell office:value-type="string" calcext:value-type="string">
            <text:p>sieved in box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LC797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dalveen</text:p>
          </table:table-cell>
          <table:table-cell office:value-type="string" calcext:value-type="string">
            <text:p>Eucalyptus dalveen</text:p>
          </table:table-cell>
          <table:table-cell/>
          <table:table-cell office:value-type="string" calcext:value-type="string">
            <text:p>Dalveen</text:p>
          </table:table-cell>
          <table:table-cell/>
          <table:table-cell table:style-name="Default"/>
          <table:table-cell/>
          <table:table-cell office:value-type="float" office:value="-28.49627799" calcext:value-type="float">
            <text:p>-28.49627799</text:p>
          </table:table-cell>
          <table:table-cell office:value-type="float" office:value="151.962351" calcext:value-type="float">
            <text:p>151.962351</text:p>
          </table:table-cell>
          <table:table-cell office:value-type="float" office:value="893" calcext:value-type="float">
            <text:p>893</text:p>
          </table:table-cell>
          <table:table-cell table:number-columns-repeated="2"/>
          <table:table-cell table:formula="of:=IF([.Q962]=&quot;  &quot;; &quot;No&quot;; &quot;Yes&quot;)" office:value-type="string" office:string-value="Yes" calcext:value-type="string">
            <text:p>Yes</text:p>
          </table:table-cell>
          <table:table-cell office:value-type="string" calcext:value-type="string">
            <text:p>sieved in box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LC798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dalveen</text:p>
          </table:table-cell>
          <table:table-cell office:value-type="string" calcext:value-type="string">
            <text:p>Eucalyptus dalveen</text:p>
          </table:table-cell>
          <table:table-cell/>
          <table:table-cell office:value-type="string" calcext:value-type="string">
            <text:p>Dalveen</text:p>
          </table:table-cell>
          <table:table-cell/>
          <table:table-cell table:style-name="Default"/>
          <table:table-cell/>
          <table:table-cell office:value-type="float" office:value="-28.496437" calcext:value-type="float">
            <text:p>-28.496437</text:p>
          </table:table-cell>
          <table:table-cell office:value-type="float" office:value="151.962511" calcext:value-type="float">
            <text:p>151.962511</text:p>
          </table:table-cell>
          <table:table-cell office:value-type="float" office:value="897" calcext:value-type="float">
            <text:p>897</text:p>
          </table:table-cell>
          <table:table-cell table:number-columns-repeated="2"/>
          <table:table-cell table:formula="of:=IF([.Q963]=&quot;  &quot;; &quot;No&quot;; &quot;Yes&quot;)" office:value-type="string" office:string-value="Yes" calcext:value-type="string">
            <text:p>Yes</text:p>
          </table:table-cell>
          <table:table-cell office:value-type="string" calcext:value-type="string">
            <text:p>sieved in box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LC799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dalveen</text:p>
          </table:table-cell>
          <table:table-cell office:value-type="string" calcext:value-type="string">
            <text:p>Eucalyptus dalveen</text:p>
          </table:table-cell>
          <table:table-cell/>
          <table:table-cell office:value-type="string" calcext:value-type="string">
            <text:p>Dalveen</text:p>
          </table:table-cell>
          <table:table-cell/>
          <table:table-cell table:style-name="Default"/>
          <table:table-cell/>
          <table:table-cell office:value-type="float" office:value="-28.49602" calcext:value-type="float">
            <text:p>-28.49602</text:p>
          </table:table-cell>
          <table:table-cell office:value-type="float" office:value="151.962309" calcext:value-type="float">
            <text:p>151.962309</text:p>
          </table:table-cell>
          <table:table-cell office:value-type="float" office:value="891" calcext:value-type="float">
            <text:p>891</text:p>
          </table:table-cell>
          <table:table-cell table:number-columns-repeated="2"/>
          <table:table-cell table:formula="of:=IF([.Q964]=&quot;  &quot;; &quot;No&quot;; &quot;Yes&quot;)" office:value-type="string" office:string-value="Yes" calcext:value-type="string">
            <text:p>Yes</text:p>
          </table:table-cell>
          <table:table-cell office:value-type="string" calcext:value-type="string">
            <text:p>sieved in box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LC800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dalveen</text:p>
          </table:table-cell>
          <table:table-cell office:value-type="string" calcext:value-type="string">
            <text:p>Eucalyptus dalveen</text:p>
          </table:table-cell>
          <table:table-cell/>
          <table:table-cell office:value-type="string" calcext:value-type="string">
            <text:p>Dalveen</text:p>
          </table:table-cell>
          <table:table-cell/>
          <table:table-cell table:style-name="Default"/>
          <table:table-cell/>
          <table:table-cell office:value-type="float" office:value="-28.49586401" calcext:value-type="float">
            <text:p>-28.49586401</text:p>
          </table:table-cell>
          <table:table-cell office:value-type="float" office:value="151.963151" calcext:value-type="float">
            <text:p>151.963151</text:p>
          </table:table-cell>
          <table:table-cell office:value-type="float" office:value="893" calcext:value-type="float">
            <text:p>893</text:p>
          </table:table-cell>
          <table:table-cell table:number-columns-repeated="2"/>
          <table:table-cell table:formula="of:=IF([.Q965]=&quot;  &quot;; &quot;No&quot;; &quot;Yes&quot;)" office:value-type="string" office:string-value="Yes" calcext:value-type="string">
            <text:p>Yes</text:p>
          </table:table-cell>
          <table:table-cell office:value-type="string" calcext:value-type="string">
            <text:p>sieved in box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LC801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dalveen</text:p>
          </table:table-cell>
          <table:table-cell office:value-type="string" calcext:value-type="string">
            <text:p>Eucalyptus dalveen</text:p>
          </table:table-cell>
          <table:table-cell/>
          <table:table-cell office:value-type="string" calcext:value-type="string">
            <text:p>Dalveen</text:p>
          </table:table-cell>
          <table:table-cell/>
          <table:table-cell table:style-name="Default"/>
          <table:table-cell/>
          <table:table-cell office:value-type="float" office:value="-28.49578899" calcext:value-type="float">
            <text:p>-28.49578899</text:p>
          </table:table-cell>
          <table:table-cell office:value-type="float" office:value="151.962659" calcext:value-type="float">
            <text:p>151.962659</text:p>
          </table:table-cell>
          <table:table-cell office:value-type="float" office:value="893" calcext:value-type="float">
            <text:p>893</text:p>
          </table:table-cell>
          <table:table-cell table:number-columns-repeated="2"/>
          <table:table-cell table:formula="of:=IF([.Q966]=&quot;  &quot;; &quot;No&quot;; &quot;Yes&quot;)" office:value-type="string" office:string-value="Yes" calcext:value-type="string">
            <text:p>Yes</text:p>
          </table:table-cell>
          <table:table-cell office:value-type="string" calcext:value-type="string">
            <text:p>cleaned box within box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LC804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conica</text:p>
          </table:table-cell>
          <table:table-cell office:value-type="string" calcext:value-type="string">
            <text:p>Eucalyptus conica</text:p>
          </table:table-cell>
          <table:table-cell/>
          <table:table-cell office:value-type="string" calcext:value-type="string">
            <text:p>Tenterfield</text:p>
          </table:table-cell>
          <table:table-cell/>
          <table:table-cell table:style-name="Default"/>
          <table:table-cell/>
          <table:table-cell office:value-type="float" office:value="-29.06747301" calcext:value-type="float">
            <text:p>-29.06747301</text:p>
          </table:table-cell>
          <table:table-cell office:value-type="float" office:value="151.990051" calcext:value-type="float">
            <text:p>151.990051</text:p>
          </table:table-cell>
          <table:table-cell office:value-type="float" office:value="907" calcext:value-type="float">
            <text:p>907</text:p>
          </table:table-cell>
          <table:table-cell table:number-columns-repeated="2"/>
          <table:table-cell table:formula="of:=IF([.Q967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LC805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conica</text:p>
          </table:table-cell>
          <table:table-cell office:value-type="string" calcext:value-type="string">
            <text:p>Eucalyptus conica</text:p>
          </table:table-cell>
          <table:table-cell/>
          <table:table-cell office:value-type="string" calcext:value-type="string">
            <text:p>Tenterfield</text:p>
          </table:table-cell>
          <table:table-cell/>
          <table:table-cell table:style-name="Default"/>
          <table:table-cell/>
          <table:table-cell office:value-type="float" office:value="-29.067457" calcext:value-type="float">
            <text:p>-29.067457</text:p>
          </table:table-cell>
          <table:table-cell office:value-type="float" office:value="151.989572" calcext:value-type="float">
            <text:p>151.989572</text:p>
          </table:table-cell>
          <table:table-cell office:value-type="float" office:value="908" calcext:value-type="float">
            <text:p>908</text:p>
          </table:table-cell>
          <table:table-cell table:number-columns-repeated="2"/>
          <table:table-cell table:formula="of:=IF([.Q968]=&quot;  &quot;; &quot;No&quot;; &quot;Yes&quot;)" office:value-type="string" office:string-value="Yes" calcext:value-type="string">
            <text:p>Yes</text:p>
          </table:table-cell>
          <table:table-cell office:value-type="string" calcext:value-type="string">
            <text:p>sieved in box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LC806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conica</text:p>
          </table:table-cell>
          <table:table-cell office:value-type="string" calcext:value-type="string">
            <text:p>Eucalyptus conica</text:p>
          </table:table-cell>
          <table:table-cell/>
          <table:table-cell office:value-type="string" calcext:value-type="string">
            <text:p>Tenterfield</text:p>
          </table:table-cell>
          <table:table-cell/>
          <table:table-cell table:style-name="Default"/>
          <table:table-cell/>
          <table:table-cell office:value-type="float" office:value="-29.06718803" calcext:value-type="float">
            <text:p>-29.06718803</text:p>
          </table:table-cell>
          <table:table-cell office:value-type="float" office:value="151.990265" calcext:value-type="float">
            <text:p>151.990265</text:p>
          </table:table-cell>
          <table:table-cell office:value-type="float" office:value="903" calcext:value-type="float">
            <text:p>903</text:p>
          </table:table-cell>
          <table:table-cell table:number-columns-repeated="2"/>
          <table:table-cell table:formula="of:=IF([.Q969]=&quot;  &quot;; &quot;No&quot;; &quot;Yes&quot;)" office:value-type="string" office:string-value="Yes" calcext:value-type="string">
            <text:p>Yes</text:p>
          </table:table-cell>
          <table:table-cell office:value-type="string" calcext:value-type="string">
            <text:p>sieved in box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LC807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magnificata</text:p>
          </table:table-cell>
          <table:table-cell office:value-type="string" calcext:value-type="string">
            <text:p>Eucalyptus magnificata</text:p>
          </table:table-cell>
          <table:table-cell/>
          <table:table-cell office:value-type="string" calcext:value-type="string">
            <text:p>Hillgrove</text:p>
          </table:table-cell>
          <table:table-cell/>
          <table:table-cell table:style-name="Default"/>
          <table:table-cell/>
          <table:table-cell office:value-type="float" office:value="-30.57603898" calcext:value-type="float">
            <text:p>-30.57603898</text:p>
          </table:table-cell>
          <table:table-cell office:value-type="float" office:value="151.90429" calcext:value-type="float">
            <text:p>151.90429</text:p>
          </table:table-cell>
          <table:table-cell office:value-type="float" office:value="986" calcext:value-type="float">
            <text:p>986</text:p>
          </table:table-cell>
          <table:table-cell table:number-columns-repeated="2"/>
          <table:table-cell table:formula="of:=IF([.Q970]=&quot;  &quot;; &quot;No&quot;; &quot;Yes&quot;)" office:value-type="string" office:string-value="Yes" calcext:value-type="string">
            <text:p>Yes</text:p>
          </table:table-cell>
          <table:table-cell office:value-type="string" calcext:value-type="string">
            <text:p>cleaned box within box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LC808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magnificata</text:p>
          </table:table-cell>
          <table:table-cell office:value-type="string" calcext:value-type="string">
            <text:p>Eucalyptus magnificata</text:p>
          </table:table-cell>
          <table:table-cell/>
          <table:table-cell office:value-type="string" calcext:value-type="string">
            <text:p>Hillgrove</text:p>
          </table:table-cell>
          <table:table-cell/>
          <table:table-cell table:style-name="Default"/>
          <table:table-cell/>
          <table:table-cell office:value-type="float" office:value="-30.57438699" calcext:value-type="float">
            <text:p>-30.57438699</text:p>
          </table:table-cell>
          <table:table-cell office:value-type="float" office:value="151.908147" calcext:value-type="float">
            <text:p>151.908147</text:p>
          </table:table-cell>
          <table:table-cell office:value-type="float" office:value="995" calcext:value-type="float">
            <text:p>995</text:p>
          </table:table-cell>
          <table:table-cell table:number-columns-repeated="2"/>
          <table:table-cell table:formula="of:=IF([.Q971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LC809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magnificata</text:p>
          </table:table-cell>
          <table:table-cell office:value-type="string" calcext:value-type="string">
            <text:p>Eucalyptus magnificata</text:p>
          </table:table-cell>
          <table:table-cell/>
          <table:table-cell office:value-type="string" calcext:value-type="string">
            <text:p>Hillgrove</text:p>
          </table:table-cell>
          <table:table-cell/>
          <table:table-cell table:style-name="Default"/>
          <table:table-cell/>
          <table:table-cell office:value-type="float" office:value="-30.57550899" calcext:value-type="float">
            <text:p>-30.57550899</text:p>
          </table:table-cell>
          <table:table-cell office:value-type="float" office:value="151.904931" calcext:value-type="float">
            <text:p>151.904931</text:p>
          </table:table-cell>
          <table:table-cell office:value-type="float" office:value="981" calcext:value-type="float">
            <text:p>981</text:p>
          </table:table-cell>
          <table:table-cell table:number-columns-repeated="2"/>
          <table:table-cell table:formula="of:=IF([.Q972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LC810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magnificata</text:p>
          </table:table-cell>
          <table:table-cell office:value-type="string" calcext:value-type="string">
            <text:p>Eucalyptus magnificata</text:p>
          </table:table-cell>
          <table:table-cell/>
          <table:table-cell office:value-type="string" calcext:value-type="string">
            <text:p>Hillgrove</text:p>
          </table:table-cell>
          <table:table-cell/>
          <table:table-cell table:style-name="Default"/>
          <table:table-cell/>
          <table:table-cell office:value-type="float" office:value="-30.55183397" calcext:value-type="float">
            <text:p>-30.55183397</text:p>
          </table:table-cell>
          <table:table-cell office:value-type="float" office:value="151.89709" calcext:value-type="float">
            <text:p>151.89709</text:p>
          </table:table-cell>
          <table:table-cell office:value-type="float" office:value="976" calcext:value-type="float">
            <text:p>976</text:p>
          </table:table-cell>
          <table:table-cell table:number-columns-repeated="2"/>
          <table:table-cell table:formula="of:=IF([.Q973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LC811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magnificata</text:p>
          </table:table-cell>
          <table:table-cell office:value-type="string" calcext:value-type="string">
            <text:p>Eucalyptus magnificata</text:p>
          </table:table-cell>
          <table:table-cell/>
          <table:table-cell office:value-type="string" calcext:value-type="string">
            <text:p>Hillgrove</text:p>
          </table:table-cell>
          <table:table-cell/>
          <table:table-cell table:style-name="Default"/>
          <table:table-cell/>
          <table:table-cell office:value-type="float" office:value="-30.553048" calcext:value-type="float">
            <text:p>-30.553048</text:p>
          </table:table-cell>
          <table:table-cell office:value-type="float" office:value="151.898912" calcext:value-type="float">
            <text:p>151.898912</text:p>
          </table:table-cell>
          <table:table-cell office:value-type="float" office:value="985" calcext:value-type="float">
            <text:p>985</text:p>
          </table:table-cell>
          <table:table-cell table:number-columns-repeated="2"/>
          <table:table-cell table:formula="of:=IF([.Q974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LC812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magnificata</text:p>
          </table:table-cell>
          <table:table-cell office:value-type="string" calcext:value-type="string">
            <text:p>Eucalyptus magnificata</text:p>
          </table:table-cell>
          <table:table-cell/>
          <table:table-cell office:value-type="string" calcext:value-type="string">
            <text:p>Hillgrove</text:p>
          </table:table-cell>
          <table:table-cell/>
          <table:table-cell table:style-name="Default"/>
          <table:table-cell/>
          <table:table-cell office:value-type="float" office:value="-30.55338596" calcext:value-type="float">
            <text:p>-30.55338596</text:p>
          </table:table-cell>
          <table:table-cell office:value-type="float" office:value="151.898836" calcext:value-type="float">
            <text:p>151.898836</text:p>
          </table:table-cell>
          <table:table-cell office:value-type="float" office:value="984" calcext:value-type="float">
            <text:p>984</text:p>
          </table:table-cell>
          <table:table-cell table:number-columns-repeated="2"/>
          <table:table-cell table:formula="of:=IF([.Q975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LC813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magnificata</text:p>
          </table:table-cell>
          <table:table-cell office:value-type="string" calcext:value-type="string">
            <text:p>Eucalyptus magnificata</text:p>
          </table:table-cell>
          <table:table-cell/>
          <table:table-cell office:value-type="string" calcext:value-type="string">
            <text:p>Long Point</text:p>
          </table:table-cell>
          <table:table-cell/>
          <table:table-cell table:style-name="Default"/>
          <table:table-cell/>
          <table:table-cell office:value-type="float" office:value="-30.61521498" calcext:value-type="float">
            <text:p>-30.61521498</text:p>
          </table:table-cell>
          <table:table-cell office:value-type="float" office:value="151.941556" calcext:value-type="float">
            <text:p>151.941556</text:p>
          </table:table-cell>
          <table:table-cell office:value-type="float" office:value="996" calcext:value-type="float">
            <text:p>996</text:p>
          </table:table-cell>
          <table:table-cell table:number-columns-repeated="2"/>
          <table:table-cell table:formula="of:=IF([.Q976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LC814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magnificata</text:p>
          </table:table-cell>
          <table:table-cell office:value-type="string" calcext:value-type="string">
            <text:p>Eucalyptus magnificata</text:p>
          </table:table-cell>
          <table:table-cell/>
          <table:table-cell office:value-type="string" calcext:value-type="string">
            <text:p>Long Point</text:p>
          </table:table-cell>
          <table:table-cell/>
          <table:table-cell table:style-name="Default"/>
          <table:table-cell/>
          <table:table-cell office:value-type="float" office:value="-30.61504701" calcext:value-type="float">
            <text:p>-30.61504701</text:p>
          </table:table-cell>
          <table:table-cell office:value-type="float" office:value="151.941554" calcext:value-type="float">
            <text:p>151.941554</text:p>
          </table:table-cell>
          <table:table-cell office:value-type="float" office:value="997" calcext:value-type="float">
            <text:p>997</text:p>
          </table:table-cell>
          <table:table-cell table:number-columns-repeated="2"/>
          <table:table-cell table:formula="of:=IF([.Q977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LC815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magnificata</text:p>
          </table:table-cell>
          <table:table-cell office:value-type="string" calcext:value-type="string">
            <text:p>Eucalyptus magnificata</text:p>
          </table:table-cell>
          <table:table-cell/>
          <table:table-cell office:value-type="string" calcext:value-type="string">
            <text:p>Long Point</text:p>
          </table:table-cell>
          <table:table-cell/>
          <table:table-cell table:style-name="Default"/>
          <table:table-cell/>
          <table:table-cell office:value-type="float" office:value="-30.61480796" calcext:value-type="float">
            <text:p>-30.61480796</text:p>
          </table:table-cell>
          <table:table-cell office:value-type="float" office:value="151.941578" calcext:value-type="float">
            <text:p>151.941578</text:p>
          </table:table-cell>
          <table:table-cell office:value-type="float" office:value="997" calcext:value-type="float">
            <text:p>997</text:p>
          </table:table-cell>
          <table:table-cell table:number-columns-repeated="2"/>
          <table:table-cell table:formula="of:=IF([.Q978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LC816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magnificata</text:p>
          </table:table-cell>
          <table:table-cell office:value-type="string" calcext:value-type="string">
            <text:p>Eucalyptus magnificata</text:p>
          </table:table-cell>
          <table:table-cell/>
          <table:table-cell office:value-type="string" calcext:value-type="string">
            <text:p>Long Point</text:p>
          </table:table-cell>
          <table:table-cell/>
          <table:table-cell table:style-name="Default"/>
          <table:table-cell/>
          <table:table-cell office:value-type="float" office:value="-30.61466102" calcext:value-type="float">
            <text:p>-30.61466102</text:p>
          </table:table-cell>
          <table:table-cell office:value-type="float" office:value="151.941561" calcext:value-type="float">
            <text:p>151.941561</text:p>
          </table:table-cell>
          <table:table-cell office:value-type="float" office:value="997" calcext:value-type="float">
            <text:p>997</text:p>
          </table:table-cell>
          <table:table-cell table:number-columns-repeated="2"/>
          <table:table-cell table:formula="of:=IF([.Q979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LC817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magnificata</text:p>
          </table:table-cell>
          <table:table-cell office:value-type="string" calcext:value-type="string">
            <text:p>Eucalyptus magnificata</text:p>
          </table:table-cell>
          <table:table-cell/>
          <table:table-cell office:value-type="string" calcext:value-type="string">
            <text:p>Long Point</text:p>
          </table:table-cell>
          <table:table-cell/>
          <table:table-cell table:style-name="Default"/>
          <table:table-cell/>
          <table:table-cell office:value-type="float" office:value="-30.61459397" calcext:value-type="float">
            <text:p>-30.61459397</text:p>
          </table:table-cell>
          <table:table-cell office:value-type="float" office:value="151.941559" calcext:value-type="float">
            <text:p>151.941559</text:p>
          </table:table-cell>
          <table:table-cell office:value-type="float" office:value="998" calcext:value-type="float">
            <text:p>998</text:p>
          </table:table-cell>
          <table:table-cell table:number-columns-repeated="2"/>
          <table:table-cell table:formula="of:=IF([.Q980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LC818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magnificata</text:p>
          </table:table-cell>
          <table:table-cell office:value-type="string" calcext:value-type="string">
            <text:p>Eucalyptus magnificata</text:p>
          </table:table-cell>
          <table:table-cell/>
          <table:table-cell office:value-type="string" calcext:value-type="string">
            <text:p>Long Point</text:p>
          </table:table-cell>
          <table:table-cell/>
          <table:table-cell table:style-name="Default"/>
          <table:table-cell/>
          <table:table-cell office:value-type="float" office:value="-30.614643" calcext:value-type="float">
            <text:p>-30.614643</text:p>
          </table:table-cell>
          <table:table-cell office:value-type="float" office:value="151.94136" calcext:value-type="float">
            <text:p>151.94136</text:p>
          </table:table-cell>
          <table:table-cell office:value-type="float" office:value="1000" calcext:value-type="float">
            <text:p>1000</text:p>
          </table:table-cell>
          <table:table-cell table:number-columns-repeated="2"/>
          <table:table-cell table:formula="of:=IF([.Q981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LC819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magnificata</text:p>
          </table:table-cell>
          <table:table-cell office:value-type="string" calcext:value-type="string">
            <text:p>Eucalyptus magnificata</text:p>
          </table:table-cell>
          <table:table-cell/>
          <table:table-cell office:value-type="string" calcext:value-type="string">
            <text:p>Long Point</text:p>
          </table:table-cell>
          <table:table-cell/>
          <table:table-cell table:style-name="Default"/>
          <table:table-cell/>
          <table:table-cell office:value-type="float" office:value="-30.61453597" calcext:value-type="float">
            <text:p>-30.61453597</text:p>
          </table:table-cell>
          <table:table-cell office:value-type="float" office:value="151.941398" calcext:value-type="float">
            <text:p>151.941398</text:p>
          </table:table-cell>
          <table:table-cell office:value-type="float" office:value="1000" calcext:value-type="float">
            <text:p>1000</text:p>
          </table:table-cell>
          <table:table-cell table:number-columns-repeated="2"/>
          <table:table-cell table:formula="of:=IF([.Q982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LC820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magnificata</text:p>
          </table:table-cell>
          <table:table-cell office:value-type="string" calcext:value-type="string">
            <text:p>Eucalyptus magnificata</text:p>
          </table:table-cell>
          <table:table-cell/>
          <table:table-cell office:value-type="string" calcext:value-type="string">
            <text:p>Long Point</text:p>
          </table:table-cell>
          <table:table-cell/>
          <table:table-cell table:style-name="Default"/>
          <table:table-cell/>
          <table:table-cell office:value-type="float" office:value="-30.61433103" calcext:value-type="float">
            <text:p>-30.61433103</text:p>
          </table:table-cell>
          <table:table-cell office:value-type="float" office:value="151.941375" calcext:value-type="float">
            <text:p>151.941375</text:p>
          </table:table-cell>
          <table:table-cell office:value-type="float" office:value="999" calcext:value-type="float">
            <text:p>999</text:p>
          </table:table-cell>
          <table:table-cell table:number-columns-repeated="2"/>
          <table:table-cell table:formula="of:=IF([.Q983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LC821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magnificata</text:p>
          </table:table-cell>
          <table:table-cell office:value-type="string" calcext:value-type="string">
            <text:p>Eucalyptus magnificata</text:p>
          </table:table-cell>
          <table:table-cell/>
          <table:table-cell office:value-type="string" calcext:value-type="string">
            <text:p>Long Point</text:p>
          </table:table-cell>
          <table:table-cell/>
          <table:table-cell table:style-name="Default"/>
          <table:table-cell/>
          <table:table-cell office:value-type="float" office:value="-30.61426599" calcext:value-type="float">
            <text:p>-30.61426599</text:p>
          </table:table-cell>
          <table:table-cell office:value-type="float" office:value="151.941368" calcext:value-type="float">
            <text:p>151.941368</text:p>
          </table:table-cell>
          <table:table-cell office:value-type="float" office:value="999" calcext:value-type="float">
            <text:p>999</text:p>
          </table:table-cell>
          <table:table-cell table:number-columns-repeated="2"/>
          <table:table-cell table:formula="of:=IF([.Q984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LC822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magnificata</text:p>
          </table:table-cell>
          <table:table-cell office:value-type="string" calcext:value-type="string">
            <text:p>Eucalyptus magnificata</text:p>
          </table:table-cell>
          <table:table-cell/>
          <table:table-cell office:value-type="string" calcext:value-type="string">
            <text:p>Long Point</text:p>
          </table:table-cell>
          <table:table-cell/>
          <table:table-cell table:style-name="Default"/>
          <table:table-cell/>
          <table:table-cell office:value-type="float" office:value="-30.61406801" calcext:value-type="float">
            <text:p>-30.61406801</text:p>
          </table:table-cell>
          <table:table-cell office:value-type="float" office:value="151.941397" calcext:value-type="float">
            <text:p>151.941397</text:p>
          </table:table-cell>
          <table:table-cell office:value-type="float" office:value="997" calcext:value-type="float">
            <text:p>997</text:p>
          </table:table-cell>
          <table:table-cell table:number-columns-repeated="2"/>
          <table:table-cell table:formula="of:=IF([.Q985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LC823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magnificata</text:p>
          </table:table-cell>
          <table:table-cell office:value-type="string" calcext:value-type="string">
            <text:p>Eucalyptus magnificata</text:p>
          </table:table-cell>
          <table:table-cell/>
          <table:table-cell office:value-type="string" calcext:value-type="string">
            <text:p>Long Point</text:p>
          </table:table-cell>
          <table:table-cell/>
          <table:table-cell table:style-name="Default"/>
          <table:table-cell/>
          <table:table-cell office:value-type="float" office:value="-30.61487904" calcext:value-type="float">
            <text:p>-30.61487904</text:p>
          </table:table-cell>
          <table:table-cell office:value-type="float" office:value="151.941041" calcext:value-type="float">
            <text:p>151.941041</text:p>
          </table:table-cell>
          <table:table-cell office:value-type="float" office:value="1001" calcext:value-type="float">
            <text:p>1001</text:p>
          </table:table-cell>
          <table:table-cell table:number-columns-repeated="2"/>
          <table:table-cell table:formula="of:=IF([.Q986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LC824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magnificata</text:p>
          </table:table-cell>
          <table:table-cell office:value-type="string" calcext:value-type="string">
            <text:p>Eucalyptus magnificata</text:p>
          </table:table-cell>
          <table:table-cell/>
          <table:table-cell office:value-type="string" calcext:value-type="string">
            <text:p>Long Point</text:p>
          </table:table-cell>
          <table:table-cell/>
          <table:table-cell table:style-name="Default"/>
          <table:table-cell/>
          <table:table-cell office:value-type="float" office:value="-30.61487602" calcext:value-type="float">
            <text:p>-30.61487602</text:p>
          </table:table-cell>
          <table:table-cell office:value-type="float" office:value="151.940233" calcext:value-type="float">
            <text:p>151.940233</text:p>
          </table:table-cell>
          <table:table-cell office:value-type="float" office:value="996" calcext:value-type="float">
            <text:p>996</text:p>
          </table:table-cell>
          <table:table-cell table:number-columns-repeated="2"/>
          <table:table-cell table:formula="of:=IF([.Q987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LC825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magnificata</text:p>
          </table:table-cell>
          <table:table-cell office:value-type="string" calcext:value-type="string">
            <text:p>Eucalyptus magnificata</text:p>
          </table:table-cell>
          <table:table-cell/>
          <table:table-cell office:value-type="string" calcext:value-type="string">
            <text:p>Long Point</text:p>
          </table:table-cell>
          <table:table-cell/>
          <table:table-cell table:style-name="Default"/>
          <table:table-cell/>
          <table:table-cell office:value-type="float" office:value="-30.61477996" calcext:value-type="float">
            <text:p>-30.61477996</text:p>
          </table:table-cell>
          <table:table-cell office:value-type="float" office:value="151.940809" calcext:value-type="float">
            <text:p>151.940809</text:p>
          </table:table-cell>
          <table:table-cell office:value-type="float" office:value="1000" calcext:value-type="float">
            <text:p>1000</text:p>
          </table:table-cell>
          <table:table-cell table:number-columns-repeated="2"/>
          <table:table-cell table:formula="of:=IF([.Q988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LC826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magnificata</text:p>
          </table:table-cell>
          <table:table-cell office:value-type="string" calcext:value-type="string">
            <text:p>Eucalyptus magnificata</text:p>
          </table:table-cell>
          <table:table-cell/>
          <table:table-cell office:value-type="string" calcext:value-type="string">
            <text:p>Long Point</text:p>
          </table:table-cell>
          <table:table-cell/>
          <table:table-cell table:style-name="Default"/>
          <table:table-cell/>
          <table:table-cell office:value-type="float" office:value="-30.61463303" calcext:value-type="float">
            <text:p>-30.61463303</text:p>
          </table:table-cell>
          <table:table-cell office:value-type="float" office:value="151.941019" calcext:value-type="float">
            <text:p>151.941019</text:p>
          </table:table-cell>
          <table:table-cell office:value-type="float" office:value="1002" calcext:value-type="float">
            <text:p>1002</text:p>
          </table:table-cell>
          <table:table-cell table:number-columns-repeated="2"/>
          <table:table-cell table:formula="of:=IF([.Q989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LC827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magnificata</text:p>
          </table:table-cell>
          <table:table-cell office:value-type="string" calcext:value-type="string">
            <text:p>Eucalyptus magnificata</text:p>
          </table:table-cell>
          <table:table-cell/>
          <table:table-cell office:value-type="string" calcext:value-type="string">
            <text:p>Long Point</text:p>
          </table:table-cell>
          <table:table-cell/>
          <table:table-cell table:style-name="Default"/>
          <table:table-cell/>
          <table:table-cell office:value-type="float" office:value="-30.61447897" calcext:value-type="float">
            <text:p>-30.61447897</text:p>
          </table:table-cell>
          <table:table-cell office:value-type="float" office:value="151.940761" calcext:value-type="float">
            <text:p>151.940761</text:p>
          </table:table-cell>
          <table:table-cell office:value-type="float" office:value="1001" calcext:value-type="float">
            <text:p>1001</text:p>
          </table:table-cell>
          <table:table-cell table:number-columns-repeated="2"/>
          <table:table-cell table:formula="of:=IF([.Q990]=&quot;  &quot;; &quot;No&quot;; &quot;Yes&quot;)" office:value-type="string" office:string-value="Yes" calcext:value-type="string">
            <text:p>Yes</text:p>
          </table:table-cell>
          <table:table-cell office:value-type="string" calcext:value-type="string">
            <text:p>sieved group envelope in box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LC828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magnificata</text:p>
          </table:table-cell>
          <table:table-cell office:value-type="string" calcext:value-type="string">
            <text:p>Eucalyptus magnificata</text:p>
          </table:table-cell>
          <table:table-cell/>
          <table:table-cell office:value-type="string" calcext:value-type="string">
            <text:p>Long Point</text:p>
          </table:table-cell>
          <table:table-cell/>
          <table:table-cell table:style-name="Default"/>
          <table:table-cell/>
          <table:table-cell office:value-type="float" office:value="-30.61391001" calcext:value-type="float">
            <text:p>-30.61391001</text:p>
          </table:table-cell>
          <table:table-cell office:value-type="float" office:value="151.941021" calcext:value-type="float">
            <text:p>151.941021</text:p>
          </table:table-cell>
          <table:table-cell office:value-type="float" office:value="994" calcext:value-type="float">
            <text:p>994</text:p>
          </table:table-cell>
          <table:table-cell table:number-columns-repeated="2"/>
          <table:table-cell table:formula="of:=IF([.Q991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LC830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magnificata</text:p>
          </table:table-cell>
          <table:table-cell office:value-type="string" calcext:value-type="string">
            <text:p>Eucalyptus magnificata</text:p>
          </table:table-cell>
          <table:table-cell/>
          <table:table-cell office:value-type="string" calcext:value-type="string">
            <text:p>Long Point</text:p>
          </table:table-cell>
          <table:table-cell/>
          <table:table-cell table:style-name="Default"/>
          <table:table-cell/>
          <table:table-cell office:value-type="float" office:value="-30.61620296" calcext:value-type="float">
            <text:p>-30.61620296</text:p>
          </table:table-cell>
          <table:table-cell office:value-type="float" office:value="151.938109" calcext:value-type="float">
            <text:p>151.938109</text:p>
          </table:table-cell>
          <table:table-cell office:value-type="float" office:value="994" calcext:value-type="float">
            <text:p>994</text:p>
          </table:table-cell>
          <table:table-cell table:number-columns-repeated="2"/>
          <table:table-cell table:formula="of:=IF([.Q992]=&quot;  &quot;; &quot;No&quot;; &quot;Yes&quot;)" office:value-type="string" office:string-value="Yes" calcext:value-type="string">
            <text:p>Yes</text:p>
          </table:table-cell>
          <table:table-cell office:value-type="string" calcext:value-type="string">
            <text:p>sieved group envelope in box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LC831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magnificata</text:p>
          </table:table-cell>
          <table:table-cell office:value-type="string" calcext:value-type="string">
            <text:p>Eucalyptus magnificata</text:p>
          </table:table-cell>
          <table:table-cell/>
          <table:table-cell office:value-type="string" calcext:value-type="string">
            <text:p>Long Point</text:p>
          </table:table-cell>
          <table:table-cell/>
          <table:table-cell table:style-name="Default"/>
          <table:table-cell/>
          <table:table-cell office:value-type="float" office:value="-30.61607497" calcext:value-type="float">
            <text:p>-30.61607497</text:p>
          </table:table-cell>
          <table:table-cell office:value-type="float" office:value="151.938129" calcext:value-type="float">
            <text:p>151.938129</text:p>
          </table:table-cell>
          <table:table-cell office:value-type="float" office:value="996" calcext:value-type="float">
            <text:p>996</text:p>
          </table:table-cell>
          <table:table-cell table:number-columns-repeated="2"/>
          <table:table-cell table:formula="of:=IF([.Q993]=&quot;  &quot;; &quot;No&quot;; &quot;Yes&quot;)" office:value-type="string" office:string-value="Yes" calcext:value-type="string">
            <text:p>Yes</text:p>
          </table:table-cell>
          <table:table-cell office:value-type="string" calcext:value-type="string">
            <text:p>sieved group envelope in box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LC832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baueriana</text:p>
          </table:table-cell>
          <table:table-cell office:value-type="string" calcext:value-type="string">
            <text:p>Eucalyptus baueriana</text:p>
          </table:table-cell>
          <table:table-cell/>
          <table:table-cell office:value-type="string" calcext:value-type="string">
            <text:p>Sydney, St. Marys</text:p>
          </table:table-cell>
          <table:table-cell/>
          <table:table-cell table:style-name="Default"/>
          <table:table-cell/>
          <table:table-cell office:value-type="float" office:value="-33.742436" calcext:value-type="float">
            <text:p>-33.742436</text:p>
          </table:table-cell>
          <table:table-cell office:value-type="float" office:value="150.779629" calcext:value-type="float">
            <text:p>150.779629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table:formula="of:=IF([.Q994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LC833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baueriana</text:p>
          </table:table-cell>
          <table:table-cell office:value-type="string" calcext:value-type="string">
            <text:p>Eucalyptus baueriana</text:p>
          </table:table-cell>
          <table:table-cell/>
          <table:table-cell office:value-type="string" calcext:value-type="string">
            <text:p>Sydney, St. Marys</text:p>
          </table:table-cell>
          <table:table-cell/>
          <table:table-cell table:style-name="Default"/>
          <table:table-cell/>
          <table:table-cell office:value-type="float" office:value="-33.74220802" calcext:value-type="float">
            <text:p>-33.74220802</text:p>
          </table:table-cell>
          <table:table-cell office:value-type="float" office:value="150.779656" calcext:value-type="float">
            <text:p>150.779656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table:formula="of:=IF([.Q995]=&quot;  &quot;; &quot;No&quot;; &quot;Yes&quot;)" office:value-type="string" office:string-value="Yes" calcext:value-type="string">
            <text:p>Yes</text:p>
          </table:table-cell>
          <table:table-cell office:value-type="string" calcext:value-type="string">
            <text:p>sieved group envelope in box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LC834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baueriana</text:p>
          </table:table-cell>
          <table:table-cell office:value-type="string" calcext:value-type="string">
            <text:p>Eucalyptus baueriana</text:p>
          </table:table-cell>
          <table:table-cell/>
          <table:table-cell office:value-type="string" calcext:value-type="string">
            <text:p>Sydney, St. Marys</text:p>
          </table:table-cell>
          <table:table-cell/>
          <table:table-cell table:style-name="Default"/>
          <table:table-cell/>
          <table:table-cell office:value-type="float" office:value="-33.74189797" calcext:value-type="float">
            <text:p>-33.74189797</text:p>
          </table:table-cell>
          <table:table-cell office:value-type="float" office:value="150.779999" calcext:value-type="float">
            <text:p>150.779999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table:formula="of:=IF([.Q996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LC835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baueriana</text:p>
          </table:table-cell>
          <table:table-cell office:value-type="string" calcext:value-type="string">
            <text:p>Eucalyptus baueriana</text:p>
          </table:table-cell>
          <table:table-cell/>
          <table:table-cell office:value-type="string" calcext:value-type="string">
            <text:p>Sydney, St. Marys</text:p>
          </table:table-cell>
          <table:table-cell/>
          <table:table-cell table:style-name="Default"/>
          <table:table-cell/>
          <table:table-cell office:value-type="float" office:value="-33.74206502" calcext:value-type="float">
            <text:p>-33.74206502</text:p>
          </table:table-cell>
          <table:table-cell office:value-type="float" office:value="150.780208" calcext:value-type="float">
            <text:p>150.780208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table:formula="of:=IF([.Q997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LC836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baueriana</text:p>
          </table:table-cell>
          <table:table-cell office:value-type="string" calcext:value-type="string">
            <text:p>Eucalyptus baueriana</text:p>
          </table:table-cell>
          <table:table-cell/>
          <table:table-cell office:value-type="string" calcext:value-type="string">
            <text:p>Sydney, St. Marys</text:p>
          </table:table-cell>
          <table:table-cell/>
          <table:table-cell table:style-name="Default"/>
          <table:table-cell/>
          <table:table-cell office:value-type="float" office:value="-33.74074101" calcext:value-type="float">
            <text:p>-33.74074101</text:p>
          </table:table-cell>
          <table:table-cell office:value-type="float" office:value="150.778846" calcext:value-type="float">
            <text:p>150.778846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table:formula="of:=IF([.Q998]=&quot;  &quot;; &quot;No&quot;; &quot;Yes&quot;)" office:value-type="string" office:string-value="Yes" calcext:value-type="string">
            <text:p>Yes</text:p>
          </table:table-cell>
          <table:table-cell office:value-type="string" calcext:value-type="string">
            <text:p>sieved group envelope in box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LC837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baueriana</text:p>
          </table:table-cell>
          <table:table-cell office:value-type="string" calcext:value-type="string">
            <text:p>Eucalyptus baueriana</text:p>
          </table:table-cell>
          <table:table-cell/>
          <table:table-cell office:value-type="string" calcext:value-type="string">
            <text:p>Sydney, St. Marys</text:p>
          </table:table-cell>
          <table:table-cell/>
          <table:table-cell table:style-name="Default"/>
          <table:table-cell/>
          <table:table-cell office:value-type="float" office:value="-33.74057204" calcext:value-type="float">
            <text:p>-33.74057204</text:p>
          </table:table-cell>
          <table:table-cell office:value-type="float" office:value="150.778885" calcext:value-type="float">
            <text:p>150.778885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table:formula="of:=IF([.Q999]=&quot;  &quot;; &quot;No&quot;; &quot;Yes&quot;)" office:value-type="string" office:string-value="Yes" calcext:value-type="string">
            <text:p>Yes</text:p>
          </table:table-cell>
          <table:table-cell office:value-type="string" calcext:value-type="string">
            <text:p>sieved group envelope in box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LC838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baueriana</text:p>
          </table:table-cell>
          <table:table-cell office:value-type="string" calcext:value-type="string">
            <text:p>Eucalyptus baueriana</text:p>
          </table:table-cell>
          <table:table-cell/>
          <table:table-cell office:value-type="string" calcext:value-type="string">
            <text:p>Sydney, St. Marys</text:p>
          </table:table-cell>
          <table:table-cell/>
          <table:table-cell table:style-name="Default"/>
          <table:table-cell/>
          <table:table-cell office:value-type="float" office:value="-33.74031597" calcext:value-type="float">
            <text:p>-33.74031597</text:p>
          </table:table-cell>
          <table:table-cell office:value-type="float" office:value="150.778898" calcext:value-type="float">
            <text:p>150.778898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table:formula="of:=IF([.Q1000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LC839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baueriana</text:p>
          </table:table-cell>
          <table:table-cell office:value-type="string" calcext:value-type="string">
            <text:p>Eucalyptus baueriana</text:p>
          </table:table-cell>
          <table:table-cell/>
          <table:table-cell office:value-type="string" calcext:value-type="string">
            <text:p>Sydney, St. Marys</text:p>
          </table:table-cell>
          <table:table-cell/>
          <table:table-cell table:style-name="Default"/>
          <table:table-cell/>
          <table:table-cell office:value-type="float" office:value="-33.74036802" calcext:value-type="float">
            <text:p>-33.74036802</text:p>
          </table:table-cell>
          <table:table-cell office:value-type="float" office:value="150.779135" calcext:value-type="float">
            <text:p>150.779135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table:formula="of:=IF([.Q1001]=&quot;  &quot;; &quot;No&quot;; &quot;Yes&quot;)" office:value-type="string" office:string-value="Yes" calcext:value-type="string">
            <text:p>Yes</text:p>
          </table:table-cell>
          <table:table-cell office:value-type="string" calcext:value-type="string">
            <text:p>sieved in box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LC840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baueriana</text:p>
          </table:table-cell>
          <table:table-cell office:value-type="string" calcext:value-type="string">
            <text:p>Eucalyptus baueriana</text:p>
          </table:table-cell>
          <table:table-cell/>
          <table:table-cell office:value-type="string" calcext:value-type="string">
            <text:p>Sydney, St. Marys</text:p>
          </table:table-cell>
          <table:table-cell/>
          <table:table-cell table:style-name="Default"/>
          <table:table-cell/>
          <table:table-cell office:value-type="float" office:value="-33.74062099" calcext:value-type="float">
            <text:p>-33.74062099</text:p>
          </table:table-cell>
          <table:table-cell office:value-type="float" office:value="150.779071" calcext:value-type="float">
            <text:p>150.779071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table:formula="of:=IF([.Q1002]=&quot;  &quot;; &quot;No&quot;; &quot;Yes&quot;)" office:value-type="string" office:string-value="Yes" calcext:value-type="string">
            <text:p>Yes</text:p>
          </table:table-cell>
          <table:table-cell office:value-type="string" calcext:value-type="string">
            <text:p>sieved group envelope in box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LC841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baueriana</text:p>
          </table:table-cell>
          <table:table-cell office:value-type="string" calcext:value-type="string">
            <text:p>Eucalyptus baueriana</text:p>
          </table:table-cell>
          <table:table-cell/>
          <table:table-cell office:value-type="string" calcext:value-type="string">
            <text:p>Sydney, St. Marys</text:p>
          </table:table-cell>
          <table:table-cell/>
          <table:table-cell table:style-name="Default"/>
          <table:table-cell/>
          <table:table-cell office:value-type="float" office:value="-33.74112298" calcext:value-type="float">
            <text:p>-33.74112298</text:p>
          </table:table-cell>
          <table:table-cell office:value-type="float" office:value="150.779055" calcext:value-type="float">
            <text:p>150.779055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table:formula="of:=IF([.Q1003]=&quot;  &quot;; &quot;No&quot;; &quot;Yes&quot;)" office:value-type="string" office:string-value="Yes" calcext:value-type="string">
            <text:p>Yes</text:p>
          </table:table-cell>
          <table:table-cell office:value-type="string" calcext:value-type="string">
            <text:p>sieved group envelope in box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LC842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baueriana</text:p>
          </table:table-cell>
          <table:table-cell office:value-type="string" calcext:value-type="string">
            <text:p>Eucalyptus baueriana</text:p>
          </table:table-cell>
          <table:table-cell table:number-columns-repeated="3"/>
          <table:table-cell table:style-name="Default"/>
          <table:table-cell/>
          <table:table-cell office:value-type="float" office:value="-33.74119297" calcext:value-type="float">
            <text:p>-33.74119297</text:p>
          </table:table-cell>
          <table:table-cell office:value-type="float" office:value="150.778712" calcext:value-type="float">
            <text:p>150.778712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table:formula="of:=IF([.Q1004]=&quot;  &quot;; &quot;No&quot;; &quot;Yes&quot;)" office:value-type="string" office:string-value="Yes" calcext:value-type="string">
            <text:p>Yes</text:p>
          </table:table-cell>
          <table:table-cell office:value-type="string" calcext:value-type="string">
            <text:p>cleaned box within box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LC843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baueriana</text:p>
          </table:table-cell>
          <table:table-cell office:value-type="string" calcext:value-type="string">
            <text:p>Eucalyptus baueriana</text:p>
          </table:table-cell>
          <table:table-cell table:number-columns-repeated="3"/>
          <table:table-cell table:style-name="Default"/>
          <table:table-cell/>
          <table:table-cell office:value-type="float" office:value="-33.97280498" calcext:value-type="float">
            <text:p>-33.97280498</text:p>
          </table:table-cell>
          <table:table-cell office:value-type="float" office:value="150.99729" calcext:value-type="float">
            <text:p>150.99729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[.Q1005]=&quot;  &quot;; &quot;No&quot;; &quot;Yes&quot;)" office:value-type="string" office:string-value="Yes" calcext:value-type="string">
            <text:p>Yes</text:p>
          </table:table-cell>
          <table:table-cell office:value-type="string" calcext:value-type="string">
            <text:p>cleaned box within box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LC844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baueriana</text:p>
          </table:table-cell>
          <table:table-cell office:value-type="string" calcext:value-type="string">
            <text:p>Eucalyptus baueriana</text:p>
          </table:table-cell>
          <table:table-cell table:number-columns-repeated="3"/>
          <table:table-cell table:style-name="Default"/>
          <table:table-cell/>
          <table:table-cell office:value-type="float" office:value="-33.95153398" calcext:value-type="float">
            <text:p>-33.95153398</text:p>
          </table:table-cell>
          <table:table-cell office:value-type="float" office:value="150.976828" calcext:value-type="float">
            <text:p>150.976828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formula="of:=IF([.Q1006]=&quot;  &quot;; &quot;No&quot;; &quot;Yes&quot;)" office:value-type="string" office:string-value="Yes" calcext:value-type="string">
            <text:p>Yes</text:p>
          </table:table-cell>
          <table:table-cell office:value-type="string" calcext:value-type="string">
            <text:p>sieved group envelope in box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LC845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baueriana</text:p>
          </table:table-cell>
          <table:table-cell office:value-type="string" calcext:value-type="string">
            <text:p>Eucalyptus baueriana</text:p>
          </table:table-cell>
          <table:table-cell/>
          <table:table-cell office:value-type="string" calcext:value-type="string">
            <text:p>Sydney, Panania</text:p>
          </table:table-cell>
          <table:table-cell/>
          <table:table-cell table:style-name="Default"/>
          <table:table-cell/>
          <table:table-cell office:value-type="float" office:value="-33.94865303" calcext:value-type="float">
            <text:p>-33.94865303</text:p>
          </table:table-cell>
          <table:table-cell office:value-type="float" office:value="150.981468" calcext:value-type="float">
            <text:p>150.981468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formula="of:=IF([.Q1007]=&quot;  &quot;; &quot;No&quot;; &quot;Yes&quot;)" office:value-type="string" office:string-value="Yes" calcext:value-type="string">
            <text:p>Yes</text:p>
          </table:table-cell>
          <table:table-cell office:value-type="string" calcext:value-type="string">
            <text:p>sieved group envelope in box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LC846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baueriana</text:p>
          </table:table-cell>
          <table:table-cell office:value-type="string" calcext:value-type="string">
            <text:p>Eucalyptus baueriana</text:p>
          </table:table-cell>
          <table:table-cell/>
          <table:table-cell office:value-type="string" calcext:value-type="string">
            <text:p>Sydney, Panania</text:p>
          </table:table-cell>
          <table:table-cell/>
          <table:table-cell table:style-name="Default"/>
          <table:table-cell/>
          <table:table-cell office:value-type="float" office:value="-33.94846201" calcext:value-type="float">
            <text:p>-33.94846201</text:p>
          </table:table-cell>
          <table:table-cell office:value-type="float" office:value="150.981488" calcext:value-type="float">
            <text:p>150.981488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[.Q1008]=&quot;  &quot;; &quot;No&quot;; &quot;Yes&quot;)" office:value-type="string" office:string-value="Yes" calcext:value-type="string">
            <text:p>Yes</text:p>
          </table:table-cell>
          <table:table-cell office:value-type="string" calcext:value-type="string">
            <text:p>sieved group envelope in box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LC847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baueriana</text:p>
          </table:table-cell>
          <table:table-cell office:value-type="string" calcext:value-type="string">
            <text:p>Eucalyptus baueriana</text:p>
          </table:table-cell>
          <table:table-cell/>
          <table:table-cell office:value-type="string" calcext:value-type="string">
            <text:p>Sydney, Panania</text:p>
          </table:table-cell>
          <table:table-cell/>
          <table:table-cell table:style-name="Default"/>
          <table:table-cell/>
          <table:table-cell office:value-type="float" office:value="-33.94820603" calcext:value-type="float">
            <text:p>-33.94820603</text:p>
          </table:table-cell>
          <table:table-cell office:value-type="float" office:value="150.981514" calcext:value-type="float">
            <text:p>150.981514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[.Q1009]=&quot;  &quot;; &quot;No&quot;; &quot;Yes&quot;)" office:value-type="string" office:string-value="Yes" calcext:value-type="string">
            <text:p>Yes</text:p>
          </table:table-cell>
          <table:table-cell office:value-type="string" calcext:value-type="string">
            <text:p>sieved group envelope in box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LC848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baueriana</text:p>
          </table:table-cell>
          <table:table-cell office:value-type="string" calcext:value-type="string">
            <text:p>Eucalyptus baueriana</text:p>
          </table:table-cell>
          <table:table-cell/>
          <table:table-cell office:value-type="string" calcext:value-type="string">
            <text:p>Sydney, Panania</text:p>
          </table:table-cell>
          <table:table-cell/>
          <table:table-cell table:style-name="Default"/>
          <table:table-cell/>
          <table:table-cell office:value-type="float" office:value="-33.94809798" calcext:value-type="float">
            <text:p>-33.94809798</text:p>
          </table:table-cell>
          <table:table-cell office:value-type="float" office:value="150.981017" calcext:value-type="float">
            <text:p>150.981017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IF([.Q1010]=&quot;  &quot;; &quot;No&quot;; &quot;Yes&quot;)" office:value-type="string" office:string-value="Yes" calcext:value-type="string">
            <text:p>Yes</text:p>
          </table:table-cell>
          <table:table-cell office:value-type="string" calcext:value-type="string">
            <text:p>sieved group envelope in box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LC849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baueriana</text:p>
          </table:table-cell>
          <table:table-cell office:value-type="string" calcext:value-type="string">
            <text:p>Eucalyptus baueriana</text:p>
          </table:table-cell>
          <table:table-cell/>
          <table:table-cell office:value-type="string" calcext:value-type="string">
            <text:p>Sydney, Panania</text:p>
          </table:table-cell>
          <table:table-cell/>
          <table:table-cell table:style-name="Default"/>
          <table:table-cell/>
          <table:table-cell office:value-type="float" office:value="-33.94804501" calcext:value-type="float">
            <text:p>-33.94804501</text:p>
          </table:table-cell>
          <table:table-cell office:value-type="float" office:value="150.980269" calcext:value-type="float">
            <text:p>150.980269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IF([.Q1011]=&quot;  &quot;; &quot;No&quot;; &quot;Yes&quot;)" office:value-type="string" office:string-value="Yes" calcext:value-type="string">
            <text:p>Yes</text:p>
          </table:table-cell>
          <table:table-cell office:value-type="string" calcext:value-type="string">
            <text:p>sieved group envelope in box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LC850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baueriana</text:p>
          </table:table-cell>
          <table:table-cell office:value-type="string" calcext:value-type="string">
            <text:p>Eucalyptus baueriana</text:p>
          </table:table-cell>
          <table:table-cell/>
          <table:table-cell office:value-type="string" calcext:value-type="string">
            <text:p>Bendalong</text:p>
          </table:table-cell>
          <table:table-cell/>
          <table:table-cell table:style-name="Default"/>
          <table:table-cell/>
          <table:table-cell office:value-type="float" office:value="-35.24694999" calcext:value-type="float">
            <text:p>-35.24694999</text:p>
          </table:table-cell>
          <table:table-cell office:value-type="float" office:value="150.531306" calcext:value-type="float">
            <text:p>150.531306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table:formula="of:=IF([.Q1012]=&quot;  &quot;; &quot;No&quot;; &quot;Yes&quot;)" office:value-type="string" office:string-value="Yes" calcext:value-type="string">
            <text:p>Yes</text:p>
          </table:table-cell>
          <table:table-cell office:value-type="string" calcext:value-type="string">
            <text:p>sieved <text:s/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LC851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baueriana</text:p>
          </table:table-cell>
          <table:table-cell office:value-type="string" calcext:value-type="string">
            <text:p>Eucalyptus baueriana</text:p>
          </table:table-cell>
          <table:table-cell/>
          <table:table-cell office:value-type="string" calcext:value-type="string">
            <text:p>Bendalong</text:p>
          </table:table-cell>
          <table:table-cell/>
          <table:table-cell table:style-name="Default"/>
          <table:table-cell/>
          <table:table-cell office:value-type="float" office:value="-35.24695602" calcext:value-type="float">
            <text:p>-35.24695602</text:p>
          </table:table-cell>
          <table:table-cell office:value-type="float" office:value="150.532207" calcext:value-type="float">
            <text:p>150.532207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table:formula="of:=IF([.Q1013]=&quot;  &quot;; &quot;No&quot;; &quot;Yes&quot;)" office:value-type="string" office:string-value="Yes" calcext:value-type="string">
            <text:p>Yes</text:p>
          </table:table-cell>
          <table:table-cell office:value-type="string" calcext:value-type="string">
            <text:p>sieved group envelope in box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LC852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baueriana</text:p>
          </table:table-cell>
          <table:table-cell office:value-type="string" calcext:value-type="string">
            <text:p>Eucalyptus baueriana</text:p>
          </table:table-cell>
          <table:table-cell/>
          <table:table-cell office:value-type="string" calcext:value-type="string">
            <text:p>Bendalong</text:p>
          </table:table-cell>
          <table:table-cell/>
          <table:table-cell table:style-name="Default"/>
          <table:table-cell/>
          <table:table-cell office:value-type="float" office:value="-35.246837" calcext:value-type="float">
            <text:p>-35.246837</text:p>
          </table:table-cell>
          <table:table-cell office:value-type="float" office:value="150.53229" calcext:value-type="float">
            <text:p>150.53229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table:formula="of:=IF([.Q1014]=&quot;  &quot;; &quot;No&quot;; &quot;Yes&quot;)" office:value-type="string" office:string-value="Yes" calcext:value-type="string">
            <text:p>Yes</text:p>
          </table:table-cell>
          <table:table-cell office:value-type="string" calcext:value-type="string">
            <text:p>cleaned box within box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LC853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baueriana</text:p>
          </table:table-cell>
          <table:table-cell office:value-type="string" calcext:value-type="string">
            <text:p>Eucalyptus baueriana</text:p>
          </table:table-cell>
          <table:table-cell/>
          <table:table-cell office:value-type="string" calcext:value-type="string">
            <text:p>Bendalong</text:p>
          </table:table-cell>
          <table:table-cell/>
          <table:table-cell table:style-name="Default"/>
          <table:table-cell/>
          <table:table-cell office:value-type="float" office:value="-35.24681697" calcext:value-type="float">
            <text:p>-35.24681697</text:p>
          </table:table-cell>
          <table:table-cell office:value-type="float" office:value="150.532542" calcext:value-type="float">
            <text:p>150.532542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table:formula="of:=IF([.Q1015]=&quot;  &quot;; &quot;No&quot;; &quot;Yes&quot;)" office:value-type="string" office:string-value="Yes" calcext:value-type="string">
            <text:p>Yes</text:p>
          </table:table-cell>
          <table:table-cell office:value-type="string" calcext:value-type="string">
            <text:p>sieved group envelope in box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LC854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baueriana</text:p>
          </table:table-cell>
          <table:table-cell office:value-type="string" calcext:value-type="string">
            <text:p>Eucalyptus baueriana</text:p>
          </table:table-cell>
          <table:table-cell/>
          <table:table-cell office:value-type="string" calcext:value-type="string">
            <text:p>Bendalong</text:p>
          </table:table-cell>
          <table:table-cell/>
          <table:table-cell table:style-name="Default"/>
          <table:table-cell/>
          <table:table-cell office:value-type="float" office:value="-35.24704001" calcext:value-type="float">
            <text:p>-35.24704001</text:p>
          </table:table-cell>
          <table:table-cell office:value-type="float" office:value="150.532785" calcext:value-type="float">
            <text:p>150.532785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table:formula="of:=IF([.Q1016]=&quot;  &quot;; &quot;No&quot;; &quot;Yes&quot;)" office:value-type="string" office:string-value="Yes" calcext:value-type="string">
            <text:p>Yes</text:p>
          </table:table-cell>
          <table:table-cell office:value-type="string" calcext:value-type="string">
            <text:p>sieved group envelope in box moved to new small envelope because of leakag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LC855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baueriana</text:p>
          </table:table-cell>
          <table:table-cell office:value-type="string" calcext:value-type="string">
            <text:p>Eucalyptus baueriana</text:p>
          </table:table-cell>
          <table:table-cell/>
          <table:table-cell office:value-type="string" calcext:value-type="string">
            <text:p>Bendalong</text:p>
          </table:table-cell>
          <table:table-cell/>
          <table:table-cell table:style-name="Default"/>
          <table:table-cell/>
          <table:table-cell office:value-type="float" office:value="-35.24690003" calcext:value-type="float">
            <text:p>-35.24690003</text:p>
          </table:table-cell>
          <table:table-cell office:value-type="float" office:value="150.534075" calcext:value-type="float">
            <text:p>150.534075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table:formula="of:=IF([.Q1017]=&quot;  &quot;; &quot;No&quot;; &quot;Yes&quot;)" office:value-type="string" office:string-value="Yes" calcext:value-type="string">
            <text:p>Yes</text:p>
          </table:table-cell>
          <table:table-cell office:value-type="string" calcext:value-type="string">
            <text:p>sieved group envelope in box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LC856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baueriana</text:p>
          </table:table-cell>
          <table:table-cell office:value-type="string" calcext:value-type="string">
            <text:p>Eucalyptus baueriana</text:p>
          </table:table-cell>
          <table:table-cell/>
          <table:table-cell office:value-type="string" calcext:value-type="string">
            <text:p>Bendalong</text:p>
          </table:table-cell>
          <table:table-cell/>
          <table:table-cell table:style-name="Default"/>
          <table:table-cell/>
          <table:table-cell office:value-type="float" office:value="-35.247369" calcext:value-type="float">
            <text:p>-35.247369</text:p>
          </table:table-cell>
          <table:table-cell office:value-type="float" office:value="150.535138" calcext:value-type="float">
            <text:p>150.535138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table:formula="of:=IF([.Q1018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LC857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  <table:table-cell/>
          <table:table-cell office:value-type="string" calcext:value-type="string">
            <text:p>Capertee</text:p>
          </table:table-cell>
          <table:table-cell/>
          <table:table-cell table:style-name="Default"/>
          <table:table-cell/>
          <table:table-cell office:value-type="float" office:value="-33.12769004" calcext:value-type="float">
            <text:p>-33.12769004</text:p>
          </table:table-cell>
          <table:table-cell office:value-type="float" office:value="149.99642" calcext:value-type="float">
            <text:p>149.99642</text:p>
          </table:table-cell>
          <table:table-cell office:value-type="float" office:value="733" calcext:value-type="float">
            <text:p>733</text:p>
          </table:table-cell>
          <table:table-cell table:number-columns-repeated="2"/>
          <table:table-cell table:formula="of:=IF([.Q1019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LC858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  <table:table-cell/>
          <table:table-cell office:value-type="string" calcext:value-type="string">
            <text:p>Capertee</text:p>
          </table:table-cell>
          <table:table-cell/>
          <table:table-cell table:style-name="Default"/>
          <table:table-cell/>
          <table:table-cell office:value-type="float" office:value="-33.12821399" calcext:value-type="float">
            <text:p>-33.12821399</text:p>
          </table:table-cell>
          <table:table-cell office:value-type="float" office:value="149.996135" calcext:value-type="float">
            <text:p>149.996135</text:p>
          </table:table-cell>
          <table:table-cell office:value-type="float" office:value="736" calcext:value-type="float">
            <text:p>736</text:p>
          </table:table-cell>
          <table:table-cell table:number-columns-repeated="2"/>
          <table:table-cell table:formula="of:=IF([.Q1020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LC859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  <table:table-cell/>
          <table:table-cell office:value-type="string" calcext:value-type="string">
            <text:p>Capertee</text:p>
          </table:table-cell>
          <table:table-cell/>
          <table:table-cell table:style-name="Default"/>
          <table:table-cell/>
          <table:table-cell office:value-type="float" office:value="-33.12531402" calcext:value-type="float">
            <text:p>-33.12531402</text:p>
          </table:table-cell>
          <table:table-cell office:value-type="float" office:value="150.009007" calcext:value-type="float">
            <text:p>150.009007</text:p>
          </table:table-cell>
          <table:table-cell office:value-type="float" office:value="727" calcext:value-type="float">
            <text:p>727</text:p>
          </table:table-cell>
          <table:table-cell table:number-columns-repeated="2"/>
          <table:table-cell table:formula="of:=IF([.Q1021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LC861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  <table:table-cell/>
          <table:table-cell office:value-type="string" calcext:value-type="string">
            <text:p>Capertee</text:p>
          </table:table-cell>
          <table:table-cell/>
          <table:table-cell table:style-name="Default"/>
          <table:table-cell/>
          <table:table-cell office:value-type="float" office:value="-33.12513004" calcext:value-type="float">
            <text:p>-33.12513004</text:p>
          </table:table-cell>
          <table:table-cell office:value-type="float" office:value="150.008717" calcext:value-type="float">
            <text:p>150.008717</text:p>
          </table:table-cell>
          <table:table-cell office:value-type="float" office:value="726" calcext:value-type="float">
            <text:p>726</text:p>
          </table:table-cell>
          <table:table-cell table:number-columns-repeated="2"/>
          <table:table-cell table:formula="of:=IF([.Q1022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LC862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  <table:table-cell/>
          <table:table-cell office:value-type="string" calcext:value-type="string">
            <text:p>Capertee</text:p>
          </table:table-cell>
          <table:table-cell/>
          <table:table-cell table:style-name="Default"/>
          <table:table-cell/>
          <table:table-cell office:value-type="float" office:value="-33.12264699" calcext:value-type="float">
            <text:p>-33.12264699</text:p>
          </table:table-cell>
          <table:table-cell office:value-type="float" office:value="150.018213" calcext:value-type="float">
            <text:p>150.018213</text:p>
          </table:table-cell>
          <table:table-cell office:value-type="float" office:value="724" calcext:value-type="float">
            <text:p>724</text:p>
          </table:table-cell>
          <table:table-cell table:number-columns-repeated="2"/>
          <table:table-cell table:formula="of:=IF([.Q1023]=&quot;  &quot;; &quot;No&quot;; &quot;Yes&quot;)" office:value-type="string" office:string-value="Yes" calcext:value-type="string">
            <text:p>Yes</text:p>
          </table:table-cell>
          <table:table-cell office:value-type="string" calcext:value-type="string">
            <text:p>sieved group envelope in box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LC863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  <table:table-cell/>
          <table:table-cell office:value-type="string" calcext:value-type="string">
            <text:p>Rhylstone</text:p>
          </table:table-cell>
          <table:table-cell/>
          <table:table-cell table:style-name="Default"/>
          <table:table-cell/>
          <table:table-cell office:value-type="float" office:value="-32.687431" calcext:value-type="float">
            <text:p>-32.687431</text:p>
          </table:table-cell>
          <table:table-cell office:value-type="float" office:value="150.005263" calcext:value-type="float">
            <text:p>150.005263</text:p>
          </table:table-cell>
          <table:table-cell office:value-type="float" office:value="707" calcext:value-type="float">
            <text:p>707</text:p>
          </table:table-cell>
          <table:table-cell table:number-columns-repeated="2"/>
          <table:table-cell table:formula="of:=IF([.Q1024]=&quot;  &quot;; &quot;No&quot;; &quot;Yes&quot;)" office:value-type="string" office:string-value="Yes" calcext:value-type="string">
            <text:p>Yes</text:p>
          </table:table-cell>
          <table:table-cell office:value-type="string" calcext:value-type="string">
            <text:p>sieved group envelope in box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LC864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  <table:table-cell/>
          <table:table-cell office:value-type="string" calcext:value-type="string">
            <text:p>Rhylstone</text:p>
          </table:table-cell>
          <table:table-cell/>
          <table:table-cell table:style-name="Default"/>
          <table:table-cell/>
          <table:table-cell office:value-type="float" office:value="-32.68627999" calcext:value-type="float">
            <text:p>-32.68627999</text:p>
          </table:table-cell>
          <table:table-cell office:value-type="float" office:value="150.005804" calcext:value-type="float">
            <text:p>150.005804</text:p>
          </table:table-cell>
          <table:table-cell office:value-type="float" office:value="698" calcext:value-type="float">
            <text:p>698</text:p>
          </table:table-cell>
          <table:table-cell table:number-columns-repeated="2"/>
          <table:table-cell table:formula="of:=IF([.Q1025]=&quot;  &quot;; &quot;No&quot;; &quot;Yes&quot;)" office:value-type="string" office:string-value="Yes" calcext:value-type="string">
            <text:p>Yes</text:p>
          </table:table-cell>
          <table:table-cell office:value-type="string" calcext:value-type="string">
            <text:p>sieved group envelope in box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LC865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  <table:table-cell/>
          <table:table-cell office:value-type="string" calcext:value-type="string">
            <text:p>Rhylstone</text:p>
          </table:table-cell>
          <table:table-cell/>
          <table:table-cell table:style-name="Default"/>
          <table:table-cell/>
          <table:table-cell office:value-type="float" office:value="-32.68606299" calcext:value-type="float">
            <text:p>-32.68606299</text:p>
          </table:table-cell>
          <table:table-cell office:value-type="float" office:value="150.005866" calcext:value-type="float">
            <text:p>150.005866</text:p>
          </table:table-cell>
          <table:table-cell office:value-type="float" office:value="695" calcext:value-type="float">
            <text:p>695</text:p>
          </table:table-cell>
          <table:table-cell table:number-columns-repeated="2"/>
          <table:table-cell table:formula="of:=IF([.Q1026]=&quot;  &quot;; &quot;No&quot;; &quot;Yes&quot;)" office:value-type="string" office:string-value="Yes" calcext:value-type="string">
            <text:p>Yes</text:p>
          </table:table-cell>
          <table:table-cell office:value-type="string" calcext:value-type="string">
            <text:p>sieved group envelope in box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LC866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magnificata</text:p>
          </table:table-cell>
          <table:table-cell office:value-type="string" calcext:value-type="string">
            <text:p>Eucalyptus magnificata</text:p>
          </table:table-cell>
          <table:table-cell/>
          <table:table-cell office:value-type="string" calcext:value-type="string">
            <text:p>Long Point</text:p>
          </table:table-cell>
          <table:table-cell/>
          <table:table-cell table:style-name="Default"/>
          <table:table-cell/>
          <table:table-cell office:value-type="float" office:value="-30.61454896" calcext:value-type="float">
            <text:p>-30.61454896</text:p>
          </table:table-cell>
          <table:table-cell office:value-type="float" office:value="151.941906" calcext:value-type="float">
            <text:p>151.941906</text:p>
          </table:table-cell>
          <table:table-cell office:value-type="float" office:value="990" calcext:value-type="float">
            <text:p>990</text:p>
          </table:table-cell>
          <table:table-cell table:number-columns-repeated="2"/>
          <table:table-cell table:formula="of:=IF([.Q1027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LC868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magnificata</text:p>
          </table:table-cell>
          <table:table-cell office:value-type="string" calcext:value-type="string">
            <text:p>Eucalyptus magnificata</text:p>
          </table:table-cell>
          <table:table-cell/>
          <table:table-cell office:value-type="string" calcext:value-type="string">
            <text:p>Long Point</text:p>
          </table:table-cell>
          <table:table-cell/>
          <table:table-cell table:style-name="Default"/>
          <table:table-cell/>
          <table:table-cell office:value-type="float" office:value="-30.61441502" calcext:value-type="float">
            <text:p>-30.61441502</text:p>
          </table:table-cell>
          <table:table-cell office:value-type="float" office:value="151.942247" calcext:value-type="float">
            <text:p>151.942247</text:p>
          </table:table-cell>
          <table:table-cell office:value-type="float" office:value="986" calcext:value-type="float">
            <text:p>986</text:p>
          </table:table-cell>
          <table:table-cell table:number-columns-repeated="2"/>
          <table:table-cell table:formula="of:=IF([.Q1028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LC869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magnificata</text:p>
          </table:table-cell>
          <table:table-cell office:value-type="string" calcext:value-type="string">
            <text:p>Eucalyptus magnificata</text:p>
          </table:table-cell>
          <table:table-cell/>
          <table:table-cell office:value-type="string" calcext:value-type="string">
            <text:p>Long Point</text:p>
          </table:table-cell>
          <table:table-cell/>
          <table:table-cell table:style-name="Default"/>
          <table:table-cell/>
          <table:table-cell office:value-type="float" office:value="-30.61418502" calcext:value-type="float">
            <text:p>-30.61418502</text:p>
          </table:table-cell>
          <table:table-cell office:value-type="float" office:value="151.942253" calcext:value-type="float">
            <text:p>151.942253</text:p>
          </table:table-cell>
          <table:table-cell office:value-type="float" office:value="989" calcext:value-type="float">
            <text:p>989</text:p>
          </table:table-cell>
          <table:table-cell table:number-columns-repeated="2"/>
          <table:table-cell table:formula="of:=IF([.Q1029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LC870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magnificata</text:p>
          </table:table-cell>
          <table:table-cell office:value-type="string" calcext:value-type="string">
            <text:p>Eucalyptus magnificata</text:p>
          </table:table-cell>
          <table:table-cell/>
          <table:table-cell office:value-type="string" calcext:value-type="string">
            <text:p>Long Point</text:p>
          </table:table-cell>
          <table:table-cell/>
          <table:table-cell table:style-name="Default"/>
          <table:table-cell/>
          <table:table-cell office:value-type="float" office:value="-30.61388402" calcext:value-type="float">
            <text:p>-30.61388402</text:p>
          </table:table-cell>
          <table:table-cell office:value-type="float" office:value="151.942521" calcext:value-type="float">
            <text:p>151.942521</text:p>
          </table:table-cell>
          <table:table-cell office:value-type="float" office:value="991" calcext:value-type="float">
            <text:p>991</text:p>
          </table:table-cell>
          <table:table-cell table:number-columns-repeated="2"/>
          <table:table-cell table:formula="of:=IF([.Q1030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LC871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magnificata</text:p>
          </table:table-cell>
          <table:table-cell office:value-type="string" calcext:value-type="string">
            <text:p>Eucalyptus magnificata</text:p>
          </table:table-cell>
          <table:table-cell/>
          <table:table-cell office:value-type="string" calcext:value-type="string">
            <text:p>Long Point</text:p>
          </table:table-cell>
          <table:table-cell/>
          <table:table-cell table:style-name="Default"/>
          <table:table-cell/>
          <table:table-cell office:value-type="float" office:value="-30.61387698" calcext:value-type="float">
            <text:p>-30.61387698</text:p>
          </table:table-cell>
          <table:table-cell office:value-type="float" office:value="151.942828" calcext:value-type="float">
            <text:p>151.942828</text:p>
          </table:table-cell>
          <table:table-cell office:value-type="float" office:value="988" calcext:value-type="float">
            <text:p>988</text:p>
          </table:table-cell>
          <table:table-cell table:number-columns-repeated="2"/>
          <table:table-cell table:formula="of:=IF([.Q1031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LC872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magnificata</text:p>
          </table:table-cell>
          <table:table-cell office:value-type="string" calcext:value-type="string">
            <text:p>Eucalyptus magnificata</text:p>
          </table:table-cell>
          <table:table-cell/>
          <table:table-cell office:value-type="string" calcext:value-type="string">
            <text:p>Long Point</text:p>
          </table:table-cell>
          <table:table-cell/>
          <table:table-cell table:style-name="Default"/>
          <table:table-cell/>
          <table:table-cell office:value-type="float" office:value="-30.61348303" calcext:value-type="float">
            <text:p>-30.61348303</text:p>
          </table:table-cell>
          <table:table-cell office:value-type="float" office:value="151.942816" calcext:value-type="float">
            <text:p>151.942816</text:p>
          </table:table-cell>
          <table:table-cell office:value-type="float" office:value="989" calcext:value-type="float">
            <text:p>989</text:p>
          </table:table-cell>
          <table:table-cell table:number-columns-repeated="2"/>
          <table:table-cell table:formula="of:=IF([.Q1032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LC873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magnificata</text:p>
          </table:table-cell>
          <table:table-cell office:value-type="string" calcext:value-type="string">
            <text:p>Eucalyptus magnificata</text:p>
          </table:table-cell>
          <table:table-cell/>
          <table:table-cell office:value-type="string" calcext:value-type="string">
            <text:p>Long Point</text:p>
          </table:table-cell>
          <table:table-cell/>
          <table:table-cell table:style-name="Default"/>
          <table:table-cell/>
          <table:table-cell office:value-type="float" office:value="-30.61368898" calcext:value-type="float">
            <text:p>-30.61368898</text:p>
          </table:table-cell>
          <table:table-cell office:value-type="float" office:value="151.942754" calcext:value-type="float">
            <text:p>151.942754</text:p>
          </table:table-cell>
          <table:table-cell office:value-type="float" office:value="988" calcext:value-type="float">
            <text:p>988</text:p>
          </table:table-cell>
          <table:table-cell table:number-columns-repeated="2"/>
          <table:table-cell table:formula="of:=IF([.Q1033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LC874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magnificata</text:p>
          </table:table-cell>
          <table:table-cell office:value-type="string" calcext:value-type="string">
            <text:p>Eucalyptus magnificata</text:p>
          </table:table-cell>
          <table:table-cell/>
          <table:table-cell office:value-type="string" calcext:value-type="string">
            <text:p>Long Point</text:p>
          </table:table-cell>
          <table:table-cell/>
          <table:table-cell table:style-name="Default"/>
          <table:table-cell/>
          <table:table-cell office:value-type="float" office:value="-30.61346501" calcext:value-type="float">
            <text:p>-30.61346501</text:p>
          </table:table-cell>
          <table:table-cell office:value-type="float" office:value="151.942117" calcext:value-type="float">
            <text:p>151.942117</text:p>
          </table:table-cell>
          <table:table-cell office:value-type="float" office:value="987" calcext:value-type="float">
            <text:p>987</text:p>
          </table:table-cell>
          <table:table-cell table:number-columns-repeated="2"/>
          <table:table-cell table:formula="of:=IF([.Q1034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LC875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magnificata</text:p>
          </table:table-cell>
          <table:table-cell office:value-type="string" calcext:value-type="string">
            <text:p>Eucalyptus magnificata</text:p>
          </table:table-cell>
          <table:table-cell/>
          <table:table-cell office:value-type="string" calcext:value-type="string">
            <text:p>Long Point</text:p>
          </table:table-cell>
          <table:table-cell/>
          <table:table-cell table:style-name="Default"/>
          <table:table-cell/>
          <table:table-cell office:value-type="float" office:value="-30.61332" calcext:value-type="float">
            <text:p>-30.61332</text:p>
          </table:table-cell>
          <table:table-cell office:value-type="float" office:value="151.942271" calcext:value-type="float">
            <text:p>151.942271</text:p>
          </table:table-cell>
          <table:table-cell office:value-type="float" office:value="989" calcext:value-type="float">
            <text:p>989</text:p>
          </table:table-cell>
          <table:table-cell table:number-columns-repeated="2"/>
          <table:table-cell table:formula="of:=IF([.Q1035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LC876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magnificata</text:p>
          </table:table-cell>
          <table:table-cell office:value-type="string" calcext:value-type="string">
            <text:p>Eucalyptus magnificata</text:p>
          </table:table-cell>
          <table:table-cell/>
          <table:table-cell office:value-type="string" calcext:value-type="string">
            <text:p>Long Point</text:p>
          </table:table-cell>
          <table:table-cell/>
          <table:table-cell table:style-name="Default"/>
          <table:table-cell/>
          <table:table-cell office:value-type="float" office:value="-30.61312596" calcext:value-type="float">
            <text:p>-30.61312596</text:p>
          </table:table-cell>
          <table:table-cell office:value-type="float" office:value="151.942215" calcext:value-type="float">
            <text:p>151.942215</text:p>
          </table:table-cell>
          <table:table-cell office:value-type="float" office:value="989" calcext:value-type="float">
            <text:p>989</text:p>
          </table:table-cell>
          <table:table-cell table:number-columns-repeated="2"/>
          <table:table-cell table:formula="of:=IF([.Q1036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LC877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magnificata</text:p>
          </table:table-cell>
          <table:table-cell office:value-type="string" calcext:value-type="string">
            <text:p>Eucalyptus magnificata</text:p>
          </table:table-cell>
          <table:table-cell/>
          <table:table-cell office:value-type="string" calcext:value-type="string">
            <text:p>Long Point</text:p>
          </table:table-cell>
          <table:table-cell/>
          <table:table-cell table:style-name="Default"/>
          <table:table-cell/>
          <table:table-cell office:value-type="float" office:value="-30.61318204" calcext:value-type="float">
            <text:p>-30.61318204</text:p>
          </table:table-cell>
          <table:table-cell office:value-type="float" office:value="151.942496" calcext:value-type="float">
            <text:p>151.942496</text:p>
          </table:table-cell>
          <table:table-cell office:value-type="float" office:value="989" calcext:value-type="float">
            <text:p>989</text:p>
          </table:table-cell>
          <table:table-cell table:number-columns-repeated="2"/>
          <table:table-cell table:formula="of:=IF([.Q1037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LC878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magnificata</text:p>
          </table:table-cell>
          <table:table-cell office:value-type="string" calcext:value-type="string">
            <text:p>Eucalyptus magnificata</text:p>
          </table:table-cell>
          <table:table-cell/>
          <table:table-cell office:value-type="string" calcext:value-type="string">
            <text:p>Long Point</text:p>
          </table:table-cell>
          <table:table-cell/>
          <table:table-cell table:style-name="Default"/>
          <table:table-cell/>
          <table:table-cell office:value-type="float" office:value="-30.61316703" calcext:value-type="float">
            <text:p>-30.61316703</text:p>
          </table:table-cell>
          <table:table-cell office:value-type="float" office:value="151.942752" calcext:value-type="float">
            <text:p>151.942752</text:p>
          </table:table-cell>
          <table:table-cell office:value-type="float" office:value="987" calcext:value-type="float">
            <text:p>987</text:p>
          </table:table-cell>
          <table:table-cell table:number-columns-repeated="2"/>
          <table:table-cell table:formula="of:=IF([.Q1038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LC879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magnificata</text:p>
          </table:table-cell>
          <table:table-cell office:value-type="string" calcext:value-type="string">
            <text:p>Eucalyptus magnificata</text:p>
          </table:table-cell>
          <table:table-cell/>
          <table:table-cell office:value-type="string" calcext:value-type="string">
            <text:p>Long Point</text:p>
          </table:table-cell>
          <table:table-cell/>
          <table:table-cell table:style-name="Default"/>
          <table:table-cell/>
          <table:table-cell office:value-type="float" office:value="-30.61361999" calcext:value-type="float">
            <text:p>-30.61361999</text:p>
          </table:table-cell>
          <table:table-cell office:value-type="float" office:value="151.941874" calcext:value-type="float">
            <text:p>151.941874</text:p>
          </table:table-cell>
          <table:table-cell office:value-type="float" office:value="988" calcext:value-type="float">
            <text:p>988</text:p>
          </table:table-cell>
          <table:table-cell table:number-columns-repeated="2"/>
          <table:table-cell table:formula="of:=IF([.Q1039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LC880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magnificata</text:p>
          </table:table-cell>
          <table:table-cell office:value-type="string" calcext:value-type="string">
            <text:p>Eucalyptus magnificata</text:p>
          </table:table-cell>
          <table:table-cell/>
          <table:table-cell office:value-type="string" calcext:value-type="string">
            <text:p>Long Point</text:p>
          </table:table-cell>
          <table:table-cell/>
          <table:table-cell table:style-name="Default"/>
          <table:table-cell/>
          <table:table-cell office:value-type="float" office:value="-30.61321297" calcext:value-type="float">
            <text:p>-30.61321297</text:p>
          </table:table-cell>
          <table:table-cell office:value-type="float" office:value="151.943026" calcext:value-type="float">
            <text:p>151.943026</text:p>
          </table:table-cell>
          <table:table-cell office:value-type="float" office:value="990" calcext:value-type="float">
            <text:p>990</text:p>
          </table:table-cell>
          <table:table-cell table:number-columns-repeated="2"/>
          <table:table-cell table:formula="of:=IF([.Q1040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LC881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magnificata</text:p>
          </table:table-cell>
          <table:table-cell office:value-type="string" calcext:value-type="string">
            <text:p>Eucalyptus magnificata</text:p>
          </table:table-cell>
          <table:table-cell/>
          <table:table-cell office:value-type="string" calcext:value-type="string">
            <text:p>Long Point</text:p>
          </table:table-cell>
          <table:table-cell/>
          <table:table-cell table:style-name="Default"/>
          <table:table-cell/>
          <table:table-cell office:value-type="float" office:value="-30.61311398" calcext:value-type="float">
            <text:p>-30.61311398</text:p>
          </table:table-cell>
          <table:table-cell office:value-type="float" office:value="151.943455" calcext:value-type="float">
            <text:p>151.943455</text:p>
          </table:table-cell>
          <table:table-cell office:value-type="float" office:value="990" calcext:value-type="float">
            <text:p>990</text:p>
          </table:table-cell>
          <table:table-cell table:number-columns-repeated="2"/>
          <table:table-cell table:formula="of:=IF([.Q1041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LC882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magnificata</text:p>
          </table:table-cell>
          <table:table-cell office:value-type="string" calcext:value-type="string">
            <text:p>Eucalyptus magnificata</text:p>
          </table:table-cell>
          <table:table-cell/>
          <table:table-cell office:value-type="string" calcext:value-type="string">
            <text:p>Long Point</text:p>
          </table:table-cell>
          <table:table-cell/>
          <table:table-cell table:style-name="Default"/>
          <table:table-cell/>
          <table:table-cell office:value-type="float" office:value="-30.61302203" calcext:value-type="float">
            <text:p>-30.61302203</text:p>
          </table:table-cell>
          <table:table-cell office:value-type="float" office:value="151.943931" calcext:value-type="float">
            <text:p>151.943931</text:p>
          </table:table-cell>
          <table:table-cell office:value-type="float" office:value="987" calcext:value-type="float">
            <text:p>987</text:p>
          </table:table-cell>
          <table:table-cell table:number-columns-repeated="2"/>
          <table:table-cell table:formula="of:=IF([.Q1042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LC883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magnificata</text:p>
          </table:table-cell>
          <table:table-cell office:value-type="string" calcext:value-type="string">
            <text:p>Eucalyptus magnificata</text:p>
          </table:table-cell>
          <table:table-cell/>
          <table:table-cell office:value-type="string" calcext:value-type="string">
            <text:p>Long Point</text:p>
          </table:table-cell>
          <table:table-cell/>
          <table:table-cell table:style-name="Default"/>
          <table:table-cell/>
          <table:table-cell office:value-type="float" office:value="-30.61249204" calcext:value-type="float">
            <text:p>-30.61249204</text:p>
          </table:table-cell>
          <table:table-cell office:value-type="float" office:value="151.942647" calcext:value-type="float">
            <text:p>151.942647</text:p>
          </table:table-cell>
          <table:table-cell office:value-type="float" office:value="990" calcext:value-type="float">
            <text:p>990</text:p>
          </table:table-cell>
          <table:table-cell table:number-columns-repeated="2"/>
          <table:table-cell table:formula="of:=IF([.Q1043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LC884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magnificata</text:p>
          </table:table-cell>
          <table:table-cell office:value-type="string" calcext:value-type="string">
            <text:p>Eucalyptus magnificata</text:p>
          </table:table-cell>
          <table:table-cell/>
          <table:table-cell office:value-type="string" calcext:value-type="string">
            <text:p>Long Point</text:p>
          </table:table-cell>
          <table:table-cell/>
          <table:table-cell table:style-name="Default"/>
          <table:table-cell/>
          <table:table-cell office:value-type="float" office:value="-30.612427" calcext:value-type="float">
            <text:p>-30.612427</text:p>
          </table:table-cell>
          <table:table-cell office:value-type="float" office:value="151.942411" calcext:value-type="float">
            <text:p>151.942411</text:p>
          </table:table-cell>
          <table:table-cell office:value-type="float" office:value="990" calcext:value-type="float">
            <text:p>990</text:p>
          </table:table-cell>
          <table:table-cell table:number-columns-repeated="2"/>
          <table:table-cell table:formula="of:=IF([.Q1044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LC885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magnificata</text:p>
          </table:table-cell>
          <table:table-cell office:value-type="string" calcext:value-type="string">
            <text:p>Eucalyptus magnificata</text:p>
          </table:table-cell>
          <table:table-cell/>
          <table:table-cell office:value-type="string" calcext:value-type="string">
            <text:p>Long Point</text:p>
          </table:table-cell>
          <table:table-cell/>
          <table:table-cell table:style-name="Default"/>
          <table:table-cell/>
          <table:table-cell office:value-type="float" office:value="-30.61244904" calcext:value-type="float">
            <text:p>-30.61244904</text:p>
          </table:table-cell>
          <table:table-cell office:value-type="float" office:value="151.941981" calcext:value-type="float">
            <text:p>151.941981</text:p>
          </table:table-cell>
          <table:table-cell office:value-type="float" office:value="990" calcext:value-type="float">
            <text:p>990</text:p>
          </table:table-cell>
          <table:table-cell table:number-columns-repeated="2"/>
          <table:table-cell table:formula="of:=IF([.Q1045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LC886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magnificata</text:p>
          </table:table-cell>
          <table:table-cell office:value-type="string" calcext:value-type="string">
            <text:p>Eucalyptus magnificata</text:p>
          </table:table-cell>
          <table:table-cell/>
          <table:table-cell office:value-type="string" calcext:value-type="string">
            <text:p>Long Point</text:p>
          </table:table-cell>
          <table:table-cell/>
          <table:table-cell table:style-name="Default"/>
          <table:table-cell/>
          <table:table-cell office:value-type="float" office:value="-30.61194998" calcext:value-type="float">
            <text:p>-30.61194998</text:p>
          </table:table-cell>
          <table:table-cell office:value-type="float" office:value="151.941887" calcext:value-type="float">
            <text:p>151.941887</text:p>
          </table:table-cell>
          <table:table-cell office:value-type="float" office:value="991" calcext:value-type="float">
            <text:p>991</text:p>
          </table:table-cell>
          <table:table-cell table:number-columns-repeated="2"/>
          <table:table-cell table:formula="of:=IF([.Q1046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LC887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magnificata</text:p>
          </table:table-cell>
          <table:table-cell office:value-type="string" calcext:value-type="string">
            <text:p>Eucalyptus magnificata</text:p>
          </table:table-cell>
          <table:table-cell/>
          <table:table-cell office:value-type="string" calcext:value-type="string">
            <text:p>Long Point</text:p>
          </table:table-cell>
          <table:table-cell/>
          <table:table-cell table:style-name="Default"/>
          <table:table-cell/>
          <table:table-cell office:value-type="float" office:value="-30.611507" calcext:value-type="float">
            <text:p>-30.611507</text:p>
          </table:table-cell>
          <table:table-cell office:value-type="float" office:value="151.942091" calcext:value-type="float">
            <text:p>151.942091</text:p>
          </table:table-cell>
          <table:table-cell office:value-type="float" office:value="989" calcext:value-type="float">
            <text:p>989</text:p>
          </table:table-cell>
          <table:table-cell table:number-columns-repeated="2"/>
          <table:table-cell table:formula="of:=IF([.Q1047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LC888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magnificata</text:p>
          </table:table-cell>
          <table:table-cell office:value-type="string" calcext:value-type="string">
            <text:p>Eucalyptus magnificata</text:p>
          </table:table-cell>
          <table:table-cell/>
          <table:table-cell office:value-type="string" calcext:value-type="string">
            <text:p>Long Point</text:p>
          </table:table-cell>
          <table:table-cell/>
          <table:table-cell table:style-name="Default"/>
          <table:table-cell/>
          <table:table-cell office:value-type="float" office:value="-30.61135998" calcext:value-type="float">
            <text:p>-30.61135998</text:p>
          </table:table-cell>
          <table:table-cell office:value-type="float" office:value="151.942235" calcext:value-type="float">
            <text:p>151.942235</text:p>
          </table:table-cell>
          <table:table-cell office:value-type="float" office:value="990" calcext:value-type="float">
            <text:p>990</text:p>
          </table:table-cell>
          <table:table-cell table:number-columns-repeated="2"/>
          <table:table-cell table:formula="of:=IF([.Q1048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LC889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magnificata</text:p>
          </table:table-cell>
          <table:table-cell office:value-type="string" calcext:value-type="string">
            <text:p>Eucalyptus magnificata</text:p>
          </table:table-cell>
          <table:table-cell/>
          <table:table-cell office:value-type="string" calcext:value-type="string">
            <text:p>Long Point</text:p>
          </table:table-cell>
          <table:table-cell/>
          <table:table-cell table:style-name="Default"/>
          <table:table-cell/>
          <table:table-cell office:value-type="float" office:value="-30.61101699" calcext:value-type="float">
            <text:p>-30.61101699</text:p>
          </table:table-cell>
          <table:table-cell office:value-type="float" office:value="151.941664" calcext:value-type="float">
            <text:p>151.941664</text:p>
          </table:table-cell>
          <table:table-cell office:value-type="float" office:value="998" calcext:value-type="float">
            <text:p>998</text:p>
          </table:table-cell>
          <table:table-cell table:number-columns-repeated="2"/>
          <table:table-cell table:formula="of:=IF([.Q1049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LC890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magnificata</text:p>
          </table:table-cell>
          <table:table-cell office:value-type="string" calcext:value-type="string">
            <text:p>Eucalyptus magnificata</text:p>
          </table:table-cell>
          <table:table-cell/>
          <table:table-cell office:value-type="string" calcext:value-type="string">
            <text:p>Long Point</text:p>
          </table:table-cell>
          <table:table-cell/>
          <table:table-cell table:style-name="Default"/>
          <table:table-cell/>
          <table:table-cell office:value-type="float" office:value="-30.61030101" calcext:value-type="float">
            <text:p>-30.61030101</text:p>
          </table:table-cell>
          <table:table-cell office:value-type="float" office:value="151.942406" calcext:value-type="float">
            <text:p>151.942406</text:p>
          </table:table-cell>
          <table:table-cell office:value-type="float" office:value="999" calcext:value-type="float">
            <text:p>999</text:p>
          </table:table-cell>
          <table:table-cell table:number-columns-repeated="2"/>
          <table:table-cell table:formula="of:=IF([.Q1050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LC891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magnificata</text:p>
          </table:table-cell>
          <table:table-cell office:value-type="string" calcext:value-type="string">
            <text:p>Eucalyptus magnificata</text:p>
          </table:table-cell>
          <table:table-cell/>
          <table:table-cell office:value-type="string" calcext:value-type="string">
            <text:p>Long Point</text:p>
          </table:table-cell>
          <table:table-cell/>
          <table:table-cell table:style-name="Default"/>
          <table:table-cell/>
          <table:table-cell office:value-type="float" office:value="-30.60978401" calcext:value-type="float">
            <text:p>-30.60978401</text:p>
          </table:table-cell>
          <table:table-cell office:value-type="float" office:value="151.942063" calcext:value-type="float">
            <text:p>151.942063</text:p>
          </table:table-cell>
          <table:table-cell office:value-type="float" office:value="1008" calcext:value-type="float">
            <text:p>1008</text:p>
          </table:table-cell>
          <table:table-cell table:number-columns-repeated="2"/>
          <table:table-cell table:formula="of:=IF([.Q1051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LC892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magnificata</text:p>
          </table:table-cell>
          <table:table-cell office:value-type="string" calcext:value-type="string">
            <text:p>Eucalyptus magnificata</text:p>
          </table:table-cell>
          <table:table-cell/>
          <table:table-cell office:value-type="string" calcext:value-type="string">
            <text:p>Long Point</text:p>
          </table:table-cell>
          <table:table-cell/>
          <table:table-cell table:style-name="Default"/>
          <table:table-cell/>
          <table:table-cell office:value-type="float" office:value="-30.60956701" calcext:value-type="float">
            <text:p>-30.60956701</text:p>
          </table:table-cell>
          <table:table-cell office:value-type="float" office:value="151.942258" calcext:value-type="float">
            <text:p>151.942258</text:p>
          </table:table-cell>
          <table:table-cell office:value-type="float" office:value="1008" calcext:value-type="float">
            <text:p>1008</text:p>
          </table:table-cell>
          <table:table-cell table:number-columns-repeated="2"/>
          <table:table-cell table:formula="of:=IF([.Q1052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LC893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magnificata</text:p>
          </table:table-cell>
          <table:table-cell office:value-type="string" calcext:value-type="string">
            <text:p>Eucalyptus magnificata</text:p>
          </table:table-cell>
          <table:table-cell/>
          <table:table-cell office:value-type="string" calcext:value-type="string">
            <text:p>Long Point</text:p>
          </table:table-cell>
          <table:table-cell/>
          <table:table-cell table:style-name="Default"/>
          <table:table-cell/>
          <table:table-cell office:value-type="float" office:value="-30.604489" calcext:value-type="float">
            <text:p>-30.604489</text:p>
          </table:table-cell>
          <table:table-cell office:value-type="float" office:value="151.947207" calcext:value-type="float">
            <text:p>151.947207</text:p>
          </table:table-cell>
          <table:table-cell office:value-type="float" office:value="1009" calcext:value-type="float">
            <text:p>1009</text:p>
          </table:table-cell>
          <table:table-cell table:number-columns-repeated="2"/>
          <table:table-cell table:formula="of:=IF([.Q1053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LC894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magnificata</text:p>
          </table:table-cell>
          <table:table-cell office:value-type="string" calcext:value-type="string">
            <text:p>Eucalyptus magnificata</text:p>
          </table:table-cell>
          <table:table-cell/>
          <table:table-cell office:value-type="string" calcext:value-type="string">
            <text:p>Long Point</text:p>
          </table:table-cell>
          <table:table-cell/>
          <table:table-cell table:style-name="Default"/>
          <table:table-cell/>
          <table:table-cell office:value-type="float" office:value="-30.60436503" calcext:value-type="float">
            <text:p>-30.60436503</text:p>
          </table:table-cell>
          <table:table-cell office:value-type="float" office:value="151.947299" calcext:value-type="float">
            <text:p>151.947299</text:p>
          </table:table-cell>
          <table:table-cell office:value-type="float" office:value="1009" calcext:value-type="float">
            <text:p>1009</text:p>
          </table:table-cell>
          <table:table-cell table:number-columns-repeated="2"/>
          <table:table-cell table:formula="of:=IF([.Q1054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LC895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magnificata</text:p>
          </table:table-cell>
          <table:table-cell office:value-type="string" calcext:value-type="string">
            <text:p>Eucalyptus magnificata</text:p>
          </table:table-cell>
          <table:table-cell/>
          <table:table-cell office:value-type="string" calcext:value-type="string">
            <text:p>Long Point</text:p>
          </table:table-cell>
          <table:table-cell/>
          <table:table-cell table:style-name="Default"/>
          <table:table-cell/>
          <table:table-cell office:value-type="float" office:value="-30.60432496" calcext:value-type="float">
            <text:p>-30.60432496</text:p>
          </table:table-cell>
          <table:table-cell office:value-type="float" office:value="151.947418" calcext:value-type="float">
            <text:p>151.947418</text:p>
          </table:table-cell>
          <table:table-cell office:value-type="float" office:value="1008" calcext:value-type="float">
            <text:p>1008</text:p>
          </table:table-cell>
          <table:table-cell table:number-columns-repeated="2"/>
          <table:table-cell table:formula="of:=IF([.Q1055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LC896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magnificata</text:p>
          </table:table-cell>
          <table:table-cell office:value-type="string" calcext:value-type="string">
            <text:p>Eucalyptus magnificata</text:p>
          </table:table-cell>
          <table:table-cell/>
          <table:table-cell office:value-type="string" calcext:value-type="string">
            <text:p>Long Point</text:p>
          </table:table-cell>
          <table:table-cell/>
          <table:table-cell table:style-name="Default"/>
          <table:table-cell/>
          <table:table-cell office:value-type="float" office:value="-30.60276199" calcext:value-type="float">
            <text:p>-30.60276199</text:p>
          </table:table-cell>
          <table:table-cell office:value-type="float" office:value="151.950684" calcext:value-type="float">
            <text:p>151.950684</text:p>
          </table:table-cell>
          <table:table-cell office:value-type="float" office:value="1023" calcext:value-type="float">
            <text:p>1023</text:p>
          </table:table-cell>
          <table:table-cell table:number-columns-repeated="2"/>
          <table:table-cell table:formula="of:=IF([.Q1056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LC897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magnificata</text:p>
          </table:table-cell>
          <table:table-cell office:value-type="string" calcext:value-type="string">
            <text:p>Eucalyptus magnificata</text:p>
          </table:table-cell>
          <table:table-cell/>
          <table:table-cell office:value-type="string" calcext:value-type="string">
            <text:p>Long Point</text:p>
          </table:table-cell>
          <table:table-cell/>
          <table:table-cell table:style-name="Default"/>
          <table:table-cell/>
          <table:table-cell office:value-type="float" office:value="-30.60251699" calcext:value-type="float">
            <text:p>-30.60251699</text:p>
          </table:table-cell>
          <table:table-cell office:value-type="float" office:value="151.951738" calcext:value-type="float">
            <text:p>151.951738</text:p>
          </table:table-cell>
          <table:table-cell office:value-type="float" office:value="1019" calcext:value-type="float">
            <text:p>1019</text:p>
          </table:table-cell>
          <table:table-cell table:number-columns-repeated="2"/>
          <table:table-cell table:formula="of:=IF([.Q1057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LC898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magnificata</text:p>
          </table:table-cell>
          <table:table-cell office:value-type="string" calcext:value-type="string">
            <text:p>Eucalyptus magnificata</text:p>
          </table:table-cell>
          <table:table-cell/>
          <table:table-cell office:value-type="string" calcext:value-type="string">
            <text:p>Long Point</text:p>
          </table:table-cell>
          <table:table-cell/>
          <table:table-cell table:style-name="Default"/>
          <table:table-cell/>
          <table:table-cell office:value-type="float" office:value="-30.60267398" calcext:value-type="float">
            <text:p>-30.60267398</text:p>
          </table:table-cell>
          <table:table-cell office:value-type="float" office:value="151.951678" calcext:value-type="float">
            <text:p>151.951678</text:p>
          </table:table-cell>
          <table:table-cell office:value-type="float" office:value="1020" calcext:value-type="float">
            <text:p>1020</text:p>
          </table:table-cell>
          <table:table-cell table:number-columns-repeated="2"/>
          <table:table-cell table:formula="of:=IF([.Q1058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LC899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magnificata</text:p>
          </table:table-cell>
          <table:table-cell office:value-type="string" calcext:value-type="string">
            <text:p>Eucalyptus magnificata</text:p>
          </table:table-cell>
          <table:table-cell/>
          <table:table-cell office:value-type="string" calcext:value-type="string">
            <text:p>Hillgrove</text:p>
          </table:table-cell>
          <table:table-cell/>
          <table:table-cell table:style-name="Default"/>
          <table:table-cell/>
          <table:table-cell office:value-type="float" office:value="-30.554888" calcext:value-type="float">
            <text:p>-30.554888</text:p>
          </table:table-cell>
          <table:table-cell office:value-type="float" office:value="151.904249" calcext:value-type="float">
            <text:p>151.904249</text:p>
          </table:table-cell>
          <table:table-cell office:value-type="float" office:value="993" calcext:value-type="float">
            <text:p>993</text:p>
          </table:table-cell>
          <table:table-cell table:number-columns-repeated="2"/>
          <table:table-cell table:formula="of:=IF([.Q1059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LC900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magnificata</text:p>
          </table:table-cell>
          <table:table-cell office:value-type="string" calcext:value-type="string">
            <text:p>Eucalyptus magnificata</text:p>
          </table:table-cell>
          <table:table-cell/>
          <table:table-cell office:value-type="string" calcext:value-type="string">
            <text:p>Hillgrove</text:p>
          </table:table-cell>
          <table:table-cell/>
          <table:table-cell table:style-name="Default"/>
          <table:table-cell/>
          <table:table-cell office:value-type="float" office:value="-30.55498104" calcext:value-type="float">
            <text:p>-30.55498104</text:p>
          </table:table-cell>
          <table:table-cell office:value-type="float" office:value="151.904568" calcext:value-type="float">
            <text:p>151.904568</text:p>
          </table:table-cell>
          <table:table-cell office:value-type="float" office:value="995" calcext:value-type="float">
            <text:p>995</text:p>
          </table:table-cell>
          <table:table-cell table:number-columns-repeated="2"/>
          <table:table-cell table:formula="of:=IF([.Q1060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LC901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magnificata</text:p>
          </table:table-cell>
          <table:table-cell office:value-type="string" calcext:value-type="string">
            <text:p>Eucalyptus magnificata</text:p>
          </table:table-cell>
          <table:table-cell/>
          <table:table-cell office:value-type="string" calcext:value-type="string">
            <text:p>Hillgrove</text:p>
          </table:table-cell>
          <table:table-cell/>
          <table:table-cell table:style-name="Default"/>
          <table:table-cell/>
          <table:table-cell office:value-type="float" office:value="-30.55510098" calcext:value-type="float">
            <text:p>-30.55510098</text:p>
          </table:table-cell>
          <table:table-cell office:value-type="float" office:value="151.90465" calcext:value-type="float">
            <text:p>151.90465</text:p>
          </table:table-cell>
          <table:table-cell office:value-type="float" office:value="995" calcext:value-type="float">
            <text:p>995</text:p>
          </table:table-cell>
          <table:table-cell table:number-columns-repeated="2"/>
          <table:table-cell table:formula="of:=IF([.Q1061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LC902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magnificata</text:p>
          </table:table-cell>
          <table:table-cell office:value-type="string" calcext:value-type="string">
            <text:p>Eucalyptus magnificata</text:p>
          </table:table-cell>
          <table:table-cell/>
          <table:table-cell office:value-type="string" calcext:value-type="string">
            <text:p>Hillgrove</text:p>
          </table:table-cell>
          <table:table-cell/>
          <table:table-cell table:style-name="Default"/>
          <table:table-cell/>
          <table:table-cell office:value-type="float" office:value="-30.55544799" calcext:value-type="float">
            <text:p>-30.55544799</text:p>
          </table:table-cell>
          <table:table-cell office:value-type="float" office:value="151.905152" calcext:value-type="float">
            <text:p>151.905152</text:p>
          </table:table-cell>
          <table:table-cell office:value-type="float" office:value="997" calcext:value-type="float">
            <text:p>997</text:p>
          </table:table-cell>
          <table:table-cell table:number-columns-repeated="2"/>
          <table:table-cell table:formula="of:=IF([.Q1062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LC903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magnificata</text:p>
          </table:table-cell>
          <table:table-cell office:value-type="string" calcext:value-type="string">
            <text:p>Eucalyptus magnificata</text:p>
          </table:table-cell>
          <table:table-cell/>
          <table:table-cell office:value-type="string" calcext:value-type="string">
            <text:p>Hillgrove</text:p>
          </table:table-cell>
          <table:table-cell/>
          <table:table-cell table:style-name="Default"/>
          <table:table-cell/>
          <table:table-cell office:value-type="float" office:value="-30.55311698" calcext:value-type="float">
            <text:p>-30.55311698</text:p>
          </table:table-cell>
          <table:table-cell office:value-type="float" office:value="151.901967" calcext:value-type="float">
            <text:p>151.901967</text:p>
          </table:table-cell>
          <table:table-cell office:value-type="float" office:value="982" calcext:value-type="float">
            <text:p>982</text:p>
          </table:table-cell>
          <table:table-cell table:number-columns-repeated="2"/>
          <table:table-cell table:formula="of:=IF([.Q1063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LC904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magnificata</text:p>
          </table:table-cell>
          <table:table-cell office:value-type="string" calcext:value-type="string">
            <text:p>Eucalyptus magnificata</text:p>
          </table:table-cell>
          <table:table-cell/>
          <table:table-cell office:value-type="string" calcext:value-type="string">
            <text:p>Hillgrove</text:p>
          </table:table-cell>
          <table:table-cell/>
          <table:table-cell table:style-name="Default"/>
          <table:table-cell/>
          <table:table-cell office:value-type="float" office:value="-30.553134" calcext:value-type="float">
            <text:p>-30.553134</text:p>
          </table:table-cell>
          <table:table-cell office:value-type="float" office:value="151.900308" calcext:value-type="float">
            <text:p>151.900308</text:p>
          </table:table-cell>
          <table:table-cell office:value-type="float" office:value="984" calcext:value-type="float">
            <text:p>984</text:p>
          </table:table-cell>
          <table:table-cell table:number-columns-repeated="2"/>
          <table:table-cell table:formula="of:=IF([.Q1064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LC905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magnificata</text:p>
          </table:table-cell>
          <table:table-cell office:value-type="string" calcext:value-type="string">
            <text:p>Eucalyptus magnificata</text:p>
          </table:table-cell>
          <table:table-cell/>
          <table:table-cell office:value-type="string" calcext:value-type="string">
            <text:p>Hillgrove</text:p>
          </table:table-cell>
          <table:table-cell/>
          <table:table-cell table:style-name="Default"/>
          <table:table-cell/>
          <table:table-cell office:value-type="float" office:value="-30.54624802" calcext:value-type="float">
            <text:p>-30.54624802</text:p>
          </table:table-cell>
          <table:table-cell office:value-type="float" office:value="151.898194" calcext:value-type="float">
            <text:p>151.898194</text:p>
          </table:table-cell>
          <table:table-cell office:value-type="float" office:value="972" calcext:value-type="float">
            <text:p>972</text:p>
          </table:table-cell>
          <table:table-cell table:number-columns-repeated="2"/>
          <table:table-cell table:formula="of:=IF([.Q1065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LC906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magnificata</text:p>
          </table:table-cell>
          <table:table-cell office:value-type="string" calcext:value-type="string">
            <text:p>Eucalyptus magnificata</text:p>
          </table:table-cell>
          <table:table-cell/>
          <table:table-cell office:value-type="string" calcext:value-type="string">
            <text:p>Hillgrove</text:p>
          </table:table-cell>
          <table:table-cell/>
          <table:table-cell table:style-name="Default"/>
          <table:table-cell/>
          <table:table-cell office:value-type="float" office:value="-30.54578701" calcext:value-type="float">
            <text:p>-30.54578701</text:p>
          </table:table-cell>
          <table:table-cell office:value-type="float" office:value="151.897856" calcext:value-type="float">
            <text:p>151.897856</text:p>
          </table:table-cell>
          <table:table-cell office:value-type="float" office:value="975" calcext:value-type="float">
            <text:p>975</text:p>
          </table:table-cell>
          <table:table-cell table:number-columns-repeated="2"/>
          <table:table-cell table:formula="of:=IF([.Q1066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LC907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magnificata</text:p>
          </table:table-cell>
          <table:table-cell office:value-type="string" calcext:value-type="string">
            <text:p>Eucalyptus magnificata</text:p>
          </table:table-cell>
          <table:table-cell/>
          <table:table-cell office:value-type="string" calcext:value-type="string">
            <text:p>Hillgrove</text:p>
          </table:table-cell>
          <table:table-cell/>
          <table:table-cell table:style-name="Default"/>
          <table:table-cell/>
          <table:table-cell office:value-type="float" office:value="-30.54558501" calcext:value-type="float">
            <text:p>-30.54558501</text:p>
          </table:table-cell>
          <table:table-cell office:value-type="float" office:value="151.89878" calcext:value-type="float">
            <text:p>151.89878</text:p>
          </table:table-cell>
          <table:table-cell office:value-type="float" office:value="976" calcext:value-type="float">
            <text:p>976</text:p>
          </table:table-cell>
          <table:table-cell table:number-columns-repeated="2"/>
          <table:table-cell table:formula="of:=IF([.Q1067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LC908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sp. aff. magnificata</text:p>
          </table:table-cell>
          <table:table-cell office:value-type="string" calcext:value-type="string">
            <text:p>Eucalyptus sp. aff. magnificata</text:p>
          </table:table-cell>
          <table:table-cell/>
          <table:table-cell office:value-type="string" calcext:value-type="string">
            <text:p>Cheadle Mtn</text:p>
          </table:table-cell>
          <table:table-cell/>
          <table:table-cell table:style-name="Default"/>
          <table:table-cell/>
          <table:table-cell office:value-type="float" office:value="-30.86045003" calcext:value-type="float">
            <text:p>-30.86045003</text:p>
          </table:table-cell>
          <table:table-cell office:value-type="float" office:value="151.891704" calcext:value-type="float">
            <text:p>151.891704</text:p>
          </table:table-cell>
          <table:table-cell office:value-type="float" office:value="1048" calcext:value-type="float">
            <text:p>1048</text:p>
          </table:table-cell>
          <table:table-cell table:number-columns-repeated="2"/>
          <table:table-cell table:formula="of:=IF([.Q1068]=&quot;  &quot;; &quot;No&quot;; &quot;Yes&quot;)" office:value-type="string" office:string-value="Yes" calcext:value-type="string">
            <text:p>Yes</text:p>
          </table:table-cell>
          <table:table-cell office:value-type="string" calcext:value-type="string">
            <text:p>sifted <text:s/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LC909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sp. aff. magnificata</text:p>
          </table:table-cell>
          <table:table-cell office:value-type="string" calcext:value-type="string">
            <text:p>Eucalyptus sp. aff. magnificata</text:p>
          </table:table-cell>
          <table:table-cell/>
          <table:table-cell office:value-type="string" calcext:value-type="string">
            <text:p>Cheadle Mtn</text:p>
          </table:table-cell>
          <table:table-cell/>
          <table:table-cell table:style-name="Default"/>
          <table:table-cell/>
          <table:table-cell office:value-type="float" office:value="-30.86056503" calcext:value-type="float">
            <text:p>-30.86056503</text:p>
          </table:table-cell>
          <table:table-cell office:value-type="float" office:value="151.891859" calcext:value-type="float">
            <text:p>151.891859</text:p>
          </table:table-cell>
          <table:table-cell office:value-type="float" office:value="1049" calcext:value-type="float">
            <text:p>1049</text:p>
          </table:table-cell>
          <table:table-cell table:number-columns-repeated="2"/>
          <table:table-cell table:formula="of:=IF([.Q1069]=&quot;  &quot;; &quot;No&quot;; &quot;Yes&quot;)" office:value-type="string" office:string-value="Yes" calcext:value-type="string">
            <text:p>Yes</text:p>
          </table:table-cell>
          <table:table-cell office:value-type="string" calcext:value-type="string">
            <text:p>sieved group paper bag in box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LC910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sp. aff. magnificata</text:p>
          </table:table-cell>
          <table:table-cell office:value-type="string" calcext:value-type="string">
            <text:p>Eucalyptus sp. aff. magnificata</text:p>
          </table:table-cell>
          <table:table-cell/>
          <table:table-cell office:value-type="string" calcext:value-type="string">
            <text:p>Cheadle Mtn</text:p>
          </table:table-cell>
          <table:table-cell/>
          <table:table-cell table:style-name="Default"/>
          <table:table-cell/>
          <table:table-cell office:value-type="float" office:value="-30.86050501" calcext:value-type="float">
            <text:p>-30.86050501</text:p>
          </table:table-cell>
          <table:table-cell office:value-type="float" office:value="151.891832" calcext:value-type="float">
            <text:p>151.891832</text:p>
          </table:table-cell>
          <table:table-cell office:value-type="float" office:value="1049" calcext:value-type="float">
            <text:p>1049</text:p>
          </table:table-cell>
          <table:table-cell table:number-columns-repeated="2"/>
          <table:table-cell table:formula="of:=IF([.Q1070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LC911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sp. aff. magnificata</text:p>
          </table:table-cell>
          <table:table-cell office:value-type="string" calcext:value-type="string">
            <text:p>Eucalyptus sp. aff. magnificata</text:p>
          </table:table-cell>
          <table:table-cell/>
          <table:table-cell office:value-type="string" calcext:value-type="string">
            <text:p>Cheadle Mtn</text:p>
          </table:table-cell>
          <table:table-cell/>
          <table:table-cell table:style-name="Default"/>
          <table:table-cell/>
          <table:table-cell office:value-type="float" office:value="-30.85228102" calcext:value-type="float">
            <text:p>-30.85228102</text:p>
          </table:table-cell>
          <table:table-cell office:value-type="float" office:value="151.889532" calcext:value-type="float">
            <text:p>151.889532</text:p>
          </table:table-cell>
          <table:table-cell office:value-type="float" office:value="1028" calcext:value-type="float">
            <text:p>1028</text:p>
          </table:table-cell>
          <table:table-cell table:number-columns-repeated="2"/>
          <table:table-cell table:formula="of:=IF([.Q1071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LC912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sp. aff. magnificata</text:p>
          </table:table-cell>
          <table:table-cell office:value-type="string" calcext:value-type="string">
            <text:p>Eucalyptus sp. aff. magnificata</text:p>
          </table:table-cell>
          <table:table-cell/>
          <table:table-cell office:value-type="string" calcext:value-type="string">
            <text:p>Cheadle Mtn</text:p>
          </table:table-cell>
          <table:table-cell/>
          <table:table-cell table:style-name="Default"/>
          <table:table-cell/>
          <table:table-cell office:value-type="float" office:value="-30.85212604" calcext:value-type="float">
            <text:p>-30.85212604</text:p>
          </table:table-cell>
          <table:table-cell office:value-type="float" office:value="151.889702" calcext:value-type="float">
            <text:p>151.889702</text:p>
          </table:table-cell>
          <table:table-cell office:value-type="float" office:value="1025" calcext:value-type="float">
            <text:p>1025</text:p>
          </table:table-cell>
          <table:table-cell table:number-columns-repeated="2"/>
          <table:table-cell table:formula="of:=IF([.Q1072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LC913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sp. aff. magnificata</text:p>
          </table:table-cell>
          <table:table-cell office:value-type="string" calcext:value-type="string">
            <text:p>Eucalyptus sp. aff. magnificata</text:p>
          </table:table-cell>
          <table:table-cell/>
          <table:table-cell office:value-type="string" calcext:value-type="string">
            <text:p>Cheadle Mtn</text:p>
          </table:table-cell>
          <table:table-cell/>
          <table:table-cell table:style-name="Default"/>
          <table:table-cell/>
          <table:table-cell office:value-type="float" office:value="-30.86284096" calcext:value-type="float">
            <text:p>-30.86284096</text:p>
          </table:table-cell>
          <table:table-cell office:value-type="float" office:value="151.85684" calcext:value-type="float">
            <text:p>151.85684</text:p>
          </table:table-cell>
          <table:table-cell office:value-type="float" office:value="1068" calcext:value-type="float">
            <text:p>1068</text:p>
          </table:table-cell>
          <table:table-cell table:number-columns-repeated="2"/>
          <table:table-cell table:formula="of:=IF([.Q1073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LC914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sp. aff. magnificata</text:p>
          </table:table-cell>
          <table:table-cell office:value-type="string" calcext:value-type="string">
            <text:p>Eucalyptus sp. aff. magnificata</text:p>
          </table:table-cell>
          <table:table-cell/>
          <table:table-cell office:value-type="string" calcext:value-type="string">
            <text:p>Cheyenne Station</text:p>
          </table:table-cell>
          <table:table-cell/>
          <table:table-cell table:style-name="Default"/>
          <table:table-cell/>
          <table:table-cell office:value-type="float" office:value="-30.81462398" calcext:value-type="float">
            <text:p>-30.81462398</text:p>
          </table:table-cell>
          <table:table-cell office:value-type="float" office:value="151.859377" calcext:value-type="float">
            <text:p>151.859377</text:p>
          </table:table-cell>
          <table:table-cell office:value-type="float" office:value="1008" calcext:value-type="float">
            <text:p>1008</text:p>
          </table:table-cell>
          <table:table-cell table:number-columns-repeated="2"/>
          <table:table-cell table:formula="of:=IF([.Q1074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LC915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sp. aff. magnificata</text:p>
          </table:table-cell>
          <table:table-cell office:value-type="string" calcext:value-type="string">
            <text:p>Eucalyptus sp. aff. magnificata</text:p>
          </table:table-cell>
          <table:table-cell/>
          <table:table-cell office:value-type="string" calcext:value-type="string">
            <text:p>Cheyenne Station</text:p>
          </table:table-cell>
          <table:table-cell/>
          <table:table-cell table:style-name="Default"/>
          <table:table-cell/>
          <table:table-cell office:value-type="float" office:value="-30.81471702" calcext:value-type="float">
            <text:p>-30.81471702</text:p>
          </table:table-cell>
          <table:table-cell office:value-type="float" office:value="151.859337" calcext:value-type="float">
            <text:p>151.859337</text:p>
          </table:table-cell>
          <table:table-cell office:value-type="float" office:value="1008" calcext:value-type="float">
            <text:p>1008</text:p>
          </table:table-cell>
          <table:table-cell table:number-columns-repeated="2"/>
          <table:table-cell table:formula="of:=IF([.Q1075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LC916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magnificata</text:p>
          </table:table-cell>
          <table:table-cell office:value-type="string" calcext:value-type="string">
            <text:p>Eucalyptus magnificata</text:p>
          </table:table-cell>
          <table:table-cell/>
          <table:table-cell office:value-type="string" calcext:value-type="string">
            <text:p>McDirtys Lookout</text:p>
          </table:table-cell>
          <table:table-cell/>
          <table:table-cell table:style-name="Default"/>
          <table:table-cell/>
          <table:table-cell office:value-type="float" office:value="-30.67624203" calcext:value-type="float">
            <text:p>-30.67624203</text:p>
          </table:table-cell>
          <table:table-cell office:value-type="float" office:value="151.74434" calcext:value-type="float">
            <text:p>151.74434</text:p>
          </table:table-cell>
          <table:table-cell office:value-type="float" office:value="981.511963" calcext:value-type="float">
            <text:p>981.511963</text:p>
          </table:table-cell>
          <table:table-cell table:number-columns-repeated="2"/>
          <table:table-cell table:formula="of:=IF([.Q1076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LC917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magnificata</text:p>
          </table:table-cell>
          <table:table-cell office:value-type="string" calcext:value-type="string">
            <text:p>Eucalyptus magnificata</text:p>
          </table:table-cell>
          <table:table-cell/>
          <table:table-cell office:value-type="string" calcext:value-type="string">
            <text:p>McDirtys Lookout</text:p>
          </table:table-cell>
          <table:table-cell/>
          <table:table-cell table:style-name="Default"/>
          <table:table-cell/>
          <table:table-cell office:value-type="float" office:value="-30.67637798" calcext:value-type="float">
            <text:p>-30.67637798</text:p>
          </table:table-cell>
          <table:table-cell office:value-type="float" office:value="151.744317" calcext:value-type="float">
            <text:p>151.744317</text:p>
          </table:table-cell>
          <table:table-cell office:value-type="float" office:value="970.986694" calcext:value-type="float">
            <text:p>970.986694</text:p>
          </table:table-cell>
          <table:table-cell table:number-columns-repeated="2"/>
          <table:table-cell table:formula="of:=IF([.Q1077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LC918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magnificata</text:p>
          </table:table-cell>
          <table:table-cell office:value-type="string" calcext:value-type="string">
            <text:p>Eucalyptus magnificata</text:p>
          </table:table-cell>
          <table:table-cell/>
          <table:table-cell office:value-type="string" calcext:value-type="string">
            <text:p>McDirtys Lookout</text:p>
          </table:table-cell>
          <table:table-cell/>
          <table:table-cell table:style-name="Default"/>
          <table:table-cell/>
          <table:table-cell office:value-type="float" office:value="-30.67576099" calcext:value-type="float">
            <text:p>-30.67576099</text:p>
          </table:table-cell>
          <table:table-cell office:value-type="float" office:value="151.742332" calcext:value-type="float">
            <text:p>151.742332</text:p>
          </table:table-cell>
          <table:table-cell office:value-type="float" office:value="979.500793" calcext:value-type="float">
            <text:p>979.500793</text:p>
          </table:table-cell>
          <table:table-cell table:number-columns-repeated="2"/>
          <table:table-cell table:formula="of:=IF([.Q1078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LC922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sp. aff. magnificata</text:p>
          </table:table-cell>
          <table:table-cell office:value-type="string" calcext:value-type="string">
            <text:p>Eucalyptus sp. aff. magnificata</text:p>
          </table:table-cell>
          <table:table-cell/>
          <table:table-cell office:value-type="string" calcext:value-type="string">
            <text:p>Wollomombi</text:p>
          </table:table-cell>
          <table:table-cell/>
          <table:table-cell table:style-name="Default"/>
          <table:table-cell/>
          <table:table-cell office:value-type="float" office:value="-30.56833701" calcext:value-type="float">
            <text:p>-30.56833701</text:p>
          </table:table-cell>
          <table:table-cell office:value-type="float" office:value="152.04948" calcext:value-type="float">
            <text:p>152.04948</text:p>
          </table:table-cell>
          <table:table-cell office:value-type="float" office:value="1004" calcext:value-type="float">
            <text:p>1004</text:p>
          </table:table-cell>
          <table:table-cell table:number-columns-repeated="2"/>
          <table:table-cell table:formula="of:=IF([.Q1079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LC922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sp. aff. magnificata</text:p>
          </table:table-cell>
          <table:table-cell office:value-type="string" calcext:value-type="string">
            <text:p>Eucalyptus sp. aff. magnificata</text:p>
          </table:table-cell>
          <table:table-cell/>
          <table:table-cell office:value-type="string" calcext:value-type="string">
            <text:p>Wollomombi</text:p>
          </table:table-cell>
          <table:table-cell/>
          <table:table-cell table:style-name="Default"/>
          <table:table-cell/>
          <table:table-cell office:value-type="float" office:value="-30.56833701" calcext:value-type="float">
            <text:p>-30.56833701</text:p>
          </table:table-cell>
          <table:table-cell office:value-type="float" office:value="152.04948" calcext:value-type="float">
            <text:p>152.04948</text:p>
          </table:table-cell>
          <table:table-cell office:value-type="float" office:value="1004" calcext:value-type="float">
            <text:p>1004</text:p>
          </table:table-cell>
          <table:table-cell table:number-columns-repeated="2"/>
          <table:table-cell table:formula="of:=IF([.Q1080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LC939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magnificata</text:p>
          </table:table-cell>
          <table:table-cell office:value-type="string" calcext:value-type="string">
            <text:p>Eucalyptus magnificata</text:p>
          </table:table-cell>
          <table:table-cell/>
          <table:table-cell office:value-type="string" calcext:value-type="string">
            <text:p>Salisbury Waters</text:p>
          </table:table-cell>
          <table:table-cell/>
          <table:table-cell table:style-name="Default"/>
          <table:table-cell/>
          <table:table-cell office:value-type="float" office:value="-30.69581696" calcext:value-type="float">
            <text:p>-30.69581696</text:p>
          </table:table-cell>
          <table:table-cell office:value-type="float" office:value="151.791648" calcext:value-type="float">
            <text:p>151.791648</text:p>
          </table:table-cell>
          <table:table-cell office:value-type="float" office:value="1015" calcext:value-type="float">
            <text:p>1015</text:p>
          </table:table-cell>
          <table:table-cell table:number-columns-repeated="2"/>
          <table:table-cell table:formula="of:=IF([.Q1081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LC940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magnificata</text:p>
          </table:table-cell>
          <table:table-cell office:value-type="string" calcext:value-type="string">
            <text:p>Eucalyptus magnificata</text:p>
          </table:table-cell>
          <table:table-cell/>
          <table:table-cell office:value-type="string" calcext:value-type="string">
            <text:p>Salisbury Waters</text:p>
          </table:table-cell>
          <table:table-cell/>
          <table:table-cell table:style-name="Default"/>
          <table:table-cell/>
          <table:table-cell office:value-type="float" office:value="-30.69574697" calcext:value-type="float">
            <text:p>-30.69574697</text:p>
          </table:table-cell>
          <table:table-cell office:value-type="float" office:value="151.791598" calcext:value-type="float">
            <text:p>151.791598</text:p>
          </table:table-cell>
          <table:table-cell office:value-type="float" office:value="1017" calcext:value-type="float">
            <text:p>1017</text:p>
          </table:table-cell>
          <table:table-cell table:number-columns-repeated="2"/>
          <table:table-cell table:formula="of:=IF([.Q1082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LC941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magnificata</text:p>
          </table:table-cell>
          <table:table-cell office:value-type="string" calcext:value-type="string">
            <text:p>Eucalyptus magnificata</text:p>
          </table:table-cell>
          <table:table-cell/>
          <table:table-cell office:value-type="string" calcext:value-type="string">
            <text:p>Salisbury Waters</text:p>
          </table:table-cell>
          <table:table-cell/>
          <table:table-cell table:style-name="Default"/>
          <table:table-cell/>
          <table:table-cell office:value-type="float" office:value="-30.695882" calcext:value-type="float">
            <text:p>-30.695882</text:p>
          </table:table-cell>
          <table:table-cell office:value-type="float" office:value="151.791756" calcext:value-type="float">
            <text:p>151.791756</text:p>
          </table:table-cell>
          <table:table-cell office:value-type="float" office:value="1018" calcext:value-type="float">
            <text:p>1018</text:p>
          </table:table-cell>
          <table:table-cell table:number-columns-repeated="2"/>
          <table:table-cell table:formula="of:=IF([.Q1083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LC945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  <table:table-cell/>
          <table:table-cell office:value-type="string" calcext:value-type="string">
            <text:p>Canberra</text:p>
          </table:table-cell>
          <table:table-cell/>
          <table:table-cell table:style-name="Default"/>
          <table:table-cell/>
          <table:table-cell office:value-type="float" office:value="-35.276864" calcext:value-type="float">
            <text:p>-35.276864</text:p>
          </table:table-cell>
          <table:table-cell office:value-type="float" office:value="149.1130806" calcext:value-type="float">
            <text:p>149.1130806</text:p>
          </table:table-cell>
          <table:table-cell table:number-columns-repeated="3"/>
          <table:table-cell table:formula="of:=IF([.Q1084]=&quot;  &quot;; &quot;No&quot;; &quot;Yes&quot;)" office:value-type="string" office:string-value="Yes" calcext:value-type="string">
            <text:p>Yes</text:p>
          </table:table-cell>
          <table:table-cell office:value-type="string" calcext:value-type="string">
            <text:p>sieved newspaper package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LC946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sp. aff. magnificata</text:p>
          </table:table-cell>
          <table:table-cell office:value-type="string" calcext:value-type="string">
            <text:p>Eucalyptus sp. aff. magnificata</text:p>
          </table:table-cell>
          <table:table-cell/>
          <table:table-cell office:value-type="string" calcext:value-type="string">
            <text:p>Henry River Falls</text:p>
          </table:table-cell>
          <table:table-cell/>
          <table:table-cell table:style-name="Default"/>
          <table:table-cell/>
          <table:table-cell office:value-type="float" office:value="-29.84949804" calcext:value-type="float">
            <text:p>-29.84949804</text:p>
          </table:table-cell>
          <table:table-cell office:value-type="float" office:value="152.001091" calcext:value-type="float">
            <text:p>152.001091</text:p>
          </table:table-cell>
          <table:table-cell office:value-type="float" office:value="975" calcext:value-type="float">
            <text:p>975</text:p>
          </table:table-cell>
          <table:table-cell table:number-columns-repeated="2"/>
          <table:table-cell table:formula="of:=IF([.Q1085]=&quot;  &quot;; &quot;No&quot;; &quot;Yes&quot;)" office:value-type="string" office:string-value="Yes" calcext:value-type="string">
            <text:p>Yes</text:p>
          </table:table-cell>
          <table:table-cell office:value-type="string" calcext:value-type="string">
            <text:p>sieved group paper bag in box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LC947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sp. aff. magnificata</text:p>
          </table:table-cell>
          <table:table-cell office:value-type="string" calcext:value-type="string">
            <text:p>Eucalyptus sp. aff. magnificata</text:p>
          </table:table-cell>
          <table:table-cell/>
          <table:table-cell office:value-type="string" calcext:value-type="string">
            <text:p>Henry River Falls</text:p>
          </table:table-cell>
          <table:table-cell/>
          <table:table-cell table:style-name="Default"/>
          <table:table-cell/>
          <table:table-cell office:value-type="float" office:value="-29.84955001" calcext:value-type="float">
            <text:p>-29.84955001</text:p>
          </table:table-cell>
          <table:table-cell office:value-type="float" office:value="152.001463" calcext:value-type="float">
            <text:p>152.001463</text:p>
          </table:table-cell>
          <table:table-cell office:value-type="float" office:value="969" calcext:value-type="float">
            <text:p>969</text:p>
          </table:table-cell>
          <table:table-cell table:number-columns-repeated="2"/>
          <table:table-cell table:formula="of:=IF([.Q1086]=&quot;  &quot;; &quot;No&quot;; &quot;Yes&quot;)" office:value-type="string" office:string-value="Yes" calcext:value-type="string">
            <text:p>Yes</text:p>
          </table:table-cell>
          <table:table-cell office:value-type="string" calcext:value-type="string">
            <text:p>sieved group paper bag in box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LC948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sp. aff. magnificata</text:p>
          </table:table-cell>
          <table:table-cell office:value-type="string" calcext:value-type="string">
            <text:p>Eucalyptus sp. aff. magnificata</text:p>
          </table:table-cell>
          <table:table-cell/>
          <table:table-cell office:value-type="string" calcext:value-type="string">
            <text:p>Henry River Falls</text:p>
          </table:table-cell>
          <table:table-cell/>
          <table:table-cell table:style-name="Default"/>
          <table:table-cell/>
          <table:table-cell office:value-type="float" office:value="-29.84698003" calcext:value-type="float">
            <text:p>-29.84698003</text:p>
          </table:table-cell>
          <table:table-cell office:value-type="float" office:value="152.010428" calcext:value-type="float">
            <text:p>152.010428</text:p>
          </table:table-cell>
          <table:table-cell office:value-type="float" office:value="951" calcext:value-type="float">
            <text:p>951</text:p>
          </table:table-cell>
          <table:table-cell table:number-columns-repeated="2"/>
          <table:table-cell table:formula="of:=IF([.Q1087]=&quot;  &quot;; &quot;No&quot;; &quot;Yes&quot;)" office:value-type="string" office:string-value="Yes" calcext:value-type="string">
            <text:p>Yes</text:p>
          </table:table-cell>
          <table:table-cell office:value-type="string" calcext:value-type="string">
            <text:p>sieved group paper bag in box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LC949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sp. aff. magnificata</text:p>
          </table:table-cell>
          <table:table-cell office:value-type="string" calcext:value-type="string">
            <text:p>Eucalyptus sp. aff. magnificata</text:p>
          </table:table-cell>
          <table:table-cell/>
          <table:table-cell office:value-type="string" calcext:value-type="string">
            <text:p>Henry River Falls</text:p>
          </table:table-cell>
          <table:table-cell/>
          <table:table-cell table:style-name="Default"/>
          <table:table-cell/>
          <table:table-cell office:value-type="float" office:value="-29.845609" calcext:value-type="float">
            <text:p>-29.845609</text:p>
          </table:table-cell>
          <table:table-cell office:value-type="float" office:value="152.012508" calcext:value-type="float">
            <text:p>152.012508</text:p>
          </table:table-cell>
          <table:table-cell office:value-type="float" office:value="923" calcext:value-type="float">
            <text:p>923</text:p>
          </table:table-cell>
          <table:table-cell table:number-columns-repeated="2"/>
          <table:table-cell table:formula="of:=IF([.Q1088]=&quot;  &quot;; &quot;No&quot;; &quot;Yes&quot;)" office:value-type="string" office:string-value="Yes" calcext:value-type="string">
            <text:p>Yes</text:p>
          </table:table-cell>
          <table:table-cell office:value-type="string" calcext:value-type="string">
            <text:p>sieved group paper bag in box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LC950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sp. aff. magnificata</text:p>
          </table:table-cell>
          <table:table-cell office:value-type="string" calcext:value-type="string">
            <text:p>Eucalyptus sp. aff. magnificata</text:p>
          </table:table-cell>
          <table:table-cell/>
          <table:table-cell office:value-type="string" calcext:value-type="string">
            <text:p>Henry River Falls</text:p>
          </table:table-cell>
          <table:table-cell/>
          <table:table-cell table:style-name="Default"/>
          <table:table-cell/>
          <table:table-cell office:value-type="float" office:value="-29.84570699" calcext:value-type="float">
            <text:p>-29.84570699</text:p>
          </table:table-cell>
          <table:table-cell office:value-type="float" office:value="152.011747" calcext:value-type="float">
            <text:p>152.011747</text:p>
          </table:table-cell>
          <table:table-cell office:value-type="float" office:value="930" calcext:value-type="float">
            <text:p>930</text:p>
          </table:table-cell>
          <table:table-cell table:number-columns-repeated="2"/>
          <table:table-cell table:formula="of:=IF([.Q1089]=&quot;  &quot;; &quot;No&quot;; &quot;Yes&quot;)" office:value-type="string" office:string-value="Yes" calcext:value-type="string">
            <text:p>Yes</text:p>
          </table:table-cell>
          <table:table-cell office:value-type="string" calcext:value-type="string">
            <text:p>sieved group paper bag in box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LC952-1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sp. aff. magnificata</text:p>
          </table:table-cell>
          <table:table-cell office:value-type="string" calcext:value-type="string">
            <text:p>Eucalyptus sp. aff. magnificata</text:p>
          </table:table-cell>
          <table:table-cell/>
          <table:table-cell office:value-type="string" calcext:value-type="string">
            <text:p>Yarraford Rd</text:p>
          </table:table-cell>
          <table:table-cell/>
          <table:table-cell table:style-name="Default"/>
          <table:table-cell/>
          <table:table-cell office:value-type="float" office:value="-29.62114801" calcext:value-type="float">
            <text:p>-29.62114801</text:p>
          </table:table-cell>
          <table:table-cell office:value-type="float" office:value="151.783008" calcext:value-type="float">
            <text:p>151.783008</text:p>
          </table:table-cell>
          <table:table-cell office:value-type="float" office:value="1062" calcext:value-type="float">
            <text:p>1062</text:p>
          </table:table-cell>
          <table:table-cell table:number-columns-repeated="2"/>
          <table:table-cell table:formula="of:=IF([.Q1090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LC952-2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sp. aff. magnificata</text:p>
          </table:table-cell>
          <table:table-cell office:value-type="string" calcext:value-type="string">
            <text:p>Eucalyptus sp. aff. magnificata</text:p>
          </table:table-cell>
          <table:table-cell/>
          <table:table-cell office:value-type="string" calcext:value-type="string">
            <text:p>Yarraford Rd</text:p>
          </table:table-cell>
          <table:table-cell/>
          <table:table-cell table:style-name="Default"/>
          <table:table-cell/>
          <table:table-cell office:value-type="float" office:value="-29.62114801" calcext:value-type="float">
            <text:p>-29.62114801</text:p>
          </table:table-cell>
          <table:table-cell office:value-type="float" office:value="151.783008" calcext:value-type="float">
            <text:p>151.783008</text:p>
          </table:table-cell>
          <table:table-cell office:value-type="float" office:value="1062" calcext:value-type="float">
            <text:p>1062</text:p>
          </table:table-cell>
          <table:table-cell table:number-columns-repeated="2"/>
          <table:table-cell table:formula="of:=IF([.Q1091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LC952-3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sp. aff. magnificata</text:p>
          </table:table-cell>
          <table:table-cell office:value-type="string" calcext:value-type="string">
            <text:p>Eucalyptus sp. aff. magnificata</text:p>
          </table:table-cell>
          <table:table-cell/>
          <table:table-cell office:value-type="string" calcext:value-type="string">
            <text:p>Yarraford Rd</text:p>
          </table:table-cell>
          <table:table-cell/>
          <table:table-cell table:style-name="Default"/>
          <table:table-cell/>
          <table:table-cell office:value-type="float" office:value="-29.62114801" calcext:value-type="float">
            <text:p>-29.62114801</text:p>
          </table:table-cell>
          <table:table-cell office:value-type="float" office:value="151.783008" calcext:value-type="float">
            <text:p>151.783008</text:p>
          </table:table-cell>
          <table:table-cell office:value-type="float" office:value="1062" calcext:value-type="float">
            <text:p>1062</text:p>
          </table:table-cell>
          <table:table-cell table:number-columns-repeated="2"/>
          <table:table-cell table:formula="of:=IF([.Q1092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LC952-4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sp. aff. magnificata</text:p>
          </table:table-cell>
          <table:table-cell office:value-type="string" calcext:value-type="string">
            <text:p>Eucalyptus sp. aff. magnificata</text:p>
          </table:table-cell>
          <table:table-cell/>
          <table:table-cell office:value-type="string" calcext:value-type="string">
            <text:p>Yarraford Rd</text:p>
          </table:table-cell>
          <table:table-cell/>
          <table:table-cell table:style-name="Default"/>
          <table:table-cell/>
          <table:table-cell office:value-type="float" office:value="-29.62114801" calcext:value-type="float">
            <text:p>-29.62114801</text:p>
          </table:table-cell>
          <table:table-cell office:value-type="float" office:value="151.783008" calcext:value-type="float">
            <text:p>151.783008</text:p>
          </table:table-cell>
          <table:table-cell office:value-type="float" office:value="1062" calcext:value-type="float">
            <text:p>1062</text:p>
          </table:table-cell>
          <table:table-cell table:number-columns-repeated="2"/>
          <table:table-cell table:formula="of:=IF([.Q1093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LC952-5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sp. aff. magnificata</text:p>
          </table:table-cell>
          <table:table-cell office:value-type="string" calcext:value-type="string">
            <text:p>Eucalyptus sp. aff. magnificata</text:p>
          </table:table-cell>
          <table:table-cell/>
          <table:table-cell office:value-type="string" calcext:value-type="string">
            <text:p>Yarraford Rd</text:p>
          </table:table-cell>
          <table:table-cell/>
          <table:table-cell table:style-name="Default"/>
          <table:table-cell/>
          <table:table-cell office:value-type="float" office:value="-29.62114801" calcext:value-type="float">
            <text:p>-29.62114801</text:p>
          </table:table-cell>
          <table:table-cell office:value-type="float" office:value="151.783008" calcext:value-type="float">
            <text:p>151.783008</text:p>
          </table:table-cell>
          <table:table-cell office:value-type="float" office:value="1062" calcext:value-type="float">
            <text:p>1062</text:p>
          </table:table-cell>
          <table:table-cell table:number-columns-repeated="2"/>
          <table:table-cell table:formula="of:=IF([.Q1094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6"/>
        </table:table-row>
        <table:table-row table:style-name="ro1">
          <table:table-cell office:value-type="string" calcext:value-type="string">
            <office:annotation draw:style-name="gr1" draw:text-style-name="P2" svg:width="28.99mm" svg:height="18.56mm" svg:x="41.72mm" svg:y="4940.11mm" draw:caption-point-x="0mm" draw:caption-point-y="0mm">
              <dc:creator>KDM</dc:creator>
              <dc:date>2018-02-05T00:00:00</dc:date>
              <text:p text:style-name="P1"><text:span text:style-name="T1">Are these sub-ids </text:span><text:span text:style-name="T1">like Jaz’s? In </text:span><text:span text:style-name="T1">which case they </text:span><text:span text:style-name="T1">need to be </text:span><text:span text:style-name="T1">expanded</text:span></text:p>
            </office:annotation>
            <text:p>TLC953A-F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sp. aff. magnificata</text:p>
          </table:table-cell>
          <table:table-cell office:value-type="string" calcext:value-type="string">
            <text:p>Eucalyptus sp. aff. magnificata</text:p>
          </table:table-cell>
          <table:table-cell/>
          <table:table-cell office:value-type="string" calcext:value-type="string">
            <text:p>Terralto</text:p>
          </table:table-cell>
          <table:table-cell/>
          <table:table-cell table:style-name="Default"/>
          <table:table-cell/>
          <table:table-cell office:value-type="float" office:value="-30.83146197" calcext:value-type="float">
            <text:p>-30.83146197</text:p>
          </table:table-cell>
          <table:table-cell office:value-type="float" office:value="151.821772" calcext:value-type="float">
            <text:p>151.821772</text:p>
          </table:table-cell>
          <table:table-cell office:value-type="float" office:value="1094" calcext:value-type="float">
            <text:p>1094</text:p>
          </table:table-cell>
          <table:table-cell table:number-columns-repeated="2"/>
          <table:table-cell table:formula="of:=IF([.Q1095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LC963A-F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sp. aff. magnificata</text:p>
          </table:table-cell>
          <table:table-cell office:value-type="string" calcext:value-type="string">
            <text:p>Eucalyptus sp. aff. magnificata</text:p>
          </table:table-cell>
          <table:table-cell/>
          <table:table-cell office:value-type="string" calcext:value-type="string">
            <text:p>Terralto</text:p>
          </table:table-cell>
          <table:table-cell/>
          <table:table-cell table:style-name="Default"/>
          <table:table-cell/>
          <table:table-cell office:value-type="float" office:value="-30.83926" calcext:value-type="float">
            <text:p>-30.83926</text:p>
          </table:table-cell>
          <table:table-cell office:value-type="float" office:value="151.83008" calcext:value-type="float">
            <text:p>151.83008</text:p>
          </table:table-cell>
          <table:table-cell office:value-type="float" office:value="1136" calcext:value-type="float">
            <text:p>1136</text:p>
          </table:table-cell>
          <table:table-cell table:number-columns-repeated="2"/>
          <table:table-cell table:formula="of:=IF([.Q1096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LC970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sp. aff. magnificata</text:p>
          </table:table-cell>
          <table:table-cell office:value-type="string" calcext:value-type="string">
            <text:p>Eucalyptus sp. aff. magnificata</text:p>
          </table:table-cell>
          <table:table-cell/>
          <table:table-cell office:value-type="string" calcext:value-type="string">
            <text:p>Stockton</text:p>
          </table:table-cell>
          <table:table-cell/>
          <table:table-cell table:style-name="Default"/>
          <table:table-cell/>
          <table:table-cell office:value-type="float" office:value="-30.52625" calcext:value-type="float">
            <text:p>-30.52625</text:p>
          </table:table-cell>
          <table:table-cell office:value-type="float" office:value="151.9192" calcext:value-type="float">
            <text:p>151.9192</text:p>
          </table:table-cell>
          <table:table-cell office:value-type="float" office:value="1008" calcext:value-type="float">
            <text:p>1008</text:p>
          </table:table-cell>
          <table:table-cell table:number-columns-repeated="2"/>
          <table:table-cell table:formula="of:=IF([.Q1097]=&quot;  &quot;; &quot;No&quot;; &quot;Yes&quot;)" office:value-type="string" office:string-value="Yes" calcext:value-type="string">
            <text:p>Yes</text:p>
          </table:table-cell>
          <table:table-cell office:value-type="string" calcext:value-type="string">
            <text:p>cleaned box within box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P1459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sp. aff. magnificata</text:p>
          </table:table-cell>
          <table:table-cell office:value-type="string" calcext:value-type="string">
            <text:p>Eucalyptus sp. aff. magnificata</text:p>
          </table:table-cell>
          <table:table-cell/>
          <table:table-cell office:value-type="string" calcext:value-type="string">
            <text:p>Stockton</text:p>
          </table:table-cell>
          <table:table-cell/>
          <table:table-cell table:style-name="Default"/>
          <table:table-cell/>
          <table:table-cell office:value-type="float" office:value="-30.52672" calcext:value-type="float">
            <text:p>-30.52672</text:p>
          </table:table-cell>
          <table:table-cell office:value-type="float" office:value="151.91909" calcext:value-type="float">
            <text:p>151.91909</text:p>
          </table:table-cell>
          <table:table-cell office:value-type="float" office:value="1003" calcext:value-type="float">
            <text:p>1003</text:p>
          </table:table-cell>
          <table:table-cell table:number-columns-repeated="2"/>
          <table:table-cell table:formula="of:=IF([.Q1098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P1460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sp. aff. magnificata</text:p>
          </table:table-cell>
          <table:table-cell office:value-type="string" calcext:value-type="string">
            <text:p>Eucalyptus sp. aff. magnificata</text:p>
          </table:table-cell>
          <table:table-cell/>
          <table:table-cell office:value-type="string" calcext:value-type="string">
            <text:p>Stockton</text:p>
          </table:table-cell>
          <table:table-cell/>
          <table:table-cell table:style-name="Default"/>
          <table:table-cell/>
          <table:table-cell office:value-type="float" office:value="-30.52661" calcext:value-type="float">
            <text:p>-30.52661</text:p>
          </table:table-cell>
          <table:table-cell office:value-type="float" office:value="151.92042" calcext:value-type="float">
            <text:p>151.92042</text:p>
          </table:table-cell>
          <table:table-cell office:value-type="float" office:value="1004" calcext:value-type="float">
            <text:p>1004</text:p>
          </table:table-cell>
          <table:table-cell table:number-columns-repeated="2"/>
          <table:table-cell table:formula="of:=IF([.Q1099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P1461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sp. aff. magnificata</text:p>
          </table:table-cell>
          <table:table-cell office:value-type="string" calcext:value-type="string">
            <text:p>Eucalyptus sp. aff. magnificata</text:p>
          </table:table-cell>
          <table:table-cell/>
          <table:table-cell office:value-type="string" calcext:value-type="string">
            <text:p>Stockton</text:p>
          </table:table-cell>
          <table:table-cell/>
          <table:table-cell table:style-name="Default"/>
          <table:table-cell/>
          <table:table-cell office:value-type="float" office:value="-30.52681" calcext:value-type="float">
            <text:p>-30.52681</text:p>
          </table:table-cell>
          <table:table-cell office:value-type="float" office:value="151.92275" calcext:value-type="float">
            <text:p>151.92275</text:p>
          </table:table-cell>
          <table:table-cell office:value-type="float" office:value="1017" calcext:value-type="float">
            <text:p>1017</text:p>
          </table:table-cell>
          <table:table-cell table:number-columns-repeated="2"/>
          <table:table-cell table:formula="of:=IF([.Q1100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P1462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sp. aff. magnificata</text:p>
          </table:table-cell>
          <table:table-cell office:value-type="string" calcext:value-type="string">
            <text:p>Eucalyptus sp. aff. magnificata</text:p>
          </table:table-cell>
          <table:table-cell/>
          <table:table-cell office:value-type="string" calcext:value-type="string">
            <text:p>Stockton</text:p>
          </table:table-cell>
          <table:table-cell/>
          <table:table-cell table:style-name="Default"/>
          <table:table-cell/>
          <table:table-cell office:value-type="float" office:value="-30.52666" calcext:value-type="float">
            <text:p>-30.52666</text:p>
          </table:table-cell>
          <table:table-cell office:value-type="float" office:value="151.92062" calcext:value-type="float">
            <text:p>151.92062</text:p>
          </table:table-cell>
          <table:table-cell office:value-type="float" office:value="1009" calcext:value-type="float">
            <text:p>1009</text:p>
          </table:table-cell>
          <table:table-cell table:number-columns-repeated="2"/>
          <table:table-cell table:formula="of:=IF([.Q1101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LC829</text:p>
          </table:table-cell>
          <table:table-cell office:value-type="string" calcext:value-type="string">
            <text:p>TLC</text:p>
          </table:table-cell>
          <table:table-cell office:value-type="string" calcext:value-type="string">
            <text:p>unknown</text:p>
          </table:table-cell>
          <table:table-cell/>
          <table:table-cell office:value-type="string" calcext:value-type="string">
            <text:p>unknown</text:p>
          </table:table-cell>
          <table:table-cell/>
          <table:table-cell office:value-type="string" calcext:value-type="string">
            <text:p>Long Point</text:p>
          </table:table-cell>
          <table:table-cell/>
          <table:table-cell table:style-name="Default"/>
          <table:table-cell table:number-columns-repeated="6"/>
          <table:table-cell table:formula="of:=IF([.Q1102]=&quot;  &quot;; &quot;No&quot;; &quot;Yes&quot;)" office:value-type="string" office:string-value="Yes" calcext:value-type="string">
            <text:p>Yes</text:p>
          </table:table-cell>
          <table:table-cell office:value-type="string" calcext:value-type="string">
            <text:p>sieved group envelope in box added to lis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LC778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populnea</text:p>
          </table:table-cell>
          <table:table-cell table:formula="of:=&quot;Eucalyptus &quot;&amp;[.C1103]" office:value-type="string" office:string-value="Eucalyptus populnea" calcext:value-type="string">
            <text:p>Eucalyptus populnea</text:p>
          </table:table-cell>
          <table:table-cell office:value-type="string" calcext:value-type="string">
            <text:p>E. populnea</text:p>
          </table:table-cell>
          <table:table-cell table:number-columns-repeated="2"/>
          <table:table-cell table:style-name="Default"/>
          <table:table-cell table:number-columns-repeated="6"/>
          <table:table-cell table:formula="of:=IF([.Q1103]=&quot;  &quot;; &quot;No&quot;; &quot;Yes&quot;)" office:value-type="string" office:string-value="Yes" calcext:value-type="string">
            <text:p>Yes</text:p>
          </table:table-cell>
          <table:table-cell office:value-type="string" calcext:value-type="string">
            <text:p>sieved in box added to lis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LC759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unknown</text:p>
          </table:table-cell>
          <table:table-cell table:formula="of:=&quot;Eucalyptus &quot;&amp;[.C1104]" office:value-type="string" office:string-value="Eucalyptus unknown" calcext:value-type="string">
            <text:p>Eucalyptus unknown</text:p>
          </table:table-cell>
          <table:table-cell office:value-type="string" calcext:value-type="string">
            <text:p>Eucalyptus hybrid?</text:p>
          </table:table-cell>
          <table:table-cell table:number-columns-repeated="2"/>
          <table:table-cell table:style-name="Default"/>
          <table:table-cell table:number-columns-repeated="6"/>
          <table:table-cell table:formula="of:=IF([.Q1104]=&quot;  &quot;; &quot;No&quot;; &quot;Yes&quot;)" office:value-type="string" office:string-value="Yes" calcext:value-type="string">
            <text:p>Yes</text:p>
          </table:table-cell>
          <table:table-cell office:value-type="string" calcext:value-type="string">
            <text:p>sieved in box added to lis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LC743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macrorhyncha</text:p>
          </table:table-cell>
          <table:table-cell table:formula="of:=&quot;Eucalyptus &quot;&amp;[.C1105]" office:value-type="string" office:string-value="Eucalyptus macrorhyncha" calcext:value-type="string">
            <text:p>Eucalyptus macrorhyncha</text:p>
          </table:table-cell>
          <table:table-cell office:value-type="string" calcext:value-type="string">
            <text:p>E. macrorhyncha</text:p>
          </table:table-cell>
          <table:table-cell table:number-columns-repeated="2"/>
          <table:table-cell table:style-name="Default"/>
          <table:table-cell table:number-columns-repeated="6"/>
          <table:table-cell table:formula="of:=IF([.Q1105]=&quot;  &quot;; &quot;No&quot;; &quot;Yes&quot;)" office:value-type="string" office:string-value="Yes" calcext:value-type="string">
            <text:p>Yes</text:p>
          </table:table-cell>
          <table:table-cell office:value-type="string" calcext:value-type="string">
            <text:p>sieved in box added to lis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LC723</text:p>
          </table:table-cell>
          <table:table-cell office:value-type="string" calcext:value-type="string">
            <text:p>TLC</text:p>
          </table:table-cell>
          <table:table-cell table:number-columns-repeated="3" office:value-type="string" calcext:value-type="string">
            <text:p>unknown</text:p>
          </table:table-cell>
          <table:table-cell table:number-columns-repeated="3"/>
          <table:table-cell table:style-name="Default"/>
          <table:table-cell table:number-columns-repeated="6"/>
          <table:table-cell table:formula="of:=IF([.Q1106]=&quot;  &quot;; &quot;No&quot;; &quot;Yes&quot;)" office:value-type="string" office:string-value="Yes" calcext:value-type="string">
            <text:p>Yes</text:p>
          </table:table-cell>
          <table:table-cell office:value-type="string" calcext:value-type="string">
            <text:p>sieved in box added to lis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LC722</text:p>
          </table:table-cell>
          <table:table-cell office:value-type="string" calcext:value-type="string">
            <text:p>TLC</text:p>
          </table:table-cell>
          <table:table-cell table:number-columns-repeated="3" office:value-type="string" calcext:value-type="string">
            <text:p>unknown</text:p>
          </table:table-cell>
          <table:table-cell table:number-columns-repeated="3"/>
          <table:table-cell table:style-name="Default"/>
          <table:table-cell table:number-columns-repeated="6"/>
          <table:table-cell table:formula="of:=IF([.Q1107]=&quot;  &quot;; &quot;No&quot;; &quot;Yes&quot;)" office:value-type="string" office:string-value="Yes" calcext:value-type="string">
            <text:p>Yes</text:p>
          </table:table-cell>
          <table:table-cell office:value-type="string" calcext:value-type="string">
            <text:p>sieved in box added to lis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p502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sp. aff. magnificata</text:p>
          </table:table-cell>
          <table:table-cell table:formula="of:=&quot;Eucalyptus &quot;&amp;[.C1108]" office:value-type="string" office:string-value="Eucalyptus sp. aff. magnificata" calcext:value-type="string">
            <text:p>Eucalyptus sp. aff. magnificata</text:p>
          </table:table-cell>
          <table:table-cell office:value-type="string" calcext:value-type="string">
            <text:p>E. sp. aff. magnificata</text:p>
          </table:table-cell>
          <table:table-cell table:number-columns-repeated="2"/>
          <table:table-cell table:style-name="Default"/>
          <table:table-cell table:number-columns-repeated="6"/>
          <table:table-cell office:value-type="string" calcext:value-type="string">
            <text:p>Yes</text:p>
          </table:table-cell>
          <table:table-cell office:value-type="string" calcext:value-type="string">
            <text:p>sieved in large paper bag <text:s/>taxon written on envelope</text:p>
          </table:table-cell>
          <table:table-cell table:number-columns-repeated="5"/>
          <table:table-cell table:formula="of:=[.X1108] &amp;  &quot; &quot; &amp; [.Y1108] &amp; &quot; &quot; &amp; [.Z1108]" office:value-type="string" office:string-value="  " calcext:value-type="string">
            <text:p><text:s text:c="2"/></text:p>
          </table:table-cell>
        </table:table-row>
        <table:table-row table:style-name="ro1">
          <table:table-cell office:value-type="string" calcext:value-type="string">
            <text:p>wp368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quadrangulata</text:p>
          </table:table-cell>
          <table:table-cell table:formula="of:=&quot;Eucalyptus &quot;&amp;[.C1109]" office:value-type="string" office:string-value="Eucalyptus quadrangulata" calcext:value-type="string">
            <text:p>Eucalyptus quadrangulata</text:p>
          </table:table-cell>
          <table:table-cell office:value-type="string" calcext:value-type="string">
            <text:p>E. quadrangulata</text:p>
          </table:table-cell>
          <table:table-cell table:number-columns-repeated="2"/>
          <table:table-cell table:style-name="Default"/>
          <table:table-cell table:number-columns-repeated="6"/>
          <table:table-cell office:value-type="string" calcext:value-type="string">
            <text:p>Yes</text:p>
          </table:table-cell>
          <table:table-cell office:value-type="string" calcext:value-type="string">
            <text:p>sieved in large paper bag <text:s/>taxon written on envelope, 'box bark'</text:p>
          </table:table-cell>
          <table:table-cell table:number-columns-repeated="5"/>
          <table:table-cell table:formula="of:=[.X1109] &amp;  &quot; &quot; &amp; [.Y1109] &amp; &quot; &quot; &amp; [.Z1109]" office:value-type="string" office:string-value="  " calcext:value-type="string">
            <text:p><text:s text:c="2"/></text:p>
          </table:table-cell>
        </table:table-row>
        <table:table-row table:style-name="ro1">
          <table:table-cell office:value-type="string" calcext:value-type="string">
            <text:p>wp360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brunnea</text:p>
          </table:table-cell>
          <table:table-cell table:formula="of:=&quot;Eucalyptus &quot;&amp;[.C1110]" office:value-type="string" office:string-value="Eucalyptus brunnea" calcext:value-type="string">
            <text:p>Eucalyptus brunnea</text:p>
          </table:table-cell>
          <table:table-cell office:value-type="string" calcext:value-type="string">
            <text:p>E. brunnea?</text:p>
          </table:table-cell>
          <table:table-cell table:number-columns-repeated="2"/>
          <table:table-cell table:style-name="Default"/>
          <table:table-cell table:number-columns-repeated="6"/>
          <table:table-cell office:value-type="string" calcext:value-type="string">
            <text:p>Yes</text:p>
          </table:table-cell>
          <table:table-cell office:value-type="string" calcext:value-type="string">
            <text:p>sieved in large paper bag <text:s/>taxon written on envelope</text:p>
          </table:table-cell>
          <table:table-cell table:number-columns-repeated="5"/>
          <table:table-cell table:formula="of:=[.X1110] &amp;  &quot; &quot; &amp; [.Y1110] &amp; &quot; &quot; &amp; [.Z1110]" office:value-type="string" office:string-value="  " calcext:value-type="string">
            <text:p><text:s text:c="2"/></text:p>
          </table:table-cell>
        </table:table-row>
        <table:table-row table:style-name="ro1">
          <table:table-cell office:value-type="string" calcext:value-type="string">
            <text:p>wp363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retinens</text:p>
          </table:table-cell>
          <table:table-cell table:formula="of:=&quot;Eucalyptus &quot;&amp;[.C1111]" office:value-type="string" office:string-value="Eucalyptus retinens" calcext:value-type="string">
            <text:p>Eucalyptus retinens</text:p>
          </table:table-cell>
          <table:table-cell office:value-type="string" calcext:value-type="string">
            <text:p>E. retinens</text:p>
          </table:table-cell>
          <table:table-cell table:number-columns-repeated="2"/>
          <table:table-cell table:style-name="Default"/>
          <table:table-cell table:number-columns-repeated="6"/>
          <table:table-cell office:value-type="string" calcext:value-type="string">
            <text:p>Yes</text:p>
          </table:table-cell>
          <table:table-cell office:value-type="string" calcext:value-type="string">
            <text:p>sieved in large paper bag <text:s/>taxon written on envelope</text:p>
          </table:table-cell>
          <table:table-cell table:number-columns-repeated="5"/>
          <table:table-cell table:formula="of:=[.X1111] &amp;  &quot; &quot; &amp; [.Y1111] &amp; &quot; &quot; &amp; [.Z1111]" office:value-type="string" office:string-value="  " calcext:value-type="string">
            <text:p><text:s text:c="2"/></text:p>
          </table:table-cell>
        </table:table-row>
        <table:table-row table:style-name="ro1">
          <table:table-cell office:value-type="string" calcext:value-type="string">
            <text:p>wp358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andrewsii</text:p>
          </table:table-cell>
          <table:table-cell table:formula="of:=&quot;Eucalyptus &quot;&amp;[.C1112]" office:value-type="string" office:string-value="Eucalyptus andrewsii" calcext:value-type="string">
            <text:p>Eucalyptus andrewsii</text:p>
          </table:table-cell>
          <table:table-cell office:value-type="string" calcext:value-type="string">
            <text:p>E. andrewsii</text:p>
          </table:table-cell>
          <table:table-cell table:number-columns-repeated="2"/>
          <table:table-cell table:style-name="Default"/>
          <table:table-cell table:number-columns-repeated="6"/>
          <table:table-cell office:value-type="string" calcext:value-type="string">
            <text:p>Yes</text:p>
          </table:table-cell>
          <table:table-cell office:value-type="string" calcext:value-type="string">
            <text:p>sieved in large paper bag <text:s/>taxon written on envelope</text:p>
          </table:table-cell>
          <table:table-cell table:number-columns-repeated="5"/>
          <table:table-cell table:formula="of:=[.X1112] &amp;  &quot; &quot; &amp; [.Y1112] &amp; &quot; &quot; &amp; [.Z1112]" office:value-type="string" office:string-value="  " calcext:value-type="string">
            <text:p><text:s text:c="2"/></text:p>
          </table:table-cell>
        </table:table-row>
        <table:table-row table:style-name="ro1">
          <table:table-cell office:value-type="string" calcext:value-type="string">
            <text:p>LB-U-1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632668" calcext:value-type="float">
            <text:p>-36.632668</text:p>
          </table:table-cell>
          <table:table-cell office:value-type="float" office:value="144.35019" calcext:value-type="float">
            <text:p>144.35019</text:p>
          </table:table-cell>
          <table:table-cell office:value-type="float" office:value="178" calcext:value-type="float">
            <text:p>178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001;U1</text:p>
          </table:table-cell>
          <table:table-cell table:number-columns-repeated="3"/>
          <table:table-cell table:style-name="ce14"/>
          <table:table-cell/>
        </table:table-row>
        <table:table-row table:style-name="ro1">
          <table:table-cell office:value-type="string" calcext:value-type="string">
            <text:p>LB-U-2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632668" calcext:value-type="float">
            <text:p>-36.632668</text:p>
          </table:table-cell>
          <table:table-cell office:value-type="float" office:value="144.35019" calcext:value-type="float">
            <text:p>144.35019</text:p>
          </table:table-cell>
          <table:table-cell office:value-type="float" office:value="178" calcext:value-type="float">
            <text:p>178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002;U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U-3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632668" calcext:value-type="float">
            <text:p>-36.632668</text:p>
          </table:table-cell>
          <table:table-cell office:value-type="float" office:value="144.35019" calcext:value-type="float">
            <text:p>144.35019</text:p>
          </table:table-cell>
          <table:table-cell office:value-type="float" office:value="178" calcext:value-type="float">
            <text:p>178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003;U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U-4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632668" calcext:value-type="float">
            <text:p>-36.632668</text:p>
          </table:table-cell>
          <table:table-cell office:value-type="float" office:value="144.35019" calcext:value-type="float">
            <text:p>144.35019</text:p>
          </table:table-cell>
          <table:table-cell office:value-type="float" office:value="178" calcext:value-type="float">
            <text:p>178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004;U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U-5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632668" calcext:value-type="float">
            <text:p>-36.632668</text:p>
          </table:table-cell>
          <table:table-cell office:value-type="float" office:value="144.35019" calcext:value-type="float">
            <text:p>144.35019</text:p>
          </table:table-cell>
          <table:table-cell office:value-type="float" office:value="178" calcext:value-type="float">
            <text:p>178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005;U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U-6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632668" calcext:value-type="float">
            <text:p>-36.632668</text:p>
          </table:table-cell>
          <table:table-cell office:value-type="float" office:value="144.35019" calcext:value-type="float">
            <text:p>144.35019</text:p>
          </table:table-cell>
          <table:table-cell office:value-type="float" office:value="178" calcext:value-type="float">
            <text:p>178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006;U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U-7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632668" calcext:value-type="float">
            <text:p>-36.632668</text:p>
          </table:table-cell>
          <table:table-cell office:value-type="float" office:value="144.35019" calcext:value-type="float">
            <text:p>144.35019</text:p>
          </table:table-cell>
          <table:table-cell office:value-type="float" office:value="178" calcext:value-type="float">
            <text:p>178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007;U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U-8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632668" calcext:value-type="float">
            <text:p>-36.632668</text:p>
          </table:table-cell>
          <table:table-cell office:value-type="float" office:value="144.35019" calcext:value-type="float">
            <text:p>144.35019</text:p>
          </table:table-cell>
          <table:table-cell office:value-type="float" office:value="178" calcext:value-type="float">
            <text:p>178</text:p>
          </table:table-cell>
          <table:table-cell table:style-name="ce1"/>
          <table:table-cell office:value-type="string" calcext:value-type="string">
            <text:p>Source: Linda; failed—too few loci</text:p>
          </table:table-cell>
          <table:table-cell table:number-columns-repeated="2"/>
          <table:table-cell office:value-type="string" calcext:value-type="string">
            <text:p>A25008;U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U-9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632668" calcext:value-type="float">
            <text:p>-36.632668</text:p>
          </table:table-cell>
          <table:table-cell office:value-type="float" office:value="144.35019" calcext:value-type="float">
            <text:p>144.35019</text:p>
          </table:table-cell>
          <table:table-cell office:value-type="float" office:value="178" calcext:value-type="float">
            <text:p>178</text:p>
          </table:table-cell>
          <table:table-cell table:style-name="ce1"/>
          <table:table-cell office:value-type="string" calcext:value-type="string">
            <text:p>Source: Linda; failed—too few loci</text:p>
          </table:table-cell>
          <table:table-cell table:number-columns-repeated="2"/>
          <table:table-cell office:value-type="string" calcext:value-type="string">
            <text:p>A25009;U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U-10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632668" calcext:value-type="float">
            <text:p>-36.632668</text:p>
          </table:table-cell>
          <table:table-cell office:value-type="float" office:value="144.35019" calcext:value-type="float">
            <text:p>144.35019</text:p>
          </table:table-cell>
          <table:table-cell office:value-type="float" office:value="178" calcext:value-type="float">
            <text:p>178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010;U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P-1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5.819633" calcext:value-type="float">
            <text:p>-35.819633</text:p>
          </table:table-cell>
          <table:table-cell office:value-type="float" office:value="145.31187" calcext:value-type="float">
            <text:p>145.31187</text:p>
          </table:table-cell>
          <table:table-cell office:value-type="float" office:value="101" calcext:value-type="float">
            <text:p>101</text:p>
          </table:table-cell>
          <table:table-cell table:style-name="ce1"/>
          <table:table-cell office:value-type="string" calcext:value-type="string">
            <text:p>Source: Linda; failed—too few loci</text:p>
          </table:table-cell>
          <table:table-cell table:number-columns-repeated="2"/>
          <table:table-cell office:value-type="string" calcext:value-type="string">
            <text:p>A25011;P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P-2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5.819633" calcext:value-type="float">
            <text:p>-35.819633</text:p>
          </table:table-cell>
          <table:table-cell office:value-type="float" office:value="145.31187" calcext:value-type="float">
            <text:p>145.31187</text:p>
          </table:table-cell>
          <table:table-cell office:value-type="float" office:value="101" calcext:value-type="float">
            <text:p>101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012;P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P-3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5.819633" calcext:value-type="float">
            <text:p>-35.819633</text:p>
          </table:table-cell>
          <table:table-cell office:value-type="float" office:value="145.31187" calcext:value-type="float">
            <text:p>145.31187</text:p>
          </table:table-cell>
          <table:table-cell office:value-type="float" office:value="101" calcext:value-type="float">
            <text:p>101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013;P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P-4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5.819633" calcext:value-type="float">
            <text:p>-35.819633</text:p>
          </table:table-cell>
          <table:table-cell office:value-type="float" office:value="145.31187" calcext:value-type="float">
            <text:p>145.31187</text:p>
          </table:table-cell>
          <table:table-cell office:value-type="float" office:value="101" calcext:value-type="float">
            <text:p>101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014;P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P-5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5.819633" calcext:value-type="float">
            <text:p>-35.819633</text:p>
          </table:table-cell>
          <table:table-cell office:value-type="float" office:value="145.31187" calcext:value-type="float">
            <text:p>145.31187</text:p>
          </table:table-cell>
          <table:table-cell office:value-type="float" office:value="101" calcext:value-type="float">
            <text:p>101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015;P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P-6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5.819633" calcext:value-type="float">
            <text:p>-35.819633</text:p>
          </table:table-cell>
          <table:table-cell office:value-type="float" office:value="145.31187" calcext:value-type="float">
            <text:p>145.31187</text:p>
          </table:table-cell>
          <table:table-cell office:value-type="float" office:value="101" calcext:value-type="float">
            <text:p>101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016;P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P-7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5.819633" calcext:value-type="float">
            <text:p>-35.819633</text:p>
          </table:table-cell>
          <table:table-cell office:value-type="float" office:value="145.31187" calcext:value-type="float">
            <text:p>145.31187</text:p>
          </table:table-cell>
          <table:table-cell office:value-type="float" office:value="101" calcext:value-type="float">
            <text:p>101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017;P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P-8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5.819633" calcext:value-type="float">
            <text:p>-35.819633</text:p>
          </table:table-cell>
          <table:table-cell office:value-type="float" office:value="145.31187" calcext:value-type="float">
            <text:p>145.31187</text:p>
          </table:table-cell>
          <table:table-cell office:value-type="float" office:value="101" calcext:value-type="float">
            <text:p>101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018;P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P-9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5.819633" calcext:value-type="float">
            <text:p>-35.819633</text:p>
          </table:table-cell>
          <table:table-cell office:value-type="float" office:value="145.31187" calcext:value-type="float">
            <text:p>145.31187</text:p>
          </table:table-cell>
          <table:table-cell office:value-type="float" office:value="101" calcext:value-type="float">
            <text:p>101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019;P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P-10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5.819633" calcext:value-type="float">
            <text:p>-35.819633</text:p>
          </table:table-cell>
          <table:table-cell office:value-type="float" office:value="145.31187" calcext:value-type="float">
            <text:p>145.31187</text:p>
          </table:table-cell>
          <table:table-cell office:value-type="float" office:value="101" calcext:value-type="float">
            <text:p>101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020;P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G-1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86476" calcext:value-type="float">
            <text:p>-36.86476</text:p>
          </table:table-cell>
          <table:table-cell office:value-type="float" office:value="148.85016" calcext:value-type="float">
            <text:p>148.85016</text:p>
          </table:table-cell>
          <table:table-cell office:value-type="float" office:value="638" calcext:value-type="float">
            <text:p>638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021;G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G-2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86476" calcext:value-type="float">
            <text:p>-36.86476</text:p>
          </table:table-cell>
          <table:table-cell office:value-type="float" office:value="148.85016" calcext:value-type="float">
            <text:p>148.85016</text:p>
          </table:table-cell>
          <table:table-cell office:value-type="float" office:value="638" calcext:value-type="float">
            <text:p>638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022;G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G-3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86476" calcext:value-type="float">
            <text:p>-36.86476</text:p>
          </table:table-cell>
          <table:table-cell office:value-type="float" office:value="148.85016" calcext:value-type="float">
            <text:p>148.85016</text:p>
          </table:table-cell>
          <table:table-cell office:value-type="float" office:value="638" calcext:value-type="float">
            <text:p>638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023;G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G-4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86476" calcext:value-type="float">
            <text:p>-36.86476</text:p>
          </table:table-cell>
          <table:table-cell office:value-type="float" office:value="148.85016" calcext:value-type="float">
            <text:p>148.85016</text:p>
          </table:table-cell>
          <table:table-cell office:value-type="float" office:value="638" calcext:value-type="float">
            <text:p>638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024;G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G-5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86476" calcext:value-type="float">
            <text:p>-36.86476</text:p>
          </table:table-cell>
          <table:table-cell office:value-type="float" office:value="148.85016" calcext:value-type="float">
            <text:p>148.85016</text:p>
          </table:table-cell>
          <table:table-cell office:value-type="float" office:value="638" calcext:value-type="float">
            <text:p>638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025;G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G-6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86476" calcext:value-type="float">
            <text:p>-36.86476</text:p>
          </table:table-cell>
          <table:table-cell office:value-type="float" office:value="148.85016" calcext:value-type="float">
            <text:p>148.85016</text:p>
          </table:table-cell>
          <table:table-cell office:value-type="float" office:value="638" calcext:value-type="float">
            <text:p>638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026;G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G-7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86476" calcext:value-type="float">
            <text:p>-36.86476</text:p>
          </table:table-cell>
          <table:table-cell office:value-type="float" office:value="148.85016" calcext:value-type="float">
            <text:p>148.85016</text:p>
          </table:table-cell>
          <table:table-cell office:value-type="float" office:value="638" calcext:value-type="float">
            <text:p>638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027;G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G-8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86476" calcext:value-type="float">
            <text:p>-36.86476</text:p>
          </table:table-cell>
          <table:table-cell office:value-type="float" office:value="148.85016" calcext:value-type="float">
            <text:p>148.85016</text:p>
          </table:table-cell>
          <table:table-cell office:value-type="float" office:value="638" calcext:value-type="float">
            <text:p>638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028;G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G-9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86476" calcext:value-type="float">
            <text:p>-36.86476</text:p>
          </table:table-cell>
          <table:table-cell office:value-type="float" office:value="148.85016" calcext:value-type="float">
            <text:p>148.85016</text:p>
          </table:table-cell>
          <table:table-cell office:value-type="float" office:value="638" calcext:value-type="float">
            <text:p>638</text:p>
          </table:table-cell>
          <table:table-cell table:style-name="ce1"/>
          <table:table-cell office:value-type="string" calcext:value-type="string">
            <text:p>Source: Linda; failed—too few loci</text:p>
          </table:table-cell>
          <table:table-cell table:number-columns-repeated="2"/>
          <table:table-cell office:value-type="string" calcext:value-type="string">
            <text:p>A25029;G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G-10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86476" calcext:value-type="float">
            <text:p>-36.86476</text:p>
          </table:table-cell>
          <table:table-cell office:value-type="float" office:value="148.85016" calcext:value-type="float">
            <text:p>148.85016</text:p>
          </table:table-cell>
          <table:table-cell office:value-type="float" office:value="638" calcext:value-type="float">
            <text:p>638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030;G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W1-1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42797" calcext:value-type="float">
            <text:p>-36.42797</text:p>
          </table:table-cell>
          <table:table-cell office:value-type="float" office:value="144.41092" calcext:value-type="float">
            <text:p>144.41092</text:p>
          </table:table-cell>
          <table:table-cell office:value-type="float" office:value="114" calcext:value-type="float">
            <text:p>114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031;W1-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W1-2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42797" calcext:value-type="float">
            <text:p>-36.42797</text:p>
          </table:table-cell>
          <table:table-cell office:value-type="float" office:value="144.41092" calcext:value-type="float">
            <text:p>144.41092</text:p>
          </table:table-cell>
          <table:table-cell office:value-type="float" office:value="114" calcext:value-type="float">
            <text:p>114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032;W1-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W1-3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42797" calcext:value-type="float">
            <text:p>-36.42797</text:p>
          </table:table-cell>
          <table:table-cell office:value-type="float" office:value="144.41092" calcext:value-type="float">
            <text:p>144.41092</text:p>
          </table:table-cell>
          <table:table-cell office:value-type="float" office:value="114" calcext:value-type="float">
            <text:p>114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033;W1-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W1-4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42797" calcext:value-type="float">
            <text:p>-36.42797</text:p>
          </table:table-cell>
          <table:table-cell office:value-type="float" office:value="144.41092" calcext:value-type="float">
            <text:p>144.41092</text:p>
          </table:table-cell>
          <table:table-cell office:value-type="float" office:value="114" calcext:value-type="float">
            <text:p>114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034;W1-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W1-5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42797" calcext:value-type="float">
            <text:p>-36.42797</text:p>
          </table:table-cell>
          <table:table-cell office:value-type="float" office:value="144.41092" calcext:value-type="float">
            <text:p>144.41092</text:p>
          </table:table-cell>
          <table:table-cell office:value-type="float" office:value="114" calcext:value-type="float">
            <text:p>114</text:p>
          </table:table-cell>
          <table:table-cell table:style-name="ce1"/>
          <table:table-cell office:value-type="string" calcext:value-type="string">
            <text:p>Source: Linda; failed—too few loci</text:p>
          </table:table-cell>
          <table:table-cell table:number-columns-repeated="2"/>
          <table:table-cell office:value-type="string" calcext:value-type="string">
            <text:p>A25035;W1-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W1-6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42797" calcext:value-type="float">
            <text:p>-36.42797</text:p>
          </table:table-cell>
          <table:table-cell office:value-type="float" office:value="144.41092" calcext:value-type="float">
            <text:p>144.41092</text:p>
          </table:table-cell>
          <table:table-cell office:value-type="float" office:value="114" calcext:value-type="float">
            <text:p>114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036;W1-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W1-7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42797" calcext:value-type="float">
            <text:p>-36.42797</text:p>
          </table:table-cell>
          <table:table-cell office:value-type="float" office:value="144.41092" calcext:value-type="float">
            <text:p>144.41092</text:p>
          </table:table-cell>
          <table:table-cell office:value-type="float" office:value="114" calcext:value-type="float">
            <text:p>114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037;W1-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W1-8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42797" calcext:value-type="float">
            <text:p>-36.42797</text:p>
          </table:table-cell>
          <table:table-cell office:value-type="float" office:value="144.41092" calcext:value-type="float">
            <text:p>144.41092</text:p>
          </table:table-cell>
          <table:table-cell office:value-type="float" office:value="114" calcext:value-type="float">
            <text:p>114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038;W1-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W1-9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42797" calcext:value-type="float">
            <text:p>-36.42797</text:p>
          </table:table-cell>
          <table:table-cell office:value-type="float" office:value="144.41092" calcext:value-type="float">
            <text:p>144.41092</text:p>
          </table:table-cell>
          <table:table-cell office:value-type="float" office:value="114" calcext:value-type="float">
            <text:p>114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039;W1-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W1-10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42797" calcext:value-type="float">
            <text:p>-36.42797</text:p>
          </table:table-cell>
          <table:table-cell office:value-type="float" office:value="144.41092" calcext:value-type="float">
            <text:p>144.41092</text:p>
          </table:table-cell>
          <table:table-cell office:value-type="float" office:value="114" calcext:value-type="float">
            <text:p>114</text:p>
          </table:table-cell>
          <table:table-cell table:style-name="ce1"/>
          <table:table-cell office:value-type="string" calcext:value-type="string">
            <text:p>Source: Linda; failed—too few loci</text:p>
          </table:table-cell>
          <table:table-cell table:number-columns-repeated="2"/>
          <table:table-cell office:value-type="string" calcext:value-type="string">
            <text:p>A25040;W1-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H-1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63518" calcext:value-type="float">
            <text:p>-36.63518</text:p>
          </table:table-cell>
          <table:table-cell office:value-type="float" office:value="149.56728" calcext:value-type="float">
            <text:p>149.56728</text:p>
          </table:table-cell>
          <table:table-cell office:value-type="float" office:value="186" calcext:value-type="float">
            <text:p>186</text:p>
          </table:table-cell>
          <table:table-cell table:style-name="ce1"/>
          <table:table-cell office:value-type="string" calcext:value-type="string">
            <text:p>Source: Linda; failed—too few loci</text:p>
          </table:table-cell>
          <table:table-cell table:number-columns-repeated="2"/>
          <table:table-cell office:value-type="string" calcext:value-type="string">
            <text:p>A25041;H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H-2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63518" calcext:value-type="float">
            <text:p>-36.63518</text:p>
          </table:table-cell>
          <table:table-cell office:value-type="float" office:value="149.56728" calcext:value-type="float">
            <text:p>149.56728</text:p>
          </table:table-cell>
          <table:table-cell office:value-type="float" office:value="186" calcext:value-type="float">
            <text:p>186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042;H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H-3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63518" calcext:value-type="float">
            <text:p>-36.63518</text:p>
          </table:table-cell>
          <table:table-cell office:value-type="float" office:value="149.56728" calcext:value-type="float">
            <text:p>149.56728</text:p>
          </table:table-cell>
          <table:table-cell office:value-type="float" office:value="186" calcext:value-type="float">
            <text:p>186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043;H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H-4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63518" calcext:value-type="float">
            <text:p>-36.63518</text:p>
          </table:table-cell>
          <table:table-cell office:value-type="float" office:value="149.56728" calcext:value-type="float">
            <text:p>149.56728</text:p>
          </table:table-cell>
          <table:table-cell office:value-type="float" office:value="186" calcext:value-type="float">
            <text:p>186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044;H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H-5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63518" calcext:value-type="float">
            <text:p>-36.63518</text:p>
          </table:table-cell>
          <table:table-cell office:value-type="float" office:value="149.56728" calcext:value-type="float">
            <text:p>149.56728</text:p>
          </table:table-cell>
          <table:table-cell office:value-type="float" office:value="186" calcext:value-type="float">
            <text:p>186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045;H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H-6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63518" calcext:value-type="float">
            <text:p>-36.63518</text:p>
          </table:table-cell>
          <table:table-cell office:value-type="float" office:value="149.56728" calcext:value-type="float">
            <text:p>149.56728</text:p>
          </table:table-cell>
          <table:table-cell office:value-type="float" office:value="186" calcext:value-type="float">
            <text:p>186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046;H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H-7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63518" calcext:value-type="float">
            <text:p>-36.63518</text:p>
          </table:table-cell>
          <table:table-cell office:value-type="float" office:value="149.56728" calcext:value-type="float">
            <text:p>149.56728</text:p>
          </table:table-cell>
          <table:table-cell office:value-type="float" office:value="186" calcext:value-type="float">
            <text:p>186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047;H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H-8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63518" calcext:value-type="float">
            <text:p>-36.63518</text:p>
          </table:table-cell>
          <table:table-cell office:value-type="float" office:value="149.56728" calcext:value-type="float">
            <text:p>149.56728</text:p>
          </table:table-cell>
          <table:table-cell office:value-type="float" office:value="186" calcext:value-type="float">
            <text:p>186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048;H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H-9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63518" calcext:value-type="float">
            <text:p>-36.63518</text:p>
          </table:table-cell>
          <table:table-cell office:value-type="float" office:value="149.56728" calcext:value-type="float">
            <text:p>149.56728</text:p>
          </table:table-cell>
          <table:table-cell office:value-type="float" office:value="186" calcext:value-type="float">
            <text:p>186</text:p>
          </table:table-cell>
          <table:table-cell table:style-name="ce1"/>
          <table:table-cell office:value-type="string" calcext:value-type="string">
            <text:p>Source: Linda; failed—too few loci</text:p>
          </table:table-cell>
          <table:table-cell table:number-columns-repeated="2"/>
          <table:table-cell office:value-type="string" calcext:value-type="string">
            <text:p>A25049;H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H-10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63518" calcext:value-type="float">
            <text:p>-36.63518</text:p>
          </table:table-cell>
          <table:table-cell office:value-type="float" office:value="149.56728" calcext:value-type="float">
            <text:p>149.56728</text:p>
          </table:table-cell>
          <table:table-cell office:value-type="float" office:value="186" calcext:value-type="float">
            <text:p>186</text:p>
          </table:table-cell>
          <table:table-cell table:style-name="ce1"/>
          <table:table-cell office:value-type="string" calcext:value-type="string">
            <text:p>Source: Linda; failed—too few loci</text:p>
          </table:table-cell>
          <table:table-cell table:number-columns-repeated="2"/>
          <table:table-cell office:value-type="string" calcext:value-type="string">
            <text:p>A25050;H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M-3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4.630472" calcext:value-type="float">
            <text:p>-34.630472</text:p>
          </table:table-cell>
          <table:table-cell office:value-type="float" office:value="149.870892" calcext:value-type="float">
            <text:p>149.870892</text:p>
          </table:table-cell>
          <table:table-cell office:value-type="string" calcext:value-type="string">
            <text:p>?</text:p>
          </table:table-cell>
          <table:table-cell table:style-name="ce1"/>
          <table:table-cell office:value-type="string" calcext:value-type="string">
            <text:p>Source: Linda; outlier—species</text:p>
          </table:table-cell>
          <table:table-cell table:number-columns-repeated="2"/>
          <table:table-cell office:value-type="string" calcext:value-type="string">
            <text:p>A25051;M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M-4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4.630472" calcext:value-type="float">
            <text:p>-34.630472</text:p>
          </table:table-cell>
          <table:table-cell office:value-type="float" office:value="149.870892" calcext:value-type="float">
            <text:p>149.870892</text:p>
          </table:table-cell>
          <table:table-cell office:value-type="string" calcext:value-type="string">
            <text:p>?</text:p>
          </table:table-cell>
          <table:table-cell table:style-name="ce1"/>
          <table:table-cell office:value-type="string" calcext:value-type="string">
            <text:p>Source: Linda; failed—too few loci</text:p>
          </table:table-cell>
          <table:table-cell table:number-columns-repeated="2"/>
          <table:table-cell office:value-type="string" calcext:value-type="string">
            <text:p>A25052;M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M-5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4.630472" calcext:value-type="float">
            <text:p>-34.630472</text:p>
          </table:table-cell>
          <table:table-cell office:value-type="float" office:value="149.870892" calcext:value-type="float">
            <text:p>149.870892</text:p>
          </table:table-cell>
          <table:table-cell office:value-type="string" calcext:value-type="string">
            <text:p>?</text:p>
          </table:table-cell>
          <table:table-cell table:style-name="ce1"/>
          <table:table-cell office:value-type="string" calcext:value-type="string">
            <text:p>Source: Linda; failed—too few loci</text:p>
          </table:table-cell>
          <table:table-cell table:number-columns-repeated="2"/>
          <table:table-cell office:value-type="string" calcext:value-type="string">
            <text:p>A25053;M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D-1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3675" calcext:value-type="float">
            <text:p>-36.3675</text:p>
          </table:table-cell>
          <table:table-cell office:value-type="float" office:value="145.70232" calcext:value-type="float">
            <text:p>145.70232</text:p>
          </table:table-cell>
          <table:table-cell office:value-type="float" office:value="268" calcext:value-type="float">
            <text:p>268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054;D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D-2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3675" calcext:value-type="float">
            <text:p>-36.3675</text:p>
          </table:table-cell>
          <table:table-cell office:value-type="float" office:value="145.70232" calcext:value-type="float">
            <text:p>145.70232</text:p>
          </table:table-cell>
          <table:table-cell office:value-type="float" office:value="268" calcext:value-type="float">
            <text:p>268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055;D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D-3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3675" calcext:value-type="float">
            <text:p>-36.3675</text:p>
          </table:table-cell>
          <table:table-cell office:value-type="float" office:value="145.70232" calcext:value-type="float">
            <text:p>145.70232</text:p>
          </table:table-cell>
          <table:table-cell office:value-type="float" office:value="268" calcext:value-type="float">
            <text:p>268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056;D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D-4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3675" calcext:value-type="float">
            <text:p>-36.3675</text:p>
          </table:table-cell>
          <table:table-cell office:value-type="float" office:value="145.70232" calcext:value-type="float">
            <text:p>145.70232</text:p>
          </table:table-cell>
          <table:table-cell office:value-type="float" office:value="268" calcext:value-type="float">
            <text:p>268</text:p>
          </table:table-cell>
          <table:table-cell table:style-name="ce1"/>
          <table:table-cell office:value-type="string" calcext:value-type="string">
            <text:p>Source: Linda; failed—too few loci</text:p>
          </table:table-cell>
          <table:table-cell table:number-columns-repeated="2"/>
          <table:table-cell office:value-type="string" calcext:value-type="string">
            <text:p>A25057;D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D-5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3675" calcext:value-type="float">
            <text:p>-36.3675</text:p>
          </table:table-cell>
          <table:table-cell office:value-type="float" office:value="145.70232" calcext:value-type="float">
            <text:p>145.70232</text:p>
          </table:table-cell>
          <table:table-cell office:value-type="float" office:value="268" calcext:value-type="float">
            <text:p>268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058;D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D-6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3675" calcext:value-type="float">
            <text:p>-36.3675</text:p>
          </table:table-cell>
          <table:table-cell office:value-type="float" office:value="145.70232" calcext:value-type="float">
            <text:p>145.70232</text:p>
          </table:table-cell>
          <table:table-cell office:value-type="float" office:value="268" calcext:value-type="float">
            <text:p>268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059;D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D-7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3675" calcext:value-type="float">
            <text:p>-36.3675</text:p>
          </table:table-cell>
          <table:table-cell office:value-type="float" office:value="145.70232" calcext:value-type="float">
            <text:p>145.70232</text:p>
          </table:table-cell>
          <table:table-cell office:value-type="float" office:value="268" calcext:value-type="float">
            <text:p>268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060;D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D-8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3675" calcext:value-type="float">
            <text:p>-36.3675</text:p>
          </table:table-cell>
          <table:table-cell office:value-type="float" office:value="145.70232" calcext:value-type="float">
            <text:p>145.70232</text:p>
          </table:table-cell>
          <table:table-cell office:value-type="float" office:value="268" calcext:value-type="float">
            <text:p>268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061;D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D-9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3675" calcext:value-type="float">
            <text:p>-36.3675</text:p>
          </table:table-cell>
          <table:table-cell office:value-type="float" office:value="145.70232" calcext:value-type="float">
            <text:p>145.70232</text:p>
          </table:table-cell>
          <table:table-cell office:value-type="float" office:value="268" calcext:value-type="float">
            <text:p>268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062;D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D-10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3675" calcext:value-type="float">
            <text:p>-36.3675</text:p>
          </table:table-cell>
          <table:table-cell office:value-type="float" office:value="145.70232" calcext:value-type="float">
            <text:p>145.70232</text:p>
          </table:table-cell>
          <table:table-cell office:value-type="float" office:value="268" calcext:value-type="float">
            <text:p>268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063;D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V-1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3.423" calcext:value-type="float">
            <text:p>-33.423</text:p>
          </table:table-cell>
          <table:table-cell office:value-type="float" office:value="149.752" calcext:value-type="float">
            <text:p>149.752</text:p>
          </table:table-cell>
          <table:table-cell office:value-type="float" office:value="844" calcext:value-type="float">
            <text:p>844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064;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V-2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3.423" calcext:value-type="float">
            <text:p>-33.423</text:p>
          </table:table-cell>
          <table:table-cell office:value-type="float" office:value="149.752" calcext:value-type="float">
            <text:p>149.752</text:p>
          </table:table-cell>
          <table:table-cell office:value-type="float" office:value="844" calcext:value-type="float">
            <text:p>844</text:p>
          </table:table-cell>
          <table:table-cell table:style-name="ce1"/>
          <table:table-cell office:value-type="string" calcext:value-type="string">
            <text:p>Source: Linda; failed—too few loci</text:p>
          </table:table-cell>
          <table:table-cell table:number-columns-repeated="2"/>
          <table:table-cell office:value-type="string" calcext:value-type="string">
            <text:p>A25065;V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V-3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3.423" calcext:value-type="float">
            <text:p>-33.423</text:p>
          </table:table-cell>
          <table:table-cell office:value-type="float" office:value="149.752" calcext:value-type="float">
            <text:p>149.752</text:p>
          </table:table-cell>
          <table:table-cell office:value-type="float" office:value="844" calcext:value-type="float">
            <text:p>844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066;V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V-4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3.423" calcext:value-type="float">
            <text:p>-33.423</text:p>
          </table:table-cell>
          <table:table-cell office:value-type="float" office:value="149.752" calcext:value-type="float">
            <text:p>149.752</text:p>
          </table:table-cell>
          <table:table-cell office:value-type="float" office:value="844" calcext:value-type="float">
            <text:p>844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067;V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V-5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3.423" calcext:value-type="float">
            <text:p>-33.423</text:p>
          </table:table-cell>
          <table:table-cell office:value-type="float" office:value="149.752" calcext:value-type="float">
            <text:p>149.752</text:p>
          </table:table-cell>
          <table:table-cell office:value-type="float" office:value="844" calcext:value-type="float">
            <text:p>844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068;V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V-6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3.423" calcext:value-type="float">
            <text:p>-33.423</text:p>
          </table:table-cell>
          <table:table-cell office:value-type="float" office:value="149.752" calcext:value-type="float">
            <text:p>149.752</text:p>
          </table:table-cell>
          <table:table-cell office:value-type="float" office:value="844" calcext:value-type="float">
            <text:p>844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069;V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V-7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3.423" calcext:value-type="float">
            <text:p>-33.423</text:p>
          </table:table-cell>
          <table:table-cell office:value-type="float" office:value="149.752" calcext:value-type="float">
            <text:p>149.752</text:p>
          </table:table-cell>
          <table:table-cell office:value-type="float" office:value="844" calcext:value-type="float">
            <text:p>844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070;V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V-8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3.423" calcext:value-type="float">
            <text:p>-33.423</text:p>
          </table:table-cell>
          <table:table-cell office:value-type="float" office:value="149.752" calcext:value-type="float">
            <text:p>149.752</text:p>
          </table:table-cell>
          <table:table-cell office:value-type="float" office:value="844" calcext:value-type="float">
            <text:p>844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071;V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V-9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3.423" calcext:value-type="float">
            <text:p>-33.423</text:p>
          </table:table-cell>
          <table:table-cell office:value-type="float" office:value="149.752" calcext:value-type="float">
            <text:p>149.752</text:p>
          </table:table-cell>
          <table:table-cell office:value-type="float" office:value="844" calcext:value-type="float">
            <text:p>844</text:p>
          </table:table-cell>
          <table:table-cell table:style-name="ce1"/>
          <table:table-cell office:value-type="string" calcext:value-type="string">
            <text:p>Source: Linda; failed—too few loci</text:p>
          </table:table-cell>
          <table:table-cell table:number-columns-repeated="2"/>
          <table:table-cell office:value-type="string" calcext:value-type="string">
            <text:p>A25072;V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V-10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3.423" calcext:value-type="float">
            <text:p>-33.423</text:p>
          </table:table-cell>
          <table:table-cell office:value-type="float" office:value="149.752" calcext:value-type="float">
            <text:p>149.752</text:p>
          </table:table-cell>
          <table:table-cell office:value-type="float" office:value="844" calcext:value-type="float">
            <text:p>844</text:p>
          </table:table-cell>
          <table:table-cell table:style-name="ce1"/>
          <table:table-cell office:value-type="string" calcext:value-type="string">
            <text:p>Source: Linda; failed—too few loci</text:p>
          </table:table-cell>
          <table:table-cell table:number-columns-repeated="2"/>
          <table:table-cell office:value-type="string" calcext:value-type="string">
            <text:p>A25073;V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A-2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388" calcext:value-type="float">
            <text:p>-36.388</text:p>
          </table:table-cell>
          <table:table-cell office:value-type="float" office:value="146.481" calcext:value-type="float">
            <text:p>146.481</text:p>
          </table:table-cell>
          <table:table-cell office:value-type="float" office:value="181" calcext:value-type="float">
            <text:p>181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074;A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A-3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388" calcext:value-type="float">
            <text:p>-36.388</text:p>
          </table:table-cell>
          <table:table-cell office:value-type="float" office:value="146.481" calcext:value-type="float">
            <text:p>146.481</text:p>
          </table:table-cell>
          <table:table-cell office:value-type="float" office:value="181" calcext:value-type="float">
            <text:p>181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075;A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A-4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388" calcext:value-type="float">
            <text:p>-36.388</text:p>
          </table:table-cell>
          <table:table-cell office:value-type="float" office:value="146.481" calcext:value-type="float">
            <text:p>146.481</text:p>
          </table:table-cell>
          <table:table-cell office:value-type="float" office:value="181" calcext:value-type="float">
            <text:p>181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076;A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A-5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388" calcext:value-type="float">
            <text:p>-36.388</text:p>
          </table:table-cell>
          <table:table-cell office:value-type="float" office:value="146.481" calcext:value-type="float">
            <text:p>146.481</text:p>
          </table:table-cell>
          <table:table-cell office:value-type="float" office:value="181" calcext:value-type="float">
            <text:p>181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077;A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A-6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388" calcext:value-type="float">
            <text:p>-36.388</text:p>
          </table:table-cell>
          <table:table-cell office:value-type="float" office:value="146.481" calcext:value-type="float">
            <text:p>146.481</text:p>
          </table:table-cell>
          <table:table-cell office:value-type="float" office:value="181" calcext:value-type="float">
            <text:p>181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078;A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A-7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388" calcext:value-type="float">
            <text:p>-36.388</text:p>
          </table:table-cell>
          <table:table-cell office:value-type="float" office:value="146.481" calcext:value-type="float">
            <text:p>146.481</text:p>
          </table:table-cell>
          <table:table-cell office:value-type="float" office:value="181" calcext:value-type="float">
            <text:p>181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079;A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A-8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388" calcext:value-type="float">
            <text:p>-36.388</text:p>
          </table:table-cell>
          <table:table-cell office:value-type="float" office:value="146.481" calcext:value-type="float">
            <text:p>146.481</text:p>
          </table:table-cell>
          <table:table-cell office:value-type="float" office:value="181" calcext:value-type="float">
            <text:p>181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080;A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A-9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388" calcext:value-type="float">
            <text:p>-36.388</text:p>
          </table:table-cell>
          <table:table-cell office:value-type="float" office:value="146.481" calcext:value-type="float">
            <text:p>146.481</text:p>
          </table:table-cell>
          <table:table-cell office:value-type="float" office:value="181" calcext:value-type="float">
            <text:p>181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081;A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A-10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388" calcext:value-type="float">
            <text:p>-36.388</text:p>
          </table:table-cell>
          <table:table-cell office:value-type="float" office:value="146.481" calcext:value-type="float">
            <text:p>146.481</text:p>
          </table:table-cell>
          <table:table-cell office:value-type="float" office:value="181" calcext:value-type="float">
            <text:p>181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082;A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A-11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388" calcext:value-type="float">
            <text:p>-36.388</text:p>
          </table:table-cell>
          <table:table-cell office:value-type="float" office:value="146.481" calcext:value-type="float">
            <text:p>146.481</text:p>
          </table:table-cell>
          <table:table-cell office:value-type="float" office:value="181" calcext:value-type="float">
            <text:p>181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083;A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1-1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3.416668" calcext:value-type="float">
            <text:p>-33.416668</text:p>
          </table:table-cell>
          <table:table-cell office:value-type="float" office:value="149.55055" calcext:value-type="float">
            <text:p>149.55055</text:p>
          </table:table-cell>
          <table:table-cell office:value-type="float" office:value="712" calcext:value-type="float">
            <text:p>712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084;site1-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1-2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3.416668" calcext:value-type="float">
            <text:p>-33.416668</text:p>
          </table:table-cell>
          <table:table-cell office:value-type="float" office:value="149.55055" calcext:value-type="float">
            <text:p>149.55055</text:p>
          </table:table-cell>
          <table:table-cell office:value-type="float" office:value="712" calcext:value-type="float">
            <text:p>712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085;site1-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1-3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3.416668" calcext:value-type="float">
            <text:p>-33.416668</text:p>
          </table:table-cell>
          <table:table-cell office:value-type="float" office:value="149.55055" calcext:value-type="float">
            <text:p>149.55055</text:p>
          </table:table-cell>
          <table:table-cell office:value-type="float" office:value="712" calcext:value-type="float">
            <text:p>712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086;site1-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1-4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3.416668" calcext:value-type="float">
            <text:p>-33.416668</text:p>
          </table:table-cell>
          <table:table-cell office:value-type="float" office:value="149.55055" calcext:value-type="float">
            <text:p>149.55055</text:p>
          </table:table-cell>
          <table:table-cell office:value-type="float" office:value="712" calcext:value-type="float">
            <text:p>712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087;site1-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1-5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3.416668" calcext:value-type="float">
            <text:p>-33.416668</text:p>
          </table:table-cell>
          <table:table-cell office:value-type="float" office:value="149.55055" calcext:value-type="float">
            <text:p>149.55055</text:p>
          </table:table-cell>
          <table:table-cell office:value-type="float" office:value="712" calcext:value-type="float">
            <text:p>712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088;site1-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1-6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3.416668" calcext:value-type="float">
            <text:p>-33.416668</text:p>
          </table:table-cell>
          <table:table-cell office:value-type="float" office:value="149.55055" calcext:value-type="float">
            <text:p>149.55055</text:p>
          </table:table-cell>
          <table:table-cell office:value-type="float" office:value="712" calcext:value-type="float">
            <text:p>712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089;site1-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1-7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3.416668" calcext:value-type="float">
            <text:p>-33.416668</text:p>
          </table:table-cell>
          <table:table-cell office:value-type="float" office:value="149.55055" calcext:value-type="float">
            <text:p>149.55055</text:p>
          </table:table-cell>
          <table:table-cell office:value-type="float" office:value="712" calcext:value-type="float">
            <text:p>712</text:p>
          </table:table-cell>
          <table:table-cell table:style-name="ce1"/>
          <table:table-cell office:value-type="string" calcext:value-type="string">
            <text:p>Source: Linda; failed—too few loci</text:p>
          </table:table-cell>
          <table:table-cell table:number-columns-repeated="2"/>
          <table:table-cell office:value-type="string" calcext:value-type="string">
            <text:p>A25090;site1-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1-8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3.416668" calcext:value-type="float">
            <text:p>-33.416668</text:p>
          </table:table-cell>
          <table:table-cell office:value-type="float" office:value="149.55055" calcext:value-type="float">
            <text:p>149.55055</text:p>
          </table:table-cell>
          <table:table-cell office:value-type="float" office:value="712" calcext:value-type="float">
            <text:p>712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091;site1-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1-9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3.416668" calcext:value-type="float">
            <text:p>-33.416668</text:p>
          </table:table-cell>
          <table:table-cell office:value-type="float" office:value="149.55055" calcext:value-type="float">
            <text:p>149.55055</text:p>
          </table:table-cell>
          <table:table-cell office:value-type="float" office:value="712" calcext:value-type="float">
            <text:p>712</text:p>
          </table:table-cell>
          <table:table-cell table:style-name="ce1"/>
          <table:table-cell office:value-type="string" calcext:value-type="string">
            <text:p>Source: Linda; failed—too few loci</text:p>
          </table:table-cell>
          <table:table-cell table:number-columns-repeated="2"/>
          <table:table-cell office:value-type="string" calcext:value-type="string">
            <text:p>A25092;site1-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1-10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3.416668" calcext:value-type="float">
            <text:p>-33.416668</text:p>
          </table:table-cell>
          <table:table-cell office:value-type="float" office:value="149.55055" calcext:value-type="float">
            <text:p>149.55055</text:p>
          </table:table-cell>
          <table:table-cell office:value-type="float" office:value="712" calcext:value-type="float">
            <text:p>712</text:p>
          </table:table-cell>
          <table:table-cell table:style-name="ce1"/>
          <table:table-cell office:value-type="string" calcext:value-type="string">
            <text:p>Source: Linda; outlier pca</text:p>
          </table:table-cell>
          <table:table-cell table:number-columns-repeated="2"/>
          <table:table-cell office:value-type="string" calcext:value-type="string">
            <text:p>A25093;site1-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C-1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5.03333" calcext:value-type="float">
            <text:p>-35.03333</text:p>
          </table:table-cell>
          <table:table-cell office:value-type="float" office:value="147.33333" calcext:value-type="float">
            <text:p>147.33333</text:p>
          </table:table-cell>
          <table:table-cell office:value-type="string" calcext:value-type="string">
            <text:p>?</text:p>
          </table:table-cell>
          <table:table-cell table:style-name="ce1"/>
          <table:table-cell office:value-type="string" calcext:value-type="string">
            <text:p>Source: Linda; failed—too few loci</text:p>
          </table:table-cell>
          <table:table-cell table:number-columns-repeated="2"/>
          <table:table-cell office:value-type="string" calcext:value-type="string">
            <text:p>A25094;C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C-2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5.03333" calcext:value-type="float">
            <text:p>-35.03333</text:p>
          </table:table-cell>
          <table:table-cell office:value-type="float" office:value="147.33333" calcext:value-type="float">
            <text:p>147.33333</text:p>
          </table:table-cell>
          <table:table-cell office:value-type="string" calcext:value-type="string">
            <text:p>?</text:p>
          </table:table-cell>
          <table:table-cell table:style-name="ce1"/>
          <table:table-cell office:value-type="string" calcext:value-type="string">
            <text:p>Source: Linda; outlier pca</text:p>
          </table:table-cell>
          <table:table-cell table:number-columns-repeated="2"/>
          <table:table-cell office:value-type="string" calcext:value-type="string">
            <text:p>A25095;C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C-3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5.03333" calcext:value-type="float">
            <text:p>-35.03333</text:p>
          </table:table-cell>
          <table:table-cell office:value-type="float" office:value="147.33333" calcext:value-type="float">
            <text:p>147.33333</text:p>
          </table:table-cell>
          <table:table-cell office:value-type="string" calcext:value-type="string">
            <text:p>?</text:p>
          </table:table-cell>
          <table:table-cell table:style-name="ce1"/>
          <table:table-cell office:value-type="string" calcext:value-type="string">
            <text:p>Source: Linda; failed—no reads</text:p>
          </table:table-cell>
          <table:table-cell table:number-columns-repeated="2"/>
          <table:table-cell office:value-type="string" calcext:value-type="string">
            <text:p>A25096;C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C-4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5.03333" calcext:value-type="float">
            <text:p>-35.03333</text:p>
          </table:table-cell>
          <table:table-cell office:value-type="float" office:value="147.33333" calcext:value-type="float">
            <text:p>147.33333</text:p>
          </table:table-cell>
          <table:table-cell office:value-type="string" calcext:value-type="string">
            <text:p>?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097;C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C-5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5.03333" calcext:value-type="float">
            <text:p>-35.03333</text:p>
          </table:table-cell>
          <table:table-cell office:value-type="float" office:value="147.33333" calcext:value-type="float">
            <text:p>147.33333</text:p>
          </table:table-cell>
          <table:table-cell office:value-type="string" calcext:value-type="string">
            <text:p>?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098;C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C-6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5.03333" calcext:value-type="float">
            <text:p>-35.03333</text:p>
          </table:table-cell>
          <table:table-cell office:value-type="float" office:value="147.33333" calcext:value-type="float">
            <text:p>147.33333</text:p>
          </table:table-cell>
          <table:table-cell office:value-type="string" calcext:value-type="string">
            <text:p>?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099;C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C-7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5.03333" calcext:value-type="float">
            <text:p>-35.03333</text:p>
          </table:table-cell>
          <table:table-cell office:value-type="float" office:value="147.33333" calcext:value-type="float">
            <text:p>147.33333</text:p>
          </table:table-cell>
          <table:table-cell office:value-type="string" calcext:value-type="string">
            <text:p>?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100;C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C-8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5.03333" calcext:value-type="float">
            <text:p>-35.03333</text:p>
          </table:table-cell>
          <table:table-cell office:value-type="float" office:value="147.33333" calcext:value-type="float">
            <text:p>147.33333</text:p>
          </table:table-cell>
          <table:table-cell office:value-type="string" calcext:value-type="string">
            <text:p>?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101;C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C-9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5.03333" calcext:value-type="float">
            <text:p>-35.03333</text:p>
          </table:table-cell>
          <table:table-cell office:value-type="float" office:value="147.33333" calcext:value-type="float">
            <text:p>147.33333</text:p>
          </table:table-cell>
          <table:table-cell office:value-type="string" calcext:value-type="string">
            <text:p>?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102;C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N2-1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3.6166" calcext:value-type="float">
            <text:p>-33.6166</text:p>
          </table:table-cell>
          <table:table-cell office:value-type="float" office:value="149.64452" calcext:value-type="float">
            <text:p>149.64452</text:p>
          </table:table-cell>
          <table:table-cell office:value-type="float" office:value="782" calcext:value-type="float">
            <text:p>782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103;N2-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N2-2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3.6166" calcext:value-type="float">
            <text:p>-33.6166</text:p>
          </table:table-cell>
          <table:table-cell office:value-type="float" office:value="149.64452" calcext:value-type="float">
            <text:p>149.64452</text:p>
          </table:table-cell>
          <table:table-cell office:value-type="float" office:value="782" calcext:value-type="float">
            <text:p>782</text:p>
          </table:table-cell>
          <table:table-cell table:style-name="ce1"/>
          <table:table-cell office:value-type="string" calcext:value-type="string">
            <text:p>Source: Linda; failed—too few loci</text:p>
          </table:table-cell>
          <table:table-cell table:number-columns-repeated="2"/>
          <table:table-cell office:value-type="string" calcext:value-type="string">
            <text:p>A25104;N2-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N2-3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3.6166" calcext:value-type="float">
            <text:p>-33.6166</text:p>
          </table:table-cell>
          <table:table-cell office:value-type="float" office:value="149.64452" calcext:value-type="float">
            <text:p>149.64452</text:p>
          </table:table-cell>
          <table:table-cell office:value-type="float" office:value="782" calcext:value-type="float">
            <text:p>782</text:p>
          </table:table-cell>
          <table:table-cell table:style-name="ce1"/>
          <table:table-cell office:value-type="string" calcext:value-type="string">
            <text:p>Source: Linda; failed—too few loci</text:p>
          </table:table-cell>
          <table:table-cell table:number-columns-repeated="2"/>
          <table:table-cell office:value-type="string" calcext:value-type="string">
            <text:p>A25105;N2-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N2-4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3.6166" calcext:value-type="float">
            <text:p>-33.6166</text:p>
          </table:table-cell>
          <table:table-cell office:value-type="float" office:value="149.64452" calcext:value-type="float">
            <text:p>149.64452</text:p>
          </table:table-cell>
          <table:table-cell office:value-type="float" office:value="782" calcext:value-type="float">
            <text:p>782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106;N2-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N2-5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3.6166" calcext:value-type="float">
            <text:p>-33.6166</text:p>
          </table:table-cell>
          <table:table-cell office:value-type="float" office:value="149.64452" calcext:value-type="float">
            <text:p>149.64452</text:p>
          </table:table-cell>
          <table:table-cell office:value-type="float" office:value="782" calcext:value-type="float">
            <text:p>782</text:p>
          </table:table-cell>
          <table:table-cell table:style-name="ce1"/>
          <table:table-cell office:value-type="string" calcext:value-type="string">
            <text:p>Source: Linda; failed—too few loci</text:p>
          </table:table-cell>
          <table:table-cell table:number-columns-repeated="2"/>
          <table:table-cell office:value-type="string" calcext:value-type="string">
            <text:p>A25107;N2-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N2-6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3.6166" calcext:value-type="float">
            <text:p>-33.6166</text:p>
          </table:table-cell>
          <table:table-cell office:value-type="float" office:value="149.64452" calcext:value-type="float">
            <text:p>149.64452</text:p>
          </table:table-cell>
          <table:table-cell office:value-type="float" office:value="782" calcext:value-type="float">
            <text:p>782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108;N2-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N2-7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3.6166" calcext:value-type="float">
            <text:p>-33.6166</text:p>
          </table:table-cell>
          <table:table-cell office:value-type="float" office:value="149.64452" calcext:value-type="float">
            <text:p>149.64452</text:p>
          </table:table-cell>
          <table:table-cell office:value-type="float" office:value="782" calcext:value-type="float">
            <text:p>782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109;N2-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N2-8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3.6166" calcext:value-type="float">
            <text:p>-33.6166</text:p>
          </table:table-cell>
          <table:table-cell office:value-type="float" office:value="149.64452" calcext:value-type="float">
            <text:p>149.64452</text:p>
          </table:table-cell>
          <table:table-cell office:value-type="float" office:value="782" calcext:value-type="float">
            <text:p>782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110;N2-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N2-9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3.6166" calcext:value-type="float">
            <text:p>-33.6166</text:p>
          </table:table-cell>
          <table:table-cell office:value-type="float" office:value="149.64452" calcext:value-type="float">
            <text:p>149.64452</text:p>
          </table:table-cell>
          <table:table-cell office:value-type="float" office:value="782" calcext:value-type="float">
            <text:p>782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111;N2-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N2-10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3.6166" calcext:value-type="float">
            <text:p>-33.6166</text:p>
          </table:table-cell>
          <table:table-cell office:value-type="float" office:value="149.64452" calcext:value-type="float">
            <text:p>149.64452</text:p>
          </table:table-cell>
          <table:table-cell office:value-type="float" office:value="782" calcext:value-type="float">
            <text:p>782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112;N2-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N1-1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4.036884" calcext:value-type="float">
            <text:p>-34.036884</text:p>
          </table:table-cell>
          <table:table-cell office:value-type="float" office:value="148.5675" calcext:value-type="float">
            <text:p>148.5675</text:p>
          </table:table-cell>
          <table:table-cell office:value-type="float" office:value="318" calcext:value-type="float">
            <text:p>318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113;N1-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N1-2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4.036884" calcext:value-type="float">
            <text:p>-34.036884</text:p>
          </table:table-cell>
          <table:table-cell office:value-type="float" office:value="148.5675" calcext:value-type="float">
            <text:p>148.5675</text:p>
          </table:table-cell>
          <table:table-cell office:value-type="float" office:value="318" calcext:value-type="float">
            <text:p>318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114;N1-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N1-3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4.036884" calcext:value-type="float">
            <text:p>-34.036884</text:p>
          </table:table-cell>
          <table:table-cell office:value-type="float" office:value="148.5675" calcext:value-type="float">
            <text:p>148.5675</text:p>
          </table:table-cell>
          <table:table-cell office:value-type="float" office:value="318" calcext:value-type="float">
            <text:p>318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115;N1-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N1-4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4.036884" calcext:value-type="float">
            <text:p>-34.036884</text:p>
          </table:table-cell>
          <table:table-cell office:value-type="float" office:value="148.5675" calcext:value-type="float">
            <text:p>148.5675</text:p>
          </table:table-cell>
          <table:table-cell office:value-type="float" office:value="318" calcext:value-type="float">
            <text:p>318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116;N1-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N1-5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4.036884" calcext:value-type="float">
            <text:p>-34.036884</text:p>
          </table:table-cell>
          <table:table-cell office:value-type="float" office:value="148.5675" calcext:value-type="float">
            <text:p>148.5675</text:p>
          </table:table-cell>
          <table:table-cell office:value-type="float" office:value="318" calcext:value-type="float">
            <text:p>318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117;N1-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N1-6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4.036884" calcext:value-type="float">
            <text:p>-34.036884</text:p>
          </table:table-cell>
          <table:table-cell office:value-type="float" office:value="148.5675" calcext:value-type="float">
            <text:p>148.5675</text:p>
          </table:table-cell>
          <table:table-cell office:value-type="float" office:value="318" calcext:value-type="float">
            <text:p>318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118;N1-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N1-7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4.036884" calcext:value-type="float">
            <text:p>-34.036884</text:p>
          </table:table-cell>
          <table:table-cell office:value-type="float" office:value="148.5675" calcext:value-type="float">
            <text:p>148.5675</text:p>
          </table:table-cell>
          <table:table-cell office:value-type="float" office:value="318" calcext:value-type="float">
            <text:p>318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119;N1-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N1-8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4.036884" calcext:value-type="float">
            <text:p>-34.036884</text:p>
          </table:table-cell>
          <table:table-cell office:value-type="float" office:value="148.5675" calcext:value-type="float">
            <text:p>148.5675</text:p>
          </table:table-cell>
          <table:table-cell office:value-type="float" office:value="318" calcext:value-type="float">
            <text:p>318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120;N1-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N1-9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4.036884" calcext:value-type="float">
            <text:p>-34.036884</text:p>
          </table:table-cell>
          <table:table-cell office:value-type="float" office:value="148.5675" calcext:value-type="float">
            <text:p>148.5675</text:p>
          </table:table-cell>
          <table:table-cell office:value-type="float" office:value="318" calcext:value-type="float">
            <text:p>318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121;N1-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N1-10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4.036884" calcext:value-type="float">
            <text:p>-34.036884</text:p>
          </table:table-cell>
          <table:table-cell office:value-type="float" office:value="148.5675" calcext:value-type="float">
            <text:p>148.5675</text:p>
          </table:table-cell>
          <table:table-cell office:value-type="float" office:value="318" calcext:value-type="float">
            <text:p>318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122;N1-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3-1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27.368696" calcext:value-type="float">
            <text:p>-27.368696</text:p>
          </table:table-cell>
          <table:table-cell office:value-type="float" office:value="152.03023" calcext:value-type="float">
            <text:p>152.03023</text:p>
          </table:table-cell>
          <table:table-cell office:value-type="float" office:value="625" calcext:value-type="float">
            <text:p>625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123;site3-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3-2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27.368696" calcext:value-type="float">
            <text:p>-27.368696</text:p>
          </table:table-cell>
          <table:table-cell office:value-type="float" office:value="152.03023" calcext:value-type="float">
            <text:p>152.03023</text:p>
          </table:table-cell>
          <table:table-cell office:value-type="float" office:value="625" calcext:value-type="float">
            <text:p>625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124;site3-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3-3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27.368696" calcext:value-type="float">
            <text:p>-27.368696</text:p>
          </table:table-cell>
          <table:table-cell office:value-type="float" office:value="152.03023" calcext:value-type="float">
            <text:p>152.03023</text:p>
          </table:table-cell>
          <table:table-cell office:value-type="float" office:value="625" calcext:value-type="float">
            <text:p>625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125;site3-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3-4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27.368696" calcext:value-type="float">
            <text:p>-27.368696</text:p>
          </table:table-cell>
          <table:table-cell office:value-type="float" office:value="152.03023" calcext:value-type="float">
            <text:p>152.03023</text:p>
          </table:table-cell>
          <table:table-cell office:value-type="float" office:value="625" calcext:value-type="float">
            <text:p>625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126;site3-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3-5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27.368696" calcext:value-type="float">
            <text:p>-27.368696</text:p>
          </table:table-cell>
          <table:table-cell office:value-type="float" office:value="152.03023" calcext:value-type="float">
            <text:p>152.03023</text:p>
          </table:table-cell>
          <table:table-cell office:value-type="float" office:value="625" calcext:value-type="float">
            <text:p>625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127;site3-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3-6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27.368696" calcext:value-type="float">
            <text:p>-27.368696</text:p>
          </table:table-cell>
          <table:table-cell office:value-type="float" office:value="152.03023" calcext:value-type="float">
            <text:p>152.03023</text:p>
          </table:table-cell>
          <table:table-cell office:value-type="float" office:value="625" calcext:value-type="float">
            <text:p>625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128;site3-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3-7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27.368696" calcext:value-type="float">
            <text:p>-27.368696</text:p>
          </table:table-cell>
          <table:table-cell office:value-type="float" office:value="152.03023" calcext:value-type="float">
            <text:p>152.03023</text:p>
          </table:table-cell>
          <table:table-cell office:value-type="float" office:value="625" calcext:value-type="float">
            <text:p>625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129;site3-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3-8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27.368696" calcext:value-type="float">
            <text:p>-27.368696</text:p>
          </table:table-cell>
          <table:table-cell office:value-type="float" office:value="152.03023" calcext:value-type="float">
            <text:p>152.03023</text:p>
          </table:table-cell>
          <table:table-cell office:value-type="float" office:value="625" calcext:value-type="float">
            <text:p>625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130;site3-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3-9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27.368696" calcext:value-type="float">
            <text:p>-27.368696</text:p>
          </table:table-cell>
          <table:table-cell office:value-type="float" office:value="152.03023" calcext:value-type="float">
            <text:p>152.03023</text:p>
          </table:table-cell>
          <table:table-cell office:value-type="float" office:value="625" calcext:value-type="float">
            <text:p>625</text:p>
          </table:table-cell>
          <table:table-cell table:style-name="ce1"/>
          <table:table-cell office:value-type="string" calcext:value-type="string">
            <text:p>Source: Linda; failed—too few loci</text:p>
          </table:table-cell>
          <table:table-cell table:number-columns-repeated="2"/>
          <table:table-cell office:value-type="string" calcext:value-type="string">
            <text:p>A25131;site3-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3-10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27.368696" calcext:value-type="float">
            <text:p>-27.368696</text:p>
          </table:table-cell>
          <table:table-cell office:value-type="float" office:value="152.03023" calcext:value-type="float">
            <text:p>152.03023</text:p>
          </table:table-cell>
          <table:table-cell office:value-type="float" office:value="625" calcext:value-type="float">
            <text:p>625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132;site3-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7-1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3.936944" calcext:value-type="float">
            <text:p>-33.936944</text:p>
          </table:table-cell>
          <table:table-cell office:value-type="float" office:value="116.963333" calcext:value-type="float">
            <text:p>116.963333</text:p>
          </table:table-cell>
          <table:table-cell office:value-type="string" calcext:value-type="string">
            <text:p>?</text:p>
          </table:table-cell>
          <table:table-cell table:style-name="ce1"/>
          <table:table-cell office:value-type="string" calcext:value-type="string">
            <text:p>Source: Linda; outlier—geographic</text:p>
          </table:table-cell>
          <table:table-cell table:number-columns-repeated="2"/>
          <table:table-cell office:value-type="string" calcext:value-type="string">
            <text:p>A25133;site7-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7-2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3.936944" calcext:value-type="float">
            <text:p>-33.936944</text:p>
          </table:table-cell>
          <table:table-cell office:value-type="float" office:value="116.963333" calcext:value-type="float">
            <text:p>116.963333</text:p>
          </table:table-cell>
          <table:table-cell office:value-type="string" calcext:value-type="string">
            <text:p>?</text:p>
          </table:table-cell>
          <table:table-cell table:style-name="ce1"/>
          <table:table-cell office:value-type="string" calcext:value-type="string">
            <text:p>Source: Linda; outlier—geographic</text:p>
          </table:table-cell>
          <table:table-cell table:number-columns-repeated="2"/>
          <table:table-cell office:value-type="string" calcext:value-type="string">
            <text:p>A25134;site7-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7-3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3.936944" calcext:value-type="float">
            <text:p>-33.936944</text:p>
          </table:table-cell>
          <table:table-cell office:value-type="float" office:value="116.963333" calcext:value-type="float">
            <text:p>116.963333</text:p>
          </table:table-cell>
          <table:table-cell office:value-type="string" calcext:value-type="string">
            <text:p>?</text:p>
          </table:table-cell>
          <table:table-cell table:style-name="ce1"/>
          <table:table-cell office:value-type="string" calcext:value-type="string">
            <text:p>Source: Linda; outlier—geographic</text:p>
          </table:table-cell>
          <table:table-cell table:number-columns-repeated="2"/>
          <table:table-cell office:value-type="string" calcext:value-type="string">
            <text:p>A25135;site7-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7-4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3.936944" calcext:value-type="float">
            <text:p>-33.936944</text:p>
          </table:table-cell>
          <table:table-cell office:value-type="float" office:value="116.963333" calcext:value-type="float">
            <text:p>116.963333</text:p>
          </table:table-cell>
          <table:table-cell office:value-type="string" calcext:value-type="string">
            <text:p>?</text:p>
          </table:table-cell>
          <table:table-cell table:style-name="ce1"/>
          <table:table-cell office:value-type="string" calcext:value-type="string">
            <text:p>Source: Linda; outlier—geographic</text:p>
          </table:table-cell>
          <table:table-cell table:number-columns-repeated="2"/>
          <table:table-cell office:value-type="string" calcext:value-type="string">
            <text:p>A25136;site7-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7-5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3.936944" calcext:value-type="float">
            <text:p>-33.936944</text:p>
          </table:table-cell>
          <table:table-cell office:value-type="float" office:value="116.963333" calcext:value-type="float">
            <text:p>116.963333</text:p>
          </table:table-cell>
          <table:table-cell office:value-type="string" calcext:value-type="string">
            <text:p>?</text:p>
          </table:table-cell>
          <table:table-cell table:style-name="ce1"/>
          <table:table-cell office:value-type="string" calcext:value-type="string">
            <text:p>Source: Linda; outlier—geographic; failed—too few loci</text:p>
          </table:table-cell>
          <table:table-cell table:number-columns-repeated="2"/>
          <table:table-cell office:value-type="string" calcext:value-type="string">
            <text:p>A25137;site7-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7-6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3.936944" calcext:value-type="float">
            <text:p>-33.936944</text:p>
          </table:table-cell>
          <table:table-cell office:value-type="float" office:value="116.963333" calcext:value-type="float">
            <text:p>116.963333</text:p>
          </table:table-cell>
          <table:table-cell office:value-type="string" calcext:value-type="string">
            <text:p>?</text:p>
          </table:table-cell>
          <table:table-cell table:style-name="ce1"/>
          <table:table-cell office:value-type="string" calcext:value-type="string">
            <text:p>Source: Linda; outlier—geographic</text:p>
          </table:table-cell>
          <table:table-cell table:number-columns-repeated="2"/>
          <table:table-cell office:value-type="string" calcext:value-type="string">
            <text:p>A25138;site7-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7-7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3.936944" calcext:value-type="float">
            <text:p>-33.936944</text:p>
          </table:table-cell>
          <table:table-cell office:value-type="float" office:value="116.963333" calcext:value-type="float">
            <text:p>116.963333</text:p>
          </table:table-cell>
          <table:table-cell office:value-type="string" calcext:value-type="string">
            <text:p>?</text:p>
          </table:table-cell>
          <table:table-cell table:style-name="ce1"/>
          <table:table-cell office:value-type="string" calcext:value-type="string">
            <text:p>Source: Linda; outlier—geographic</text:p>
          </table:table-cell>
          <table:table-cell table:number-columns-repeated="2"/>
          <table:table-cell office:value-type="string" calcext:value-type="string">
            <text:p>A25139;site7-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B-1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5.235664" calcext:value-type="float">
            <text:p>-35.235664</text:p>
          </table:table-cell>
          <table:table-cell office:value-type="float" office:value="149.16422" calcext:value-type="float">
            <text:p>149.16422</text:p>
          </table:table-cell>
          <table:table-cell office:value-type="float" office:value="613" calcext:value-type="float">
            <text:p>613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140;B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B-2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5.235664" calcext:value-type="float">
            <text:p>-35.235664</text:p>
          </table:table-cell>
          <table:table-cell office:value-type="float" office:value="149.16422" calcext:value-type="float">
            <text:p>149.16422</text:p>
          </table:table-cell>
          <table:table-cell office:value-type="float" office:value="613" calcext:value-type="float">
            <text:p>613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141;B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B-3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5.235664" calcext:value-type="float">
            <text:p>-35.235664</text:p>
          </table:table-cell>
          <table:table-cell office:value-type="float" office:value="149.16422" calcext:value-type="float">
            <text:p>149.16422</text:p>
          </table:table-cell>
          <table:table-cell office:value-type="float" office:value="613" calcext:value-type="float">
            <text:p>613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142;B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B-4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5.235664" calcext:value-type="float">
            <text:p>-35.235664</text:p>
          </table:table-cell>
          <table:table-cell office:value-type="float" office:value="149.16422" calcext:value-type="float">
            <text:p>149.16422</text:p>
          </table:table-cell>
          <table:table-cell office:value-type="float" office:value="613" calcext:value-type="float">
            <text:p>613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143;B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B-5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5.235664" calcext:value-type="float">
            <text:p>-35.235664</text:p>
          </table:table-cell>
          <table:table-cell office:value-type="float" office:value="149.16422" calcext:value-type="float">
            <text:p>149.16422</text:p>
          </table:table-cell>
          <table:table-cell office:value-type="float" office:value="613" calcext:value-type="float">
            <text:p>613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144;B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B-6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5.235664" calcext:value-type="float">
            <text:p>-35.235664</text:p>
          </table:table-cell>
          <table:table-cell office:value-type="float" office:value="149.16422" calcext:value-type="float">
            <text:p>149.16422</text:p>
          </table:table-cell>
          <table:table-cell office:value-type="float" office:value="613" calcext:value-type="float">
            <text:p>613</text:p>
          </table:table-cell>
          <table:table-cell table:style-name="ce1"/>
          <table:table-cell office:value-type="string" calcext:value-type="string">
            <text:p>Source: Linda; failed—too few loci</text:p>
          </table:table-cell>
          <table:table-cell table:number-columns-repeated="2"/>
          <table:table-cell office:value-type="string" calcext:value-type="string">
            <text:p>A25145;B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B-7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5.235664" calcext:value-type="float">
            <text:p>-35.235664</text:p>
          </table:table-cell>
          <table:table-cell office:value-type="float" office:value="149.16422" calcext:value-type="float">
            <text:p>149.16422</text:p>
          </table:table-cell>
          <table:table-cell office:value-type="float" office:value="613" calcext:value-type="float">
            <text:p>613</text:p>
          </table:table-cell>
          <table:table-cell table:style-name="ce1"/>
          <table:table-cell office:value-type="string" calcext:value-type="string">
            <text:p>Source: Linda; failed—too few loci</text:p>
          </table:table-cell>
          <table:table-cell table:number-columns-repeated="2"/>
          <table:table-cell office:value-type="string" calcext:value-type="string">
            <text:p>A25146;B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B-8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5.235664" calcext:value-type="float">
            <text:p>-35.235664</text:p>
          </table:table-cell>
          <table:table-cell office:value-type="float" office:value="149.16422" calcext:value-type="float">
            <text:p>149.16422</text:p>
          </table:table-cell>
          <table:table-cell office:value-type="float" office:value="613" calcext:value-type="float">
            <text:p>613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147;B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B-9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5.235664" calcext:value-type="float">
            <text:p>-35.235664</text:p>
          </table:table-cell>
          <table:table-cell office:value-type="float" office:value="149.16422" calcext:value-type="float">
            <text:p>149.16422</text:p>
          </table:table-cell>
          <table:table-cell office:value-type="float" office:value="613" calcext:value-type="float">
            <text:p>613</text:p>
          </table:table-cell>
          <table:table-cell table:style-name="ce1"/>
          <table:table-cell office:value-type="string" calcext:value-type="string">
            <text:p>Source: Linda; failed—too few loci</text:p>
          </table:table-cell>
          <table:table-cell table:number-columns-repeated="2"/>
          <table:table-cell office:value-type="string" calcext:value-type="string">
            <text:p>A25148;B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B-10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5.235664" calcext:value-type="float">
            <text:p>-35.235664</text:p>
          </table:table-cell>
          <table:table-cell office:value-type="float" office:value="149.16422" calcext:value-type="float">
            <text:p>149.16422</text:p>
          </table:table-cell>
          <table:table-cell office:value-type="float" office:value="613" calcext:value-type="float">
            <text:p>613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149;B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J2-1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3.121143" calcext:value-type="float">
            <text:p>-33.121143</text:p>
          </table:table-cell>
          <table:table-cell office:value-type="float" office:value="149.05785" calcext:value-type="float">
            <text:p>149.05785</text:p>
          </table:table-cell>
          <table:table-cell office:value-type="float" office:value="709" calcext:value-type="float">
            <text:p>709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150;J2-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J2-2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3.121143" calcext:value-type="float">
            <text:p>-33.121143</text:p>
          </table:table-cell>
          <table:table-cell office:value-type="float" office:value="149.05785" calcext:value-type="float">
            <text:p>149.05785</text:p>
          </table:table-cell>
          <table:table-cell office:value-type="float" office:value="709" calcext:value-type="float">
            <text:p>709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151;J2-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J2-3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3.121143" calcext:value-type="float">
            <text:p>-33.121143</text:p>
          </table:table-cell>
          <table:table-cell office:value-type="float" office:value="149.05785" calcext:value-type="float">
            <text:p>149.05785</text:p>
          </table:table-cell>
          <table:table-cell office:value-type="float" office:value="709" calcext:value-type="float">
            <text:p>709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152;J2-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J2-4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3.121143" calcext:value-type="float">
            <text:p>-33.121143</text:p>
          </table:table-cell>
          <table:table-cell office:value-type="float" office:value="149.05785" calcext:value-type="float">
            <text:p>149.05785</text:p>
          </table:table-cell>
          <table:table-cell office:value-type="float" office:value="709" calcext:value-type="float">
            <text:p>709</text:p>
          </table:table-cell>
          <table:table-cell table:style-name="ce1"/>
          <table:table-cell office:value-type="string" calcext:value-type="string">
            <text:p>Source: Linda; failed—too few loci</text:p>
          </table:table-cell>
          <table:table-cell table:number-columns-repeated="2"/>
          <table:table-cell office:value-type="string" calcext:value-type="string">
            <text:p>A25153;J2-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J2-5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3.121143" calcext:value-type="float">
            <text:p>-33.121143</text:p>
          </table:table-cell>
          <table:table-cell office:value-type="float" office:value="149.05785" calcext:value-type="float">
            <text:p>149.05785</text:p>
          </table:table-cell>
          <table:table-cell office:value-type="float" office:value="709" calcext:value-type="float">
            <text:p>709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154;J2-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J2-6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3.121143" calcext:value-type="float">
            <text:p>-33.121143</text:p>
          </table:table-cell>
          <table:table-cell office:value-type="float" office:value="149.05785" calcext:value-type="float">
            <text:p>149.05785</text:p>
          </table:table-cell>
          <table:table-cell office:value-type="float" office:value="709" calcext:value-type="float">
            <text:p>709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155;J2-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J2-7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3.121143" calcext:value-type="float">
            <text:p>-33.121143</text:p>
          </table:table-cell>
          <table:table-cell office:value-type="float" office:value="149.05785" calcext:value-type="float">
            <text:p>149.05785</text:p>
          </table:table-cell>
          <table:table-cell office:value-type="float" office:value="709" calcext:value-type="float">
            <text:p>709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156;J2-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J2-8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3.121143" calcext:value-type="float">
            <text:p>-33.121143</text:p>
          </table:table-cell>
          <table:table-cell office:value-type="float" office:value="149.05785" calcext:value-type="float">
            <text:p>149.05785</text:p>
          </table:table-cell>
          <table:table-cell office:value-type="float" office:value="709" calcext:value-type="float">
            <text:p>709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157;J2-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J2-9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3.121143" calcext:value-type="float">
            <text:p>-33.121143</text:p>
          </table:table-cell>
          <table:table-cell office:value-type="float" office:value="149.05785" calcext:value-type="float">
            <text:p>149.05785</text:p>
          </table:table-cell>
          <table:table-cell office:value-type="float" office:value="709" calcext:value-type="float">
            <text:p>709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158;J2-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J2-10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3.121143" calcext:value-type="float">
            <text:p>-33.121143</text:p>
          </table:table-cell>
          <table:table-cell office:value-type="float" office:value="149.05785" calcext:value-type="float">
            <text:p>149.05785</text:p>
          </table:table-cell>
          <table:table-cell office:value-type="float" office:value="709" calcext:value-type="float">
            <text:p>709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159;J2-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17-1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3.44218" calcext:value-type="float">
            <text:p>-33.44218</text:p>
          </table:table-cell>
          <table:table-cell office:value-type="float" office:value="147.51628" calcext:value-type="float">
            <text:p>147.51628</text:p>
          </table:table-cell>
          <table:table-cell office:value-type="float" office:value="213" calcext:value-type="float">
            <text:p>213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160;site17-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17-2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3.44218" calcext:value-type="float">
            <text:p>-33.44218</text:p>
          </table:table-cell>
          <table:table-cell office:value-type="float" office:value="147.51628" calcext:value-type="float">
            <text:p>147.51628</text:p>
          </table:table-cell>
          <table:table-cell office:value-type="float" office:value="213" calcext:value-type="float">
            <text:p>213</text:p>
          </table:table-cell>
          <table:table-cell table:style-name="ce1"/>
          <table:table-cell office:value-type="string" calcext:value-type="string">
            <text:p>Source: Linda; failed—too few loci</text:p>
          </table:table-cell>
          <table:table-cell table:number-columns-repeated="2"/>
          <table:table-cell office:value-type="string" calcext:value-type="string">
            <text:p>A25161;site17-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17-3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3.44218" calcext:value-type="float">
            <text:p>-33.44218</text:p>
          </table:table-cell>
          <table:table-cell office:value-type="float" office:value="147.51628" calcext:value-type="float">
            <text:p>147.51628</text:p>
          </table:table-cell>
          <table:table-cell office:value-type="float" office:value="213" calcext:value-type="float">
            <text:p>213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162;site17-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17-4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3.44218" calcext:value-type="float">
            <text:p>-33.44218</text:p>
          </table:table-cell>
          <table:table-cell office:value-type="float" office:value="147.51628" calcext:value-type="float">
            <text:p>147.51628</text:p>
          </table:table-cell>
          <table:table-cell office:value-type="float" office:value="213" calcext:value-type="float">
            <text:p>213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163;site17-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17-5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3.44218" calcext:value-type="float">
            <text:p>-33.44218</text:p>
          </table:table-cell>
          <table:table-cell office:value-type="float" office:value="147.51628" calcext:value-type="float">
            <text:p>147.51628</text:p>
          </table:table-cell>
          <table:table-cell office:value-type="float" office:value="213" calcext:value-type="float">
            <text:p>213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164;site17-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17-6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3.44218" calcext:value-type="float">
            <text:p>-33.44218</text:p>
          </table:table-cell>
          <table:table-cell office:value-type="float" office:value="147.51628" calcext:value-type="float">
            <text:p>147.51628</text:p>
          </table:table-cell>
          <table:table-cell office:value-type="float" office:value="213" calcext:value-type="float">
            <text:p>213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165;site17-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17-7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3.44218" calcext:value-type="float">
            <text:p>-33.44218</text:p>
          </table:table-cell>
          <table:table-cell office:value-type="float" office:value="147.51628" calcext:value-type="float">
            <text:p>147.51628</text:p>
          </table:table-cell>
          <table:table-cell office:value-type="float" office:value="213" calcext:value-type="float">
            <text:p>213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166;site17-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17-8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3.44218" calcext:value-type="float">
            <text:p>-33.44218</text:p>
          </table:table-cell>
          <table:table-cell office:value-type="float" office:value="147.51628" calcext:value-type="float">
            <text:p>147.51628</text:p>
          </table:table-cell>
          <table:table-cell office:value-type="float" office:value="213" calcext:value-type="float">
            <text:p>213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167;site17-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17-9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3.44218" calcext:value-type="float">
            <text:p>-33.44218</text:p>
          </table:table-cell>
          <table:table-cell office:value-type="float" office:value="147.51628" calcext:value-type="float">
            <text:p>147.51628</text:p>
          </table:table-cell>
          <table:table-cell office:value-type="float" office:value="213" calcext:value-type="float">
            <text:p>213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168;site17-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17-10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3.44218" calcext:value-type="float">
            <text:p>-33.44218</text:p>
          </table:table-cell>
          <table:table-cell office:value-type="float" office:value="147.51628" calcext:value-type="float">
            <text:p>147.51628</text:p>
          </table:table-cell>
          <table:table-cell office:value-type="float" office:value="213" calcext:value-type="float">
            <text:p>213</text:p>
          </table:table-cell>
          <table:table-cell table:style-name="ce1"/>
          <table:table-cell office:value-type="string" calcext:value-type="string">
            <text:p>Source: Linda; failed—too few loci</text:p>
          </table:table-cell>
          <table:table-cell table:number-columns-repeated="2"/>
          <table:table-cell office:value-type="string" calcext:value-type="string">
            <text:p>A25169;site17-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11-1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5.40026" calcext:value-type="float">
            <text:p>-35.40026</text:p>
          </table:table-cell>
          <table:table-cell office:value-type="float" office:value="149.1318" calcext:value-type="float">
            <text:p>149.1318</text:p>
          </table:table-cell>
          <table:table-cell office:value-type="float" office:value="669" calcext:value-type="float">
            <text:p>669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170;site11-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11-2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5.40026" calcext:value-type="float">
            <text:p>-35.40026</text:p>
          </table:table-cell>
          <table:table-cell office:value-type="float" office:value="149.1318" calcext:value-type="float">
            <text:p>149.1318</text:p>
          </table:table-cell>
          <table:table-cell office:value-type="float" office:value="669" calcext:value-type="float">
            <text:p>669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171;site11-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11-3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5.40026" calcext:value-type="float">
            <text:p>-35.40026</text:p>
          </table:table-cell>
          <table:table-cell office:value-type="float" office:value="149.1318" calcext:value-type="float">
            <text:p>149.1318</text:p>
          </table:table-cell>
          <table:table-cell office:value-type="float" office:value="669" calcext:value-type="float">
            <text:p>669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172;site11-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11-4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5.40026" calcext:value-type="float">
            <text:p>-35.40026</text:p>
          </table:table-cell>
          <table:table-cell office:value-type="float" office:value="149.1318" calcext:value-type="float">
            <text:p>149.1318</text:p>
          </table:table-cell>
          <table:table-cell office:value-type="float" office:value="669" calcext:value-type="float">
            <text:p>669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173;site11-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11-5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5.40026" calcext:value-type="float">
            <text:p>-35.40026</text:p>
          </table:table-cell>
          <table:table-cell office:value-type="float" office:value="149.1318" calcext:value-type="float">
            <text:p>149.1318</text:p>
          </table:table-cell>
          <table:table-cell office:value-type="float" office:value="669" calcext:value-type="float">
            <text:p>669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174;site11-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11-6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5.40026" calcext:value-type="float">
            <text:p>-35.40026</text:p>
          </table:table-cell>
          <table:table-cell office:value-type="float" office:value="149.1318" calcext:value-type="float">
            <text:p>149.1318</text:p>
          </table:table-cell>
          <table:table-cell office:value-type="float" office:value="669" calcext:value-type="float">
            <text:p>669</text:p>
          </table:table-cell>
          <table:table-cell table:style-name="ce1"/>
          <table:table-cell office:value-type="string" calcext:value-type="string">
            <text:p>Source: Linda; failed—too few loci</text:p>
          </table:table-cell>
          <table:table-cell table:number-columns-repeated="2"/>
          <table:table-cell office:value-type="string" calcext:value-type="string">
            <text:p>A25175;site11-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11-7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5.40026" calcext:value-type="float">
            <text:p>-35.40026</text:p>
          </table:table-cell>
          <table:table-cell office:value-type="float" office:value="149.1318" calcext:value-type="float">
            <text:p>149.1318</text:p>
          </table:table-cell>
          <table:table-cell office:value-type="float" office:value="669" calcext:value-type="float">
            <text:p>669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176;site11-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11-8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5.40026" calcext:value-type="float">
            <text:p>-35.40026</text:p>
          </table:table-cell>
          <table:table-cell office:value-type="float" office:value="149.1318" calcext:value-type="float">
            <text:p>149.1318</text:p>
          </table:table-cell>
          <table:table-cell office:value-type="float" office:value="669" calcext:value-type="float">
            <text:p>669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177;site11-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11-9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5.40026" calcext:value-type="float">
            <text:p>-35.40026</text:p>
          </table:table-cell>
          <table:table-cell office:value-type="float" office:value="149.1318" calcext:value-type="float">
            <text:p>149.1318</text:p>
          </table:table-cell>
          <table:table-cell office:value-type="float" office:value="669" calcext:value-type="float">
            <text:p>669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178;site11-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11-10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5.40026" calcext:value-type="float">
            <text:p>-35.40026</text:p>
          </table:table-cell>
          <table:table-cell office:value-type="float" office:value="149.1318" calcext:value-type="float">
            <text:p>149.1318</text:p>
          </table:table-cell>
          <table:table-cell office:value-type="float" office:value="669" calcext:value-type="float">
            <text:p>669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179;site11-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i2-1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54041" calcext:value-type="float">
            <text:p>-36.54041</text:p>
          </table:table-cell>
          <table:table-cell office:value-type="float" office:value="146.10739" calcext:value-type="float">
            <text:p>146.10739</text:p>
          </table:table-cell>
          <table:table-cell office:value-type="float" office:value="195" calcext:value-type="float">
            <text:p>195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180;i2-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i2-2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54041" calcext:value-type="float">
            <text:p>-36.54041</text:p>
          </table:table-cell>
          <table:table-cell office:value-type="float" office:value="146.10739" calcext:value-type="float">
            <text:p>146.10739</text:p>
          </table:table-cell>
          <table:table-cell office:value-type="float" office:value="195" calcext:value-type="float">
            <text:p>195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181;i2-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i2-3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54041" calcext:value-type="float">
            <text:p>-36.54041</text:p>
          </table:table-cell>
          <table:table-cell office:value-type="float" office:value="146.10739" calcext:value-type="float">
            <text:p>146.10739</text:p>
          </table:table-cell>
          <table:table-cell office:value-type="float" office:value="195" calcext:value-type="float">
            <text:p>195</text:p>
          </table:table-cell>
          <table:table-cell table:style-name="ce1"/>
          <table:table-cell office:value-type="string" calcext:value-type="string">
            <text:p>Source: Linda; failed—too few loci</text:p>
          </table:table-cell>
          <table:table-cell table:number-columns-repeated="2"/>
          <table:table-cell office:value-type="string" calcext:value-type="string">
            <text:p>A25182;i2-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i2-4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54041" calcext:value-type="float">
            <text:p>-36.54041</text:p>
          </table:table-cell>
          <table:table-cell office:value-type="float" office:value="146.10739" calcext:value-type="float">
            <text:p>146.10739</text:p>
          </table:table-cell>
          <table:table-cell office:value-type="float" office:value="195" calcext:value-type="float">
            <text:p>195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183;i2-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i2-5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54041" calcext:value-type="float">
            <text:p>-36.54041</text:p>
          </table:table-cell>
          <table:table-cell office:value-type="float" office:value="146.10739" calcext:value-type="float">
            <text:p>146.10739</text:p>
          </table:table-cell>
          <table:table-cell office:value-type="float" office:value="195" calcext:value-type="float">
            <text:p>195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184;i2-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i2-6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54041" calcext:value-type="float">
            <text:p>-36.54041</text:p>
          </table:table-cell>
          <table:table-cell office:value-type="float" office:value="146.10739" calcext:value-type="float">
            <text:p>146.10739</text:p>
          </table:table-cell>
          <table:table-cell office:value-type="float" office:value="195" calcext:value-type="float">
            <text:p>195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185;i2-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i2-7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54041" calcext:value-type="float">
            <text:p>-36.54041</text:p>
          </table:table-cell>
          <table:table-cell office:value-type="float" office:value="146.10739" calcext:value-type="float">
            <text:p>146.10739</text:p>
          </table:table-cell>
          <table:table-cell office:value-type="float" office:value="195" calcext:value-type="float">
            <text:p>195</text:p>
          </table:table-cell>
          <table:table-cell table:style-name="ce1"/>
          <table:table-cell office:value-type="string" calcext:value-type="string">
            <text:p>Source: Linda; failed—too few loci</text:p>
          </table:table-cell>
          <table:table-cell table:number-columns-repeated="2"/>
          <table:table-cell office:value-type="string" calcext:value-type="string">
            <text:p>A25186;i2-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i2-8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54041" calcext:value-type="float">
            <text:p>-36.54041</text:p>
          </table:table-cell>
          <table:table-cell office:value-type="float" office:value="146.10739" calcext:value-type="float">
            <text:p>146.10739</text:p>
          </table:table-cell>
          <table:table-cell office:value-type="float" office:value="195" calcext:value-type="float">
            <text:p>195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187;i2-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i2-9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54041" calcext:value-type="float">
            <text:p>-36.54041</text:p>
          </table:table-cell>
          <table:table-cell office:value-type="float" office:value="146.10739" calcext:value-type="float">
            <text:p>146.10739</text:p>
          </table:table-cell>
          <table:table-cell office:value-type="float" office:value="195" calcext:value-type="float">
            <text:p>195</text:p>
          </table:table-cell>
          <table:table-cell table:style-name="ce1"/>
          <table:table-cell office:value-type="string" calcext:value-type="string">
            <text:p>Source: Linda; failed—too few loci</text:p>
          </table:table-cell>
          <table:table-cell table:number-columns-repeated="2"/>
          <table:table-cell office:value-type="string" calcext:value-type="string">
            <text:p>A25188;i2-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i2-10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54041" calcext:value-type="float">
            <text:p>-36.54041</text:p>
          </table:table-cell>
          <table:table-cell office:value-type="float" office:value="146.10739" calcext:value-type="float">
            <text:p>146.10739</text:p>
          </table:table-cell>
          <table:table-cell office:value-type="float" office:value="195" calcext:value-type="float">
            <text:p>195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189;i2-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16-1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3.224724" calcext:value-type="float">
            <text:p>-33.224724</text:p>
          </table:table-cell>
          <table:table-cell office:value-type="float" office:value="149.28056" calcext:value-type="float">
            <text:p>149.28056</text:p>
          </table:table-cell>
          <table:table-cell office:value-type="string" calcext:value-type="string">
            <text:p>?</text:p>
          </table:table-cell>
          <table:table-cell table:style-name="ce1"/>
          <table:table-cell office:value-type="string" calcext:value-type="string">
            <text:p>Source: Linda; failed—too few loci</text:p>
          </table:table-cell>
          <table:table-cell table:number-columns-repeated="2"/>
          <table:table-cell office:value-type="string" calcext:value-type="string">
            <text:p>A25190;site16-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16-2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3.224724" calcext:value-type="float">
            <text:p>-33.224724</text:p>
          </table:table-cell>
          <table:table-cell office:value-type="float" office:value="149.28056" calcext:value-type="float">
            <text:p>149.28056</text:p>
          </table:table-cell>
          <table:table-cell office:value-type="string" calcext:value-type="string">
            <text:p>?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191;site16-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16-3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3.224724" calcext:value-type="float">
            <text:p>-33.224724</text:p>
          </table:table-cell>
          <table:table-cell office:value-type="float" office:value="149.28056" calcext:value-type="float">
            <text:p>149.28056</text:p>
          </table:table-cell>
          <table:table-cell office:value-type="string" calcext:value-type="string">
            <text:p>?</text:p>
          </table:table-cell>
          <table:table-cell table:style-name="ce1"/>
          <table:table-cell office:value-type="string" calcext:value-type="string">
            <text:p>Source: Linda; failed—no reads</text:p>
          </table:table-cell>
          <table:table-cell table:number-columns-repeated="2"/>
          <table:table-cell office:value-type="string" calcext:value-type="string">
            <text:p>A25192;site16-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16-4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3.224724" calcext:value-type="float">
            <text:p>-33.224724</text:p>
          </table:table-cell>
          <table:table-cell office:value-type="float" office:value="149.28056" calcext:value-type="float">
            <text:p>149.28056</text:p>
          </table:table-cell>
          <table:table-cell office:value-type="string" calcext:value-type="string">
            <text:p>?</text:p>
          </table:table-cell>
          <table:table-cell table:style-name="ce1"/>
          <table:table-cell office:value-type="string" calcext:value-type="string">
            <text:p>Source: Linda; outlier pca</text:p>
          </table:table-cell>
          <table:table-cell table:number-columns-repeated="2"/>
          <table:table-cell office:value-type="string" calcext:value-type="string">
            <text:p>A25193;site16-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16-5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3.224724" calcext:value-type="float">
            <text:p>-33.224724</text:p>
          </table:table-cell>
          <table:table-cell office:value-type="float" office:value="149.28056" calcext:value-type="float">
            <text:p>149.28056</text:p>
          </table:table-cell>
          <table:table-cell office:value-type="string" calcext:value-type="string">
            <text:p>?</text:p>
          </table:table-cell>
          <table:table-cell table:style-name="ce1"/>
          <table:table-cell office:value-type="string" calcext:value-type="string">
            <text:p>Source: Linda; outlier pca</text:p>
          </table:table-cell>
          <table:table-cell table:number-columns-repeated="2"/>
          <table:table-cell office:value-type="string" calcext:value-type="string">
            <text:p>A25194;site16-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16-6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3.224724" calcext:value-type="float">
            <text:p>-33.224724</text:p>
          </table:table-cell>
          <table:table-cell office:value-type="float" office:value="149.28056" calcext:value-type="float">
            <text:p>149.28056</text:p>
          </table:table-cell>
          <table:table-cell office:value-type="string" calcext:value-type="string">
            <text:p>?</text:p>
          </table:table-cell>
          <table:table-cell table:style-name="ce1"/>
          <table:table-cell office:value-type="string" calcext:value-type="string">
            <text:p>Source: Linda; outlier pca</text:p>
          </table:table-cell>
          <table:table-cell table:number-columns-repeated="2"/>
          <table:table-cell office:value-type="string" calcext:value-type="string">
            <text:p>A25195;site16-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16-7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3.224724" calcext:value-type="float">
            <text:p>-33.224724</text:p>
          </table:table-cell>
          <table:table-cell office:value-type="float" office:value="149.28056" calcext:value-type="float">
            <text:p>149.28056</text:p>
          </table:table-cell>
          <table:table-cell office:value-type="string" calcext:value-type="string">
            <text:p>?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196;site16-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2-1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6755" calcext:value-type="float">
            <text:p>-36.6755</text:p>
          </table:table-cell>
          <table:table-cell office:value-type="float" office:value="146.26477" calcext:value-type="float">
            <text:p>146.26477</text:p>
          </table:table-cell>
          <table:table-cell office:value-type="float" office:value="236" calcext:value-type="float">
            <text:p>236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197;site2-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2-2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6755" calcext:value-type="float">
            <text:p>-36.6755</text:p>
          </table:table-cell>
          <table:table-cell office:value-type="float" office:value="146.26477" calcext:value-type="float">
            <text:p>146.26477</text:p>
          </table:table-cell>
          <table:table-cell office:value-type="float" office:value="236" calcext:value-type="float">
            <text:p>236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198;site2-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2-3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6755" calcext:value-type="float">
            <text:p>-36.6755</text:p>
          </table:table-cell>
          <table:table-cell office:value-type="float" office:value="146.26477" calcext:value-type="float">
            <text:p>146.26477</text:p>
          </table:table-cell>
          <table:table-cell office:value-type="float" office:value="236" calcext:value-type="float">
            <text:p>236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199;site2-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2-4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6755" calcext:value-type="float">
            <text:p>-36.6755</text:p>
          </table:table-cell>
          <table:table-cell office:value-type="float" office:value="146.26477" calcext:value-type="float">
            <text:p>146.26477</text:p>
          </table:table-cell>
          <table:table-cell office:value-type="float" office:value="236" calcext:value-type="float">
            <text:p>236</text:p>
          </table:table-cell>
          <table:table-cell table:style-name="ce1"/>
          <table:table-cell office:value-type="string" calcext:value-type="string">
            <text:p>Source: Linda; failed—too few loci</text:p>
          </table:table-cell>
          <table:table-cell table:number-columns-repeated="2"/>
          <table:table-cell office:value-type="string" calcext:value-type="string">
            <text:p>A25200;site2-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2-5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6755" calcext:value-type="float">
            <text:p>-36.6755</text:p>
          </table:table-cell>
          <table:table-cell office:value-type="float" office:value="146.26477" calcext:value-type="float">
            <text:p>146.26477</text:p>
          </table:table-cell>
          <table:table-cell office:value-type="float" office:value="236" calcext:value-type="float">
            <text:p>236</text:p>
          </table:table-cell>
          <table:table-cell table:style-name="ce1"/>
          <table:table-cell office:value-type="string" calcext:value-type="string">
            <text:p>Source: Linda; failed—too few loci</text:p>
          </table:table-cell>
          <table:table-cell table:number-columns-repeated="2"/>
          <table:table-cell office:value-type="string" calcext:value-type="string">
            <text:p>A25201;site2-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2-6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6755" calcext:value-type="float">
            <text:p>-36.6755</text:p>
          </table:table-cell>
          <table:table-cell office:value-type="float" office:value="146.26477" calcext:value-type="float">
            <text:p>146.26477</text:p>
          </table:table-cell>
          <table:table-cell office:value-type="float" office:value="236" calcext:value-type="float">
            <text:p>236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202;site2-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2-7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6755" calcext:value-type="float">
            <text:p>-36.6755</text:p>
          </table:table-cell>
          <table:table-cell office:value-type="float" office:value="146.26477" calcext:value-type="float">
            <text:p>146.26477</text:p>
          </table:table-cell>
          <table:table-cell office:value-type="float" office:value="236" calcext:value-type="float">
            <text:p>236</text:p>
          </table:table-cell>
          <table:table-cell table:style-name="ce1"/>
          <table:table-cell office:value-type="string" calcext:value-type="string">
            <text:p>Source: Linda; failed—too few loci</text:p>
          </table:table-cell>
          <table:table-cell table:number-columns-repeated="2"/>
          <table:table-cell office:value-type="string" calcext:value-type="string">
            <text:p>A25203;site2-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2-8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6755" calcext:value-type="float">
            <text:p>-36.6755</text:p>
          </table:table-cell>
          <table:table-cell office:value-type="float" office:value="146.26477" calcext:value-type="float">
            <text:p>146.26477</text:p>
          </table:table-cell>
          <table:table-cell office:value-type="float" office:value="236" calcext:value-type="float">
            <text:p>236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204;site2-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2-9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6755" calcext:value-type="float">
            <text:p>-36.6755</text:p>
          </table:table-cell>
          <table:table-cell office:value-type="float" office:value="146.26477" calcext:value-type="float">
            <text:p>146.26477</text:p>
          </table:table-cell>
          <table:table-cell office:value-type="float" office:value="236" calcext:value-type="float">
            <text:p>236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205;site2-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2-10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6755" calcext:value-type="float">
            <text:p>-36.6755</text:p>
          </table:table-cell>
          <table:table-cell office:value-type="float" office:value="146.26477" calcext:value-type="float">
            <text:p>146.26477</text:p>
          </table:table-cell>
          <table:table-cell office:value-type="float" office:value="236" calcext:value-type="float">
            <text:p>236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206;site2-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14-1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2.389167" calcext:value-type="float">
            <text:p>-32.389167</text:p>
          </table:table-cell>
          <table:table-cell office:value-type="float" office:value="150.881667" calcext:value-type="float">
            <text:p>150.881667</text:p>
          </table:table-cell>
          <table:table-cell office:value-type="float" office:value="147" calcext:value-type="float">
            <text:p>147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207;site14-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14-2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2.389167" calcext:value-type="float">
            <text:p>-32.389167</text:p>
          </table:table-cell>
          <table:table-cell office:value-type="float" office:value="150.881667" calcext:value-type="float">
            <text:p>150.881667</text:p>
          </table:table-cell>
          <table:table-cell office:value-type="float" office:value="147" calcext:value-type="float">
            <text:p>147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208;site14-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14-3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2.389167" calcext:value-type="float">
            <text:p>-32.389167</text:p>
          </table:table-cell>
          <table:table-cell office:value-type="float" office:value="150.881667" calcext:value-type="float">
            <text:p>150.881667</text:p>
          </table:table-cell>
          <table:table-cell office:value-type="float" office:value="147" calcext:value-type="float">
            <text:p>147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209;site14-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14-4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2.389167" calcext:value-type="float">
            <text:p>-32.389167</text:p>
          </table:table-cell>
          <table:table-cell office:value-type="float" office:value="150.881667" calcext:value-type="float">
            <text:p>150.881667</text:p>
          </table:table-cell>
          <table:table-cell office:value-type="float" office:value="147" calcext:value-type="float">
            <text:p>147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210;site14-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14-5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2.389167" calcext:value-type="float">
            <text:p>-32.389167</text:p>
          </table:table-cell>
          <table:table-cell office:value-type="float" office:value="150.881667" calcext:value-type="float">
            <text:p>150.881667</text:p>
          </table:table-cell>
          <table:table-cell office:value-type="float" office:value="147" calcext:value-type="float">
            <text:p>147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211;site14-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14-6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2.389167" calcext:value-type="float">
            <text:p>-32.389167</text:p>
          </table:table-cell>
          <table:table-cell office:value-type="float" office:value="150.881667" calcext:value-type="float">
            <text:p>150.881667</text:p>
          </table:table-cell>
          <table:table-cell office:value-type="float" office:value="147" calcext:value-type="float">
            <text:p>147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212;site14-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14-7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2.389167" calcext:value-type="float">
            <text:p>-32.389167</text:p>
          </table:table-cell>
          <table:table-cell office:value-type="float" office:value="150.881667" calcext:value-type="float">
            <text:p>150.881667</text:p>
          </table:table-cell>
          <table:table-cell office:value-type="float" office:value="147" calcext:value-type="float">
            <text:p>147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213;site14-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14-8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2.389167" calcext:value-type="float">
            <text:p>-32.389167</text:p>
          </table:table-cell>
          <table:table-cell office:value-type="float" office:value="150.881667" calcext:value-type="float">
            <text:p>150.881667</text:p>
          </table:table-cell>
          <table:table-cell office:value-type="float" office:value="147" calcext:value-type="float">
            <text:p>147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214;site14-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14-9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2.389167" calcext:value-type="float">
            <text:p>-32.389167</text:p>
          </table:table-cell>
          <table:table-cell office:value-type="float" office:value="150.881667" calcext:value-type="float">
            <text:p>150.881667</text:p>
          </table:table-cell>
          <table:table-cell office:value-type="float" office:value="147" calcext:value-type="float">
            <text:p>147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215;site14-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14-10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2.389167" calcext:value-type="float">
            <text:p>-32.389167</text:p>
          </table:table-cell>
          <table:table-cell office:value-type="float" office:value="150.881667" calcext:value-type="float">
            <text:p>150.881667</text:p>
          </table:table-cell>
          <table:table-cell office:value-type="float" office:value="147" calcext:value-type="float">
            <text:p>147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216;site14-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5-1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office:value-type="string" calcext:value-type="string">
            <text:p>not E. melliodora?</text:p>
          </table:table-cell>
          <table:table-cell table:number-columns-repeated="2"/>
          <table:table-cell table:style-name="Default"/>
          <table:table-cell/>
          <table:table-cell office:value-type="float" office:value="-33.710145" calcext:value-type="float">
            <text:p>-33.710145</text:p>
          </table:table-cell>
          <table:table-cell office:value-type="float" office:value="149.52355" calcext:value-type="float">
            <text:p>149.52355</text:p>
          </table:table-cell>
          <table:table-cell office:value-type="float" office:value="978" calcext:value-type="float">
            <text:p>978</text:p>
          </table:table-cell>
          <table:table-cell table:style-name="ce1"/>
          <table:table-cell office:value-type="string" calcext:value-type="string">
            <text:p>Source: Linda; outlier—species</text:p>
          </table:table-cell>
          <table:table-cell table:number-columns-repeated="2"/>
          <table:table-cell office:value-type="string" calcext:value-type="string">
            <text:p>A25217;site5-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5-2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3.710145" calcext:value-type="float">
            <text:p>-33.710145</text:p>
          </table:table-cell>
          <table:table-cell office:value-type="float" office:value="149.52355" calcext:value-type="float">
            <text:p>149.52355</text:p>
          </table:table-cell>
          <table:table-cell office:value-type="float" office:value="978" calcext:value-type="float">
            <text:p>978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218;site5-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5-3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3.710145" calcext:value-type="float">
            <text:p>-33.710145</text:p>
          </table:table-cell>
          <table:table-cell office:value-type="float" office:value="149.52355" calcext:value-type="float">
            <text:p>149.52355</text:p>
          </table:table-cell>
          <table:table-cell office:value-type="float" office:value="978" calcext:value-type="float">
            <text:p>978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219;site5-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5-4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3.710145" calcext:value-type="float">
            <text:p>-33.710145</text:p>
          </table:table-cell>
          <table:table-cell office:value-type="float" office:value="149.52355" calcext:value-type="float">
            <text:p>149.52355</text:p>
          </table:table-cell>
          <table:table-cell office:value-type="float" office:value="978" calcext:value-type="float">
            <text:p>978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220;site5-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5-5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3.710145" calcext:value-type="float">
            <text:p>-33.710145</text:p>
          </table:table-cell>
          <table:table-cell office:value-type="float" office:value="149.52355" calcext:value-type="float">
            <text:p>149.52355</text:p>
          </table:table-cell>
          <table:table-cell office:value-type="float" office:value="978" calcext:value-type="float">
            <text:p>978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221;site5-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5-6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3.710145" calcext:value-type="float">
            <text:p>-33.710145</text:p>
          </table:table-cell>
          <table:table-cell office:value-type="float" office:value="149.52355" calcext:value-type="float">
            <text:p>149.52355</text:p>
          </table:table-cell>
          <table:table-cell office:value-type="float" office:value="978" calcext:value-type="float">
            <text:p>978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222;site5-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5-7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3.710145" calcext:value-type="float">
            <text:p>-33.710145</text:p>
          </table:table-cell>
          <table:table-cell office:value-type="float" office:value="149.52355" calcext:value-type="float">
            <text:p>149.52355</text:p>
          </table:table-cell>
          <table:table-cell office:value-type="float" office:value="978" calcext:value-type="float">
            <text:p>978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223;site5-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5-8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3.710145" calcext:value-type="float">
            <text:p>-33.710145</text:p>
          </table:table-cell>
          <table:table-cell office:value-type="float" office:value="149.52355" calcext:value-type="float">
            <text:p>149.52355</text:p>
          </table:table-cell>
          <table:table-cell office:value-type="float" office:value="978" calcext:value-type="float">
            <text:p>978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224;site5-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5-9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3.710145" calcext:value-type="float">
            <text:p>-33.710145</text:p>
          </table:table-cell>
          <table:table-cell office:value-type="float" office:value="149.52355" calcext:value-type="float">
            <text:p>149.52355</text:p>
          </table:table-cell>
          <table:table-cell office:value-type="float" office:value="978" calcext:value-type="float">
            <text:p>978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225;site5-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5-10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3.710145" calcext:value-type="float">
            <text:p>-33.710145</text:p>
          </table:table-cell>
          <table:table-cell office:value-type="float" office:value="149.52355" calcext:value-type="float">
            <text:p>149.52355</text:p>
          </table:table-cell>
          <table:table-cell office:value-type="float" office:value="978" calcext:value-type="float">
            <text:p>978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226;site5-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10-1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7.285278" calcext:value-type="float">
            <text:p>-37.285278</text:p>
          </table:table-cell>
          <table:table-cell office:value-type="float" office:value="143.77778" calcext:value-type="float">
            <text:p>143.77778</text:p>
          </table:table-cell>
          <table:table-cell office:value-type="float" office:value="321" calcext:value-type="float">
            <text:p>321</text:p>
          </table:table-cell>
          <table:table-cell table:style-name="ce1"/>
          <table:table-cell office:value-type="string" calcext:value-type="string">
            <text:p>Source: Linda; failed—too few loci</text:p>
          </table:table-cell>
          <table:table-cell table:number-columns-repeated="2"/>
          <table:table-cell office:value-type="string" calcext:value-type="string">
            <text:p>A25227;site10-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10-2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7.285278" calcext:value-type="float">
            <text:p>-37.285278</text:p>
          </table:table-cell>
          <table:table-cell office:value-type="float" office:value="143.77778" calcext:value-type="float">
            <text:p>143.77778</text:p>
          </table:table-cell>
          <table:table-cell office:value-type="float" office:value="321" calcext:value-type="float">
            <text:p>321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228;site10-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10-3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7.285278" calcext:value-type="float">
            <text:p>-37.285278</text:p>
          </table:table-cell>
          <table:table-cell office:value-type="float" office:value="143.77778" calcext:value-type="float">
            <text:p>143.77778</text:p>
          </table:table-cell>
          <table:table-cell office:value-type="float" office:value="321" calcext:value-type="float">
            <text:p>321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229;site10-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10-4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7.285278" calcext:value-type="float">
            <text:p>-37.285278</text:p>
          </table:table-cell>
          <table:table-cell office:value-type="float" office:value="143.77778" calcext:value-type="float">
            <text:p>143.77778</text:p>
          </table:table-cell>
          <table:table-cell office:value-type="float" office:value="321" calcext:value-type="float">
            <text:p>321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230;site10-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10-5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7.285278" calcext:value-type="float">
            <text:p>-37.285278</text:p>
          </table:table-cell>
          <table:table-cell office:value-type="float" office:value="143.77778" calcext:value-type="float">
            <text:p>143.77778</text:p>
          </table:table-cell>
          <table:table-cell office:value-type="float" office:value="321" calcext:value-type="float">
            <text:p>321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231;site10-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10-6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7.285278" calcext:value-type="float">
            <text:p>-37.285278</text:p>
          </table:table-cell>
          <table:table-cell office:value-type="float" office:value="143.77778" calcext:value-type="float">
            <text:p>143.77778</text:p>
          </table:table-cell>
          <table:table-cell office:value-type="float" office:value="321" calcext:value-type="float">
            <text:p>321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232;site10-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10-7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7.285278" calcext:value-type="float">
            <text:p>-37.285278</text:p>
          </table:table-cell>
          <table:table-cell office:value-type="float" office:value="143.77778" calcext:value-type="float">
            <text:p>143.77778</text:p>
          </table:table-cell>
          <table:table-cell office:value-type="float" office:value="321" calcext:value-type="float">
            <text:p>321</text:p>
          </table:table-cell>
          <table:table-cell table:style-name="ce1"/>
          <table:table-cell office:value-type="string" calcext:value-type="string">
            <text:p>Source: Linda; failed—too few loci</text:p>
          </table:table-cell>
          <table:table-cell table:number-columns-repeated="2"/>
          <table:table-cell office:value-type="string" calcext:value-type="string">
            <text:p>A25233;site10-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10-8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7.285278" calcext:value-type="float">
            <text:p>-37.285278</text:p>
          </table:table-cell>
          <table:table-cell office:value-type="float" office:value="143.77778" calcext:value-type="float">
            <text:p>143.77778</text:p>
          </table:table-cell>
          <table:table-cell office:value-type="float" office:value="321" calcext:value-type="float">
            <text:p>321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234;site10-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10-9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7.285278" calcext:value-type="float">
            <text:p>-37.285278</text:p>
          </table:table-cell>
          <table:table-cell office:value-type="float" office:value="143.77778" calcext:value-type="float">
            <text:p>143.77778</text:p>
          </table:table-cell>
          <table:table-cell office:value-type="float" office:value="321" calcext:value-type="float">
            <text:p>321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235;site10-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10-10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7.285278" calcext:value-type="float">
            <text:p>-37.285278</text:p>
          </table:table-cell>
          <table:table-cell office:value-type="float" office:value="143.77778" calcext:value-type="float">
            <text:p>143.77778</text:p>
          </table:table-cell>
          <table:table-cell office:value-type="float" office:value="321" calcext:value-type="float">
            <text:p>321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236;site10-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T1-1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5.26495" calcext:value-type="float">
            <text:p>-35.26495</text:p>
          </table:table-cell>
          <table:table-cell office:value-type="float" office:value="147.310133" calcext:value-type="float">
            <text:p>147.310133</text:p>
          </table:table-cell>
          <table:table-cell office:value-type="float" office:value="265" calcext:value-type="float">
            <text:p>265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237;T1-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T1-2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5.26495" calcext:value-type="float">
            <text:p>-35.26495</text:p>
          </table:table-cell>
          <table:table-cell office:value-type="float" office:value="147.310133" calcext:value-type="float">
            <text:p>147.310133</text:p>
          </table:table-cell>
          <table:table-cell office:value-type="float" office:value="265" calcext:value-type="float">
            <text:p>265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238;T1-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T1-3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5.26495" calcext:value-type="float">
            <text:p>-35.26495</text:p>
          </table:table-cell>
          <table:table-cell office:value-type="float" office:value="147.310133" calcext:value-type="float">
            <text:p>147.310133</text:p>
          </table:table-cell>
          <table:table-cell office:value-type="float" office:value="265" calcext:value-type="float">
            <text:p>265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239;T1-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T1-4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5.26495" calcext:value-type="float">
            <text:p>-35.26495</text:p>
          </table:table-cell>
          <table:table-cell office:value-type="float" office:value="147.310133" calcext:value-type="float">
            <text:p>147.310133</text:p>
          </table:table-cell>
          <table:table-cell office:value-type="float" office:value="265" calcext:value-type="float">
            <text:p>265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240;T1-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T1-5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5.26495" calcext:value-type="float">
            <text:p>-35.26495</text:p>
          </table:table-cell>
          <table:table-cell office:value-type="float" office:value="147.310133" calcext:value-type="float">
            <text:p>147.310133</text:p>
          </table:table-cell>
          <table:table-cell office:value-type="float" office:value="265" calcext:value-type="float">
            <text:p>265</text:p>
          </table:table-cell>
          <table:table-cell table:style-name="ce1"/>
          <table:table-cell office:value-type="string" calcext:value-type="string">
            <text:p>Source: Linda; failed—too few loci</text:p>
          </table:table-cell>
          <table:table-cell table:number-columns-repeated="2"/>
          <table:table-cell office:value-type="string" calcext:value-type="string">
            <text:p>A25241;T1-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T1-6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5.26495" calcext:value-type="float">
            <text:p>-35.26495</text:p>
          </table:table-cell>
          <table:table-cell office:value-type="float" office:value="147.310133" calcext:value-type="float">
            <text:p>147.310133</text:p>
          </table:table-cell>
          <table:table-cell office:value-type="float" office:value="265" calcext:value-type="float">
            <text:p>265</text:p>
          </table:table-cell>
          <table:table-cell table:style-name="ce1"/>
          <table:table-cell office:value-type="string" calcext:value-type="string">
            <text:p>Source: Linda; failed—too few loci</text:p>
          </table:table-cell>
          <table:table-cell table:number-columns-repeated="2"/>
          <table:table-cell office:value-type="string" calcext:value-type="string">
            <text:p>A25242;T1-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T1-7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5.26495" calcext:value-type="float">
            <text:p>-35.26495</text:p>
          </table:table-cell>
          <table:table-cell office:value-type="float" office:value="147.310133" calcext:value-type="float">
            <text:p>147.310133</text:p>
          </table:table-cell>
          <table:table-cell office:value-type="float" office:value="265" calcext:value-type="float">
            <text:p>265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243;T1-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T1-8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5.26495" calcext:value-type="float">
            <text:p>-35.26495</text:p>
          </table:table-cell>
          <table:table-cell office:value-type="float" office:value="147.310133" calcext:value-type="float">
            <text:p>147.310133</text:p>
          </table:table-cell>
          <table:table-cell office:value-type="float" office:value="265" calcext:value-type="float">
            <text:p>265</text:p>
          </table:table-cell>
          <table:table-cell table:style-name="ce1"/>
          <table:table-cell office:value-type="string" calcext:value-type="string">
            <text:p>Source: Linda; failed—too few loci</text:p>
          </table:table-cell>
          <table:table-cell table:number-columns-repeated="2"/>
          <table:table-cell office:value-type="string" calcext:value-type="string">
            <text:p>A25244;T1-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T1-9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5.26495" calcext:value-type="float">
            <text:p>-35.26495</text:p>
          </table:table-cell>
          <table:table-cell office:value-type="float" office:value="147.310133" calcext:value-type="float">
            <text:p>147.310133</text:p>
          </table:table-cell>
          <table:table-cell office:value-type="float" office:value="265" calcext:value-type="float">
            <text:p>265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245;T1-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T1-10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5.26495" calcext:value-type="float">
            <text:p>-35.26495</text:p>
          </table:table-cell>
          <table:table-cell office:value-type="float" office:value="147.310133" calcext:value-type="float">
            <text:p>147.310133</text:p>
          </table:table-cell>
          <table:table-cell office:value-type="float" office:value="265" calcext:value-type="float">
            <text:p>265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246;T1-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19-1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7.179444" calcext:value-type="float">
            <text:p>-37.179444</text:p>
          </table:table-cell>
          <table:table-cell office:value-type="float" office:value="144.483333" calcext:value-type="float">
            <text:p>144.483333</text:p>
          </table:table-cell>
          <table:table-cell office:value-type="float" office:value="517" calcext:value-type="float">
            <text:p>517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247;site19-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19-2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7.179444" calcext:value-type="float">
            <text:p>-37.179444</text:p>
          </table:table-cell>
          <table:table-cell office:value-type="float" office:value="144.483333" calcext:value-type="float">
            <text:p>144.483333</text:p>
          </table:table-cell>
          <table:table-cell office:value-type="float" office:value="517" calcext:value-type="float">
            <text:p>517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248;site19-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19-3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7.179444" calcext:value-type="float">
            <text:p>-37.179444</text:p>
          </table:table-cell>
          <table:table-cell office:value-type="float" office:value="144.483333" calcext:value-type="float">
            <text:p>144.483333</text:p>
          </table:table-cell>
          <table:table-cell office:value-type="float" office:value="517" calcext:value-type="float">
            <text:p>517</text:p>
          </table:table-cell>
          <table:table-cell table:style-name="ce1"/>
          <table:table-cell office:value-type="string" calcext:value-type="string">
            <text:p>Source: Linda; failed—too few loci</text:p>
          </table:table-cell>
          <table:table-cell table:number-columns-repeated="2"/>
          <table:table-cell office:value-type="string" calcext:value-type="string">
            <text:p>A25249;site19-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19-4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7.179444" calcext:value-type="float">
            <text:p>-37.179444</text:p>
          </table:table-cell>
          <table:table-cell office:value-type="float" office:value="144.483333" calcext:value-type="float">
            <text:p>144.483333</text:p>
          </table:table-cell>
          <table:table-cell office:value-type="float" office:value="517" calcext:value-type="float">
            <text:p>517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250;site19-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19-5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7.179444" calcext:value-type="float">
            <text:p>-37.179444</text:p>
          </table:table-cell>
          <table:table-cell office:value-type="float" office:value="144.483333" calcext:value-type="float">
            <text:p>144.483333</text:p>
          </table:table-cell>
          <table:table-cell office:value-type="float" office:value="517" calcext:value-type="float">
            <text:p>517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251;site19-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19-6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7.179444" calcext:value-type="float">
            <text:p>-37.179444</text:p>
          </table:table-cell>
          <table:table-cell office:value-type="float" office:value="144.483333" calcext:value-type="float">
            <text:p>144.483333</text:p>
          </table:table-cell>
          <table:table-cell office:value-type="float" office:value="517" calcext:value-type="float">
            <text:p>517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252;site19-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19-7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7.179444" calcext:value-type="float">
            <text:p>-37.179444</text:p>
          </table:table-cell>
          <table:table-cell office:value-type="float" office:value="144.483333" calcext:value-type="float">
            <text:p>144.483333</text:p>
          </table:table-cell>
          <table:table-cell office:value-type="float" office:value="517" calcext:value-type="float">
            <text:p>517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253;site19-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19-8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7.179444" calcext:value-type="float">
            <text:p>-37.179444</text:p>
          </table:table-cell>
          <table:table-cell office:value-type="float" office:value="144.483333" calcext:value-type="float">
            <text:p>144.483333</text:p>
          </table:table-cell>
          <table:table-cell office:value-type="float" office:value="517" calcext:value-type="float">
            <text:p>517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254;site19-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19-9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7.179444" calcext:value-type="float">
            <text:p>-37.179444</text:p>
          </table:table-cell>
          <table:table-cell office:value-type="float" office:value="144.483333" calcext:value-type="float">
            <text:p>144.483333</text:p>
          </table:table-cell>
          <table:table-cell office:value-type="float" office:value="517" calcext:value-type="float">
            <text:p>517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255;site19-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19-10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7.179444" calcext:value-type="float">
            <text:p>-37.179444</text:p>
          </table:table-cell>
          <table:table-cell office:value-type="float" office:value="144.483333" calcext:value-type="float">
            <text:p>144.483333</text:p>
          </table:table-cell>
          <table:table-cell office:value-type="float" office:value="517" calcext:value-type="float">
            <text:p>517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256;site19-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K2-1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0.54493" calcext:value-type="float">
            <text:p>-30.54493</text:p>
          </table:table-cell>
          <table:table-cell office:value-type="float" office:value="151.79367" calcext:value-type="float">
            <text:p>151.79367</text:p>
          </table:table-cell>
          <table:table-cell office:value-type="float" office:value="1055" calcext:value-type="float">
            <text:p>1055</text:p>
          </table:table-cell>
          <table:table-cell table:style-name="ce1"/>
          <table:table-cell office:value-type="string" calcext:value-type="string">
            <text:p>Source: Linda; failed—too few loci</text:p>
          </table:table-cell>
          <table:table-cell table:number-columns-repeated="2"/>
          <table:table-cell office:value-type="string" calcext:value-type="string">
            <text:p>A25257;K2-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K2-2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0.54493" calcext:value-type="float">
            <text:p>-30.54493</text:p>
          </table:table-cell>
          <table:table-cell office:value-type="float" office:value="151.79367" calcext:value-type="float">
            <text:p>151.79367</text:p>
          </table:table-cell>
          <table:table-cell office:value-type="float" office:value="1055" calcext:value-type="float">
            <text:p>1055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258;K2-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K2-3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0.54493" calcext:value-type="float">
            <text:p>-30.54493</text:p>
          </table:table-cell>
          <table:table-cell office:value-type="float" office:value="151.79367" calcext:value-type="float">
            <text:p>151.79367</text:p>
          </table:table-cell>
          <table:table-cell office:value-type="float" office:value="1055" calcext:value-type="float">
            <text:p>1055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259;K2-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K2-4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0.54493" calcext:value-type="float">
            <text:p>-30.54493</text:p>
          </table:table-cell>
          <table:table-cell office:value-type="float" office:value="151.79367" calcext:value-type="float">
            <text:p>151.79367</text:p>
          </table:table-cell>
          <table:table-cell office:value-type="float" office:value="1055" calcext:value-type="float">
            <text:p>1055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260;K2-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K2-5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0.54493" calcext:value-type="float">
            <text:p>-30.54493</text:p>
          </table:table-cell>
          <table:table-cell office:value-type="float" office:value="151.79367" calcext:value-type="float">
            <text:p>151.79367</text:p>
          </table:table-cell>
          <table:table-cell office:value-type="float" office:value="1055" calcext:value-type="float">
            <text:p>1055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261;K2-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K2-6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0.54493" calcext:value-type="float">
            <text:p>-30.54493</text:p>
          </table:table-cell>
          <table:table-cell office:value-type="float" office:value="151.79367" calcext:value-type="float">
            <text:p>151.79367</text:p>
          </table:table-cell>
          <table:table-cell office:value-type="float" office:value="1055" calcext:value-type="float">
            <text:p>1055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262;K2-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K2-7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0.54493" calcext:value-type="float">
            <text:p>-30.54493</text:p>
          </table:table-cell>
          <table:table-cell office:value-type="float" office:value="151.79367" calcext:value-type="float">
            <text:p>151.79367</text:p>
          </table:table-cell>
          <table:table-cell office:value-type="float" office:value="1055" calcext:value-type="float">
            <text:p>1055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263;K2-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K2-8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0.54493" calcext:value-type="float">
            <text:p>-30.54493</text:p>
          </table:table-cell>
          <table:table-cell office:value-type="float" office:value="151.79367" calcext:value-type="float">
            <text:p>151.79367</text:p>
          </table:table-cell>
          <table:table-cell office:value-type="float" office:value="1055" calcext:value-type="float">
            <text:p>1055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264;K2-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K2-9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0.54493" calcext:value-type="float">
            <text:p>-30.54493</text:p>
          </table:table-cell>
          <table:table-cell office:value-type="float" office:value="151.79367" calcext:value-type="float">
            <text:p>151.79367</text:p>
          </table:table-cell>
          <table:table-cell office:value-type="float" office:value="1055" calcext:value-type="float">
            <text:p>1055</text:p>
          </table:table-cell>
          <table:table-cell table:style-name="ce1"/>
          <table:table-cell office:value-type="string" calcext:value-type="string">
            <text:p>Source: Linda; failed—too few loci</text:p>
          </table:table-cell>
          <table:table-cell table:number-columns-repeated="2"/>
          <table:table-cell office:value-type="string" calcext:value-type="string">
            <text:p>A25265;K2-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K2-10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0.54493" calcext:value-type="float">
            <text:p>-30.54493</text:p>
          </table:table-cell>
          <table:table-cell office:value-type="float" office:value="151.79367" calcext:value-type="float">
            <text:p>151.79367</text:p>
          </table:table-cell>
          <table:table-cell office:value-type="float" office:value="1055" calcext:value-type="float">
            <text:p>1055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266;K2-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20-1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4.911785" calcext:value-type="float">
            <text:p>-34.911785</text:p>
          </table:table-cell>
          <table:table-cell office:value-type="float" office:value="148.971179" calcext:value-type="float">
            <text:p>148.971179</text:p>
          </table:table-cell>
          <table:table-cell office:value-type="float" office:value="562" calcext:value-type="float">
            <text:p>562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267;site20-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20-2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4.911785" calcext:value-type="float">
            <text:p>-34.911785</text:p>
          </table:table-cell>
          <table:table-cell office:value-type="float" office:value="148.971179" calcext:value-type="float">
            <text:p>148.971179</text:p>
          </table:table-cell>
          <table:table-cell office:value-type="float" office:value="562" calcext:value-type="float">
            <text:p>562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268;site20-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20-3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4.911785" calcext:value-type="float">
            <text:p>-34.911785</text:p>
          </table:table-cell>
          <table:table-cell office:value-type="float" office:value="148.971179" calcext:value-type="float">
            <text:p>148.971179</text:p>
          </table:table-cell>
          <table:table-cell office:value-type="float" office:value="562" calcext:value-type="float">
            <text:p>562</text:p>
          </table:table-cell>
          <table:table-cell table:style-name="ce1"/>
          <table:table-cell office:value-type="string" calcext:value-type="string">
            <text:p>Source: Linda; failed—too few loci</text:p>
          </table:table-cell>
          <table:table-cell table:number-columns-repeated="2"/>
          <table:table-cell office:value-type="string" calcext:value-type="string">
            <text:p>A25269;site20-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20-4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4.911785" calcext:value-type="float">
            <text:p>-34.911785</text:p>
          </table:table-cell>
          <table:table-cell office:value-type="float" office:value="148.971179" calcext:value-type="float">
            <text:p>148.971179</text:p>
          </table:table-cell>
          <table:table-cell office:value-type="float" office:value="562" calcext:value-type="float">
            <text:p>562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270;site20-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20-5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4.911785" calcext:value-type="float">
            <text:p>-34.911785</text:p>
          </table:table-cell>
          <table:table-cell office:value-type="float" office:value="148.971179" calcext:value-type="float">
            <text:p>148.971179</text:p>
          </table:table-cell>
          <table:table-cell office:value-type="float" office:value="562" calcext:value-type="float">
            <text:p>562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271;site20-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20-6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4.911785" calcext:value-type="float">
            <text:p>-34.911785</text:p>
          </table:table-cell>
          <table:table-cell office:value-type="float" office:value="148.971179" calcext:value-type="float">
            <text:p>148.971179</text:p>
          </table:table-cell>
          <table:table-cell office:value-type="float" office:value="562" calcext:value-type="float">
            <text:p>562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272;site20-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20-7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4.911785" calcext:value-type="float">
            <text:p>-34.911785</text:p>
          </table:table-cell>
          <table:table-cell office:value-type="float" office:value="148.971179" calcext:value-type="float">
            <text:p>148.971179</text:p>
          </table:table-cell>
          <table:table-cell office:value-type="float" office:value="562" calcext:value-type="float">
            <text:p>562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273;site20-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20-8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4.911785" calcext:value-type="float">
            <text:p>-34.911785</text:p>
          </table:table-cell>
          <table:table-cell office:value-type="float" office:value="148.971179" calcext:value-type="float">
            <text:p>148.971179</text:p>
          </table:table-cell>
          <table:table-cell office:value-type="float" office:value="562" calcext:value-type="float">
            <text:p>562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274;site20-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20-9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4.911785" calcext:value-type="float">
            <text:p>-34.911785</text:p>
          </table:table-cell>
          <table:table-cell office:value-type="float" office:value="148.971179" calcext:value-type="float">
            <text:p>148.971179</text:p>
          </table:table-cell>
          <table:table-cell office:value-type="float" office:value="562" calcext:value-type="float">
            <text:p>562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275;site20-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20-10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4.911785" calcext:value-type="float">
            <text:p>-34.911785</text:p>
          </table:table-cell>
          <table:table-cell office:value-type="float" office:value="148.971179" calcext:value-type="float">
            <text:p>148.971179</text:p>
          </table:table-cell>
          <table:table-cell office:value-type="float" office:value="562" calcext:value-type="float">
            <text:p>562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276;site20-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W2-1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580471" calcext:value-type="float">
            <text:p>-36.580471</text:p>
          </table:table-cell>
          <table:table-cell office:value-type="float" office:value="143.521639" calcext:value-type="float">
            <text:p>143.521639</text:p>
          </table:table-cell>
          <table:table-cell office:value-type="float" office:value="206" calcext:value-type="float">
            <text:p>206</text:p>
          </table:table-cell>
          <table:table-cell table:style-name="ce1"/>
          <table:table-cell office:value-type="string" calcext:value-type="string">
            <text:p>Source: Linda; failed—too few loci</text:p>
          </table:table-cell>
          <table:table-cell table:number-columns-repeated="2"/>
          <table:table-cell office:value-type="string" calcext:value-type="string">
            <text:p>A25277;W2-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W2-2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580471" calcext:value-type="float">
            <text:p>-36.580471</text:p>
          </table:table-cell>
          <table:table-cell office:value-type="float" office:value="143.521639" calcext:value-type="float">
            <text:p>143.521639</text:p>
          </table:table-cell>
          <table:table-cell office:value-type="float" office:value="206" calcext:value-type="float">
            <text:p>206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278;W2-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W2-3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580471" calcext:value-type="float">
            <text:p>-36.580471</text:p>
          </table:table-cell>
          <table:table-cell office:value-type="float" office:value="143.521639" calcext:value-type="float">
            <text:p>143.521639</text:p>
          </table:table-cell>
          <table:table-cell office:value-type="float" office:value="206" calcext:value-type="float">
            <text:p>206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279;W2-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W2-4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580471" calcext:value-type="float">
            <text:p>-36.580471</text:p>
          </table:table-cell>
          <table:table-cell office:value-type="float" office:value="143.521639" calcext:value-type="float">
            <text:p>143.521639</text:p>
          </table:table-cell>
          <table:table-cell office:value-type="float" office:value="206" calcext:value-type="float">
            <text:p>206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280;W2-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W2-5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580471" calcext:value-type="float">
            <text:p>-36.580471</text:p>
          </table:table-cell>
          <table:table-cell office:value-type="float" office:value="143.521639" calcext:value-type="float">
            <text:p>143.521639</text:p>
          </table:table-cell>
          <table:table-cell office:value-type="float" office:value="206" calcext:value-type="float">
            <text:p>206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281;W2-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W2-6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580471" calcext:value-type="float">
            <text:p>-36.580471</text:p>
          </table:table-cell>
          <table:table-cell office:value-type="float" office:value="143.521639" calcext:value-type="float">
            <text:p>143.521639</text:p>
          </table:table-cell>
          <table:table-cell office:value-type="float" office:value="206" calcext:value-type="float">
            <text:p>206</text:p>
          </table:table-cell>
          <table:table-cell table:style-name="ce1"/>
          <table:table-cell office:value-type="string" calcext:value-type="string">
            <text:p>Source: Linda; failed—too few loci</text:p>
          </table:table-cell>
          <table:table-cell table:number-columns-repeated="2"/>
          <table:table-cell office:value-type="string" calcext:value-type="string">
            <text:p>A25282;W2-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W2-7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580471" calcext:value-type="float">
            <text:p>-36.580471</text:p>
          </table:table-cell>
          <table:table-cell office:value-type="float" office:value="143.521639" calcext:value-type="float">
            <text:p>143.521639</text:p>
          </table:table-cell>
          <table:table-cell office:value-type="float" office:value="206" calcext:value-type="float">
            <text:p>206</text:p>
          </table:table-cell>
          <table:table-cell table:style-name="ce1"/>
          <table:table-cell office:value-type="string" calcext:value-type="string">
            <text:p>Source: Linda; failed—too few loci</text:p>
          </table:table-cell>
          <table:table-cell table:number-columns-repeated="2"/>
          <table:table-cell office:value-type="string" calcext:value-type="string">
            <text:p>A25283;W2-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W2-8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580471" calcext:value-type="float">
            <text:p>-36.580471</text:p>
          </table:table-cell>
          <table:table-cell office:value-type="float" office:value="143.521639" calcext:value-type="float">
            <text:p>143.521639</text:p>
          </table:table-cell>
          <table:table-cell office:value-type="float" office:value="206" calcext:value-type="float">
            <text:p>206</text:p>
          </table:table-cell>
          <table:table-cell table:style-name="ce1"/>
          <table:table-cell office:value-type="string" calcext:value-type="string">
            <text:p>Source: Linda; failed—too few loci</text:p>
          </table:table-cell>
          <table:table-cell table:number-columns-repeated="2"/>
          <table:table-cell office:value-type="string" calcext:value-type="string">
            <text:p>A25284;W2-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W2-9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580471" calcext:value-type="float">
            <text:p>-36.580471</text:p>
          </table:table-cell>
          <table:table-cell office:value-type="float" office:value="143.521639" calcext:value-type="float">
            <text:p>143.521639</text:p>
          </table:table-cell>
          <table:table-cell office:value-type="float" office:value="206" calcext:value-type="float">
            <text:p>206</text:p>
          </table:table-cell>
          <table:table-cell table:style-name="ce1"/>
          <table:table-cell office:value-type="string" calcext:value-type="string">
            <text:p>Source: Linda; failed—too few loci</text:p>
          </table:table-cell>
          <table:table-cell table:number-columns-repeated="2"/>
          <table:table-cell office:value-type="string" calcext:value-type="string">
            <text:p>A25285;W2-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W2-10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580471" calcext:value-type="float">
            <text:p>-36.580471</text:p>
          </table:table-cell>
          <table:table-cell office:value-type="float" office:value="143.521639" calcext:value-type="float">
            <text:p>143.521639</text:p>
          </table:table-cell>
          <table:table-cell office:value-type="float" office:value="206" calcext:value-type="float">
            <text:p>206</text:p>
          </table:table-cell>
          <table:table-cell table:style-name="ce1"/>
          <table:table-cell office:value-type="string" calcext:value-type="string">
            <text:p>Source: Linda; failed—too few loci</text:p>
          </table:table-cell>
          <table:table-cell table:number-columns-repeated="2"/>
          <table:table-cell office:value-type="string" calcext:value-type="string">
            <text:p>A25286;W2-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24-1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980278" calcext:value-type="float">
            <text:p>-36.980278</text:p>
          </table:table-cell>
          <table:table-cell office:value-type="float" office:value="144.047611" calcext:value-type="float">
            <text:p>144.047611</text:p>
          </table:table-cell>
          <table:table-cell office:value-type="float" office:value="333" calcext:value-type="float">
            <text:p>333</text:p>
          </table:table-cell>
          <table:table-cell table:style-name="ce1"/>
          <table:table-cell office:value-type="string" calcext:value-type="string">
            <text:p>Source: Linda; failed—too few loci</text:p>
          </table:table-cell>
          <table:table-cell table:number-columns-repeated="2"/>
          <table:table-cell office:value-type="string" calcext:value-type="string">
            <text:p>A25287;site24-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24-2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980278" calcext:value-type="float">
            <text:p>-36.980278</text:p>
          </table:table-cell>
          <table:table-cell office:value-type="float" office:value="144.047611" calcext:value-type="float">
            <text:p>144.047611</text:p>
          </table:table-cell>
          <table:table-cell office:value-type="float" office:value="333" calcext:value-type="float">
            <text:p>333</text:p>
          </table:table-cell>
          <table:table-cell table:style-name="ce1"/>
          <table:table-cell office:value-type="string" calcext:value-type="string">
            <text:p>Source: Linda; failed—no reads</text:p>
          </table:table-cell>
          <table:table-cell table:number-columns-repeated="2"/>
          <table:table-cell office:value-type="string" calcext:value-type="string">
            <text:p>A25288;site24-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24-3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980278" calcext:value-type="float">
            <text:p>-36.980278</text:p>
          </table:table-cell>
          <table:table-cell office:value-type="float" office:value="144.047611" calcext:value-type="float">
            <text:p>144.047611</text:p>
          </table:table-cell>
          <table:table-cell office:value-type="float" office:value="333" calcext:value-type="float">
            <text:p>333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289;site24-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24-4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980278" calcext:value-type="float">
            <text:p>-36.980278</text:p>
          </table:table-cell>
          <table:table-cell office:value-type="float" office:value="144.047611" calcext:value-type="float">
            <text:p>144.047611</text:p>
          </table:table-cell>
          <table:table-cell office:value-type="float" office:value="333" calcext:value-type="float">
            <text:p>333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290;site24-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24-5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980278" calcext:value-type="float">
            <text:p>-36.980278</text:p>
          </table:table-cell>
          <table:table-cell office:value-type="float" office:value="144.047611" calcext:value-type="float">
            <text:p>144.047611</text:p>
          </table:table-cell>
          <table:table-cell office:value-type="float" office:value="333" calcext:value-type="float">
            <text:p>333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291;site24-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24-6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980278" calcext:value-type="float">
            <text:p>-36.980278</text:p>
          </table:table-cell>
          <table:table-cell office:value-type="float" office:value="144.047611" calcext:value-type="float">
            <text:p>144.047611</text:p>
          </table:table-cell>
          <table:table-cell office:value-type="float" office:value="333" calcext:value-type="float">
            <text:p>333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292;site24-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24-7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980278" calcext:value-type="float">
            <text:p>-36.980278</text:p>
          </table:table-cell>
          <table:table-cell office:value-type="float" office:value="144.047611" calcext:value-type="float">
            <text:p>144.047611</text:p>
          </table:table-cell>
          <table:table-cell office:value-type="float" office:value="333" calcext:value-type="float">
            <text:p>333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293;site24-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24-8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980278" calcext:value-type="float">
            <text:p>-36.980278</text:p>
          </table:table-cell>
          <table:table-cell office:value-type="float" office:value="144.047611" calcext:value-type="float">
            <text:p>144.047611</text:p>
          </table:table-cell>
          <table:table-cell office:value-type="float" office:value="333" calcext:value-type="float">
            <text:p>333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294;site24-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24-9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980278" calcext:value-type="float">
            <text:p>-36.980278</text:p>
          </table:table-cell>
          <table:table-cell office:value-type="float" office:value="144.047611" calcext:value-type="float">
            <text:p>144.047611</text:p>
          </table:table-cell>
          <table:table-cell office:value-type="float" office:value="333" calcext:value-type="float">
            <text:p>333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295;site24-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24-10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980278" calcext:value-type="float">
            <text:p>-36.980278</text:p>
          </table:table-cell>
          <table:table-cell office:value-type="float" office:value="144.047611" calcext:value-type="float">
            <text:p>144.047611</text:p>
          </table:table-cell>
          <table:table-cell office:value-type="float" office:value="333" calcext:value-type="float">
            <text:p>333</text:p>
          </table:table-cell>
          <table:table-cell table:style-name="ce1"/>
          <table:table-cell office:value-type="string" calcext:value-type="string">
            <text:p>Source: Linda; failed—too few loci</text:p>
          </table:table-cell>
          <table:table-cell table:number-columns-repeated="2"/>
          <table:table-cell office:value-type="string" calcext:value-type="string">
            <text:p>A25296;site24-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W3-1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487921" calcext:value-type="float">
            <text:p>-36.487921</text:p>
          </table:table-cell>
          <table:table-cell office:value-type="float" office:value="143.891325" calcext:value-type="float">
            <text:p>143.891325</text:p>
          </table:table-cell>
          <table:table-cell office:value-type="float" office:value="138" calcext:value-type="float">
            <text:p>138</text:p>
          </table:table-cell>
          <table:table-cell table:style-name="ce1"/>
          <table:table-cell office:value-type="string" calcext:value-type="string">
            <text:p>Source: Linda; failed—too few loci</text:p>
          </table:table-cell>
          <table:table-cell table:number-columns-repeated="2"/>
          <table:table-cell office:value-type="string" calcext:value-type="string">
            <text:p>A25297;W3-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W3-2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487921" calcext:value-type="float">
            <text:p>-36.487921</text:p>
          </table:table-cell>
          <table:table-cell office:value-type="float" office:value="143.891325" calcext:value-type="float">
            <text:p>143.891325</text:p>
          </table:table-cell>
          <table:table-cell office:value-type="float" office:value="138" calcext:value-type="float">
            <text:p>138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298;W3-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W3-3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487921" calcext:value-type="float">
            <text:p>-36.487921</text:p>
          </table:table-cell>
          <table:table-cell office:value-type="float" office:value="143.891325" calcext:value-type="float">
            <text:p>143.891325</text:p>
          </table:table-cell>
          <table:table-cell office:value-type="float" office:value="138" calcext:value-type="float">
            <text:p>138</text:p>
          </table:table-cell>
          <table:table-cell table:style-name="ce1"/>
          <table:table-cell office:value-type="string" calcext:value-type="string">
            <text:p>Source: Linda; failed—too few loci</text:p>
          </table:table-cell>
          <table:table-cell table:number-columns-repeated="2"/>
          <table:table-cell office:value-type="string" calcext:value-type="string">
            <text:p>A25299;W3-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W3-4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487921" calcext:value-type="float">
            <text:p>-36.487921</text:p>
          </table:table-cell>
          <table:table-cell office:value-type="float" office:value="143.891325" calcext:value-type="float">
            <text:p>143.891325</text:p>
          </table:table-cell>
          <table:table-cell office:value-type="float" office:value="138" calcext:value-type="float">
            <text:p>138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300;W3-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W3-5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487921" calcext:value-type="float">
            <text:p>-36.487921</text:p>
          </table:table-cell>
          <table:table-cell office:value-type="float" office:value="143.891325" calcext:value-type="float">
            <text:p>143.891325</text:p>
          </table:table-cell>
          <table:table-cell office:value-type="float" office:value="138" calcext:value-type="float">
            <text:p>138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301;W3-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W3-6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487921" calcext:value-type="float">
            <text:p>-36.487921</text:p>
          </table:table-cell>
          <table:table-cell office:value-type="float" office:value="143.891325" calcext:value-type="float">
            <text:p>143.891325</text:p>
          </table:table-cell>
          <table:table-cell office:value-type="float" office:value="138" calcext:value-type="float">
            <text:p>138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302;W3-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W3-7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487921" calcext:value-type="float">
            <text:p>-36.487921</text:p>
          </table:table-cell>
          <table:table-cell office:value-type="float" office:value="143.891325" calcext:value-type="float">
            <text:p>143.891325</text:p>
          </table:table-cell>
          <table:table-cell office:value-type="float" office:value="138" calcext:value-type="float">
            <text:p>138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303;W3-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W3-8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487921" calcext:value-type="float">
            <text:p>-36.487921</text:p>
          </table:table-cell>
          <table:table-cell office:value-type="float" office:value="143.891325" calcext:value-type="float">
            <text:p>143.891325</text:p>
          </table:table-cell>
          <table:table-cell office:value-type="float" office:value="138" calcext:value-type="float">
            <text:p>138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304;W3-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W3-9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487921" calcext:value-type="float">
            <text:p>-36.487921</text:p>
          </table:table-cell>
          <table:table-cell office:value-type="float" office:value="143.891325" calcext:value-type="float">
            <text:p>143.891325</text:p>
          </table:table-cell>
          <table:table-cell office:value-type="float" office:value="138" calcext:value-type="float">
            <text:p>138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305;W3-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W3-10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487921" calcext:value-type="float">
            <text:p>-36.487921</text:p>
          </table:table-cell>
          <table:table-cell office:value-type="float" office:value="143.891325" calcext:value-type="float">
            <text:p>143.891325</text:p>
          </table:table-cell>
          <table:table-cell office:value-type="float" office:value="138" calcext:value-type="float">
            <text:p>138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306;W3-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T3-1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5.299683" calcext:value-type="float">
            <text:p>-35.299683</text:p>
          </table:table-cell>
          <table:table-cell office:value-type="float" office:value="147.165733" calcext:value-type="float">
            <text:p>147.165733</text:p>
          </table:table-cell>
          <table:table-cell office:value-type="float" office:value="258" calcext:value-type="float">
            <text:p>258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307;T3-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T3-2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5.299683" calcext:value-type="float">
            <text:p>-35.299683</text:p>
          </table:table-cell>
          <table:table-cell office:value-type="float" office:value="147.165733" calcext:value-type="float">
            <text:p>147.165733</text:p>
          </table:table-cell>
          <table:table-cell office:value-type="float" office:value="258" calcext:value-type="float">
            <text:p>258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308;T3-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T3-3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5.299683" calcext:value-type="float">
            <text:p>-35.299683</text:p>
          </table:table-cell>
          <table:table-cell office:value-type="float" office:value="147.165733" calcext:value-type="float">
            <text:p>147.165733</text:p>
          </table:table-cell>
          <table:table-cell office:value-type="float" office:value="258" calcext:value-type="float">
            <text:p>258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309;T3-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T3-4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5.299683" calcext:value-type="float">
            <text:p>-35.299683</text:p>
          </table:table-cell>
          <table:table-cell office:value-type="float" office:value="147.165733" calcext:value-type="float">
            <text:p>147.165733</text:p>
          </table:table-cell>
          <table:table-cell office:value-type="float" office:value="258" calcext:value-type="float">
            <text:p>258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310;T3-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T3-5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5.299683" calcext:value-type="float">
            <text:p>-35.299683</text:p>
          </table:table-cell>
          <table:table-cell office:value-type="float" office:value="147.165733" calcext:value-type="float">
            <text:p>147.165733</text:p>
          </table:table-cell>
          <table:table-cell office:value-type="float" office:value="258" calcext:value-type="float">
            <text:p>258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311;T3-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T3-6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5.299683" calcext:value-type="float">
            <text:p>-35.299683</text:p>
          </table:table-cell>
          <table:table-cell office:value-type="float" office:value="147.165733" calcext:value-type="float">
            <text:p>147.165733</text:p>
          </table:table-cell>
          <table:table-cell office:value-type="float" office:value="258" calcext:value-type="float">
            <text:p>258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312;T3-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T3-7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5.299683" calcext:value-type="float">
            <text:p>-35.299683</text:p>
          </table:table-cell>
          <table:table-cell office:value-type="float" office:value="147.165733" calcext:value-type="float">
            <text:p>147.165733</text:p>
          </table:table-cell>
          <table:table-cell office:value-type="float" office:value="258" calcext:value-type="float">
            <text:p>258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313;T3-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T3-8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5.299683" calcext:value-type="float">
            <text:p>-35.299683</text:p>
          </table:table-cell>
          <table:table-cell office:value-type="float" office:value="147.165733" calcext:value-type="float">
            <text:p>147.165733</text:p>
          </table:table-cell>
          <table:table-cell office:value-type="float" office:value="258" calcext:value-type="float">
            <text:p>258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314;T3-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T3-9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5.299683" calcext:value-type="float">
            <text:p>-35.299683</text:p>
          </table:table-cell>
          <table:table-cell office:value-type="float" office:value="147.165733" calcext:value-type="float">
            <text:p>147.165733</text:p>
          </table:table-cell>
          <table:table-cell office:value-type="float" office:value="258" calcext:value-type="float">
            <text:p>258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315;T3-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T3-10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5.299683" calcext:value-type="float">
            <text:p>-35.299683</text:p>
          </table:table-cell>
          <table:table-cell office:value-type="float" office:value="147.165733" calcext:value-type="float">
            <text:p>147.165733</text:p>
          </table:table-cell>
          <table:table-cell office:value-type="float" office:value="258" calcext:value-type="float">
            <text:p>258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316;T3-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21-1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7.144361" calcext:value-type="float">
            <text:p>-37.144361</text:p>
          </table:table-cell>
          <table:table-cell office:value-type="float" office:value="142.839428" calcext:value-type="float">
            <text:p>142.839428</text:p>
          </table:table-cell>
          <table:table-cell office:value-type="float" office:value="244" calcext:value-type="float">
            <text:p>244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317;site21-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21-2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7.144361" calcext:value-type="float">
            <text:p>-37.144361</text:p>
          </table:table-cell>
          <table:table-cell office:value-type="float" office:value="142.839428" calcext:value-type="float">
            <text:p>142.839428</text:p>
          </table:table-cell>
          <table:table-cell office:value-type="float" office:value="244" calcext:value-type="float">
            <text:p>244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318;site21-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21-3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7.144361" calcext:value-type="float">
            <text:p>-37.144361</text:p>
          </table:table-cell>
          <table:table-cell office:value-type="float" office:value="142.839428" calcext:value-type="float">
            <text:p>142.839428</text:p>
          </table:table-cell>
          <table:table-cell office:value-type="float" office:value="244" calcext:value-type="float">
            <text:p>244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319;site21-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21-4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7.144361" calcext:value-type="float">
            <text:p>-37.144361</text:p>
          </table:table-cell>
          <table:table-cell office:value-type="float" office:value="142.839428" calcext:value-type="float">
            <text:p>142.839428</text:p>
          </table:table-cell>
          <table:table-cell office:value-type="float" office:value="244" calcext:value-type="float">
            <text:p>244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320;site21-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21-5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7.144361" calcext:value-type="float">
            <text:p>-37.144361</text:p>
          </table:table-cell>
          <table:table-cell office:value-type="float" office:value="142.839428" calcext:value-type="float">
            <text:p>142.839428</text:p>
          </table:table-cell>
          <table:table-cell office:value-type="float" office:value="244" calcext:value-type="float">
            <text:p>244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321;site21-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21-6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7.144361" calcext:value-type="float">
            <text:p>-37.144361</text:p>
          </table:table-cell>
          <table:table-cell office:value-type="float" office:value="142.839428" calcext:value-type="float">
            <text:p>142.839428</text:p>
          </table:table-cell>
          <table:table-cell office:value-type="float" office:value="244" calcext:value-type="float">
            <text:p>244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322;site21-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21-7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7.144361" calcext:value-type="float">
            <text:p>-37.144361</text:p>
          </table:table-cell>
          <table:table-cell office:value-type="float" office:value="142.839428" calcext:value-type="float">
            <text:p>142.839428</text:p>
          </table:table-cell>
          <table:table-cell office:value-type="float" office:value="244" calcext:value-type="float">
            <text:p>244</text:p>
          </table:table-cell>
          <table:table-cell table:style-name="ce1"/>
          <table:table-cell office:value-type="string" calcext:value-type="string">
            <text:p>Source: Linda; failed—too few loci</text:p>
          </table:table-cell>
          <table:table-cell table:number-columns-repeated="2"/>
          <table:table-cell office:value-type="string" calcext:value-type="string">
            <text:p>A25323;site21-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21-8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7.144361" calcext:value-type="float">
            <text:p>-37.144361</text:p>
          </table:table-cell>
          <table:table-cell office:value-type="float" office:value="142.839428" calcext:value-type="float">
            <text:p>142.839428</text:p>
          </table:table-cell>
          <table:table-cell office:value-type="float" office:value="244" calcext:value-type="float">
            <text:p>244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324;site21-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21-9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7.144361" calcext:value-type="float">
            <text:p>-37.144361</text:p>
          </table:table-cell>
          <table:table-cell office:value-type="float" office:value="142.839428" calcext:value-type="float">
            <text:p>142.839428</text:p>
          </table:table-cell>
          <table:table-cell office:value-type="float" office:value="244" calcext:value-type="float">
            <text:p>244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325;site21-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21-10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7.144361" calcext:value-type="float">
            <text:p>-37.144361</text:p>
          </table:table-cell>
          <table:table-cell office:value-type="float" office:value="142.839428" calcext:value-type="float">
            <text:p>142.839428</text:p>
          </table:table-cell>
          <table:table-cell office:value-type="float" office:value="244" calcext:value-type="float">
            <text:p>244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326;site21-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T2-1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5.37515" calcext:value-type="float">
            <text:p>-35.37515</text:p>
          </table:table-cell>
          <table:table-cell office:value-type="float" office:value="147.25261" calcext:value-type="float">
            <text:p>147.25261</text:p>
          </table:table-cell>
          <table:table-cell office:value-type="float" office:value="266" calcext:value-type="float">
            <text:p>266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327;T2-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T2-2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5.37515" calcext:value-type="float">
            <text:p>-35.37515</text:p>
          </table:table-cell>
          <table:table-cell office:value-type="float" office:value="147.25261" calcext:value-type="float">
            <text:p>147.25261</text:p>
          </table:table-cell>
          <table:table-cell office:value-type="float" office:value="266" calcext:value-type="float">
            <text:p>266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328;T2-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T2-3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5.37515" calcext:value-type="float">
            <text:p>-35.37515</text:p>
          </table:table-cell>
          <table:table-cell office:value-type="float" office:value="147.25261" calcext:value-type="float">
            <text:p>147.25261</text:p>
          </table:table-cell>
          <table:table-cell office:value-type="float" office:value="266" calcext:value-type="float">
            <text:p>266</text:p>
          </table:table-cell>
          <table:table-cell table:style-name="ce1"/>
          <table:table-cell office:value-type="string" calcext:value-type="string">
            <text:p>Source: Linda; failed—too few loci</text:p>
          </table:table-cell>
          <table:table-cell table:number-columns-repeated="2"/>
          <table:table-cell office:value-type="string" calcext:value-type="string">
            <text:p>A25329;T2-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T2-4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5.37515" calcext:value-type="float">
            <text:p>-35.37515</text:p>
          </table:table-cell>
          <table:table-cell office:value-type="float" office:value="147.25261" calcext:value-type="float">
            <text:p>147.25261</text:p>
          </table:table-cell>
          <table:table-cell office:value-type="float" office:value="266" calcext:value-type="float">
            <text:p>266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330;T2-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T2-5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5.37515" calcext:value-type="float">
            <text:p>-35.37515</text:p>
          </table:table-cell>
          <table:table-cell office:value-type="float" office:value="147.25261" calcext:value-type="float">
            <text:p>147.25261</text:p>
          </table:table-cell>
          <table:table-cell office:value-type="float" office:value="266" calcext:value-type="float">
            <text:p>266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331;T2-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T2-6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5.37515" calcext:value-type="float">
            <text:p>-35.37515</text:p>
          </table:table-cell>
          <table:table-cell office:value-type="float" office:value="147.25261" calcext:value-type="float">
            <text:p>147.25261</text:p>
          </table:table-cell>
          <table:table-cell office:value-type="float" office:value="266" calcext:value-type="float">
            <text:p>266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332;T2-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T2-7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5.37515" calcext:value-type="float">
            <text:p>-35.37515</text:p>
          </table:table-cell>
          <table:table-cell office:value-type="float" office:value="147.25261" calcext:value-type="float">
            <text:p>147.25261</text:p>
          </table:table-cell>
          <table:table-cell office:value-type="float" office:value="266" calcext:value-type="float">
            <text:p>266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333;T2-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T2-8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5.37515" calcext:value-type="float">
            <text:p>-35.37515</text:p>
          </table:table-cell>
          <table:table-cell office:value-type="float" office:value="147.25261" calcext:value-type="float">
            <text:p>147.25261</text:p>
          </table:table-cell>
          <table:table-cell office:value-type="float" office:value="266" calcext:value-type="float">
            <text:p>266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334;T2-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T2-9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5.37515" calcext:value-type="float">
            <text:p>-35.37515</text:p>
          </table:table-cell>
          <table:table-cell office:value-type="float" office:value="147.25261" calcext:value-type="float">
            <text:p>147.25261</text:p>
          </table:table-cell>
          <table:table-cell office:value-type="float" office:value="266" calcext:value-type="float">
            <text:p>266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335;T2-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T2-10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5.37515" calcext:value-type="float">
            <text:p>-35.37515</text:p>
          </table:table-cell>
          <table:table-cell office:value-type="float" office:value="147.25261" calcext:value-type="float">
            <text:p>147.25261</text:p>
          </table:table-cell>
          <table:table-cell office:value-type="float" office:value="266" calcext:value-type="float">
            <text:p>266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336;T2-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13-1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997778" calcext:value-type="float">
            <text:p>-36.997778</text:p>
          </table:table-cell>
          <table:table-cell office:value-type="float" office:value="145.474944" calcext:value-type="float">
            <text:p>145.474944</text:p>
          </table:table-cell>
          <table:table-cell office:value-type="string" calcext:value-type="string">
            <text:p>?</text:p>
          </table:table-cell>
          <table:table-cell table:style-name="ce1"/>
          <table:table-cell office:value-type="string" calcext:value-type="string">
            <text:p>Source: Linda; failed—too few loci</text:p>
          </table:table-cell>
          <table:table-cell table:number-columns-repeated="2"/>
          <table:table-cell office:value-type="string" calcext:value-type="string">
            <text:p>A25337;site13-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13-2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997778" calcext:value-type="float">
            <text:p>-36.997778</text:p>
          </table:table-cell>
          <table:table-cell office:value-type="float" office:value="145.474944" calcext:value-type="float">
            <text:p>145.474944</text:p>
          </table:table-cell>
          <table:table-cell office:value-type="string" calcext:value-type="string">
            <text:p>?</text:p>
          </table:table-cell>
          <table:table-cell table:style-name="ce1"/>
          <table:table-cell office:value-type="string" calcext:value-type="string">
            <text:p>Source: Linda; failed—too few loci</text:p>
          </table:table-cell>
          <table:table-cell table:number-columns-repeated="2"/>
          <table:table-cell office:value-type="string" calcext:value-type="string">
            <text:p>A25338;site13-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13-3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997778" calcext:value-type="float">
            <text:p>-36.997778</text:p>
          </table:table-cell>
          <table:table-cell office:value-type="float" office:value="145.474944" calcext:value-type="float">
            <text:p>145.474944</text:p>
          </table:table-cell>
          <table:table-cell office:value-type="string" calcext:value-type="string">
            <text:p>?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339;site13-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13-4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997778" calcext:value-type="float">
            <text:p>-36.997778</text:p>
          </table:table-cell>
          <table:table-cell office:value-type="float" office:value="145.474944" calcext:value-type="float">
            <text:p>145.474944</text:p>
          </table:table-cell>
          <table:table-cell office:value-type="string" calcext:value-type="string">
            <text:p>?</text:p>
          </table:table-cell>
          <table:table-cell table:style-name="ce1"/>
          <table:table-cell office:value-type="string" calcext:value-type="string">
            <text:p>Source: Linda; failed—too few loci</text:p>
          </table:table-cell>
          <table:table-cell table:number-columns-repeated="2"/>
          <table:table-cell office:value-type="string" calcext:value-type="string">
            <text:p>A25340;site13-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13-5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997778" calcext:value-type="float">
            <text:p>-36.997778</text:p>
          </table:table-cell>
          <table:table-cell office:value-type="float" office:value="145.474944" calcext:value-type="float">
            <text:p>145.474944</text:p>
          </table:table-cell>
          <table:table-cell office:value-type="string" calcext:value-type="string">
            <text:p>?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341;site13-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13-6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997778" calcext:value-type="float">
            <text:p>-36.997778</text:p>
          </table:table-cell>
          <table:table-cell office:value-type="float" office:value="145.474944" calcext:value-type="float">
            <text:p>145.474944</text:p>
          </table:table-cell>
          <table:table-cell office:value-type="string" calcext:value-type="string">
            <text:p>?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342;site13-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26-1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office:value-type="string" calcext:value-type="string">
            <text:p>not E. melliodora?</text:p>
          </table:table-cell>
          <table:table-cell table:number-columns-repeated="2"/>
          <table:table-cell table:style-name="Default"/>
          <table:table-cell/>
          <table:table-cell office:value-type="float" office:value="-35.39474" calcext:value-type="float">
            <text:p>-35.39474</text:p>
          </table:table-cell>
          <table:table-cell office:value-type="float" office:value="149.677129" calcext:value-type="float">
            <text:p>149.677129</text:p>
          </table:table-cell>
          <table:table-cell office:value-type="string" calcext:value-type="string">
            <text:p>?</text:p>
          </table:table-cell>
          <table:table-cell table:style-name="ce1"/>
          <table:table-cell office:value-type="string" calcext:value-type="string">
            <text:p>Source: Linda; outlier—species</text:p>
          </table:table-cell>
          <table:table-cell table:number-columns-repeated="2"/>
          <table:table-cell office:value-type="string" calcext:value-type="string">
            <text:p>A25343;site26-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26-2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office:value-type="string" calcext:value-type="string">
            <text:p>not E. melliodora?</text:p>
          </table:table-cell>
          <table:table-cell table:number-columns-repeated="2"/>
          <table:table-cell table:style-name="Default"/>
          <table:table-cell/>
          <table:table-cell office:value-type="float" office:value="-35.39474" calcext:value-type="float">
            <text:p>-35.39474</text:p>
          </table:table-cell>
          <table:table-cell office:value-type="float" office:value="149.677129" calcext:value-type="float">
            <text:p>149.677129</text:p>
          </table:table-cell>
          <table:table-cell office:value-type="string" calcext:value-type="string">
            <text:p>?</text:p>
          </table:table-cell>
          <table:table-cell table:style-name="ce1"/>
          <table:table-cell office:value-type="string" calcext:value-type="string">
            <text:p>Source: Linda; outlier—species</text:p>
          </table:table-cell>
          <table:table-cell table:number-columns-repeated="2"/>
          <table:table-cell office:value-type="string" calcext:value-type="string">
            <text:p>A25344;site26-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26-3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5.39474" calcext:value-type="float">
            <text:p>-35.39474</text:p>
          </table:table-cell>
          <table:table-cell office:value-type="float" office:value="149.677129" calcext:value-type="float">
            <text:p>149.677129</text:p>
          </table:table-cell>
          <table:table-cell office:value-type="string" calcext:value-type="string">
            <text:p>?</text:p>
          </table:table-cell>
          <table:table-cell table:style-name="ce1"/>
          <table:table-cell office:value-type="string" calcext:value-type="string">
            <text:p>Source: Linda; failed—too few loci</text:p>
          </table:table-cell>
          <table:table-cell table:number-columns-repeated="2"/>
          <table:table-cell office:value-type="string" calcext:value-type="string">
            <text:p>A25345;site26-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26-4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office:value-type="string" calcext:value-type="string">
            <text:p>not E. melliodora?</text:p>
          </table:table-cell>
          <table:table-cell table:number-columns-repeated="2"/>
          <table:table-cell table:style-name="Default"/>
          <table:table-cell/>
          <table:table-cell office:value-type="float" office:value="-35.39474" calcext:value-type="float">
            <text:p>-35.39474</text:p>
          </table:table-cell>
          <table:table-cell office:value-type="float" office:value="149.677129" calcext:value-type="float">
            <text:p>149.677129</text:p>
          </table:table-cell>
          <table:table-cell office:value-type="string" calcext:value-type="string">
            <text:p>?</text:p>
          </table:table-cell>
          <table:table-cell table:style-name="ce1"/>
          <table:table-cell office:value-type="string" calcext:value-type="string">
            <text:p>Source: Linda; outlier—species</text:p>
          </table:table-cell>
          <table:table-cell table:number-columns-repeated="2"/>
          <table:table-cell office:value-type="string" calcext:value-type="string">
            <text:p>A25346;site26-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26-5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office:value-type="string" calcext:value-type="string">
            <text:p>not E. melliodora?</text:p>
          </table:table-cell>
          <table:table-cell table:number-columns-repeated="2"/>
          <table:table-cell table:style-name="Default"/>
          <table:table-cell/>
          <table:table-cell office:value-type="float" office:value="-35.39474" calcext:value-type="float">
            <text:p>-35.39474</text:p>
          </table:table-cell>
          <table:table-cell office:value-type="float" office:value="149.677129" calcext:value-type="float">
            <text:p>149.677129</text:p>
          </table:table-cell>
          <table:table-cell office:value-type="string" calcext:value-type="string">
            <text:p>?</text:p>
          </table:table-cell>
          <table:table-cell table:style-name="ce1"/>
          <table:table-cell office:value-type="string" calcext:value-type="string">
            <text:p>Source: Linda; outlier—species</text:p>
          </table:table-cell>
          <table:table-cell table:number-columns-repeated="2"/>
          <table:table-cell office:value-type="string" calcext:value-type="string">
            <text:p>A25347;site26-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26-6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5.39474" calcext:value-type="float">
            <text:p>-35.39474</text:p>
          </table:table-cell>
          <table:table-cell office:value-type="float" office:value="149.677129" calcext:value-type="float">
            <text:p>149.677129</text:p>
          </table:table-cell>
          <table:table-cell office:value-type="string" calcext:value-type="string">
            <text:p>?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348;site26-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26-7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office:value-type="string" calcext:value-type="string">
            <text:p>not E. melliodora?</text:p>
          </table:table-cell>
          <table:table-cell table:number-columns-repeated="2"/>
          <table:table-cell table:style-name="Default"/>
          <table:table-cell/>
          <table:table-cell office:value-type="float" office:value="-35.39474" calcext:value-type="float">
            <text:p>-35.39474</text:p>
          </table:table-cell>
          <table:table-cell office:value-type="float" office:value="149.677129" calcext:value-type="float">
            <text:p>149.677129</text:p>
          </table:table-cell>
          <table:table-cell office:value-type="string" calcext:value-type="string">
            <text:p>?</text:p>
          </table:table-cell>
          <table:table-cell table:style-name="ce1"/>
          <table:table-cell office:value-type="string" calcext:value-type="string">
            <text:p>Source: Linda; outlier—species</text:p>
          </table:table-cell>
          <table:table-cell table:number-columns-repeated="2"/>
          <table:table-cell office:value-type="string" calcext:value-type="string">
            <text:p>A25349;site26-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26-8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office:value-type="string" calcext:value-type="string">
            <text:p>not E. melliodora?</text:p>
          </table:table-cell>
          <table:table-cell table:number-columns-repeated="2"/>
          <table:table-cell table:style-name="Default"/>
          <table:table-cell/>
          <table:table-cell office:value-type="float" office:value="-35.39474" calcext:value-type="float">
            <text:p>-35.39474</text:p>
          </table:table-cell>
          <table:table-cell office:value-type="float" office:value="149.677129" calcext:value-type="float">
            <text:p>149.677129</text:p>
          </table:table-cell>
          <table:table-cell office:value-type="string" calcext:value-type="string">
            <text:p>?</text:p>
          </table:table-cell>
          <table:table-cell table:style-name="ce1"/>
          <table:table-cell office:value-type="string" calcext:value-type="string">
            <text:p>Source: Linda; outlier—species</text:p>
          </table:table-cell>
          <table:table-cell table:number-columns-repeated="2"/>
          <table:table-cell office:value-type="string" calcext:value-type="string">
            <text:p>A25350;site26-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26-9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5.39474" calcext:value-type="float">
            <text:p>-35.39474</text:p>
          </table:table-cell>
          <table:table-cell office:value-type="float" office:value="149.677129" calcext:value-type="float">
            <text:p>149.677129</text:p>
          </table:table-cell>
          <table:table-cell office:value-type="string" calcext:value-type="string">
            <text:p>?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351;site26-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26-10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office:value-type="string" calcext:value-type="string">
            <text:p>not E. melliodora?</text:p>
          </table:table-cell>
          <table:table-cell table:number-columns-repeated="2"/>
          <table:table-cell table:style-name="Default"/>
          <table:table-cell/>
          <table:table-cell office:value-type="float" office:value="-35.39474" calcext:value-type="float">
            <text:p>-35.39474</text:p>
          </table:table-cell>
          <table:table-cell office:value-type="float" office:value="149.677129" calcext:value-type="float">
            <text:p>149.677129</text:p>
          </table:table-cell>
          <table:table-cell office:value-type="string" calcext:value-type="string">
            <text:p>?</text:p>
          </table:table-cell>
          <table:table-cell table:style-name="ce1"/>
          <table:table-cell office:value-type="string" calcext:value-type="string">
            <text:p>Source: Linda; outlier—species</text:p>
          </table:table-cell>
          <table:table-cell table:number-columns-repeated="2"/>
          <table:table-cell office:value-type="string" calcext:value-type="string">
            <text:p>A25352;site26-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i1-1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75" calcext:value-type="float">
            <text:p>-36.75</text:p>
          </table:table-cell>
          <table:table-cell office:value-type="float" office:value="145.583333" calcext:value-type="float">
            <text:p>145.583333</text:p>
          </table:table-cell>
          <table:table-cell office:value-type="float" office:value="178" calcext:value-type="float">
            <text:p>178</text:p>
          </table:table-cell>
          <table:table-cell table:style-name="ce1"/>
          <table:table-cell office:value-type="string" calcext:value-type="string">
            <text:p>Source: Linda; failed—too few loci</text:p>
          </table:table-cell>
          <table:table-cell table:number-columns-repeated="2"/>
          <table:table-cell office:value-type="string" calcext:value-type="string">
            <text:p>A25353;i1-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i1-2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75" calcext:value-type="float">
            <text:p>-36.75</text:p>
          </table:table-cell>
          <table:table-cell office:value-type="float" office:value="145.583333" calcext:value-type="float">
            <text:p>145.583333</text:p>
          </table:table-cell>
          <table:table-cell office:value-type="float" office:value="178" calcext:value-type="float">
            <text:p>178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354;i1-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i1-3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75" calcext:value-type="float">
            <text:p>-36.75</text:p>
          </table:table-cell>
          <table:table-cell office:value-type="float" office:value="145.583333" calcext:value-type="float">
            <text:p>145.583333</text:p>
          </table:table-cell>
          <table:table-cell office:value-type="float" office:value="178" calcext:value-type="float">
            <text:p>178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355;i1-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i1-4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75" calcext:value-type="float">
            <text:p>-36.75</text:p>
          </table:table-cell>
          <table:table-cell office:value-type="float" office:value="145.583333" calcext:value-type="float">
            <text:p>145.583333</text:p>
          </table:table-cell>
          <table:table-cell office:value-type="float" office:value="178" calcext:value-type="float">
            <text:p>178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356;i1-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i1-5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75" calcext:value-type="float">
            <text:p>-36.75</text:p>
          </table:table-cell>
          <table:table-cell office:value-type="float" office:value="145.583333" calcext:value-type="float">
            <text:p>145.583333</text:p>
          </table:table-cell>
          <table:table-cell office:value-type="float" office:value="178" calcext:value-type="float">
            <text:p>178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357;i1-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i1-6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75" calcext:value-type="float">
            <text:p>-36.75</text:p>
          </table:table-cell>
          <table:table-cell office:value-type="float" office:value="145.583333" calcext:value-type="float">
            <text:p>145.583333</text:p>
          </table:table-cell>
          <table:table-cell office:value-type="float" office:value="178" calcext:value-type="float">
            <text:p>178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358;i1-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i1-7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75" calcext:value-type="float">
            <text:p>-36.75</text:p>
          </table:table-cell>
          <table:table-cell office:value-type="float" office:value="145.583333" calcext:value-type="float">
            <text:p>145.583333</text:p>
          </table:table-cell>
          <table:table-cell office:value-type="float" office:value="178" calcext:value-type="float">
            <text:p>178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359;i1-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i1-8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75" calcext:value-type="float">
            <text:p>-36.75</text:p>
          </table:table-cell>
          <table:table-cell office:value-type="float" office:value="145.583333" calcext:value-type="float">
            <text:p>145.583333</text:p>
          </table:table-cell>
          <table:table-cell office:value-type="float" office:value="178" calcext:value-type="float">
            <text:p>178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360;i1-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i1-9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75" calcext:value-type="float">
            <text:p>-36.75</text:p>
          </table:table-cell>
          <table:table-cell office:value-type="float" office:value="145.583333" calcext:value-type="float">
            <text:p>145.583333</text:p>
          </table:table-cell>
          <table:table-cell office:value-type="float" office:value="178" calcext:value-type="float">
            <text:p>178</text:p>
          </table:table-cell>
          <table:table-cell table:style-name="ce1"/>
          <table:table-cell office:value-type="string" calcext:value-type="string">
            <text:p>Source: Linda; failed—too few loci</text:p>
          </table:table-cell>
          <table:table-cell table:number-columns-repeated="2"/>
          <table:table-cell office:value-type="string" calcext:value-type="string">
            <text:p>A25361;i1-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i1-10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75" calcext:value-type="float">
            <text:p>-36.75</text:p>
          </table:table-cell>
          <table:table-cell office:value-type="float" office:value="145.583333" calcext:value-type="float">
            <text:p>145.583333</text:p>
          </table:table-cell>
          <table:table-cell office:value-type="float" office:value="178" calcext:value-type="float">
            <text:p>178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362;i1-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O-1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office:value-type="string" calcext:value-type="string">
            <text:p>not E. melliodora?</text:p>
          </table:table-cell>
          <table:table-cell table:number-columns-repeated="2"/>
          <table:table-cell table:style-name="Default"/>
          <table:table-cell/>
          <table:table-cell office:value-type="float" office:value="-37.4279" calcext:value-type="float">
            <text:p>-37.4279</text:p>
          </table:table-cell>
          <table:table-cell office:value-type="float" office:value="147.8924" calcext:value-type="float">
            <text:p>147.8924</text:p>
          </table:table-cell>
          <table:table-cell office:value-type="string" calcext:value-type="string">
            <text:p>?</text:p>
          </table:table-cell>
          <table:table-cell table:style-name="ce1"/>
          <table:table-cell office:value-type="string" calcext:value-type="string">
            <text:p>Source: Linda; outlier—species</text:p>
          </table:table-cell>
          <table:table-cell table:number-columns-repeated="2"/>
          <table:table-cell office:value-type="string" calcext:value-type="string">
            <text:p>A25363;O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O-2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office:value-type="string" calcext:value-type="string">
            <text:p>not E. melliodora?</text:p>
          </table:table-cell>
          <table:table-cell table:number-columns-repeated="2"/>
          <table:table-cell table:style-name="Default"/>
          <table:table-cell/>
          <table:table-cell office:value-type="float" office:value="-37.4279" calcext:value-type="float">
            <text:p>-37.4279</text:p>
          </table:table-cell>
          <table:table-cell office:value-type="float" office:value="147.8924" calcext:value-type="float">
            <text:p>147.8924</text:p>
          </table:table-cell>
          <table:table-cell office:value-type="string" calcext:value-type="string">
            <text:p>?</text:p>
          </table:table-cell>
          <table:table-cell table:style-name="ce1"/>
          <table:table-cell office:value-type="string" calcext:value-type="string">
            <text:p>Source: Linda; outlier—species</text:p>
          </table:table-cell>
          <table:table-cell table:number-columns-repeated="2"/>
          <table:table-cell office:value-type="string" calcext:value-type="string">
            <text:p>A25364;O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O-3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office:value-type="string" calcext:value-type="string">
            <text:p>not E. melliodora?</text:p>
          </table:table-cell>
          <table:table-cell table:number-columns-repeated="2"/>
          <table:table-cell table:style-name="Default"/>
          <table:table-cell/>
          <table:table-cell office:value-type="float" office:value="-37.4279" calcext:value-type="float">
            <text:p>-37.4279</text:p>
          </table:table-cell>
          <table:table-cell office:value-type="float" office:value="147.8924" calcext:value-type="float">
            <text:p>147.8924</text:p>
          </table:table-cell>
          <table:table-cell office:value-type="string" calcext:value-type="string">
            <text:p>?</text:p>
          </table:table-cell>
          <table:table-cell table:style-name="ce1"/>
          <table:table-cell office:value-type="string" calcext:value-type="string">
            <text:p>Source: Linda; outlier—species</text:p>
          </table:table-cell>
          <table:table-cell table:number-columns-repeated="2"/>
          <table:table-cell office:value-type="string" calcext:value-type="string">
            <text:p>A25365;O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O-4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office:value-type="string" calcext:value-type="string">
            <text:p>not E. melliodora?</text:p>
          </table:table-cell>
          <table:table-cell table:number-columns-repeated="2"/>
          <table:table-cell table:style-name="Default"/>
          <table:table-cell/>
          <table:table-cell office:value-type="float" office:value="-37.4279" calcext:value-type="float">
            <text:p>-37.4279</text:p>
          </table:table-cell>
          <table:table-cell office:value-type="float" office:value="147.8924" calcext:value-type="float">
            <text:p>147.8924</text:p>
          </table:table-cell>
          <table:table-cell office:value-type="string" calcext:value-type="string">
            <text:p>?</text:p>
          </table:table-cell>
          <table:table-cell table:style-name="ce1"/>
          <table:table-cell office:value-type="string" calcext:value-type="string">
            <text:p>Source: Linda; outlier—species</text:p>
          </table:table-cell>
          <table:table-cell table:number-columns-repeated="2"/>
          <table:table-cell office:value-type="string" calcext:value-type="string">
            <text:p>A25366;O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O-5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office:value-type="string" calcext:value-type="string">
            <text:p>not E. melliodora?</text:p>
          </table:table-cell>
          <table:table-cell table:number-columns-repeated="2"/>
          <table:table-cell table:style-name="Default"/>
          <table:table-cell/>
          <table:table-cell office:value-type="float" office:value="-37.4279" calcext:value-type="float">
            <text:p>-37.4279</text:p>
          </table:table-cell>
          <table:table-cell office:value-type="float" office:value="147.8924" calcext:value-type="float">
            <text:p>147.8924</text:p>
          </table:table-cell>
          <table:table-cell office:value-type="string" calcext:value-type="string">
            <text:p>?</text:p>
          </table:table-cell>
          <table:table-cell table:style-name="ce1"/>
          <table:table-cell office:value-type="string" calcext:value-type="string">
            <text:p>Source: Linda; outlier—species</text:p>
          </table:table-cell>
          <table:table-cell table:number-columns-repeated="2"/>
          <table:table-cell office:value-type="string" calcext:value-type="string">
            <text:p>A25367;O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O-6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office:value-type="string" calcext:value-type="string">
            <text:p>not E. melliodora?</text:p>
          </table:table-cell>
          <table:table-cell table:number-columns-repeated="2"/>
          <table:table-cell table:style-name="Default"/>
          <table:table-cell/>
          <table:table-cell office:value-type="float" office:value="-37.4279" calcext:value-type="float">
            <text:p>-37.4279</text:p>
          </table:table-cell>
          <table:table-cell office:value-type="float" office:value="147.8924" calcext:value-type="float">
            <text:p>147.8924</text:p>
          </table:table-cell>
          <table:table-cell office:value-type="string" calcext:value-type="string">
            <text:p>?</text:p>
          </table:table-cell>
          <table:table-cell table:style-name="ce1"/>
          <table:table-cell office:value-type="string" calcext:value-type="string">
            <text:p>Source: Linda; outlier—species</text:p>
          </table:table-cell>
          <table:table-cell table:number-columns-repeated="2"/>
          <table:table-cell office:value-type="string" calcext:value-type="string">
            <text:p>A25368;O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O-7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7.4279" calcext:value-type="float">
            <text:p>-37.4279</text:p>
          </table:table-cell>
          <table:table-cell office:value-type="float" office:value="147.8924" calcext:value-type="float">
            <text:p>147.8924</text:p>
          </table:table-cell>
          <table:table-cell office:value-type="string" calcext:value-type="string">
            <text:p>?</text:p>
          </table:table-cell>
          <table:table-cell table:style-name="ce1"/>
          <table:table-cell office:value-type="string" calcext:value-type="string">
            <text:p>Source: Linda; outlier—species</text:p>
          </table:table-cell>
          <table:table-cell table:number-columns-repeated="2"/>
          <table:table-cell office:value-type="string" calcext:value-type="string">
            <text:p>A25369;O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O-8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office:value-type="string" calcext:value-type="string">
            <text:p>not E. melliodora?</text:p>
          </table:table-cell>
          <table:table-cell table:number-columns-repeated="2"/>
          <table:table-cell table:style-name="Default"/>
          <table:table-cell/>
          <table:table-cell office:value-type="float" office:value="-37.4279" calcext:value-type="float">
            <text:p>-37.4279</text:p>
          </table:table-cell>
          <table:table-cell office:value-type="float" office:value="147.8924" calcext:value-type="float">
            <text:p>147.8924</text:p>
          </table:table-cell>
          <table:table-cell office:value-type="string" calcext:value-type="string">
            <text:p>?</text:p>
          </table:table-cell>
          <table:table-cell table:style-name="ce1"/>
          <table:table-cell office:value-type="string" calcext:value-type="string">
            <text:p>Source: Linda; outlier—species</text:p>
          </table:table-cell>
          <table:table-cell table:number-columns-repeated="2"/>
          <table:table-cell office:value-type="string" calcext:value-type="string">
            <text:p>A25370;O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O-9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office:value-type="string" calcext:value-type="string">
            <text:p>not E. melliodora?</text:p>
          </table:table-cell>
          <table:table-cell table:number-columns-repeated="2"/>
          <table:table-cell table:style-name="Default"/>
          <table:table-cell/>
          <table:table-cell office:value-type="float" office:value="-37.4279" calcext:value-type="float">
            <text:p>-37.4279</text:p>
          </table:table-cell>
          <table:table-cell office:value-type="float" office:value="147.8924" calcext:value-type="float">
            <text:p>147.8924</text:p>
          </table:table-cell>
          <table:table-cell office:value-type="string" calcext:value-type="string">
            <text:p>?</text:p>
          </table:table-cell>
          <table:table-cell table:style-name="ce1"/>
          <table:table-cell office:value-type="string" calcext:value-type="string">
            <text:p>Source: Linda; outlier—species</text:p>
          </table:table-cell>
          <table:table-cell table:number-columns-repeated="2"/>
          <table:table-cell office:value-type="string" calcext:value-type="string">
            <text:p>A25371;O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O-10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office:value-type="string" calcext:value-type="string">
            <text:p>not E. melliodora?</text:p>
          </table:table-cell>
          <table:table-cell table:number-columns-repeated="2"/>
          <table:table-cell table:style-name="Default"/>
          <table:table-cell/>
          <table:table-cell office:value-type="float" office:value="-37.4279" calcext:value-type="float">
            <text:p>-37.4279</text:p>
          </table:table-cell>
          <table:table-cell office:value-type="float" office:value="147.8924" calcext:value-type="float">
            <text:p>147.8924</text:p>
          </table:table-cell>
          <table:table-cell office:value-type="string" calcext:value-type="string">
            <text:p>?</text:p>
          </table:table-cell>
          <table:table-cell table:style-name="ce1"/>
          <table:table-cell office:value-type="string" calcext:value-type="string">
            <text:p>Source: Linda; outlier—species</text:p>
          </table:table-cell>
          <table:table-cell table:number-columns-repeated="2"/>
          <table:table-cell office:value-type="string" calcext:value-type="string">
            <text:p>A25372;O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7-1-rep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3.936944" calcext:value-type="float">
            <text:p>-33.936944</text:p>
          </table:table-cell>
          <table:table-cell office:value-type="float" office:value="116.963333" calcext:value-type="float">
            <text:p>116.963333</text:p>
          </table:table-cell>
          <table:table-cell office:value-type="string" calcext:value-type="string">
            <text:p>?</text:p>
          </table:table-cell>
          <table:table-cell table:style-name="ce1"/>
          <table:table-cell office:value-type="string" calcext:value-type="string">
            <text:p>Source: Linda; replicate; outlier—geographic</text:p>
          </table:table-cell>
          <table:table-cell table:number-columns-repeated="2"/>
          <table:table-cell office:value-type="string" calcext:value-type="string">
            <text:p>A25133;site7-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7-2-rep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3.936944" calcext:value-type="float">
            <text:p>-33.936944</text:p>
          </table:table-cell>
          <table:table-cell office:value-type="float" office:value="116.963333" calcext:value-type="float">
            <text:p>116.963333</text:p>
          </table:table-cell>
          <table:table-cell office:value-type="string" calcext:value-type="string">
            <text:p>?</text:p>
          </table:table-cell>
          <table:table-cell table:style-name="ce1"/>
          <table:table-cell office:value-type="string" calcext:value-type="string">
            <text:p>Source: Linda; replicate; outlier—geographic</text:p>
          </table:table-cell>
          <table:table-cell table:number-columns-repeated="2"/>
          <table:table-cell office:value-type="string" calcext:value-type="string">
            <text:p>A25134;site7-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7-3-rep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3.936944" calcext:value-type="float">
            <text:p>-33.936944</text:p>
          </table:table-cell>
          <table:table-cell office:value-type="float" office:value="116.963333" calcext:value-type="float">
            <text:p>116.963333</text:p>
          </table:table-cell>
          <table:table-cell office:value-type="string" calcext:value-type="string">
            <text:p>?</text:p>
          </table:table-cell>
          <table:table-cell table:style-name="ce1"/>
          <table:table-cell office:value-type="string" calcext:value-type="string">
            <text:p>Source: Linda; replicate; outlier—geographic</text:p>
          </table:table-cell>
          <table:table-cell table:number-columns-repeated="2"/>
          <table:table-cell office:value-type="string" calcext:value-type="string">
            <text:p>A25135;site7-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7-4-rep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3.936944" calcext:value-type="float">
            <text:p>-33.936944</text:p>
          </table:table-cell>
          <table:table-cell office:value-type="float" office:value="116.963333" calcext:value-type="float">
            <text:p>116.963333</text:p>
          </table:table-cell>
          <table:table-cell office:value-type="string" calcext:value-type="string">
            <text:p>?</text:p>
          </table:table-cell>
          <table:table-cell table:style-name="ce1"/>
          <table:table-cell office:value-type="string" calcext:value-type="string">
            <text:p>Source: Linda; replicate; outlier—geographic</text:p>
          </table:table-cell>
          <table:table-cell table:number-columns-repeated="2"/>
          <table:table-cell office:value-type="string" calcext:value-type="string">
            <text:p>A25136;site7-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7-5-rep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3.936944" calcext:value-type="float">
            <text:p>-33.936944</text:p>
          </table:table-cell>
          <table:table-cell office:value-type="float" office:value="116.963333" calcext:value-type="float">
            <text:p>116.963333</text:p>
          </table:table-cell>
          <table:table-cell office:value-type="string" calcext:value-type="string">
            <text:p>?</text:p>
          </table:table-cell>
          <table:table-cell table:style-name="ce1"/>
          <table:table-cell office:value-type="string" calcext:value-type="string">
            <text:p>Source: Linda; replicate; outlier—geographic</text:p>
          </table:table-cell>
          <table:table-cell table:number-columns-repeated="2"/>
          <table:table-cell office:value-type="string" calcext:value-type="string">
            <text:p>A25137;site7-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7-6-rep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3.936944" calcext:value-type="float">
            <text:p>-33.936944</text:p>
          </table:table-cell>
          <table:table-cell office:value-type="float" office:value="116.963333" calcext:value-type="float">
            <text:p>116.963333</text:p>
          </table:table-cell>
          <table:table-cell office:value-type="string" calcext:value-type="string">
            <text:p>?</text:p>
          </table:table-cell>
          <table:table-cell table:style-name="ce1"/>
          <table:table-cell office:value-type="string" calcext:value-type="string">
            <text:p>Source: Linda; replicate; outlier—geographic; failed—too few loci</text:p>
          </table:table-cell>
          <table:table-cell table:number-columns-repeated="2"/>
          <table:table-cell office:value-type="string" calcext:value-type="string">
            <text:p>A25138;site7-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7-7-rep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3.936944" calcext:value-type="float">
            <text:p>-33.936944</text:p>
          </table:table-cell>
          <table:table-cell office:value-type="float" office:value="116.963333" calcext:value-type="float">
            <text:p>116.963333</text:p>
          </table:table-cell>
          <table:table-cell office:value-type="string" calcext:value-type="string">
            <text:p>?</text:p>
          </table:table-cell>
          <table:table-cell table:style-name="ce1"/>
          <table:table-cell office:value-type="string" calcext:value-type="string">
            <text:p>Source: Linda; replicate; outlier—geographic; failed—too few loci</text:p>
          </table:table-cell>
          <table:table-cell table:number-columns-repeated="2"/>
          <table:table-cell office:value-type="string" calcext:value-type="string">
            <text:p>A25139;site7-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YE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/>
          <table:table-cell office:value-type="string" calcext:value-type="string">
            <text:p>Rye Park</text:p>
          </table:table-cell>
          <table:table-cell/>
          <table:table-cell table:style-name="Default"/>
          <table:table-cell/>
          <table:table-cell office:value-type="float" office:value="-34.6775" calcext:value-type="float">
            <text:p>-34.6775</text:p>
          </table:table-cell>
          <table:table-cell office:value-type="float" office:value="148.9245" calcext:value-type="float">
            <text:p>148.9245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Source: GA; </text:p>
          </table:table-cell>
          <table:table-cell table:number-columns-repeated="2"/>
          <table:table-cell office:value-type="string" calcext:value-type="string">
            <text:p>A25373;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J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/>
          <table:table-cell office:value-type="string" calcext:value-type="string">
            <text:p>Mt Majura</text:p>
          </table:table-cell>
          <table:table-cell/>
          <table:table-cell table:style-name="Default"/>
          <table:table-cell/>
          <table:table-cell office:value-type="float" office:value="-34.6736" calcext:value-type="float">
            <text:p>-34.6736</text:p>
          </table:table-cell>
          <table:table-cell office:value-type="float" office:value="149.1538" calcext:value-type="float">
            <text:p>149.1538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Source: GA; </text:p>
          </table:table-cell>
          <table:table-cell table:number-columns-repeated="2"/>
          <table:table-cell office:value-type="string" calcext:value-type="string">
            <text:p>A25374;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L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/>
          <table:table-cell office:value-type="string" calcext:value-type="string">
            <text:p>Mulligans Flat</text:p>
          </table:table-cell>
          <table:table-cell/>
          <table:table-cell table:style-name="Default"/>
          <table:table-cell/>
          <table:table-cell office:value-type="float" office:value="-35.172" calcext:value-type="float">
            <text:p>-35.172</text:p>
          </table:table-cell>
          <table:table-cell office:value-type="float" office:value="149.159" calcext:value-type="float">
            <text:p>149.159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Source: GA; </text:p>
          </table:table-cell>
          <table:table-cell table:number-columns-repeated="2"/>
          <table:table-cell office:value-type="string" calcext:value-type="string">
            <text:p>A25375;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C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/>
          <table:table-cell office:value-type="string" calcext:value-type="string">
            <text:p>Dicks Creek</text:p>
          </table:table-cell>
          <table:table-cell/>
          <table:table-cell table:style-name="Default"/>
          <table:table-cell/>
          <table:table-cell office:value-type="float" office:value="-34.9884" calcext:value-type="float">
            <text:p>-34.9884</text:p>
          </table:table-cell>
          <table:table-cell office:value-type="float" office:value="149.161" calcext:value-type="float">
            <text:p>149.161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Source: GA; </text:p>
          </table:table-cell>
          <table:table-cell table:number-columns-repeated="2"/>
          <table:table-cell office:value-type="string" calcext:value-type="string">
            <text:p>A25376;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R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/>
          <table:table-cell office:value-type="string" calcext:value-type="string">
            <text:p>Harden</text:p>
          </table:table-cell>
          <table:table-cell/>
          <table:table-cell table:style-name="Default"/>
          <table:table-cell/>
          <table:table-cell office:value-type="float" office:value="-34.7382" calcext:value-type="float">
            <text:p>-34.7382</text:p>
          </table:table-cell>
          <table:table-cell office:value-type="float" office:value="148.2772" calcext:value-type="float">
            <text:p>148.2772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Source: GA; </text:p>
          </table:table-cell>
          <table:table-cell table:number-columns-repeated="2"/>
          <table:table-cell office:value-type="string" calcext:value-type="string">
            <text:p>A25377;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M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/>
          <table:table-cell office:value-type="string" calcext:value-type="string">
            <text:p>Temora</text:p>
          </table:table-cell>
          <table:table-cell/>
          <table:table-cell table:style-name="Default"/>
          <table:table-cell/>
          <table:table-cell office:value-type="float" office:value="-34.536" calcext:value-type="float">
            <text:p>-34.536</text:p>
          </table:table-cell>
          <table:table-cell office:value-type="float" office:value="147.6671" calcext:value-type="float">
            <text:p>147.6671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Source: GA; </text:p>
          </table:table-cell>
          <table:table-cell table:number-columns-repeated="2"/>
          <table:table-cell office:value-type="string" calcext:value-type="string">
            <text:p>A25378;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UN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/>
          <table:table-cell office:value-type="string" calcext:value-type="string">
            <text:p>Junee</text:p>
          </table:table-cell>
          <table:table-cell/>
          <table:table-cell table:style-name="Default"/>
          <table:table-cell/>
          <table:table-cell office:value-type="float" office:value="-34.8359" calcext:value-type="float">
            <text:p>-34.8359</text:p>
          </table:table-cell>
          <table:table-cell office:value-type="float" office:value="147.5079" calcext:value-type="float">
            <text:p>147.5079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Source: GA; </text:p>
          </table:table-cell>
          <table:table-cell table:number-columns-repeated="2"/>
          <table:table-cell office:value-type="string" calcext:value-type="string">
            <text:p>A25379;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AL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/>
          <table:table-cell office:value-type="string" calcext:value-type="string">
            <text:p>Wallendbeen</text:p>
          </table:table-cell>
          <table:table-cell/>
          <table:table-cell table:style-name="Default"/>
          <table:table-cell/>
          <table:table-cell office:value-type="float" office:value="-34.5959" calcext:value-type="float">
            <text:p>-34.5959</text:p>
          </table:table-cell>
          <table:table-cell office:value-type="float" office:value="148.1677" calcext:value-type="float">
            <text:p>148.1677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Source: GA; </text:p>
          </table:table-cell>
          <table:table-cell table:number-columns-repeated="2"/>
          <table:table-cell office:value-type="string" calcext:value-type="string">
            <text:p>A25380;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R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/>
          <table:table-cell office:value-type="string" calcext:value-type="string">
            <text:p>Barmedman</text:p>
          </table:table-cell>
          <table:table-cell/>
          <table:table-cell table:style-name="Default"/>
          <table:table-cell/>
          <table:table-cell office:value-type="float" office:value="-34.1797" calcext:value-type="float">
            <text:p>-34.1797</text:p>
          </table:table-cell>
          <table:table-cell office:value-type="float" office:value="147.4116" calcext:value-type="float">
            <text:p>147.4116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Source: GA; </text:p>
          </table:table-cell>
          <table:table-cell table:number-columns-repeated="2"/>
          <table:table-cell office:value-type="string" calcext:value-type="string">
            <text:p>A25381;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UN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/>
          <table:table-cell office:value-type="string" calcext:value-type="string">
            <text:p>Gunning</text:p>
          </table:table-cell>
          <table:table-cell/>
          <table:table-cell table:style-name="Default"/>
          <table:table-cell/>
          <table:table-cell office:value-type="float" office:value="-34.7672" calcext:value-type="float">
            <text:p>-34.7672</text:p>
          </table:table-cell>
          <table:table-cell office:value-type="float" office:value="149.2954" calcext:value-type="float">
            <text:p>149.2954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Source: GA; </text:p>
          </table:table-cell>
          <table:table-cell table:number-columns-repeated="2"/>
          <table:table-cell office:value-type="string" calcext:value-type="string">
            <text:p>A25382;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UB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/>
          <table:table-cell office:value-type="string" calcext:value-type="string">
            <text:p>Euberta</text:p>
          </table:table-cell>
          <table:table-cell/>
          <table:table-cell table:style-name="Default"/>
          <table:table-cell/>
          <table:table-cell office:value-type="float" office:value="-35.056" calcext:value-type="float">
            <text:p>-35.056</text:p>
          </table:table-cell>
          <table:table-cell office:value-type="float" office:value="147.2324" calcext:value-type="float">
            <text:p>147.2324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Source: GA; </text:p>
          </table:table-cell>
          <table:table-cell table:number-columns-repeated="2"/>
          <table:table-cell office:value-type="string" calcext:value-type="string">
            <text:p>A25383;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L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/>
          <table:table-cell office:value-type="string" calcext:value-type="string">
            <text:p>Collingullie</text:p>
          </table:table-cell>
          <table:table-cell/>
          <table:table-cell table:style-name="Default"/>
          <table:table-cell/>
          <table:table-cell office:value-type="float" office:value="-35.0723" calcext:value-type="float">
            <text:p>-35.0723</text:p>
          </table:table-cell>
          <table:table-cell office:value-type="float" office:value="147.1113" calcext:value-type="float">
            <text:p>147.1113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Source: GA; </text:p>
          </table:table-cell>
          <table:table-cell table:number-columns-repeated="2"/>
          <table:table-cell office:value-type="string" calcext:value-type="string">
            <text:p>A25384;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R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/>
          <table:table-cell office:value-type="string" calcext:value-type="string">
            <text:p>Morongla</text:p>
          </table:table-cell>
          <table:table-cell/>
          <table:table-cell table:style-name="Default"/>
          <table:table-cell/>
          <table:table-cell office:value-type="float" office:value="-34.1067" calcext:value-type="float">
            <text:p>-34.1067</text:p>
          </table:table-cell>
          <table:table-cell office:value-type="float" office:value="148.6678" calcext:value-type="float">
            <text:p>148.6678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Source: GA; </text:p>
          </table:table-cell>
          <table:table-cell table:number-columns-repeated="2"/>
          <table:table-cell office:value-type="string" calcext:value-type="string">
            <text:p>A25385;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ER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/>
          <table:table-cell office:value-type="string" calcext:value-type="string">
            <text:p>Berrigan</text:p>
          </table:table-cell>
          <table:table-cell/>
          <table:table-cell table:style-name="Default"/>
          <table:table-cell/>
          <table:table-cell office:value-type="float" office:value="-33.8416" calcext:value-type="float">
            <text:p>-33.8416</text:p>
          </table:table-cell>
          <table:table-cell office:value-type="float" office:value="147.5757" calcext:value-type="float">
            <text:p>147.5757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Source: GA; </text:p>
          </table:table-cell>
          <table:table-cell table:number-columns-repeated="2"/>
          <table:table-cell office:value-type="string" calcext:value-type="string">
            <text:p>A25386;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/>
          <table:table-cell office:value-type="string" calcext:value-type="string">
            <text:p>Conargo</text:p>
          </table:table-cell>
          <table:table-cell/>
          <table:table-cell table:style-name="Default"/>
          <table:table-cell/>
          <table:table-cell office:value-type="float" office:value="-35.2985" calcext:value-type="float">
            <text:p>-35.2985</text:p>
          </table:table-cell>
          <table:table-cell office:value-type="float" office:value="145.1679" calcext:value-type="float">
            <text:p>145.1679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Source: GA; </text:p>
          </table:table-cell>
          <table:table-cell table:number-columns-repeated="2"/>
          <table:table-cell office:value-type="string" calcext:value-type="string">
            <text:p>A25387;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OLA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/>
          <table:table-cell office:value-type="string" calcext:value-type="string">
            <text:p>Holbrook</text:p>
          </table:table-cell>
          <table:table-cell/>
          <table:table-cell table:style-name="Default"/>
          <table:table-cell/>
          <table:table-cell office:value-type="float" office:value="-35.5679" calcext:value-type="float">
            <text:p>-35.5679</text:p>
          </table:table-cell>
          <table:table-cell office:value-type="float" office:value="147.2737" calcext:value-type="float">
            <text:p>147.2737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Source: GA; </text:p>
          </table:table-cell>
          <table:table-cell table:number-columns-repeated="2"/>
          <table:table-cell office:value-type="string" calcext:value-type="string">
            <text:p>A25388;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ER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/>
          <table:table-cell office:value-type="string" calcext:value-type="string">
            <text:p>Jerra Jerra</text:p>
          </table:table-cell>
          <table:table-cell/>
          <table:table-cell table:style-name="Default"/>
          <table:table-cell/>
          <table:table-cell office:value-type="float" office:value="-35.5437" calcext:value-type="float">
            <text:p>-35.5437</text:p>
          </table:table-cell>
          <table:table-cell office:value-type="float" office:value="147.2736" calcext:value-type="float">
            <text:p>147.2736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Source: GA; </text:p>
          </table:table-cell>
          <table:table-cell table:number-columns-repeated="2"/>
          <table:table-cell office:value-type="string" calcext:value-type="string">
            <text:p>A25389;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OLB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/>
          <table:table-cell office:value-type="string" calcext:value-type="string">
            <text:p>Holbrook</text:p>
          </table:table-cell>
          <table:table-cell/>
          <table:table-cell table:style-name="Default"/>
          <table:table-cell/>
          <table:table-cell office:value-type="float" office:value="-35.6333" calcext:value-type="float">
            <text:p>-35.6333</text:p>
          </table:table-cell>
          <table:table-cell office:value-type="float" office:value="147.3221" calcext:value-type="float">
            <text:p>147.3221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Source: GA; </text:p>
          </table:table-cell>
          <table:table-cell table:number-columns-repeated="2"/>
          <table:table-cell office:value-type="string" calcext:value-type="string">
            <text:p>A25390;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R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/>
          <table:table-cell office:value-type="string" calcext:value-type="string">
            <text:p>Maragle</text:p>
          </table:table-cell>
          <table:table-cell/>
          <table:table-cell table:style-name="Default"/>
          <table:table-cell/>
          <table:table-cell office:value-type="float" office:value="-35.9118" calcext:value-type="float">
            <text:p>-35.9118</text:p>
          </table:table-cell>
          <table:table-cell office:value-type="float" office:value="148.0951" calcext:value-type="float">
            <text:p>148.0951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Source: GA; </text:p>
          </table:table-cell>
          <table:table-cell table:number-columns-repeated="2"/>
          <table:table-cell office:value-type="string" calcext:value-type="string">
            <text:p>A25391;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AB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/>
          <table:table-cell office:value-type="string" calcext:value-type="string">
            <text:p>Walbundrie</text:p>
          </table:table-cell>
          <table:table-cell/>
          <table:table-cell table:style-name="Default"/>
          <table:table-cell/>
          <table:table-cell office:value-type="float" office:value="-35.6856" calcext:value-type="float">
            <text:p>-35.6856</text:p>
          </table:table-cell>
          <table:table-cell office:value-type="float" office:value="146.7222" calcext:value-type="float">
            <text:p>146.7222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Source: GA; </text:p>
          </table:table-cell>
          <table:table-cell table:number-columns-repeated="2"/>
          <table:table-cell office:value-type="string" calcext:value-type="string">
            <text:p>A25392;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H1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unknown</text:p>
          </table:table-cell>
          <table:table-cell/>
          <table:table-cell office:value-type="string" calcext:value-type="string">
            <text:p>unknown</text:p>
          </table:table-cell>
          <table:table-cell office:value-type="string" calcext:value-type="string">
            <text:p>Unknown, from glasshouse</text:p>
          </table:table-cell>
          <table:table-cell table:number-columns-repeated="2"/>
          <table:table-cell table:style-name="Default"/>
          <table:table-cell table:number-columns-repeated="14"/>
        </table:table-row>
        <table:table-row table:style-name="ro1">
          <table:table-cell office:value-type="string" calcext:value-type="string">
            <text:p>GH2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unknown</text:p>
          </table:table-cell>
          <table:table-cell/>
          <table:table-cell office:value-type="string" calcext:value-type="string">
            <text:p>unknown</text:p>
          </table:table-cell>
          <table:table-cell office:value-type="string" calcext:value-type="string">
            <text:p>Unknown, from glasshouse</text:p>
          </table:table-cell>
          <table:table-cell table:number-columns-repeated="2"/>
          <table:table-cell table:style-name="Default"/>
          <table:table-cell table:number-columns-repeated="14"/>
        </table:table-row>
        <table:table-row table:style-name="ro1">
          <table:table-cell office:value-type="string" calcext:value-type="string">
            <text:p>EB510</text:p>
          </table:table-cell>
          <table:table-cell office:value-type="string" calcext:value-type="string">
            <text:p>Biffin</text:p>
          </table:table-cell>
          <table:table-cell table:number-columns-repeated="2" office:value-type="string" calcext:value-type="string">
            <text:p>porosa</text:p>
          </table:table-cell>
          <table:table-cell office:value-type="string" calcext:value-type="string">
            <text:p>Eucalyptus porosa</text:p>
          </table:table-cell>
          <table:table-cell/>
          <table:table-cell office:value-type="string" calcext:value-type="string">
            <text:p>Torrens Gorge</text:p>
          </table:table-cell>
          <table:table-cell/>
          <table:table-cell table:style-name="Default"/>
          <table:table-cell/>
          <table:table-cell office:value-type="float" office:value="34.85926" calcext:value-type="float">
            <text:p>34.85926</text:p>
          </table:table-cell>
          <table:table-cell office:value-type="float" office:value="138.73598" calcext:value-type="float">
            <text:p>138.7359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B515</text:p>
          </table:table-cell>
          <table:table-cell office:value-type="string" calcext:value-type="string">
            <text:p>Biffin</text:p>
          </table:table-cell>
          <table:table-cell table:number-columns-repeated="2" office:value-type="string" calcext:value-type="string">
            <text:p>odorata</text:p>
          </table:table-cell>
          <table:table-cell office:value-type="string" calcext:value-type="string">
            <text:p>Eucalyptus odorata</text:p>
          </table:table-cell>
          <table:table-cell/>
          <table:table-cell office:value-type="string" calcext:value-type="string">
            <text:p>Callington</text:p>
          </table:table-cell>
          <table:table-cell/>
          <table:table-cell table:style-name="Default"/>
          <table:table-cell/>
          <table:table-cell office:value-type="float" office:value="35.0961" calcext:value-type="float">
            <text:p>35.0961</text:p>
          </table:table-cell>
          <table:table-cell office:value-type="float" office:value="138.9629" calcext:value-type="float">
            <text:p>138.962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B519</text:p>
          </table:table-cell>
          <table:table-cell office:value-type="string" calcext:value-type="string">
            <text:p>Biffin</text:p>
          </table:table-cell>
          <table:table-cell table:number-columns-repeated="2" office:value-type="string" calcext:value-type="string">
            <text:p>leucoxylon</text:p>
          </table:table-cell>
          <table:table-cell office:value-type="string" calcext:value-type="string">
            <text:p>Eucalyptus leucoxylon</text:p>
          </table:table-cell>
          <table:table-cell/>
          <table:table-cell office:value-type="string" calcext:value-type="string">
            <text:p>Spring Gully CP</text:p>
          </table:table-cell>
          <table:table-cell/>
          <table:table-cell table:style-name="Default"/>
          <table:table-cell/>
          <table:table-cell office:value-type="float" office:value="33.912544" calcext:value-type="float">
            <text:p>33.912544</text:p>
          </table:table-cell>
          <table:table-cell office:value-type="float" office:value="138.60479" calcext:value-type="float">
            <text:p>138.6047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B521</text:p>
          </table:table-cell>
          <table:table-cell office:value-type="string" calcext:value-type="string">
            <text:p>Biffin</text:p>
          </table:table-cell>
          <table:table-cell table:number-columns-repeated="2" office:value-type="string" calcext:value-type="string">
            <text:p>odorata</text:p>
          </table:table-cell>
          <table:table-cell office:value-type="string" calcext:value-type="string">
            <text:p>Eucalyptus odorata</text:p>
          </table:table-cell>
          <table:table-cell/>
          <table:table-cell office:value-type="string" calcext:value-type="string">
            <text:p>Betaloo</text:p>
          </table:table-cell>
          <table:table-cell/>
          <table:table-cell table:style-name="Default"/>
          <table:table-cell/>
          <table:table-cell office:value-type="float" office:value="33.187045" calcext:value-type="float">
            <text:p>33.187045</text:p>
          </table:table-cell>
          <table:table-cell office:value-type="float" office:value="138.2587" calcext:value-type="float">
            <text:p>138.258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B522</text:p>
          </table:table-cell>
          <table:table-cell office:value-type="string" calcext:value-type="string">
            <text:p>Biffin</text:p>
          </table:table-cell>
          <table:table-cell table:number-columns-repeated="2" office:value-type="string" calcext:value-type="string">
            <text:p>leucoxylon</text:p>
          </table:table-cell>
          <table:table-cell office:value-type="string" calcext:value-type="string">
            <text:p>Eucalyptus leucoxylon</text:p>
          </table:table-cell>
          <table:table-cell office:value-type="string" calcext:value-type="string">
            <text:p>pruinosa</text:p>
          </table:table-cell>
          <table:table-cell office:value-type="string" calcext:value-type="string">
            <text:p>Betaloo</text:p>
          </table:table-cell>
          <table:table-cell/>
          <table:table-cell table:style-name="Default"/>
          <table:table-cell/>
          <table:table-cell office:value-type="float" office:value="33.20288" calcext:value-type="float">
            <text:p>33.20288</text:p>
          </table:table-cell>
          <table:table-cell office:value-type="float" office:value="138.25193" calcext:value-type="float">
            <text:p>138.2519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B523</text:p>
          </table:table-cell>
          <table:table-cell office:value-type="string" calcext:value-type="string">
            <text:p>Biffin</text:p>
          </table:table-cell>
          <table:table-cell table:number-columns-repeated="2" office:value-type="string" calcext:value-type="string">
            <text:p>odorata</text:p>
          </table:table-cell>
          <table:table-cell office:value-type="string" calcext:value-type="string">
            <text:p>Eucalyptus odorata</text:p>
          </table:table-cell>
          <table:table-cell office:value-type="string" calcext:value-type="string">
            <text:p><text:s/>'cajuptea' type</text:p>
          </table:table-cell>
          <table:table-cell office:value-type="string" calcext:value-type="string">
            <text:p>Pitchi Ritchi Pass</text:p>
          </table:table-cell>
          <table:table-cell/>
          <table:table-cell table:style-name="Default"/>
          <table:table-cell/>
          <table:table-cell office:value-type="float" office:value="32.44503" calcext:value-type="float">
            <text:p>32.44503</text:p>
          </table:table-cell>
          <table:table-cell office:value-type="float" office:value="137.9782" calcext:value-type="float">
            <text:p>137.978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B524</text:p>
          </table:table-cell>
          <table:table-cell office:value-type="string" calcext:value-type="string">
            <text:p>Biffin</text:p>
          </table:table-cell>
          <table:table-cell table:number-columns-repeated="2" office:value-type="string" calcext:value-type="string">
            <text:p>leucoxylon</text:p>
          </table:table-cell>
          <table:table-cell office:value-type="string" calcext:value-type="string">
            <text:p>Eucalyptus leucoxylon</text:p>
          </table:table-cell>
          <table:table-cell office:value-type="string" calcext:value-type="string">
            <text:p>pruinosa</text:p>
          </table:table-cell>
          <table:table-cell office:value-type="string" calcext:value-type="string">
            <text:p>Pitchi Ritchi Pass</text:p>
          </table:table-cell>
          <table:table-cell/>
          <table:table-cell table:style-name="Default"/>
          <table:table-cell/>
          <table:table-cell office:value-type="float" office:value="32.3824" calcext:value-type="float">
            <text:p>32.3824</text:p>
          </table:table-cell>
          <table:table-cell office:value-type="float" office:value="137.98374" calcext:value-type="float">
            <text:p>137.9837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B525</text:p>
          </table:table-cell>
          <table:table-cell office:value-type="string" calcext:value-type="string">
            <text:p>Biffin</text:p>
          </table:table-cell>
          <table:table-cell table:number-columns-repeated="2" office:value-type="string" calcext:value-type="string">
            <text:p>porosa</text:p>
          </table:table-cell>
          <table:table-cell office:value-type="string" calcext:value-type="string">
            <text:p>Eucalyptus porosa</text:p>
          </table:table-cell>
          <table:table-cell/>
          <table:table-cell office:value-type="string" calcext:value-type="string">
            <text:p>Dutchmans Stern CP</text:p>
          </table:table-cell>
          <table:table-cell/>
          <table:table-cell table:style-name="Default"/>
          <table:table-cell/>
          <table:table-cell office:value-type="float" office:value="32.29882" calcext:value-type="float">
            <text:p>32.29882</text:p>
          </table:table-cell>
          <table:table-cell office:value-type="float" office:value="137.9858" calcext:value-type="float">
            <text:p>137.985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B526</text:p>
          </table:table-cell>
          <table:table-cell office:value-type="string" calcext:value-type="string">
            <text:p>Biffin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potential hybrid with E. microcarpa</text:p>
          </table:table-cell>
          <table:table-cell office:value-type="string" calcext:value-type="string">
            <text:p>Melrose</text:p>
          </table:table-cell>
          <table:table-cell/>
          <table:table-cell table:style-name="Default"/>
          <table:table-cell/>
          <table:table-cell office:value-type="float" office:value="32.8229" calcext:value-type="float">
            <text:p>32.8229</text:p>
          </table:table-cell>
          <table:table-cell office:value-type="float" office:value="138.1843" calcext:value-type="float">
            <text:p>138.184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B527</text:p>
          </table:table-cell>
          <table:table-cell office:value-type="string" calcext:value-type="string">
            <text:p>Biffin</text:p>
          </table:table-cell>
          <table:table-cell table:number-columns-repeated="2" office:value-type="string" calcext:value-type="string">
            <text:p>microcarpa</text:p>
          </table:table-cell>
          <table:table-cell office:value-type="string" calcext:value-type="string">
            <text:p>Eucalyptus microcarpa</text:p>
          </table:table-cell>
          <table:table-cell/>
          <table:table-cell office:value-type="string" calcext:value-type="string">
            <text:p>Melrose</text:p>
          </table:table-cell>
          <table:table-cell/>
          <table:table-cell table:style-name="Default"/>
          <table:table-cell/>
          <table:table-cell office:value-type="float" office:value="32.8229" calcext:value-type="float">
            <text:p>32.8229</text:p>
          </table:table-cell>
          <table:table-cell office:value-type="float" office:value="138.1843" calcext:value-type="float">
            <text:p>138.184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B528</text:p>
          </table:table-cell>
          <table:table-cell office:value-type="string" calcext:value-type="string">
            <text:p>Biffin</text:p>
          </table:table-cell>
          <table:table-cell table:number-columns-repeated="2" office:value-type="string" calcext:value-type="string">
            <text:p>leucoxylon</text:p>
          </table:table-cell>
          <table:table-cell office:value-type="string" calcext:value-type="string">
            <text:p>Eucalyptus leucoxylon</text:p>
          </table:table-cell>
          <table:table-cell office:value-type="string" calcext:value-type="string">
            <text:p>pruinosa</text:p>
          </table:table-cell>
          <table:table-cell office:value-type="string" calcext:value-type="string">
            <text:p>Mount Remarkable</text:p>
          </table:table-cell>
          <table:table-cell/>
          <table:table-cell table:style-name="Default"/>
          <table:table-cell/>
          <table:table-cell office:value-type="float" office:value="32.725607" calcext:value-type="float">
            <text:p>32.725607</text:p>
          </table:table-cell>
          <table:table-cell office:value-type="float" office:value="138.081843" calcext:value-type="float">
            <text:p>138.08184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B529</text:p>
          </table:table-cell>
          <table:table-cell office:value-type="string" calcext:value-type="string">
            <text:p>Biffin</text:p>
          </table:table-cell>
          <table:table-cell table:number-columns-repeated="2" office:value-type="string" calcext:value-type="string">
            <text:p>microcarpa</text:p>
          </table:table-cell>
          <table:table-cell office:value-type="string" calcext:value-type="string">
            <text:p>Eucalyptus microcarpa</text:p>
          </table:table-cell>
          <table:table-cell/>
          <table:table-cell office:value-type="string" calcext:value-type="string">
            <text:p>Mount Remarkable</text:p>
          </table:table-cell>
          <table:table-cell/>
          <table:table-cell table:style-name="Default"/>
          <table:table-cell/>
          <table:table-cell office:value-type="float" office:value="32.725607" calcext:value-type="float">
            <text:p>32.725607</text:p>
          </table:table-cell>
          <table:table-cell office:value-type="float" office:value="138.081843" calcext:value-type="float">
            <text:p>138.08184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B530</text:p>
          </table:table-cell>
          <table:table-cell office:value-type="string" calcext:value-type="string">
            <text:p>Biffin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Melrose</text:p>
          </table:table-cell>
          <table:table-cell/>
          <table:table-cell table:style-name="Default"/>
          <table:table-cell/>
          <table:table-cell office:value-type="float" office:value="32.85" calcext:value-type="float">
            <text:p>32.85</text:p>
          </table:table-cell>
          <table:table-cell office:value-type="float" office:value="138.18006" calcext:value-type="float">
            <text:p>138.1800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B531</text:p>
          </table:table-cell>
          <table:table-cell office:value-type="string" calcext:value-type="string">
            <text:p>Biffin</text:p>
          </table:table-cell>
          <table:table-cell table:number-columns-repeated="2" office:value-type="string" calcext:value-type="string">
            <text:p>porosa</text:p>
          </table:table-cell>
          <table:table-cell office:value-type="string" calcext:value-type="string">
            <text:p>Eucalyptus porosa</text:p>
          </table:table-cell>
          <table:table-cell/>
          <table:table-cell office:value-type="string" calcext:value-type="string">
            <text:p>Port Germaine Gorge</text:p>
          </table:table-cell>
          <table:table-cell/>
          <table:table-cell table:style-name="Default"/>
          <table:table-cell/>
          <table:table-cell office:value-type="float" office:value="32.987021" calcext:value-type="float">
            <text:p>32.987021</text:p>
          </table:table-cell>
          <table:table-cell office:value-type="float" office:value="138.06658" calcext:value-type="float">
            <text:p>138.0665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B534</text:p>
          </table:table-cell>
          <table:table-cell office:value-type="string" calcext:value-type="string">
            <text:p>Biffin</text:p>
          </table:table-cell>
          <table:table-cell table:number-columns-repeated="2" office:value-type="string" calcext:value-type="string">
            <text:p>microcarpa</text:p>
          </table:table-cell>
          <table:table-cell office:value-type="string" calcext:value-type="string">
            <text:p>Eucalyptus microcarpa</text:p>
          </table:table-cell>
          <table:table-cell/>
          <table:table-cell office:value-type="string" calcext:value-type="string">
            <text:p>Norton Summit</text:p>
          </table:table-cell>
          <table:table-cell/>
          <table:table-cell table:style-name="Default"/>
          <table:table-cell/>
          <table:table-cell office:value-type="float" office:value="35.90853" calcext:value-type="float">
            <text:p>35.90853</text:p>
          </table:table-cell>
          <table:table-cell office:value-type="float" office:value="138.7042" calcext:value-type="float">
            <text:p>138.704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B535</text:p>
          </table:table-cell>
          <table:table-cell office:value-type="string" calcext:value-type="string">
            <text:p>Biffin</text:p>
          </table:table-cell>
          <table:table-cell table:number-columns-repeated="2" office:value-type="string" calcext:value-type="string">
            <text:p>porosa</text:p>
          </table:table-cell>
          <table:table-cell office:value-type="string" calcext:value-type="string">
            <text:p>Eucalyptus porosa</text:p>
          </table:table-cell>
          <table:table-cell/>
          <table:table-cell office:value-type="string" calcext:value-type="string">
            <text:p>Rockleigh</text:p>
          </table:table-cell>
          <table:table-cell/>
          <table:table-cell table:style-name="Default"/>
          <table:table-cell/>
          <table:table-cell office:value-type="float" office:value="34.94037" calcext:value-type="float">
            <text:p>34.94037</text:p>
          </table:table-cell>
          <table:table-cell office:value-type="float" office:value="139.0772" calcext:value-type="float">
            <text:p>139.077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B536</text:p>
          </table:table-cell>
          <table:table-cell office:value-type="string" calcext:value-type="string">
            <text:p>Biffin</text:p>
          </table:table-cell>
          <table:table-cell table:number-columns-repeated="2" office:value-type="string" calcext:value-type="string">
            <text:p>leucoxylon</text:p>
          </table:table-cell>
          <table:table-cell office:value-type="string" calcext:value-type="string">
            <text:p>Euclayptus leucoxylon</text:p>
          </table:table-cell>
          <table:table-cell/>
          <table:table-cell office:value-type="string" calcext:value-type="string">
            <text:p>Mount Torrens</text:p>
          </table:table-cell>
          <table:table-cell/>
          <table:table-cell table:style-name="Default"/>
          <table:table-cell/>
          <table:table-cell office:value-type="float" office:value="34.88304" calcext:value-type="float">
            <text:p>34.88304</text:p>
          </table:table-cell>
          <table:table-cell office:value-type="float" office:value="138.9809" calcext:value-type="float">
            <text:p>138.9809</text:p>
          </table:table-cell>
          <table:table-cell table:number-columns-repeated="11"/>
        </table:table-row>
      </table:table>
      <table:table table:name="spp2series" table:style-name="ta1">
        <office:forms form:automatic-focus="false" form:apply-design-mode="false"/>
        <table:table-column table:style-name="co10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species</text:p>
          </table:table-cell>
          <table:table-cell office:value-type="string" calcext:value-type="string">
            <text:p>species.short</text:p>
          </table:table-cell>
          <table:table-cell office:value-type="string" calcext:value-type="string">
            <text:p>series.short</text:p>
          </table:table-cell>
          <table:table-cell office:value-type="string" calcext:value-type="string">
            <text:p>series</text:p>
          </table:table-cell>
        </table:table-row>
        <table:table-row table:style-name="ro1">
          <table:table-cell office:value-type="string" calcext:value-type="string">
            <text:p>albens</text:p>
          </table:table-cell>
          <table:table-cell office:value-type="string" calcext:value-type="string">
            <text:p>alb</text:p>
          </table:table-cell>
          <table:table-cell office:value-type="string" calcext:value-type="string">
            <text:p>bux</text:p>
          </table:table-cell>
          <table:table-cell office:value-type="string" calcext:value-type="string">
            <text:p>buxeales</text:p>
          </table:table-cell>
        </table:table-row>
        <table:table-row table:style-name="ro1">
          <table:table-cell office:value-type="string" calcext:value-type="string">
            <text:p>albensXmicrocarpa</text:p>
          </table:table-cell>
          <table:table-cell office:value-type="string" calcext:value-type="string">
            <text:p>albXmic</text:p>
          </table:table-cell>
          <table:table-cell office:value-type="string" calcext:value-type="string">
            <text:p>bux</text:p>
          </table:table-cell>
          <table:table-cell office:value-type="string" calcext:value-type="string">
            <text:p>buxeales</text:p>
          </table:table-cell>
        </table:table-row>
        <table:table-row table:style-name="ro1">
          <table:table-cell office:value-type="string" calcext:value-type="string">
            <text:p>baueriana</text:p>
          </table:table-cell>
          <table:table-cell office:value-type="string" calcext:value-type="string">
            <text:p>bau</text:p>
          </table:table-cell>
          <table:table-cell office:value-type="string" calcext:value-type="string">
            <text:p>hetero</text:p>
          </table:table-cell>
          <table:table-cell office:value-type="string" calcext:value-type="string">
            <text:p>heterophloiae</text:p>
          </table:table-cell>
        </table:table-row>
        <table:table-row table:style-name="ro1">
          <table:table-cell office:value-type="string" calcext:value-type="string">
            <text:p>caleyi</text:p>
          </table:table-cell>
          <table:table-cell office:value-type="string" calcext:value-type="string">
            <text:p>cal</text:p>
          </table:table-cell>
          <table:table-cell office:value-type="string" calcext:value-type="string">
            <text:p>rhodox</text:p>
          </table:table-cell>
          <table:table-cell office:value-type="string" calcext:value-type="string">
            <text:p>rhodoxylon</text:p>
          </table:table-cell>
        </table:table-row>
        <table:table-row table:style-name="ro1">
          <table:table-cell office:value-type="string" calcext:value-type="string">
            <text:p>conica</text:p>
          </table:table-cell>
          <table:table-cell office:value-type="string" calcext:value-type="string">
            <text:p>con</text:p>
          </table:table-cell>
          <table:table-cell office:value-type="string" calcext:value-type="string">
            <text:p>hetero</text:p>
          </table:table-cell>
          <table:table-cell office:value-type="string" calcext:value-type="string">
            <text:p>heterophloiae</text:p>
          </table:table-cell>
        </table:table-row>
        <table:table-row table:style-name="ro1">
          <table:table-cell office:value-type="string" calcext:value-type="string">
            <text:p>crebra</text:p>
          </table:table-cell>
          <table:table-cell office:value-type="string" calcext:value-type="string">
            <text:p>creb</text:p>
          </table:table-cell>
          <table:table-cell office:value-type="string" calcext:value-type="string">
            <text:p>sider</text:p>
          </table:table-cell>
          <table:table-cell office:value-type="string" calcext:value-type="string">
            <text:p>siderophloiae</text:p>
          </table:table-cell>
        </table:table-row>
        <table:table-row table:style-name="ro1">
          <table:table-cell office:value-type="string" calcext:value-type="string">
            <text:p>fibrosa</text:p>
          </table:table-cell>
          <table:table-cell office:value-type="string" calcext:value-type="string">
            <text:p>fib</text:p>
          </table:table-cell>
          <table:table-cell office:value-type="string" calcext:value-type="string">
            <text:p>sider</text:p>
          </table:table-cell>
          <table:table-cell office:value-type="string" calcext:value-type="string">
            <text:p>siderophloiae</text:p>
          </table:table-cell>
        </table:table-row>
        <table:table-row table:style-name="ro1">
          <table:table-cell office:value-type="string" calcext:value-type="string">
            <text:p>largiflorens</text:p>
          </table:table-cell>
          <table:table-cell office:value-type="string" calcext:value-type="string">
            <text:p>larg</text:p>
          </table:table-cell>
          <table:table-cell office:value-type="string" calcext:value-type="string">
            <text:p>bux</text:p>
          </table:table-cell>
          <table:table-cell office:value-type="string" calcext:value-type="string">
            <text:p>buxeales</text:p>
          </table:table-cell>
        </table:table-row>
        <table:table-row table:style-name="ro1">
          <table:table-cell office:value-type="string" calcext:value-type="string">
            <text:p>leucoxylon</text:p>
          </table:table-cell>
          <table:table-cell office:value-type="string" calcext:value-type="string">
            <text:p>leuc</text:p>
          </table:table-cell>
          <table:table-cell office:value-type="string" calcext:value-type="string">
            <text:p>mellio</text:p>
          </table:table-cell>
          <table:table-cell office:value-type="string" calcext:value-type="string">
            <text:p>melliodorae</text:p>
          </table:table-cell>
        </table:table-row>
        <table:table-row table:style-name="ro1">
          <table:table-cell office:value-type="string" calcext:value-type="string">
            <text:p>melliodora</text:p>
          </table:table-cell>
          <table:table-cell office:value-type="string" calcext:value-type="string">
            <text:p>mel</text:p>
          </table:table-cell>
          <table:table-cell office:value-type="string" calcext:value-type="string">
            <text:p>mellio</text:p>
          </table:table-cell>
          <table:table-cell office:value-type="string" calcext:value-type="string">
            <text:p>melliodorae</text:p>
          </table:table-cell>
        </table:table-row>
        <table:table-row table:style-name="ro1">
          <table:table-cell office:value-type="string" calcext:value-type="string">
            <text:p>microcarpa</text:p>
          </table:table-cell>
          <table:table-cell office:value-type="string" calcext:value-type="string">
            <text:p>mic</text:p>
          </table:table-cell>
          <table:table-cell office:value-type="string" calcext:value-type="string">
            <text:p>bux</text:p>
          </table:table-cell>
          <table:table-cell office:value-type="string" calcext:value-type="string">
            <text:p>buxeales</text:p>
          </table:table-cell>
        </table:table-row>
        <table:table-row table:style-name="ro1">
          <table:table-cell office:value-type="string" calcext:value-type="string">
            <text:p>moluccana</text:p>
          </table:table-cell>
          <table:table-cell office:value-type="string" calcext:value-type="string">
            <text:p>mol</text:p>
          </table:table-cell>
          <table:table-cell office:value-type="string" calcext:value-type="string">
            <text:p>bux</text:p>
          </table:table-cell>
          <table:table-cell office:value-type="string" calcext:value-type="string">
            <text:p>buxeales</text:p>
          </table:table-cell>
        </table:table-row>
        <table:table-row table:style-name="ro1">
          <table:table-cell office:value-type="string" calcext:value-type="string">
            <text:p>odorata</text:p>
          </table:table-cell>
          <table:table-cell office:value-type="string" calcext:value-type="string">
            <text:p>odo</text:p>
          </table:table-cell>
          <table:table-cell office:value-type="string" calcext:value-type="string">
            <text:p>bux</text:p>
          </table:table-cell>
          <table:table-cell office:value-type="string" calcext:value-type="string">
            <text:p>buxeales</text:p>
          </table:table-cell>
        </table:table-row>
        <table:table-row table:style-name="ro1">
          <table:table-cell office:value-type="string" calcext:value-type="string">
            <text:p>pilligaensis</text:p>
          </table:table-cell>
          <table:table-cell office:value-type="string" calcext:value-type="string">
            <text:p>pill</text:p>
          </table:table-cell>
          <table:table-cell office:value-type="string" calcext:value-type="string">
            <text:p>bux</text:p>
          </table:table-cell>
          <table:table-cell office:value-type="string" calcext:value-type="string">
            <text:p>buxeales</text:p>
          </table:table-cell>
        </table:table-row>
        <table:table-row table:style-name="ro1">
          <table:table-cell office:value-type="string" calcext:value-type="string">
            <text:p>polyanthemos</text:p>
          </table:table-cell>
          <table:table-cell office:value-type="string" calcext:value-type="string">
            <text:p>poly</text:p>
          </table:table-cell>
          <table:table-cell office:value-type="string" calcext:value-type="string">
            <text:p>hetero</text:p>
          </table:table-cell>
          <table:table-cell office:value-type="string" calcext:value-type="string">
            <text:p>heterophloiae</text:p>
          </table:table-cell>
        </table:table-row>
        <table:table-row table:style-name="ro1">
          <table:table-cell office:value-type="string" calcext:value-type="string">
            <text:p>populnea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bux</text:p>
          </table:table-cell>
          <table:table-cell office:value-type="string" calcext:value-type="string">
            <text:p>buxeales</text:p>
          </table:table-cell>
        </table:table-row>
        <table:table-row table:style-name="ro1">
          <table:table-cell office:value-type="string" calcext:value-type="string">
            <text:p>porosa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bux</text:p>
          </table:table-cell>
          <table:table-cell office:value-type="string" calcext:value-type="string">
            <text:p>buxeales</text:p>
          </table:table-cell>
        </table:table-row>
        <table:table-row table:style-name="ro1">
          <table:table-cell office:value-type="string" calcext:value-type="string">
            <text:p>sideroxylon</text:p>
          </table:table-cell>
          <table:table-cell office:value-type="string" calcext:value-type="string">
            <text:p>sider</text:p>
          </table:table-cell>
          <table:table-cell office:value-type="string" calcext:value-type="string">
            <text:p>mellio</text:p>
          </table:table-cell>
          <table:table-cell office:value-type="string" calcext:value-type="string">
            <text:p>melliodorae</text:p>
          </table:table-cell>
        </table:table-row>
        <table:table-row table:style-name="ro1">
          <table:table-cell office:value-type="string" calcext:value-type="string">
            <text:p>sideroxylonXmelliodora</text:p>
          </table:table-cell>
          <table:table-cell office:value-type="string" calcext:value-type="string">
            <text:p>sidXmel</text:p>
          </table:table-cell>
          <table:table-cell office:value-type="string" calcext:value-type="string">
            <text:p>mellio</text:p>
          </table:table-cell>
          <table:table-cell office:value-type="string" calcext:value-type="string">
            <text:p>melliodorae</text:p>
          </table:table-cell>
        </table:table-row>
        <table:table-row table:style-name="ro1">
          <table:table-cell office:value-type="string" calcext:value-type="string">
            <text:p>sideroxylonXmicrocarpa</text:p>
          </table:table-cell>
          <table:table-cell office:value-type="string" calcext:value-type="string">
            <text:p>sidXmic</text:p>
          </table:table-cell>
          <table:table-cell office:value-type="string" calcext:value-type="string">
            <text:p>mellio</text:p>
          </table:table-cell>
          <table:table-cell office:value-type="string" calcext:value-type="string">
            <text:p>melliodorae</text:p>
          </table:table-cell>
        </table:table-row>
        <table:table-row table:style-name="ro1">
          <table:table-cell office:value-type="string" calcext:value-type="string">
            <text:p>sideroxylonXmoluccana</text:p>
          </table:table-cell>
          <table:table-cell office:value-type="string" calcext:value-type="string">
            <text:p>sidXmol</text:p>
          </table:table-cell>
          <table:table-cell office:value-type="string" calcext:value-type="string">
            <text:p>mellio</text:p>
          </table:table-cell>
          <table:table-cell office:value-type="string" calcext:value-type="string">
            <text:p>melliodorae</text:p>
          </table:table-cell>
        </table:table-row>
        <table:table-row table:style-name="ro1">
          <table:table-cell office:value-type="string" calcext:value-type="string">
            <text:p>tricarpa</text:p>
          </table:table-cell>
          <table:table-cell office:value-type="string" calcext:value-type="string">
            <text:p>tri</text:p>
          </table:table-cell>
          <table:table-cell office:value-type="string" calcext:value-type="string">
            <text:p>mellio</text:p>
          </table:table-cell>
          <table:table-cell office:value-type="string" calcext:value-type="string">
            <text:p>melliodorae</text:p>
          </table:table-cell>
        </table:table-row>
        <table:table-row table:style-name="ro1">
          <table:table-cell office:value-type="string" calcext:value-type="string">
            <text:p>woollsiana</text:p>
          </table:table-cell>
          <table:table-cell office:value-type="string" calcext:value-type="string">
            <text:p>wool</text:p>
          </table:table-cell>
          <table:table-cell office:value-type="string" calcext:value-type="string">
            <text:p>bux</text:p>
          </table:table-cell>
          <table:table-cell office:value-type="string" calcext:value-type="string">
            <text:p>buxeales</text:p>
          </table:table-cell>
        </table:table-row>
      </table:table>
      <table:named-expressions/>
      <table:database-ranges>
        <table:database-range table:name="__Anonymous_Sheet_DB__0" table:target-range-address="libname2sample.A1:libname2sample.AMJ1048576">
          <table:sort>
            <table:sort-by table:field-number="2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/>
      <number:text>.</number:text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3">
      <number:number number:decimal-places="5" loext:min-decimal-places="5" number:min-integer-digits="1"/>
    </number:number-style>
    <number:number-style style:name="N114">
      <number:number number:decimal-places="1" loext:min-decimal-places="1" number:min-integer-digits="1"/>
    </number:number-style>
    <number:number-style style:name="N115">
      <number:number number:decimal-places="3" loext:min-decimal-places="3" number:min-integer-digits="1"/>
    </number:number-style>
    <number:number-style style:name="N116">
      <number:number number:decimal-places="4" loext:min-decimal-places="4" number:min-integer-digits="1"/>
    </number:number-style>
    <number:time-style style:name="N117">
      <number:minutes number:style="long"/>
      <number:text>:</number:text>
      <number:seconds number:style="long" number:decimal-places="1"/>
    </number:time-style>
    <number:date-style style:name="N10109" number:language="en" number:country="AU">
      <number:day/>
      <number:text>/</number:text>
      <number:month number:style="long"/>
      <number:text>/</number:text>
      <number:year number:style="long"/>
    </number:date-style>
    <number:date-style style:name="N10110" number:language="en" number:country="AU">
      <number:day/>
      <number:text>-</number:text>
      <number:month number:textual="true"/>
      <number:text>-</number:text>
      <number:year/>
    </number:date-style>
    <number:date-style style:name="N10111" number:language="en" number:country="AU">
      <number:day/>
      <number:text>-</number:text>
      <number:month number:textual="true"/>
    </number:date-style>
    <number:date-style style:name="N10112" number:language="en" number:country="AU">
      <number:month number:textual="true"/>
      <number:text>-</number:text>
      <number:year/>
    </number:date-style>
    <number:time-style style:name="N10113" number:language="en" number:country="AU">
      <number:hours/>
      <number:text>:</number:text>
      <number:minutes number:style="long"/>
      <number:text> </number:text>
      <number:am-pm/>
    </number:time-style>
    <number:time-style style:name="N10114" number:language="en" number:country="A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en" number:country="AU">
      <number:hours/>
      <number:text>:</number:text>
      <number:minutes number:style="long"/>
    </number:time-style>
    <number:time-style style:name="N10116" number:language="en" number:country="AU">
      <number:hours/>
      <number:text>:</number:text>
      <number:minutes number:style="long"/>
      <number:text>:</number:text>
      <number:seconds number:style="long"/>
    </number:time-style>
    <number:date-style style:name="N10117" number:language="en" number:country="AU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en" number:country="AU">
      <number:number number:decimal-places="0" loext:min-decimal-places="0" number:min-integer-digits="1" number:grouping="true"/>
    </number:number-style>
    <number:number-style style:name="N10118" number:language="en" number:country="AU"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AU">
      <number:number number:decimal-places="0" loext:min-decimal-places="0" number:min-integer-digits="1" number:grouping="true"/>
    </number:number-style>
    <number:number-style style:name="N10119" number:language="en" number:country="AU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9P0"/>
    </number:number-style>
    <number:number-style style:name="N10120P0" style:volatile="true" number:language="en" number:country="AU">
      <number:number number:decimal-places="2" loext:min-decimal-places="2" number:min-integer-digits="1" number:grouping="true"/>
    </number:number-style>
    <number:number-style style:name="N10120" number:language="en" number:country="AU"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en" number:country="AU">
      <number:number number:decimal-places="2" loext:min-decimal-places="2" number:min-integer-digits="1" number:grouping="true"/>
    </number:number-style>
    <number:number-style style:name="N10121" number:language="en" number:country="AU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1P0"/>
    </number:number-style>
    <number:number-style style:name="N10125P0" style:volatile="true" number:language="en" number:country="AU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1" style:volatile="true" number:language="en" number:country="AU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2" style:volatile="true" number:language="en" number:country="AU">
      <loext:text> </loext:text>
      <loext:fill-character> </loext:fill-character>
      <number:text>- </number:text>
    </number:number-style>
    <number:text-style style:name="N10125" number:language="en" number:country="AU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currency-style style:name="N10129P0" style:volatile="true" number:language="en" number:country="AU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9P1" style:volatile="true" number:language="en" number:country="AU">
      <number:text>-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9P2" style:volatile="true" number:language="en" number:country="AU">
      <number:currency-symbol/>
      <loext:fill-character> </loext:fill-character>
      <number:text>- </number:text>
    </number:currency-style>
    <number:text-style style:name="N10129" number:language="en" number:country="AU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en" number:country="AU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1" style:volatile="true" number:language="en" number:country="AU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2" style:volatile="true" number:language="en" number:country="AU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3" number:language="en" number:country="AU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currency-style style:name="N10137P0" style:volatile="true" number:language="en" number:country="AU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7P1" style:volatile="true" number:language="en" number:country="AU">
      <number:text>-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7P2" style:volatile="true" number:language="en" number:country="AU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7" number:language="en" number:country="AU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AU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8P1" style:volatile="true" number:language="en" number:country="AU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8P2" style:volatile="true" number:language="en" number:country="AU">
      <loext:text> </loext:text>
      <loext:fill-character> </loext:fill-character>
      <number:text>- </number:text>
    </number:number-style>
    <number:text-style style:name="N10138" number:language="en" number:country="AU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AU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9P1" style:volatile="true" number:language="en" number:country="AU">
      <number:text>-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9P2" style:volatile="true" number:language="en" number:country="AU">
      <number:text> </number:text>
      <number:currency-symbol/>
      <loext:fill-character> </loext:fill-character>
      <number:text>- </number:text>
    </number:currency-style>
    <number:text-style style:name="N10139" number:language="en" number:country="AU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number-style style:name="N10140P0" style:volatile="true" number:language="en" number:country="AU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0P1" style:volatile="true" number:language="en" number:country="AU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0P2" style:volatile="true" number:language="en" number:country="AU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0" number:language="en" number:country="AU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number:currency-style style:name="N10141P0" style:volatile="true" number:language="en" number:country="AU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41P1" style:volatile="true" number:language="en" number:country="AU">
      <number:text>-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41P2" style:volatile="true" number:language="en" number:country="AU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41" number:language="en" number:country="AU">
      <number:text> </number:text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2-06">00/00/0000</text:date>, <text:time style:data-style-name="N2" text:time-value="13:10:21.97696441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2-06T20:57:59.036016172</dc:date>
    <dc:creator>Kevin Murray</dc:creator>
    <meta:editing-duration>PT7H47M38S</meta:editing-duration>
    <meta:editing-cycles>24</meta:editing-cycles>
    <meta:generator>LibreOffice/5.4.4.2$Linux_X86_64 LibreOffice_project/40m0$Build-2</meta:generator>
    <meta:document-statistic meta:table-count="3" meta:cell-count="21152" meta:object-count="0"/>
  </office:meta>
</office:document-meta>
</file>